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ta_extref" style:family="table">
      <style:table-properties table:display="false"/>
    </style:style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-0.569446316448294">
            <text:p>-0.57</text:p>
          </table:table-cell>
          <table:table-cell table:formula="of:=[.A1]*10+1" office:value-type="float" office:value="-4.69446316448294">
            <text:p>-4.69</text:p>
          </table:table-cell>
          <table:table-cell table:formula="of:=MEDIAN([.B1:.B3316])" office:value-type="float" office:value="0.715625847476268">
            <text:p>0.72</text:p>
          </table:table-cell>
          <table:table-cell office:value-type="float" office:value="1">
            <text:p>1</text:p>
          </table:table-cell>
          <table:table-cell table:formula="of:=[.D1]/100" office:value-type="float" office:value="0.01">
            <text:p>0.01</text:p>
          </table:table-cell>
          <table:table-cell table:formula="of:=PERCENTILE([.C1:.C3316];[.E1])" office:value-type="float" office:value="-0.160743899072054">
            <text:p>-0.16</text:p>
          </table:table-cell>
          <table:table-cell table:formula="of:=MODE([.F1:.F100])" office:value-type="float" office:value="0.737158398626961">
            <text:p>0.74</text:p>
          </table:table-cell>
        </table:table-row>
        <table:table-row table:style-name="ro1">
          <table:table-cell office:value-type="float" office:value="0.76066792344965">
            <text:p>0.76</text:p>
          </table:table-cell>
          <table:table-cell table:formula="of:=[.A2]*10+1" office:value-type="float" office:value="8.6066792344965">
            <text:p>8.61</text:p>
          </table:table-cell>
          <table:table-cell table:formula="of:=MEDIAN([.B2:.B3317])" office:value-type="float" office:value="0.72692558784863">
            <text:p>0.73</text:p>
          </table:table-cell>
          <table:table-cell office:value-type="float" office:value="2">
            <text:p>2</text:p>
          </table:table-cell>
          <table:table-cell table:formula="of:=[.D2]/100" office:value-type="float" office:value="0.02">
            <text:p>0.02</text:p>
          </table:table-cell>
          <table:table-cell table:formula="of:=PERCENTILE([.C2:.C3317];[.E2])" office:value-type="float" office:value="-0.0473521809660038">
            <text:p>-0.0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762970303322031">
            <text:p>0.76</text:p>
          </table:table-cell>
          <table:table-cell table:formula="of:=[.A3]*10+1" office:value-type="float" office:value="8.62970303322031">
            <text:p>8.63</text:p>
          </table:table-cell>
          <table:table-cell table:formula="of:=MEDIAN([.B3:.B3318])" office:value-type="float" office:value="0.715625847476268">
            <text:p>0.72</text:p>
          </table:table-cell>
          <table:table-cell office:value-type="float" office:value="3">
            <text:p>3</text:p>
          </table:table-cell>
          <table:table-cell table:formula="of:=[.D3]/100" office:value-type="float" office:value="0.03">
            <text:p>0.03</text:p>
          </table:table-cell>
          <table:table-cell table:formula="of:=PERCENTILE([.C3:.C3318];[.E3])" office:value-type="float" office:value="0.337534457903053">
            <text:p>0.34</text:p>
          </table:table-cell>
          <table:table-cell/>
        </table:table-row>
        <table:table-row table:style-name="ro1">
          <table:table-cell office:value-type="float" office:value="0.82894667592891">
            <text:p>0.83</text:p>
          </table:table-cell>
          <table:table-cell table:formula="of:=[.A4]*10+1" office:value-type="float" office:value="9.2894667592891">
            <text:p>9.29</text:p>
          </table:table-cell>
          <table:table-cell table:formula="of:=MEDIAN([.B4:.B3319])" office:value-type="float" office:value="0.704326107103906">
            <text:p>0.7</text:p>
          </table:table-cell>
          <table:table-cell office:value-type="float" office:value="4">
            <text:p>4</text:p>
          </table:table-cell>
          <table:table-cell table:formula="of:=[.D4]/100" office:value-type="float" office:value="0.04">
            <text:p>0.04</text:p>
          </table:table-cell>
          <table:table-cell table:formula="of:=PERCENTILE([.C4:.C3319];[.E4])" office:value-type="float" office:value="0.466074427971984">
            <text:p>0.47</text:p>
          </table:table-cell>
          <table:table-cell/>
        </table:table-row>
        <table:table-row table:style-name="ro1">
          <table:table-cell office:value-type="float" office:value="-0.448193013178892">
            <text:p>-0.45</text:p>
          </table:table-cell>
          <table:table-cell table:formula="of:=[.A5]*10+1" office:value-type="float" office:value="-3.48193013178892">
            <text:p>-3.48</text:p>
          </table:table-cell>
          <table:table-cell table:formula="of:=MEDIAN([.B5:.B3320])" office:value-type="float" office:value="0.701695555619977">
            <text:p>0.7</text:p>
          </table:table-cell>
          <table:table-cell office:value-type="float" office:value="5">
            <text:p>5</text:p>
          </table:table-cell>
          <table:table-cell table:formula="of:=[.D5]/100" office:value-type="float" office:value="0.05">
            <text:p>0.05</text:p>
          </table:table-cell>
          <table:table-cell table:formula="of:=PERCENTILE([.C5:.C3320];[.E5])" office:value-type="float" office:value="0.468358362970353">
            <text:p>0.47</text:p>
          </table:table-cell>
          <table:table-cell/>
        </table:table-row>
        <table:table-row table:style-name="ro1">
          <table:table-cell office:value-type="float" office:value="0.59118638547606">
            <text:p>0.59</text:p>
          </table:table-cell>
          <table:table-cell table:formula="of:=[.A6]*10+1" office:value-type="float" office:value="6.9118638547606">
            <text:p>6.91</text:p>
          </table:table-cell>
          <table:table-cell table:formula="of:=MEDIAN([.B6:.B3321])" office:value-type="float" office:value="0.704326107103906">
            <text:p>0.7</text:p>
          </table:table-cell>
          <table:table-cell office:value-type="float" office:value="6">
            <text:p>6</text:p>
          </table:table-cell>
          <table:table-cell table:formula="of:=[.D6]/100" office:value-type="float" office:value="0.06">
            <text:p>0.06</text:p>
          </table:table-cell>
          <table:table-cell table:formula="of:=PERCENTILE([.C6:.C3321];[.E6])" office:value-type="float" office:value="0.468358362970353">
            <text:p>0.47</text:p>
          </table:table-cell>
          <table:table-cell/>
        </table:table-row>
        <table:table-row table:style-name="ro1">
          <table:table-cell office:value-type="float" office:value="-0.174136731833937">
            <text:p>-0.17</text:p>
          </table:table-cell>
          <table:table-cell table:formula="of:=[.A7]*10+1" office:value-type="float" office:value="-0.741367318339373">
            <text:p>-0.74</text:p>
          </table:table-cell>
          <table:table-cell table:formula="of:=MEDIAN([.B7:.B3322])" office:value-type="float" office:value="0.701695555619977">
            <text:p>0.7</text:p>
          </table:table-cell>
          <table:table-cell office:value-type="float" office:value="7">
            <text:p>7</text:p>
          </table:table-cell>
          <table:table-cell table:formula="of:=[.D7]/100" office:value-type="float" office:value="0.07">
            <text:p>0.07</text:p>
          </table:table-cell>
          <table:table-cell table:formula="of:=PERCENTILE([.C7:.C3322];[.E7])" office:value-type="float" office:value="0.487325495205158">
            <text:p>0.49</text:p>
          </table:table-cell>
          <table:table-cell/>
        </table:table-row>
        <table:table-row table:style-name="ro1">
          <table:table-cell office:value-type="float" office:value="-0.600711098066153">
            <text:p>-0.6</text:p>
          </table:table-cell>
          <table:table-cell table:formula="of:=[.A8]*10+1" office:value-type="float" office:value="-5.00711098066153">
            <text:p>-5.01</text:p>
          </table:table-cell>
          <table:table-cell table:formula="of:=MEDIAN([.B8:.B3323])" office:value-type="float" office:value="0.704326107103906">
            <text:p>0.7</text:p>
          </table:table-cell>
          <table:table-cell office:value-type="float" office:value="8">
            <text:p>8</text:p>
          </table:table-cell>
          <table:table-cell table:formula="of:=[.D8]/100" office:value-type="float" office:value="0.08">
            <text:p>0.08</text:p>
          </table:table-cell>
          <table:table-cell table:formula="of:=PERCENTILE([.C8:.C3323];[.E8])" office:value-type="float" office:value="0.501256397367195">
            <text:p>0.5</text:p>
          </table:table-cell>
          <table:table-cell/>
        </table:table-row>
        <table:table-row table:style-name="ro1">
          <table:table-cell office:value-type="float" office:value="0.334418488541013">
            <text:p>0.33</text:p>
          </table:table-cell>
          <table:table-cell table:formula="of:=[.A9]*10+1" office:value-type="float" office:value="4.34418488541013">
            <text:p>4.34</text:p>
          </table:table-cell>
          <table:table-cell table:formula="of:=MEDIAN([.B9:.B3324])" office:value-type="float" office:value="0.715625847476268">
            <text:p>0.72</text:p>
          </table:table-cell>
          <table:table-cell office:value-type="float" office:value="9">
            <text:p>9</text:p>
          </table:table-cell>
          <table:table-cell table:formula="of:=[.D9]/100" office:value-type="float" office:value="0.09">
            <text:p>0.09</text:p>
          </table:table-cell>
          <table:table-cell table:formula="of:=PERCENTILE([.C9:.C3324];[.E9])" office:value-type="float" office:value="0.504008692441595">
            <text:p>0.5</text:p>
          </table:table-cell>
          <table:table-cell/>
        </table:table-row>
        <table:table-row table:style-name="ro1">
          <table:table-cell office:value-type="float" office:value="0.778735131256975">
            <text:p>0.78</text:p>
          </table:table-cell>
          <table:table-cell table:formula="of:=[.A10]*10+1" office:value-type="float" office:value="8.78735131256975">
            <text:p>8.79</text:p>
          </table:table-cell>
          <table:table-cell table:formula="of:=MEDIAN([.B10:.B3325])" office:value-type="float" office:value="0.704326107103906">
            <text:p>0.7</text:p>
          </table:table-cell>
          <table:table-cell office:value-type="float" office:value="10">
            <text:p>10</text:p>
          </table:table-cell>
          <table:table-cell table:formula="of:=[.D10]/100" office:value-type="float" office:value="0.1">
            <text:p>0.1</text:p>
          </table:table-cell>
          <table:table-cell table:formula="of:=PERCENTILE([.C10:.C3325];[.E10])" office:value-type="float" office:value="0.510712514700686">
            <text:p>0.51</text:p>
          </table:table-cell>
          <table:table-cell/>
        </table:table-row>
        <table:table-row table:style-name="ro1">
          <table:table-cell office:value-type="float" office:value="-0.694064944780486">
            <text:p>-0.69</text:p>
          </table:table-cell>
          <table:table-cell table:formula="of:=[.A11]*10+1" office:value-type="float" office:value="-5.94064944780486">
            <text:p>-5.94</text:p>
          </table:table-cell>
          <table:table-cell table:formula="of:=MEDIAN([.B11:.B3326])" office:value-type="float" office:value="0.701695555619977">
            <text:p>0.7</text:p>
          </table:table-cell>
          <table:table-cell office:value-type="float" office:value="11">
            <text:p>11</text:p>
          </table:table-cell>
          <table:table-cell table:formula="of:=[.D11]/100" office:value-type="float" office:value="0.11">
            <text:p>0.11</text:p>
          </table:table-cell>
          <table:table-cell table:formula="of:=PERCENTILE([.C11:.C3326];[.E11])" office:value-type="float" office:value="0.517159734755055">
            <text:p>0.52</text:p>
          </table:table-cell>
          <table:table-cell/>
        </table:table-row>
        <table:table-row table:style-name="ro1">
          <table:table-cell office:value-type="float" office:value="0.567813133725859">
            <text:p>0.57</text:p>
          </table:table-cell>
          <table:table-cell table:formula="of:=[.A12]*10+1" office:value-type="float" office:value="6.67813133725859">
            <text:p>6.68</text:p>
          </table:table-cell>
          <table:table-cell table:formula="of:=MEDIAN([.B12:.B3327])" office:value-type="float" office:value="0.704326107103906">
            <text:p>0.7</text:p>
          </table:table-cell>
          <table:table-cell office:value-type="float" office:value="12">
            <text:p>12</text:p>
          </table:table-cell>
          <table:table-cell table:formula="of:=[.D12]/100" office:value-type="float" office:value="0.12">
            <text:p>0.12</text:p>
          </table:table-cell>
          <table:table-cell table:formula="of:=PERCENTILE([.C12:.C3327];[.E12])" office:value-type="float" office:value="0.517416336959778">
            <text:p>0.52</text:p>
          </table:table-cell>
          <table:table-cell/>
        </table:table-row>
        <table:table-row table:style-name="ro1">
          <table:table-cell office:value-type="float" office:value="0.835773556934037">
            <text:p>0.84</text:p>
          </table:table-cell>
          <table:table-cell table:formula="of:=[.A13]*10+1" office:value-type="float" office:value="9.35773556934037">
            <text:p>9.36</text:p>
          </table:table-cell>
          <table:table-cell table:formula="of:=MEDIAN([.B13:.B3328])" office:value-type="float" office:value="0.701695555619977">
            <text:p>0.7</text:p>
          </table:table-cell>
          <table:table-cell office:value-type="float" office:value="13">
            <text:p>13</text:p>
          </table:table-cell>
          <table:table-cell table:formula="of:=[.D13]/100" office:value-type="float" office:value="0.13">
            <text:p>0.13</text:p>
          </table:table-cell>
          <table:table-cell table:formula="of:=PERCENTILE([.C13:.C3328];[.E13])" office:value-type="float" office:value="0.517416336959778">
            <text:p>0.52</text:p>
          </table:table-cell>
          <table:table-cell/>
        </table:table-row>
        <table:table-row table:style-name="ro1">
          <table:table-cell office:value-type="float" office:value="-0.39238585138976">
            <text:p>-0.39</text:p>
          </table:table-cell>
          <table:table-cell table:formula="of:=[.A14]*10+1" office:value-type="float" office:value="-2.9238585138976">
            <text:p>-2.92</text:p>
          </table:table-cell>
          <table:table-cell table:formula="of:=MEDIAN([.B14:.B3329])" office:value-type="float" office:value="0.699065004136049">
            <text:p>0.7</text:p>
          </table:table-cell>
          <table:table-cell office:value-type="float" office:value="14">
            <text:p>14</text:p>
          </table:table-cell>
          <table:table-cell table:formula="of:=[.D14]/100" office:value-type="float" office:value="0.14">
            <text:p>0.14</text:p>
          </table:table-cell>
          <table:table-cell table:formula="of:=PERCENTILE([.C14:.C3329];[.E14])" office:value-type="float" office:value="0.520781229011548">
            <text:p>0.52</text:p>
          </table:table-cell>
          <table:table-cell/>
        </table:table-row>
        <table:table-row table:style-name="ro1">
          <table:table-cell office:value-type="float" office:value="0.140030062390923">
            <text:p>0.14</text:p>
          </table:table-cell>
          <table:table-cell table:formula="of:=[.A15]*10+1" office:value-type="float" office:value="2.40030062390923">
            <text:p>2.4</text:p>
          </table:table-cell>
          <table:table-cell table:formula="of:=MEDIAN([.B15:.B3330])" office:value-type="float" office:value="0.701695555619977">
            <text:p>0.7</text:p>
          </table:table-cell>
          <table:table-cell office:value-type="float" office:value="15">
            <text:p>15</text:p>
          </table:table-cell>
          <table:table-cell table:formula="of:=[.D15]/100" office:value-type="float" office:value="0.15">
            <text:p>0.15</text:p>
          </table:table-cell>
          <table:table-cell table:formula="of:=PERCENTILE([.C15:.C3330];[.E15])" office:value-type="float" office:value="0.524146121063319">
            <text:p>0.52</text:p>
          </table:table-cell>
          <table:table-cell/>
        </table:table-row>
        <table:table-row table:style-name="ro1">
          <table:table-cell office:value-type="float" office:value="0.332335623314752">
            <text:p>0.33</text:p>
          </table:table-cell>
          <table:table-cell table:formula="of:=[.A16]*10+1" office:value-type="float" office:value="4.32335623314752">
            <text:p>4.32</text:p>
          </table:table-cell>
          <table:table-cell table:formula="of:=MEDIAN([.B16:.B3331])" office:value-type="float" office:value="0.699065004136049">
            <text:p>0.7</text:p>
          </table:table-cell>
          <table:table-cell office:value-type="float" office:value="16">
            <text:p>16</text:p>
          </table:table-cell>
          <table:table-cell table:formula="of:=[.D16]/100" office:value-type="float" office:value="0.16">
            <text:p>0.16</text:p>
          </table:table-cell>
          <table:table-cell table:formula="of:=PERCENTILE([.C16:.C3331];[.E16])" office:value-type="float" office:value="0.524146121063319">
            <text:p>0.52</text:p>
          </table:table-cell>
          <table:table-cell/>
        </table:table-row>
        <table:table-row table:style-name="ro1">
          <table:table-cell office:value-type="float" office:value="0.535563028213878">
            <text:p>0.54</text:p>
          </table:table-cell>
          <table:table-cell table:formula="of:=[.A17]*10+1" office:value-type="float" office:value="6.35563028213878">
            <text:p>6.36</text:p>
          </table:table-cell>
          <table:table-cell table:formula="of:=MEDIAN([.B17:.B3332])" office:value-type="float" office:value="0.69835370157821">
            <text:p>0.7</text:p>
          </table:table-cell>
          <table:table-cell office:value-type="float" office:value="17">
            <text:p>17</text:p>
          </table:table-cell>
          <table:table-cell table:formula="of:=[.D17]/100" office:value-type="float" office:value="0.17">
            <text:p>0.17</text:p>
          </table:table-cell>
          <table:table-cell table:formula="of:=PERCENTILE([.C17:.C3332];[.E17])" office:value-type="float" office:value="0.530837755371194">
            <text:p>0.53</text:p>
          </table:table-cell>
          <table:table-cell/>
        </table:table-row>
        <table:table-row table:style-name="ro1">
          <table:table-cell office:value-type="float" office:value="0.240661344652095">
            <text:p>0.24</text:p>
          </table:table-cell>
          <table:table-cell table:formula="of:=[.A18]*10+1" office:value-type="float" office:value="3.40661344652095">
            <text:p>3.41</text:p>
          </table:table-cell>
          <table:table-cell table:formula="of:=MEDIAN([.B18:.B3333])" office:value-type="float" office:value="0.69764239902037">
            <text:p>0.7</text:p>
          </table:table-cell>
          <table:table-cell office:value-type="float" office:value="18">
            <text:p>18</text:p>
          </table:table-cell>
          <table:table-cell table:formula="of:=[.D18]/100" office:value-type="float" office:value="0.18">
            <text:p>0.18</text:p>
          </table:table-cell>
          <table:table-cell table:formula="of:=PERCENTILE([.C18:.C3333];[.E18])" office:value-type="float" office:value="0.54264763545208">
            <text:p>0.54</text:p>
          </table:table-cell>
          <table:table-cell/>
        </table:table-row>
        <table:table-row table:style-name="ro1">
          <table:table-cell office:value-type="float" office:value="-0.534936571167336">
            <text:p>-0.53</text:p>
          </table:table-cell>
          <table:table-cell table:formula="of:=[.A19]*10+1" office:value-type="float" office:value="-4.34936571167336">
            <text:p>-4.35</text:p>
          </table:table-cell>
          <table:table-cell table:formula="of:=MEDIAN([.B19:.B3334])" office:value-type="float" office:value="0.690209085634477">
            <text:p>0.69</text:p>
          </table:table-cell>
          <table:table-cell office:value-type="float" office:value="19">
            <text:p>19</text:p>
          </table:table-cell>
          <table:table-cell table:formula="of:=[.D19]/100" office:value-type="float" office:value="0.19">
            <text:p>0.19</text:p>
          </table:table-cell>
          <table:table-cell table:formula="of:=PERCENTILE([.C19:.C3334];[.E19])" office:value-type="float" office:value="0.547753818384742">
            <text:p>0.55</text:p>
          </table:table-cell>
          <table:table-cell/>
        </table:table-row>
        <table:table-row table:style-name="ro1">
          <table:table-cell office:value-type="float" office:value="0.0178278714975112">
            <text:p>0.02</text:p>
          </table:table-cell>
          <table:table-cell table:formula="of:=[.A20]*10+1" office:value-type="float" office:value="1.17827871497511">
            <text:p>1.18</text:p>
          </table:table-cell>
          <table:table-cell table:formula="of:=MEDIAN([.B20:.B3335])" office:value-type="float" office:value="0.69764239902037">
            <text:p>0.7</text:p>
          </table:table-cell>
          <table:table-cell office:value-type="float" office:value="20">
            <text:p>20</text:p>
          </table:table-cell>
          <table:table-cell table:formula="of:=[.D20]/100" office:value-type="float" office:value="0.2">
            <text:p>0.2</text:p>
          </table:table-cell>
          <table:table-cell table:formula="of:=PERCENTILE([.C20:.C3335];[.E20])" office:value-type="float" office:value="0.547765881225092">
            <text:p>0.55</text:p>
          </table:table-cell>
          <table:table-cell/>
        </table:table-row>
        <table:table-row table:style-name="ro1">
          <table:table-cell office:value-type="float" office:value="0.0046524970827353">
            <text:p>0</text:p>
          </table:table-cell>
          <table:table-cell table:formula="of:=[.A21]*10+1" office:value-type="float" office:value="1.04652497082735">
            <text:p>1.05</text:p>
          </table:table-cell>
          <table:table-cell table:formula="of:=MEDIAN([.B21:.B3336])" office:value-type="float" office:value="0.690209085634477">
            <text:p>0.69</text:p>
          </table:table-cell>
          <table:table-cell office:value-type="float" office:value="21">
            <text:p>21</text:p>
          </table:table-cell>
          <table:table-cell table:formula="of:=[.D21]/100" office:value-type="float" office:value="0.21">
            <text:p>0.21</text:p>
          </table:table-cell>
          <table:table-cell table:formula="of:=PERCENTILE([.C21:.C3336];[.E21])" office:value-type="float" office:value="0.571361515706165">
            <text:p>0.57</text:p>
          </table:table-cell>
          <table:table-cell/>
        </table:table-row>
        <table:table-row table:style-name="ro1">
          <table:table-cell office:value-type="float" office:value="0.393039961486204">
            <text:p>0.39</text:p>
          </table:table-cell>
          <table:table-cell table:formula="of:=[.A22]*10+1" office:value-type="float" office:value="4.93039961486205">
            <text:p>4.93</text:p>
          </table:table-cell>
          <table:table-cell table:formula="of:=MEDIAN([.B22:.B3337])" office:value-type="float" office:value="0.682775772248585">
            <text:p>0.68</text:p>
          </table:table-cell>
          <table:table-cell office:value-type="float" office:value="22">
            <text:p>22</text:p>
          </table:table-cell>
          <table:table-cell table:formula="of:=[.D22]/100" office:value-type="float" office:value="0.22">
            <text:p>0.22</text:p>
          </table:table-cell>
          <table:table-cell table:formula="of:=PERCENTILE([.C22:.C3337];[.E22])" office:value-type="float" office:value="0.571361515706165">
            <text:p>0.57</text:p>
          </table:table-cell>
          <table:table-cell/>
        </table:table-row>
        <table:table-row table:style-name="ro1">
          <table:table-cell office:value-type="float" office:value="-0.709953627153144">
            <text:p>-0.71</text:p>
          </table:table-cell>
          <table:table-cell table:formula="of:=[.A23]*10+1" office:value-type="float" office:value="-6.09953627153144">
            <text:p>-6.1</text:p>
          </table:table-cell>
          <table:table-cell table:formula="of:=MEDIAN([.B23:.B3338])" office:value-type="float" office:value="0.680396050025187">
            <text:p>0.68</text:p>
          </table:table-cell>
          <table:table-cell office:value-type="float" office:value="23">
            <text:p>23</text:p>
          </table:table-cell>
          <table:table-cell table:formula="of:=[.D23]/100" office:value-type="float" office:value="0.23">
            <text:p>0.23</text:p>
          </table:table-cell>
          <table:table-cell table:formula="of:=PERCENTILE([.C23:.C3338];[.E23])" office:value-type="float" office:value="0.584006134126992">
            <text:p>0.58</text:p>
          </table:table-cell>
          <table:table-cell/>
        </table:table-row>
        <table:table-row table:style-name="ro1">
          <table:table-cell office:value-type="float" office:value="-0.356636469957138">
            <text:p>-0.36</text:p>
          </table:table-cell>
          <table:table-cell table:formula="of:=[.A24]*10+1" office:value-type="float" office:value="-2.56636469957138">
            <text:p>-2.57</text:p>
          </table:table-cell>
          <table:table-cell table:formula="of:=MEDIAN([.B24:.B3339])" office:value-type="float" office:value="0.682775772248585">
            <text:p>0.68</text:p>
          </table:table-cell>
          <table:table-cell office:value-type="float" office:value="24">
            <text:p>24</text:p>
          </table:table-cell>
          <table:table-cell table:formula="of:=[.D24]/100" office:value-type="float" office:value="0.24">
            <text:p>0.24</text:p>
          </table:table-cell>
          <table:table-cell table:formula="of:=PERCENTILE([.C24:.C3339];[.E24])" office:value-type="float" office:value="0.58671121488197">
            <text:p>0.59</text:p>
          </table:table-cell>
          <table:table-cell/>
        </table:table-row>
        <table:table-row table:style-name="ro1">
          <table:table-cell office:value-type="float" office:value="-0.921590144347045">
            <text:p>-0.92</text:p>
          </table:table-cell>
          <table:table-cell table:formula="of:=[.A25]*10+1" office:value-type="float" office:value="-8.21590144347045">
            <text:p>-8.22</text:p>
          </table:table-cell>
          <table:table-cell table:formula="of:=MEDIAN([.B25:.B3340])" office:value-type="float" office:value="0.690209085634477">
            <text:p>0.69</text:p>
          </table:table-cell>
          <table:table-cell office:value-type="float" office:value="25">
            <text:p>25</text:p>
          </table:table-cell>
          <table:table-cell table:formula="of:=[.D25]/100" office:value-type="float" office:value="0.25">
            <text:p>0.25</text:p>
          </table:table-cell>
          <table:table-cell table:formula="of:=PERCENTILE([.C25:.C3340];[.E25])" office:value-type="float" office:value="0.591266882202004">
            <text:p>0.59</text:p>
          </table:table-cell>
          <table:table-cell/>
        </table:table-row>
        <table:table-row table:style-name="ro1">
          <table:table-cell office:value-type="float" office:value="-0.337995596663829">
            <text:p>-0.34</text:p>
          </table:table-cell>
          <table:table-cell table:formula="of:=[.A26]*10+1" office:value-type="float" office:value="-2.37995596663829">
            <text:p>-2.38</text:p>
          </table:table-cell>
          <table:table-cell table:formula="of:=MEDIAN([.B26:.B3341])" office:value-type="float" office:value="0.69764239902037">
            <text:p>0.7</text:p>
          </table:table-cell>
          <table:table-cell office:value-type="float" office:value="26">
            <text:p>26</text:p>
          </table:table-cell>
          <table:table-cell table:formula="of:=[.D26]/100" office:value-type="float" office:value="0.26">
            <text:p>0.26</text:p>
          </table:table-cell>
          <table:table-cell table:formula="of:=PERCENTILE([.C26:.C3341];[.E26])" office:value-type="float" office:value="0.599722376872542">
            <text:p>0.6</text:p>
          </table:table-cell>
          <table:table-cell/>
        </table:table-row>
        <table:table-row table:style-name="ro1">
          <table:table-cell office:value-type="float" office:value="-0.275131388185682">
            <text:p>-0.28</text:p>
          </table:table-cell>
          <table:table-cell table:formula="of:=[.A27]*10+1" office:value-type="float" office:value="-1.75131388185682">
            <text:p>-1.75</text:p>
          </table:table-cell>
          <table:table-cell table:formula="of:=MEDIAN([.B27:.B3342])" office:value-type="float" office:value="0.69835370157821">
            <text:p>0.7</text:p>
          </table:table-cell>
          <table:table-cell office:value-type="float" office:value="27">
            <text:p>27</text:p>
          </table:table-cell>
          <table:table-cell table:formula="of:=[.D27]/100" office:value-type="float" office:value="0.27">
            <text:p>0.27</text:p>
          </table:table-cell>
          <table:table-cell table:formula="of:=PERCENTILE([.C27:.C3342];[.E27])" office:value-type="float" office:value="0.602060914057775">
            <text:p>0.6</text:p>
          </table:table-cell>
          <table:table-cell/>
        </table:table-row>
        <table:table-row table:style-name="ro1">
          <table:table-cell office:value-type="float" office:value="0.329787321839174">
            <text:p>0.33</text:p>
          </table:table-cell>
          <table:table-cell table:formula="of:=[.A28]*10+1" office:value-type="float" office:value="4.29787321839174">
            <text:p>4.3</text:p>
          </table:table-cell>
          <table:table-cell table:formula="of:=MEDIAN([.B28:.B3343])" office:value-type="float" office:value="0.699065004136049">
            <text:p>0.7</text:p>
          </table:table-cell>
          <table:table-cell office:value-type="float" office:value="28">
            <text:p>28</text:p>
          </table:table-cell>
          <table:table-cell table:formula="of:=[.D28]/100" office:value-type="float" office:value="0.28">
            <text:p>0.28</text:p>
          </table:table-cell>
          <table:table-cell table:formula="of:=PERCENTILE([.C28:.C3343];[.E28])" office:value-type="float" office:value="0.602064040699936">
            <text:p>0.6</text:p>
          </table:table-cell>
          <table:table-cell/>
        </table:table-row>
        <table:table-row table:style-name="ro1">
          <table:table-cell office:value-type="float" office:value="0.632975413843414">
            <text:p>0.63</text:p>
          </table:table-cell>
          <table:table-cell table:formula="of:=[.A29]*10+1" office:value-type="float" office:value="7.32975413843415">
            <text:p>7.33</text:p>
          </table:table-cell>
          <table:table-cell table:formula="of:=MEDIAN([.B29:.B3344])" office:value-type="float" office:value="0.69835370157821">
            <text:p>0.7</text:p>
          </table:table-cell>
          <table:table-cell office:value-type="float" office:value="29">
            <text:p>29</text:p>
          </table:table-cell>
          <table:table-cell table:formula="of:=[.D29]/100" office:value-type="float" office:value="0.29">
            <text:p>0.29</text:p>
          </table:table-cell>
          <table:table-cell table:formula="of:=PERCENTILE([.C29:.C3344];[.E29])" office:value-type="float" office:value="0.602314346871166">
            <text:p>0.6</text:p>
          </table:table-cell>
          <table:table-cell/>
        </table:table-row>
        <table:table-row table:style-name="ro1">
          <table:table-cell office:value-type="float" office:value="-0.422104663729358">
            <text:p>-0.42</text:p>
          </table:table-cell>
          <table:table-cell table:formula="of:=[.A30]*10+1" office:value-type="float" office:value="-3.22104663729358">
            <text:p>-3.22</text:p>
          </table:table-cell>
          <table:table-cell table:formula="of:=MEDIAN([.B30:.B3345])" office:value-type="float" office:value="0.69764239902037">
            <text:p>0.7</text:p>
          </table:table-cell>
          <table:table-cell office:value-type="float" office:value="30">
            <text:p>30</text:p>
          </table:table-cell>
          <table:table-cell table:formula="of:=[.D30]/100" office:value-type="float" office:value="0.3">
            <text:p>0.3</text:p>
          </table:table-cell>
          <table:table-cell table:formula="of:=PERCENTILE([.C30:.C3345];[.E30])" office:value-type="float" office:value="0.602567779684558">
            <text:p>0.6</text:p>
          </table:table-cell>
          <table:table-cell/>
        </table:table-row>
        <table:table-row table:style-name="ro1">
          <table:table-cell office:value-type="float" office:value="-0.915029614946558">
            <text:p>-0.92</text:p>
          </table:table-cell>
          <table:table-cell table:formula="of:=[.A31]*10+1" office:value-type="float" office:value="-8.15029614946558">
            <text:p>-8.15</text:p>
          </table:table-cell>
          <table:table-cell table:formula="of:=MEDIAN([.B31:.B3346])" office:value-type="float" office:value="0.69835370157821">
            <text:p>0.7</text:p>
          </table:table-cell>
          <table:table-cell office:value-type="float" office:value="31">
            <text:p>31</text:p>
          </table:table-cell>
          <table:table-cell table:formula="of:=[.D31]/100" office:value-type="float" office:value="0.31">
            <text:p>0.31</text:p>
          </table:table-cell>
          <table:table-cell table:formula="of:=PERCENTILE([.C31:.C3346];[.E31])" office:value-type="float" office:value="0.616271877237427">
            <text:p>0.62</text:p>
          </table:table-cell>
          <table:table-cell/>
        </table:table-row>
        <table:table-row table:style-name="ro1">
          <table:table-cell office:value-type="float" office:value="0.628950332142175">
            <text:p>0.63</text:p>
          </table:table-cell>
          <table:table-cell table:formula="of:=[.A32]*10+1" office:value-type="float" office:value="7.28950332142175">
            <text:p>7.29</text:p>
          </table:table-cell>
          <table:table-cell table:formula="of:=MEDIAN([.B32:.B3347])" office:value-type="float" office:value="0.699065004136049">
            <text:p>0.7</text:p>
          </table:table-cell>
          <table:table-cell office:value-type="float" office:value="32">
            <text:p>32</text:p>
          </table:table-cell>
          <table:table-cell table:formula="of:=[.D32]/100" office:value-type="float" office:value="0.32">
            <text:p>0.32</text:p>
          </table:table-cell>
          <table:table-cell table:formula="of:=PERCENTILE([.C32:.C3347];[.E32])" office:value-type="float" office:value="0.628577567215554">
            <text:p>0.63</text:p>
          </table:table-cell>
          <table:table-cell/>
        </table:table-row>
        <table:table-row table:style-name="ro1">
          <table:table-cell office:value-type="float" office:value="-0.736105255365876">
            <text:p>-0.74</text:p>
          </table:table-cell>
          <table:table-cell table:formula="of:=[.A33]*10+1" office:value-type="float" office:value="-6.36105255365876">
            <text:p>-6.36</text:p>
          </table:table-cell>
          <table:table-cell table:formula="of:=MEDIAN([.B33:.B3348])" office:value-type="float" office:value="0.69835370157821">
            <text:p>0.7</text:p>
          </table:table-cell>
          <table:table-cell office:value-type="float" office:value="33">
            <text:p>33</text:p>
          </table:table-cell>
          <table:table-cell table:formula="of:=[.D33]/100" office:value-type="float" office:value="0.33">
            <text:p>0.33</text:p>
          </table:table-cell>
          <table:table-cell table:formula="of:=PERCENTILE([.C33:.C3348];[.E33])" office:value-type="float" office:value="0.629975974790297">
            <text:p>0.63</text:p>
          </table:table-cell>
          <table:table-cell/>
        </table:table-row>
        <table:table-row table:style-name="ro1">
          <table:table-cell office:value-type="float" office:value="-0.464751204421789">
            <text:p>-0.46</text:p>
          </table:table-cell>
          <table:table-cell table:formula="of:=[.A34]*10+1" office:value-type="float" office:value="-3.64751204421789">
            <text:p>-3.65</text:p>
          </table:table-cell>
          <table:table-cell table:formula="of:=MEDIAN([.B34:.B3349])" office:value-type="float" office:value="0.699065004136049">
            <text:p>0.7</text:p>
          </table:table-cell>
          <table:table-cell office:value-type="float" office:value="34">
            <text:p>34</text:p>
          </table:table-cell>
          <table:table-cell table:formula="of:=[.D34]/100" office:value-type="float" office:value="0.34">
            <text:p>0.34</text:p>
          </table:table-cell>
          <table:table-cell table:formula="of:=PERCENTILE([.C34:.C3349];[.E34])" office:value-type="float" office:value="0.629975974790297">
            <text:p>0.63</text:p>
          </table:table-cell>
          <table:table-cell/>
        </table:table-row>
        <table:table-row table:style-name="ro1">
          <table:table-cell office:value-type="float" office:value="-0.216389635337105">
            <text:p>-0.22</text:p>
          </table:table-cell>
          <table:table-cell table:formula="of:=[.A35]*10+1" office:value-type="float" office:value="-1.16389635337105">
            <text:p>-1.16</text:p>
          </table:table-cell>
          <table:table-cell table:formula="of:=MEDIAN([.B35:.B3350])" office:value-type="float" office:value="0.701695555619977">
            <text:p>0.7</text:p>
          </table:table-cell>
          <table:table-cell office:value-type="float" office:value="35">
            <text:p>35</text:p>
          </table:table-cell>
          <table:table-cell table:formula="of:=[.D35]/100" office:value-type="float" office:value="0.35">
            <text:p>0.35</text:p>
          </table:table-cell>
          <table:table-cell table:formula="of:=PERCENTILE([.C35:.C3350];[.E35])" office:value-type="float" office:value="0.630342677115759">
            <text:p>0.63</text:p>
          </table:table-cell>
          <table:table-cell/>
        </table:table-row>
        <table:table-row table:style-name="ro1">
          <table:table-cell office:value-type="float" office:value="-0.460017740303811">
            <text:p>-0.46</text:p>
          </table:table-cell>
          <table:table-cell table:formula="of:=[.A36]*10+1" office:value-type="float" office:value="-3.60017740303811">
            <text:p>-3.6</text:p>
          </table:table-cell>
          <table:table-cell table:formula="of:=MEDIAN([.B36:.B3351])" office:value-type="float" office:value="0.704326107103906">
            <text:p>0.7</text:p>
          </table:table-cell>
          <table:table-cell office:value-type="float" office:value="36">
            <text:p>36</text:p>
          </table:table-cell>
          <table:table-cell table:formula="of:=[.D36]/100" office:value-type="float" office:value="0.36">
            <text:p>0.36</text:p>
          </table:table-cell>
          <table:table-cell table:formula="of:=PERCENTILE([.C36:.C3351];[.E36])" office:value-type="float" office:value="0.630342677115759">
            <text:p>0.63</text:p>
          </table:table-cell>
          <table:table-cell/>
        </table:table-row>
        <table:table-row table:style-name="ro1">
          <table:table-cell office:value-type="float" office:value="0.515929670734375">
            <text:p>0.52</text:p>
          </table:table-cell>
          <table:table-cell table:formula="of:=[.A37]*10+1" office:value-type="float" office:value="6.15929670734375">
            <text:p>6.16</text:p>
          </table:table-cell>
          <table:table-cell table:formula="of:=MEDIAN([.B37:.B3352])" office:value-type="float" office:value="0.715625847476268">
            <text:p>0.72</text:p>
          </table:table-cell>
          <table:table-cell office:value-type="float" office:value="37">
            <text:p>37</text:p>
          </table:table-cell>
          <table:table-cell table:formula="of:=[.D37]/100" office:value-type="float" office:value="0.37">
            <text:p>0.37</text:p>
          </table:table-cell>
          <table:table-cell table:formula="of:=PERCENTILE([.C37:.C3352];[.E37])" office:value-type="float" office:value="0.630709379441221">
            <text:p>0.63</text:p>
          </table:table-cell>
          <table:table-cell/>
        </table:table-row>
        <table:table-row table:style-name="ro1">
          <table:table-cell office:value-type="float" office:value="-0.692961319803794">
            <text:p>-0.69</text:p>
          </table:table-cell>
          <table:table-cell table:formula="of:=[.A38]*10+1" office:value-type="float" office:value="-5.92961319803794">
            <text:p>-5.93</text:p>
          </table:table-cell>
          <table:table-cell table:formula="of:=MEDIAN([.B38:.B3353])" office:value-type="float" office:value="0.704326107103906">
            <text:p>0.7</text:p>
          </table:table-cell>
          <table:table-cell office:value-type="float" office:value="38">
            <text:p>38</text:p>
          </table:table-cell>
          <table:table-cell table:formula="of:=[.D38]/100" office:value-type="float" office:value="0.38">
            <text:p>0.38</text:p>
          </table:table-cell>
          <table:table-cell table:formula="of:=PERCENTILE([.C38:.C3353];[.E38])" office:value-type="float" office:value="0.630709379441221">
            <text:p>0.63</text:p>
          </table:table-cell>
          <table:table-cell/>
        </table:table-row>
        <table:table-row table:style-name="ro1">
          <table:table-cell office:value-type="float" office:value="-0.484881083355952">
            <text:p>-0.48</text:p>
          </table:table-cell>
          <table:table-cell table:formula="of:=[.A39]*10+1" office:value-type="float" office:value="-3.84881083355952">
            <text:p>-3.85</text:p>
          </table:table-cell>
          <table:table-cell table:formula="of:=MEDIAN([.B39:.B3354])" office:value-type="float" office:value="0.715625847476268">
            <text:p>0.72</text:p>
          </table:table-cell>
          <table:table-cell office:value-type="float" office:value="39">
            <text:p>39</text:p>
          </table:table-cell>
          <table:table-cell table:formula="of:=[.D39]/100" office:value-type="float" office:value="0.39">
            <text:p>0.39</text:p>
          </table:table-cell>
          <table:table-cell table:formula="of:=PERCENTILE([.C39:.C3354];[.E39])" office:value-type="float" office:value="0.639424634466416">
            <text:p>0.64</text:p>
          </table:table-cell>
          <table:table-cell/>
        </table:table-row>
        <table:table-row table:style-name="ro1">
          <table:table-cell office:value-type="float" office:value="0.457827477288601">
            <text:p>0.46</text:p>
          </table:table-cell>
          <table:table-cell table:formula="of:=[.A40]*10+1" office:value-type="float" office:value="5.57827477288601">
            <text:p>5.58</text:p>
          </table:table-cell>
          <table:table-cell table:formula="of:=MEDIAN([.B40:.B3355])" office:value-type="float" office:value="0.72692558784863">
            <text:p>0.73</text:p>
          </table:table-cell>
          <table:table-cell office:value-type="float" office:value="40">
            <text:p>40</text:p>
          </table:table-cell>
          <table:table-cell table:formula="of:=[.D40]/100" office:value-type="float" office:value="0.4">
            <text:p>0.4</text:p>
          </table:table-cell>
          <table:table-cell table:formula="of:=PERCENTILE([.C40:.C3355];[.E40])" office:value-type="float" office:value="0.639424634466416">
            <text:p>0.64</text:p>
          </table:table-cell>
          <table:table-cell/>
        </table:table-row>
        <table:table-row table:style-name="ro1">
          <table:table-cell office:value-type="float" office:value="0.318347499206995">
            <text:p>0.32</text:p>
          </table:table-cell>
          <table:table-cell table:formula="of:=[.A41]*10+1" office:value-type="float" office:value="4.18347499206995">
            <text:p>4.18</text:p>
          </table:table-cell>
          <table:table-cell table:formula="of:=MEDIAN([.B41:.B3356])" office:value-type="float" office:value="0.715625847476268">
            <text:p>0.72</text:p>
          </table:table-cell>
          <table:table-cell office:value-type="float" office:value="41">
            <text:p>41</text:p>
          </table:table-cell>
          <table:table-cell table:formula="of:=[.D41]/100" office:value-type="float" office:value="0.41">
            <text:p>0.41</text:p>
          </table:table-cell>
          <table:table-cell table:formula="of:=PERCENTILE([.C41:.C3356];[.E41])" office:value-type="float" office:value="0.640882856267891">
            <text:p>0.64</text:p>
          </table:table-cell>
          <table:table-cell/>
        </table:table-row>
        <table:table-row table:style-name="ro1">
          <table:table-cell office:value-type="float" office:value="-0.390898307266537">
            <text:p>-0.39</text:p>
          </table:table-cell>
          <table:table-cell table:formula="of:=[.A42]*10+1" office:value-type="float" office:value="-2.90898307266537">
            <text:p>-2.91</text:p>
          </table:table-cell>
          <table:table-cell table:formula="of:=MEDIAN([.B42:.B3357])" office:value-type="float" office:value="0.704326107103906">
            <text:p>0.7</text:p>
          </table:table-cell>
          <table:table-cell office:value-type="float" office:value="42">
            <text:p>42</text:p>
          </table:table-cell>
          <table:table-cell table:formula="of:=[.D42]/100" office:value-type="float" office:value="0.42">
            <text:p>0.42</text:p>
          </table:table-cell>
          <table:table-cell table:formula="of:=PERCENTILE([.C42:.C3357];[.E42])" office:value-type="float" office:value="0.649598111293085">
            <text:p>0.65</text:p>
          </table:table-cell>
          <table:table-cell/>
        </table:table-row>
        <table:table-row table:style-name="ro1">
          <table:table-cell office:value-type="float" office:value="-0.257954544258947">
            <text:p>-0.26</text:p>
          </table:table-cell>
          <table:table-cell table:formula="of:=[.A43]*10+1" office:value-type="float" office:value="-1.57954544258947">
            <text:p>-1.58</text:p>
          </table:table-cell>
          <table:table-cell table:formula="of:=MEDIAN([.B43:.B3358])" office:value-type="float" office:value="0.715625847476268">
            <text:p>0.72</text:p>
          </table:table-cell>
          <table:table-cell office:value-type="float" office:value="43">
            <text:p>43</text:p>
          </table:table-cell>
          <table:table-cell table:formula="of:=[.D43]/100" office:value-type="float" office:value="0.43">
            <text:p>0.43</text:p>
          </table:table-cell>
          <table:table-cell table:formula="of:=PERCENTILE([.C43:.C3358];[.E43])" office:value-type="float" office:value="0.65105633309456">
            <text:p>0.65</text:p>
          </table:table-cell>
          <table:table-cell/>
        </table:table-row>
        <table:table-row table:style-name="ro1">
          <table:table-cell office:value-type="float" office:value="-0.731562933208596">
            <text:p>-0.73</text:p>
          </table:table-cell>
          <table:table-cell table:formula="of:=[.A44]*10+1" office:value-type="float" office:value="-6.31562933208596">
            <text:p>-6.32</text:p>
          </table:table-cell>
          <table:table-cell table:formula="of:=MEDIAN([.B44:.B3359])" office:value-type="float" office:value="0.72692558784863">
            <text:p>0.73</text:p>
          </table:table-cell>
          <table:table-cell office:value-type="float" office:value="44">
            <text:p>44</text:p>
          </table:table-cell>
          <table:table-cell table:formula="of:=[.D44]/100" office:value-type="float" office:value="0.44">
            <text:p>0.44</text:p>
          </table:table-cell>
          <table:table-cell table:formula="of:=PERCENTILE([.C44:.C3359];[.E44])" office:value-type="float" office:value="0.65105633309456">
            <text:p>0.65</text:p>
          </table:table-cell>
          <table:table-cell/>
        </table:table-row>
        <table:table-row table:style-name="ro1">
          <table:table-cell office:value-type="float" office:value="-0.191873680186932">
            <text:p>-0.19</text:p>
          </table:table-cell>
          <table:table-cell table:formula="of:=[.A45]*10+1" office:value-type="float" office:value="-0.918736801869322">
            <text:p>-0.92</text:p>
          </table:table-cell>
          <table:table-cell table:formula="of:=MEDIAN([.B45:.B3360])" office:value-type="float" office:value="0.729257865404224">
            <text:p>0.73</text:p>
          </table:table-cell>
          <table:table-cell office:value-type="float" office:value="45">
            <text:p>45</text:p>
          </table:table-cell>
          <table:table-cell table:formula="of:=[.D45]/100" office:value-type="float" office:value="0.45">
            <text:p>0.45</text:p>
          </table:table-cell>
          <table:table-cell table:formula="of:=PERCENTILE([.C45:.C3360];[.E45])" office:value-type="float" office:value="0.652672259921667">
            <text:p>0.65</text:p>
          </table:table-cell>
          <table:table-cell/>
        </table:table-row>
        <table:table-row table:style-name="ro1">
          <table:table-cell office:value-type="float" office:value="0.908549727391428">
            <text:p>0.91</text:p>
          </table:table-cell>
          <table:table-cell table:formula="of:=[.A46]*10+1" office:value-type="float" office:value="10.0854972739143">
            <text:p>10.09</text:p>
          </table:table-cell>
          <table:table-cell table:formula="of:=MEDIAN([.B46:.B3361])" office:value-type="float" office:value="0.731590142959817">
            <text:p>0.73</text:p>
          </table:table-cell>
          <table:table-cell office:value-type="float" office:value="46">
            <text:p>46</text:p>
          </table:table-cell>
          <table:table-cell table:formula="of:=[.D46]/100" office:value-type="float" office:value="0.46">
            <text:p>0.46</text:p>
          </table:table-cell>
          <table:table-cell table:formula="of:=PERCENTILE([.C46:.C3361];[.E46])" office:value-type="float" office:value="0.654288186748775">
            <text:p>0.65</text:p>
          </table:table-cell>
          <table:table-cell/>
        </table:table-row>
        <table:table-row table:style-name="ro1">
          <table:table-cell office:value-type="float" office:value="0.470831435222064">
            <text:p>0.47</text:p>
          </table:table-cell>
          <table:table-cell table:formula="of:=[.A47]*10+1" office:value-type="float" office:value="5.70831435222064">
            <text:p>5.71</text:p>
          </table:table-cell>
          <table:table-cell table:formula="of:=MEDIAN([.B47:.B3362])" office:value-type="float" office:value="0.729257865404224">
            <text:p>0.73</text:p>
          </table:table-cell>
          <table:table-cell office:value-type="float" office:value="47">
            <text:p>47</text:p>
          </table:table-cell>
          <table:table-cell table:formula="of:=[.D47]/100" office:value-type="float" office:value="0.47">
            <text:p>0.47</text:p>
          </table:table-cell>
          <table:table-cell table:formula="of:=PERCENTILE([.C47:.C3362];[.E47])" office:value-type="float" office:value="0.654288186748775">
            <text:p>0.65</text:p>
          </table:table-cell>
          <table:table-cell/>
        </table:table-row>
        <table:table-row table:style-name="ro1">
          <table:table-cell office:value-type="float" office:value="-0.310360048396434">
            <text:p>-0.31</text:p>
          </table:table-cell>
          <table:table-cell table:formula="of:=[.A48]*10+1" office:value-type="float" office:value="-2.10360048396434">
            <text:p>-2.1</text:p>
          </table:table-cell>
          <table:table-cell table:formula="of:=MEDIAN([.B48:.B3363])" office:value-type="float" office:value="0.72692558784863">
            <text:p>0.73</text:p>
          </table:table-cell>
          <table:table-cell office:value-type="float" office:value="48">
            <text:p>48</text:p>
          </table:table-cell>
          <table:table-cell table:formula="of:=[.D48]/100" office:value-type="float" office:value="0.48">
            <text:p>0.48</text:p>
          </table:table-cell>
          <table:table-cell table:formula="of:=PERCENTILE([.C48:.C3363];[.E48])" office:value-type="float" office:value="0.659344565870112">
            <text:p>0.66</text:p>
          </table:table-cell>
          <table:table-cell/>
        </table:table-row>
        <table:table-row table:style-name="ro1">
          <table:table-cell office:value-type="float" office:value="-0.379709577627233">
            <text:p>-0.38</text:p>
          </table:table-cell>
          <table:table-cell table:formula="of:=[.A49]*10+1" office:value-type="float" office:value="-2.79709577627233">
            <text:p>-2.8</text:p>
          </table:table-cell>
          <table:table-cell table:formula="of:=MEDIAN([.B49:.B3364])" office:value-type="float" office:value="0.729257865404224">
            <text:p>0.73</text:p>
          </table:table-cell>
          <table:table-cell office:value-type="float" office:value="49">
            <text:p>49</text:p>
          </table:table-cell>
          <table:table-cell table:formula="of:=[.D49]/100" office:value-type="float" office:value="0.49">
            <text:p>0.49</text:p>
          </table:table-cell>
          <table:table-cell table:formula="of:=PERCENTILE([.C49:.C3364];[.E49])" office:value-type="float" office:value="0.664400944991449">
            <text:p>0.66</text:p>
          </table:table-cell>
          <table:table-cell/>
        </table:table-row>
        <table:table-row table:style-name="ro1">
          <table:table-cell office:value-type="float" office:value="-0.924137509165987">
            <text:p>-0.92</text:p>
          </table:table-cell>
          <table:table-cell table:formula="of:=[.A50]*10+1" office:value-type="float" office:value="-8.24137509165987">
            <text:p>-8.24</text:p>
          </table:table-cell>
          <table:table-cell table:formula="of:=MEDIAN([.B50:.B3365])" office:value-type="float" office:value="0.731590142959817">
            <text:p>0.73</text:p>
          </table:table-cell>
          <table:table-cell office:value-type="float" office:value="50">
            <text:p>50</text:p>
          </table:table-cell>
          <table:table-cell table:formula="of:=[.D50]/100" office:value-type="float" office:value="0.5">
            <text:p>0.5</text:p>
          </table:table-cell>
          <table:table-cell table:formula="of:=PERCENTILE([.C50:.C3365];[.E50])" office:value-type="float" office:value="0.672983748793524">
            <text:p>0.67</text:p>
          </table:table-cell>
          <table:table-cell/>
        </table:table-row>
        <table:table-row table:style-name="ro1">
          <table:table-cell office:value-type="float" office:value="-0.482662350145079">
            <text:p>-0.48</text:p>
          </table:table-cell>
          <table:table-cell table:formula="of:=[.A51]*10+1" office:value-type="float" office:value="-3.82662350145079">
            <text:p>-3.83</text:p>
          </table:table-cell>
          <table:table-cell table:formula="of:=MEDIAN([.B51:.B3366])" office:value-type="float" office:value="0.732225441112292">
            <text:p>0.73</text:p>
          </table:table-cell>
          <table:table-cell office:value-type="float" office:value="51">
            <text:p>51</text:p>
          </table:table-cell>
          <table:table-cell table:formula="of:=[.D51]/100" office:value-type="float" office:value="0.51">
            <text:p>0.51</text:p>
          </table:table-cell>
          <table:table-cell table:formula="of:=PERCENTILE([.C51:.C3366];[.E51])" office:value-type="float" office:value="0.677879760521055">
            <text:p>0.68</text:p>
          </table:table-cell>
          <table:table-cell/>
        </table:table-row>
        <table:table-row table:style-name="ro1">
          <table:table-cell office:value-type="float" office:value="0.508653330028918">
            <text:p>0.51</text:p>
          </table:table-cell>
          <table:table-cell table:formula="of:=[.A52]*10+1" office:value-type="float" office:value="6.08653330028918">
            <text:p>6.09</text:p>
          </table:table-cell>
          <table:table-cell table:formula="of:=MEDIAN([.B52:.B3367])" office:value-type="float" office:value="0.732860739264767">
            <text:p>0.73</text:p>
          </table:table-cell>
          <table:table-cell office:value-type="float" office:value="52">
            <text:p>52</text:p>
          </table:table-cell>
          <table:table-cell table:formula="of:=[.D52]/100" office:value-type="float" office:value="0.52">
            <text:p>0.52</text:p>
          </table:table-cell>
          <table:table-cell table:formula="of:=PERCENTILE([.C52:.C3367];[.E52])" office:value-type="float" office:value="0.682775772248585">
            <text:p>0.68</text:p>
          </table:table-cell>
          <table:table-cell/>
        </table:table-row>
        <table:table-row table:style-name="ro1">
          <table:table-cell office:value-type="float" office:value="-0.494247164500047">
            <text:p>-0.49</text:p>
          </table:table-cell>
          <table:table-cell table:formula="of:=[.A53]*10+1" office:value-type="float" office:value="-3.94247164500047">
            <text:p>-3.94</text:p>
          </table:table-cell>
          <table:table-cell table:formula="of:=MEDIAN([.B53:.B3368])" office:value-type="float" office:value="0.732225441112292">
            <text:p>0.73</text:p>
          </table:table-cell>
          <table:table-cell office:value-type="float" office:value="53">
            <text:p>53</text:p>
          </table:table-cell>
          <table:table-cell table:formula="of:=[.D53]/100" office:value-type="float" office:value="0.53">
            <text:p>0.53</text:p>
          </table:table-cell>
          <table:table-cell table:formula="of:=PERCENTILE([.C53:.C3368];[.E53])" office:value-type="float" office:value="0.690209085634477">
            <text:p>0.69</text:p>
          </table:table-cell>
          <table:table-cell/>
        </table:table-row>
        <table:table-row table:style-name="ro1">
          <table:table-cell office:value-type="float" office:value="-0.104782518700667">
            <text:p>-0.1</text:p>
          </table:table-cell>
          <table:table-cell table:formula="of:=[.A54]*10+1" office:value-type="float" office:value="-0.0478251870066748">
            <text:p>-0.05</text:p>
          </table:table-cell>
          <table:table-cell table:formula="of:=MEDIAN([.B54:.B3369])" office:value-type="float" office:value="0.732860739264767">
            <text:p>0.73</text:p>
          </table:table-cell>
          <table:table-cell office:value-type="float" office:value="54">
            <text:p>54</text:p>
          </table:table-cell>
          <table:table-cell table:formula="of:=[.D54]/100" office:value-type="float" office:value="0.54">
            <text:p>0.54</text:p>
          </table:table-cell>
          <table:table-cell table:formula="of:=PERCENTILE([.C54:.C3369];[.E54])" office:value-type="float" office:value="0.69764239902037">
            <text:p>0.7</text:p>
          </table:table-cell>
          <table:table-cell/>
        </table:table-row>
        <table:table-row table:style-name="ro1">
          <table:table-cell office:value-type="float" office:value="0.419885100959092">
            <text:p>0.42</text:p>
          </table:table-cell>
          <table:table-cell table:formula="of:=[.A55]*10+1" office:value-type="float" office:value="5.19885100959092">
            <text:p>5.2</text:p>
          </table:table-cell>
          <table:table-cell table:formula="of:=MEDIAN([.B55:.B3370])" office:value-type="float" office:value="0.73418511747451">
            <text:p>0.73</text:p>
          </table:table-cell>
          <table:table-cell office:value-type="float" office:value="55">
            <text:p>55</text:p>
          </table:table-cell>
          <table:table-cell table:formula="of:=[.D55]/100" office:value-type="float" office:value="0.55">
            <text:p>0.55</text:p>
          </table:table-cell>
          <table:table-cell table:formula="of:=PERCENTILE([.C55:.C3370];[.E55])" office:value-type="float" office:value="0.69764239902037">
            <text:p>0.7</text:p>
          </table:table-cell>
          <table:table-cell/>
        </table:table-row>
        <table:table-row table:style-name="ro1">
          <table:table-cell office:value-type="float" office:value="-0.980791774275768">
            <text:p>-0.98</text:p>
          </table:table-cell>
          <table:table-cell table:formula="of:=[.A56]*10+1" office:value-type="float" office:value="-8.80791774275769">
            <text:p>-8.81</text:p>
          </table:table-cell>
          <table:table-cell table:formula="of:=MEDIAN([.B56:.B3371])" office:value-type="float" office:value="0.732860739264767">
            <text:p>0.73</text:p>
          </table:table-cell>
          <table:table-cell office:value-type="float" office:value="56">
            <text:p>56</text:p>
          </table:table-cell>
          <table:table-cell table:formula="of:=[.D56]/100" office:value-type="float" office:value="0.56">
            <text:p>0.56</text:p>
          </table:table-cell>
          <table:table-cell table:formula="of:=PERCENTILE([.C56:.C3371];[.E56])" office:value-type="float" office:value="0.69835370157821">
            <text:p>0.7</text:p>
          </table:table-cell>
          <table:table-cell/>
        </table:table-row>
        <table:table-row table:style-name="ro1">
          <table:table-cell office:value-type="float" office:value="-0.456038703887483">
            <text:p>-0.46</text:p>
          </table:table-cell>
          <table:table-cell table:formula="of:=[.A57]*10+1" office:value-type="float" office:value="-3.56038703887483">
            <text:p>-3.56</text:p>
          </table:table-cell>
          <table:table-cell table:formula="of:=MEDIAN([.B57:.B3372])" office:value-type="float" office:value="0.73418511747451">
            <text:p>0.73</text:p>
          </table:table-cell>
          <table:table-cell office:value-type="float" office:value="57">
            <text:p>57</text:p>
          </table:table-cell>
          <table:table-cell table:formula="of:=[.D57]/100" office:value-type="float" office:value="0.57">
            <text:p>0.57</text:p>
          </table:table-cell>
          <table:table-cell table:formula="of:=PERCENTILE([.C57:.C3372];[.E57])" office:value-type="float" office:value="0.699065004136049">
            <text:p>0.7</text:p>
          </table:table-cell>
          <table:table-cell/>
        </table:table-row>
        <table:table-row table:style-name="ro1">
          <table:table-cell office:value-type="float" office:value="-0.559954766999048">
            <text:p>-0.56</text:p>
          </table:table-cell>
          <table:table-cell table:formula="of:=[.A58]*10+1" office:value-type="float" office:value="-4.59954766999048">
            <text:p>-4.6</text:p>
          </table:table-cell>
          <table:table-cell table:formula="of:=MEDIAN([.B58:.B3373])" office:value-type="float" office:value="0.735509495684252">
            <text:p>0.74</text:p>
          </table:table-cell>
          <table:table-cell office:value-type="float" office:value="58">
            <text:p>58</text:p>
          </table:table-cell>
          <table:table-cell table:formula="of:=[.D58]/100" office:value-type="float" office:value="0.58">
            <text:p>0.58</text:p>
          </table:table-cell>
          <table:table-cell table:formula="of:=PERCENTILE([.C58:.C3373];[.E58])" office:value-type="float" office:value="0.699065004136049">
            <text:p>0.7</text:p>
          </table:table-cell>
          <table:table-cell/>
        </table:table-row>
        <table:table-row table:style-name="ro1">
          <table:table-cell office:value-type="float" office:value="0.543813691526274">
            <text:p>0.54</text:p>
          </table:table-cell>
          <table:table-cell table:formula="of:=[.A59]*10+1" office:value-type="float" office:value="6.43813691526274">
            <text:p>6.44</text:p>
          </table:table-cell>
          <table:table-cell table:formula="of:=MEDIAN([.B59:.B3374])" office:value-type="float" office:value="0.736333947155607">
            <text:p>0.74</text:p>
          </table:table-cell>
          <table:table-cell office:value-type="float" office:value="59">
            <text:p>59</text:p>
          </table:table-cell>
          <table:table-cell table:formula="of:=[.D59]/100" office:value-type="float" office:value="0.59">
            <text:p>0.59</text:p>
          </table:table-cell>
          <table:table-cell table:formula="of:=PERCENTILE([.C59:.C3374];[.E59])" office:value-type="float" office:value="0.701695555619977">
            <text:p>0.7</text:p>
          </table:table-cell>
          <table:table-cell/>
        </table:table-row>
        <table:table-row table:style-name="ro1">
          <table:table-cell office:value-type="float" office:value="-0.484456139609512">
            <text:p>-0.48</text:p>
          </table:table-cell>
          <table:table-cell table:formula="of:=[.A60]*10+1" office:value-type="float" office:value="-3.84456139609512">
            <text:p>-3.84</text:p>
          </table:table-cell>
          <table:table-cell table:formula="of:=MEDIAN([.B60:.B3375])" office:value-type="float" office:value="0.735509495684252">
            <text:p>0.74</text:p>
          </table:table-cell>
          <table:table-cell office:value-type="float" office:value="60">
            <text:p>60</text:p>
          </table:table-cell>
          <table:table-cell table:formula="of:=[.D60]/100" office:value-type="float" office:value="0.6">
            <text:p>0.6</text:p>
          </table:table-cell>
          <table:table-cell table:formula="of:=PERCENTILE([.C60:.C3375];[.E60])" office:value-type="float" office:value="0.701695555619977">
            <text:p>0.7</text:p>
          </table:table-cell>
          <table:table-cell/>
        </table:table-row>
        <table:table-row table:style-name="ro1">
          <table:table-cell office:value-type="float" office:value="0.529262896424172">
            <text:p>0.53</text:p>
          </table:table-cell>
          <table:table-cell table:formula="of:=[.A61]*10+1" office:value-type="float" office:value="6.29262896424172">
            <text:p>6.29</text:p>
          </table:table-cell>
          <table:table-cell table:formula="of:=MEDIAN([.B61:.B3376])" office:value-type="float" office:value="0.736333947155607">
            <text:p>0.74</text:p>
          </table:table-cell>
          <table:table-cell office:value-type="float" office:value="61">
            <text:p>61</text:p>
          </table:table-cell>
          <table:table-cell table:formula="of:=[.D61]/100" office:value-type="float" office:value="0.61">
            <text:p>0.61</text:p>
          </table:table-cell>
          <table:table-cell table:formula="of:=PERCENTILE([.C61:.C3376];[.E61])" office:value-type="float" office:value="0.704326107103906">
            <text:p>0.7</text:p>
          </table:table-cell>
          <table:table-cell/>
        </table:table-row>
        <table:table-row table:style-name="ro1">
          <table:table-cell office:value-type="float" office:value="0.732240555268363">
            <text:p>0.73</text:p>
          </table:table-cell>
          <table:table-cell table:formula="of:=[.A62]*10+1" office:value-type="float" office:value="8.32240555268363">
            <text:p>8.32</text:p>
          </table:table-cell>
          <table:table-cell table:formula="of:=MEDIAN([.B62:.B3377])" office:value-type="float" office:value="0.735509495684252">
            <text:p>0.74</text:p>
          </table:table-cell>
          <table:table-cell office:value-type="float" office:value="62">
            <text:p>62</text:p>
          </table:table-cell>
          <table:table-cell table:formula="of:=[.D62]/100" office:value-type="float" office:value="0.62">
            <text:p>0.62</text:p>
          </table:table-cell>
          <table:table-cell table:formula="of:=PERCENTILE([.C62:.C3377];[.E62])" office:value-type="float" office:value="0.715625847476268">
            <text:p>0.72</text:p>
          </table:table-cell>
          <table:table-cell/>
        </table:table-row>
        <table:table-row table:style-name="ro1">
          <table:table-cell office:value-type="float" office:value="-0.599489568253612">
            <text:p>-0.6</text:p>
          </table:table-cell>
          <table:table-cell table:formula="of:=[.A63]*10+1" office:value-type="float" office:value="-4.99489568253612">
            <text:p>-4.99</text:p>
          </table:table-cell>
          <table:table-cell table:formula="of:=MEDIAN([.B63:.B3378])" office:value-type="float" office:value="0.73418511747451">
            <text:p>0.73</text:p>
          </table:table-cell>
          <table:table-cell office:value-type="float" office:value="63">
            <text:p>63</text:p>
          </table:table-cell>
          <table:table-cell table:formula="of:=[.D63]/100" office:value-type="float" office:value="0.63">
            <text:p>0.63</text:p>
          </table:table-cell>
          <table:table-cell table:formula="of:=PERCENTILE([.C63:.C3378];[.E63])" office:value-type="float" office:value="0.715625847476268">
            <text:p>0.72</text:p>
          </table:table-cell>
          <table:table-cell/>
        </table:table-row>
        <table:table-row table:style-name="ro1">
          <table:table-cell office:value-type="float" office:value="0.622408737515663">
            <text:p>0.62</text:p>
          </table:table-cell>
          <table:table-cell table:formula="of:=[.A64]*10+1" office:value-type="float" office:value="7.22408737515663">
            <text:p>7.22</text:p>
          </table:table-cell>
          <table:table-cell table:formula="of:=MEDIAN([.B64:.B3379])" office:value-type="float" office:value="0.735509495684252">
            <text:p>0.74</text:p>
          </table:table-cell>
          <table:table-cell office:value-type="float" office:value="64">
            <text:p>64</text:p>
          </table:table-cell>
          <table:table-cell table:formula="of:=[.D64]/100" office:value-type="float" office:value="0.64">
            <text:p>0.64</text:p>
          </table:table-cell>
          <table:table-cell table:formula="of:=PERCENTILE([.C64:.C3379];[.E64])" office:value-type="float" office:value="0.72692558784863">
            <text:p>0.73</text:p>
          </table:table-cell>
          <table:table-cell/>
        </table:table-row>
        <table:table-row table:style-name="ro1">
          <table:table-cell office:value-type="float" office:value="0.0357189294829379">
            <text:p>0.04</text:p>
          </table:table-cell>
          <table:table-cell table:formula="of:=[.A65]*10+1" office:value-type="float" office:value="1.35718929482938">
            <text:p>1.36</text:p>
          </table:table-cell>
          <table:table-cell table:formula="of:=MEDIAN([.B65:.B3380])" office:value-type="float" office:value="0.73418511747451">
            <text:p>0.73</text:p>
          </table:table-cell>
          <table:table-cell office:value-type="float" office:value="65">
            <text:p>65</text:p>
          </table:table-cell>
          <table:table-cell table:formula="of:=[.D65]/100" office:value-type="float" office:value="0.65">
            <text:p>0.65</text:p>
          </table:table-cell>
          <table:table-cell table:formula="of:=PERCENTILE([.C65:.C3380];[.E65])" office:value-type="float" office:value="0.729257865404224">
            <text:p>0.73</text:p>
          </table:table-cell>
          <table:table-cell/>
        </table:table-row>
        <table:table-row table:style-name="ro1">
          <table:table-cell office:value-type="float" office:value="-0.619957621564077">
            <text:p>-0.62</text:p>
          </table:table-cell>
          <table:table-cell table:formula="of:=[.A66]*10+1" office:value-type="float" office:value="-5.19957621564077">
            <text:p>-5.2</text:p>
          </table:table-cell>
          <table:table-cell table:formula="of:=MEDIAN([.B66:.B3381])" office:value-type="float" office:value="0.732860739264767">
            <text:p>0.73</text:p>
          </table:table-cell>
          <table:table-cell office:value-type="float" office:value="66">
            <text:p>66</text:p>
          </table:table-cell>
          <table:table-cell table:formula="of:=[.D66]/100" office:value-type="float" office:value="0.66">
            <text:p>0.66</text:p>
          </table:table-cell>
          <table:table-cell table:formula="of:=PERCENTILE([.C66:.C3381];[.E66])" office:value-type="float" office:value="0.729257865404224">
            <text:p>0.73</text:p>
          </table:table-cell>
          <table:table-cell/>
        </table:table-row>
        <table:table-row table:style-name="ro1">
          <table:table-cell office:value-type="float" office:value="-0.352826152541034">
            <text:p>-0.35</text:p>
          </table:table-cell>
          <table:table-cell table:formula="of:=[.A67]*10+1" office:value-type="float" office:value="-2.52826152541034">
            <text:p>-2.53</text:p>
          </table:table-cell>
          <table:table-cell table:formula="of:=MEDIAN([.B67:.B3382])" office:value-type="float" office:value="0.73418511747451">
            <text:p>0.73</text:p>
          </table:table-cell>
          <table:table-cell office:value-type="float" office:value="67">
            <text:p>67</text:p>
          </table:table-cell>
          <table:table-cell table:formula="of:=[.D67]/100" office:value-type="float" office:value="0.67">
            <text:p>0.67</text:p>
          </table:table-cell>
          <table:table-cell table:formula="of:=PERCENTILE([.C67:.C3382];[.E67])" office:value-type="float" office:value="0.731590142959817">
            <text:p>0.73</text:p>
          </table:table-cell>
          <table:table-cell/>
        </table:table-row>
        <table:table-row table:style-name="ro1">
          <table:table-cell office:value-type="float" office:value="-0.0821068956665242">
            <text:p>-0.08</text:p>
          </table:table-cell>
          <table:table-cell table:formula="of:=[.A68]*10+1" office:value-type="float" office:value="0.178931043334758">
            <text:p>0.18</text:p>
          </table:table-cell>
          <table:table-cell table:formula="of:=MEDIAN([.B68:.B3383])" office:value-type="float" office:value="0.735509495684252">
            <text:p>0.74</text:p>
          </table:table-cell>
          <table:table-cell office:value-type="float" office:value="68">
            <text:p>68</text:p>
          </table:table-cell>
          <table:table-cell table:formula="of:=[.D68]/100" office:value-type="float" office:value="0.68">
            <text:p>0.68</text:p>
          </table:table-cell>
          <table:table-cell table:formula="of:=PERCENTILE([.C68:.C3383];[.E68])" office:value-type="float" office:value="0.731590142959817">
            <text:p>0.73</text:p>
          </table:table-cell>
          <table:table-cell/>
        </table:table-row>
        <table:table-row table:style-name="ro1">
          <table:table-cell office:value-type="float" office:value="-0.579379584098205">
            <text:p>-0.58</text:p>
          </table:table-cell>
          <table:table-cell table:formula="of:=[.A69]*10+1" office:value-type="float" office:value="-4.79379584098205">
            <text:p>-4.79</text:p>
          </table:table-cell>
          <table:table-cell table:formula="of:=MEDIAN([.B69:.B3384])" office:value-type="float" office:value="0.736333947155607">
            <text:p>0.74</text:p>
          </table:table-cell>
          <table:table-cell office:value-type="float" office:value="69">
            <text:p>69</text:p>
          </table:table-cell>
          <table:table-cell table:formula="of:=[.D69]/100" office:value-type="float" office:value="0.69">
            <text:p>0.69</text:p>
          </table:table-cell>
          <table:table-cell table:formula="of:=PERCENTILE([.C69:.C3384];[.E69])" office:value-type="float" office:value="0.732225441112292">
            <text:p>0.73</text:p>
          </table:table-cell>
          <table:table-cell/>
        </table:table-row>
        <table:table-row table:style-name="ro1">
          <table:table-cell office:value-type="float" office:value="0.476149877828116">
            <text:p>0.48</text:p>
          </table:table-cell>
          <table:table-cell table:formula="of:=[.A70]*10+1" office:value-type="float" office:value="5.76149877828116">
            <text:p>5.76</text:p>
          </table:table-cell>
          <table:table-cell table:formula="of:=MEDIAN([.B70:.B3385])" office:value-type="float" office:value="0.737158398626961">
            <text:p>0.74</text:p>
          </table:table-cell>
          <table:table-cell office:value-type="float" office:value="70">
            <text:p>70</text:p>
          </table:table-cell>
          <table:table-cell table:formula="of:=[.D70]/100" office:value-type="float" office:value="0.7">
            <text:p>0.7</text:p>
          </table:table-cell>
          <table:table-cell table:formula="of:=PERCENTILE([.C70:.C3385];[.E70])" office:value-type="float" office:value="0.732225441112292">
            <text:p>0.73</text:p>
          </table:table-cell>
          <table:table-cell/>
        </table:table-row>
        <table:table-row table:style-name="ro1">
          <table:table-cell office:value-type="float" office:value="-0.773078453671115">
            <text:p>-0.77</text:p>
          </table:table-cell>
          <table:table-cell table:formula="of:=[.A71]*10+1" office:value-type="float" office:value="-6.73078453671116">
            <text:p>-6.73</text:p>
          </table:table-cell>
          <table:table-cell table:formula="of:=MEDIAN([.B71:.B3386])" office:value-type="float" office:value="0.736333947155607">
            <text:p>0.74</text:p>
          </table:table-cell>
          <table:table-cell office:value-type="float" office:value="71">
            <text:p>71</text:p>
          </table:table-cell>
          <table:table-cell table:formula="of:=[.D71]/100" office:value-type="float" office:value="0.71">
            <text:p>0.71</text:p>
          </table:table-cell>
          <table:table-cell table:formula="of:=PERCENTILE([.C71:.C3386];[.E71])" office:value-type="float" office:value="0.732860739264767">
            <text:p>0.73</text:p>
          </table:table-cell>
          <table:table-cell/>
        </table:table-row>
        <table:table-row table:style-name="ro1">
          <table:table-cell office:value-type="float" office:value="0.142711580172733">
            <text:p>0.14</text:p>
          </table:table-cell>
          <table:table-cell table:formula="of:=[.A72]*10+1" office:value-type="float" office:value="2.42711580172733">
            <text:p>2.43</text:p>
          </table:table-cell>
          <table:table-cell table:formula="of:=MEDIAN([.B72:.B3387])" office:value-type="float" office:value="0.737158398626961">
            <text:p>0.74</text:p>
          </table:table-cell>
          <table:table-cell office:value-type="float" office:value="72">
            <text:p>72</text:p>
          </table:table-cell>
          <table:table-cell table:formula="of:=[.D72]/100" office:value-type="float" office:value="0.72">
            <text:p>0.72</text:p>
          </table:table-cell>
          <table:table-cell table:formula="of:=PERCENTILE([.C72:.C3387];[.E72])" office:value-type="float" office:value="0.732860739264767">
            <text:p>0.73</text:p>
          </table:table-cell>
          <table:table-cell/>
        </table:table-row>
        <table:table-row table:style-name="ro1">
          <table:table-cell office:value-type="float" office:value="0.863534648754032">
            <text:p>0.86</text:p>
          </table:table-cell>
          <table:table-cell table:formula="of:=[.A73]*10+1" office:value-type="float" office:value="9.63534648754032">
            <text:p>9.64</text:p>
          </table:table-cell>
          <table:table-cell table:formula="of:=MEDIAN([.B73:.B3388])" office:value-type="float" office:value="0.736333947155607">
            <text:p>0.74</text:p>
          </table:table-cell>
          <table:table-cell office:value-type="float" office:value="73">
            <text:p>73</text:p>
          </table:table-cell>
          <table:table-cell table:formula="of:=[.D73]/100" office:value-type="float" office:value="0.73">
            <text:p>0.73</text:p>
          </table:table-cell>
          <table:table-cell table:formula="of:=PERCENTILE([.C73:.C3388];[.E73])" office:value-type="float" office:value="0.73418511747451">
            <text:p>0.73</text:p>
          </table:table-cell>
          <table:table-cell/>
        </table:table-row>
        <table:table-row table:style-name="ro1">
          <table:table-cell office:value-type="float" office:value="0.378492614849943">
            <text:p>0.38</text:p>
          </table:table-cell>
          <table:table-cell table:formula="of:=[.A74]*10+1" office:value-type="float" office:value="4.78492614849943">
            <text:p>4.78</text:p>
          </table:table-cell>
          <table:table-cell table:formula="of:=MEDIAN([.B74:.B3389])" office:value-type="float" office:value="0.735509495684252">
            <text:p>0.74</text:p>
          </table:table-cell>
          <table:table-cell office:value-type="float" office:value="74">
            <text:p>74</text:p>
          </table:table-cell>
          <table:table-cell table:formula="of:=[.D74]/100" office:value-type="float" office:value="0.74">
            <text:p>0.74</text:p>
          </table:table-cell>
          <table:table-cell table:formula="of:=PERCENTILE([.C74:.C3389];[.E74])" office:value-type="float" office:value="0.735009568945864">
            <text:p>0.74</text:p>
          </table:table-cell>
          <table:table-cell/>
        </table:table-row>
        <table:table-row table:style-name="ro1">
          <table:table-cell office:value-type="float" office:value="0.567668119060219">
            <text:p>0.57</text:p>
          </table:table-cell>
          <table:table-cell table:formula="of:=[.A75]*10+1" office:value-type="float" office:value="6.67668119060219">
            <text:p>6.68</text:p>
          </table:table-cell>
          <table:table-cell table:formula="of:=MEDIAN([.B75:.B3390])" office:value-type="float" office:value="0.73418511747451">
            <text:p>0.73</text:p>
          </table:table-cell>
          <table:table-cell office:value-type="float" office:value="75">
            <text:p>75</text:p>
          </table:table-cell>
          <table:table-cell table:formula="of:=[.D75]/100" office:value-type="float" office:value="0.75">
            <text:p>0.75</text:p>
          </table:table-cell>
          <table:table-cell table:formula="of:=PERCENTILE([.C75:.C3390];[.E75])" office:value-type="float" office:value="0.735009568945864">
            <text:p>0.74</text:p>
          </table:table-cell>
          <table:table-cell/>
        </table:table-row>
        <table:table-row table:style-name="ro1">
          <table:table-cell office:value-type="float" office:value="-0.469022175513672">
            <text:p>-0.47</text:p>
          </table:table-cell>
          <table:table-cell table:formula="of:=[.A76]*10+1" office:value-type="float" office:value="-3.69022175513672">
            <text:p>-3.69</text:p>
          </table:table-cell>
          <table:table-cell table:formula="of:=MEDIAN([.B76:.B3391])" office:value-type="float" office:value="0.732860739264767">
            <text:p>0.73</text:p>
          </table:table-cell>
          <table:table-cell office:value-type="float" office:value="76">
            <text:p>76</text:p>
          </table:table-cell>
          <table:table-cell table:formula="of:=[.D76]/100" office:value-type="float" office:value="0.76">
            <text:p>0.76</text:p>
          </table:table-cell>
          <table:table-cell table:formula="of:=PERCENTILE([.C76:.C3391];[.E76])" office:value-type="float" office:value="0.737158398626961">
            <text:p>0.74</text:p>
          </table:table-cell>
          <table:table-cell/>
        </table:table-row>
        <table:table-row table:style-name="ro1">
          <table:table-cell office:value-type="float" office:value="0.432555997197067">
            <text:p>0.43</text:p>
          </table:table-cell>
          <table:table-cell table:formula="of:=[.A77]*10+1" office:value-type="float" office:value="5.32555997197067">
            <text:p>5.33</text:p>
          </table:table-cell>
          <table:table-cell table:formula="of:=MEDIAN([.B77:.B3392])" office:value-type="float" office:value="0.73418511747451">
            <text:p>0.73</text:p>
          </table:table-cell>
          <table:table-cell office:value-type="float" office:value="77">
            <text:p>77</text:p>
          </table:table-cell>
          <table:table-cell table:formula="of:=[.D77]/100" office:value-type="float" office:value="0.77">
            <text:p>0.77</text:p>
          </table:table-cell>
          <table:table-cell table:formula="of:=PERCENTILE([.C77:.C3392];[.E77])" office:value-type="float" office:value="0.737158398626961">
            <text:p>0.74</text:p>
          </table:table-cell>
          <table:table-cell/>
        </table:table-row>
        <table:table-row table:style-name="ro1">
          <table:table-cell office:value-type="float" office:value="0.314639712056034">
            <text:p>0.31</text:p>
          </table:table-cell>
          <table:table-cell table:formula="of:=[.A78]*10+1" office:value-type="float" office:value="4.14639712056034">
            <text:p>4.15</text:p>
          </table:table-cell>
          <table:table-cell table:formula="of:=MEDIAN([.B78:.B3393])" office:value-type="float" office:value="0.732860739264767">
            <text:p>0.73</text:p>
          </table:table-cell>
          <table:table-cell office:value-type="float" office:value="78">
            <text:p>78</text:p>
          </table:table-cell>
          <table:table-cell table:formula="of:=[.D78]/100" office:value-type="float" office:value="0.78">
            <text:p>0.78</text:p>
          </table:table-cell>
          <table:table-cell table:formula="of:=PERCENTILE([.C78:.C3393];[.E78])" office:value-type="float" office:value="0.737158398626961">
            <text:p>0.74</text:p>
          </table:table-cell>
          <table:table-cell/>
        </table:table-row>
        <table:table-row table:style-name="ro1">
          <table:table-cell office:value-type="float" office:value="0.0263961451613786">
            <text:p>0.03</text:p>
          </table:table-cell>
          <table:table-cell table:formula="of:=[.A79]*10+1" office:value-type="float" office:value="1.26396145161379">
            <text:p>1.26</text:p>
          </table:table-cell>
          <table:table-cell table:formula="of:=MEDIAN([.B79:.B3394])" office:value-type="float" office:value="0.732225441112292">
            <text:p>0.73</text:p>
          </table:table-cell>
          <table:table-cell office:value-type="float" office:value="79">
            <text:p>79</text:p>
          </table:table-cell>
          <table:table-cell table:formula="of:=[.D79]/100" office:value-type="float" office:value="0.79">
            <text:p>0.79</text:p>
          </table:table-cell>
          <table:table-cell table:formula="of:=PERCENTILE([.C79:.C3394];[.E79])" office:value-type="float" office:value="0.74103074924326">
            <text:p>0.74</text:p>
          </table:table-cell>
          <table:table-cell/>
        </table:table-row>
        <table:table-row table:style-name="ro1">
          <table:table-cell office:value-type="float" office:value="-0.461868841705656">
            <text:p>-0.46</text:p>
          </table:table-cell>
          <table:table-cell table:formula="of:=[.A80]*10+1" office:value-type="float" office:value="-3.61868841705656">
            <text:p>-3.62</text:p>
          </table:table-cell>
          <table:table-cell table:formula="of:=MEDIAN([.B80:.B3395])" office:value-type="float" office:value="0.731590142959817">
            <text:p>0.73</text:p>
          </table:table-cell>
          <table:table-cell office:value-type="float" office:value="80">
            <text:p>80</text:p>
          </table:table-cell>
          <table:table-cell table:formula="of:=[.D80]/100" office:value-type="float" office:value="0.8">
            <text:p>0.8</text:p>
          </table:table-cell>
          <table:table-cell table:formula="of:=PERCENTILE([.C80:.C3395];[.E80])" office:value-type="float" office:value="0.74103074924326">
            <text:p>0.74</text:p>
          </table:table-cell>
          <table:table-cell/>
        </table:table-row>
        <table:table-row table:style-name="ro1">
          <table:table-cell office:value-type="float" office:value="-0.920315378235643">
            <text:p>-0.92</text:p>
          </table:table-cell>
          <table:table-cell table:formula="of:=[.A81]*10+1" office:value-type="float" office:value="-8.20315378235643">
            <text:p>-8.2</text:p>
          </table:table-cell>
          <table:table-cell table:formula="of:=MEDIAN([.B81:.B3396])" office:value-type="float" office:value="0.732225441112292">
            <text:p>0.73</text:p>
          </table:table-cell>
          <table:table-cell office:value-type="float" office:value="81">
            <text:p>81</text:p>
          </table:table-cell>
          <table:table-cell table:formula="of:=[.D81]/100" office:value-type="float" office:value="0.81">
            <text:p>0.81</text:p>
          </table:table-cell>
          <table:table-cell table:formula="of:=PERCENTILE([.C81:.C3396];[.E81])" office:value-type="float" office:value="0.74103074924326">
            <text:p>0.74</text:p>
          </table:table-cell>
          <table:table-cell/>
        </table:table-row>
        <table:table-row table:style-name="ro1">
          <table:table-cell office:value-type="float" office:value="-0.677543960624928">
            <text:p>-0.68</text:p>
          </table:table-cell>
          <table:table-cell table:formula="of:=[.A82]*10+1" office:value-type="float" office:value="-5.77543960624928">
            <text:p>-5.78</text:p>
          </table:table-cell>
          <table:table-cell table:formula="of:=MEDIAN([.B82:.B3397])" office:value-type="float" office:value="0.732860739264767">
            <text:p>0.73</text:p>
          </table:table-cell>
          <table:table-cell office:value-type="float" office:value="82">
            <text:p>82</text:p>
          </table:table-cell>
          <table:table-cell table:formula="of:=[.D82]/100" office:value-type="float" office:value="0.82">
            <text:p>0.82</text:p>
          </table:table-cell>
          <table:table-cell table:formula="of:=PERCENTILE([.C82:.C3397];[.E82])" office:value-type="float" office:value="0.744903099859559">
            <text:p>0.74</text:p>
          </table:table-cell>
          <table:table-cell/>
        </table:table-row>
        <table:table-row table:style-name="ro1">
          <table:table-cell office:value-type="float" office:value="0.38207382200561">
            <text:p>0.38</text:p>
          </table:table-cell>
          <table:table-cell table:formula="of:=[.A83]*10+1" office:value-type="float" office:value="4.8207382200561">
            <text:p>4.82</text:p>
          </table:table-cell>
          <table:table-cell table:formula="of:=MEDIAN([.B83:.B3398])" office:value-type="float" office:value="0.73418511747451">
            <text:p>0.73</text:p>
          </table:table-cell>
          <table:table-cell office:value-type="float" office:value="83">
            <text:p>83</text:p>
          </table:table-cell>
          <table:table-cell table:formula="of:=[.D83]/100" office:value-type="float" office:value="0.83">
            <text:p>0.83</text:p>
          </table:table-cell>
          <table:table-cell table:formula="of:=PERCENTILE([.C83:.C3398];[.E83])" office:value-type="float" office:value="0.744903099859559">
            <text:p>0.74</text:p>
          </table:table-cell>
          <table:table-cell/>
        </table:table-row>
        <table:table-row table:style-name="ro1">
          <table:table-cell office:value-type="float" office:value="-0.684493618672368">
            <text:p>-0.68</text:p>
          </table:table-cell>
          <table:table-cell table:formula="of:=[.A84]*10+1" office:value-type="float" office:value="-5.84493618672368">
            <text:p>-5.84</text:p>
          </table:table-cell>
          <table:table-cell table:formula="of:=MEDIAN([.B84:.B3399])" office:value-type="float" office:value="0.732860739264767">
            <text:p>0.73</text:p>
          </table:table-cell>
          <table:table-cell office:value-type="float" office:value="84">
            <text:p>84</text:p>
          </table:table-cell>
          <table:table-cell table:formula="of:=[.D84]/100" office:value-type="float" office:value="0.84">
            <text:p>0.84</text:p>
          </table:table-cell>
          <table:table-cell table:formula="of:=PERCENTILE([.C84:.C3399];[.E84])" office:value-type="float" office:value="0.745118441777538">
            <text:p>0.75</text:p>
          </table:table-cell>
          <table:table-cell/>
        </table:table-row>
        <table:table-row table:style-name="ro1">
          <table:table-cell office:value-type="float" office:value="0.637286401345171">
            <text:p>0.64</text:p>
          </table:table-cell>
          <table:table-cell table:formula="of:=[.A85]*10+1" office:value-type="float" office:value="7.37286401345171">
            <text:p>7.37</text:p>
          </table:table-cell>
          <table:table-cell table:formula="of:=MEDIAN([.B85:.B3400])" office:value-type="float" office:value="0.73418511747451">
            <text:p>0.73</text:p>
          </table:table-cell>
          <table:table-cell office:value-type="float" office:value="85">
            <text:p>85</text:p>
          </table:table-cell>
          <table:table-cell table:formula="of:=[.D85]/100" office:value-type="float" office:value="0.85">
            <text:p>0.85</text:p>
          </table:table-cell>
          <table:table-cell table:formula="of:=PERCENTILE([.C85:.C3400];[.E85])" office:value-type="float" office:value="0.745118441777538">
            <text:p>0.75</text:p>
          </table:table-cell>
          <table:table-cell/>
        </table:table-row>
        <table:table-row table:style-name="ro1">
          <table:table-cell office:value-type="float" office:value="-0.315281761161938">
            <text:p>-0.32</text:p>
          </table:table-cell>
          <table:table-cell table:formula="of:=[.A86]*10+1" office:value-type="float" office:value="-2.15281761161938">
            <text:p>-2.15</text:p>
          </table:table-cell>
          <table:table-cell table:formula="of:=MEDIAN([.B86:.B3401])" office:value-type="float" office:value="0.732860739264767">
            <text:p>0.73</text:p>
          </table:table-cell>
          <table:table-cell office:value-type="float" office:value="86">
            <text:p>86</text:p>
          </table:table-cell>
          <table:table-cell table:formula="of:=[.D86]/100" office:value-type="float" office:value="0.86">
            <text:p>0.86</text:p>
          </table:table-cell>
          <table:table-cell table:formula="of:=PERCENTILE([.C86:.C3401];[.E86])" office:value-type="float" office:value="0.745118441777538">
            <text:p>0.75</text:p>
          </table:table-cell>
          <table:table-cell/>
        </table:table-row>
        <table:table-row table:style-name="ro1">
          <table:table-cell office:value-type="float" office:value="0.144603411965637">
            <text:p>0.14</text:p>
          </table:table-cell>
          <table:table-cell table:formula="of:=[.A87]*10+1" office:value-type="float" office:value="2.44603411965637">
            <text:p>2.45</text:p>
          </table:table-cell>
          <table:table-cell table:formula="of:=MEDIAN([.B87:.B3402])" office:value-type="float" office:value="0.73418511747451">
            <text:p>0.73</text:p>
          </table:table-cell>
          <table:table-cell office:value-type="float" office:value="87">
            <text:p>87</text:p>
          </table:table-cell>
          <table:table-cell table:formula="of:=[.D87]/100" office:value-type="float" office:value="0.87">
            <text:p>0.87</text:p>
          </table:table-cell>
          <table:table-cell table:formula="of:=PERCENTILE([.C87:.C3402];[.E87])" office:value-type="float" office:value="0.745333783695518">
            <text:p>0.75</text:p>
          </table:table-cell>
          <table:table-cell/>
        </table:table-row>
        <table:table-row table:style-name="ro1">
          <table:table-cell office:value-type="float" office:value="-0.13445155581543">
            <text:p>-0.13</text:p>
          </table:table-cell>
          <table:table-cell table:formula="of:=[.A88]*10+1" office:value-type="float" office:value="-0.344515558154302">
            <text:p>-0.34</text:p>
          </table:table-cell>
          <table:table-cell table:formula="of:=MEDIAN([.B88:.B3403])" office:value-type="float" office:value="0.732860739264767">
            <text:p>0.73</text:p>
          </table:table-cell>
          <table:table-cell office:value-type="float" office:value="88">
            <text:p>88</text:p>
          </table:table-cell>
          <table:table-cell table:formula="of:=[.D88]/100" office:value-type="float" office:value="0.88">
            <text:p>0.88</text:p>
          </table:table-cell>
          <table:table-cell table:formula="of:=PERCENTILE([.C88:.C3403];[.E88])" office:value-type="float" office:value="0.745333783695518">
            <text:p>0.75</text:p>
          </table:table-cell>
          <table:table-cell/>
        </table:table-row>
        <table:table-row table:style-name="ro1">
          <table:table-cell office:value-type="float" office:value="0.578361788392808">
            <text:p>0.58</text:p>
          </table:table-cell>
          <table:table-cell table:formula="of:=[.A89]*10+1" office:value-type="float" office:value="6.78361788392808">
            <text:p>6.78</text:p>
          </table:table-cell>
          <table:table-cell table:formula="of:=MEDIAN([.B89:.B3404])" office:value-type="float" office:value="0.73418511747451">
            <text:p>0.73</text:p>
          </table:table-cell>
          <table:table-cell office:value-type="float" office:value="89">
            <text:p>89</text:p>
          </table:table-cell>
          <table:table-cell table:formula="of:=[.D89]/100" office:value-type="float" office:value="0.89">
            <text:p>0.89</text:p>
          </table:table-cell>
          <table:table-cell table:formula="of:=PERCENTILE([.C89:.C3404];[.E89])" office:value-type="float" office:value="0.745357609381689">
            <text:p>0.75</text:p>
          </table:table-cell>
          <table:table-cell/>
        </table:table-row>
        <table:table-row table:style-name="ro1">
          <table:table-cell office:value-type="float" office:value="-0.529913490695204">
            <text:p>-0.53</text:p>
          </table:table-cell>
          <table:table-cell table:formula="of:=[.A90]*10+1" office:value-type="float" office:value="-4.29913490695204">
            <text:p>-4.3</text:p>
          </table:table-cell>
          <table:table-cell table:formula="of:=MEDIAN([.B90:.B3405])" office:value-type="float" office:value="0.732860739264767">
            <text:p>0.73</text:p>
          </table:table-cell>
          <table:table-cell office:value-type="float" office:value="90">
            <text:p>90</text:p>
          </table:table-cell>
          <table:table-cell table:formula="of:=[.D90]/100" office:value-type="float" office:value="0.9">
            <text:p>0.9</text:p>
          </table:table-cell>
          <table:table-cell table:formula="of:=PERCENTILE([.C90:.C3405];[.E90])" office:value-type="float" office:value="0.74538143506786">
            <text:p>0.75</text:p>
          </table:table-cell>
          <table:table-cell/>
        </table:table-row>
        <table:table-row table:style-name="ro1">
          <table:table-cell office:value-type="float" office:value="0.115539783929242">
            <text:p>0.12</text:p>
          </table:table-cell>
          <table:table-cell table:formula="of:=[.A91]*10+1" office:value-type="float" office:value="2.15539783929242">
            <text:p>2.16</text:p>
          </table:table-cell>
          <table:table-cell table:formula="of:=MEDIAN([.B91:.B3406])" office:value-type="float" office:value="0.73418511747451">
            <text:p>0.73</text:p>
          </table:table-cell>
          <table:table-cell office:value-type="float" office:value="91">
            <text:p>91</text:p>
          </table:table-cell>
          <table:table-cell table:formula="of:=[.D91]/100" office:value-type="float" office:value="0.91">
            <text:p>0.91</text:p>
          </table:table-cell>
          <table:table-cell table:formula="of:=PERCENTILE([.C91:.C3406];[.E91])" office:value-type="float" office:value="0.74538143506786">
            <text:p>0.75</text:p>
          </table:table-cell>
          <table:table-cell/>
        </table:table-row>
        <table:table-row table:style-name="ro1">
          <table:table-cell office:value-type="float" office:value="-0.380563148508266">
            <text:p>-0.38</text:p>
          </table:table-cell>
          <table:table-cell table:formula="of:=[.A92]*10+1" office:value-type="float" office:value="-2.80563148508266">
            <text:p>-2.81</text:p>
          </table:table-cell>
          <table:table-cell table:formula="of:=MEDIAN([.B92:.B3407])" office:value-type="float" office:value="0.732860739264767">
            <text:p>0.73</text:p>
          </table:table-cell>
          <table:table-cell office:value-type="float" office:value="92">
            <text:p>92</text:p>
          </table:table-cell>
          <table:table-cell table:formula="of:=[.D92]/100" office:value-type="float" office:value="0.92">
            <text:p>0.92</text:p>
          </table:table-cell>
          <table:table-cell table:formula="of:=PERCENTILE([.C92:.C3407];[.E92])" office:value-type="float" office:value="0.748198201489001">
            <text:p>0.75</text:p>
          </table:table-cell>
          <table:table-cell/>
        </table:table-row>
        <table:table-row table:style-name="ro1">
          <table:table-cell office:value-type="float" office:value="-0.18341718903703">
            <text:p>-0.18</text:p>
          </table:table-cell>
          <table:table-cell table:formula="of:=[.A93]*10+1" office:value-type="float" office:value="-0.834171890370303">
            <text:p>-0.83</text:p>
          </table:table-cell>
          <table:table-cell table:formula="of:=MEDIAN([.B93:.B3408])" office:value-type="float" office:value="0.73418511747451">
            <text:p>0.73</text:p>
          </table:table-cell>
          <table:table-cell office:value-type="float" office:value="93">
            <text:p>93</text:p>
          </table:table-cell>
          <table:table-cell table:formula="of:=[.D93]/100" office:value-type="float" office:value="0.93">
            <text:p>0.93</text:p>
          </table:table-cell>
          <table:table-cell table:formula="of:=PERCENTILE([.C93:.C3408];[.E93])" office:value-type="float" office:value="0.748198201489001">
            <text:p>0.75</text:p>
          </table:table-cell>
          <table:table-cell/>
        </table:table-row>
        <table:table-row table:style-name="ro1">
          <table:table-cell office:value-type="float" office:value="-0.669910777875435">
            <text:p>-0.67</text:p>
          </table:table-cell>
          <table:table-cell table:formula="of:=[.A94]*10+1" office:value-type="float" office:value="-5.69910777875435">
            <text:p>-5.7</text:p>
          </table:table-cell>
          <table:table-cell table:formula="of:=MEDIAN([.B94:.B3409])" office:value-type="float" office:value="0.735509495684252">
            <text:p>0.74</text:p>
          </table:table-cell>
          <table:table-cell office:value-type="float" office:value="94">
            <text:p>94</text:p>
          </table:table-cell>
          <table:table-cell table:formula="of:=[.D94]/100" office:value-type="float" office:value="0.94">
            <text:p>0.94</text:p>
          </table:table-cell>
          <table:table-cell table:formula="of:=PERCENTILE([.C94:.C3409];[.E94])" office:value-type="float" office:value="0.751014967910141">
            <text:p>0.75</text:p>
          </table:table-cell>
          <table:table-cell/>
        </table:table-row>
        <table:table-row table:style-name="ro1">
          <table:table-cell office:value-type="float" office:value="0.0401643619051797">
            <text:p>0.04</text:p>
          </table:table-cell>
          <table:table-cell table:formula="of:=[.A95]*10+1" office:value-type="float" office:value="1.4016436190518">
            <text:p>1.4</text:p>
          </table:table-cell>
          <table:table-cell table:formula="of:=MEDIAN([.B95:.B3410])" office:value-type="float" office:value="0.736333947155607">
            <text:p>0.74</text:p>
          </table:table-cell>
          <table:table-cell office:value-type="float" office:value="95">
            <text:p>95</text:p>
          </table:table-cell>
          <table:table-cell table:formula="of:=[.D95]/100" office:value-type="float" office:value="0.95">
            <text:p>0.95</text:p>
          </table:table-cell>
          <table:table-cell table:formula="of:=PERCENTILE([.C95:.C3410];[.E95])" office:value-type="float" office:value="0.751014967910141">
            <text:p>0.75</text:p>
          </table:table-cell>
          <table:table-cell/>
        </table:table-row>
        <table:table-row table:style-name="ro1">
          <table:table-cell office:value-type="float" office:value="0.83444914344433">
            <text:p>0.83</text:p>
          </table:table-cell>
          <table:table-cell table:formula="of:=[.A96]*10+1" office:value-type="float" office:value="9.3444914344433">
            <text:p>9.34</text:p>
          </table:table-cell>
          <table:table-cell table:formula="of:=MEDIAN([.B96:.B3411])" office:value-type="float" office:value="0.735509495684252">
            <text:p>0.74</text:p>
          </table:table-cell>
          <table:table-cell office:value-type="float" office:value="96">
            <text:p>96</text:p>
          </table:table-cell>
          <table:table-cell table:formula="of:=[.D96]/100" office:value-type="float" office:value="0.96">
            <text:p>0.96</text:p>
          </table:table-cell>
          <table:table-cell table:formula="of:=PERCENTILE([.C96:.C3411];[.E96])" office:value-type="float" office:value="0.768047603529879">
            <text:p>0.77</text:p>
          </table:table-cell>
          <table:table-cell/>
        </table:table-row>
        <table:table-row table:style-name="ro1">
          <table:table-cell office:value-type="float" office:value="0.432652950490049">
            <text:p>0.43</text:p>
          </table:table-cell>
          <table:table-cell table:formula="of:=[.A97]*10+1" office:value-type="float" office:value="5.32652950490049">
            <text:p>5.33</text:p>
          </table:table-cell>
          <table:table-cell table:formula="of:=MEDIAN([.B97:.B3412])" office:value-type="float" office:value="0.73418511747451">
            <text:p>0.73</text:p>
          </table:table-cell>
          <table:table-cell office:value-type="float" office:value="97">
            <text:p>97</text:p>
          </table:table-cell>
          <table:table-cell table:formula="of:=[.D97]/100" office:value-type="float" office:value="0.97">
            <text:p>0.97</text:p>
          </table:table-cell>
          <table:table-cell table:formula="of:=PERCENTILE([.C97:.C3412];[.E97])" office:value-type="float" office:value="0.768047603529879">
            <text:p>0.77</text:p>
          </table:table-cell>
          <table:table-cell/>
        </table:table-row>
        <table:table-row table:style-name="ro1">
          <table:table-cell office:value-type="float" office:value="0.210681854481149">
            <text:p>0.21</text:p>
          </table:table-cell>
          <table:table-cell table:formula="of:=[.A98]*10+1" office:value-type="float" office:value="3.10681854481149">
            <text:p>3.11</text:p>
          </table:table-cell>
          <table:table-cell table:formula="of:=MEDIAN([.B98:.B3413])" office:value-type="float" office:value="0.732860739264767">
            <text:p>0.73</text:p>
          </table:table-cell>
          <table:table-cell office:value-type="float" office:value="98">
            <text:p>98</text:p>
          </table:table-cell>
          <table:table-cell table:formula="of:=[.D98]/100" office:value-type="float" office:value="0.98">
            <text:p>0.98</text:p>
          </table:table-cell>
          <table:table-cell table:formula="of:=PERCENTILE([.C98:.C3413];[.E98])" office:value-type="float" office:value="0.785080239149617">
            <text:p>0.79</text:p>
          </table:table-cell>
          <table:table-cell/>
        </table:table-row>
        <table:table-row table:style-name="ro1">
          <table:table-cell office:value-type="float" office:value="0.104102303775067">
            <text:p>0.1</text:p>
          </table:table-cell>
          <table:table-cell table:formula="of:=[.A99]*10+1" office:value-type="float" office:value="2.04102303775067">
            <text:p>2.04</text:p>
          </table:table-cell>
          <table:table-cell table:formula="of:=MEDIAN([.B99:.B3414])" office:value-type="float" office:value="0.732225441112292">
            <text:p>0.73</text:p>
          </table:table-cell>
          <table:table-cell office:value-type="float" office:value="99">
            <text:p>99</text:p>
          </table:table-cell>
          <table:table-cell table:formula="of:=[.D99]/100" office:value-type="float" office:value="0.99">
            <text:p>0.99</text:p>
          </table:table-cell>
          <table:table-cell table:formula="of:=PERCENTILE([.C99:.C3414];[.E99])" office:value-type="float" office:value="0.80046036777911">
            <text:p>0.8</text:p>
          </table:table-cell>
          <table:table-cell/>
        </table:table-row>
        <table:table-row table:style-name="ro1">
          <table:table-cell office:value-type="float" office:value="13.6761794490483">
            <text:p>13.68</text:p>
          </table:table-cell>
          <table:table-cell table:formula="of:=[.A100]*10+1" office:value-type="float" office:value="137.761794490483">
            <text:p>137.76</text:p>
          </table:table-cell>
          <table:table-cell table:formula="of:=MEDIAN([.B100:.B3415])" office:value-type="float" office:value="0.731590142959817">
            <text:p>0.73</text:p>
          </table:table-cell>
          <table:table-cell office:value-type="float" office:value="100">
            <text:p>100</text:p>
          </table:table-cell>
          <table:table-cell table:formula="of:=[.D100]/100" office:value-type="float" office:value="1">
            <text:p>1</text:p>
          </table:table-cell>
          <table:table-cell table:formula="of:=PERCENTILE([.C100:.C3415];[.E100])" office:value-type="float" office:value="3.57123506401601">
            <text:p>3.57</text:p>
          </table:table-cell>
          <table:table-cell/>
        </table:table-row>
        <table:table-row table:style-name="ro1">
          <table:table-cell office:value-type="float" office:value="0.108744789021427">
            <text:p>0.11</text:p>
          </table:table-cell>
          <table:table-cell table:formula="of:=[.A101]*10+1" office:value-type="float" office:value="2.08744789021427">
            <text:p>2.09</text:p>
          </table:table-cell>
          <table:table-cell table:formula="of:=MEDIAN([.B101:.B3416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-0.467726393475119">
            <text:p>-0.47</text:p>
          </table:table-cell>
          <table:table-cell table:formula="of:=[.A102]*10+1" office:value-type="float" office:value="-3.67726393475119">
            <text:p>-3.68</text:p>
          </table:table-cell>
          <table:table-cell table:formula="of:=MEDIAN([.B102:.B3417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0.73151467899613">
            <text:p>0.73</text:p>
          </table:table-cell>
          <table:table-cell table:formula="of:=[.A103]*10+1" office:value-type="float" office:value="8.3151467899613">
            <text:p>8.32</text:p>
          </table:table-cell>
          <table:table-cell table:formula="of:=MEDIAN([.B103:.B3418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-0.203566564680617">
            <text:p>-0.2</text:p>
          </table:table-cell>
          <table:table-cell table:formula="of:=[.A104]*10+1" office:value-type="float" office:value="-1.03566564680617">
            <text:p>-1.04</text:p>
          </table:table-cell>
          <table:table-cell table:formula="of:=MEDIAN([.B104:.B3419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-0.307834925254178">
            <text:p>-0.31</text:p>
          </table:table-cell>
          <table:table-cell table:formula="of:=[.A105]*10+1" office:value-type="float" office:value="-2.07834925254178">
            <text:p>-2.08</text:p>
          </table:table-cell>
          <table:table-cell table:formula="of:=MEDIAN([.B105:.B3420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0.336950889955113">
            <text:p>0.34</text:p>
          </table:table-cell>
          <table:table-cell table:formula="of:=[.A106]*10+1" office:value-type="float" office:value="4.36950889955113">
            <text:p>4.37</text:p>
          </table:table-cell>
          <table:table-cell table:formula="of:=MEDIAN([.B106:.B3421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0.391896344901372">
            <text:p>0.39</text:p>
          </table:table-cell>
          <table:table-cell table:formula="of:=[.A107]*10+1" office:value-type="float" office:value="4.91896344901372">
            <text:p>4.92</text:p>
          </table:table-cell>
          <table:table-cell table:formula="of:=MEDIAN([.B107:.B3422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0.62463576403332">
            <text:p>0.62</text:p>
          </table:table-cell>
          <table:table-cell table:formula="of:=[.A108]*10+1" office:value-type="float" office:value="7.2463576403332">
            <text:p>7.25</text:p>
          </table:table-cell>
          <table:table-cell table:formula="of:=MEDIAN([.B108:.B3423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-0.531394772192735">
            <text:p>-0.53</text:p>
          </table:table-cell>
          <table:table-cell table:formula="of:=[.A109]*10+1" office:value-type="float" office:value="-4.31394772192735">
            <text:p>-4.31</text:p>
          </table:table-cell>
          <table:table-cell table:formula="of:=MEDIAN([.B109:.B3424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0.706676107003353">
            <text:p>0.71</text:p>
          </table:table-cell>
          <table:table-cell table:formula="of:=[.A110]*10+1" office:value-type="float" office:value="8.06676107003353">
            <text:p>8.07</text:p>
          </table:table-cell>
          <table:table-cell table:formula="of:=MEDIAN([.B110:.B3425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-0.372511133939844">
            <text:p>-0.37</text:p>
          </table:table-cell>
          <table:table-cell table:formula="of:=[.A111]*10+1" office:value-type="float" office:value="-2.72511133939844">
            <text:p>-2.73</text:p>
          </table:table-cell>
          <table:table-cell table:formula="of:=MEDIAN([.B111:.B3426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-0.562802543304514">
            <text:p>-0.56</text:p>
          </table:table-cell>
          <table:table-cell table:formula="of:=[.A112]*10+1" office:value-type="float" office:value="-4.62802543304514">
            <text:p>-4.63</text:p>
          </table:table-cell>
          <table:table-cell table:formula="of:=MEDIAN([.B112:.B3427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0.940990447461429">
            <text:p>0.94</text:p>
          </table:table-cell>
          <table:table-cell table:formula="of:=[.A113]*10+1" office:value-type="float" office:value="10.4099044746143">
            <text:p>10.41</text:p>
          </table:table-cell>
          <table:table-cell table:formula="of:=MEDIAN([.B113:.B3428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0.435867382007467">
            <text:p>0.44</text:p>
          </table:table-cell>
          <table:table-cell table:formula="of:=[.A114]*10+1" office:value-type="float" office:value="5.35867382007467">
            <text:p>5.36</text:p>
          </table:table-cell>
          <table:table-cell table:formula="of:=MEDIAN([.B114:.B3429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-0.723495580494826">
            <text:p>-0.72</text:p>
          </table:table-cell>
          <table:table-cell table:formula="of:=[.A115]*10+1" office:value-type="float" office:value="-6.23495580494826">
            <text:p>-6.23</text:p>
          </table:table-cell>
          <table:table-cell table:formula="of:=MEDIAN([.B115:.B3430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-0.794288861744541">
            <text:p>-0.79</text:p>
          </table:table-cell>
          <table:table-cell table:formula="of:=[.A116]*10+1" office:value-type="float" office:value="-6.94288861744541">
            <text:p>-6.94</text:p>
          </table:table-cell>
          <table:table-cell table:formula="of:=MEDIAN([.B116:.B3431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-0.607982325352751">
            <text:p>-0.61</text:p>
          </table:table-cell>
          <table:table-cell table:formula="of:=[.A117]*10+1" office:value-type="float" office:value="-5.07982325352751">
            <text:p>-5.08</text:p>
          </table:table-cell>
          <table:table-cell table:formula="of:=MEDIAN([.B117:.B3432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-0.0431196656346267">
            <text:p>-0.04</text:p>
          </table:table-cell>
          <table:table-cell table:formula="of:=[.A118]*10+1" office:value-type="float" office:value="0.568803343653733">
            <text:p>0.57</text:p>
          </table:table-cell>
          <table:table-cell table:formula="of:=MEDIAN([.B118:.B3433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-0.832662181224397">
            <text:p>-0.83</text:p>
          </table:table-cell>
          <table:table-cell table:formula="of:=[.A119]*10+1" office:value-type="float" office:value="-7.32662181224397">
            <text:p>-7.33</text:p>
          </table:table-cell>
          <table:table-cell table:formula="of:=MEDIAN([.B119:.B3434])" office:value-type="float" office:value="0.732225441112292">
            <text:p>0.73</text:p>
          </table:table-cell>
          <table:table-cell table:number-columns-repeated="4"/>
        </table:table-row>
        <table:table-row table:style-name="ro1">
          <table:table-cell office:value-type="float" office:value="0.987309437670144">
            <text:p>0.99</text:p>
          </table:table-cell>
          <table:table-cell table:formula="of:=[.A120]*10+1" office:value-type="float" office:value="10.8730943767014">
            <text:p>10.87</text:p>
          </table:table-cell>
          <table:table-cell table:formula="of:=MEDIAN([.B120:.B3435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-0.840190026823872">
            <text:p>-0.84</text:p>
          </table:table-cell>
          <table:table-cell table:formula="of:=[.A121]*10+1" office:value-type="float" office:value="-7.40190026823872">
            <text:p>-7.4</text:p>
          </table:table-cell>
          <table:table-cell table:formula="of:=MEDIAN([.B121:.B3436])" office:value-type="float" office:value="0.732225441112292">
            <text:p>0.73</text:p>
          </table:table-cell>
          <table:table-cell table:number-columns-repeated="4"/>
        </table:table-row>
        <table:table-row table:style-name="ro1">
          <table:table-cell office:value-type="float" office:value="0.500927917668307">
            <text:p>0.5</text:p>
          </table:table-cell>
          <table:table-cell table:formula="of:=[.A122]*10+1" office:value-type="float" office:value="6.00927917668307">
            <text:p>6.01</text:p>
          </table:table-cell>
          <table:table-cell table:formula="of:=MEDIAN([.B122:.B3437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-0.337033782640644">
            <text:p>-0.34</text:p>
          </table:table-cell>
          <table:table-cell table:formula="of:=[.A123]*10+1" office:value-type="float" office:value="-2.37033782640644">
            <text:p>-2.37</text:p>
          </table:table-cell>
          <table:table-cell table:formula="of:=MEDIAN([.B123:.B3438])" office:value-type="float" office:value="0.732225441112292">
            <text:p>0.73</text:p>
          </table:table-cell>
          <table:table-cell table:number-columns-repeated="4"/>
        </table:table-row>
        <table:table-row table:style-name="ro1">
          <table:table-cell office:value-type="float" office:value="-0.462559292262969">
            <text:p>-0.46</text:p>
          </table:table-cell>
          <table:table-cell table:formula="of:=[.A124]*10+1" office:value-type="float" office:value="-3.62559292262969">
            <text:p>-3.63</text:p>
          </table:table-cell>
          <table:table-cell table:formula="of:=MEDIAN([.B124:.B3439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-0.917553861875052">
            <text:p>-0.92</text:p>
          </table:table-cell>
          <table:table-cell table:formula="of:=[.A125]*10+1" office:value-type="float" office:value="-8.17553861875052">
            <text:p>-8.18</text:p>
          </table:table-cell>
          <table:table-cell table:formula="of:=MEDIAN([.B125:.B3440])" office:value-type="float" office:value="0.73418511747451">
            <text:p>0.73</text:p>
          </table:table-cell>
          <table:table-cell table:number-columns-repeated="4"/>
        </table:table-row>
        <table:table-row table:style-name="ro1">
          <table:table-cell office:value-type="float" office:value="-0.779774605229494">
            <text:p>-0.78</text:p>
          </table:table-cell>
          <table:table-cell table:formula="of:=[.A126]*10+1" office:value-type="float" office:value="-6.79774605229494">
            <text:p>-6.8</text:p>
          </table:table-cell>
          <table:table-cell table:formula="of:=MEDIAN([.B126:.B3441])" office:value-type="float" office:value="0.735509495684252">
            <text:p>0.74</text:p>
          </table:table-cell>
          <table:table-cell table:number-columns-repeated="4"/>
        </table:table-row>
        <table:table-row table:style-name="ro1">
          <table:table-cell office:value-type="float" office:value="0.328140037717944">
            <text:p>0.33</text:p>
          </table:table-cell>
          <table:table-cell table:formula="of:=[.A127]*10+1" office:value-type="float" office:value="4.28140037717944">
            <text:p>4.28</text:p>
          </table:table-cell>
          <table:table-cell table:formula="of:=MEDIAN([.B127:.B3442])" office:value-type="float" office:value="0.736333947155607">
            <text:p>0.74</text:p>
          </table:table-cell>
          <table:table-cell table:number-columns-repeated="4"/>
        </table:table-row>
        <table:table-row table:style-name="ro1">
          <table:table-cell office:value-type="float" office:value="-0.244533856403179">
            <text:p>-0.24</text:p>
          </table:table-cell>
          <table:table-cell table:formula="of:=[.A128]*10+1" office:value-type="float" office:value="-1.44533856403179">
            <text:p>-1.45</text:p>
          </table:table-cell>
          <table:table-cell table:formula="of:=MEDIAN([.B128:.B3443])" office:value-type="float" office:value="0.735509495684252">
            <text:p>0.74</text:p>
          </table:table-cell>
          <table:table-cell table:number-columns-repeated="4"/>
        </table:table-row>
        <table:table-row table:style-name="ro1">
          <table:table-cell office:value-type="float" office:value="-0.818824204404793">
            <text:p>-0.82</text:p>
          </table:table-cell>
          <table:table-cell table:formula="of:=[.A129]*10+1" office:value-type="float" office:value="-7.18824204404793">
            <text:p>-7.19</text:p>
          </table:table-cell>
          <table:table-cell table:formula="of:=MEDIAN([.B129:.B3444])" office:value-type="float" office:value="0.736333947155607">
            <text:p>0.74</text:p>
          </table:table-cell>
          <table:table-cell table:number-columns-repeated="4"/>
        </table:table-row>
        <table:table-row table:style-name="ro1">
          <table:table-cell office:value-type="float" office:value="0.0365651436585941">
            <text:p>0.04</text:p>
          </table:table-cell>
          <table:table-cell table:formula="of:=[.A130]*10+1" office:value-type="float" office:value="1.36565143658594">
            <text:p>1.37</text:p>
          </table:table-cell>
          <table:table-cell table:formula="of:=MEDIAN([.B130:.B3445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0.0581073985866821">
            <text:p>0.06</text:p>
          </table:table-cell>
          <table:table-cell table:formula="of:=[.A131]*10+1" office:value-type="float" office:value="1.58107398586682">
            <text:p>1.58</text:p>
          </table:table-cell>
          <table:table-cell table:formula="of:=MEDIAN([.B131:.B3446])" office:value-type="float" office:value="0.736333947155607">
            <text:p>0.74</text:p>
          </table:table-cell>
          <table:table-cell table:number-columns-repeated="4"/>
        </table:table-row>
        <table:table-row table:style-name="ro1">
          <table:table-cell office:value-type="float" office:value="-0.92321282540381">
            <text:p>-0.92</text:p>
          </table:table-cell>
          <table:table-cell table:formula="of:=[.A132]*10+1" office:value-type="float" office:value="-8.2321282540381">
            <text:p>-8.23</text:p>
          </table:table-cell>
          <table:table-cell table:formula="of:=MEDIAN([.B132:.B3447])" office:value-type="float" office:value="0.735509495684252">
            <text:p>0.74</text:p>
          </table:table-cell>
          <table:table-cell table:number-columns-repeated="4"/>
        </table:table-row>
        <table:table-row table:style-name="ro1">
          <table:table-cell office:value-type="float" office:value="0.771309925734053">
            <text:p>0.77</text:p>
          </table:table-cell>
          <table:table-cell table:formula="of:=[.A133]*10+1" office:value-type="float" office:value="8.71309925734053">
            <text:p>8.71</text:p>
          </table:table-cell>
          <table:table-cell table:formula="of:=MEDIAN([.B133:.B3448])" office:value-type="float" office:value="0.736333947155607">
            <text:p>0.74</text:p>
          </table:table-cell>
          <table:table-cell table:number-columns-repeated="4"/>
        </table:table-row>
        <table:table-row table:style-name="ro1">
          <table:table-cell office:value-type="float" office:value="0.591942988326991">
            <text:p>0.59</text:p>
          </table:table-cell>
          <table:table-cell table:formula="of:=[.A134]*10+1" office:value-type="float" office:value="6.91942988326991">
            <text:p>6.92</text:p>
          </table:table-cell>
          <table:table-cell table:formula="of:=MEDIAN([.B134:.B3449])" office:value-type="float" office:value="0.735509495684252">
            <text:p>0.74</text:p>
          </table:table-cell>
          <table:table-cell table:number-columns-repeated="4"/>
        </table:table-row>
        <table:table-row table:style-name="ro1">
          <table:table-cell office:value-type="float" office:value="0.603573803169686">
            <text:p>0.6</text:p>
          </table:table-cell>
          <table:table-cell table:formula="of:=[.A135]*10+1" office:value-type="float" office:value="7.03573803169686">
            <text:p>7.04</text:p>
          </table:table-cell>
          <table:table-cell table:formula="of:=MEDIAN([.B135:.B3450])" office:value-type="float" office:value="0.73418511747451">
            <text:p>0.73</text:p>
          </table:table-cell>
          <table:table-cell table:number-columns-repeated="4"/>
        </table:table-row>
        <table:table-row table:style-name="ro1">
          <table:table-cell office:value-type="float" office:value="0.0956389353356114">
            <text:p>0.1</text:p>
          </table:table-cell>
          <table:table-cell table:formula="of:=[.A136]*10+1" office:value-type="float" office:value="1.95638935335611">
            <text:p>1.96</text:p>
          </table:table-cell>
          <table:table-cell table:formula="of:=MEDIAN([.B136:.B3451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0.705717061420597">
            <text:p>0.71</text:p>
          </table:table-cell>
          <table:table-cell table:formula="of:=[.A137]*10+1" office:value-type="float" office:value="8.05717061420597">
            <text:p>8.06</text:p>
          </table:table-cell>
          <table:table-cell table:formula="of:=MEDIAN([.B137:.B3452])" office:value-type="float" office:value="0.732225441112292">
            <text:p>0.73</text:p>
          </table:table-cell>
          <table:table-cell table:number-columns-repeated="4"/>
        </table:table-row>
        <table:table-row table:style-name="ro1">
          <table:table-cell office:value-type="float" office:value="0.0910151207969441">
            <text:p>0.09</text:p>
          </table:table-cell>
          <table:table-cell table:formula="of:=[.A138]*10+1" office:value-type="float" office:value="1.91015120796944">
            <text:p>1.91</text:p>
          </table:table-cell>
          <table:table-cell table:formula="of:=MEDIAN([.B138:.B3453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-0.194459336553219">
            <text:p>-0.19</text:p>
          </table:table-cell>
          <table:table-cell table:formula="of:=[.A139]*10+1" office:value-type="float" office:value="-0.944593365532186">
            <text:p>-0.94</text:p>
          </table:table-cell>
          <table:table-cell table:formula="of:=MEDIAN([.B139:.B3454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-0.40692325558995">
            <text:p>-0.41</text:p>
          </table:table-cell>
          <table:table-cell table:formula="of:=[.A140]*10+1" office:value-type="float" office:value="-3.0692325558995">
            <text:p>-3.07</text:p>
          </table:table-cell>
          <table:table-cell table:formula="of:=MEDIAN([.B140:.B3455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-0.94810930694238">
            <text:p>-0.95</text:p>
          </table:table-cell>
          <table:table-cell table:formula="of:=[.A141]*10+1" office:value-type="float" office:value="-8.4810930694238">
            <text:p>-8.48</text:p>
          </table:table-cell>
          <table:table-cell table:formula="of:=MEDIAN([.B141:.B3456])" office:value-type="float" office:value="0.732225441112292">
            <text:p>0.73</text:p>
          </table:table-cell>
          <table:table-cell table:number-columns-repeated="4"/>
        </table:table-row>
        <table:table-row table:style-name="ro1">
          <table:table-cell office:value-type="float" office:value="-0.492019585444702">
            <text:p>-0.49</text:p>
          </table:table-cell>
          <table:table-cell table:formula="of:=[.A142]*10+1" office:value-type="float" office:value="-3.92019585444702">
            <text:p>-3.92</text:p>
          </table:table-cell>
          <table:table-cell table:formula="of:=MEDIAN([.B142:.B3457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0.164624032400392">
            <text:p>0.16</text:p>
          </table:table-cell>
          <table:table-cell table:formula="of:=[.A143]*10+1" office:value-type="float" office:value="2.64624032400392">
            <text:p>2.65</text:p>
          </table:table-cell>
          <table:table-cell table:formula="of:=MEDIAN([.B143:.B3458])" office:value-type="float" office:value="0.73418511747451">
            <text:p>0.73</text:p>
          </table:table-cell>
          <table:table-cell table:number-columns-repeated="4"/>
        </table:table-row>
        <table:table-row table:style-name="ro1">
          <table:table-cell office:value-type="float" office:value="0.460207657279459">
            <text:p>0.46</text:p>
          </table:table-cell>
          <table:table-cell table:formula="of:=[.A144]*10+1" office:value-type="float" office:value="5.60207657279459">
            <text:p>5.6</text:p>
          </table:table-cell>
          <table:table-cell table:formula="of:=MEDIAN([.B144:.B3459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0.731021002780954">
            <text:p>0.73</text:p>
          </table:table-cell>
          <table:table-cell table:formula="of:=[.A145]*10+1" office:value-type="float" office:value="8.31021002780954">
            <text:p>8.31</text:p>
          </table:table-cell>
          <table:table-cell table:formula="of:=MEDIAN([.B145:.B3460])" office:value-type="float" office:value="0.732225441112292">
            <text:p>0.73</text:p>
          </table:table-cell>
          <table:table-cell table:number-columns-repeated="4"/>
        </table:table-row>
        <table:table-row table:style-name="ro1">
          <table:table-cell office:value-type="float" office:value="-0.777466080735869">
            <text:p>-0.78</text:p>
          </table:table-cell>
          <table:table-cell table:formula="of:=[.A146]*10+1" office:value-type="float" office:value="-6.77466080735869">
            <text:p>-6.77</text:p>
          </table:table-cell>
          <table:table-cell table:formula="of:=MEDIAN([.B146:.B3461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0.731444147352916">
            <text:p>0.73</text:p>
          </table:table-cell>
          <table:table-cell table:formula="of:=[.A147]*10+1" office:value-type="float" office:value="8.31444147352916">
            <text:p>8.31</text:p>
          </table:table-cell>
          <table:table-cell table:formula="of:=MEDIAN([.B147:.B3462])" office:value-type="float" office:value="0.732225441112292">
            <text:p>0.73</text:p>
          </table:table-cell>
          <table:table-cell table:number-columns-repeated="4"/>
        </table:table-row>
        <table:table-row table:style-name="ro1">
          <table:table-cell office:value-type="float" office:value="0.115116402301287">
            <text:p>0.12</text:p>
          </table:table-cell>
          <table:table-cell table:formula="of:=[.A148]*10+1" office:value-type="float" office:value="2.15116402301287">
            <text:p>2.15</text:p>
          </table:table-cell>
          <table:table-cell table:formula="of:=MEDIAN([.B148:.B3463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-0.355754539759934">
            <text:p>-0.36</text:p>
          </table:table-cell>
          <table:table-cell table:formula="of:=[.A149]*10+1" office:value-type="float" office:value="-2.55754539759934">
            <text:p>-2.56</text:p>
          </table:table-cell>
          <table:table-cell table:formula="of:=MEDIAN([.B149:.B3464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-0.532281060102202">
            <text:p>-0.53</text:p>
          </table:table-cell>
          <table:table-cell table:formula="of:=[.A150]*10+1" office:value-type="float" office:value="-4.32281060102202">
            <text:p>-4.32</text:p>
          </table:table-cell>
          <table:table-cell table:formula="of:=MEDIAN([.B150:.B3465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0.0613382897958725">
            <text:p>0.06</text:p>
          </table:table-cell>
          <table:table-cell table:formula="of:=[.A151]*10+1" office:value-type="float" office:value="1.61338289795873">
            <text:p>1.61</text:p>
          </table:table-cell>
          <table:table-cell table:formula="of:=MEDIAN([.B151:.B3466])" office:value-type="float" office:value="0.732225441112292">
            <text:p>0.73</text:p>
          </table:table-cell>
          <table:table-cell table:number-columns-repeated="4"/>
        </table:table-row>
        <table:table-row table:style-name="ro1">
          <table:table-cell office:value-type="float" office:value="0.944227445607412">
            <text:p>0.94</text:p>
          </table:table-cell>
          <table:table-cell table:formula="of:=[.A152]*10+1" office:value-type="float" office:value="10.4422744560741">
            <text:p>10.44</text:p>
          </table:table-cell>
          <table:table-cell table:formula="of:=MEDIAN([.B152:.B3467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-0.0878928079166276">
            <text:p>-0.09</text:p>
          </table:table-cell>
          <table:table-cell table:formula="of:=[.A153]*10+1" office:value-type="float" office:value="0.121071920833724">
            <text:p>0.12</text:p>
          </table:table-cell>
          <table:table-cell table:formula="of:=MEDIAN([.B153:.B3468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-0.78348830935598">
            <text:p>-0.78</text:p>
          </table:table-cell>
          <table:table-cell table:formula="of:=[.A154]*10+1" office:value-type="float" office:value="-6.8348830935598">
            <text:p>-6.83</text:p>
          </table:table-cell>
          <table:table-cell table:formula="of:=MEDIAN([.B154:.B3469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-0.32827425164369">
            <text:p>-0.33</text:p>
          </table:table-cell>
          <table:table-cell table:formula="of:=[.A155]*10+1" office:value-type="float" office:value="-2.2827425164369">
            <text:p>-2.28</text:p>
          </table:table-cell>
          <table:table-cell table:formula="of:=MEDIAN([.B155:.B3470])" office:value-type="float" office:value="0.732225441112292">
            <text:p>0.73</text:p>
          </table:table-cell>
          <table:table-cell table:number-columns-repeated="4"/>
        </table:table-row>
        <table:table-row table:style-name="ro1">
          <table:table-cell office:value-type="float" office:value="-0.867095283748164">
            <text:p>-0.87</text:p>
          </table:table-cell>
          <table:table-cell table:formula="of:=[.A156]*10+1" office:value-type="float" office:value="-7.67095283748164">
            <text:p>-7.67</text:p>
          </table:table-cell>
          <table:table-cell table:formula="of:=MEDIAN([.B156:.B3471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0.118058448398482">
            <text:p>0.12</text:p>
          </table:table-cell>
          <table:table-cell table:formula="of:=[.A157]*10+1" office:value-type="float" office:value="2.18058448398482">
            <text:p>2.18</text:p>
          </table:table-cell>
          <table:table-cell table:formula="of:=MEDIAN([.B157:.B3472])" office:value-type="float" office:value="0.73418511747451">
            <text:p>0.73</text:p>
          </table:table-cell>
          <table:table-cell table:number-columns-repeated="4"/>
        </table:table-row>
        <table:table-row table:style-name="ro1">
          <table:table-cell office:value-type="float" office:value="-0.745956597152152">
            <text:p>-0.75</text:p>
          </table:table-cell>
          <table:table-cell table:formula="of:=[.A158]*10+1" office:value-type="float" office:value="-6.45956597152152">
            <text:p>-6.46</text:p>
          </table:table-cell>
          <table:table-cell table:formula="of:=MEDIAN([.B158:.B3473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0.722288274699304">
            <text:p>0.72</text:p>
          </table:table-cell>
          <table:table-cell table:formula="of:=[.A159]*10+1" office:value-type="float" office:value="8.22288274699304">
            <text:p>8.22</text:p>
          </table:table-cell>
          <table:table-cell table:formula="of:=MEDIAN([.B159:.B3474])" office:value-type="float" office:value="0.73418511747451">
            <text:p>0.73</text:p>
          </table:table-cell>
          <table:table-cell table:number-columns-repeated="4"/>
        </table:table-row>
        <table:table-row table:style-name="ro1">
          <table:table-cell office:value-type="float" office:value="-0.231356083794462">
            <text:p>-0.23</text:p>
          </table:table-cell>
          <table:table-cell table:formula="of:=[.A160]*10+1" office:value-type="float" office:value="-1.31356083794462">
            <text:p>-1.31</text:p>
          </table:table-cell>
          <table:table-cell table:formula="of:=MEDIAN([.B160:.B3475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0.169950822235111">
            <text:p>0.17</text:p>
          </table:table-cell>
          <table:table-cell table:formula="of:=[.A161]*10+1" office:value-type="float" office:value="2.69950822235111">
            <text:p>2.7</text:p>
          </table:table-cell>
          <table:table-cell table:formula="of:=MEDIAN([.B161:.B3476])" office:value-type="float" office:value="0.73418511747451">
            <text:p>0.73</text:p>
          </table:table-cell>
          <table:table-cell table:number-columns-repeated="4"/>
        </table:table-row>
        <table:table-row table:style-name="ro1">
          <table:table-cell office:value-type="float" office:value="0.368745328181511">
            <text:p>0.37</text:p>
          </table:table-cell>
          <table:table-cell table:formula="of:=[.A162]*10+1" office:value-type="float" office:value="4.68745328181511">
            <text:p>4.69</text:p>
          </table:table-cell>
          <table:table-cell table:formula="of:=MEDIAN([.B162:.B3477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0.615047622596415">
            <text:p>0.62</text:p>
          </table:table-cell>
          <table:table-cell table:formula="of:=[.A163]*10+1" office:value-type="float" office:value="7.15047622596415">
            <text:p>7.15</text:p>
          </table:table-cell>
          <table:table-cell table:formula="of:=MEDIAN([.B163:.B3478])" office:value-type="float" office:value="0.732225441112292">
            <text:p>0.73</text:p>
          </table:table-cell>
          <table:table-cell table:number-columns-repeated="4"/>
        </table:table-row>
        <table:table-row table:style-name="ro1">
          <table:table-cell office:value-type="float" office:value="0.86044669473689">
            <text:p>0.86</text:p>
          </table:table-cell>
          <table:table-cell table:formula="of:=[.A164]*10+1" office:value-type="float" office:value="9.6044669473689">
            <text:p>9.6</text:p>
          </table:table-cell>
          <table:table-cell table:formula="of:=MEDIAN([.B164:.B3479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-0.587692090399104">
            <text:p>-0.59</text:p>
          </table:table-cell>
          <table:table-cell table:formula="of:=[.A165]*10+1" office:value-type="float" office:value="-4.87692090399104">
            <text:p>-4.88</text:p>
          </table:table-cell>
          <table:table-cell table:formula="of:=MEDIAN([.B165:.B3480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-0.826579683846383">
            <text:p>-0.83</text:p>
          </table:table-cell>
          <table:table-cell table:formula="of:=[.A166]*10+1" office:value-type="float" office:value="-7.26579683846383">
            <text:p>-7.27</text:p>
          </table:table-cell>
          <table:table-cell table:formula="of:=MEDIAN([.B166:.B3481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0.339487958908833">
            <text:p>0.34</text:p>
          </table:table-cell>
          <table:table-cell table:formula="of:=[.A167]*10+1" office:value-type="float" office:value="4.39487958908833">
            <text:p>4.39</text:p>
          </table:table-cell>
          <table:table-cell table:formula="of:=MEDIAN([.B167:.B3482])" office:value-type="float" office:value="0.732225441112292">
            <text:p>0.73</text:p>
          </table:table-cell>
          <table:table-cell table:number-columns-repeated="4"/>
        </table:table-row>
        <table:table-row table:style-name="ro1">
          <table:table-cell office:value-type="float" office:value="0.837468774656033">
            <text:p>0.84</text:p>
          </table:table-cell>
          <table:table-cell table:formula="of:=[.A168]*10+1" office:value-type="float" office:value="9.37468774656033">
            <text:p>9.37</text:p>
          </table:table-cell>
          <table:table-cell table:formula="of:=MEDIAN([.B168:.B3483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-0.984513609579028">
            <text:p>-0.98</text:p>
          </table:table-cell>
          <table:table-cell table:formula="of:=[.A169]*10+1" office:value-type="float" office:value="-8.84513609579028">
            <text:p>-8.85</text:p>
          </table:table-cell>
          <table:table-cell table:formula="of:=MEDIAN([.B169:.B3484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0.350986351465427">
            <text:p>0.35</text:p>
          </table:table-cell>
          <table:table-cell table:formula="of:=[.A170]*10+1" office:value-type="float" office:value="4.50986351465427">
            <text:p>4.51</text:p>
          </table:table-cell>
          <table:table-cell table:formula="of:=MEDIAN([.B170:.B3485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-0.290556603602495">
            <text:p>-0.29</text:p>
          </table:table-cell>
          <table:table-cell table:formula="of:=[.A171]*10+1" office:value-type="float" office:value="-1.90556603602495">
            <text:p>-1.91</text:p>
          </table:table-cell>
          <table:table-cell table:formula="of:=MEDIAN([.B171:.B3486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-0.0447289279570405">
            <text:p>-0.04</text:p>
          </table:table-cell>
          <table:table-cell table:formula="of:=[.A172]*10+1" office:value-type="float" office:value="0.552710720429595">
            <text:p>0.55</text:p>
          </table:table-cell>
          <table:table-cell table:formula="of:=MEDIAN([.B172:.B3487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-0.784813926319106">
            <text:p>-0.78</text:p>
          </table:table-cell>
          <table:table-cell table:formula="of:=[.A173]*10+1" office:value-type="float" office:value="-6.84813926319106">
            <text:p>-6.85</text:p>
          </table:table-cell>
          <table:table-cell table:formula="of:=MEDIAN([.B173:.B3488])" office:value-type="float" office:value="0.732225441112292">
            <text:p>0.73</text:p>
          </table:table-cell>
          <table:table-cell table:number-columns-repeated="4"/>
        </table:table-row>
        <table:table-row table:style-name="ro1">
          <table:table-cell office:value-type="float" office:value="-0.0456211851980191">
            <text:p>-0.05</text:p>
          </table:table-cell>
          <table:table-cell table:formula="of:=[.A174]*10+1" office:value-type="float" office:value="0.543788148019809">
            <text:p>0.54</text:p>
          </table:table-cell>
          <table:table-cell table:formula="of:=MEDIAN([.B174:.B3489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0.304093041754275">
            <text:p>0.3</text:p>
          </table:table-cell>
          <table:table-cell table:formula="of:=[.A175]*10+1" office:value-type="float" office:value="4.04093041754275">
            <text:p>4.04</text:p>
          </table:table-cell>
          <table:table-cell table:formula="of:=MEDIAN([.B175:.B3490])" office:value-type="float" office:value="0.73418511747451">
            <text:p>0.73</text:p>
          </table:table-cell>
          <table:table-cell table:number-columns-repeated="4"/>
        </table:table-row>
        <table:table-row table:style-name="ro1">
          <table:table-cell office:value-type="float" office:value="0.728486614954058">
            <text:p>0.73</text:p>
          </table:table-cell>
          <table:table-cell table:formula="of:=[.A176]*10+1" office:value-type="float" office:value="8.28486614954058">
            <text:p>8.28</text:p>
          </table:table-cell>
          <table:table-cell table:formula="of:=MEDIAN([.B176:.B3491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0.241619626103052">
            <text:p>0.24</text:p>
          </table:table-cell>
          <table:table-cell table:formula="of:=[.A177]*10+1" office:value-type="float" office:value="3.41619626103052">
            <text:p>3.42</text:p>
          </table:table-cell>
          <table:table-cell table:formula="of:=MEDIAN([.B177:.B3492])" office:value-type="float" office:value="0.732225441112292">
            <text:p>0.73</text:p>
          </table:table-cell>
          <table:table-cell table:number-columns-repeated="4"/>
        </table:table-row>
        <table:table-row table:style-name="ro1">
          <table:table-cell office:value-type="float" office:value="0.580319951888874">
            <text:p>0.58</text:p>
          </table:table-cell>
          <table:table-cell table:formula="of:=[.A178]*10+1" office:value-type="float" office:value="6.80319951888874">
            <text:p>6.8</text:p>
          </table:table-cell>
          <table:table-cell table:formula="of:=MEDIAN([.B178:.B3493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-0.52087791317537">
            <text:p>-0.52</text:p>
          </table:table-cell>
          <table:table-cell table:formula="of:=[.A179]*10+1" office:value-type="float" office:value="-4.2087791317537">
            <text:p>-4.21</text:p>
          </table:table-cell>
          <table:table-cell table:formula="of:=MEDIAN([.B179:.B3494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0.608440705745749">
            <text:p>0.61</text:p>
          </table:table-cell>
          <table:table-cell table:formula="of:=[.A180]*10+1" office:value-type="float" office:value="7.08440705745749">
            <text:p>7.08</text:p>
          </table:table-cell>
          <table:table-cell table:formula="of:=MEDIAN([.B180:.B3495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0.76148019337668">
            <text:p>0.76</text:p>
          </table:table-cell>
          <table:table-cell table:formula="of:=[.A181]*10+1" office:value-type="float" office:value="8.6148019337668">
            <text:p>8.61</text:p>
          </table:table-cell>
          <table:table-cell table:formula="of:=MEDIAN([.B181:.B3496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-0.908403601880914">
            <text:p>-0.91</text:p>
          </table:table-cell>
          <table:table-cell table:formula="of:=[.A182]*10+1" office:value-type="float" office:value="-8.08403601880914">
            <text:p>-8.08</text:p>
          </table:table-cell>
          <table:table-cell table:formula="of:=MEDIAN([.B182:.B3497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0.192881670598851">
            <text:p>0.19</text:p>
          </table:table-cell>
          <table:table-cell table:formula="of:=[.A183]*10+1" office:value-type="float" office:value="2.92881670598851">
            <text:p>2.93</text:p>
          </table:table-cell>
          <table:table-cell table:formula="of:=MEDIAN([.B183:.B3498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-0.301486075589101">
            <text:p>-0.3</text:p>
          </table:table-cell>
          <table:table-cell table:formula="of:=[.A184]*10+1" office:value-type="float" office:value="-2.01486075589101">
            <text:p>-2.01</text:p>
          </table:table-cell>
          <table:table-cell table:formula="of:=MEDIAN([.B184:.B3499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-0.61882828064779">
            <text:p>-0.62</text:p>
          </table:table-cell>
          <table:table-cell table:formula="of:=[.A185]*10+1" office:value-type="float" office:value="-5.1882828064779">
            <text:p>-5.19</text:p>
          </table:table-cell>
          <table:table-cell table:formula="of:=MEDIAN([.B185:.B3500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-0.401768987029058">
            <text:p>-0.4</text:p>
          </table:table-cell>
          <table:table-cell table:formula="of:=[.A186]*10+1" office:value-type="float" office:value="-3.01768987029058">
            <text:p>-3.02</text:p>
          </table:table-cell>
          <table:table-cell table:formula="of:=MEDIAN([.B186:.B3501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0.138744127618604">
            <text:p>0.14</text:p>
          </table:table-cell>
          <table:table-cell table:formula="of:=[.A187]*10+1" office:value-type="float" office:value="2.38744127618604">
            <text:p>2.39</text:p>
          </table:table-cell>
          <table:table-cell table:formula="of:=MEDIAN([.B187:.B3502])" office:value-type="float" office:value="0.732225441112292">
            <text:p>0.73</text:p>
          </table:table-cell>
          <table:table-cell table:number-columns-repeated="4"/>
        </table:table-row>
        <table:table-row table:style-name="ro1">
          <table:table-cell office:value-type="float" office:value="-0.0792714936923563">
            <text:p>-0.08</text:p>
          </table:table-cell>
          <table:table-cell table:formula="of:=[.A188]*10+1" office:value-type="float" office:value="0.207285063076437">
            <text:p>0.21</text:p>
          </table:table-cell>
          <table:table-cell table:formula="of:=MEDIAN([.B188:.B3503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0.391836535207372">
            <text:p>0.39</text:p>
          </table:table-cell>
          <table:table-cell table:formula="of:=[.A189]*10+1" office:value-type="float" office:value="4.91836535207372">
            <text:p>4.92</text:p>
          </table:table-cell>
          <table:table-cell table:formula="of:=MEDIAN([.B189:.B3504])" office:value-type="float" office:value="0.732225441112292">
            <text:p>0.73</text:p>
          </table:table-cell>
          <table:table-cell table:number-columns-repeated="4"/>
        </table:table-row>
        <table:table-row table:style-name="ro1">
          <table:table-cell office:value-type="float" office:value="0.0482966969309276">
            <text:p>0.05</text:p>
          </table:table-cell>
          <table:table-cell table:formula="of:=[.A190]*10+1" office:value-type="float" office:value="1.48296696930928">
            <text:p>1.48</text:p>
          </table:table-cell>
          <table:table-cell table:formula="of:=MEDIAN([.B190:.B3505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-0.805516404414203">
            <text:p>-0.81</text:p>
          </table:table-cell>
          <table:table-cell table:formula="of:=[.A191]*10+1" office:value-type="float" office:value="-7.05516404414203">
            <text:p>-7.06</text:p>
          </table:table-cell>
          <table:table-cell table:formula="of:=MEDIAN([.B191:.B3506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-0.229089971666245">
            <text:p>-0.23</text:p>
          </table:table-cell>
          <table:table-cell table:formula="of:=[.A192]*10+1" office:value-type="float" office:value="-1.29089971666245">
            <text:p>-1.29</text:p>
          </table:table-cell>
          <table:table-cell table:formula="of:=MEDIAN([.B192:.B3507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-0.701802210247279">
            <text:p>-0.7</text:p>
          </table:table-cell>
          <table:table-cell table:formula="of:=[.A193]*10+1" office:value-type="float" office:value="-6.01802210247279">
            <text:p>-6.02</text:p>
          </table:table-cell>
          <table:table-cell table:formula="of:=MEDIAN([.B193:.B3508])" office:value-type="float" office:value="0.732225441112292">
            <text:p>0.73</text:p>
          </table:table-cell>
          <table:table-cell table:number-columns-repeated="4"/>
        </table:table-row>
        <table:table-row table:style-name="ro1">
          <table:table-cell office:value-type="float" office:value="-0.606106823848437">
            <text:p>-0.61</text:p>
          </table:table-cell>
          <table:table-cell table:formula="of:=[.A194]*10+1" office:value-type="float" office:value="-5.06106823848437">
            <text:p>-5.06</text:p>
          </table:table-cell>
          <table:table-cell table:formula="of:=MEDIAN([.B194:.B3509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0.143696127370484">
            <text:p>0.14</text:p>
          </table:table-cell>
          <table:table-cell table:formula="of:=[.A195]*10+1" office:value-type="float" office:value="2.43696127370484">
            <text:p>2.44</text:p>
          </table:table-cell>
          <table:table-cell table:formula="of:=MEDIAN([.B195:.B3510])" office:value-type="float" office:value="0.73418511747451">
            <text:p>0.73</text:p>
          </table:table-cell>
          <table:table-cell table:number-columns-repeated="4"/>
        </table:table-row>
        <table:table-row table:style-name="ro1">
          <table:table-cell office:value-type="float" office:value="-0.537632980016572">
            <text:p>-0.54</text:p>
          </table:table-cell>
          <table:table-cell table:formula="of:=[.A196]*10+1" office:value-type="float" office:value="-4.37632980016572">
            <text:p>-4.38</text:p>
          </table:table-cell>
          <table:table-cell table:formula="of:=MEDIAN([.B196:.B3511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0.0880909696887325">
            <text:p>0.09</text:p>
          </table:table-cell>
          <table:table-cell table:formula="of:=[.A197]*10+1" office:value-type="float" office:value="1.88090969688733">
            <text:p>1.88</text:p>
          </table:table-cell>
          <table:table-cell table:formula="of:=MEDIAN([.B197:.B3512])" office:value-type="float" office:value="0.73418511747451">
            <text:p>0.73</text:p>
          </table:table-cell>
          <table:table-cell table:number-columns-repeated="4"/>
        </table:table-row>
        <table:table-row table:style-name="ro1">
          <table:table-cell office:value-type="float" office:value="-0.859194275182202">
            <text:p>-0.86</text:p>
          </table:table-cell>
          <table:table-cell table:formula="of:=[.A198]*10+1" office:value-type="float" office:value="-7.59194275182202">
            <text:p>-7.59</text:p>
          </table:table-cell>
          <table:table-cell table:formula="of:=MEDIAN([.B198:.B3513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-0.752587442780446">
            <text:p>-0.75</text:p>
          </table:table-cell>
          <table:table-cell table:formula="of:=[.A199]*10+1" office:value-type="float" office:value="-6.52587442780446">
            <text:p>-6.53</text:p>
          </table:table-cell>
          <table:table-cell table:formula="of:=MEDIAN([.B199:.B3514])" office:value-type="float" office:value="0.73418511747451">
            <text:p>0.73</text:p>
          </table:table-cell>
          <table:table-cell table:number-columns-repeated="4"/>
        </table:table-row>
        <table:table-row table:style-name="ro1">
          <table:table-cell office:value-type="float" office:value="0.667139557356298">
            <text:p>0.67</text:p>
          </table:table-cell>
          <table:table-cell table:formula="of:=[.A200]*10+1" office:value-type="float" office:value="7.67139557356298">
            <text:p>7.67</text:p>
          </table:table-cell>
          <table:table-cell table:formula="of:=MEDIAN([.B200:.B3515])" office:value-type="float" office:value="0.735509495684252">
            <text:p>0.74</text:p>
          </table:table-cell>
          <table:table-cell table:number-columns-repeated="4"/>
        </table:table-row>
        <table:table-row table:style-name="ro1">
          <table:table-cell office:value-type="float" office:value="-0.100670837825318">
            <text:p>-0.1</text:p>
          </table:table-cell>
          <table:table-cell table:formula="of:=[.A201]*10+1" office:value-type="float" office:value="-0.00670837825317494">
            <text:p>-0.01</text:p>
          </table:table-cell>
          <table:table-cell table:formula="of:=MEDIAN([.B201:.B3516])" office:value-type="float" office:value="0.73418511747451">
            <text:p>0.73</text:p>
          </table:table-cell>
          <table:table-cell table:number-columns-repeated="4"/>
        </table:table-row>
        <table:table-row table:style-name="ro1">
          <table:table-cell office:value-type="float" office:value="-0.368974689841884">
            <text:p>-0.37</text:p>
          </table:table-cell>
          <table:table-cell table:formula="of:=[.A202]*10+1" office:value-type="float" office:value="-2.68974689841884">
            <text:p>-2.69</text:p>
          </table:table-cell>
          <table:table-cell table:formula="of:=MEDIAN([.B202:.B3517])" office:value-type="float" office:value="0.735509495684252">
            <text:p>0.74</text:p>
          </table:table-cell>
          <table:table-cell table:number-columns-repeated="4"/>
        </table:table-row>
        <table:table-row table:style-name="ro1">
          <table:table-cell office:value-type="float" office:value="0.00301702111519553">
            <text:p>0</text:p>
          </table:table-cell>
          <table:table-cell table:formula="of:=[.A203]*10+1" office:value-type="float" office:value="1.03017021115196">
            <text:p>1.03</text:p>
          </table:table-cell>
          <table:table-cell table:formula="of:=MEDIAN([.B203:.B3518])" office:value-type="float" office:value="0.736333947155607">
            <text:p>0.74</text:p>
          </table:table-cell>
          <table:table-cell table:number-columns-repeated="4"/>
        </table:table-row>
        <table:table-row table:style-name="ro1">
          <table:table-cell office:value-type="float" office:value="0.443471802676538">
            <text:p>0.44</text:p>
          </table:table-cell>
          <table:table-cell table:formula="of:=[.A204]*10+1" office:value-type="float" office:value="5.43471802676538">
            <text:p>5.43</text:p>
          </table:table-cell>
          <table:table-cell table:formula="of:=MEDIAN([.B204:.B3519])" office:value-type="float" office:value="0.735509495684252">
            <text:p>0.74</text:p>
          </table:table-cell>
          <table:table-cell table:number-columns-repeated="4"/>
        </table:table-row>
        <table:table-row table:style-name="ro1">
          <table:table-cell office:value-type="float" office:value="-0.942267963865167">
            <text:p>-0.94</text:p>
          </table:table-cell>
          <table:table-cell table:formula="of:=[.A205]*10+1" office:value-type="float" office:value="-8.42267963865167">
            <text:p>-8.42</text:p>
          </table:table-cell>
          <table:table-cell table:formula="of:=MEDIAN([.B205:.B3520])" office:value-type="float" office:value="0.73418511747451">
            <text:p>0.73</text:p>
          </table:table-cell>
          <table:table-cell table:number-columns-repeated="4"/>
        </table:table-row>
        <table:table-row table:style-name="ro1">
          <table:table-cell office:value-type="float" office:value="-0.366272197394817">
            <text:p>-0.37</text:p>
          </table:table-cell>
          <table:table-cell table:formula="of:=[.A206]*10+1" office:value-type="float" office:value="-2.66272197394817">
            <text:p>-2.66</text:p>
          </table:table-cell>
          <table:table-cell table:formula="of:=MEDIAN([.B206:.B3521])" office:value-type="float" office:value="0.735509495684252">
            <text:p>0.74</text:p>
          </table:table-cell>
          <table:table-cell table:number-columns-repeated="4"/>
        </table:table-row>
        <table:table-row table:style-name="ro1">
          <table:table-cell office:value-type="float" office:value="0.0944370830583448">
            <text:p>0.09</text:p>
          </table:table-cell>
          <table:table-cell table:formula="of:=[.A207]*10+1" office:value-type="float" office:value="1.94437083058345">
            <text:p>1.94</text:p>
          </table:table-cell>
          <table:table-cell table:formula="of:=MEDIAN([.B207:.B3522])" office:value-type="float" office:value="0.736333947155607">
            <text:p>0.74</text:p>
          </table:table-cell>
          <table:table-cell table:number-columns-repeated="4"/>
        </table:table-row>
        <table:table-row table:style-name="ro1">
          <table:table-cell office:value-type="float" office:value="0.325647842409873">
            <text:p>0.33</text:p>
          </table:table-cell>
          <table:table-cell table:formula="of:=[.A208]*10+1" office:value-type="float" office:value="4.25647842409873">
            <text:p>4.26</text:p>
          </table:table-cell>
          <table:table-cell table:formula="of:=MEDIAN([.B208:.B3523])" office:value-type="float" office:value="0.735509495684252">
            <text:p>0.74</text:p>
          </table:table-cell>
          <table:table-cell table:number-columns-repeated="4"/>
        </table:table-row>
        <table:table-row table:style-name="ro1">
          <table:table-cell office:value-type="float" office:value="0.242175055618438">
            <text:p>0.24</text:p>
          </table:table-cell>
          <table:table-cell table:formula="of:=[.A209]*10+1" office:value-type="float" office:value="3.42175055618438">
            <text:p>3.42</text:p>
          </table:table-cell>
          <table:table-cell table:formula="of:=MEDIAN([.B209:.B3524])" office:value-type="float" office:value="0.73418511747451">
            <text:p>0.73</text:p>
          </table:table-cell>
          <table:table-cell table:number-columns-repeated="4"/>
        </table:table-row>
        <table:table-row table:style-name="ro1">
          <table:table-cell office:value-type="float" office:value="-0.678280426513292">
            <text:p>-0.68</text:p>
          </table:table-cell>
          <table:table-cell table:formula="of:=[.A210]*10+1" office:value-type="float" office:value="-5.78280426513292">
            <text:p>-5.78</text:p>
          </table:table-cell>
          <table:table-cell table:formula="of:=MEDIAN([.B210:.B3525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-0.25344719748329">
            <text:p>-0.25</text:p>
          </table:table-cell>
          <table:table-cell table:formula="of:=[.A211]*10+1" office:value-type="float" office:value="-1.5344719748329">
            <text:p>-1.53</text:p>
          </table:table-cell>
          <table:table-cell table:formula="of:=MEDIAN([.B211:.B3526])" office:value-type="float" office:value="0.73418511747451">
            <text:p>0.73</text:p>
          </table:table-cell>
          <table:table-cell table:number-columns-repeated="4"/>
        </table:table-row>
        <table:table-row table:style-name="ro1">
          <table:table-cell office:value-type="float" office:value="0.576363546558532">
            <text:p>0.58</text:p>
          </table:table-cell>
          <table:table-cell table:formula="of:=[.A212]*10+1" office:value-type="float" office:value="6.76363546558532">
            <text:p>6.76</text:p>
          </table:table-cell>
          <table:table-cell table:formula="of:=MEDIAN([.B212:.B3527])" office:value-type="float" office:value="0.735509495684252">
            <text:p>0.74</text:p>
          </table:table-cell>
          <table:table-cell table:number-columns-repeated="4"/>
        </table:table-row>
        <table:table-row table:style-name="ro1">
          <table:table-cell office:value-type="float" office:value="0.793743921446778">
            <text:p>0.79</text:p>
          </table:table-cell>
          <table:table-cell table:formula="of:=[.A213]*10+1" office:value-type="float" office:value="8.93743921446778">
            <text:p>8.94</text:p>
          </table:table-cell>
          <table:table-cell table:formula="of:=MEDIAN([.B213:.B3528])" office:value-type="float" office:value="0.73418511747451">
            <text:p>0.73</text:p>
          </table:table-cell>
          <table:table-cell table:number-columns-repeated="4"/>
        </table:table-row>
        <table:table-row table:style-name="ro1">
          <table:table-cell office:value-type="float" office:value="0.835027740832548">
            <text:p>0.84</text:p>
          </table:table-cell>
          <table:table-cell table:formula="of:=[.A214]*10+1" office:value-type="float" office:value="9.35027740832548">
            <text:p>9.35</text:p>
          </table:table-cell>
          <table:table-cell table:formula="of:=MEDIAN([.B214:.B3529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-0.53076544298652">
            <text:p>-0.53</text:p>
          </table:table-cell>
          <table:table-cell table:formula="of:=[.A215]*10+1" office:value-type="float" office:value="-4.3076544298652">
            <text:p>-4.31</text:p>
          </table:table-cell>
          <table:table-cell table:formula="of:=MEDIAN([.B215:.B3530])" office:value-type="float" office:value="0.732225441112292">
            <text:p>0.73</text:p>
          </table:table-cell>
          <table:table-cell table:number-columns-repeated="4"/>
        </table:table-row>
        <table:table-row table:style-name="ro1">
          <table:table-cell office:value-type="float" office:value="0.90303430168769">
            <text:p>0.9</text:p>
          </table:table-cell>
          <table:table-cell table:formula="of:=[.A216]*10+1" office:value-type="float" office:value="10.0303430168769">
            <text:p>10.03</text:p>
          </table:table-cell>
          <table:table-cell table:formula="of:=MEDIAN([.B216:.B3531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-0.337593354700496">
            <text:p>-0.34</text:p>
          </table:table-cell>
          <table:table-cell table:formula="of:=[.A217]*10+1" office:value-type="float" office:value="-2.37593354700496">
            <text:p>-2.38</text:p>
          </table:table-cell>
          <table:table-cell table:formula="of:=MEDIAN([.B217:.B3532])" office:value-type="float" office:value="0.732225441112292">
            <text:p>0.73</text:p>
          </table:table-cell>
          <table:table-cell table:number-columns-repeated="4"/>
        </table:table-row>
        <table:table-row table:style-name="ro1">
          <table:table-cell office:value-type="float" office:value="0.749878384411315">
            <text:p>0.75</text:p>
          </table:table-cell>
          <table:table-cell table:formula="of:=[.A218]*10+1" office:value-type="float" office:value="8.49878384411315">
            <text:p>8.5</text:p>
          </table:table-cell>
          <table:table-cell table:formula="of:=MEDIAN([.B218:.B3533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0.903680735309441">
            <text:p>0.9</text:p>
          </table:table-cell>
          <table:table-cell table:formula="of:=[.A219]*10+1" office:value-type="float" office:value="10.0368073530944">
            <text:p>10.04</text:p>
          </table:table-cell>
          <table:table-cell table:formula="of:=MEDIAN([.B219:.B3534])" office:value-type="float" office:value="0.732225441112292">
            <text:p>0.73</text:p>
          </table:table-cell>
          <table:table-cell table:number-columns-repeated="4"/>
        </table:table-row>
        <table:table-row table:style-name="ro1">
          <table:table-cell office:value-type="float" office:value="0.58888803310006">
            <text:p>0.59</text:p>
          </table:table-cell>
          <table:table-cell table:formula="of:=[.A220]*10+1" office:value-type="float" office:value="6.8888803310006">
            <text:p>6.89</text:p>
          </table:table-cell>
          <table:table-cell table:formula="of:=MEDIAN([.B220:.B3535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-0.722563702902596">
            <text:p>-0.72</text:p>
          </table:table-cell>
          <table:table-cell table:formula="of:=[.A221]*10+1" office:value-type="float" office:value="-6.22563702902597">
            <text:p>-6.23</text:p>
          </table:table-cell>
          <table:table-cell table:formula="of:=MEDIAN([.B221:.B3536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-0.618600164729678">
            <text:p>-0.62</text:p>
          </table:table-cell>
          <table:table-cell table:formula="of:=[.A222]*10+1" office:value-type="float" office:value="-5.18600164729678">
            <text:p>-5.19</text:p>
          </table:table-cell>
          <table:table-cell table:formula="of:=MEDIAN([.B222:.B3537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0.641017351846139">
            <text:p>0.64</text:p>
          </table:table-cell>
          <table:table-cell table:formula="of:=[.A223]*10+1" office:value-type="float" office:value="7.41017351846139">
            <text:p>7.41</text:p>
          </table:table-cell>
          <table:table-cell table:formula="of:=MEDIAN([.B223:.B3538])" office:value-type="float" office:value="0.732225441112292">
            <text:p>0.73</text:p>
          </table:table-cell>
          <table:table-cell table:number-columns-repeated="4"/>
        </table:table-row>
        <table:table-row table:style-name="ro1">
          <table:table-cell office:value-type="float" office:value="0.383640702035618">
            <text:p>0.38</text:p>
          </table:table-cell>
          <table:table-cell table:formula="of:=[.A224]*10+1" office:value-type="float" office:value="4.83640702035618">
            <text:p>4.84</text:p>
          </table:table-cell>
          <table:table-cell table:formula="of:=MEDIAN([.B224:.B3539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-0.0264490504315748">
            <text:p>-0.03</text:p>
          </table:table-cell>
          <table:table-cell table:formula="of:=[.A225]*10+1" office:value-type="float" office:value="0.735509495684252">
            <text:p>0.74</text:p>
          </table:table-cell>
          <table:table-cell table:formula="of:=MEDIAN([.B225:.B3540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-0.931530631087584">
            <text:p>-0.93</text:p>
          </table:table-cell>
          <table:table-cell table:formula="of:=[.A226]*10+1" office:value-type="float" office:value="-8.31530631087584">
            <text:p>-8.32</text:p>
          </table:table-cell>
          <table:table-cell table:formula="of:=MEDIAN([.B226:.B3541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-0.137642837171357">
            <text:p>-0.14</text:p>
          </table:table-cell>
          <table:table-cell table:formula="of:=[.A227]*10+1" office:value-type="float" office:value="-0.376428371713567">
            <text:p>-0.38</text:p>
          </table:table-cell>
          <table:table-cell table:formula="of:=MEDIAN([.B227:.B3542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-0.673285716081819">
            <text:p>-0.67</text:p>
          </table:table-cell>
          <table:table-cell table:formula="of:=[.A228]*10+1" office:value-type="float" office:value="-5.73285716081819">
            <text:p>-5.73</text:p>
          </table:table-cell>
          <table:table-cell table:formula="of:=MEDIAN([.B228:.B3543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-0.468538677337101">
            <text:p>-0.47</text:p>
          </table:table-cell>
          <table:table-cell table:formula="of:=[.A229]*10+1" office:value-type="float" office:value="-3.68538677337101">
            <text:p>-3.69</text:p>
          </table:table-cell>
          <table:table-cell table:formula="of:=MEDIAN([.B229:.B3544])" office:value-type="float" office:value="0.732225441112292">
            <text:p>0.73</text:p>
          </table:table-cell>
          <table:table-cell table:number-columns-repeated="4"/>
        </table:table-row>
        <table:table-row table:style-name="ro1">
          <table:table-cell office:value-type="float" office:value="-0.743372413591657">
            <text:p>-0.74</text:p>
          </table:table-cell>
          <table:table-cell table:formula="of:=[.A230]*10+1" office:value-type="float" office:value="-6.43372413591657">
            <text:p>-6.43</text:p>
          </table:table-cell>
          <table:table-cell table:formula="of:=MEDIAN([.B230:.B3545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0.675550670963408">
            <text:p>0.68</text:p>
          </table:table-cell>
          <table:table-cell table:formula="of:=[.A231]*10+1" office:value-type="float" office:value="7.75550670963408">
            <text:p>7.76</text:p>
          </table:table-cell>
          <table:table-cell table:formula="of:=MEDIAN([.B231:.B3546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-0.698528173164327">
            <text:p>-0.7</text:p>
          </table:table-cell>
          <table:table-cell table:formula="of:=[.A232]*10+1" office:value-type="float" office:value="-5.98528173164327">
            <text:p>-5.99</text:p>
          </table:table-cell>
          <table:table-cell table:formula="of:=MEDIAN([.B232:.B3547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0.195998790095728">
            <text:p>0.2</text:p>
          </table:table-cell>
          <table:table-cell table:formula="of:=[.A233]*10+1" office:value-type="float" office:value="2.95998790095728">
            <text:p>2.96</text:p>
          </table:table-cell>
          <table:table-cell table:formula="of:=MEDIAN([.B233:.B3548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-0.595149345317538">
            <text:p>-0.6</text:p>
          </table:table-cell>
          <table:table-cell table:formula="of:=[.A234]*10+1" office:value-type="float" office:value="-4.95149345317538">
            <text:p>-4.95</text:p>
          </table:table-cell>
          <table:table-cell table:formula="of:=MEDIAN([.B234:.B3549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-0.818548845003401">
            <text:p>-0.82</text:p>
          </table:table-cell>
          <table:table-cell table:formula="of:=[.A235]*10+1" office:value-type="float" office:value="-7.18548845003401">
            <text:p>-7.19</text:p>
          </table:table-cell>
          <table:table-cell table:formula="of:=MEDIAN([.B235:.B3550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0.841395533765812">
            <text:p>0.84</text:p>
          </table:table-cell>
          <table:table-cell table:formula="of:=[.A236]*10+1" office:value-type="float" office:value="9.41395533765812">
            <text:p>9.41</text:p>
          </table:table-cell>
          <table:table-cell table:formula="of:=MEDIAN([.B236:.B3551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0.276125777158797">
            <text:p>0.28</text:p>
          </table:table-cell>
          <table:table-cell table:formula="of:=[.A237]*10+1" office:value-type="float" office:value="3.76125777158797">
            <text:p>3.76</text:p>
          </table:table-cell>
          <table:table-cell table:formula="of:=MEDIAN([.B237:.B3552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-0.732854338309197">
            <text:p>-0.73</text:p>
          </table:table-cell>
          <table:table-cell table:formula="of:=[.A238]*10+1" office:value-type="float" office:value="-6.32854338309197">
            <text:p>-6.33</text:p>
          </table:table-cell>
          <table:table-cell table:formula="of:=MEDIAN([.B238:.B3553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0.397585693372581">
            <text:p>0.4</text:p>
          </table:table-cell>
          <table:table-cell table:formula="of:=[.A239]*10+1" office:value-type="float" office:value="4.97585693372582">
            <text:p>4.98</text:p>
          </table:table-cell>
          <table:table-cell table:formula="of:=MEDIAN([.B239:.B3554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-0.249555678995743">
            <text:p>-0.25</text:p>
          </table:table-cell>
          <table:table-cell table:formula="of:=[.A240]*10+1" office:value-type="float" office:value="-1.49555678995743">
            <text:p>-1.5</text:p>
          </table:table-cell>
          <table:table-cell table:formula="of:=MEDIAN([.B240:.B3555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-0.476502379980464">
            <text:p>-0.48</text:p>
          </table:table-cell>
          <table:table-cell table:formula="of:=[.A241]*10+1" office:value-type="float" office:value="-3.76502379980464">
            <text:p>-3.77</text:p>
          </table:table-cell>
          <table:table-cell table:formula="of:=MEDIAN([.B241:.B3556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0.517320554046057">
            <text:p>0.52</text:p>
          </table:table-cell>
          <table:table-cell table:formula="of:=[.A242]*10+1" office:value-type="float" office:value="6.17320554046057">
            <text:p>6.17</text:p>
          </table:table-cell>
          <table:table-cell table:formula="of:=MEDIAN([.B242:.B3557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293744204485569">
            <text:p>-0.29</text:p>
          </table:table-cell>
          <table:table-cell table:formula="of:=[.A243]*10+1" office:value-type="float" office:value="-1.9374420448557">
            <text:p>-1.94</text:p>
          </table:table-cell>
          <table:table-cell table:formula="of:=MEDIAN([.B243:.B3558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-0.317873837400015">
            <text:p>-0.32</text:p>
          </table:table-cell>
          <table:table-cell table:formula="of:=[.A244]*10+1" office:value-type="float" office:value="-2.17873837400015">
            <text:p>-2.18</text:p>
          </table:table-cell>
          <table:table-cell table:formula="of:=MEDIAN([.B244:.B3559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0.665087905718149">
            <text:p>0.67</text:p>
          </table:table-cell>
          <table:table-cell table:formula="of:=[.A245]*10+1" office:value-type="float" office:value="7.65087905718149">
            <text:p>7.65</text:p>
          </table:table-cell>
          <table:table-cell table:formula="of:=MEDIAN([.B245:.B3560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0.169846846489959">
            <text:p>0.17</text:p>
          </table:table-cell>
          <table:table-cell table:formula="of:=[.A246]*10+1" office:value-type="float" office:value="2.69846846489959">
            <text:p>2.7</text:p>
          </table:table-cell>
          <table:table-cell table:formula="of:=MEDIAN([.B246:.B3561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0.475935868508643">
            <text:p>0.48</text:p>
          </table:table-cell>
          <table:table-cell table:formula="of:=[.A247]*10+1" office:value-type="float" office:value="5.75935868508643">
            <text:p>5.76</text:p>
          </table:table-cell>
          <table:table-cell table:formula="of:=MEDIAN([.B247:.B3562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-0.796739539299022">
            <text:p>-0.8</text:p>
          </table:table-cell>
          <table:table-cell table:formula="of:=[.A248]*10+1" office:value-type="float" office:value="-6.96739539299022">
            <text:p>-6.97</text:p>
          </table:table-cell>
          <table:table-cell table:formula="of:=MEDIAN([.B248:.B3563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0.912273760534613">
            <text:p>0.91</text:p>
          </table:table-cell>
          <table:table-cell table:formula="of:=[.A249]*10+1" office:value-type="float" office:value="10.1227376053461">
            <text:p>10.12</text:p>
          </table:table-cell>
          <table:table-cell table:formula="of:=MEDIAN([.B249:.B3564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-0.248108981089901">
            <text:p>-0.25</text:p>
          </table:table-cell>
          <table:table-cell table:formula="of:=[.A250]*10+1" office:value-type="float" office:value="-1.48108981089901">
            <text:p>-1.48</text:p>
          </table:table-cell>
          <table:table-cell table:formula="of:=MEDIAN([.B250:.B3565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table:style-name="ce1" office:value-type="float" office:value="0.000325802890912774">
            <text:p>3.26E-004</text:p>
          </table:table-cell>
          <table:table-cell table:formula="of:=[.A251]*10+1" office:value-type="float" office:value="1.00325802890913">
            <text:p>1</text:p>
          </table:table-cell>
          <table:table-cell table:formula="of:=MEDIAN([.B251:.B3566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0.546694671761075">
            <text:p>0.55</text:p>
          </table:table-cell>
          <table:table-cell table:formula="of:=[.A252]*10+1" office:value-type="float" office:value="6.46694671761075">
            <text:p>6.47</text:p>
          </table:table-cell>
          <table:table-cell table:formula="of:=MEDIAN([.B252:.B3567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-0.626935601057324">
            <text:p>-0.63</text:p>
          </table:table-cell>
          <table:table-cell table:formula="of:=[.A253]*10+1" office:value-type="float" office:value="-5.26935601057324">
            <text:p>-5.27</text:p>
          </table:table-cell>
          <table:table-cell table:formula="of:=MEDIAN([.B253:.B3568])" office:value-type="float" office:value="0.732225441112292">
            <text:p>0.73</text:p>
          </table:table-cell>
          <table:table-cell table:number-columns-repeated="4"/>
        </table:table-row>
        <table:table-row table:style-name="ro1">
          <table:table-cell office:value-type="float" office:value="-0.496887570603681">
            <text:p>-0.5</text:p>
          </table:table-cell>
          <table:table-cell table:formula="of:=[.A254]*10+1" office:value-type="float" office:value="-3.96887570603681">
            <text:p>-3.97</text:p>
          </table:table-cell>
          <table:table-cell table:formula="of:=MEDIAN([.B254:.B3569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0.928519769973279">
            <text:p>0.93</text:p>
          </table:table-cell>
          <table:table-cell table:formula="of:=[.A255]*10+1" office:value-type="float" office:value="10.2851976997328">
            <text:p>10.29</text:p>
          </table:table-cell>
          <table:table-cell table:formula="of:=MEDIAN([.B255:.B3570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-0.208894336892165">
            <text:p>-0.21</text:p>
          </table:table-cell>
          <table:table-cell table:formula="of:=[.A256]*10+1" office:value-type="float" office:value="-1.08894336892165">
            <text:p>-1.09</text:p>
          </table:table-cell>
          <table:table-cell table:formula="of:=MEDIAN([.B256:.B3571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0.308513286066774">
            <text:p>0.31</text:p>
          </table:table-cell>
          <table:table-cell table:formula="of:=[.A257]*10+1" office:value-type="float" office:value="4.08513286066774">
            <text:p>4.09</text:p>
          </table:table-cell>
          <table:table-cell table:formula="of:=MEDIAN([.B257:.B3572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0.96814431307076">
            <text:p>0.97</text:p>
          </table:table-cell>
          <table:table-cell table:formula="of:=[.A258]*10+1" office:value-type="float" office:value="10.6814431307076">
            <text:p>10.68</text:p>
          </table:table-cell>
          <table:table-cell table:formula="of:=MEDIAN([.B258:.B3573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0.371544717644312">
            <text:p>0.37</text:p>
          </table:table-cell>
          <table:table-cell table:formula="of:=[.A259]*10+1" office:value-type="float" office:value="4.71544717644312">
            <text:p>4.72</text:p>
          </table:table-cell>
          <table:table-cell table:formula="of:=MEDIAN([.B259:.B3574])" office:value-type="float" office:value="0.732225441112292">
            <text:p>0.73</text:p>
          </table:table-cell>
          <table:table-cell table:number-columns-repeated="4"/>
        </table:table-row>
        <table:table-row table:style-name="ro1">
          <table:table-cell office:value-type="float" office:value="0.310931206569357">
            <text:p>0.31</text:p>
          </table:table-cell>
          <table:table-cell table:formula="of:=[.A260]*10+1" office:value-type="float" office:value="4.10931206569357">
            <text:p>4.11</text:p>
          </table:table-cell>
          <table:table-cell table:formula="of:=MEDIAN([.B260:.B3575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0.747149948321145">
            <text:p>0.75</text:p>
          </table:table-cell>
          <table:table-cell table:formula="of:=[.A261]*10+1" office:value-type="float" office:value="8.47149948321145">
            <text:p>8.47</text:p>
          </table:table-cell>
          <table:table-cell table:formula="of:=MEDIAN([.B261:.B3576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0.554977584554181">
            <text:p>0.55</text:p>
          </table:table-cell>
          <table:table-cell table:formula="of:=[.A262]*10+1" office:value-type="float" office:value="6.54977584554181">
            <text:p>6.55</text:p>
          </table:table-cell>
          <table:table-cell table:formula="of:=MEDIAN([.B262:.B3577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-0.116654254220071">
            <text:p>-0.12</text:p>
          </table:table-cell>
          <table:table-cell table:formula="of:=[.A263]*10+1" office:value-type="float" office:value="-0.166542542200709">
            <text:p>-0.17</text:p>
          </table:table-cell>
          <table:table-cell table:formula="of:=MEDIAN([.B263:.B3578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0.5775550837494">
            <text:p>0.58</text:p>
          </table:table-cell>
          <table:table-cell table:formula="of:=[.A264]*10+1" office:value-type="float" office:value="6.775550837494">
            <text:p>6.78</text:p>
          </table:table-cell>
          <table:table-cell table:formula="of:=MEDIAN([.B264:.B3579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-0.753921331336081">
            <text:p>-0.75</text:p>
          </table:table-cell>
          <table:table-cell table:formula="of:=[.A265]*10+1" office:value-type="float" office:value="-6.53921331336081">
            <text:p>-6.54</text:p>
          </table:table-cell>
          <table:table-cell table:formula="of:=MEDIAN([.B265:.B3580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-0.333988621808588">
            <text:p>-0.33</text:p>
          </table:table-cell>
          <table:table-cell table:formula="of:=[.A266]*10+1" office:value-type="float" office:value="-2.33988621808588">
            <text:p>-2.34</text:p>
          </table:table-cell>
          <table:table-cell table:formula="of:=MEDIAN([.B266:.B3581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-0.543989801897902">
            <text:p>-0.54</text:p>
          </table:table-cell>
          <table:table-cell table:formula="of:=[.A267]*10+1" office:value-type="float" office:value="-4.43989801897902">
            <text:p>-4.44</text:p>
          </table:table-cell>
          <table:table-cell table:formula="of:=MEDIAN([.B267:.B3582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-0.465818579546668">
            <text:p>-0.47</text:p>
          </table:table-cell>
          <table:table-cell table:formula="of:=[.A268]*10+1" office:value-type="float" office:value="-3.65818579546668">
            <text:p>-3.66</text:p>
          </table:table-cell>
          <table:table-cell table:formula="of:=MEDIAN([.B268:.B3583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-0.753186748279867">
            <text:p>-0.75</text:p>
          </table:table-cell>
          <table:table-cell table:formula="of:=[.A269]*10+1" office:value-type="float" office:value="-6.53186748279867">
            <text:p>-6.53</text:p>
          </table:table-cell>
          <table:table-cell table:formula="of:=MEDIAN([.B269:.B3584])" office:value-type="float" office:value="0.732225441112292">
            <text:p>0.73</text:p>
          </table:table-cell>
          <table:table-cell table:number-columns-repeated="4"/>
        </table:table-row>
        <table:table-row table:style-name="ro1">
          <table:table-cell office:value-type="float" office:value="0.360589593361318">
            <text:p>0.36</text:p>
          </table:table-cell>
          <table:table-cell table:formula="of:=[.A270]*10+1" office:value-type="float" office:value="4.60589593361318">
            <text:p>4.61</text:p>
          </table:table-cell>
          <table:table-cell table:formula="of:=MEDIAN([.B270:.B3585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-0.790129056028079">
            <text:p>-0.79</text:p>
          </table:table-cell>
          <table:table-cell table:formula="of:=[.A271]*10+1" office:value-type="float" office:value="-6.90129056028079">
            <text:p>-6.9</text:p>
          </table:table-cell>
          <table:table-cell table:formula="of:=MEDIAN([.B271:.B3586])" office:value-type="float" office:value="0.732225441112292">
            <text:p>0.73</text:p>
          </table:table-cell>
          <table:table-cell table:number-columns-repeated="4"/>
        </table:table-row>
        <table:table-row table:style-name="ro1">
          <table:table-cell office:value-type="float" office:value="0.19418047465099">
            <text:p>0.19</text:p>
          </table:table-cell>
          <table:table-cell table:formula="of:=[.A272]*10+1" office:value-type="float" office:value="2.9418047465099">
            <text:p>2.94</text:p>
          </table:table-cell>
          <table:table-cell table:formula="of:=MEDIAN([.B272:.B3587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-0.819092934462649">
            <text:p>-0.82</text:p>
          </table:table-cell>
          <table:table-cell table:formula="of:=[.A273]*10+1" office:value-type="float" office:value="-7.19092934462649">
            <text:p>-7.19</text:p>
          </table:table-cell>
          <table:table-cell table:formula="of:=MEDIAN([.B273:.B3588])" office:value-type="float" office:value="0.732225441112292">
            <text:p>0.73</text:p>
          </table:table-cell>
          <table:table-cell table:number-columns-repeated="4"/>
        </table:table-row>
        <table:table-row table:style-name="ro1">
          <table:table-cell office:value-type="float" office:value="0.811784950625815">
            <text:p>0.81</text:p>
          </table:table-cell>
          <table:table-cell table:formula="of:=[.A274]*10+1" office:value-type="float" office:value="9.11784950625816">
            <text:p>9.12</text:p>
          </table:table-cell>
          <table:table-cell table:formula="of:=MEDIAN([.B274:.B3589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-0.365552963939904">
            <text:p>-0.37</text:p>
          </table:table-cell>
          <table:table-cell table:formula="of:=[.A275]*10+1" office:value-type="float" office:value="-2.65552963939904">
            <text:p>-2.66</text:p>
          </table:table-cell>
          <table:table-cell table:formula="of:=MEDIAN([.B275:.B3590])" office:value-type="float" office:value="0.732225441112292">
            <text:p>0.73</text:p>
          </table:table-cell>
          <table:table-cell table:number-columns-repeated="4"/>
        </table:table-row>
        <table:table-row table:style-name="ro1">
          <table:table-cell office:value-type="float" office:value="0.785097771137043">
            <text:p>0.79</text:p>
          </table:table-cell>
          <table:table-cell table:formula="of:=[.A276]*10+1" office:value-type="float" office:value="8.85097771137043">
            <text:p>8.85</text:p>
          </table:table-cell>
          <table:table-cell table:formula="of:=MEDIAN([.B276:.B3591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0.98826184510619">
            <text:p>0.99</text:p>
          </table:table-cell>
          <table:table-cell table:formula="of:=[.A277]*10+1" office:value-type="float" office:value="10.8826184510619">
            <text:p>10.88</text:p>
          </table:table-cell>
          <table:table-cell table:formula="of:=MEDIAN([.B277:.B3592])" office:value-type="float" office:value="0.732225441112292">
            <text:p>0.73</text:p>
          </table:table-cell>
          <table:table-cell table:number-columns-repeated="4"/>
        </table:table-row>
        <table:table-row table:style-name="ro1">
          <table:table-cell office:value-type="float" office:value="-0.620957022258218">
            <text:p>-0.62</text:p>
          </table:table-cell>
          <table:table-cell table:formula="of:=[.A278]*10+1" office:value-type="float" office:value="-5.20957022258218">
            <text:p>-5.21</text:p>
          </table:table-cell>
          <table:table-cell table:formula="of:=MEDIAN([.B278:.B3593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-0.683062366278385">
            <text:p>-0.68</text:p>
          </table:table-cell>
          <table:table-cell table:formula="of:=[.A279]*10+1" office:value-type="float" office:value="-5.83062366278385">
            <text:p>-5.83</text:p>
          </table:table-cell>
          <table:table-cell table:formula="of:=MEDIAN([.B279:.B3594])" office:value-type="float" office:value="0.732225441112292">
            <text:p>0.73</text:p>
          </table:table-cell>
          <table:table-cell table:number-columns-repeated="4"/>
        </table:table-row>
        <table:table-row table:style-name="ro1">
          <table:table-cell office:value-type="float" office:value="-0.89063765305855">
            <text:p>-0.89</text:p>
          </table:table-cell>
          <table:table-cell table:formula="of:=[.A280]*10+1" office:value-type="float" office:value="-7.9063765305855">
            <text:p>-7.91</text:p>
          </table:table-cell>
          <table:table-cell table:formula="of:=MEDIAN([.B280:.B3595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0.930693915741946">
            <text:p>0.93</text:p>
          </table:table-cell>
          <table:table-cell table:formula="of:=[.A281]*10+1" office:value-type="float" office:value="10.3069391574195">
            <text:p>10.31</text:p>
          </table:table-cell>
          <table:table-cell table:formula="of:=MEDIAN([.B281:.B3596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-0.999187355135064">
            <text:p>-1</text:p>
          </table:table-cell>
          <table:table-cell table:formula="of:=[.A282]*10+1" office:value-type="float" office:value="-8.99187355135064">
            <text:p>-8.99</text:p>
          </table:table-cell>
          <table:table-cell table:formula="of:=MEDIAN([.B282:.B3597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-0.204175492236369">
            <text:p>-0.2</text:p>
          </table:table-cell>
          <table:table-cell table:formula="of:=[.A283]*10+1" office:value-type="float" office:value="-1.04175492236369">
            <text:p>-1.04</text:p>
          </table:table-cell>
          <table:table-cell table:formula="of:=MEDIAN([.B283:.B3598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0.420640965376016">
            <text:p>0.42</text:p>
          </table:table-cell>
          <table:table-cell table:formula="of:=[.A284]*10+1" office:value-type="float" office:value="5.20640965376017">
            <text:p>5.21</text:p>
          </table:table-cell>
          <table:table-cell table:formula="of:=MEDIAN([.B284:.B3599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310917844374544">
            <text:p>-0.31</text:p>
          </table:table-cell>
          <table:table-cell table:formula="of:=[.A285]*10+1" office:value-type="float" office:value="-2.10917844374544">
            <text:p>-2.11</text:p>
          </table:table-cell>
          <table:table-cell table:formula="of:=MEDIAN([.B285:.B3600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0.487644832218199">
            <text:p>0.49</text:p>
          </table:table-cell>
          <table:table-cell table:formula="of:=[.A286]*10+1" office:value-type="float" office:value="5.87644832218199">
            <text:p>5.88</text:p>
          </table:table-cell>
          <table:table-cell table:formula="of:=MEDIAN([.B286:.B3601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160537861420188">
            <text:p>-0.16</text:p>
          </table:table-cell>
          <table:table-cell table:formula="of:=[.A287]*10+1" office:value-type="float" office:value="-0.605378614201877">
            <text:p>-0.61</text:p>
          </table:table-cell>
          <table:table-cell table:formula="of:=MEDIAN([.B287:.B3602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0.242967960224652">
            <text:p>0.24</text:p>
          </table:table-cell>
          <table:table-cell table:formula="of:=[.A288]*10+1" office:value-type="float" office:value="3.42967960224652">
            <text:p>3.43</text:p>
          </table:table-cell>
          <table:table-cell table:formula="of:=MEDIAN([.B288:.B3603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421418151988136">
            <text:p>-0.42</text:p>
          </table:table-cell>
          <table:table-cell table:formula="of:=[.A289]*10+1" office:value-type="float" office:value="-3.21418151988136">
            <text:p>-3.21</text:p>
          </table:table-cell>
          <table:table-cell table:formula="of:=MEDIAN([.B289:.B3604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-0.435572063234255">
            <text:p>-0.44</text:p>
          </table:table-cell>
          <table:table-cell table:formula="of:=[.A290]*10+1" office:value-type="float" office:value="-3.35572063234255">
            <text:p>-3.36</text:p>
          </table:table-cell>
          <table:table-cell table:formula="of:=MEDIAN([.B290:.B3605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0573754931610407">
            <text:p>-0.06</text:p>
          </table:table-cell>
          <table:table-cell table:formula="of:=[.A291]*10+1" office:value-type="float" office:value="0.426245068389593">
            <text:p>0.43</text:p>
          </table:table-cell>
          <table:table-cell table:formula="of:=MEDIAN([.B291:.B3606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0.475357972225273">
            <text:p>0.48</text:p>
          </table:table-cell>
          <table:table-cell table:formula="of:=[.A292]*10+1" office:value-type="float" office:value="5.75357972225273">
            <text:p>5.75</text:p>
          </table:table-cell>
          <table:table-cell table:formula="of:=MEDIAN([.B292:.B3607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920371975413459">
            <text:p>0.92</text:p>
          </table:table-cell>
          <table:table-cell table:formula="of:=[.A293]*10+1" office:value-type="float" office:value="10.2037197541346">
            <text:p>10.2</text:p>
          </table:table-cell>
          <table:table-cell table:formula="of:=MEDIAN([.B293:.B3608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0.048401115687672">
            <text:p>0.05</text:p>
          </table:table-cell>
          <table:table-cell table:formula="of:=[.A294]*10+1" office:value-type="float" office:value="1.48401115687672">
            <text:p>1.48</text:p>
          </table:table-cell>
          <table:table-cell table:formula="of:=MEDIAN([.B294:.B3609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416022894053793">
            <text:p>-0.42</text:p>
          </table:table-cell>
          <table:table-cell table:formula="of:=[.A295]*10+1" office:value-type="float" office:value="-3.16022894053793">
            <text:p>-3.16</text:p>
          </table:table-cell>
          <table:table-cell table:formula="of:=MEDIAN([.B295:.B3610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0.138434092219816">
            <text:p>0.14</text:p>
          </table:table-cell>
          <table:table-cell table:formula="of:=[.A296]*10+1" office:value-type="float" office:value="2.38434092219816">
            <text:p>2.38</text:p>
          </table:table-cell>
          <table:table-cell table:formula="of:=MEDIAN([.B296:.B3611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75572602875813">
            <text:p>-0.76</text:p>
          </table:table-cell>
          <table:table-cell table:formula="of:=[.A297]*10+1" office:value-type="float" office:value="-6.5572602875813">
            <text:p>-6.56</text:p>
          </table:table-cell>
          <table:table-cell table:formula="of:=MEDIAN([.B297:.B3612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0.40052985116665">
            <text:p>0.4</text:p>
          </table:table-cell>
          <table:table-cell table:formula="of:=[.A298]*10+1" office:value-type="float" office:value="5.0052985116665">
            <text:p>5.01</text:p>
          </table:table-cell>
          <table:table-cell table:formula="of:=MEDIAN([.B298:.B3613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0.462556925701089">
            <text:p>0.46</text:p>
          </table:table-cell>
          <table:table-cell table:formula="of:=[.A299]*10+1" office:value-type="float" office:value="5.62556925701089">
            <text:p>5.63</text:p>
          </table:table-cell>
          <table:table-cell table:formula="of:=MEDIAN([.B299:.B3614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-0.189384001945333">
            <text:p>-0.19</text:p>
          </table:table-cell>
          <table:table-cell table:formula="of:=[.A300]*10+1" office:value-type="float" office:value="-0.893840019453329">
            <text:p>-0.89</text:p>
          </table:table-cell>
          <table:table-cell table:formula="of:=MEDIAN([.B300:.B3615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0.607645284275549">
            <text:p>0.61</text:p>
          </table:table-cell>
          <table:table-cell table:formula="of:=[.A301]*10+1" office:value-type="float" office:value="7.07645284275549">
            <text:p>7.08</text:p>
          </table:table-cell>
          <table:table-cell table:formula="of:=MEDIAN([.B301:.B3616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0.0572902697371239">
            <text:p>0.06</text:p>
          </table:table-cell>
          <table:table-cell table:formula="of:=[.A302]*10+1" office:value-type="float" office:value="1.57290269737124">
            <text:p>1.57</text:p>
          </table:table-cell>
          <table:table-cell table:formula="of:=MEDIAN([.B302:.B3617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-0.719567971290383">
            <text:p>-0.72</text:p>
          </table:table-cell>
          <table:table-cell table:formula="of:=[.A303]*10+1" office:value-type="float" office:value="-6.19567971290383">
            <text:p>-6.2</text:p>
          </table:table-cell>
          <table:table-cell table:formula="of:=MEDIAN([.B303:.B3618])" office:value-type="float" office:value="0.732225441112292">
            <text:p>0.73</text:p>
          </table:table-cell>
          <table:table-cell table:number-columns-repeated="4"/>
        </table:table-row>
        <table:table-row table:style-name="ro1">
          <table:table-cell office:value-type="float" office:value="-0.205848508414695">
            <text:p>-0.21</text:p>
          </table:table-cell>
          <table:table-cell table:formula="of:=[.A304]*10+1" office:value-type="float" office:value="-1.05848508414695">
            <text:p>-1.06</text:p>
          </table:table-cell>
          <table:table-cell table:formula="of:=MEDIAN([.B304:.B3619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0.431364316325505">
            <text:p>0.43</text:p>
          </table:table-cell>
          <table:table-cell table:formula="of:=[.A305]*10+1" office:value-type="float" office:value="5.31364316325505">
            <text:p>5.31</text:p>
          </table:table-cell>
          <table:table-cell table:formula="of:=MEDIAN([.B305:.B3620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0.200639807009175">
            <text:p>0.2</text:p>
          </table:table-cell>
          <table:table-cell table:formula="of:=[.A306]*10+1" office:value-type="float" office:value="3.00639807009175">
            <text:p>3.01</text:p>
          </table:table-cell>
          <table:table-cell table:formula="of:=MEDIAN([.B306:.B3621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-0.708099540234715">
            <text:p>-0.71</text:p>
          </table:table-cell>
          <table:table-cell table:formula="of:=[.A307]*10+1" office:value-type="float" office:value="-6.08099540234715">
            <text:p>-6.08</text:p>
          </table:table-cell>
          <table:table-cell table:formula="of:=MEDIAN([.B307:.B3622])" office:value-type="float" office:value="0.732225441112292">
            <text:p>0.73</text:p>
          </table:table-cell>
          <table:table-cell table:number-columns-repeated="4"/>
        </table:table-row>
        <table:table-row table:style-name="ro1">
          <table:table-cell office:value-type="float" office:value="-0.239548649945232">
            <text:p>-0.24</text:p>
          </table:table-cell>
          <table:table-cell table:formula="of:=[.A308]*10+1" office:value-type="float" office:value="-1.39548649945232">
            <text:p>-1.4</text:p>
          </table:table-cell>
          <table:table-cell table:formula="of:=MEDIAN([.B308:.B3623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-0.932472971060592">
            <text:p>-0.93</text:p>
          </table:table-cell>
          <table:table-cell table:formula="of:=[.A309]*10+1" office:value-type="float" office:value="-8.32472971060592">
            <text:p>-8.32</text:p>
          </table:table-cell>
          <table:table-cell table:formula="of:=MEDIAN([.B309:.B3624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-0.403107262342465">
            <text:p>-0.4</text:p>
          </table:table-cell>
          <table:table-cell table:formula="of:=[.A310]*10+1" office:value-type="float" office:value="-3.03107262342465">
            <text:p>-3.03</text:p>
          </table:table-cell>
          <table:table-cell table:formula="of:=MEDIAN([.B310:.B3625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0.216787468734487">
            <text:p>0.22</text:p>
          </table:table-cell>
          <table:table-cell table:formula="of:=[.A311]*10+1" office:value-type="float" office:value="3.16787468734487">
            <text:p>3.17</text:p>
          </table:table-cell>
          <table:table-cell table:formula="of:=MEDIAN([.B311:.B3626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0.6091829945599">
            <text:p>0.61</text:p>
          </table:table-cell>
          <table:table-cell table:formula="of:=[.A312]*10+1" office:value-type="float" office:value="7.091829945599">
            <text:p>7.09</text:p>
          </table:table-cell>
          <table:table-cell table:formula="of:=MEDIAN([.B312:.B3627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056667104325836">
            <text:p>-0.06</text:p>
          </table:table-cell>
          <table:table-cell table:formula="of:=[.A313]*10+1" office:value-type="float" office:value="0.43332895674164">
            <text:p>0.43</text:p>
          </table:table-cell>
          <table:table-cell table:formula="of:=MEDIAN([.B313:.B3628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-0.444524176115232">
            <text:p>-0.44</text:p>
          </table:table-cell>
          <table:table-cell table:formula="of:=[.A314]*10+1" office:value-type="float" office:value="-3.44524176115232">
            <text:p>-3.45</text:p>
          </table:table-cell>
          <table:table-cell table:formula="of:=MEDIAN([.B314:.B3629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845230295075334">
            <text:p>-0.85</text:p>
          </table:table-cell>
          <table:table-cell table:formula="of:=[.A315]*10+1" office:value-type="float" office:value="-7.45230295075334">
            <text:p>-7.45</text:p>
          </table:table-cell>
          <table:table-cell table:formula="of:=MEDIAN([.B315:.B3630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0.652126099559784">
            <text:p>0.65</text:p>
          </table:table-cell>
          <table:table-cell table:formula="of:=[.A316]*10+1" office:value-type="float" office:value="7.52126099559784">
            <text:p>7.52</text:p>
          </table:table-cell>
          <table:table-cell table:formula="of:=MEDIAN([.B316:.B3631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-0.825996087658542">
            <text:p>-0.83</text:p>
          </table:table-cell>
          <table:table-cell table:formula="of:=[.A317]*10+1" office:value-type="float" office:value="-7.25996087658542">
            <text:p>-7.26</text:p>
          </table:table-cell>
          <table:table-cell table:formula="of:=MEDIAN([.B317:.B3632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816073207863561">
            <text:p>-0.82</text:p>
          </table:table-cell>
          <table:table-cell table:formula="of:=[.A318]*10+1" office:value-type="float" office:value="-7.16073207863561">
            <text:p>-7.16</text:p>
          </table:table-cell>
          <table:table-cell table:formula="of:=MEDIAN([.B318:.B3633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-0.778621557737421">
            <text:p>-0.78</text:p>
          </table:table-cell>
          <table:table-cell table:formula="of:=[.A319]*10+1" office:value-type="float" office:value="-6.78621557737421">
            <text:p>-6.79</text:p>
          </table:table-cell>
          <table:table-cell table:formula="of:=MEDIAN([.B319:.B3634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704459536925662">
            <text:p>0.7</text:p>
          </table:table-cell>
          <table:table-cell table:formula="of:=[.A320]*10+1" office:value-type="float" office:value="8.04459536925662">
            <text:p>8.04</text:p>
          </table:table-cell>
          <table:table-cell table:formula="of:=MEDIAN([.B320:.B3635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-0.10363811544842">
            <text:p>-0.1</text:p>
          </table:table-cell>
          <table:table-cell table:formula="of:=[.A321]*10+1" office:value-type="float" office:value="-0.0363811544842016">
            <text:p>-0.04</text:p>
          </table:table-cell>
          <table:table-cell table:formula="of:=MEDIAN([.B321:.B3636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806184593985795">
            <text:p>0.81</text:p>
          </table:table-cell>
          <table:table-cell table:formula="of:=[.A322]*10+1" office:value-type="float" office:value="9.06184593985795">
            <text:p>9.06</text:p>
          </table:table-cell>
          <table:table-cell table:formula="of:=MEDIAN([.B322:.B3637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table:style-name="ce1" office:value-type="float" office:value="-0.000675900605044744">
            <text:p>-6.76E-004</text:p>
          </table:table-cell>
          <table:table-cell table:formula="of:=[.A323]*10+1" office:value-type="float" office:value="0.993240993949553">
            <text:p>0.99</text:p>
          </table:table-cell>
          <table:table-cell table:formula="of:=MEDIAN([.B323:.B3638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828866699216613">
            <text:p>0.83</text:p>
          </table:table-cell>
          <table:table-cell table:formula="of:=[.A324]*10+1" office:value-type="float" office:value="9.28866699216613">
            <text:p>9.29</text:p>
          </table:table-cell>
          <table:table-cell table:formula="of:=MEDIAN([.B324:.B3639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-0.119234484153763">
            <text:p>-0.12</text:p>
          </table:table-cell>
          <table:table-cell table:formula="of:=[.A325]*10+1" office:value-type="float" office:value="-0.192344841537633">
            <text:p>-0.19</text:p>
          </table:table-cell>
          <table:table-cell table:formula="of:=MEDIAN([.B325:.B3640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312812110158927">
            <text:p>-0.31</text:p>
          </table:table-cell>
          <table:table-cell table:formula="of:=[.A326]*10+1" office:value-type="float" office:value="-2.12812110158927">
            <text:p>-2.13</text:p>
          </table:table-cell>
          <table:table-cell table:formula="of:=MEDIAN([.B326:.B3641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401879487482727">
            <text:p>0.4</text:p>
          </table:table-cell>
          <table:table-cell table:formula="of:=[.A327]*10+1" office:value-type="float" office:value="5.01879487482727">
            <text:p>5.02</text:p>
          </table:table-cell>
          <table:table-cell table:formula="of:=MEDIAN([.B327:.B3642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0599225298530728">
            <text:p>0.06</text:p>
          </table:table-cell>
          <table:table-cell table:formula="of:=[.A328]*10+1" office:value-type="float" office:value="1.59922529853073">
            <text:p>1.6</text:p>
          </table:table-cell>
          <table:table-cell table:formula="of:=MEDIAN([.B328:.B3643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-0.836814271514511">
            <text:p>-0.84</text:p>
          </table:table-cell>
          <table:table-cell table:formula="of:=[.A329]*10+1" office:value-type="float" office:value="-7.36814271514511">
            <text:p>-7.37</text:p>
          </table:table-cell>
          <table:table-cell table:formula="of:=MEDIAN([.B329:.B3644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776619535205445">
            <text:p>-0.78</text:p>
          </table:table-cell>
          <table:table-cell table:formula="of:=[.A330]*10+1" office:value-type="float" office:value="-6.76619535205445">
            <text:p>-6.77</text:p>
          </table:table-cell>
          <table:table-cell table:formula="of:=MEDIAN([.B330:.B3645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490096707064225">
            <text:p>0.49</text:p>
          </table:table-cell>
          <table:table-cell table:formula="of:=[.A331]*10+1" office:value-type="float" office:value="5.90096707064225">
            <text:p>5.9</text:p>
          </table:table-cell>
          <table:table-cell table:formula="of:=MEDIAN([.B331:.B3646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-0.186309653222634">
            <text:p>-0.19</text:p>
          </table:table-cell>
          <table:table-cell table:formula="of:=[.A332]*10+1" office:value-type="float" office:value="-0.863096532226338">
            <text:p>-0.86</text:p>
          </table:table-cell>
          <table:table-cell table:formula="of:=MEDIAN([.B332:.B3647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497340772922493">
            <text:p>0.5</text:p>
          </table:table-cell>
          <table:table-cell table:formula="of:=[.A333]*10+1" office:value-type="float" office:value="5.97340772922493">
            <text:p>5.97</text:p>
          </table:table-cell>
          <table:table-cell table:formula="of:=MEDIAN([.B333:.B3648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879609049008065">
            <text:p>0.88</text:p>
          </table:table-cell>
          <table:table-cell table:formula="of:=[.A334]*10+1" office:value-type="float" office:value="9.79609049008065">
            <text:p>9.8</text:p>
          </table:table-cell>
          <table:table-cell table:formula="of:=MEDIAN([.B334:.B3649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-0.66056393133096">
            <text:p>-0.66</text:p>
          </table:table-cell>
          <table:table-cell table:formula="of:=[.A335]*10+1" office:value-type="float" office:value="-5.6056393133096">
            <text:p>-5.61</text:p>
          </table:table-cell>
          <table:table-cell table:formula="of:=MEDIAN([.B335:.B3650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0.339491996341939">
            <text:p>0.34</text:p>
          </table:table-cell>
          <table:table-cell table:formula="of:=[.A336]*10+1" office:value-type="float" office:value="4.39491996341939">
            <text:p>4.39</text:p>
          </table:table-cell>
          <table:table-cell table:formula="of:=MEDIAN([.B336:.B3651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-0.917910400183357">
            <text:p>-0.92</text:p>
          </table:table-cell>
          <table:table-cell table:formula="of:=[.A337]*10+1" office:value-type="float" office:value="-8.17910400183357">
            <text:p>-8.18</text:p>
          </table:table-cell>
          <table:table-cell table:formula="of:=MEDIAN([.B337:.B3652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903722941190426">
            <text:p>-0.9</text:p>
          </table:table-cell>
          <table:table-cell table:formula="of:=[.A338]*10+1" office:value-type="float" office:value="-8.03722941190426">
            <text:p>-8.04</text:p>
          </table:table-cell>
          <table:table-cell table:formula="of:=MEDIAN([.B338:.B3653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-0.232301749732744">
            <text:p>-0.23</text:p>
          </table:table-cell>
          <table:table-cell table:formula="of:=[.A339]*10+1" office:value-type="float" office:value="-1.32301749732744">
            <text:p>-1.32</text:p>
          </table:table-cell>
          <table:table-cell table:formula="of:=MEDIAN([.B339:.B3654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908377042236826">
            <text:p>0.91</text:p>
          </table:table-cell>
          <table:table-cell table:formula="of:=[.A340]*10+1" office:value-type="float" office:value="10.0837704223683">
            <text:p>10.08</text:p>
          </table:table-cell>
          <table:table-cell table:formula="of:=MEDIAN([.B340:.B3655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0.379636003327521">
            <text:p>0.38</text:p>
          </table:table-cell>
          <table:table-cell table:formula="of:=[.A341]*10+1" office:value-type="float" office:value="4.79636003327521">
            <text:p>4.8</text:p>
          </table:table-cell>
          <table:table-cell table:formula="of:=MEDIAN([.B341:.B3656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-0.893949370257183">
            <text:p>-0.89</text:p>
          </table:table-cell>
          <table:table-cell table:formula="of:=[.A342]*10+1" office:value-type="float" office:value="-7.93949370257183">
            <text:p>-7.94</text:p>
          </table:table-cell>
          <table:table-cell table:formula="of:=MEDIAN([.B342:.B3657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707976881711573">
            <text:p>0.71</text:p>
          </table:table-cell>
          <table:table-cell table:formula="of:=[.A343]*10+1" office:value-type="float" office:value="8.07976881711573">
            <text:p>8.08</text:p>
          </table:table-cell>
          <table:table-cell table:formula="of:=MEDIAN([.B343:.B3658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-0.549498305962986">
            <text:p>-0.55</text:p>
          </table:table-cell>
          <table:table-cell table:formula="of:=[.A344]*10+1" office:value-type="float" office:value="-4.49498305962986">
            <text:p>-4.49</text:p>
          </table:table-cell>
          <table:table-cell table:formula="of:=MEDIAN([.B344:.B3659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186245283451726">
            <text:p>0.19</text:p>
          </table:table-cell>
          <table:table-cell table:formula="of:=[.A345]*10+1" office:value-type="float" office:value="2.86245283451726">
            <text:p>2.86</text:p>
          </table:table-cell>
          <table:table-cell table:formula="of:=MEDIAN([.B345:.B3660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0204641683097716">
            <text:p>0.02</text:p>
          </table:table-cell>
          <table:table-cell table:formula="of:=[.A346]*10+1" office:value-type="float" office:value="1.20464168309772">
            <text:p>1.2</text:p>
          </table:table-cell>
          <table:table-cell table:formula="of:=MEDIAN([.B346:.B3661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-0.964245107964969">
            <text:p>-0.96</text:p>
          </table:table-cell>
          <table:table-cell table:formula="of:=[.A347]*10+1" office:value-type="float" office:value="-8.6424510796497">
            <text:p>-8.64</text:p>
          </table:table-cell>
          <table:table-cell table:formula="of:=MEDIAN([.B347:.B3662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312249002065932">
            <text:p>-0.31</text:p>
          </table:table-cell>
          <table:table-cell table:formula="of:=[.A348]*10+1" office:value-type="float" office:value="-2.12249002065932">
            <text:p>-2.12</text:p>
          </table:table-cell>
          <table:table-cell table:formula="of:=MEDIAN([.B348:.B3663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-0.225426041181715">
            <text:p>-0.23</text:p>
          </table:table-cell>
          <table:table-cell table:formula="of:=[.A349]*10+1" office:value-type="float" office:value="-1.25426041181715">
            <text:p>-1.25</text:p>
          </table:table-cell>
          <table:table-cell table:formula="of:=MEDIAN([.B349:.B3664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784339259667917">
            <text:p>0.78</text:p>
          </table:table-cell>
          <table:table-cell table:formula="of:=[.A350]*10+1" office:value-type="float" office:value="8.84339259667917">
            <text:p>8.84</text:p>
          </table:table-cell>
          <table:table-cell table:formula="of:=MEDIAN([.B350:.B3665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-0.329606400657899">
            <text:p>-0.33</text:p>
          </table:table-cell>
          <table:table-cell table:formula="of:=[.A351]*10+1" office:value-type="float" office:value="-2.29606400657899">
            <text:p>-2.3</text:p>
          </table:table-cell>
          <table:table-cell table:formula="of:=MEDIAN([.B351:.B3666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148698084620609">
            <text:p>0.15</text:p>
          </table:table-cell>
          <table:table-cell table:formula="of:=[.A352]*10+1" office:value-type="float" office:value="2.48698084620609">
            <text:p>2.49</text:p>
          </table:table-cell>
          <table:table-cell table:formula="of:=MEDIAN([.B352:.B3667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-0.114948965990514">
            <text:p>-0.11</text:p>
          </table:table-cell>
          <table:table-cell table:formula="of:=[.A353]*10+1" office:value-type="float" office:value="-0.149489659905142">
            <text:p>-0.15</text:p>
          </table:table-cell>
          <table:table-cell table:formula="of:=MEDIAN([.B353:.B3668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96134923402775">
            <text:p>0.96</text:p>
          </table:table-cell>
          <table:table-cell table:formula="of:=[.A354]*10+1" office:value-type="float" office:value="10.6134923402775">
            <text:p>10.61</text:p>
          </table:table-cell>
          <table:table-cell table:formula="of:=MEDIAN([.B354:.B3669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-0.756803481221043">
            <text:p>-0.76</text:p>
          </table:table-cell>
          <table:table-cell table:formula="of:=[.A355]*10+1" office:value-type="float" office:value="-6.56803481221044">
            <text:p>-6.57</text:p>
          </table:table-cell>
          <table:table-cell table:formula="of:=MEDIAN([.B355:.B3670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327520306652265">
            <text:p>0.33</text:p>
          </table:table-cell>
          <table:table-cell table:formula="of:=[.A356]*10+1" office:value-type="float" office:value="4.27520306652265">
            <text:p>4.28</text:p>
          </table:table-cell>
          <table:table-cell table:formula="of:=MEDIAN([.B356:.B3671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-0.765599688611082">
            <text:p>-0.77</text:p>
          </table:table-cell>
          <table:table-cell table:formula="of:=[.A357]*10+1" office:value-type="float" office:value="-6.65599688611082">
            <text:p>-6.66</text:p>
          </table:table-cell>
          <table:table-cell table:formula="of:=MEDIAN([.B357:.B3672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428407588710338">
            <text:p>0.43</text:p>
          </table:table-cell>
          <table:table-cell table:formula="of:=[.A358]*10+1" office:value-type="float" office:value="5.28407588710338">
            <text:p>5.28</text:p>
          </table:table-cell>
          <table:table-cell table:formula="of:=MEDIAN([.B358:.B3673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0.546795023197353">
            <text:p>0.55</text:p>
          </table:table-cell>
          <table:table-cell table:formula="of:=[.A359]*10+1" office:value-type="float" office:value="6.46795023197353">
            <text:p>6.47</text:p>
          </table:table-cell>
          <table:table-cell table:formula="of:=MEDIAN([.B359:.B3674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521571159703978">
            <text:p>0.52</text:p>
          </table:table-cell>
          <table:table-cell table:formula="of:=[.A360]*10+1" office:value-type="float" office:value="6.21571159703978">
            <text:p>6.22</text:p>
          </table:table-cell>
          <table:table-cell table:formula="of:=MEDIAN([.B360:.B3675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442951211559757">
            <text:p>0.44</text:p>
          </table:table-cell>
          <table:table-cell table:formula="of:=[.A361]*10+1" office:value-type="float" office:value="5.42951211559757">
            <text:p>5.43</text:p>
          </table:table-cell>
          <table:table-cell table:formula="of:=MEDIAN([.B361:.B3676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0.26716315990195">
            <text:p>0.27</text:p>
          </table:table-cell>
          <table:table-cell table:formula="of:=[.A362]*10+1" office:value-type="float" office:value="3.6716315990195">
            <text:p>3.67</text:p>
          </table:table-cell>
          <table:table-cell table:formula="of:=MEDIAN([.B362:.B3677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331335004446143">
            <text:p>-0.33</text:p>
          </table:table-cell>
          <table:table-cell table:formula="of:=[.A363]*10+1" office:value-type="float" office:value="-2.31335004446143">
            <text:p>-2.31</text:p>
          </table:table-cell>
          <table:table-cell table:formula="of:=MEDIAN([.B363:.B3678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-0.588638079582108">
            <text:p>-0.59</text:p>
          </table:table-cell>
          <table:table-cell table:formula="of:=[.A364]*10+1" office:value-type="float" office:value="-4.88638079582108">
            <text:p>-4.89</text:p>
          </table:table-cell>
          <table:table-cell table:formula="of:=MEDIAN([.B364:.B3679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660007687500613">
            <text:p>-0.66</text:p>
          </table:table-cell>
          <table:table-cell table:formula="of:=[.A365]*10+1" office:value-type="float" office:value="-5.60007687500613">
            <text:p>-5.6</text:p>
          </table:table-cell>
          <table:table-cell table:formula="of:=MEDIAN([.B365:.B3680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789288965245022">
            <text:p>-0.79</text:p>
          </table:table-cell>
          <table:table-cell table:formula="of:=[.A366]*10+1" office:value-type="float" office:value="-6.89288965245022">
            <text:p>-6.89</text:p>
          </table:table-cell>
          <table:table-cell table:formula="of:=MEDIAN([.B366:.B3681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27118906108821">
            <text:p>0.27</text:p>
          </table:table-cell>
          <table:table-cell table:formula="of:=[.A367]*10+1" office:value-type="float" office:value="3.7118906108821">
            <text:p>3.71</text:p>
          </table:table-cell>
          <table:table-cell table:formula="of:=MEDIAN([.B367:.B3682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314899144123527">
            <text:p>0.31</text:p>
          </table:table-cell>
          <table:table-cell table:formula="of:=[.A368]*10+1" office:value-type="float" office:value="4.14899144123527">
            <text:p>4.15</text:p>
          </table:table-cell>
          <table:table-cell table:formula="of:=MEDIAN([.B368:.B3683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-0.482751353371167">
            <text:p>-0.48</text:p>
          </table:table-cell>
          <table:table-cell table:formula="of:=[.A369]*10+1" office:value-type="float" office:value="-3.82751353371167">
            <text:p>-3.83</text:p>
          </table:table-cell>
          <table:table-cell table:formula="of:=MEDIAN([.B369:.B3684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377993687108496">
            <text:p>-0.38</text:p>
          </table:table-cell>
          <table:table-cell table:formula="of:=[.A370]*10+1" office:value-type="float" office:value="-2.77993687108496">
            <text:p>-2.78</text:p>
          </table:table-cell>
          <table:table-cell table:formula="of:=MEDIAN([.B370:.B3685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677019399655295">
            <text:p>0.68</text:p>
          </table:table-cell>
          <table:table-cell table:formula="of:=[.A371]*10+1" office:value-type="float" office:value="7.77019399655295">
            <text:p>7.77</text:p>
          </table:table-cell>
          <table:table-cell table:formula="of:=MEDIAN([.B371:.B3686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640620730972291">
            <text:p>0.64</text:p>
          </table:table-cell>
          <table:table-cell table:formula="of:=[.A372]*10+1" office:value-type="float" office:value="7.40620730972291">
            <text:p>7.41</text:p>
          </table:table-cell>
          <table:table-cell table:formula="of:=MEDIAN([.B372:.B3687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0806231802175972">
            <text:p>0.08</text:p>
          </table:table-cell>
          <table:table-cell table:formula="of:=[.A373]*10+1" office:value-type="float" office:value="1.80623180217597">
            <text:p>1.81</text:p>
          </table:table-cell>
          <table:table-cell table:formula="of:=MEDIAN([.B373:.B3688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0.290287996544764">
            <text:p>0.29</text:p>
          </table:table-cell>
          <table:table-cell table:formula="of:=[.A374]*10+1" office:value-type="float" office:value="3.90287996544764">
            <text:p>3.9</text:p>
          </table:table-cell>
          <table:table-cell table:formula="of:=MEDIAN([.B374:.B3689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509969425301168">
            <text:p>-0.51</text:p>
          </table:table-cell>
          <table:table-cell table:formula="of:=[.A375]*10+1" office:value-type="float" office:value="-4.09969425301168">
            <text:p>-4.1</text:p>
          </table:table-cell>
          <table:table-cell table:formula="of:=MEDIAN([.B375:.B3690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0.13762489182302">
            <text:p>0.14</text:p>
          </table:table-cell>
          <table:table-cell table:formula="of:=[.A376]*10+1" office:value-type="float" office:value="2.37624891823021">
            <text:p>2.38</text:p>
          </table:table-cell>
          <table:table-cell table:formula="of:=MEDIAN([.B376:.B3691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0.603969262726753">
            <text:p>0.6</text:p>
          </table:table-cell>
          <table:table-cell table:formula="of:=[.A377]*10+1" office:value-type="float" office:value="7.03969262726753">
            <text:p>7.04</text:p>
          </table:table-cell>
          <table:table-cell table:formula="of:=MEDIAN([.B377:.B3692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-0.814536193131037">
            <text:p>-0.81</text:p>
          </table:table-cell>
          <table:table-cell table:formula="of:=[.A378]*10+1" office:value-type="float" office:value="-7.14536193131038">
            <text:p>-7.15</text:p>
          </table:table-cell>
          <table:table-cell table:formula="of:=MEDIAN([.B378:.B3693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0.468979277459223">
            <text:p>0.47</text:p>
          </table:table-cell>
          <table:table-cell table:formula="of:=[.A379]*10+1" office:value-type="float" office:value="5.68979277459223">
            <text:p>5.69</text:p>
          </table:table-cell>
          <table:table-cell table:formula="of:=MEDIAN([.B379:.B3694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-0.75805830599943">
            <text:p>-0.76</text:p>
          </table:table-cell>
          <table:table-cell table:formula="of:=[.A380]*10+1" office:value-type="float" office:value="-6.5805830599943">
            <text:p>-6.58</text:p>
          </table:table-cell>
          <table:table-cell table:formula="of:=MEDIAN([.B380:.B3695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-0.720483366842106">
            <text:p>-0.72</text:p>
          </table:table-cell>
          <table:table-cell table:formula="of:=[.A381]*10+1" office:value-type="float" office:value="-6.20483366842106">
            <text:p>-6.2</text:p>
          </table:table-cell>
          <table:table-cell table:formula="of:=MEDIAN([.B381:.B3696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-0.42782492111813">
            <text:p>-0.43</text:p>
          </table:table-cell>
          <table:table-cell table:formula="of:=[.A382]*10+1" office:value-type="float" office:value="-3.2782492111813">
            <text:p>-3.28</text:p>
          </table:table-cell>
          <table:table-cell table:formula="of:=MEDIAN([.B382:.B3697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0.62186358726605">
            <text:p>0.62</text:p>
          </table:table-cell>
          <table:table-cell table:formula="of:=[.A383]*10+1" office:value-type="float" office:value="7.2186358726605">
            <text:p>7.22</text:p>
          </table:table-cell>
          <table:table-cell table:formula="of:=MEDIAN([.B383:.B3698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0.123993472967719">
            <text:p>0.12</text:p>
          </table:table-cell>
          <table:table-cell table:formula="of:=[.A384]*10+1" office:value-type="float" office:value="2.23993472967719">
            <text:p>2.24</text:p>
          </table:table-cell>
          <table:table-cell table:formula="of:=MEDIAN([.B384:.B3699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0.392677681802644">
            <text:p>0.39</text:p>
          </table:table-cell>
          <table:table-cell table:formula="of:=[.A385]*10+1" office:value-type="float" office:value="4.92677681802644">
            <text:p>4.93</text:p>
          </table:table-cell>
          <table:table-cell table:formula="of:=MEDIAN([.B385:.B3700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-0.847679936273374">
            <text:p>-0.85</text:p>
          </table:table-cell>
          <table:table-cell table:formula="of:=[.A386]*10+1" office:value-type="float" office:value="-7.47679936273374">
            <text:p>-7.48</text:p>
          </table:table-cell>
          <table:table-cell table:formula="of:=MEDIAN([.B386:.B3701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-0.787182700289923">
            <text:p>-0.79</text:p>
          </table:table-cell>
          <table:table-cell table:formula="of:=[.A387]*10+1" office:value-type="float" office:value="-6.87182700289923">
            <text:p>-6.87</text:p>
          </table:table-cell>
          <table:table-cell table:formula="of:=MEDIAN([.B387:.B3702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-0.877393909795723">
            <text:p>-0.88</text:p>
          </table:table-cell>
          <table:table-cell table:formula="of:=[.A388]*10+1" office:value-type="float" office:value="-7.77393909795723">
            <text:p>-7.77</text:p>
          </table:table-cell>
          <table:table-cell table:formula="of:=MEDIAN([.B388:.B3703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728412396157535">
            <text:p>-0.73</text:p>
          </table:table-cell>
          <table:table-cell table:formula="of:=[.A389]*10+1" office:value-type="float" office:value="-6.28412396157535">
            <text:p>-6.28</text:p>
          </table:table-cell>
          <table:table-cell table:formula="of:=MEDIAN([.B389:.B3704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0.122662333663357">
            <text:p>0.12</text:p>
          </table:table-cell>
          <table:table-cell table:formula="of:=[.A390]*10+1" office:value-type="float" office:value="2.22662333663357">
            <text:p>2.23</text:p>
          </table:table-cell>
          <table:table-cell table:formula="of:=MEDIAN([.B390:.B3705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-0.123938671433105">
            <text:p>-0.12</text:p>
          </table:table-cell>
          <table:table-cell table:formula="of:=[.A391]*10+1" office:value-type="float" office:value="-0.239386714331052">
            <text:p>-0.24</text:p>
          </table:table-cell>
          <table:table-cell table:formula="of:=MEDIAN([.B391:.B3706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0.859974214323213">
            <text:p>0.86</text:p>
          </table:table-cell>
          <table:table-cell table:formula="of:=[.A392]*10+1" office:value-type="float" office:value="9.59974214323213">
            <text:p>9.6</text:p>
          </table:table-cell>
          <table:table-cell table:formula="of:=MEDIAN([.B392:.B3707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986515704511317">
            <text:p>0.99</text:p>
          </table:table-cell>
          <table:table-cell table:formula="of:=[.A393]*10+1" office:value-type="float" office:value="10.8651570451132">
            <text:p>10.87</text:p>
          </table:table-cell>
          <table:table-cell table:formula="of:=MEDIAN([.B393:.B3708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0.156375382126569">
            <text:p>0.16</text:p>
          </table:table-cell>
          <table:table-cell table:formula="of:=[.A394]*10+1" office:value-type="float" office:value="2.56375382126569">
            <text:p>2.56</text:p>
          </table:table-cell>
          <table:table-cell table:formula="of:=MEDIAN([.B394:.B3709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6361270445789">
            <text:p>-0.64</text:p>
          </table:table-cell>
          <table:table-cell table:formula="of:=[.A395]*10+1" office:value-type="float" office:value="-5.361270445789">
            <text:p>-5.36</text:p>
          </table:table-cell>
          <table:table-cell table:formula="of:=MEDIAN([.B395:.B3710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-0.142486454580441">
            <text:p>-0.14</text:p>
          </table:table-cell>
          <table:table-cell table:formula="of:=[.A396]*10+1" office:value-type="float" office:value="-0.424864545804412">
            <text:p>-0.42</text:p>
          </table:table-cell>
          <table:table-cell table:formula="of:=MEDIAN([.B396:.B3711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0695254680494662">
            <text:p>-0.07</text:p>
          </table:table-cell>
          <table:table-cell table:formula="of:=[.A397]*10+1" office:value-type="float" office:value="0.304745319505338">
            <text:p>0.3</text:p>
          </table:table-cell>
          <table:table-cell table:formula="of:=MEDIAN([.B397:.B3712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309413293725254">
            <text:p>-0.31</text:p>
          </table:table-cell>
          <table:table-cell table:formula="of:=[.A398]*10+1" office:value-type="float" office:value="-2.09413293725254">
            <text:p>-2.09</text:p>
          </table:table-cell>
          <table:table-cell table:formula="of:=MEDIAN([.B398:.B3713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54917607402965">
            <text:p>0.55</text:p>
          </table:table-cell>
          <table:table-cell table:formula="of:=[.A399]*10+1" office:value-type="float" office:value="6.4917607402965">
            <text:p>6.49</text:p>
          </table:table-cell>
          <table:table-cell table:formula="of:=MEDIAN([.B399:.B3714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172964110298749">
            <text:p>0.17</text:p>
          </table:table-cell>
          <table:table-cell table:formula="of:=[.A400]*10+1" office:value-type="float" office:value="2.72964110298749">
            <text:p>2.73</text:p>
          </table:table-cell>
          <table:table-cell table:formula="of:=MEDIAN([.B400:.B3715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0855835321020666">
            <text:p>0.09</text:p>
          </table:table-cell>
          <table:table-cell table:formula="of:=[.A401]*10+1" office:value-type="float" office:value="1.85583532102067">
            <text:p>1.86</text:p>
          </table:table-cell>
          <table:table-cell table:formula="of:=MEDIAN([.B401:.B3716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97378300687132">
            <text:p>-0.97</text:p>
          </table:table-cell>
          <table:table-cell table:formula="of:=[.A402]*10+1" office:value-type="float" office:value="-8.7378300687132">
            <text:p>-8.74</text:p>
          </table:table-cell>
          <table:table-cell table:formula="of:=MEDIAN([.B402:.B3717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0.765304139536286">
            <text:p>0.77</text:p>
          </table:table-cell>
          <table:table-cell table:formula="of:=[.A403]*10+1" office:value-type="float" office:value="8.65304139536286">
            <text:p>8.65</text:p>
          </table:table-cell>
          <table:table-cell table:formula="of:=MEDIAN([.B403:.B3718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0.563454676873077">
            <text:p>0.56</text:p>
          </table:table-cell>
          <table:table-cell table:formula="of:=[.A404]*10+1" office:value-type="float" office:value="6.63454676873078">
            <text:p>6.63</text:p>
          </table:table-cell>
          <table:table-cell table:formula="of:=MEDIAN([.B404:.B3719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811514303775046">
            <text:p>-0.81</text:p>
          </table:table-cell>
          <table:table-cell table:formula="of:=[.A405]*10+1" office:value-type="float" office:value="-7.11514303775046">
            <text:p>-7.12</text:p>
          </table:table-cell>
          <table:table-cell table:formula="of:=MEDIAN([.B405:.B3720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-0.264330601988267">
            <text:p>-0.26</text:p>
          </table:table-cell>
          <table:table-cell table:formula="of:=[.A406]*10+1" office:value-type="float" office:value="-1.64330601988267">
            <text:p>-1.64</text:p>
          </table:table-cell>
          <table:table-cell table:formula="of:=MEDIAN([.B406:.B3721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0.854827093922001">
            <text:p>0.85</text:p>
          </table:table-cell>
          <table:table-cell table:formula="of:=[.A407]*10+1" office:value-type="float" office:value="9.54827093922001">
            <text:p>9.55</text:p>
          </table:table-cell>
          <table:table-cell table:formula="of:=MEDIAN([.B407:.B3722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0.284772433291667">
            <text:p>0.28</text:p>
          </table:table-cell>
          <table:table-cell table:formula="of:=[.A408]*10+1" office:value-type="float" office:value="3.84772433291667">
            <text:p>3.85</text:p>
          </table:table-cell>
          <table:table-cell table:formula="of:=MEDIAN([.B408:.B3723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139118555653802">
            <text:p>-0.14</text:p>
          </table:table-cell>
          <table:table-cell table:formula="of:=[.A409]*10+1" office:value-type="float" office:value="-0.39118555653802">
            <text:p>-0.39</text:p>
          </table:table-cell>
          <table:table-cell table:formula="of:=MEDIAN([.B409:.B3724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-0.221703137831322">
            <text:p>-0.22</text:p>
          </table:table-cell>
          <table:table-cell table:formula="of:=[.A410]*10+1" office:value-type="float" office:value="-1.21703137831322">
            <text:p>-1.22</text:p>
          </table:table-cell>
          <table:table-cell table:formula="of:=MEDIAN([.B410:.B3725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290446481365196">
            <text:p>-0.29</text:p>
          </table:table-cell>
          <table:table-cell table:formula="of:=[.A411]*10+1" office:value-type="float" office:value="-1.90446481365196">
            <text:p>-1.9</text:p>
          </table:table-cell>
          <table:table-cell table:formula="of:=MEDIAN([.B411:.B3726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0.288802357732901">
            <text:p>0.29</text:p>
          </table:table-cell>
          <table:table-cell table:formula="of:=[.A412]*10+1" office:value-type="float" office:value="3.88802357732901">
            <text:p>3.89</text:p>
          </table:table-cell>
          <table:table-cell table:formula="of:=MEDIAN([.B412:.B3727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-0.83671381273952">
            <text:p>-0.84</text:p>
          </table:table-cell>
          <table:table-cell table:formula="of:=[.A413]*10+1" office:value-type="float" office:value="-7.3671381273952">
            <text:p>-7.37</text:p>
          </table:table-cell>
          <table:table-cell table:formula="of:=MEDIAN([.B413:.B3728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171377430470209">
            <text:p>-0.17</text:p>
          </table:table-cell>
          <table:table-cell table:formula="of:=[.A414]*10+1" office:value-type="float" office:value="-0.713774304702089">
            <text:p>-0.71</text:p>
          </table:table-cell>
          <table:table-cell table:formula="of:=MEDIAN([.B414:.B3729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-0.881549895957664">
            <text:p>-0.88</text:p>
          </table:table-cell>
          <table:table-cell table:formula="of:=[.A415]*10+1" office:value-type="float" office:value="-7.81549895957664">
            <text:p>-7.82</text:p>
          </table:table-cell>
          <table:table-cell table:formula="of:=MEDIAN([.B415:.B3730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827886625289373">
            <text:p>0.83</text:p>
          </table:table-cell>
          <table:table-cell table:formula="of:=[.A416]*10+1" office:value-type="float" office:value="9.27886625289373">
            <text:p>9.28</text:p>
          </table:table-cell>
          <table:table-cell table:formula="of:=MEDIAN([.B416:.B3731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0.20795260899797">
            <text:p>0.21</text:p>
          </table:table-cell>
          <table:table-cell table:formula="of:=[.A417]*10+1" office:value-type="float" office:value="3.0795260899797">
            <text:p>3.08</text:p>
          </table:table-cell>
          <table:table-cell table:formula="of:=MEDIAN([.B417:.B3732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-0.133287121850277">
            <text:p>-0.13</text:p>
          </table:table-cell>
          <table:table-cell table:formula="of:=[.A418]*10+1" office:value-type="float" office:value="-0.332871218502766">
            <text:p>-0.33</text:p>
          </table:table-cell>
          <table:table-cell table:formula="of:=MEDIAN([.B418:.B3733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615554932693239">
            <text:p>0.62</text:p>
          </table:table-cell>
          <table:table-cell table:formula="of:=[.A419]*10+1" office:value-type="float" office:value="7.15554932693239">
            <text:p>7.16</text:p>
          </table:table-cell>
          <table:table-cell table:formula="of:=MEDIAN([.B419:.B3734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-0.990824842882484">
            <text:p>-0.99</text:p>
          </table:table-cell>
          <table:table-cell table:formula="of:=[.A420]*10+1" office:value-type="float" office:value="-8.90824842882484">
            <text:p>-8.91</text:p>
          </table:table-cell>
          <table:table-cell table:formula="of:=MEDIAN([.B420:.B3735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-0.479949873823544">
            <text:p>-0.48</text:p>
          </table:table-cell>
          <table:table-cell table:formula="of:=[.A421]*10+1" office:value-type="float" office:value="-3.79949873823544">
            <text:p>-3.8</text:p>
          </table:table-cell>
          <table:table-cell table:formula="of:=MEDIAN([.B421:.B3736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-0.426578971340546">
            <text:p>-0.43</text:p>
          </table:table-cell>
          <table:table-cell table:formula="of:=[.A422]*10+1" office:value-type="float" office:value="-3.26578971340546">
            <text:p>-3.27</text:p>
          </table:table-cell>
          <table:table-cell table:formula="of:=MEDIAN([.B422:.B3737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0.363327739732554">
            <text:p>0.36</text:p>
          </table:table-cell>
          <table:table-cell table:formula="of:=[.A423]*10+1" office:value-type="float" office:value="4.63327739732554">
            <text:p>4.63</text:p>
          </table:table-cell>
          <table:table-cell table:formula="of:=MEDIAN([.B423:.B3738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-0.225019358970096">
            <text:p>-0.23</text:p>
          </table:table-cell>
          <table:table-cell table:formula="of:=[.A424]*10+1" office:value-type="float" office:value="-1.25019358970096">
            <text:p>-1.25</text:p>
          </table:table-cell>
          <table:table-cell table:formula="of:=MEDIAN([.B424:.B3739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0.00275047402799078">
            <text:p>0</text:p>
          </table:table-cell>
          <table:table-cell table:formula="of:=[.A425]*10+1" office:value-type="float" office:value="1.02750474027991">
            <text:p>1.03</text:p>
          </table:table-cell>
          <table:table-cell table:formula="of:=MEDIAN([.B425:.B3740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0.864029873646607">
            <text:p>0.86</text:p>
          </table:table-cell>
          <table:table-cell table:formula="of:=[.A426]*10+1" office:value-type="float" office:value="9.64029873646608">
            <text:p>9.64</text:p>
          </table:table-cell>
          <table:table-cell table:formula="of:=MEDIAN([.B426:.B3741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0.155707527241576">
            <text:p>0.16</text:p>
          </table:table-cell>
          <table:table-cell table:formula="of:=[.A427]*10+1" office:value-type="float" office:value="2.55707527241576">
            <text:p>2.56</text:p>
          </table:table-cell>
          <table:table-cell table:formula="of:=MEDIAN([.B427:.B3742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864296765857642">
            <text:p>0.86</text:p>
          </table:table-cell>
          <table:table-cell table:formula="of:=[.A428]*10+1" office:value-type="float" office:value="9.64296765857642">
            <text:p>9.64</text:p>
          </table:table-cell>
          <table:table-cell table:formula="of:=MEDIAN([.B428:.B3743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592168581438552">
            <text:p>0.59</text:p>
          </table:table-cell>
          <table:table-cell table:formula="of:=[.A429]*10+1" office:value-type="float" office:value="6.92168581438552">
            <text:p>6.92</text:p>
          </table:table-cell>
          <table:table-cell table:formula="of:=MEDIAN([.B429:.B3744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0.180655707860256">
            <text:p>0.18</text:p>
          </table:table-cell>
          <table:table-cell table:formula="of:=[.A430]*10+1" office:value-type="float" office:value="2.80655707860256">
            <text:p>2.81</text:p>
          </table:table-cell>
          <table:table-cell table:formula="of:=MEDIAN([.B430:.B3745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98816840672802">
            <text:p>-0.99</text:p>
          </table:table-cell>
          <table:table-cell table:formula="of:=[.A431]*10+1" office:value-type="float" office:value="-8.8816840672802">
            <text:p>-8.88</text:p>
          </table:table-cell>
          <table:table-cell table:formula="of:=MEDIAN([.B431:.B3746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-0.931936984369298">
            <text:p>-0.93</text:p>
          </table:table-cell>
          <table:table-cell table:formula="of:=[.A432]*10+1" office:value-type="float" office:value="-8.31936984369298">
            <text:p>-8.32</text:p>
          </table:table-cell>
          <table:table-cell table:formula="of:=MEDIAN([.B432:.B3747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0.598029660746951">
            <text:p>0.6</text:p>
          </table:table-cell>
          <table:table-cell table:formula="of:=[.A433]*10+1" office:value-type="float" office:value="6.98029660746951">
            <text:p>6.98</text:p>
          </table:table-cell>
          <table:table-cell table:formula="of:=MEDIAN([.B433:.B3748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591043439067436">
            <text:p>-0.59</text:p>
          </table:table-cell>
          <table:table-cell table:formula="of:=[.A434]*10+1" office:value-type="float" office:value="-4.91043439067436">
            <text:p>-4.91</text:p>
          </table:table-cell>
          <table:table-cell table:formula="of:=MEDIAN([.B434:.B3749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0.360649536193711">
            <text:p>0.36</text:p>
          </table:table-cell>
          <table:table-cell table:formula="of:=[.A435]*10+1" office:value-type="float" office:value="4.60649536193711">
            <text:p>4.61</text:p>
          </table:table-cell>
          <table:table-cell table:formula="of:=MEDIAN([.B435:.B3750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738441071041342">
            <text:p>-0.74</text:p>
          </table:table-cell>
          <table:table-cell table:formula="of:=[.A436]*10+1" office:value-type="float" office:value="-6.38441071041342">
            <text:p>-6.38</text:p>
          </table:table-cell>
          <table:table-cell table:formula="of:=MEDIAN([.B436:.B3751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0.52984668063871">
            <text:p>0.53</text:p>
          </table:table-cell>
          <table:table-cell table:formula="of:=[.A437]*10+1" office:value-type="float" office:value="6.2984668063871">
            <text:p>6.3</text:p>
          </table:table-cell>
          <table:table-cell table:formula="of:=MEDIAN([.B437:.B3752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61993751023114">
            <text:p>-0.62</text:p>
          </table:table-cell>
          <table:table-cell table:formula="of:=[.A438]*10+1" office:value-type="float" office:value="-5.19937510231141">
            <text:p>-5.2</text:p>
          </table:table-cell>
          <table:table-cell table:formula="of:=MEDIAN([.B438:.B3753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00958501208218776">
            <text:p>-0.01</text:p>
          </table:table-cell>
          <table:table-cell table:formula="of:=[.A439]*10+1" office:value-type="float" office:value="0.904149879178122">
            <text:p>0.9</text:p>
          </table:table-cell>
          <table:table-cell table:formula="of:=MEDIAN([.B439:.B3754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0435690854402461">
            <text:p>-0.04</text:p>
          </table:table-cell>
          <table:table-cell table:formula="of:=[.A440]*10+1" office:value-type="float" office:value="0.564309145597539">
            <text:p>0.56</text:p>
          </table:table-cell>
          <table:table-cell table:formula="of:=MEDIAN([.B440:.B3755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0.321961499306454">
            <text:p>0.32</text:p>
          </table:table-cell>
          <table:table-cell table:formula="of:=[.A441]*10+1" office:value-type="float" office:value="4.21961499306455">
            <text:p>4.22</text:p>
          </table:table-cell>
          <table:table-cell table:formula="of:=MEDIAN([.B441:.B3756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600611968122583">
            <text:p>-0.6</text:p>
          </table:table-cell>
          <table:table-cell table:formula="of:=[.A442]*10+1" office:value-type="float" office:value="-5.00611968122583">
            <text:p>-5.01</text:p>
          </table:table-cell>
          <table:table-cell table:formula="of:=MEDIAN([.B442:.B3757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0.539164833516938">
            <text:p>0.54</text:p>
          </table:table-cell>
          <table:table-cell table:formula="of:=[.A443]*10+1" office:value-type="float" office:value="6.39164833516938">
            <text:p>6.39</text:p>
          </table:table-cell>
          <table:table-cell table:formula="of:=MEDIAN([.B443:.B3758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0.802179195020543">
            <text:p>0.8</text:p>
          </table:table-cell>
          <table:table-cell table:formula="of:=[.A444]*10+1" office:value-type="float" office:value="9.02179195020543">
            <text:p>9.02</text:p>
          </table:table-cell>
          <table:table-cell table:formula="of:=MEDIAN([.B444:.B3759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57018307953073">
            <text:p>-0.57</text:p>
          </table:table-cell>
          <table:table-cell table:formula="of:=[.A445]*10+1" office:value-type="float" office:value="-4.7018307953073">
            <text:p>-4.7</text:p>
          </table:table-cell>
          <table:table-cell table:formula="of:=MEDIAN([.B445:.B3760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0.485559353566711">
            <text:p>0.49</text:p>
          </table:table-cell>
          <table:table-cell table:formula="of:=[.A446]*10+1" office:value-type="float" office:value="5.85559353566711">
            <text:p>5.86</text:p>
          </table:table-cell>
          <table:table-cell table:formula="of:=MEDIAN([.B446:.B3761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0.908857865719494">
            <text:p>0.91</text:p>
          </table:table-cell>
          <table:table-cell table:formula="of:=[.A447]*10+1" office:value-type="float" office:value="10.0885786571949">
            <text:p>10.09</text:p>
          </table:table-cell>
          <table:table-cell table:formula="of:=MEDIAN([.B447:.B3762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0.763399332773251">
            <text:p>0.76</text:p>
          </table:table-cell>
          <table:table-cell table:formula="of:=[.A448]*10+1" office:value-type="float" office:value="8.63399332773251">
            <text:p>8.63</text:p>
          </table:table-cell>
          <table:table-cell table:formula="of:=MEDIAN([.B448:.B3763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0.321953283266314">
            <text:p>0.32</text:p>
          </table:table-cell>
          <table:table-cell table:formula="of:=[.A449]*10+1" office:value-type="float" office:value="4.21953283266314">
            <text:p>4.22</text:p>
          </table:table-cell>
          <table:table-cell table:formula="of:=MEDIAN([.B449:.B3764])" office:value-type="float" office:value="0.732225441112292">
            <text:p>0.73</text:p>
          </table:table-cell>
          <table:table-cell table:number-columns-repeated="4"/>
        </table:table-row>
        <table:table-row table:style-name="ro1">
          <table:table-cell office:value-type="float" office:value="0.864027911534082">
            <text:p>0.86</text:p>
          </table:table-cell>
          <table:table-cell table:formula="of:=[.A450]*10+1" office:value-type="float" office:value="9.64027911534082">
            <text:p>9.64</text:p>
          </table:table-cell>
          <table:table-cell table:formula="of:=MEDIAN([.B450:.B3765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-0.984228448477714">
            <text:p>-0.98</text:p>
          </table:table-cell>
          <table:table-cell table:formula="of:=[.A451]*10+1" office:value-type="float" office:value="-8.84228448477714">
            <text:p>-8.84</text:p>
          </table:table-cell>
          <table:table-cell table:formula="of:=MEDIAN([.B451:.B3766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-0.442662637233974">
            <text:p>-0.44</text:p>
          </table:table-cell>
          <table:table-cell table:formula="of:=[.A452]*10+1" office:value-type="float" office:value="-3.42662637233974">
            <text:p>-3.43</text:p>
          </table:table-cell>
          <table:table-cell table:formula="of:=MEDIAN([.B452:.B3767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-0.252071908368142">
            <text:p>-0.25</text:p>
          </table:table-cell>
          <table:table-cell table:formula="of:=[.A453]*10+1" office:value-type="float" office:value="-1.52071908368142">
            <text:p>-1.52</text:p>
          </table:table-cell>
          <table:table-cell table:formula="of:=MEDIAN([.B453:.B3768])" office:value-type="float" office:value="0.732225441112292">
            <text:p>0.73</text:p>
          </table:table-cell>
          <table:table-cell table:number-columns-repeated="4"/>
        </table:table-row>
        <table:table-row table:style-name="ro1">
          <table:table-cell office:value-type="float" office:value="-0.330938024685305">
            <text:p>-0.33</text:p>
          </table:table-cell>
          <table:table-cell table:formula="of:=[.A454]*10+1" office:value-type="float" office:value="-2.30938024685305">
            <text:p>-2.31</text:p>
          </table:table-cell>
          <table:table-cell table:formula="of:=MEDIAN([.B454:.B3769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-0.608077673411065">
            <text:p>-0.61</text:p>
          </table:table-cell>
          <table:table-cell table:formula="of:=[.A455]*10+1" office:value-type="float" office:value="-5.08077673411065">
            <text:p>-5.08</text:p>
          </table:table-cell>
          <table:table-cell table:formula="of:=MEDIAN([.B455:.B3770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0.23613775913346">
            <text:p>0.24</text:p>
          </table:table-cell>
          <table:table-cell table:formula="of:=[.A456]*10+1" office:value-type="float" office:value="3.3613775913346">
            <text:p>3.36</text:p>
          </table:table-cell>
          <table:table-cell table:formula="of:=MEDIAN([.B456:.B3771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0.306011933461653">
            <text:p>0.31</text:p>
          </table:table-cell>
          <table:table-cell table:formula="of:=[.A457]*10+1" office:value-type="float" office:value="4.06011933461654">
            <text:p>4.06</text:p>
          </table:table-cell>
          <table:table-cell table:formula="of:=MEDIAN([.B457:.B3772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0.601709433350638">
            <text:p>0.6</text:p>
          </table:table-cell>
          <table:table-cell table:formula="of:=[.A458]*10+1" office:value-type="float" office:value="7.01709433350638">
            <text:p>7.02</text:p>
          </table:table-cell>
          <table:table-cell table:formula="of:=MEDIAN([.B458:.B3773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0.898940461813152">
            <text:p>0.9</text:p>
          </table:table-cell>
          <table:table-cell table:formula="of:=[.A459]*10+1" office:value-type="float" office:value="9.98940461813152">
            <text:p>9.99</text:p>
          </table:table-cell>
          <table:table-cell table:formula="of:=MEDIAN([.B459:.B3774])" office:value-type="float" office:value="0.732225441112292">
            <text:p>0.73</text:p>
          </table:table-cell>
          <table:table-cell table:number-columns-repeated="4"/>
        </table:table-row>
        <table:table-row table:style-name="ro1">
          <table:table-cell office:value-type="float" office:value="0.697085659140513">
            <text:p>0.7</text:p>
          </table:table-cell>
          <table:table-cell table:formula="of:=[.A460]*10+1" office:value-type="float" office:value="7.97085659140513">
            <text:p>7.97</text:p>
          </table:table-cell>
          <table:table-cell table:formula="of:=MEDIAN([.B460:.B3775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-0.142856551635299">
            <text:p>-0.14</text:p>
          </table:table-cell>
          <table:table-cell table:formula="of:=[.A461]*10+1" office:value-type="float" office:value="-0.428565516352993">
            <text:p>-0.43</text:p>
          </table:table-cell>
          <table:table-cell table:formula="of:=MEDIAN([.B461:.B3776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0.0175302275073554">
            <text:p>0.02</text:p>
          </table:table-cell>
          <table:table-cell table:formula="of:=[.A462]*10+1" office:value-type="float" office:value="1.17530227507355">
            <text:p>1.18</text:p>
          </table:table-cell>
          <table:table-cell table:formula="of:=MEDIAN([.B462:.B3777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0.733970115018821">
            <text:p>0.73</text:p>
          </table:table-cell>
          <table:table-cell table:formula="of:=[.A463]*10+1" office:value-type="float" office:value="8.33970115018821">
            <text:p>8.34</text:p>
          </table:table-cell>
          <table:table-cell table:formula="of:=MEDIAN([.B463:.B3778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0.243673854320158">
            <text:p>0.24</text:p>
          </table:table-cell>
          <table:table-cell table:formula="of:=[.A464]*10+1" office:value-type="float" office:value="3.43673854320158">
            <text:p>3.44</text:p>
          </table:table-cell>
          <table:table-cell table:formula="of:=MEDIAN([.B464:.B3779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-0.95988868328853">
            <text:p>-0.96</text:p>
          </table:table-cell>
          <table:table-cell table:formula="of:=[.A465]*10+1" office:value-type="float" office:value="-8.5988868328853">
            <text:p>-8.6</text:p>
          </table:table-cell>
          <table:table-cell table:formula="of:=MEDIAN([.B465:.B3780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0.335599091781066">
            <text:p>0.34</text:p>
          </table:table-cell>
          <table:table-cell table:formula="of:=[.A466]*10+1" office:value-type="float" office:value="4.35599091781066">
            <text:p>4.36</text:p>
          </table:table-cell>
          <table:table-cell table:formula="of:=MEDIAN([.B466:.B3781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0.623241044392983">
            <text:p>0.62</text:p>
          </table:table-cell>
          <table:table-cell table:formula="of:=[.A467]*10+1" office:value-type="float" office:value="7.23241044392983">
            <text:p>7.23</text:p>
          </table:table-cell>
          <table:table-cell table:formula="of:=MEDIAN([.B467:.B3782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0.817779298172706">
            <text:p>0.82</text:p>
          </table:table-cell>
          <table:table-cell table:formula="of:=[.A468]*10+1" office:value-type="float" office:value="9.17779298172706">
            <text:p>9.18</text:p>
          </table:table-cell>
          <table:table-cell table:formula="of:=MEDIAN([.B468:.B3783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-0.530865077804227">
            <text:p>-0.53</text:p>
          </table:table-cell>
          <table:table-cell table:formula="of:=[.A469]*10+1" office:value-type="float" office:value="-4.30865077804227">
            <text:p>-4.31</text:p>
          </table:table-cell>
          <table:table-cell table:formula="of:=MEDIAN([.B469:.B3784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0.948871856088824">
            <text:p>0.95</text:p>
          </table:table-cell>
          <table:table-cell table:formula="of:=[.A470]*10+1" office:value-type="float" office:value="10.4887185608882">
            <text:p>10.49</text:p>
          </table:table-cell>
          <table:table-cell table:formula="of:=MEDIAN([.B470:.B3785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0.432501464647209">
            <text:p>0.43</text:p>
          </table:table-cell>
          <table:table-cell table:formula="of:=[.A471]*10+1" office:value-type="float" office:value="5.32501464647209">
            <text:p>5.33</text:p>
          </table:table-cell>
          <table:table-cell table:formula="of:=MEDIAN([.B471:.B3786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0.264311440472492">
            <text:p>0.26</text:p>
          </table:table-cell>
          <table:table-cell table:formula="of:=[.A472]*10+1" office:value-type="float" office:value="3.64311440472492">
            <text:p>3.64</text:p>
          </table:table-cell>
          <table:table-cell table:formula="of:=MEDIAN([.B472:.B3787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0.540005150486521">
            <text:p>0.54</text:p>
          </table:table-cell>
          <table:table-cell table:formula="of:=[.A473]*10+1" office:value-type="float" office:value="6.40005150486521">
            <text:p>6.4</text:p>
          </table:table-cell>
          <table:table-cell table:formula="of:=MEDIAN([.B473:.B3788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-0.929843795697326">
            <text:p>-0.93</text:p>
          </table:table-cell>
          <table:table-cell table:formula="of:=[.A474]*10+1" office:value-type="float" office:value="-8.29843795697326">
            <text:p>-8.3</text:p>
          </table:table-cell>
          <table:table-cell table:formula="of:=MEDIAN([.B474:.B3789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-0.6614068097353">
            <text:p>-0.66</text:p>
          </table:table-cell>
          <table:table-cell table:formula="of:=[.A475]*10+1" office:value-type="float" office:value="-5.614068097353">
            <text:p>-5.61</text:p>
          </table:table-cell>
          <table:table-cell table:formula="of:=MEDIAN([.B475:.B3790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-0.450586569815532">
            <text:p>-0.45</text:p>
          </table:table-cell>
          <table:table-cell table:formula="of:=[.A476]*10+1" office:value-type="float" office:value="-3.50586569815532">
            <text:p>-3.51</text:p>
          </table:table-cell>
          <table:table-cell table:formula="of:=MEDIAN([.B476:.B3791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0.543726940104429">
            <text:p>0.54</text:p>
          </table:table-cell>
          <table:table-cell table:formula="of:=[.A477]*10+1" office:value-type="float" office:value="6.43726940104429">
            <text:p>6.44</text:p>
          </table:table-cell>
          <table:table-cell table:formula="of:=MEDIAN([.B477:.B3792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0.542898621555308">
            <text:p>0.54</text:p>
          </table:table-cell>
          <table:table-cell table:formula="of:=[.A478]*10+1" office:value-type="float" office:value="6.42898621555308">
            <text:p>6.43</text:p>
          </table:table-cell>
          <table:table-cell table:formula="of:=MEDIAN([.B478:.B3793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0.234265558176333">
            <text:p>0.23</text:p>
          </table:table-cell>
          <table:table-cell table:formula="of:=[.A479]*10+1" office:value-type="float" office:value="3.34265558176333">
            <text:p>3.34</text:p>
          </table:table-cell>
          <table:table-cell table:formula="of:=MEDIAN([.B479:.B3794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-0.395284456103669">
            <text:p>-0.4</text:p>
          </table:table-cell>
          <table:table-cell table:formula="of:=[.A480]*10+1" office:value-type="float" office:value="-2.95284456103669">
            <text:p>-2.95</text:p>
          </table:table-cell>
          <table:table-cell table:formula="of:=MEDIAN([.B480:.B3795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-0.142160564450271">
            <text:p>-0.14</text:p>
          </table:table-cell>
          <table:table-cell table:formula="of:=[.A481]*10+1" office:value-type="float" office:value="-0.421605644502706">
            <text:p>-0.42</text:p>
          </table:table-cell>
          <table:table-cell table:formula="of:=MEDIAN([.B481:.B3796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-0.119755925048415">
            <text:p>-0.12</text:p>
          </table:table-cell>
          <table:table-cell table:formula="of:=[.A482]*10+1" office:value-type="float" office:value="-0.197559250484149">
            <text:p>-0.2</text:p>
          </table:table-cell>
          <table:table-cell table:formula="of:=MEDIAN([.B482:.B3797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0.0103283835185748">
            <text:p>0.01</text:p>
          </table:table-cell>
          <table:table-cell table:formula="of:=[.A483]*10+1" office:value-type="float" office:value="1.10328383518575">
            <text:p>1.1</text:p>
          </table:table-cell>
          <table:table-cell table:formula="of:=MEDIAN([.B483:.B3798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-0.926519029173782">
            <text:p>-0.93</text:p>
          </table:table-cell>
          <table:table-cell table:formula="of:=[.A484]*10+1" office:value-type="float" office:value="-8.26519029173782">
            <text:p>-8.27</text:p>
          </table:table-cell>
          <table:table-cell table:formula="of:=MEDIAN([.B484:.B3799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0.192470836546956">
            <text:p>0.19</text:p>
          </table:table-cell>
          <table:table-cell table:formula="of:=[.A485]*10+1" office:value-type="float" office:value="2.92470836546956">
            <text:p>2.92</text:p>
          </table:table-cell>
          <table:table-cell table:formula="of:=MEDIAN([.B485:.B3800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-0.442547757265334">
            <text:p>-0.44</text:p>
          </table:table-cell>
          <table:table-cell table:formula="of:=[.A486]*10+1" office:value-type="float" office:value="-3.42547757265334">
            <text:p>-3.43</text:p>
          </table:table-cell>
          <table:table-cell table:formula="of:=MEDIAN([.B486:.B3801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-0.470652070923617">
            <text:p>-0.47</text:p>
          </table:table-cell>
          <table:table-cell table:formula="of:=[.A487]*10+1" office:value-type="float" office:value="-3.70652070923617">
            <text:p>-3.71</text:p>
          </table:table-cell>
          <table:table-cell table:formula="of:=MEDIAN([.B487:.B3802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0.638553969238614">
            <text:p>0.64</text:p>
          </table:table-cell>
          <table:table-cell table:formula="of:=[.A488]*10+1" office:value-type="float" office:value="7.38553969238614">
            <text:p>7.39</text:p>
          </table:table-cell>
          <table:table-cell table:formula="of:=MEDIAN([.B488:.B3803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0.14602033533453">
            <text:p>0.15</text:p>
          </table:table-cell>
          <table:table-cell table:formula="of:=[.A489]*10+1" office:value-type="float" office:value="2.4602033533453">
            <text:p>2.46</text:p>
          </table:table-cell>
          <table:table-cell table:formula="of:=MEDIAN([.B489:.B3804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0.0290559057577772">
            <text:p>0.03</text:p>
          </table:table-cell>
          <table:table-cell table:formula="of:=[.A490]*10+1" office:value-type="float" office:value="1.29055905757777">
            <text:p>1.29</text:p>
          </table:table-cell>
          <table:table-cell table:formula="of:=MEDIAN([.B490:.B3805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-0.288569301848633">
            <text:p>-0.29</text:p>
          </table:table-cell>
          <table:table-cell table:formula="of:=[.A491]*10+1" office:value-type="float" office:value="-1.88569301848633">
            <text:p>-1.89</text:p>
          </table:table-cell>
          <table:table-cell table:formula="of:=MEDIAN([.B491:.B3806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-0.166694475961213">
            <text:p>-0.17</text:p>
          </table:table-cell>
          <table:table-cell table:formula="of:=[.A492]*10+1" office:value-type="float" office:value="-0.666944759612126">
            <text:p>-0.67</text:p>
          </table:table-cell>
          <table:table-cell table:formula="of:=MEDIAN([.B492:.B3807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0.841403855862598">
            <text:p>0.84</text:p>
          </table:table-cell>
          <table:table-cell table:formula="of:=[.A493]*10+1" office:value-type="float" office:value="9.41403855862598">
            <text:p>9.41</text:p>
          </table:table-cell>
          <table:table-cell table:formula="of:=MEDIAN([.B493:.B3808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-0.964641152380145">
            <text:p>-0.96</text:p>
          </table:table-cell>
          <table:table-cell table:formula="of:=[.A494]*10+1" office:value-type="float" office:value="-8.64641152380145">
            <text:p>-8.65</text:p>
          </table:table-cell>
          <table:table-cell table:formula="of:=MEDIAN([.B494:.B3809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-0.740795874465972">
            <text:p>-0.74</text:p>
          </table:table-cell>
          <table:table-cell table:formula="of:=[.A495]*10+1" office:value-type="float" office:value="-6.40795874465972">
            <text:p>-6.41</text:p>
          </table:table-cell>
          <table:table-cell table:formula="of:=MEDIAN([.B495:.B3810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0.0498867102277161">
            <text:p>0.05</text:p>
          </table:table-cell>
          <table:table-cell table:formula="of:=[.A496]*10+1" office:value-type="float" office:value="1.49886710227716">
            <text:p>1.5</text:p>
          </table:table-cell>
          <table:table-cell table:formula="of:=MEDIAN([.B496:.B3811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0.335385838292797">
            <text:p>0.34</text:p>
          </table:table-cell>
          <table:table-cell table:formula="of:=[.A497]*10+1" office:value-type="float" office:value="4.35385838292797">
            <text:p>4.35</text:p>
          </table:table-cell>
          <table:table-cell table:formula="of:=MEDIAN([.B497:.B3812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-0.17539565050836">
            <text:p>-0.18</text:p>
          </table:table-cell>
          <table:table-cell table:formula="of:=[.A498]*10+1" office:value-type="float" office:value="-0.753956505083596">
            <text:p>-0.75</text:p>
          </table:table-cell>
          <table:table-cell table:formula="of:=MEDIAN([.B498:.B3813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-0.166206022213756">
            <text:p>-0.17</text:p>
          </table:table-cell>
          <table:table-cell table:formula="of:=[.A499]*10+1" office:value-type="float" office:value="-0.662060222137562">
            <text:p>-0.66</text:p>
          </table:table-cell>
          <table:table-cell table:formula="of:=MEDIAN([.B499:.B3814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0.70055592957134">
            <text:p>0.7</text:p>
          </table:table-cell>
          <table:table-cell table:formula="of:=[.A500]*10+1" office:value-type="float" office:value="8.0055592957134">
            <text:p>8.01</text:p>
          </table:table-cell>
          <table:table-cell table:formula="of:=MEDIAN([.B500:.B3815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0.603771842298984">
            <text:p>0.6</text:p>
          </table:table-cell>
          <table:table-cell table:formula="of:=[.A501]*10+1" office:value-type="float" office:value="7.03771842298984">
            <text:p>7.04</text:p>
          </table:table-cell>
          <table:table-cell table:formula="of:=MEDIAN([.B501:.B3816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0.28704960836615">
            <text:p>0.29</text:p>
          </table:table-cell>
          <table:table-cell table:formula="of:=[.A502]*10+1" office:value-type="float" office:value="3.8704960836615">
            <text:p>3.87</text:p>
          </table:table-cell>
          <table:table-cell table:formula="of:=MEDIAN([.B502:.B3817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0.929307837700929">
            <text:p>0.93</text:p>
          </table:table-cell>
          <table:table-cell table:formula="of:=[.A503]*10+1" office:value-type="float" office:value="10.2930783770093">
            <text:p>10.29</text:p>
          </table:table-cell>
          <table:table-cell table:formula="of:=MEDIAN([.B503:.B3818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-0.251214610146602">
            <text:p>-0.25</text:p>
          </table:table-cell>
          <table:table-cell table:formula="of:=[.A504]*10+1" office:value-type="float" office:value="-1.51214610146602">
            <text:p>-1.51</text:p>
          </table:table-cell>
          <table:table-cell table:formula="of:=MEDIAN([.B504:.B3819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-0.194245375596669">
            <text:p>-0.19</text:p>
          </table:table-cell>
          <table:table-cell table:formula="of:=[.A505]*10+1" office:value-type="float" office:value="-0.942453755966691">
            <text:p>-0.94</text:p>
          </table:table-cell>
          <table:table-cell table:formula="of:=MEDIAN([.B505:.B3820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-0.464163737133242">
            <text:p>-0.46</text:p>
          </table:table-cell>
          <table:table-cell table:formula="of:=[.A506]*10+1" office:value-type="float" office:value="-3.64163737133242">
            <text:p>-3.64</text:p>
          </table:table-cell>
          <table:table-cell table:formula="of:=MEDIAN([.B506:.B3821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-0.595449307898237">
            <text:p>-0.6</text:p>
          </table:table-cell>
          <table:table-cell table:formula="of:=[.A507]*10+1" office:value-type="float" office:value="-4.95449307898237">
            <text:p>-4.95</text:p>
          </table:table-cell>
          <table:table-cell table:formula="of:=MEDIAN([.B507:.B3822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-0.29737192638394">
            <text:p>-0.3</text:p>
          </table:table-cell>
          <table:table-cell table:formula="of:=[.A508]*10+1" office:value-type="float" office:value="-1.97371926383941">
            <text:p>-1.97</text:p>
          </table:table-cell>
          <table:table-cell table:formula="of:=MEDIAN([.B508:.B3823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0.163201180442249">
            <text:p>0.16</text:p>
          </table:table-cell>
          <table:table-cell table:formula="of:=[.A509]*10+1" office:value-type="float" office:value="2.63201180442249">
            <text:p>2.63</text:p>
          </table:table-cell>
          <table:table-cell table:formula="of:=MEDIAN([.B509:.B3824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-0.87413846429922">
            <text:p>-0.87</text:p>
          </table:table-cell>
          <table:table-cell table:formula="of:=[.A510]*10+1" office:value-type="float" office:value="-7.74138464299221">
            <text:p>-7.74</text:p>
          </table:table-cell>
          <table:table-cell table:formula="of:=MEDIAN([.B510:.B3825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-0.274786796475254">
            <text:p>-0.27</text:p>
          </table:table-cell>
          <table:table-cell table:formula="of:=[.A511]*10+1" office:value-type="float" office:value="-1.74786796475254">
            <text:p>-1.75</text:p>
          </table:table-cell>
          <table:table-cell table:formula="of:=MEDIAN([.B511:.B3826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-0.806275680058078">
            <text:p>-0.81</text:p>
          </table:table-cell>
          <table:table-cell table:formula="of:=[.A512]*10+1" office:value-type="float" office:value="-7.06275680058078">
            <text:p>-7.06</text:p>
          </table:table-cell>
          <table:table-cell table:formula="of:=MEDIAN([.B512:.B3827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0.878606532702741">
            <text:p>0.88</text:p>
          </table:table-cell>
          <table:table-cell table:formula="of:=[.A513]*10+1" office:value-type="float" office:value="9.78606532702741">
            <text:p>9.79</text:p>
          </table:table-cell>
          <table:table-cell table:formula="of:=MEDIAN([.B513:.B3828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-0.670571437992751">
            <text:p>-0.67</text:p>
          </table:table-cell>
          <table:table-cell table:formula="of:=[.A514]*10+1" office:value-type="float" office:value="-5.70571437992751">
            <text:p>-5.71</text:p>
          </table:table-cell>
          <table:table-cell table:formula="of:=MEDIAN([.B514:.B3829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0.342046799589865">
            <text:p>0.34</text:p>
          </table:table-cell>
          <table:table-cell table:formula="of:=[.A515]*10+1" office:value-type="float" office:value="4.42046799589865">
            <text:p>4.42</text:p>
          </table:table-cell>
          <table:table-cell table:formula="of:=MEDIAN([.B515:.B3830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0.71101796794391">
            <text:p>0.71</text:p>
          </table:table-cell>
          <table:table-cell table:formula="of:=[.A516]*10+1" office:value-type="float" office:value="8.1101796794391">
            <text:p>8.11</text:p>
          </table:table-cell>
          <table:table-cell table:formula="of:=MEDIAN([.B516:.B3831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0.520921515775546">
            <text:p>0.52</text:p>
          </table:table-cell>
          <table:table-cell table:formula="of:=[.A517]*10+1" office:value-type="float" office:value="6.20921515775546">
            <text:p>6.21</text:p>
          </table:table-cell>
          <table:table-cell table:formula="of:=MEDIAN([.B517:.B3832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-0.640494330200494">
            <text:p>-0.64</text:p>
          </table:table-cell>
          <table:table-cell table:formula="of:=[.A518]*10+1" office:value-type="float" office:value="-5.40494330200494">
            <text:p>-5.4</text:p>
          </table:table-cell>
          <table:table-cell table:formula="of:=MEDIAN([.B518:.B3833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-0.98911265452815">
            <text:p>-0.99</text:p>
          </table:table-cell>
          <table:table-cell table:formula="of:=[.A519]*10+1" office:value-type="float" office:value="-8.8911265452815">
            <text:p>-8.89</text:p>
          </table:table-cell>
          <table:table-cell table:formula="of:=MEDIAN([.B519:.B3834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0.959536074674031">
            <text:p>0.96</text:p>
          </table:table-cell>
          <table:table-cell table:formula="of:=[.A520]*10+1" office:value-type="float" office:value="10.5953607467403">
            <text:p>10.6</text:p>
          </table:table-cell>
          <table:table-cell table:formula="of:=MEDIAN([.B520:.B3835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-0.364109637694407">
            <text:p>-0.36</text:p>
          </table:table-cell>
          <table:table-cell table:formula="of:=[.A521]*10+1" office:value-type="float" office:value="-2.64109637694407">
            <text:p>-2.64</text:p>
          </table:table-cell>
          <table:table-cell table:formula="of:=MEDIAN([.B521:.B3836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-0.910020218736249">
            <text:p>-0.91</text:p>
          </table:table-cell>
          <table:table-cell table:formula="of:=[.A522]*10+1" office:value-type="float" office:value="-8.10020218736249">
            <text:p>-8.1</text:p>
          </table:table-cell>
          <table:table-cell table:formula="of:=MEDIAN([.B522:.B3837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-0.317466885940054">
            <text:p>-0.32</text:p>
          </table:table-cell>
          <table:table-cell table:formula="of:=[.A523]*10+1" office:value-type="float" office:value="-2.17466885940054">
            <text:p>-2.17</text:p>
          </table:table-cell>
          <table:table-cell table:formula="of:=MEDIAN([.B523:.B3838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0.0380392764746595">
            <text:p>0.04</text:p>
          </table:table-cell>
          <table:table-cell table:formula="of:=[.A524]*10+1" office:value-type="float" office:value="1.3803927647466">
            <text:p>1.38</text:p>
          </table:table-cell>
          <table:table-cell table:formula="of:=MEDIAN([.B524:.B3839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-0.168770059174914">
            <text:p>-0.17</text:p>
          </table:table-cell>
          <table:table-cell table:formula="of:=[.A525]*10+1" office:value-type="float" office:value="-0.687700591749135">
            <text:p>-0.69</text:p>
          </table:table-cell>
          <table:table-cell table:formula="of:=MEDIAN([.B525:.B3840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-0.352933144470533">
            <text:p>-0.35</text:p>
          </table:table-cell>
          <table:table-cell table:formula="of:=[.A526]*10+1" office:value-type="float" office:value="-2.52933144470533">
            <text:p>-2.53</text:p>
          </table:table-cell>
          <table:table-cell table:formula="of:=MEDIAN([.B526:.B3841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0.927521010629797">
            <text:p>0.93</text:p>
          </table:table-cell>
          <table:table-cell table:formula="of:=[.A527]*10+1" office:value-type="float" office:value="10.275210106298">
            <text:p>10.28</text:p>
          </table:table-cell>
          <table:table-cell table:formula="of:=MEDIAN([.B527:.B3842])" office:value-type="float" office:value="0.732225441112292">
            <text:p>0.73</text:p>
          </table:table-cell>
          <table:table-cell table:number-columns-repeated="4"/>
        </table:table-row>
        <table:table-row table:style-name="ro1">
          <table:table-cell office:value-type="float" office:value="0.238393571385293">
            <text:p>0.24</text:p>
          </table:table-cell>
          <table:table-cell table:formula="of:=[.A528]*10+1" office:value-type="float" office:value="3.38393571385293">
            <text:p>3.38</text:p>
          </table:table-cell>
          <table:table-cell table:formula="of:=MEDIAN([.B528:.B3843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-0.269422569967719">
            <text:p>-0.27</text:p>
          </table:table-cell>
          <table:table-cell table:formula="of:=[.A529]*10+1" office:value-type="float" office:value="-1.69422569967719">
            <text:p>-1.69</text:p>
          </table:table-cell>
          <table:table-cell table:formula="of:=MEDIAN([.B529:.B3844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-0.596750400974795">
            <text:p>-0.6</text:p>
          </table:table-cell>
          <table:table-cell table:formula="of:=[.A530]*10+1" office:value-type="float" office:value="-4.96750400974795">
            <text:p>-4.97</text:p>
          </table:table-cell>
          <table:table-cell table:formula="of:=MEDIAN([.B530:.B3845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-0.211863716614424">
            <text:p>-0.21</text:p>
          </table:table-cell>
          <table:table-cell table:formula="of:=[.A531]*10+1" office:value-type="float" office:value="-1.11863716614424">
            <text:p>-1.12</text:p>
          </table:table-cell>
          <table:table-cell table:formula="of:=MEDIAN([.B531:.B3846])" office:value-type="float" office:value="0.732225441112292">
            <text:p>0.73</text:p>
          </table:table-cell>
          <table:table-cell table:number-columns-repeated="4"/>
        </table:table-row>
        <table:table-row table:style-name="ro1">
          <table:table-cell office:value-type="float" office:value="-0.188994805572005">
            <text:p>-0.19</text:p>
          </table:table-cell>
          <table:table-cell table:formula="of:=[.A532]*10+1" office:value-type="float" office:value="-0.889948055720054">
            <text:p>-0.89</text:p>
          </table:table-cell>
          <table:table-cell table:formula="of:=MEDIAN([.B532:.B3847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0.187976856944292">
            <text:p>0.19</text:p>
          </table:table-cell>
          <table:table-cell table:formula="of:=[.A533]*10+1" office:value-type="float" office:value="2.87976856944292">
            <text:p>2.88</text:p>
          </table:table-cell>
          <table:table-cell table:formula="of:=MEDIAN([.B533:.B3848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-0.770789577773582">
            <text:p>-0.77</text:p>
          </table:table-cell>
          <table:table-cell table:formula="of:=[.A534]*10+1" office:value-type="float" office:value="-6.70789577773582">
            <text:p>-6.71</text:p>
          </table:table-cell>
          <table:table-cell table:formula="of:=MEDIAN([.B534:.B3849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-0.809458708418225">
            <text:p>-0.81</text:p>
          </table:table-cell>
          <table:table-cell table:formula="of:=[.A535]*10+1" office:value-type="float" office:value="-7.09458708418225">
            <text:p>-7.09</text:p>
          </table:table-cell>
          <table:table-cell table:formula="of:=MEDIAN([.B535:.B3850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-0.418662129383353">
            <text:p>-0.42</text:p>
          </table:table-cell>
          <table:table-cell table:formula="of:=[.A536]*10+1" office:value-type="float" office:value="-3.18662129383353">
            <text:p>-3.19</text:p>
          </table:table-cell>
          <table:table-cell table:formula="of:=MEDIAN([.B536:.B3851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0.855416776600282">
            <text:p>0.86</text:p>
          </table:table-cell>
          <table:table-cell table:formula="of:=[.A537]*10+1" office:value-type="float" office:value="9.55416776600282">
            <text:p>9.55</text:p>
          </table:table-cell>
          <table:table-cell table:formula="of:=MEDIAN([.B537:.B3852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0.390771055919892">
            <text:p>0.39</text:p>
          </table:table-cell>
          <table:table-cell table:formula="of:=[.A538]*10+1" office:value-type="float" office:value="4.90771055919892">
            <text:p>4.91</text:p>
          </table:table-cell>
          <table:table-cell table:formula="of:=MEDIAN([.B538:.B3853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927823603702993">
            <text:p>-0.93</text:p>
          </table:table-cell>
          <table:table-cell table:formula="of:=[.A539]*10+1" office:value-type="float" office:value="-8.27823603702993">
            <text:p>-8.28</text:p>
          </table:table-cell>
          <table:table-cell table:formula="of:=MEDIAN([.B539:.B3854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0.973082453924465">
            <text:p>0.97</text:p>
          </table:table-cell>
          <table:table-cell table:formula="of:=[.A540]*10+1" office:value-type="float" office:value="10.7308245392446">
            <text:p>10.73</text:p>
          </table:table-cell>
          <table:table-cell table:formula="of:=MEDIAN([.B540:.B3855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0.773731570282095">
            <text:p>0.77</text:p>
          </table:table-cell>
          <table:table-cell table:formula="of:=[.A541]*10+1" office:value-type="float" office:value="8.73731570282095">
            <text:p>8.74</text:p>
          </table:table-cell>
          <table:table-cell table:formula="of:=MEDIAN([.B541:.B3856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0.0244874629969453">
            <text:p>0.02</text:p>
          </table:table-cell>
          <table:table-cell table:formula="of:=[.A542]*10+1" office:value-type="float" office:value="1.24487462996945">
            <text:p>1.24</text:p>
          </table:table-cell>
          <table:table-cell table:formula="of:=MEDIAN([.B542:.B3857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0.490220942233859">
            <text:p>0.49</text:p>
          </table:table-cell>
          <table:table-cell table:formula="of:=[.A543]*10+1" office:value-type="float" office:value="5.90220942233859">
            <text:p>5.9</text:p>
          </table:table-cell>
          <table:table-cell table:formula="of:=MEDIAN([.B543:.B3858])" office:value-type="float" office:value="0.732225441112292">
            <text:p>0.73</text:p>
          </table:table-cell>
          <table:table-cell table:number-columns-repeated="4"/>
        </table:table-row>
        <table:table-row table:style-name="ro1">
          <table:table-cell office:value-type="float" office:value="-0.353337730039571">
            <text:p>-0.35</text:p>
          </table:table-cell>
          <table:table-cell table:formula="of:=[.A544]*10+1" office:value-type="float" office:value="-2.53337730039571">
            <text:p>-2.53</text:p>
          </table:table-cell>
          <table:table-cell table:formula="of:=MEDIAN([.B544:.B3859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0.700124563458401">
            <text:p>0.7</text:p>
          </table:table-cell>
          <table:table-cell table:formula="of:=[.A545]*10+1" office:value-type="float" office:value="8.00124563458401">
            <text:p>8</text:p>
          </table:table-cell>
          <table:table-cell table:formula="of:=MEDIAN([.B545:.B3860])" office:value-type="float" office:value="0.732225441112292">
            <text:p>0.73</text:p>
          </table:table-cell>
          <table:table-cell table:number-columns-repeated="4"/>
        </table:table-row>
        <table:table-row table:style-name="ro1">
          <table:table-cell office:value-type="float" office:value="0.633071255648211">
            <text:p>0.63</text:p>
          </table:table-cell>
          <table:table-cell table:formula="of:=[.A546]*10+1" office:value-type="float" office:value="7.33071255648211">
            <text:p>7.33</text:p>
          </table:table-cell>
          <table:table-cell table:formula="of:=MEDIAN([.B546:.B3861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0.314892640126616">
            <text:p>0.31</text:p>
          </table:table-cell>
          <table:table-cell table:formula="of:=[.A547]*10+1" office:value-type="float" office:value="4.14892640126616">
            <text:p>4.15</text:p>
          </table:table-cell>
          <table:table-cell table:formula="of:=MEDIAN([.B547:.B3862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-0.296045623621008">
            <text:p>-0.3</text:p>
          </table:table-cell>
          <table:table-cell table:formula="of:=[.A548]*10+1" office:value-type="float" office:value="-1.96045623621008">
            <text:p>-1.96</text:p>
          </table:table-cell>
          <table:table-cell table:formula="of:=MEDIAN([.B548:.B3863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-0.685531279891584">
            <text:p>-0.69</text:p>
          </table:table-cell>
          <table:table-cell table:formula="of:=[.A549]*10+1" office:value-type="float" office:value="-5.85531279891584">
            <text:p>-5.86</text:p>
          </table:table-cell>
          <table:table-cell table:formula="of:=MEDIAN([.B549:.B3864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-0.732391675968592">
            <text:p>-0.73</text:p>
          </table:table-cell>
          <table:table-cell table:formula="of:=[.A550]*10+1" office:value-type="float" office:value="-6.32391675968592">
            <text:p>-6.32</text:p>
          </table:table-cell>
          <table:table-cell table:formula="of:=MEDIAN([.B550:.B3865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-0.783369345257024">
            <text:p>-0.78</text:p>
          </table:table-cell>
          <table:table-cell table:formula="of:=[.A551]*10+1" office:value-type="float" office:value="-6.83369345257024">
            <text:p>-6.83</text:p>
          </table:table-cell>
          <table:table-cell table:formula="of:=MEDIAN([.B551:.B3866])" office:value-type="float" office:value="0.732225441112292">
            <text:p>0.73</text:p>
          </table:table-cell>
          <table:table-cell table:number-columns-repeated="4"/>
        </table:table-row>
        <table:table-row table:style-name="ro1">
          <table:table-cell office:value-type="float" office:value="0.164645565597138">
            <text:p>0.16</text:p>
          </table:table-cell>
          <table:table-cell table:formula="of:=[.A552]*10+1" office:value-type="float" office:value="2.64645565597138">
            <text:p>2.65</text:p>
          </table:table-cell>
          <table:table-cell table:formula="of:=MEDIAN([.B552:.B3867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-0.549477593987258">
            <text:p>-0.55</text:p>
          </table:table-cell>
          <table:table-cell table:formula="of:=[.A553]*10+1" office:value-type="float" office:value="-4.49477593987258">
            <text:p>-4.49</text:p>
          </table:table-cell>
          <table:table-cell table:formula="of:=MEDIAN([.B553:.B3868])" office:value-type="float" office:value="0.732225441112292">
            <text:p>0.73</text:p>
          </table:table-cell>
          <table:table-cell table:number-columns-repeated="4"/>
        </table:table-row>
        <table:table-row table:style-name="ro1">
          <table:table-cell office:value-type="float" office:value="-0.769112451024273">
            <text:p>-0.77</text:p>
          </table:table-cell>
          <table:table-cell table:formula="of:=[.A554]*10+1" office:value-type="float" office:value="-6.69112451024273">
            <text:p>-6.69</text:p>
          </table:table-cell>
          <table:table-cell table:formula="of:=MEDIAN([.B554:.B3869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-0.704885423280987">
            <text:p>-0.7</text:p>
          </table:table-cell>
          <table:table-cell table:formula="of:=[.A555]*10+1" office:value-type="float" office:value="-6.04885423280987">
            <text:p>-6.05</text:p>
          </table:table-cell>
          <table:table-cell table:formula="of:=MEDIAN([.B555:.B3870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-0.971360832473613">
            <text:p>-0.97</text:p>
          </table:table-cell>
          <table:table-cell table:formula="of:=[.A556]*10+1" office:value-type="float" office:value="-8.71360832473613">
            <text:p>-8.71</text:p>
          </table:table-cell>
          <table:table-cell table:formula="of:=MEDIAN([.B556:.B3871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123309680813493">
            <text:p>-0.12</text:p>
          </table:table-cell>
          <table:table-cell table:formula="of:=[.A557]*10+1" office:value-type="float" office:value="-0.233096808134927">
            <text:p>-0.23</text:p>
          </table:table-cell>
          <table:table-cell table:formula="of:=MEDIAN([.B557:.B3872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0.355941206162664">
            <text:p>0.36</text:p>
          </table:table-cell>
          <table:table-cell table:formula="of:=[.A558]*10+1" office:value-type="float" office:value="4.55941206162664">
            <text:p>4.56</text:p>
          </table:table-cell>
          <table:table-cell table:formula="of:=MEDIAN([.B558:.B3873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333931529335005">
            <text:p>0.33</text:p>
          </table:table-cell>
          <table:table-cell table:formula="of:=[.A559]*10+1" office:value-type="float" office:value="4.33931529335005">
            <text:p>4.34</text:p>
          </table:table-cell>
          <table:table-cell table:formula="of:=MEDIAN([.B559:.B3874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0.299368330306615">
            <text:p>0.3</text:p>
          </table:table-cell>
          <table:table-cell table:formula="of:=[.A560]*10+1" office:value-type="float" office:value="3.99368330306615">
            <text:p>3.99</text:p>
          </table:table-cell>
          <table:table-cell table:formula="of:=MEDIAN([.B560:.B3875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0.843826677640512">
            <text:p>0.84</text:p>
          </table:table-cell>
          <table:table-cell table:formula="of:=[.A561]*10+1" office:value-type="float" office:value="9.43826677640512">
            <text:p>9.44</text:p>
          </table:table-cell>
          <table:table-cell table:formula="of:=MEDIAN([.B561:.B3876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-0.260602192347938">
            <text:p>-0.26</text:p>
          </table:table-cell>
          <table:table-cell table:formula="of:=[.A562]*10+1" office:value-type="float" office:value="-1.60602192347938">
            <text:p>-1.61</text:p>
          </table:table-cell>
          <table:table-cell table:formula="of:=MEDIAN([.B562:.B3877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0.747975248996622">
            <text:p>0.75</text:p>
          </table:table-cell>
          <table:table-cell table:formula="of:=[.A563]*10+1" office:value-type="float" office:value="8.47975248996622">
            <text:p>8.48</text:p>
          </table:table-cell>
          <table:table-cell table:formula="of:=MEDIAN([.B563:.B3878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-0.644706909345852">
            <text:p>-0.64</text:p>
          </table:table-cell>
          <table:table-cell table:formula="of:=[.A564]*10+1" office:value-type="float" office:value="-5.44706909345852">
            <text:p>-5.45</text:p>
          </table:table-cell>
          <table:table-cell table:formula="of:=MEDIAN([.B564:.B3879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0.529347451414079">
            <text:p>0.53</text:p>
          </table:table-cell>
          <table:table-cell table:formula="of:=[.A565]*10+1" office:value-type="float" office:value="6.29347451414079">
            <text:p>6.29</text:p>
          </table:table-cell>
          <table:table-cell table:formula="of:=MEDIAN([.B565:.B3880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0.293063380139978">
            <text:p>0.29</text:p>
          </table:table-cell>
          <table:table-cell table:formula="of:=[.A566]*10+1" office:value-type="float" office:value="3.93063380139978">
            <text:p>3.93</text:p>
          </table:table-cell>
          <table:table-cell table:formula="of:=MEDIAN([.B566:.B3881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-0.0423817859260047">
            <text:p>-0.04</text:p>
          </table:table-cell>
          <table:table-cell table:formula="of:=[.A567]*10+1" office:value-type="float" office:value="0.576182140739953">
            <text:p>0.58</text:p>
          </table:table-cell>
          <table:table-cell table:formula="of:=MEDIAN([.B567:.B3882])" office:value-type="float" office:value="0.732225441112292">
            <text:p>0.73</text:p>
          </table:table-cell>
          <table:table-cell table:number-columns-repeated="4"/>
        </table:table-row>
        <table:table-row table:style-name="ro1">
          <table:table-cell office:value-type="float" office:value="0.947455934380016">
            <text:p>0.95</text:p>
          </table:table-cell>
          <table:table-cell table:formula="of:=[.A568]*10+1" office:value-type="float" office:value="10.4745593438002">
            <text:p>10.47</text:p>
          </table:table-cell>
          <table:table-cell table:formula="of:=MEDIAN([.B568:.B3883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-0.420242780894083">
            <text:p>-0.42</text:p>
          </table:table-cell>
          <table:table-cell table:formula="of:=[.A569]*10+1" office:value-type="float" office:value="-3.20242780894084">
            <text:p>-3.2</text:p>
          </table:table-cell>
          <table:table-cell table:formula="of:=MEDIAN([.B569:.B3884])" office:value-type="float" office:value="0.732225441112292">
            <text:p>0.73</text:p>
          </table:table-cell>
          <table:table-cell table:number-columns-repeated="4"/>
        </table:table-row>
        <table:table-row table:style-name="ro1">
          <table:table-cell office:value-type="float" office:value="-0.485549036264503">
            <text:p>-0.49</text:p>
          </table:table-cell>
          <table:table-cell table:formula="of:=[.A570]*10+1" office:value-type="float" office:value="-3.85549036264503">
            <text:p>-3.86</text:p>
          </table:table-cell>
          <table:table-cell table:formula="of:=MEDIAN([.B570:.B3885])" office:value-type="float" office:value="0.732860739264767">
            <text:p>0.73</text:p>
          </table:table-cell>
          <table:table-cell table:number-columns-repeated="4"/>
        </table:table-row>
        <table:table-row table:style-name="ro1">
          <table:table-cell office:value-type="float" office:value="-0.0495653958352376">
            <text:p>-0.05</text:p>
          </table:table-cell>
          <table:table-cell table:formula="of:=[.A571]*10+1" office:value-type="float" office:value="0.504346041647624">
            <text:p>0.5</text:p>
          </table:table-cell>
          <table:table-cell table:formula="of:=MEDIAN([.B571:.B3886])" office:value-type="float" office:value="0.735009568945864">
            <text:p>0.74</text:p>
          </table:table-cell>
          <table:table-cell table:number-columns-repeated="4"/>
        </table:table-row>
        <table:table-row table:style-name="ro1">
          <table:table-cell office:value-type="float" office:value="-0.331715019978859">
            <text:p>-0.33</text:p>
          </table:table-cell>
          <table:table-cell table:formula="of:=[.A572]*10+1" office:value-type="float" office:value="-2.31715019978859">
            <text:p>-2.32</text:p>
          </table:table-cell>
          <table:table-cell table:formula="of:=MEDIAN([.B572:.B3887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0.81596395299078">
            <text:p>0.82</text:p>
          </table:table-cell>
          <table:table-cell table:formula="of:=[.A573]*10+1" office:value-type="float" office:value="9.1596395299078">
            <text:p>9.16</text:p>
          </table:table-cell>
          <table:table-cell table:formula="of:=MEDIAN([.B573:.B3888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20986949849385">
            <text:p>-0.21</text:p>
          </table:table-cell>
          <table:table-cell table:formula="of:=[.A574]*10+1" office:value-type="float" office:value="-1.0986949849385">
            <text:p>-1.1</text:p>
          </table:table-cell>
          <table:table-cell table:formula="of:=MEDIAN([.B574:.B3889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539403074819868">
            <text:p>-0.54</text:p>
          </table:table-cell>
          <table:table-cell table:formula="of:=[.A575]*10+1" office:value-type="float" office:value="-4.39403074819868">
            <text:p>-4.39</text:p>
          </table:table-cell>
          <table:table-cell table:formula="of:=MEDIAN([.B575:.B3890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323916275684987">
            <text:p>-0.32</text:p>
          </table:table-cell>
          <table:table-cell table:formula="of:=[.A576]*10+1" office:value-type="float" office:value="-2.23916275684987">
            <text:p>-2.24</text:p>
          </table:table-cell>
          <table:table-cell table:formula="of:=MEDIAN([.B576:.B3891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-0.890599327899358">
            <text:p>-0.89</text:p>
          </table:table-cell>
          <table:table-cell table:formula="of:=[.A577]*10+1" office:value-type="float" office:value="-7.90599327899358">
            <text:p>-7.91</text:p>
          </table:table-cell>
          <table:table-cell table:formula="of:=MEDIAN([.B577:.B3892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126598750696126">
            <text:p>0.13</text:p>
          </table:table-cell>
          <table:table-cell table:formula="of:=[.A578]*10+1" office:value-type="float" office:value="2.26598750696126">
            <text:p>2.27</text:p>
          </table:table-cell>
          <table:table-cell table:formula="of:=MEDIAN([.B578:.B3893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0.107941745591674">
            <text:p>0.11</text:p>
          </table:table-cell>
          <table:table-cell table:formula="of:=[.A579]*10+1" office:value-type="float" office:value="2.07941745591674">
            <text:p>2.08</text:p>
          </table:table-cell>
          <table:table-cell table:formula="of:=MEDIAN([.B579:.B3894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-0.0690003205268154">
            <text:p>-0.07</text:p>
          </table:table-cell>
          <table:table-cell table:formula="of:=[.A580]*10+1" office:value-type="float" office:value="0.309996794731846">
            <text:p>0.31</text:p>
          </table:table-cell>
          <table:table-cell table:formula="of:=MEDIAN([.B580:.B3895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518990029027478">
            <text:p>0.52</text:p>
          </table:table-cell>
          <table:table-cell table:formula="of:=[.A581]*10+1" office:value-type="float" office:value="6.18990029027478">
            <text:p>6.19</text:p>
          </table:table-cell>
          <table:table-cell table:formula="of:=MEDIAN([.B581:.B3896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-0.11063164043208">
            <text:p>-0.11</text:p>
          </table:table-cell>
          <table:table-cell table:formula="of:=[.A582]*10+1" office:value-type="float" office:value="-0.106316404320803">
            <text:p>-0.11</text:p>
          </table:table-cell>
          <table:table-cell table:formula="of:=MEDIAN([.B582:.B3897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-0.211430129272235">
            <text:p>-0.21</text:p>
          </table:table-cell>
          <table:table-cell table:formula="of:=[.A583]*10+1" office:value-type="float" office:value="-1.11430129272235">
            <text:p>-1.11</text:p>
          </table:table-cell>
          <table:table-cell table:formula="of:=MEDIAN([.B583:.B3898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313987404455208">
            <text:p>0.31</text:p>
          </table:table-cell>
          <table:table-cell table:formula="of:=[.A584]*10+1" office:value-type="float" office:value="4.13987404455208">
            <text:p>4.14</text:p>
          </table:table-cell>
          <table:table-cell table:formula="of:=MEDIAN([.B584:.B3899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-0.195435753522908">
            <text:p>-0.2</text:p>
          </table:table-cell>
          <table:table-cell table:formula="of:=[.A585]*10+1" office:value-type="float" office:value="-0.954357535229081">
            <text:p>-0.95</text:p>
          </table:table-cell>
          <table:table-cell table:formula="of:=MEDIAN([.B585:.B3900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-0.547651676233531">
            <text:p>-0.55</text:p>
          </table:table-cell>
          <table:table-cell table:formula="of:=[.A586]*10+1" office:value-type="float" office:value="-4.47651676233531">
            <text:p>-4.48</text:p>
          </table:table-cell>
          <table:table-cell table:formula="of:=MEDIAN([.B586:.B3901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-0.0527065686380065">
            <text:p>-0.05</text:p>
          </table:table-cell>
          <table:table-cell table:formula="of:=[.A587]*10+1" office:value-type="float" office:value="0.472934313619935">
            <text:p>0.47</text:p>
          </table:table-cell>
          <table:table-cell table:formula="of:=MEDIAN([.B587:.B3902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-0.178474635304916">
            <text:p>-0.18</text:p>
          </table:table-cell>
          <table:table-cell table:formula="of:=[.A588]*10+1" office:value-type="float" office:value="-0.784746353049159">
            <text:p>-0.78</text:p>
          </table:table-cell>
          <table:table-cell table:formula="of:=MEDIAN([.B588:.B3903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0.37702232878248">
            <text:p>0.38</text:p>
          </table:table-cell>
          <table:table-cell table:formula="of:=[.A589]*10+1" office:value-type="float" office:value="4.7702232878248">
            <text:p>4.77</text:p>
          </table:table-cell>
          <table:table-cell table:formula="of:=MEDIAN([.B589:.B3904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0.646040643445675">
            <text:p>0.65</text:p>
          </table:table-cell>
          <table:table-cell table:formula="of:=[.A590]*10+1" office:value-type="float" office:value="7.46040643445676">
            <text:p>7.46</text:p>
          </table:table-cell>
          <table:table-cell table:formula="of:=MEDIAN([.B590:.B3905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0.276974027729391">
            <text:p>0.28</text:p>
          </table:table-cell>
          <table:table-cell table:formula="of:=[.A591]*10+1" office:value-type="float" office:value="3.76974027729391">
            <text:p>3.77</text:p>
          </table:table-cell>
          <table:table-cell table:formula="of:=MEDIAN([.B591:.B3906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0.981590924554827">
            <text:p>0.98</text:p>
          </table:table-cell>
          <table:table-cell table:formula="of:=[.A592]*10+1" office:value-type="float" office:value="10.8159092455483">
            <text:p>10.82</text:p>
          </table:table-cell>
          <table:table-cell table:formula="of:=MEDIAN([.B592:.B3907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-0.833602167211692">
            <text:p>-0.83</text:p>
          </table:table-cell>
          <table:table-cell table:formula="of:=[.A593]*10+1" office:value-type="float" office:value="-7.33602167211692">
            <text:p>-7.34</text:p>
          </table:table-cell>
          <table:table-cell table:formula="of:=MEDIAN([.B593:.B3908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-0.658761474956007">
            <text:p>-0.66</text:p>
          </table:table-cell>
          <table:table-cell table:formula="of:=[.A594]*10+1" office:value-type="float" office:value="-5.58761474956008">
            <text:p>-5.59</text:p>
          </table:table-cell>
          <table:table-cell table:formula="of:=MEDIAN([.B594:.B3909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0.683993675275529">
            <text:p>0.68</text:p>
          </table:table-cell>
          <table:table-cell table:formula="of:=[.A595]*10+1" office:value-type="float" office:value="7.83993675275529">
            <text:p>7.84</text:p>
          </table:table-cell>
          <table:table-cell table:formula="of:=MEDIAN([.B595:.B3910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0.644940479124784">
            <text:p>0.64</text:p>
          </table:table-cell>
          <table:table-cell table:formula="of:=[.A596]*10+1" office:value-type="float" office:value="7.44940479124784">
            <text:p>7.45</text:p>
          </table:table-cell>
          <table:table-cell table:formula="of:=MEDIAN([.B596:.B3911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-0.836458536811007">
            <text:p>-0.84</text:p>
          </table:table-cell>
          <table:table-cell table:formula="of:=[.A597]*10+1" office:value-type="float" office:value="-7.36458536811007">
            <text:p>-7.36</text:p>
          </table:table-cell>
          <table:table-cell table:formula="of:=MEDIAN([.B597:.B3912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-0.159745489032314">
            <text:p>-0.16</text:p>
          </table:table-cell>
          <table:table-cell table:formula="of:=[.A598]*10+1" office:value-type="float" office:value="-0.597454890323136">
            <text:p>-0.6</text:p>
          </table:table-cell>
          <table:table-cell table:formula="of:=MEDIAN([.B598:.B3913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-0.413727911768863">
            <text:p>-0.41</text:p>
          </table:table-cell>
          <table:table-cell table:formula="of:=[.A599]*10+1" office:value-type="float" office:value="-3.13727911768863">
            <text:p>-3.14</text:p>
          </table:table-cell>
          <table:table-cell table:formula="of:=MEDIAN([.B599:.B3914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-0.441066519538213">
            <text:p>-0.44</text:p>
          </table:table-cell>
          <table:table-cell table:formula="of:=[.A600]*10+1" office:value-type="float" office:value="-3.41066519538213">
            <text:p>-3.41</text:p>
          </table:table-cell>
          <table:table-cell table:formula="of:=MEDIAN([.B600:.B3915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0.26768550766335">
            <text:p>0.27</text:p>
          </table:table-cell>
          <table:table-cell table:formula="of:=[.A601]*10+1" office:value-type="float" office:value="3.6768550766335">
            <text:p>3.68</text:p>
          </table:table-cell>
          <table:table-cell table:formula="of:=MEDIAN([.B601:.B3916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-0.76931512511866">
            <text:p>-0.77</text:p>
          </table:table-cell>
          <table:table-cell table:formula="of:=[.A602]*10+1" office:value-type="float" office:value="-6.6931512511866">
            <text:p>-6.69</text:p>
          </table:table-cell>
          <table:table-cell table:formula="of:=MEDIAN([.B602:.B3917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0.312464717027767">
            <text:p>0.31</text:p>
          </table:table-cell>
          <table:table-cell table:formula="of:=[.A603]*10+1" office:value-type="float" office:value="4.12464717027767">
            <text:p>4.12</text:p>
          </table:table-cell>
          <table:table-cell table:formula="of:=MEDIAN([.B603:.B3918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-0.106966208150501">
            <text:p>-0.11</text:p>
          </table:table-cell>
          <table:table-cell table:formula="of:=[.A604]*10+1" office:value-type="float" office:value="-0.0696620815050084">
            <text:p>-0.07</text:p>
          </table:table-cell>
          <table:table-cell table:formula="of:=MEDIAN([.B604:.B3919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-0.982314111919228">
            <text:p>-0.98</text:p>
          </table:table-cell>
          <table:table-cell table:formula="of:=[.A605]*10+1" office:value-type="float" office:value="-8.82314111919228">
            <text:p>-8.82</text:p>
          </table:table-cell>
          <table:table-cell table:formula="of:=MEDIAN([.B605:.B3920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-0.973173833704224">
            <text:p>-0.97</text:p>
          </table:table-cell>
          <table:table-cell table:formula="of:=[.A606]*10+1" office:value-type="float" office:value="-8.73173833704224">
            <text:p>-8.73</text:p>
          </table:table-cell>
          <table:table-cell table:formula="of:=MEDIAN([.B606:.B3921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0.436453872607495">
            <text:p>0.44</text:p>
          </table:table-cell>
          <table:table-cell table:formula="of:=[.A607]*10+1" office:value-type="float" office:value="5.36453872607495">
            <text:p>5.36</text:p>
          </table:table-cell>
          <table:table-cell table:formula="of:=MEDIAN([.B607:.B3922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0.592187953682319">
            <text:p>0.59</text:p>
          </table:table-cell>
          <table:table-cell table:formula="of:=[.A608]*10+1" office:value-type="float" office:value="6.92187953682319">
            <text:p>6.92</text:p>
          </table:table-cell>
          <table:table-cell table:formula="of:=MEDIAN([.B608:.B3923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-0.00521671891501341">
            <text:p>-0.01</text:p>
          </table:table-cell>
          <table:table-cell table:formula="of:=[.A609]*10+1" office:value-type="float" office:value="0.947832810849866">
            <text:p>0.95</text:p>
          </table:table-cell>
          <table:table-cell table:formula="of:=MEDIAN([.B609:.B3924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-0.929493930738921">
            <text:p>-0.93</text:p>
          </table:table-cell>
          <table:table-cell table:formula="of:=[.A610]*10+1" office:value-type="float" office:value="-8.29493930738921">
            <text:p>-8.29</text:p>
          </table:table-cell>
          <table:table-cell table:formula="of:=MEDIAN([.B610:.B3925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0.900086809237874">
            <text:p>0.9</text:p>
          </table:table-cell>
          <table:table-cell table:formula="of:=[.A611]*10+1" office:value-type="float" office:value="10.0008680923787">
            <text:p>10</text:p>
          </table:table-cell>
          <table:table-cell table:formula="of:=MEDIAN([.B611:.B3926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0.96104267925485">
            <text:p>0.96</text:p>
          </table:table-cell>
          <table:table-cell table:formula="of:=[.A612]*10+1" office:value-type="float" office:value="10.6104267925485">
            <text:p>10.61</text:p>
          </table:table-cell>
          <table:table-cell table:formula="of:=MEDIAN([.B612:.B3927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0.394820155570233">
            <text:p>0.39</text:p>
          </table:table-cell>
          <table:table-cell table:formula="of:=[.A613]*10+1" office:value-type="float" office:value="4.94820155570233">
            <text:p>4.95</text:p>
          </table:table-cell>
          <table:table-cell table:formula="of:=MEDIAN([.B613:.B3928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0.408633826841518">
            <text:p>0.41</text:p>
          </table:table-cell>
          <table:table-cell table:formula="of:=[.A614]*10+1" office:value-type="float" office:value="5.08633826841518">
            <text:p>5.09</text:p>
          </table:table-cell>
          <table:table-cell table:formula="of:=MEDIAN([.B614:.B3929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-0.525651177540363">
            <text:p>-0.53</text:p>
          </table:table-cell>
          <table:table-cell table:formula="of:=[.A615]*10+1" office:value-type="float" office:value="-4.25651177540363">
            <text:p>-4.26</text:p>
          </table:table-cell>
          <table:table-cell table:formula="of:=MEDIAN([.B615:.B3930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-0.218460048802757">
            <text:p>-0.22</text:p>
          </table:table-cell>
          <table:table-cell table:formula="of:=[.A616]*10+1" office:value-type="float" office:value="-1.18460048802757">
            <text:p>-1.18</text:p>
          </table:table-cell>
          <table:table-cell table:formula="of:=MEDIAN([.B616:.B3931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0.855659372533726">
            <text:p>0.86</text:p>
          </table:table-cell>
          <table:table-cell table:formula="of:=[.A617]*10+1" office:value-type="float" office:value="9.55659372533726">
            <text:p>9.56</text:p>
          </table:table-cell>
          <table:table-cell table:formula="of:=MEDIAN([.B617:.B3932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-0.260016060172378">
            <text:p>-0.26</text:p>
          </table:table-cell>
          <table:table-cell table:formula="of:=[.A618]*10+1" office:value-type="float" office:value="-1.60016060172378">
            <text:p>-1.6</text:p>
          </table:table-cell>
          <table:table-cell table:formula="of:=MEDIAN([.B618:.B3933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0.00169128870589896">
            <text:p>0</text:p>
          </table:table-cell>
          <table:table-cell table:formula="of:=[.A619]*10+1" office:value-type="float" office:value="1.01691288705899">
            <text:p>1.02</text:p>
          </table:table-cell>
          <table:table-cell table:formula="of:=MEDIAN([.B619:.B3934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-0.0790208590822501">
            <text:p>-0.08</text:p>
          </table:table-cell>
          <table:table-cell table:formula="of:=[.A620]*10+1" office:value-type="float" office:value="0.209791409177499">
            <text:p>0.21</text:p>
          </table:table-cell>
          <table:table-cell table:formula="of:=MEDIAN([.B620:.B3935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0.43180259600645">
            <text:p>0.43</text:p>
          </table:table-cell>
          <table:table-cell table:formula="of:=[.A621]*10+1" office:value-type="float" office:value="5.3180259600645">
            <text:p>5.32</text:p>
          </table:table-cell>
          <table:table-cell table:formula="of:=MEDIAN([.B621:.B3936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-0.0506971036322607">
            <text:p>-0.05</text:p>
          </table:table-cell>
          <table:table-cell table:formula="of:=[.A622]*10+1" office:value-type="float" office:value="0.493028963677393">
            <text:p>0.49</text:p>
          </table:table-cell>
          <table:table-cell table:formula="of:=MEDIAN([.B622:.B3937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-0.507005813958778">
            <text:p>-0.51</text:p>
          </table:table-cell>
          <table:table-cell table:formula="of:=[.A623]*10+1" office:value-type="float" office:value="-4.07005813958778">
            <text:p>-4.07</text:p>
          </table:table-cell>
          <table:table-cell table:formula="of:=MEDIAN([.B623:.B3938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-0.948697150943637">
            <text:p>-0.95</text:p>
          </table:table-cell>
          <table:table-cell table:formula="of:=[.A624]*10+1" office:value-type="float" office:value="-8.48697150943637">
            <text:p>-8.49</text:p>
          </table:table-cell>
          <table:table-cell table:formula="of:=MEDIAN([.B624:.B3939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-0.863179341027699">
            <text:p>-0.86</text:p>
          </table:table-cell>
          <table:table-cell table:formula="of:=[.A625]*10+1" office:value-type="float" office:value="-7.63179341027699">
            <text:p>-7.63</text:p>
          </table:table-cell>
          <table:table-cell table:formula="of:=MEDIAN([.B625:.B3940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-0.770160278401793">
            <text:p>-0.77</text:p>
          </table:table-cell>
          <table:table-cell table:formula="of:=[.A626]*10+1" office:value-type="float" office:value="-6.70160278401793">
            <text:p>-6.7</text:p>
          </table:table-cell>
          <table:table-cell table:formula="of:=MEDIAN([.B626:.B3941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-0.00731389693856877">
            <text:p>-0.01</text:p>
          </table:table-cell>
          <table:table-cell table:formula="of:=[.A627]*10+1" office:value-type="float" office:value="0.926861030614312">
            <text:p>0.93</text:p>
          </table:table-cell>
          <table:table-cell table:formula="of:=MEDIAN([.B627:.B3942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-0.638830896908414">
            <text:p>-0.64</text:p>
          </table:table-cell>
          <table:table-cell table:formula="of:=[.A628]*10+1" office:value-type="float" office:value="-5.38830896908415">
            <text:p>-5.39</text:p>
          </table:table-cell>
          <table:table-cell table:formula="of:=MEDIAN([.B628:.B3943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0.436842531626322">
            <text:p>0.44</text:p>
          </table:table-cell>
          <table:table-cell table:formula="of:=[.A629]*10+1" office:value-type="float" office:value="5.36842531626322">
            <text:p>5.37</text:p>
          </table:table-cell>
          <table:table-cell table:formula="of:=MEDIAN([.B629:.B3944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0.7458632138696">
            <text:p>0.75</text:p>
          </table:table-cell>
          <table:table-cell table:formula="of:=[.A630]*10+1" office:value-type="float" office:value="8.45863213869601">
            <text:p>8.46</text:p>
          </table:table-cell>
          <table:table-cell table:formula="of:=MEDIAN([.B630:.B3945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0.68162109017707">
            <text:p>0.68</text:p>
          </table:table-cell>
          <table:table-cell table:formula="of:=[.A631]*10+1" office:value-type="float" office:value="7.8162109017707">
            <text:p>7.82</text:p>
          </table:table-cell>
          <table:table-cell table:formula="of:=MEDIAN([.B631:.B3946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0.581882766566222">
            <text:p>0.58</text:p>
          </table:table-cell>
          <table:table-cell table:formula="of:=[.A632]*10+1" office:value-type="float" office:value="6.81882766566222">
            <text:p>6.82</text:p>
          </table:table-cell>
          <table:table-cell table:formula="of:=MEDIAN([.B632:.B3947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-0.41519588755686">
            <text:p>-0.42</text:p>
          </table:table-cell>
          <table:table-cell table:formula="of:=[.A633]*10+1" office:value-type="float" office:value="-3.1519588755686">
            <text:p>-3.15</text:p>
          </table:table-cell>
          <table:table-cell table:formula="of:=MEDIAN([.B633:.B3948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-0.164070761280612">
            <text:p>-0.16</text:p>
          </table:table-cell>
          <table:table-cell table:formula="of:=[.A634]*10+1" office:value-type="float" office:value="-0.640707612806117">
            <text:p>-0.64</text:p>
          </table:table-cell>
          <table:table-cell table:formula="of:=MEDIAN([.B634:.B3949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0.185316068636613">
            <text:p>0.19</text:p>
          </table:table-cell>
          <table:table-cell table:formula="of:=[.A635]*10+1" office:value-type="float" office:value="2.85316068636613">
            <text:p>2.85</text:p>
          </table:table-cell>
          <table:table-cell table:formula="of:=MEDIAN([.B635:.B3950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0.568482281317148">
            <text:p>0.57</text:p>
          </table:table-cell>
          <table:table-cell table:formula="of:=[.A636]*10+1" office:value-type="float" office:value="6.68482281317149">
            <text:p>6.68</text:p>
          </table:table-cell>
          <table:table-cell table:formula="of:=MEDIAN([.B636:.B3951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-0.373217964583238">
            <text:p>-0.37</text:p>
          </table:table-cell>
          <table:table-cell table:formula="of:=[.A637]*10+1" office:value-type="float" office:value="-2.73217964583238">
            <text:p>-2.73</text:p>
          </table:table-cell>
          <table:table-cell table:formula="of:=MEDIAN([.B637:.B3952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0.840505047021711">
            <text:p>0.84</text:p>
          </table:table-cell>
          <table:table-cell table:formula="of:=[.A638]*10+1" office:value-type="float" office:value="9.40505047021711">
            <text:p>9.41</text:p>
          </table:table-cell>
          <table:table-cell table:formula="of:=MEDIAN([.B638:.B3953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-0.707029687948915">
            <text:p>-0.71</text:p>
          </table:table-cell>
          <table:table-cell table:formula="of:=[.A639]*10+1" office:value-type="float" office:value="-6.07029687948915">
            <text:p>-6.07</text:p>
          </table:table-cell>
          <table:table-cell table:formula="of:=MEDIAN([.B639:.B3954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-0.275310316082311">
            <text:p>-0.28</text:p>
          </table:table-cell>
          <table:table-cell table:formula="of:=[.A640]*10+1" office:value-type="float" office:value="-1.75310316082311">
            <text:p>-1.75</text:p>
          </table:table-cell>
          <table:table-cell table:formula="of:=MEDIAN([.B640:.B3955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-0.0267139260735233">
            <text:p>-0.03</text:p>
          </table:table-cell>
          <table:table-cell table:formula="of:=[.A641]*10+1" office:value-type="float" office:value="0.732860739264767">
            <text:p>0.73</text:p>
          </table:table-cell>
          <table:table-cell table:formula="of:=MEDIAN([.B641:.B3956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0.13534334190823">
            <text:p>0.14</text:p>
          </table:table-cell>
          <table:table-cell table:formula="of:=[.A642]*10+1" office:value-type="float" office:value="2.3534334190823">
            <text:p>2.35</text:p>
          </table:table-cell>
          <table:table-cell table:formula="of:=MEDIAN([.B642:.B3957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0.0262874967829931">
            <text:p>0.03</text:p>
          </table:table-cell>
          <table:table-cell table:formula="of:=[.A643]*10+1" office:value-type="float" office:value="1.26287496782993">
            <text:p>1.26</text:p>
          </table:table-cell>
          <table:table-cell table:formula="of:=MEDIAN([.B643:.B3958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-0.103345445772718">
            <text:p>-0.1</text:p>
          </table:table-cell>
          <table:table-cell table:formula="of:=[.A644]*10+1" office:value-type="float" office:value="-0.0334544577271798">
            <text:p>-0.03</text:p>
          </table:table-cell>
          <table:table-cell table:formula="of:=MEDIAN([.B644:.B3959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-0.383626604231753">
            <text:p>-0.38</text:p>
          </table:table-cell>
          <table:table-cell table:formula="of:=[.A645]*10+1" office:value-type="float" office:value="-2.83626604231753">
            <text:p>-2.84</text:p>
          </table:table-cell>
          <table:table-cell table:formula="of:=MEDIAN([.B645:.B3960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-0.157095708059947">
            <text:p>-0.16</text:p>
          </table:table-cell>
          <table:table-cell table:formula="of:=[.A646]*10+1" office:value-type="float" office:value="-0.570957080599472">
            <text:p>-0.57</text:p>
          </table:table-cell>
          <table:table-cell table:formula="of:=MEDIAN([.B646:.B3961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0.0289868462982345">
            <text:p>0.03</text:p>
          </table:table-cell>
          <table:table-cell table:formula="of:=[.A647]*10+1" office:value-type="float" office:value="1.28986846298234">
            <text:p>1.29</text:p>
          </table:table-cell>
          <table:table-cell table:formula="of:=MEDIAN([.B647:.B3962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-0.0960053400084991">
            <text:p>-0.1</text:p>
          </table:table-cell>
          <table:table-cell table:formula="of:=[.A648]*10+1" office:value-type="float" office:value="0.0399465999150096">
            <text:p>0.04</text:p>
          </table:table-cell>
          <table:table-cell table:formula="of:=MEDIAN([.B648:.B3963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-0.300437563651897">
            <text:p>-0.3</text:p>
          </table:table-cell>
          <table:table-cell table:formula="of:=[.A649]*10+1" office:value-type="float" office:value="-2.00437563651897">
            <text:p>-2</text:p>
          </table:table-cell>
          <table:table-cell table:formula="of:=MEDIAN([.B649:.B3964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-0.649892928366725">
            <text:p>-0.65</text:p>
          </table:table-cell>
          <table:table-cell table:formula="of:=[.A650]*10+1" office:value-type="float" office:value="-5.49892928366726">
            <text:p>-5.5</text:p>
          </table:table-cell>
          <table:table-cell table:formula="of:=MEDIAN([.B650:.B3965])" office:value-type="float" office:value="0.785080239149617">
            <text:p>0.79</text:p>
          </table:table-cell>
          <table:table-cell table:number-columns-repeated="4"/>
        </table:table-row>
        <table:table-row table:style-name="ro1">
          <table:table-cell office:value-type="float" office:value="-0.38773005628842">
            <text:p>-0.39</text:p>
          </table:table-cell>
          <table:table-cell table:formula="of:=[.A651]*10+1" office:value-type="float" office:value="-2.8773005628842">
            <text:p>-2.88</text:p>
          </table:table-cell>
          <table:table-cell table:formula="of:=MEDIAN([.B651:.B3966])" office:value-type="float" office:value="0.80046036777911">
            <text:p>0.8</text:p>
          </table:table-cell>
          <table:table-cell table:number-columns-repeated="4"/>
        </table:table-row>
        <table:table-row table:style-name="ro1">
          <table:table-cell office:value-type="float" office:value="0.956714398404704">
            <text:p>0.96</text:p>
          </table:table-cell>
          <table:table-cell table:formula="of:=[.A652]*10+1" office:value-type="float" office:value="10.567143984047">
            <text:p>10.57</text:p>
          </table:table-cell>
          <table:table-cell table:formula="of:=MEDIAN([.B652:.B3967])" office:value-type="float" office:value="0.815840496408603">
            <text:p>0.82</text:p>
          </table:table-cell>
          <table:table-cell table:number-columns-repeated="4"/>
        </table:table-row>
        <table:table-row table:style-name="ro1">
          <table:table-cell office:value-type="float" office:value="0.775690090598388">
            <text:p>0.78</text:p>
          </table:table-cell>
          <table:table-cell table:formula="of:=[.A653]*10+1" office:value-type="float" office:value="8.75690090598388">
            <text:p>8.76</text:p>
          </table:table-cell>
          <table:table-cell table:formula="of:=MEDIAN([.B653:.B3968])" office:value-type="float" office:value="0.80046036777911">
            <text:p>0.8</text:p>
          </table:table-cell>
          <table:table-cell table:number-columns-repeated="4"/>
        </table:table-row>
        <table:table-row table:style-name="ro1">
          <table:table-cell office:value-type="float" office:value="0.208716598176074">
            <text:p>0.21</text:p>
          </table:table-cell>
          <table:table-cell table:formula="of:=[.A654]*10+1" office:value-type="float" office:value="3.08716598176074">
            <text:p>3.09</text:p>
          </table:table-cell>
          <table:table-cell table:formula="of:=MEDIAN([.B654:.B3969])" office:value-type="float" office:value="0.785080239149617">
            <text:p>0.79</text:p>
          </table:table-cell>
          <table:table-cell table:number-columns-repeated="4"/>
        </table:table-row>
        <table:table-row table:style-name="ro1">
          <table:table-cell office:value-type="float" office:value="-0.364044773522233">
            <text:p>-0.36</text:p>
          </table:table-cell>
          <table:table-cell table:formula="of:=[.A655]*10+1" office:value-type="float" office:value="-2.64044773522233">
            <text:p>-2.64</text:p>
          </table:table-cell>
          <table:table-cell table:formula="of:=MEDIAN([.B655:.B3970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0.435428882069819">
            <text:p>0.44</text:p>
          </table:table-cell>
          <table:table-cell table:formula="of:=[.A656]*10+1" office:value-type="float" office:value="5.35428882069819">
            <text:p>5.35</text:p>
          </table:table-cell>
          <table:table-cell table:formula="of:=MEDIAN([.B656:.B3971])" office:value-type="float" office:value="0.785080239149617">
            <text:p>0.79</text:p>
          </table:table-cell>
          <table:table-cell table:number-columns-repeated="4"/>
        </table:table-row>
        <table:table-row table:style-name="ro1">
          <table:table-cell office:value-type="float" office:value="-0.562664783445402">
            <text:p>-0.56</text:p>
          </table:table-cell>
          <table:table-cell table:formula="of:=[.A657]*10+1" office:value-type="float" office:value="-4.62664783445402">
            <text:p>-4.63</text:p>
          </table:table-cell>
          <table:table-cell table:formula="of:=MEDIAN([.B657:.B3972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-0.717102204577738">
            <text:p>-0.72</text:p>
          </table:table-cell>
          <table:table-cell table:formula="of:=[.A658]*10+1" office:value-type="float" office:value="-6.17102204577738">
            <text:p>-6.17</text:p>
          </table:table-cell>
          <table:table-cell table:formula="of:=MEDIAN([.B658:.B3973])" office:value-type="float" office:value="0.785080239149617">
            <text:p>0.79</text:p>
          </table:table-cell>
          <table:table-cell table:number-columns-repeated="4"/>
        </table:table-row>
        <table:table-row table:style-name="ro1">
          <table:table-cell office:value-type="float" office:value="-0.939522780720353">
            <text:p>-0.94</text:p>
          </table:table-cell>
          <table:table-cell table:formula="of:=[.A659]*10+1" office:value-type="float" office:value="-8.39522780720353">
            <text:p>-8.4</text:p>
          </table:table-cell>
          <table:table-cell table:formula="of:=MEDIAN([.B659:.B3974])" office:value-type="float" office:value="0.80046036777911">
            <text:p>0.8</text:p>
          </table:table-cell>
          <table:table-cell table:number-columns-repeated="4"/>
        </table:table-row>
        <table:table-row table:style-name="ro1">
          <table:table-cell office:value-type="float" office:value="-0.603650830490756">
            <text:p>-0.6</text:p>
          </table:table-cell>
          <table:table-cell table:formula="of:=[.A660]*10+1" office:value-type="float" office:value="-5.03650830490756">
            <text:p>-5.04</text:p>
          </table:table-cell>
          <table:table-cell table:formula="of:=MEDIAN([.B660:.B3975])" office:value-type="float" office:value="0.815840496408603">
            <text:p>0.82</text:p>
          </table:table-cell>
          <table:table-cell table:number-columns-repeated="4"/>
        </table:table-row>
        <table:table-row table:style-name="ro1">
          <table:table-cell office:value-type="float" office:value="0.933239362205518">
            <text:p>0.93</text:p>
          </table:table-cell>
          <table:table-cell table:formula="of:=[.A661]*10+1" office:value-type="float" office:value="10.3323936220552">
            <text:p>10.33</text:p>
          </table:table-cell>
          <table:table-cell table:formula="of:=MEDIAN([.B661:.B3976])" office:value-type="float" office:value="0.834915207876608">
            <text:p>0.83</text:p>
          </table:table-cell>
          <table:table-cell table:number-columns-repeated="4"/>
        </table:table-row>
        <table:table-row table:style-name="ro1">
          <table:table-cell office:value-type="float" office:value="0.151846663135647">
            <text:p>0.15</text:p>
          </table:table-cell>
          <table:table-cell table:formula="of:=[.A662]*10+1" office:value-type="float" office:value="2.51846663135647">
            <text:p>2.52</text:p>
          </table:table-cell>
          <table:table-cell table:formula="of:=MEDIAN([.B662:.B3977])" office:value-type="float" office:value="0.815840496408603">
            <text:p>0.82</text:p>
          </table:table-cell>
          <table:table-cell table:number-columns-repeated="4"/>
        </table:table-row>
        <table:table-row table:style-name="ro1">
          <table:table-cell office:value-type="float" office:value="-0.732908443828748">
            <text:p>-0.73</text:p>
          </table:table-cell>
          <table:table-cell table:formula="of:=[.A663]*10+1" office:value-type="float" office:value="-6.32908443828748">
            <text:p>-6.33</text:p>
          </table:table-cell>
          <table:table-cell table:formula="of:=MEDIAN([.B663:.B3978])" office:value-type="float" office:value="0.80046036777911">
            <text:p>0.8</text:p>
          </table:table-cell>
          <table:table-cell table:number-columns-repeated="4"/>
        </table:table-row>
        <table:table-row table:style-name="ro1">
          <table:table-cell office:value-type="float" office:value="0.78746204180219">
            <text:p>0.79</text:p>
          </table:table-cell>
          <table:table-cell table:formula="of:=[.A664]*10+1" office:value-type="float" office:value="8.8746204180219">
            <text:p>8.87</text:p>
          </table:table-cell>
          <table:table-cell table:formula="of:=MEDIAN([.B664:.B3979])" office:value-type="float" office:value="0.815840496408603">
            <text:p>0.82</text:p>
          </table:table-cell>
          <table:table-cell table:number-columns-repeated="4"/>
        </table:table-row>
        <table:table-row table:style-name="ro1">
          <table:table-cell office:value-type="float" office:value="0.67496366315256">
            <text:p>0.67</text:p>
          </table:table-cell>
          <table:table-cell table:formula="of:=[.A665]*10+1" office:value-type="float" office:value="7.7496366315256">
            <text:p>7.75</text:p>
          </table:table-cell>
          <table:table-cell table:formula="of:=MEDIAN([.B665:.B3980])" office:value-type="float" office:value="0.80046036777911">
            <text:p>0.8</text:p>
          </table:table-cell>
          <table:table-cell table:number-columns-repeated="4"/>
        </table:table-row>
        <table:table-row table:style-name="ro1">
          <table:table-cell office:value-type="float" office:value="-0.149251532323126">
            <text:p>-0.15</text:p>
          </table:table-cell>
          <table:table-cell table:formula="of:=[.A666]*10+1" office:value-type="float" office:value="-0.492515323231258">
            <text:p>-0.49</text:p>
          </table:table-cell>
          <table:table-cell table:formula="of:=MEDIAN([.B666:.B3981])" office:value-type="float" office:value="0.785080239149617">
            <text:p>0.79</text:p>
          </table:table-cell>
          <table:table-cell table:number-columns-repeated="4"/>
        </table:table-row>
        <table:table-row table:style-name="ro1">
          <table:table-cell office:value-type="float" office:value="-0.410168286996252">
            <text:p>-0.41</text:p>
          </table:table-cell>
          <table:table-cell table:formula="of:=[.A667]*10+1" office:value-type="float" office:value="-3.10168286996252">
            <text:p>-3.1</text:p>
          </table:table-cell>
          <table:table-cell table:formula="of:=MEDIAN([.B667:.B3982])" office:value-type="float" office:value="0.80046036777911">
            <text:p>0.8</text:p>
          </table:table-cell>
          <table:table-cell table:number-columns-repeated="4"/>
        </table:table-row>
        <table:table-row table:style-name="ro1">
          <table:table-cell office:value-type="float" office:value="-0.17810926405299">
            <text:p>-0.18</text:p>
          </table:table-cell>
          <table:table-cell table:formula="of:=[.A668]*10+1" office:value-type="float" office:value="-0.781092640529897">
            <text:p>-0.78</text:p>
          </table:table-cell>
          <table:table-cell table:formula="of:=MEDIAN([.B668:.B3983])" office:value-type="float" office:value="0.815840496408603">
            <text:p>0.82</text:p>
          </table:table-cell>
          <table:table-cell table:number-columns-repeated="4"/>
        </table:table-row>
        <table:table-row table:style-name="ro1">
          <table:table-cell office:value-type="float" office:value="0.653381339611722">
            <text:p>0.65</text:p>
          </table:table-cell>
          <table:table-cell table:formula="of:=[.A669]*10+1" office:value-type="float" office:value="7.53381339611722">
            <text:p>7.53</text:p>
          </table:table-cell>
          <table:table-cell table:formula="of:=MEDIAN([.B669:.B3984])" office:value-type="float" office:value="0.834915207876608">
            <text:p>0.83</text:p>
          </table:table-cell>
          <table:table-cell table:number-columns-repeated="4"/>
        </table:table-row>
        <table:table-row table:style-name="ro1">
          <table:table-cell office:value-type="float" office:value="0.977432995532068">
            <text:p>0.98</text:p>
          </table:table-cell>
          <table:table-cell table:formula="of:=[.A670]*10+1" office:value-type="float" office:value="10.7743299553207">
            <text:p>10.77</text:p>
          </table:table-cell>
          <table:table-cell table:formula="of:=MEDIAN([.B670:.B3985])" office:value-type="float" office:value="0.815840496408603">
            <text:p>0.82</text:p>
          </table:table-cell>
          <table:table-cell table:number-columns-repeated="4"/>
        </table:table-row>
        <table:table-row table:style-name="ro1">
          <table:table-cell office:value-type="float" office:value="0.544572517837599">
            <text:p>0.54</text:p>
          </table:table-cell>
          <table:table-cell table:formula="of:=[.A671]*10+1" office:value-type="float" office:value="6.44572517837599">
            <text:p>6.45</text:p>
          </table:table-cell>
          <table:table-cell table:formula="of:=MEDIAN([.B671:.B3986])" office:value-type="float" office:value="0.80046036777911">
            <text:p>0.8</text:p>
          </table:table-cell>
          <table:table-cell table:number-columns-repeated="4"/>
        </table:table-row>
        <table:table-row table:style-name="ro1">
          <table:table-cell office:value-type="float" office:value="0.389671912720504">
            <text:p>0.39</text:p>
          </table:table-cell>
          <table:table-cell table:formula="of:=[.A672]*10+1" office:value-type="float" office:value="4.89671912720504">
            <text:p>4.9</text:p>
          </table:table-cell>
          <table:table-cell table:formula="of:=MEDIAN([.B672:.B3987])" office:value-type="float" office:value="0.785080239149617">
            <text:p>0.79</text:p>
          </table:table-cell>
          <table:table-cell table:number-columns-repeated="4"/>
        </table:table-row>
        <table:table-row table:style-name="ro1">
          <table:table-cell office:value-type="float" office:value="0.521629421186302">
            <text:p>0.52</text:p>
          </table:table-cell>
          <table:table-cell table:formula="of:=[.A673]*10+1" office:value-type="float" office:value="6.21629421186302">
            <text:p>6.22</text:p>
          </table:table-cell>
          <table:table-cell table:formula="of:=MEDIAN([.B673:.B3988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-0.809230151286945">
            <text:p>-0.81</text:p>
          </table:table-cell>
          <table:table-cell table:formula="of:=[.A674]*10+1" office:value-type="float" office:value="-7.09230151286945">
            <text:p>-7.09</text:p>
          </table:table-cell>
          <table:table-cell table:formula="of:=MEDIAN([.B674:.B3989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0.133820327666123">
            <text:p>0.13</text:p>
          </table:table-cell>
          <table:table-cell table:formula="of:=[.A675]*10+1" office:value-type="float" office:value="2.33820327666123">
            <text:p>2.34</text:p>
          </table:table-cell>
          <table:table-cell table:formula="of:=MEDIAN([.B675:.B3990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0.48334358874532">
            <text:p>0.48</text:p>
          </table:table-cell>
          <table:table-cell table:formula="of:=[.A676]*10+1" office:value-type="float" office:value="5.8334358874532">
            <text:p>5.83</text:p>
          </table:table-cell>
          <table:table-cell table:formula="of:=MEDIAN([.B676:.B3991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0.409346768206377">
            <text:p>0.41</text:p>
          </table:table-cell>
          <table:table-cell table:formula="of:=[.A677]*10+1" office:value-type="float" office:value="5.09346768206377">
            <text:p>5.09</text:p>
          </table:table-cell>
          <table:table-cell table:formula="of:=MEDIAN([.B677:.B3992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0.440242574874486">
            <text:p>0.44</text:p>
          </table:table-cell>
          <table:table-cell table:formula="of:=[.A678]*10+1" office:value-type="float" office:value="5.40242574874486">
            <text:p>5.4</text:p>
          </table:table-cell>
          <table:table-cell table:formula="of:=MEDIAN([.B678:.B3993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0.231239558309294">
            <text:p>0.23</text:p>
          </table:table-cell>
          <table:table-cell table:formula="of:=[.A679]*10+1" office:value-type="float" office:value="3.31239558309294">
            <text:p>3.31</text:p>
          </table:table-cell>
          <table:table-cell table:formula="of:=MEDIAN([.B679:.B3994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0.227858645282041">
            <text:p>0.23</text:p>
          </table:table-cell>
          <table:table-cell table:formula="of:=[.A680]*10+1" office:value-type="float" office:value="3.27858645282041">
            <text:p>3.28</text:p>
          </table:table-cell>
          <table:table-cell table:formula="of:=MEDIAN([.B680:.B3995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0.672923117561153">
            <text:p>0.67</text:p>
          </table:table-cell>
          <table:table-cell table:formula="of:=[.A681]*10+1" office:value-type="float" office:value="7.72923117561154">
            <text:p>7.73</text:p>
          </table:table-cell>
          <table:table-cell table:formula="of:=MEDIAN([.B681:.B3996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-0.846528610063516">
            <text:p>-0.85</text:p>
          </table:table-cell>
          <table:table-cell table:formula="of:=[.A682]*10+1" office:value-type="float" office:value="-7.46528610063516">
            <text:p>-7.47</text:p>
          </table:table-cell>
          <table:table-cell table:formula="of:=MEDIAN([.B682:.B3997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398092642147701">
            <text:p>0.4</text:p>
          </table:table-cell>
          <table:table-cell table:formula="of:=[.A683]*10+1" office:value-type="float" office:value="4.98092642147701">
            <text:p>4.98</text:p>
          </table:table-cell>
          <table:table-cell table:formula="of:=MEDIAN([.B683:.B3998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-0.61559484647069">
            <text:p>-0.62</text:p>
          </table:table-cell>
          <table:table-cell table:formula="of:=[.A684]*10+1" office:value-type="float" office:value="-5.1559484647069">
            <text:p>-5.16</text:p>
          </table:table-cell>
          <table:table-cell table:formula="of:=MEDIAN([.B684:.B3999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039119421424193">
            <text:p>0.04</text:p>
          </table:table-cell>
          <table:table-cell table:formula="of:=[.A685]*10+1" office:value-type="float" office:value="1.39119421424193">
            <text:p>1.39</text:p>
          </table:table-cell>
          <table:table-cell table:formula="of:=MEDIAN([.B685:.B4000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226495421181007">
            <text:p>0.23</text:p>
          </table:table-cell>
          <table:table-cell table:formula="of:=[.A686]*10+1" office:value-type="float" office:value="3.26495421181007">
            <text:p>3.26</text:p>
          </table:table-cell>
          <table:table-cell table:formula="of:=MEDIAN([.B686:.B4001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-0.934019474045857">
            <text:p>-0.93</text:p>
          </table:table-cell>
          <table:table-cell table:formula="of:=[.A687]*10+1" office:value-type="float" office:value="-8.34019474045857">
            <text:p>-8.34</text:p>
          </table:table-cell>
          <table:table-cell table:formula="of:=MEDIAN([.B687:.B4002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903883820909712">
            <text:p>-0.9</text:p>
          </table:table-cell>
          <table:table-cell table:formula="of:=[.A688]*10+1" office:value-type="float" office:value="-8.03883820909712">
            <text:p>-8.04</text:p>
          </table:table-cell>
          <table:table-cell table:formula="of:=MEDIAN([.B688:.B4003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724091331495435">
            <text:p>0.72</text:p>
          </table:table-cell>
          <table:table-cell table:formula="of:=[.A689]*10+1" office:value-type="float" office:value="8.24091331495436">
            <text:p>8.24</text:p>
          </table:table-cell>
          <table:table-cell table:formula="of:=MEDIAN([.B689:.B4004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421512435582177">
            <text:p>0.42</text:p>
          </table:table-cell>
          <table:table-cell table:formula="of:=[.A690]*10+1" office:value-type="float" office:value="5.21512435582177">
            <text:p>5.22</text:p>
          </table:table-cell>
          <table:table-cell table:formula="of:=MEDIAN([.B690:.B4005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-0.0926490100567374">
            <text:p>-0.09</text:p>
          </table:table-cell>
          <table:table-cell table:formula="of:=[.A691]*10+1" office:value-type="float" office:value="0.0735098994326258">
            <text:p>0.07</text:p>
          </table:table-cell>
          <table:table-cell table:formula="of:=MEDIAN([.B691:.B4006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701060092364851">
            <text:p>-0.7</text:p>
          </table:table-cell>
          <table:table-cell table:formula="of:=[.A692]*10+1" office:value-type="float" office:value="-6.01060092364851">
            <text:p>-6.01</text:p>
          </table:table-cell>
          <table:table-cell table:formula="of:=MEDIAN([.B692:.B4007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-0.359846463213998">
            <text:p>-0.36</text:p>
          </table:table-cell>
          <table:table-cell table:formula="of:=[.A693]*10+1" office:value-type="float" office:value="-2.59846463213998">
            <text:p>-2.6</text:p>
          </table:table-cell>
          <table:table-cell table:formula="of:=MEDIAN([.B693:.B4008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-0.859778826801104">
            <text:p>-0.86</text:p>
          </table:table-cell>
          <table:table-cell table:formula="of:=[.A694]*10+1" office:value-type="float" office:value="-7.59778826801105">
            <text:p>-7.6</text:p>
          </table:table-cell>
          <table:table-cell table:formula="of:=MEDIAN([.B694:.B4009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-0.739410273920174">
            <text:p>-0.74</text:p>
          </table:table-cell>
          <table:table-cell table:formula="of:=[.A695]*10+1" office:value-type="float" office:value="-6.39410273920174">
            <text:p>-6.39</text:p>
          </table:table-cell>
          <table:table-cell table:formula="of:=MEDIAN([.B695:.B4010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-0.866780159426888">
            <text:p>-0.87</text:p>
          </table:table-cell>
          <table:table-cell table:formula="of:=[.A696]*10+1" office:value-type="float" office:value="-7.66780159426888">
            <text:p>-7.67</text:p>
          </table:table-cell>
          <table:table-cell table:formula="of:=MEDIAN([.B696:.B4011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0.810167240411605">
            <text:p>0.81</text:p>
          </table:table-cell>
          <table:table-cell table:formula="of:=[.A697]*10+1" office:value-type="float" office:value="9.10167240411605">
            <text:p>9.1</text:p>
          </table:table-cell>
          <table:table-cell table:formula="of:=MEDIAN([.B697:.B4012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-0.417977078201603">
            <text:p>-0.42</text:p>
          </table:table-cell>
          <table:table-cell table:formula="of:=[.A698]*10+1" office:value-type="float" office:value="-3.17977078201603">
            <text:p>-3.18</text:p>
          </table:table-cell>
          <table:table-cell table:formula="of:=MEDIAN([.B698:.B4013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-0.158574618391077">
            <text:p>-0.16</text:p>
          </table:table-cell>
          <table:table-cell table:formula="of:=[.A699]*10+1" office:value-type="float" office:value="-0.585746183910769">
            <text:p>-0.59</text:p>
          </table:table-cell>
          <table:table-cell table:formula="of:=MEDIAN([.B699:.B4014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0.246142831335593">
            <text:p>0.25</text:p>
          </table:table-cell>
          <table:table-cell table:formula="of:=[.A700]*10+1" office:value-type="float" office:value="3.46142831335593">
            <text:p>3.46</text:p>
          </table:table-cell>
          <table:table-cell table:formula="of:=MEDIAN([.B700:.B4015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-0.208030141125142">
            <text:p>-0.21</text:p>
          </table:table-cell>
          <table:table-cell table:formula="of:=[.A701]*10+1" office:value-type="float" office:value="-1.08030141125143">
            <text:p>-1.08</text:p>
          </table:table-cell>
          <table:table-cell table:formula="of:=MEDIAN([.B701:.B4016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0.845242957039863">
            <text:p>0.85</text:p>
          </table:table-cell>
          <table:table-cell table:formula="of:=[.A702]*10+1" office:value-type="float" office:value="9.45242957039863">
            <text:p>9.45</text:p>
          </table:table-cell>
          <table:table-cell table:formula="of:=MEDIAN([.B702:.B4017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0.96656000437398">
            <text:p>0.97</text:p>
          </table:table-cell>
          <table:table-cell table:formula="of:=[.A703]*10+1" office:value-type="float" office:value="10.6656000437398">
            <text:p>10.67</text:p>
          </table:table-cell>
          <table:table-cell table:formula="of:=MEDIAN([.B703:.B4018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0.507142224627674">
            <text:p>0.51</text:p>
          </table:table-cell>
          <table:table-cell table:formula="of:=[.A704]*10+1" office:value-type="float" office:value="6.07142224627675">
            <text:p>6.07</text:p>
          </table:table-cell>
          <table:table-cell table:formula="of:=MEDIAN([.B704:.B4019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-0.796552884267877">
            <text:p>-0.8</text:p>
          </table:table-cell>
          <table:table-cell table:formula="of:=[.A705]*10+1" office:value-type="float" office:value="-6.96552884267877">
            <text:p>-6.97</text:p>
          </table:table-cell>
          <table:table-cell table:formula="of:=MEDIAN([.B705:.B4020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-0.643984065418487">
            <text:p>-0.64</text:p>
          </table:table-cell>
          <table:table-cell table:formula="of:=[.A706]*10+1" office:value-type="float" office:value="-5.43984065418487">
            <text:p>-5.44</text:p>
          </table:table-cell>
          <table:table-cell table:formula="of:=MEDIAN([.B706:.B4021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0.33852870531565">
            <text:p>0.34</text:p>
          </table:table-cell>
          <table:table-cell table:formula="of:=[.A707]*10+1" office:value-type="float" office:value="4.3852870531565">
            <text:p>4.39</text:p>
          </table:table-cell>
          <table:table-cell table:formula="of:=MEDIAN([.B707:.B4022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-0.600984337253418">
            <text:p>-0.6</text:p>
          </table:table-cell>
          <table:table-cell table:formula="of:=[.A708]*10+1" office:value-type="float" office:value="-5.00984337253418">
            <text:p>-5.01</text:p>
          </table:table-cell>
          <table:table-cell table:formula="of:=MEDIAN([.B708:.B4023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-0.405500638648149">
            <text:p>-0.41</text:p>
          </table:table-cell>
          <table:table-cell table:formula="of:=[.A709]*10+1" office:value-type="float" office:value="-3.05500638648149">
            <text:p>-3.06</text:p>
          </table:table-cell>
          <table:table-cell table:formula="of:=MEDIAN([.B709:.B4024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-0.552077588616057">
            <text:p>-0.55</text:p>
          </table:table-cell>
          <table:table-cell table:formula="of:=[.A710]*10+1" office:value-type="float" office:value="-4.52077588616057">
            <text:p>-4.52</text:p>
          </table:table-cell>
          <table:table-cell table:formula="of:=MEDIAN([.B710:.B4025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-0.00530993743971542">
            <text:p>-0.01</text:p>
          </table:table-cell>
          <table:table-cell table:formula="of:=[.A711]*10+1" office:value-type="float" office:value="0.946900625602846">
            <text:p>0.95</text:p>
          </table:table-cell>
          <table:table-cell table:formula="of:=MEDIAN([.B711:.B4026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0.614798716578508">
            <text:p>0.61</text:p>
          </table:table-cell>
          <table:table-cell table:formula="of:=[.A712]*10+1" office:value-type="float" office:value="7.14798716578508">
            <text:p>7.15</text:p>
          </table:table-cell>
          <table:table-cell table:formula="of:=MEDIAN([.B712:.B4027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-0.645382637572881">
            <text:p>-0.65</text:p>
          </table:table-cell>
          <table:table-cell table:formula="of:=[.A713]*10+1" office:value-type="float" office:value="-5.45382637572881">
            <text:p>-5.45</text:p>
          </table:table-cell>
          <table:table-cell table:formula="of:=MEDIAN([.B713:.B4028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0.0209785355539274">
            <text:p>0.02</text:p>
          </table:table-cell>
          <table:table-cell table:formula="of:=[.A714]*10+1" office:value-type="float" office:value="1.20978535553927">
            <text:p>1.21</text:p>
          </table:table-cell>
          <table:table-cell table:formula="of:=MEDIAN([.B714:.B4029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0.727678249580358">
            <text:p>0.73</text:p>
          </table:table-cell>
          <table:table-cell table:formula="of:=[.A715]*10+1" office:value-type="float" office:value="8.27678249580358">
            <text:p>8.28</text:p>
          </table:table-cell>
          <table:table-cell table:formula="of:=MEDIAN([.B715:.B4030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0.0362765029941867">
            <text:p>0.04</text:p>
          </table:table-cell>
          <table:table-cell table:formula="of:=[.A716]*10+1" office:value-type="float" office:value="1.36276502994187">
            <text:p>1.36</text:p>
          </table:table-cell>
          <table:table-cell table:formula="of:=MEDIAN([.B716:.B4031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-0.151170258172984">
            <text:p>-0.15</text:p>
          </table:table-cell>
          <table:table-cell table:formula="of:=[.A717]*10+1" office:value-type="float" office:value="-0.511702581729838">
            <text:p>-0.51</text:p>
          </table:table-cell>
          <table:table-cell table:formula="of:=MEDIAN([.B717:.B4032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-0.334270246724392">
            <text:p>-0.33</text:p>
          </table:table-cell>
          <table:table-cell table:formula="of:=[.A718]*10+1" office:value-type="float" office:value="-2.34270246724392">
            <text:p>-2.34</text:p>
          </table:table-cell>
          <table:table-cell table:formula="of:=MEDIAN([.B718:.B4033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-0.20501912104496">
            <text:p>-0.21</text:p>
          </table:table-cell>
          <table:table-cell table:formula="of:=[.A719]*10+1" office:value-type="float" office:value="-1.0501912104496">
            <text:p>-1.05</text:p>
          </table:table-cell>
          <table:table-cell table:formula="of:=MEDIAN([.B719:.B4034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-0.699765732252878">
            <text:p>-0.7</text:p>
          </table:table-cell>
          <table:table-cell table:formula="of:=[.A720]*10+1" office:value-type="float" office:value="-5.99765732252878">
            <text:p>-6</text:p>
          </table:table-cell>
          <table:table-cell table:formula="of:=MEDIAN([.B720:.B4035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0.45766807534786">
            <text:p>0.46</text:p>
          </table:table-cell>
          <table:table-cell table:formula="of:=[.A721]*10+1" office:value-type="float" office:value="5.5766807534786">
            <text:p>5.58</text:p>
          </table:table-cell>
          <table:table-cell table:formula="of:=MEDIAN([.B721:.B4036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-0.261187726734422">
            <text:p>-0.26</text:p>
          </table:table-cell>
          <table:table-cell table:formula="of:=[.A722]*10+1" office:value-type="float" office:value="-1.61187726734422">
            <text:p>-1.61</text:p>
          </table:table-cell>
          <table:table-cell table:formula="of:=MEDIAN([.B722:.B4037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-0.625413189858605">
            <text:p>-0.63</text:p>
          </table:table-cell>
          <table:table-cell table:formula="of:=[.A723]*10+1" office:value-type="float" office:value="-5.25413189858605">
            <text:p>-5.25</text:p>
          </table:table-cell>
          <table:table-cell table:formula="of:=MEDIAN([.B723:.B4038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0.933355751947146">
            <text:p>0.93</text:p>
          </table:table-cell>
          <table:table-cell table:formula="of:=[.A724]*10+1" office:value-type="float" office:value="10.3335575194715">
            <text:p>10.33</text:p>
          </table:table-cell>
          <table:table-cell table:formula="of:=MEDIAN([.B724:.B4039])" office:value-type="float" office:value="0.785080239149617">
            <text:p>0.79</text:p>
          </table:table-cell>
          <table:table-cell table:number-columns-repeated="4"/>
        </table:table-row>
        <table:table-row table:style-name="ro1">
          <table:table-cell office:value-type="float" office:value="0.338568807905059">
            <text:p>0.34</text:p>
          </table:table-cell>
          <table:table-cell table:formula="of:=[.A725]*10+1" office:value-type="float" office:value="4.38568807905059">
            <text:p>4.39</text:p>
          </table:table-cell>
          <table:table-cell table:formula="of:=MEDIAN([.B725:.B4040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0.389645494832742">
            <text:p>0.39</text:p>
          </table:table-cell>
          <table:table-cell table:formula="of:=[.A726]*10+1" office:value-type="float" office:value="4.89645494832743">
            <text:p>4.9</text:p>
          </table:table-cell>
          <table:table-cell table:formula="of:=MEDIAN([.B726:.B4041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0.314169986125642">
            <text:p>0.31</text:p>
          </table:table-cell>
          <table:table-cell table:formula="of:=[.A727]*10+1" office:value-type="float" office:value="4.14169986125642">
            <text:p>4.14</text:p>
          </table:table-cell>
          <table:table-cell table:formula="of:=MEDIAN([.B727:.B4042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-0.676481374478792">
            <text:p>-0.68</text:p>
          </table:table-cell>
          <table:table-cell table:formula="of:=[.A728]*10+1" office:value-type="float" office:value="-5.76481374478792">
            <text:p>-5.76</text:p>
          </table:table-cell>
          <table:table-cell table:formula="of:=MEDIAN([.B728:.B4043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-0.691223912661448">
            <text:p>-0.69</text:p>
          </table:table-cell>
          <table:table-cell table:formula="of:=[.A729]*10+1" office:value-type="float" office:value="-5.91223912661448">
            <text:p>-5.91</text:p>
          </table:table-cell>
          <table:table-cell table:formula="of:=MEDIAN([.B729:.B4044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-0.533301114071477">
            <text:p>-0.53</text:p>
          </table:table-cell>
          <table:table-cell table:formula="of:=[.A730]*10+1" office:value-type="float" office:value="-4.33301114071477">
            <text:p>-4.33</text:p>
          </table:table-cell>
          <table:table-cell table:formula="of:=MEDIAN([.B730:.B4045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-0.187842749323376">
            <text:p>-0.19</text:p>
          </table:table-cell>
          <table:table-cell table:formula="of:=[.A731]*10+1" office:value-type="float" office:value="-0.878427493233757">
            <text:p>-0.88</text:p>
          </table:table-cell>
          <table:table-cell table:formula="of:=MEDIAN([.B731:.B4046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0.587578405869119">
            <text:p>0.59</text:p>
          </table:table-cell>
          <table:table-cell table:formula="of:=[.A732]*10+1" office:value-type="float" office:value="6.87578405869119">
            <text:p>6.88</text:p>
          </table:table-cell>
          <table:table-cell table:formula="of:=MEDIAN([.B732:.B4047])" office:value-type="float" office:value="0.785080239149617">
            <text:p>0.79</text:p>
          </table:table-cell>
          <table:table-cell table:number-columns-repeated="4"/>
        </table:table-row>
        <table:table-row table:style-name="ro1">
          <table:table-cell office:value-type="float" office:value="-0.299160289596528">
            <text:p>-0.3</text:p>
          </table:table-cell>
          <table:table-cell table:formula="of:=[.A733]*10+1" office:value-type="float" office:value="-1.99160289596528">
            <text:p>-1.99</text:p>
          </table:table-cell>
          <table:table-cell table:formula="of:=MEDIAN([.B733:.B4048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-0.857185459170773">
            <text:p>-0.86</text:p>
          </table:table-cell>
          <table:table-cell table:formula="of:=[.A734]*10+1" office:value-type="float" office:value="-7.57185459170774">
            <text:p>-7.57</text:p>
          </table:table-cell>
          <table:table-cell table:formula="of:=MEDIAN([.B734:.B4049])" office:value-type="float" office:value="0.785080239149617">
            <text:p>0.79</text:p>
          </table:table-cell>
          <table:table-cell table:number-columns-repeated="4"/>
        </table:table-row>
        <table:table-row table:style-name="ro1">
          <table:table-cell office:value-type="float" office:value="0.970755375626469">
            <text:p>0.97</text:p>
          </table:table-cell>
          <table:table-cell table:formula="of:=[.A735]*10+1" office:value-type="float" office:value="10.7075537562647">
            <text:p>10.71</text:p>
          </table:table-cell>
          <table:table-cell table:formula="of:=MEDIAN([.B735:.B4050])" office:value-type="float" office:value="0.80046036777911">
            <text:p>0.8</text:p>
          </table:table-cell>
          <table:table-cell table:number-columns-repeated="4"/>
        </table:table-row>
        <table:table-row table:style-name="ro1">
          <table:table-cell office:value-type="float" office:value="0.411321716649557">
            <text:p>0.41</text:p>
          </table:table-cell>
          <table:table-cell table:formula="of:=[.A736]*10+1" office:value-type="float" office:value="5.11321716649557">
            <text:p>5.11</text:p>
          </table:table-cell>
          <table:table-cell table:formula="of:=MEDIAN([.B736:.B4051])" office:value-type="float" office:value="0.785080239149617">
            <text:p>0.79</text:p>
          </table:table-cell>
          <table:table-cell table:number-columns-repeated="4"/>
        </table:table-row>
        <table:table-row table:style-name="ro1">
          <table:table-cell office:value-type="float" office:value="0.0543753232108393">
            <text:p>0.05</text:p>
          </table:table-cell>
          <table:table-cell table:formula="of:=[.A737]*10+1" office:value-type="float" office:value="1.54375323210839">
            <text:p>1.54</text:p>
          </table:table-cell>
          <table:table-cell table:formula="of:=MEDIAN([.B737:.B4052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-0.616431427630021">
            <text:p>-0.62</text:p>
          </table:table-cell>
          <table:table-cell table:formula="of:=[.A738]*10+1" office:value-type="float" office:value="-5.16431427630021">
            <text:p>-5.16</text:p>
          </table:table-cell>
          <table:table-cell table:formula="of:=MEDIAN([.B738:.B4053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0.381072932516082">
            <text:p>0.38</text:p>
          </table:table-cell>
          <table:table-cell table:formula="of:=[.A739]*10+1" office:value-type="float" office:value="4.81072932516082">
            <text:p>4.81</text:p>
          </table:table-cell>
          <table:table-cell table:formula="of:=MEDIAN([.B739:.B4054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-0.124977054599426">
            <text:p>-0.12</text:p>
          </table:table-cell>
          <table:table-cell table:formula="of:=[.A740]*10+1" office:value-type="float" office:value="-0.249770545994263">
            <text:p>-0.25</text:p>
          </table:table-cell>
          <table:table-cell table:formula="of:=MEDIAN([.B740:.B4055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0.471440700828353">
            <text:p>0.47</text:p>
          </table:table-cell>
          <table:table-cell table:formula="of:=[.A741]*10+1" office:value-type="float" office:value="5.71440700828354">
            <text:p>5.71</text:p>
          </table:table-cell>
          <table:table-cell table:formula="of:=MEDIAN([.B741:.B4056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0.652631669866337">
            <text:p>0.65</text:p>
          </table:table-cell>
          <table:table-cell table:formula="of:=[.A742]*10+1" office:value-type="float" office:value="7.52631669866337">
            <text:p>7.53</text:p>
          </table:table-cell>
          <table:table-cell table:formula="of:=MEDIAN([.B742:.B4057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-0.743446734618259">
            <text:p>-0.74</text:p>
          </table:table-cell>
          <table:table-cell table:formula="of:=[.A743]*10+1" office:value-type="float" office:value="-6.43446734618259">
            <text:p>-6.43</text:p>
          </table:table-cell>
          <table:table-cell table:formula="of:=MEDIAN([.B743:.B4058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-0.633397847526401">
            <text:p>-0.63</text:p>
          </table:table-cell>
          <table:table-cell table:formula="of:=[.A744]*10+1" office:value-type="float" office:value="-5.33397847526401">
            <text:p>-5.33</text:p>
          </table:table-cell>
          <table:table-cell table:formula="of:=MEDIAN([.B744:.B4059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0.575446525190625">
            <text:p>0.58</text:p>
          </table:table-cell>
          <table:table-cell table:formula="of:=[.A745]*10+1" office:value-type="float" office:value="6.75446525190625">
            <text:p>6.75</text:p>
          </table:table-cell>
          <table:table-cell table:formula="of:=MEDIAN([.B745:.B4060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0.042357214287293">
            <text:p>0.04</text:p>
          </table:table-cell>
          <table:table-cell table:formula="of:=[.A746]*10+1" office:value-type="float" office:value="1.42357214287293">
            <text:p>1.42</text:p>
          </table:table-cell>
          <table:table-cell table:formula="of:=MEDIAN([.B746:.B4061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-0.73526547017967">
            <text:p>-0.74</text:p>
          </table:table-cell>
          <table:table-cell table:formula="of:=[.A747]*10+1" office:value-type="float" office:value="-6.3526547017967">
            <text:p>-6.35</text:p>
          </table:table-cell>
          <table:table-cell table:formula="of:=MEDIAN([.B747:.B4062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-0.0321983672198212">
            <text:p>-0.03</text:p>
          </table:table-cell>
          <table:table-cell table:formula="of:=[.A748]*10+1" office:value-type="float" office:value="0.678016327801788">
            <text:p>0.68</text:p>
          </table:table-cell>
          <table:table-cell table:formula="of:=MEDIAN([.B748:.B4063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-0.495817287119275">
            <text:p>-0.5</text:p>
          </table:table-cell>
          <table:table-cell table:formula="of:=[.A749]*10+1" office:value-type="float" office:value="-3.95817287119275">
            <text:p>-3.96</text:p>
          </table:table-cell>
          <table:table-cell table:formula="of:=MEDIAN([.B749:.B4064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0.542368032465121">
            <text:p>0.54</text:p>
          </table:table-cell>
          <table:table-cell table:formula="of:=[.A750]*10+1" office:value-type="float" office:value="6.42368032465121">
            <text:p>6.42</text:p>
          </table:table-cell>
          <table:table-cell table:formula="of:=MEDIAN([.B750:.B4065])" office:value-type="float" office:value="0.785080239149617">
            <text:p>0.79</text:p>
          </table:table-cell>
          <table:table-cell table:number-columns-repeated="4"/>
        </table:table-row>
        <table:table-row table:style-name="ro1">
          <table:table-cell office:value-type="float" office:value="-0.223543558389723">
            <text:p>-0.22</text:p>
          </table:table-cell>
          <table:table-cell table:formula="of:=[.A751]*10+1" office:value-type="float" office:value="-1.23543558389723">
            <text:p>-1.24</text:p>
          </table:table-cell>
          <table:table-cell table:formula="of:=MEDIAN([.B751:.B4066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0.708634271804414">
            <text:p>0.71</text:p>
          </table:table-cell>
          <table:table-cell table:formula="of:=[.A752]*10+1" office:value-type="float" office:value="8.08634271804414">
            <text:p>8.09</text:p>
          </table:table-cell>
          <table:table-cell table:formula="of:=MEDIAN([.B752:.B4067])" office:value-type="float" office:value="0.785080239149617">
            <text:p>0.79</text:p>
          </table:table-cell>
          <table:table-cell table:number-columns-repeated="4"/>
        </table:table-row>
        <table:table-row table:style-name="ro1">
          <table:table-cell office:value-type="float" office:value="-0.348030388580146">
            <text:p>-0.35</text:p>
          </table:table-cell>
          <table:table-cell table:formula="of:=[.A753]*10+1" office:value-type="float" office:value="-2.48030388580146">
            <text:p>-2.48</text:p>
          </table:table-cell>
          <table:table-cell table:formula="of:=MEDIAN([.B753:.B4068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0.726046444293323">
            <text:p>0.73</text:p>
          </table:table-cell>
          <table:table-cell table:formula="of:=[.A754]*10+1" office:value-type="float" office:value="8.26046444293323">
            <text:p>8.26</text:p>
          </table:table-cell>
          <table:table-cell table:formula="of:=MEDIAN([.B754:.B4069])" office:value-type="float" office:value="0.785080239149617">
            <text:p>0.79</text:p>
          </table:table-cell>
          <table:table-cell table:number-columns-repeated="4"/>
        </table:table-row>
        <table:table-row table:style-name="ro1">
          <table:table-cell office:value-type="float" office:value="-0.399477861878695">
            <text:p>-0.4</text:p>
          </table:table-cell>
          <table:table-cell table:formula="of:=[.A755]*10+1" office:value-type="float" office:value="-2.99477861878695">
            <text:p>-2.99</text:p>
          </table:table-cell>
          <table:table-cell table:formula="of:=MEDIAN([.B755:.B4070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0.7997220391856">
            <text:p>0.8</text:p>
          </table:table-cell>
          <table:table-cell table:formula="of:=[.A756]*10+1" office:value-type="float" office:value="8.997220391856">
            <text:p>9</text:p>
          </table:table-cell>
          <table:table-cell table:formula="of:=MEDIAN([.B756:.B4071])" office:value-type="float" office:value="0.785080239149617">
            <text:p>0.79</text:p>
          </table:table-cell>
          <table:table-cell table:number-columns-repeated="4"/>
        </table:table-row>
        <table:table-row table:style-name="ro1">
          <table:table-cell office:value-type="float" office:value="-0.235268908585548">
            <text:p>-0.24</text:p>
          </table:table-cell>
          <table:table-cell table:formula="of:=[.A757]*10+1" office:value-type="float" office:value="-1.35268908585548">
            <text:p>-1.35</text:p>
          </table:table-cell>
          <table:table-cell table:formula="of:=MEDIAN([.B757:.B4072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0.955585294912013">
            <text:p>0.96</text:p>
          </table:table-cell>
          <table:table-cell table:formula="of:=[.A758]*10+1" office:value-type="float" office:value="10.5558529491201">
            <text:p>10.56</text:p>
          </table:table-cell>
          <table:table-cell table:formula="of:=MEDIAN([.B758:.B4073])" office:value-type="float" office:value="0.785080239149617">
            <text:p>0.79</text:p>
          </table:table-cell>
          <table:table-cell table:number-columns-repeated="4"/>
        </table:table-row>
        <table:table-row table:style-name="ro1">
          <table:table-cell office:value-type="float" office:value="-0.667704165568922">
            <text:p>-0.67</text:p>
          </table:table-cell>
          <table:table-cell table:formula="of:=[.A759]*10+1" office:value-type="float" office:value="-5.67704165568922">
            <text:p>-5.68</text:p>
          </table:table-cell>
          <table:table-cell table:formula="of:=MEDIAN([.B759:.B4074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-0.777128450374972">
            <text:p>-0.78</text:p>
          </table:table-cell>
          <table:table-cell table:formula="of:=[.A760]*10+1" office:value-type="float" office:value="-6.77128450374972">
            <text:p>-6.77</text:p>
          </table:table-cell>
          <table:table-cell table:formula="of:=MEDIAN([.B760:.B4075])" office:value-type="float" office:value="0.785080239149617">
            <text:p>0.79</text:p>
          </table:table-cell>
          <table:table-cell table:number-columns-repeated="4"/>
        </table:table-row>
        <table:table-row table:style-name="ro1">
          <table:table-cell office:value-type="float" office:value="0.452039637544075">
            <text:p>0.45</text:p>
          </table:table-cell>
          <table:table-cell table:formula="of:=[.A761]*10+1" office:value-type="float" office:value="5.52039637544075">
            <text:p>5.52</text:p>
          </table:table-cell>
          <table:table-cell table:formula="of:=MEDIAN([.B761:.B4076])" office:value-type="float" office:value="0.80046036777911">
            <text:p>0.8</text:p>
          </table:table-cell>
          <table:table-cell table:number-columns-repeated="4"/>
        </table:table-row>
        <table:table-row table:style-name="ro1">
          <table:table-cell office:value-type="float" office:value="-0.584461438204463">
            <text:p>-0.58</text:p>
          </table:table-cell>
          <table:table-cell table:formula="of:=[.A762]*10+1" office:value-type="float" office:value="-4.84461438204463">
            <text:p>-4.84</text:p>
          </table:table-cell>
          <table:table-cell table:formula="of:=MEDIAN([.B762:.B4077])" office:value-type="float" office:value="0.785080239149617">
            <text:p>0.79</text:p>
          </table:table-cell>
          <table:table-cell table:number-columns-repeated="4"/>
        </table:table-row>
        <table:table-row table:style-name="ro1">
          <table:table-cell office:value-type="float" office:value="-0.997284672868545">
            <text:p>-1</text:p>
          </table:table-cell>
          <table:table-cell table:formula="of:=[.A763]*10+1" office:value-type="float" office:value="-8.97284672868545">
            <text:p>-8.97</text:p>
          </table:table-cell>
          <table:table-cell table:formula="of:=MEDIAN([.B763:.B4078])" office:value-type="float" office:value="0.80046036777911">
            <text:p>0.8</text:p>
          </table:table-cell>
          <table:table-cell table:number-columns-repeated="4"/>
        </table:table-row>
        <table:table-row table:style-name="ro1">
          <table:table-cell office:value-type="float" office:value="-0.178361106395912">
            <text:p>-0.18</text:p>
          </table:table-cell>
          <table:table-cell table:formula="of:=[.A764]*10+1" office:value-type="float" office:value="-0.783611063959124">
            <text:p>-0.78</text:p>
          </table:table-cell>
          <table:table-cell table:formula="of:=MEDIAN([.B764:.B4079])" office:value-type="float" office:value="0.815840496408603">
            <text:p>0.82</text:p>
          </table:table-cell>
          <table:table-cell table:number-columns-repeated="4"/>
        </table:table-row>
        <table:table-row table:style-name="ro1">
          <table:table-cell office:value-type="float" office:value="-0.22178769251481">
            <text:p>-0.22</text:p>
          </table:table-cell>
          <table:table-cell table:formula="of:=[.A765]*10+1" office:value-type="float" office:value="-1.2178769251481">
            <text:p>-1.22</text:p>
          </table:table-cell>
          <table:table-cell table:formula="of:=MEDIAN([.B765:.B4080])" office:value-type="float" office:value="0.834915207876608">
            <text:p>0.83</text:p>
          </table:table-cell>
          <table:table-cell table:number-columns-repeated="4"/>
        </table:table-row>
        <table:table-row table:style-name="ro1">
          <table:table-cell office:value-type="float" office:value="0.0347264362994484">
            <text:p>0.03</text:p>
          </table:table-cell>
          <table:table-cell table:formula="of:=[.A766]*10+1" office:value-type="float" office:value="1.34726436299448">
            <text:p>1.35</text:p>
          </table:table-cell>
          <table:table-cell table:formula="of:=MEDIAN([.B766:.B4081])" office:value-type="float" office:value="0.853989919344613">
            <text:p>0.85</text:p>
          </table:table-cell>
          <table:table-cell table:number-columns-repeated="4"/>
        </table:table-row>
        <table:table-row table:style-name="ro1">
          <table:table-cell office:value-type="float" office:value="0.691457595108723">
            <text:p>0.69</text:p>
          </table:table-cell>
          <table:table-cell table:formula="of:=[.A767]*10+1" office:value-type="float" office:value="7.91457595108723">
            <text:p>7.91</text:p>
          </table:table-cell>
          <table:table-cell table:formula="of:=MEDIAN([.B767:.B4082])" office:value-type="float" office:value="0.834915207876608">
            <text:p>0.83</text:p>
          </table:table-cell>
          <table:table-cell table:number-columns-repeated="4"/>
        </table:table-row>
        <table:table-row table:style-name="ro1">
          <table:table-cell office:value-type="float" office:value="-0.753791800659604">
            <text:p>-0.75</text:p>
          </table:table-cell>
          <table:table-cell table:formula="of:=[.A768]*10+1" office:value-type="float" office:value="-6.53791800659604">
            <text:p>-6.54</text:p>
          </table:table-cell>
          <table:table-cell table:formula="of:=MEDIAN([.B768:.B4083])" office:value-type="float" office:value="0.815840496408603">
            <text:p>0.82</text:p>
          </table:table-cell>
          <table:table-cell table:number-columns-repeated="4"/>
        </table:table-row>
        <table:table-row table:style-name="ro1">
          <table:table-cell office:value-type="float" office:value="0.55053902954802">
            <text:p>0.55</text:p>
          </table:table-cell>
          <table:table-cell table:formula="of:=[.A769]*10+1" office:value-type="float" office:value="6.5053902954802">
            <text:p>6.51</text:p>
          </table:table-cell>
          <table:table-cell table:formula="of:=MEDIAN([.B769:.B4084])" office:value-type="float" office:value="0.834915207876608">
            <text:p>0.83</text:p>
          </table:table-cell>
          <table:table-cell table:number-columns-repeated="4"/>
        </table:table-row>
        <table:table-row table:style-name="ro1">
          <table:table-cell office:value-type="float" office:value="-0.643645106739401">
            <text:p>-0.64</text:p>
          </table:table-cell>
          <table:table-cell table:formula="of:=[.A770]*10+1" office:value-type="float" office:value="-5.43645106739401">
            <text:p>-5.44</text:p>
          </table:table-cell>
          <table:table-cell table:formula="of:=MEDIAN([.B770:.B4085])" office:value-type="float" office:value="0.815840496408603">
            <text:p>0.82</text:p>
          </table:table-cell>
          <table:table-cell table:number-columns-repeated="4"/>
        </table:table-row>
        <table:table-row table:style-name="ro1">
          <table:table-cell office:value-type="float" office:value="0.783180226774866">
            <text:p>0.78</text:p>
          </table:table-cell>
          <table:table-cell table:formula="of:=[.A771]*10+1" office:value-type="float" office:value="8.83180226774866">
            <text:p>8.83</text:p>
          </table:table-cell>
          <table:table-cell table:formula="of:=MEDIAN([.B771:.B4086])" office:value-type="float" office:value="0.834915207876608">
            <text:p>0.83</text:p>
          </table:table-cell>
          <table:table-cell table:number-columns-repeated="4"/>
        </table:table-row>
        <table:table-row table:style-name="ro1">
          <table:table-cell office:value-type="float" office:value="0.549043380334102">
            <text:p>0.55</text:p>
          </table:table-cell>
          <table:table-cell table:formula="of:=[.A772]*10+1" office:value-type="float" office:value="6.49043380334103">
            <text:p>6.49</text:p>
          </table:table-cell>
          <table:table-cell table:formula="of:=MEDIAN([.B772:.B4087])" office:value-type="float" office:value="0.815840496408603">
            <text:p>0.82</text:p>
          </table:table-cell>
          <table:table-cell table:number-columns-repeated="4"/>
        </table:table-row>
        <table:table-row table:style-name="ro1">
          <table:table-cell office:value-type="float" office:value="0.0286019197000135">
            <text:p>0.03</text:p>
          </table:table-cell>
          <table:table-cell table:formula="of:=[.A773]*10+1" office:value-type="float" office:value="1.28601919700013">
            <text:p>1.29</text:p>
          </table:table-cell>
          <table:table-cell table:formula="of:=MEDIAN([.B773:.B4088])" office:value-type="float" office:value="0.80046036777911">
            <text:p>0.8</text:p>
          </table:table-cell>
          <table:table-cell table:number-columns-repeated="4"/>
        </table:table-row>
        <table:table-row table:style-name="ro1">
          <table:table-cell office:value-type="float" office:value="0.424213610682129">
            <text:p>0.42</text:p>
          </table:table-cell>
          <table:table-cell table:formula="of:=[.A774]*10+1" office:value-type="float" office:value="5.24213610682129">
            <text:p>5.24</text:p>
          </table:table-cell>
          <table:table-cell table:formula="of:=MEDIAN([.B774:.B4089])" office:value-type="float" office:value="0.785080239149617">
            <text:p>0.79</text:p>
          </table:table-cell>
          <table:table-cell table:number-columns-repeated="4"/>
        </table:table-row>
        <table:table-row table:style-name="ro1">
          <table:table-cell office:value-type="float" office:value="0.51349682830193">
            <text:p>0.51</text:p>
          </table:table-cell>
          <table:table-cell table:formula="of:=[.A775]*10+1" office:value-type="float" office:value="6.1349682830193">
            <text:p>6.13</text:p>
          </table:table-cell>
          <table:table-cell table:formula="of:=MEDIAN([.B775:.B4090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-0.692271747233386">
            <text:p>-0.69</text:p>
          </table:table-cell>
          <table:table-cell table:formula="of:=[.A776]*10+1" office:value-type="float" office:value="-5.92271747233386">
            <text:p>-5.92</text:p>
          </table:table-cell>
          <table:table-cell table:formula="of:=MEDIAN([.B776:.B4091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0.662358906069939">
            <text:p>0.66</text:p>
          </table:table-cell>
          <table:table-cell table:formula="of:=[.A777]*10+1" office:value-type="float" office:value="7.62358906069939">
            <text:p>7.62</text:p>
          </table:table-cell>
          <table:table-cell table:formula="of:=MEDIAN([.B777:.B4092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0.134088287490829">
            <text:p>0.13</text:p>
          </table:table-cell>
          <table:table-cell table:formula="of:=[.A778]*10+1" office:value-type="float" office:value="2.34088287490829">
            <text:p>2.34</text:p>
          </table:table-cell>
          <table:table-cell table:formula="of:=MEDIAN([.B778:.B4093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-0.599762314103567">
            <text:p>-0.6</text:p>
          </table:table-cell>
          <table:table-cell table:formula="of:=[.A779]*10+1" office:value-type="float" office:value="-4.99762314103567">
            <text:p>-5</text:p>
          </table:table-cell>
          <table:table-cell table:formula="of:=MEDIAN([.B779:.B4094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-0.905874190542592">
            <text:p>-0.91</text:p>
          </table:table-cell>
          <table:table-cell table:formula="of:=[.A780]*10+1" office:value-type="float" office:value="-8.05874190542592">
            <text:p>-8.06</text:p>
          </table:table-cell>
          <table:table-cell table:formula="of:=MEDIAN([.B780:.B4095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0.0681801668851561">
            <text:p>0.07</text:p>
          </table:table-cell>
          <table:table-cell table:formula="of:=[.A781]*10+1" office:value-type="float" office:value="1.68180166885156">
            <text:p>1.68</text:p>
          </table:table-cell>
          <table:table-cell table:formula="of:=MEDIAN([.B781:.B4096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0.297456087164531">
            <text:p>0.3</text:p>
          </table:table-cell>
          <table:table-cell table:formula="of:=[.A782]*10+1" office:value-type="float" office:value="3.97456087164531">
            <text:p>3.97</text:p>
          </table:table-cell>
          <table:table-cell table:formula="of:=MEDIAN([.B782:.B4097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-0.250753283672021">
            <text:p>-0.25</text:p>
          </table:table-cell>
          <table:table-cell table:formula="of:=[.A783]*10+1" office:value-type="float" office:value="-1.50753283672021">
            <text:p>-1.51</text:p>
          </table:table-cell>
          <table:table-cell table:formula="of:=MEDIAN([.B783:.B4098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-0.0121550686069976">
            <text:p>-0.01</text:p>
          </table:table-cell>
          <table:table-cell table:formula="of:=[.A784]*10+1" office:value-type="float" office:value="0.878449313930024">
            <text:p>0.88</text:p>
          </table:table-cell>
          <table:table-cell table:formula="of:=MEDIAN([.B784:.B4099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0.610489943544">
            <text:p>0.61</text:p>
          </table:table-cell>
          <table:table-cell table:formula="of:=[.A785]*10+1" office:value-type="float" office:value="7.10489943544">
            <text:p>7.1</text:p>
          </table:table-cell>
          <table:table-cell table:formula="of:=MEDIAN([.B785:.B4100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-0.0743785286700283">
            <text:p>-0.07</text:p>
          </table:table-cell>
          <table:table-cell table:formula="of:=[.A786]*10+1" office:value-type="float" office:value="0.256214713299717">
            <text:p>0.26</text:p>
          </table:table-cell>
          <table:table-cell table:formula="of:=MEDIAN([.B786:.B4101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-0.13569740086913">
            <text:p>-0.14</text:p>
          </table:table-cell>
          <table:table-cell table:formula="of:=[.A787]*10+1" office:value-type="float" office:value="-0.356974008691302">
            <text:p>-0.36</text:p>
          </table:table-cell>
          <table:table-cell table:formula="of:=MEDIAN([.B787:.B4102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0.952480426981733">
            <text:p>0.95</text:p>
          </table:table-cell>
          <table:table-cell table:formula="of:=[.A788]*10+1" office:value-type="float" office:value="10.5248042698173">
            <text:p>10.52</text:p>
          </table:table-cell>
          <table:table-cell table:formula="of:=MEDIAN([.B788:.B4103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-0.316016757476886">
            <text:p>-0.32</text:p>
          </table:table-cell>
          <table:table-cell table:formula="of:=[.A789]*10+1" office:value-type="float" office:value="-2.16016757476886">
            <text:p>-2.16</text:p>
          </table:table-cell>
          <table:table-cell table:formula="of:=MEDIAN([.B789:.B4104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0.122139655647808">
            <text:p>0.12</text:p>
          </table:table-cell>
          <table:table-cell table:formula="of:=[.A790]*10+1" office:value-type="float" office:value="2.22139655647808">
            <text:p>2.22</text:p>
          </table:table-cell>
          <table:table-cell table:formula="of:=MEDIAN([.B790:.B4105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0.764252532585444">
            <text:p>0.76</text:p>
          </table:table-cell>
          <table:table-cell table:formula="of:=[.A791]*10+1" office:value-type="float" office:value="8.64252532585444">
            <text:p>8.64</text:p>
          </table:table-cell>
          <table:table-cell table:formula="of:=MEDIAN([.B791:.B4106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-0.089452547618041">
            <text:p>-0.09</text:p>
          </table:table-cell>
          <table:table-cell table:formula="of:=[.A792]*10+1" office:value-type="float" office:value="0.10547452381959">
            <text:p>0.11</text:p>
          </table:table-cell>
          <table:table-cell table:formula="of:=MEDIAN([.B792:.B4107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0.646259231196768">
            <text:p>0.65</text:p>
          </table:table-cell>
          <table:table-cell table:formula="of:=[.A793]*10+1" office:value-type="float" office:value="7.46259231196768">
            <text:p>7.46</text:p>
          </table:table-cell>
          <table:table-cell table:formula="of:=MEDIAN([.B793:.B4108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-0.843129984608273">
            <text:p>-0.84</text:p>
          </table:table-cell>
          <table:table-cell table:formula="of:=[.A794]*10+1" office:value-type="float" office:value="-7.43129984608274">
            <text:p>-7.43</text:p>
          </table:table-cell>
          <table:table-cell table:formula="of:=MEDIAN([.B794:.B4109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0.984466867954685">
            <text:p>0.98</text:p>
          </table:table-cell>
          <table:table-cell table:formula="of:=[.A795]*10+1" office:value-type="float" office:value="10.8446686795468">
            <text:p>10.84</text:p>
          </table:table-cell>
          <table:table-cell table:formula="of:=MEDIAN([.B795:.B4110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-0.811635755612751">
            <text:p>-0.81</text:p>
          </table:table-cell>
          <table:table-cell table:formula="of:=[.A796]*10+1" office:value-type="float" office:value="-7.11635755612751">
            <text:p>-7.12</text:p>
          </table:table-cell>
          <table:table-cell table:formula="of:=MEDIAN([.B796:.B4111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0.460198334257457">
            <text:p>0.46</text:p>
          </table:table-cell>
          <table:table-cell table:formula="of:=[.A797]*10+1" office:value-type="float" office:value="5.60198334257457">
            <text:p>5.6</text:p>
          </table:table-cell>
          <table:table-cell table:formula="of:=MEDIAN([.B797:.B4112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-0.663797103355295">
            <text:p>-0.66</text:p>
          </table:table-cell>
          <table:table-cell table:formula="of:=[.A798]*10+1" office:value-type="float" office:value="-5.63797103355295">
            <text:p>-5.64</text:p>
          </table:table-cell>
          <table:table-cell table:formula="of:=MEDIAN([.B798:.B4113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-0.555751213233703">
            <text:p>-0.56</text:p>
          </table:table-cell>
          <table:table-cell table:formula="of:=[.A799]*10+1" office:value-type="float" office:value="-4.55751213233703">
            <text:p>-4.56</text:p>
          </table:table-cell>
          <table:table-cell table:formula="of:=MEDIAN([.B799:.B4114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0.710364828574068">
            <text:p>0.71</text:p>
          </table:table-cell>
          <table:table-cell table:formula="of:=[.A800]*10+1" office:value-type="float" office:value="8.10364828574068">
            <text:p>8.1</text:p>
          </table:table-cell>
          <table:table-cell table:formula="of:=MEDIAN([.B800:.B4115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0.749287504412349">
            <text:p>0.75</text:p>
          </table:table-cell>
          <table:table-cell table:formula="of:=[.A801]*10+1" office:value-type="float" office:value="8.49287504412349">
            <text:p>8.49</text:p>
          </table:table-cell>
          <table:table-cell table:formula="of:=MEDIAN([.B801:.B4116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0.239194564576064">
            <text:p>0.24</text:p>
          </table:table-cell>
          <table:table-cell table:formula="of:=[.A802]*10+1" office:value-type="float" office:value="3.39194564576064">
            <text:p>3.39</text:p>
          </table:table-cell>
          <table:table-cell table:formula="of:=MEDIAN([.B802:.B4117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-0.00389467608457328">
            <text:p>0</text:p>
          </table:table-cell>
          <table:table-cell table:formula="of:=[.A803]*10+1" office:value-type="float" office:value="0.961053239154267">
            <text:p>0.96</text:p>
          </table:table-cell>
          <table:table-cell table:formula="of:=MEDIAN([.B803:.B4118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0.848167089161179">
            <text:p>0.85</text:p>
          </table:table-cell>
          <table:table-cell table:formula="of:=[.A804]*10+1" office:value-type="float" office:value="9.48167089161179">
            <text:p>9.48</text:p>
          </table:table-cell>
          <table:table-cell table:formula="of:=MEDIAN([.B804:.B4119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-0.976751844671683">
            <text:p>-0.98</text:p>
          </table:table-cell>
          <table:table-cell table:formula="of:=[.A805]*10+1" office:value-type="float" office:value="-8.76751844671683">
            <text:p>-8.77</text:p>
          </table:table-cell>
          <table:table-cell table:formula="of:=MEDIAN([.B805:.B4120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-0.727660067610444">
            <text:p>-0.73</text:p>
          </table:table-cell>
          <table:table-cell table:formula="of:=[.A806]*10+1" office:value-type="float" office:value="-6.27660067610444">
            <text:p>-6.28</text:p>
          </table:table-cell>
          <table:table-cell table:formula="of:=MEDIAN([.B806:.B4121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0.215155269645126">
            <text:p>0.22</text:p>
          </table:table-cell>
          <table:table-cell table:formula="of:=[.A807]*10+1" office:value-type="float" office:value="3.15155269645126">
            <text:p>3.15</text:p>
          </table:table-cell>
          <table:table-cell table:formula="of:=MEDIAN([.B807:.B4122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0.888329563103698">
            <text:p>0.89</text:p>
          </table:table-cell>
          <table:table-cell table:formula="of:=[.A808]*10+1" office:value-type="float" office:value="9.88329563103698">
            <text:p>9.88</text:p>
          </table:table-cell>
          <table:table-cell table:formula="of:=MEDIAN([.B808:.B4123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-0.103227675187536">
            <text:p>-0.1</text:p>
          </table:table-cell>
          <table:table-cell table:formula="of:=[.A809]*10+1" office:value-type="float" office:value="-0.0322767518753573">
            <text:p>-0.03</text:p>
          </table:table-cell>
          <table:table-cell table:formula="of:=MEDIAN([.B809:.B4124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-0.530154387074262">
            <text:p>-0.53</text:p>
          </table:table-cell>
          <table:table-cell table:formula="of:=[.A810]*10+1" office:value-type="float" office:value="-4.30154387074262">
            <text:p>-4.3</text:p>
          </table:table-cell>
          <table:table-cell table:formula="of:=MEDIAN([.B810:.B4125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-0.476456150935638">
            <text:p>-0.48</text:p>
          </table:table-cell>
          <table:table-cell table:formula="of:=[.A811]*10+1" office:value-type="float" office:value="-3.76456150935638">
            <text:p>-3.76</text:p>
          </table:table-cell>
          <table:table-cell table:formula="of:=MEDIAN([.B811:.B4126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-0.105142380115984">
            <text:p>-0.11</text:p>
          </table:table-cell>
          <table:table-cell table:formula="of:=[.A812]*10+1" office:value-type="float" office:value="-0.0514238011598434">
            <text:p>-0.05</text:p>
          </table:table-cell>
          <table:table-cell table:formula="of:=MEDIAN([.B812:.B4127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-0.630773648115241">
            <text:p>-0.63</text:p>
          </table:table-cell>
          <table:table-cell table:formula="of:=[.A813]*10+1" office:value-type="float" office:value="-5.30773648115241">
            <text:p>-5.31</text:p>
          </table:table-cell>
          <table:table-cell table:formula="of:=MEDIAN([.B813:.B4128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-0.138792093503806">
            <text:p>-0.14</text:p>
          </table:table-cell>
          <table:table-cell table:formula="of:=[.A814]*10+1" office:value-type="float" office:value="-0.387920935038059">
            <text:p>-0.39</text:p>
          </table:table-cell>
          <table:table-cell table:formula="of:=MEDIAN([.B814:.B4129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-0.918719433769926">
            <text:p>-0.92</text:p>
          </table:table-cell>
          <table:table-cell table:formula="of:=[.A815]*10+1" office:value-type="float" office:value="-8.18719433769926">
            <text:p>-8.19</text:p>
          </table:table-cell>
          <table:table-cell table:formula="of:=MEDIAN([.B815:.B4130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0.544349718055965">
            <text:p>0.54</text:p>
          </table:table-cell>
          <table:table-cell table:formula="of:=[.A816]*10+1" office:value-type="float" office:value="6.44349718055965">
            <text:p>6.44</text:p>
          </table:table-cell>
          <table:table-cell table:formula="of:=MEDIAN([.B816:.B4131])" office:value-type="float" office:value="0.785080239149617">
            <text:p>0.79</text:p>
          </table:table-cell>
          <table:table-cell table:number-columns-repeated="4"/>
        </table:table-row>
        <table:table-row table:style-name="ro1">
          <table:table-cell office:value-type="float" office:value="-0.247284622424054">
            <text:p>-0.25</text:p>
          </table:table-cell>
          <table:table-cell table:formula="of:=[.A817]*10+1" office:value-type="float" office:value="-1.47284622424054">
            <text:p>-1.47</text:p>
          </table:table-cell>
          <table:table-cell table:formula="of:=MEDIAN([.B817:.B4132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-0.989095487443062">
            <text:p>-0.99</text:p>
          </table:table-cell>
          <table:table-cell table:formula="of:=[.A818]*10+1" office:value-type="float" office:value="-8.89095487443062">
            <text:p>-8.89</text:p>
          </table:table-cell>
          <table:table-cell table:formula="of:=MEDIAN([.B818:.B4133])" office:value-type="float" office:value="0.785080239149617">
            <text:p>0.79</text:p>
          </table:table-cell>
          <table:table-cell table:number-columns-repeated="4"/>
        </table:table-row>
        <table:table-row table:style-name="ro1">
          <table:table-cell office:value-type="float" office:value="0.57036811935521">
            <text:p>0.57</text:p>
          </table:table-cell>
          <table:table-cell table:formula="of:=[.A819]*10+1" office:value-type="float" office:value="6.7036811935521">
            <text:p>6.7</text:p>
          </table:table-cell>
          <table:table-cell table:formula="of:=MEDIAN([.B819:.B4134])" office:value-type="float" office:value="0.80046036777911">
            <text:p>0.8</text:p>
          </table:table-cell>
          <table:table-cell table:number-columns-repeated="4"/>
        </table:table-row>
        <table:table-row table:style-name="ro1">
          <table:table-cell office:value-type="float" office:value="-0.853339564601064">
            <text:p>-0.85</text:p>
          </table:table-cell>
          <table:table-cell table:formula="of:=[.A820]*10+1" office:value-type="float" office:value="-7.53339564601064">
            <text:p>-7.53</text:p>
          </table:table-cell>
          <table:table-cell table:formula="of:=MEDIAN([.B820:.B4135])" office:value-type="float" office:value="0.785080239149617">
            <text:p>0.79</text:p>
          </table:table-cell>
          <table:table-cell table:number-columns-repeated="4"/>
        </table:table-row>
        <table:table-row table:style-name="ro1">
          <table:table-cell office:value-type="float" office:value="0.903339871884208">
            <text:p>0.9</text:p>
          </table:table-cell>
          <table:table-cell table:formula="of:=[.A821]*10+1" office:value-type="float" office:value="10.0333987188421">
            <text:p>10.03</text:p>
          </table:table-cell>
          <table:table-cell table:formula="of:=MEDIAN([.B821:.B4136])" office:value-type="float" office:value="0.80046036777911">
            <text:p>0.8</text:p>
          </table:table-cell>
          <table:table-cell table:number-columns-repeated="4"/>
        </table:table-row>
        <table:table-row table:style-name="ro1">
          <table:table-cell office:value-type="float" office:value="-0.46050290389967">
            <text:p>-0.46</text:p>
          </table:table-cell>
          <table:table-cell table:formula="of:=[.A822]*10+1" office:value-type="float" office:value="-3.6050290389967">
            <text:p>-3.61</text:p>
          </table:table-cell>
          <table:table-cell table:formula="of:=MEDIAN([.B822:.B4137])" office:value-type="float" office:value="0.785080239149617">
            <text:p>0.79</text:p>
          </table:table-cell>
          <table:table-cell table:number-columns-repeated="4"/>
        </table:table-row>
        <table:table-row table:style-name="ro1">
          <table:table-cell office:value-type="float" office:value="0.478027943187958">
            <text:p>0.48</text:p>
          </table:table-cell>
          <table:table-cell table:formula="of:=[.A823]*10+1" office:value-type="float" office:value="5.78027943187958">
            <text:p>5.78</text:p>
          </table:table-cell>
          <table:table-cell table:formula="of:=MEDIAN([.B823:.B4138])" office:value-type="float" office:value="0.80046036777911">
            <text:p>0.8</text:p>
          </table:table-cell>
          <table:table-cell table:number-columns-repeated="4"/>
        </table:table-row>
        <table:table-row table:style-name="ro1">
          <table:table-cell office:value-type="float" office:value="-0.550603306218206">
            <text:p>-0.55</text:p>
          </table:table-cell>
          <table:table-cell table:formula="of:=[.A824]*10+1" office:value-type="float" office:value="-4.50603306218206">
            <text:p>-4.51</text:p>
          </table:table-cell>
          <table:table-cell table:formula="of:=MEDIAN([.B824:.B4139])" office:value-type="float" office:value="0.785080239149617">
            <text:p>0.79</text:p>
          </table:table-cell>
          <table:table-cell table:number-columns-repeated="4"/>
        </table:table-row>
        <table:table-row table:style-name="ro1">
          <table:table-cell office:value-type="float" office:value="0.403516204804989">
            <text:p>0.4</text:p>
          </table:table-cell>
          <table:table-cell table:formula="of:=[.A825]*10+1" office:value-type="float" office:value="5.03516204804989">
            <text:p>5.04</text:p>
          </table:table-cell>
          <table:table-cell table:formula="of:=MEDIAN([.B825:.B4140])" office:value-type="float" office:value="0.80046036777911">
            <text:p>0.8</text:p>
          </table:table-cell>
          <table:table-cell table:number-columns-repeated="4"/>
        </table:table-row>
        <table:table-row table:style-name="ro1">
          <table:table-cell office:value-type="float" office:value="-0.419662696832419">
            <text:p>-0.42</text:p>
          </table:table-cell>
          <table:table-cell table:formula="of:=[.A826]*10+1" office:value-type="float" office:value="-3.19662696832419">
            <text:p>-3.2</text:p>
          </table:table-cell>
          <table:table-cell table:formula="of:=MEDIAN([.B826:.B4141])" office:value-type="float" office:value="0.785080239149617">
            <text:p>0.79</text:p>
          </table:table-cell>
          <table:table-cell table:number-columns-repeated="4"/>
        </table:table-row>
        <table:table-row table:style-name="ro1">
          <table:table-cell office:value-type="float" office:value="0.601460150816649">
            <text:p>0.6</text:p>
          </table:table-cell>
          <table:table-cell table:formula="of:=[.A827]*10+1" office:value-type="float" office:value="7.01460150816649">
            <text:p>7.01</text:p>
          </table:table-cell>
          <table:table-cell table:formula="of:=MEDIAN([.B827:.B4142])" office:value-type="float" office:value="0.80046036777911">
            <text:p>0.8</text:p>
          </table:table-cell>
          <table:table-cell table:number-columns-repeated="4"/>
        </table:table-row>
        <table:table-row table:style-name="ro1">
          <table:table-cell office:value-type="float" office:value="0.753996858284761">
            <text:p>0.75</text:p>
          </table:table-cell>
          <table:table-cell table:formula="of:=[.A828]*10+1" office:value-type="float" office:value="8.53996858284761">
            <text:p>8.54</text:p>
          </table:table-cell>
          <table:table-cell table:formula="of:=MEDIAN([.B828:.B4143])" office:value-type="float" office:value="0.785080239149617">
            <text:p>0.79</text:p>
          </table:table-cell>
          <table:table-cell table:number-columns-repeated="4"/>
        </table:table-row>
        <table:table-row table:style-name="ro1">
          <table:table-cell office:value-type="float" office:value="0.84419815734684">
            <text:p>0.84</text:p>
          </table:table-cell>
          <table:table-cell table:formula="of:=[.A829]*10+1" office:value-type="float" office:value="9.4419815734684">
            <text:p>9.44</text:p>
          </table:table-cell>
          <table:table-cell table:formula="of:=MEDIAN([.B829:.B4144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-0.951044008442205">
            <text:p>-0.95</text:p>
          </table:table-cell>
          <table:table-cell table:formula="of:=[.A830]*10+1" office:value-type="float" office:value="-8.51044008442205">
            <text:p>-8.51</text:p>
          </table:table-cell>
          <table:table-cell table:formula="of:=MEDIAN([.B830:.B4145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0.439756427383971">
            <text:p>0.44</text:p>
          </table:table-cell>
          <table:table-cell table:formula="of:=[.A831]*10+1" office:value-type="float" office:value="5.39756427383971">
            <text:p>5.4</text:p>
          </table:table-cell>
          <table:table-cell table:formula="of:=MEDIAN([.B831:.B4146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0.637334100268239">
            <text:p>0.64</text:p>
          </table:table-cell>
          <table:table-cell table:formula="of:=[.A832]*10+1" office:value-type="float" office:value="7.37334100268239">
            <text:p>7.37</text:p>
          </table:table-cell>
          <table:table-cell table:formula="of:=MEDIAN([.B832:.B4147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-0.479915548409478">
            <text:p>-0.48</text:p>
          </table:table-cell>
          <table:table-cell table:formula="of:=[.A833]*10+1" office:value-type="float" office:value="-3.79915548409478">
            <text:p>-3.8</text:p>
          </table:table-cell>
          <table:table-cell table:formula="of:=MEDIAN([.B833:.B4148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0.169395878798428">
            <text:p>0.17</text:p>
          </table:table-cell>
          <table:table-cell table:formula="of:=[.A834]*10+1" office:value-type="float" office:value="2.69395878798428">
            <text:p>2.69</text:p>
          </table:table-cell>
          <table:table-cell table:formula="of:=MEDIAN([.B834:.B4149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-0.595827284092034">
            <text:p>-0.6</text:p>
          </table:table-cell>
          <table:table-cell table:formula="of:=[.A835]*10+1" office:value-type="float" office:value="-4.95827284092034">
            <text:p>-4.96</text:p>
          </table:table-cell>
          <table:table-cell table:formula="of:=MEDIAN([.B835:.B4150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-0.134844203161732">
            <text:p>-0.13</text:p>
          </table:table-cell>
          <table:table-cell table:formula="of:=[.A836]*10+1" office:value-type="float" office:value="-0.348442031617321">
            <text:p>-0.35</text:p>
          </table:table-cell>
          <table:table-cell table:formula="of:=MEDIAN([.B836:.B4151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0.850240505764976">
            <text:p>0.85</text:p>
          </table:table-cell>
          <table:table-cell table:formula="of:=[.A837]*10+1" office:value-type="float" office:value="9.50240505764976">
            <text:p>9.5</text:p>
          </table:table-cell>
          <table:table-cell table:formula="of:=MEDIAN([.B837:.B4152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-0.258585480197771">
            <text:p>-0.26</text:p>
          </table:table-cell>
          <table:table-cell table:formula="of:=[.A838]*10+1" office:value-type="float" office:value="-1.58585480197771">
            <text:p>-1.59</text:p>
          </table:table-cell>
          <table:table-cell table:formula="of:=MEDIAN([.B838:.B4153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0.736215238261814">
            <text:p>0.74</text:p>
          </table:table-cell>
          <table:table-cell table:formula="of:=[.A839]*10+1" office:value-type="float" office:value="8.36215238261814">
            <text:p>8.36</text:p>
          </table:table-cell>
          <table:table-cell table:formula="of:=MEDIAN([.B839:.B4154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-0.663023903655543">
            <text:p>-0.66</text:p>
          </table:table-cell>
          <table:table-cell table:formula="of:=[.A840]*10+1" office:value-type="float" office:value="-5.63023903655543">
            <text:p>-5.63</text:p>
          </table:table-cell>
          <table:table-cell table:formula="of:=MEDIAN([.B840:.B4155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-0.24927454201043">
            <text:p>-0.25</text:p>
          </table:table-cell>
          <table:table-cell table:formula="of:=[.A841]*10+1" office:value-type="float" office:value="-1.4927454201043">
            <text:p>-1.49</text:p>
          </table:table-cell>
          <table:table-cell table:formula="of:=MEDIAN([.B841:.B4156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0.131347307458847">
            <text:p>0.13</text:p>
          </table:table-cell>
          <table:table-cell table:formula="of:=[.A842]*10+1" office:value-type="float" office:value="2.31347307458847">
            <text:p>2.31</text:p>
          </table:table-cell>
          <table:table-cell table:formula="of:=MEDIAN([.B842:.B4157])" office:value-type="float" office:value="0.785080239149617">
            <text:p>0.79</text:p>
          </table:table-cell>
          <table:table-cell table:number-columns-repeated="4"/>
        </table:table-row>
        <table:table-row table:style-name="ro1">
          <table:table-cell office:value-type="float" office:value="0.653263784656607">
            <text:p>0.65</text:p>
          </table:table-cell>
          <table:table-cell table:formula="of:=[.A843]*10+1" office:value-type="float" office:value="7.53263784656607">
            <text:p>7.53</text:p>
          </table:table-cell>
          <table:table-cell table:formula="of:=MEDIAN([.B843:.B4158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-0.879416051471695">
            <text:p>-0.88</text:p>
          </table:table-cell>
          <table:table-cell table:formula="of:=[.A844]*10+1" office:value-type="float" office:value="-7.79416051471695">
            <text:p>-7.79</text:p>
          </table:table-cell>
          <table:table-cell table:formula="of:=MEDIAN([.B844:.B4159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0.869757410029557">
            <text:p>0.87</text:p>
          </table:table-cell>
          <table:table-cell table:formula="of:=[.A845]*10+1" office:value-type="float" office:value="9.69757410029558">
            <text:p>9.7</text:p>
          </table:table-cell>
          <table:table-cell table:formula="of:=MEDIAN([.B845:.B4160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-0.354473981889767">
            <text:p>-0.35</text:p>
          </table:table-cell>
          <table:table-cell table:formula="of:=[.A846]*10+1" office:value-type="float" office:value="-2.54473981889767">
            <text:p>-2.54</text:p>
          </table:table-cell>
          <table:table-cell table:formula="of:=MEDIAN([.B846:.B4161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-0.386673800214521">
            <text:p>-0.39</text:p>
          </table:table-cell>
          <table:table-cell table:formula="of:=[.A847]*10+1" office:value-type="float" office:value="-2.86673800214521">
            <text:p>-2.87</text:p>
          </table:table-cell>
          <table:table-cell table:formula="of:=MEDIAN([.B847:.B4162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-0.747845789815559">
            <text:p>-0.75</text:p>
          </table:table-cell>
          <table:table-cell table:formula="of:=[.A848]*10+1" office:value-type="float" office:value="-6.47845789815559">
            <text:p>-6.48</text:p>
          </table:table-cell>
          <table:table-cell table:formula="of:=MEDIAN([.B848:.B4163])" office:value-type="float" office:value="0.785080239149617">
            <text:p>0.79</text:p>
          </table:table-cell>
          <table:table-cell table:number-columns-repeated="4"/>
        </table:table-row>
        <table:table-row table:style-name="ro1">
          <table:table-cell office:value-type="float" office:value="0.203828651813978">
            <text:p>0.2</text:p>
          </table:table-cell>
          <table:table-cell table:formula="of:=[.A849]*10+1" office:value-type="float" office:value="3.03828651813978">
            <text:p>3.04</text:p>
          </table:table-cell>
          <table:table-cell table:formula="of:=MEDIAN([.B849:.B4164])" office:value-type="float" office:value="0.80046036777911">
            <text:p>0.8</text:p>
          </table:table-cell>
          <table:table-cell table:number-columns-repeated="4"/>
        </table:table-row>
        <table:table-row table:style-name="ro1">
          <table:table-cell office:value-type="float" office:value="0.233980403274572">
            <text:p>0.23</text:p>
          </table:table-cell>
          <table:table-cell table:formula="of:=[.A850]*10+1" office:value-type="float" office:value="3.33980403274572">
            <text:p>3.34</text:p>
          </table:table-cell>
          <table:table-cell table:formula="of:=MEDIAN([.B850:.B4165])" office:value-type="float" office:value="0.785080239149617">
            <text:p>0.79</text:p>
          </table:table-cell>
          <table:table-cell table:number-columns-repeated="4"/>
        </table:table-row>
        <table:table-row table:style-name="ro1">
          <table:table-cell office:value-type="float" office:value="0.611478193595265">
            <text:p>0.61</text:p>
          </table:table-cell>
          <table:table-cell table:formula="of:=[.A851]*10+1" office:value-type="float" office:value="7.11478193595265">
            <text:p>7.11</text:p>
          </table:table-cell>
          <table:table-cell table:formula="of:=MEDIAN([.B851:.B4166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-0.429645315391676">
            <text:p>-0.43</text:p>
          </table:table-cell>
          <table:table-cell table:formula="of:=[.A852]*10+1" office:value-type="float" office:value="-3.29645315391677">
            <text:p>-3.3</text:p>
          </table:table-cell>
          <table:table-cell table:formula="of:=MEDIAN([.B852:.B4167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-0.532473309563185">
            <text:p>-0.53</text:p>
          </table:table-cell>
          <table:table-cell table:formula="of:=[.A853]*10+1" office:value-type="float" office:value="-4.32473309563185">
            <text:p>-4.32</text:p>
          </table:table-cell>
          <table:table-cell table:formula="of:=MEDIAN([.B853:.B4168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-0.204772153484743">
            <text:p>-0.2</text:p>
          </table:table-cell>
          <table:table-cell table:formula="of:=[.A854]*10+1" office:value-type="float" office:value="-1.04772153484743">
            <text:p>-1.05</text:p>
          </table:table-cell>
          <table:table-cell table:formula="of:=MEDIAN([.B854:.B4169])" office:value-type="float" office:value="0.785080239149617">
            <text:p>0.79</text:p>
          </table:table-cell>
          <table:table-cell table:number-columns-repeated="4"/>
        </table:table-row>
        <table:table-row table:style-name="ro1">
          <table:table-cell office:value-type="float" office:value="-0.749466389532191">
            <text:p>-0.75</text:p>
          </table:table-cell>
          <table:table-cell table:formula="of:=[.A855]*10+1" office:value-type="float" office:value="-6.49466389532191">
            <text:p>-6.49</text:p>
          </table:table-cell>
          <table:table-cell table:formula="of:=MEDIAN([.B855:.B4170])" office:value-type="float" office:value="0.80046036777911">
            <text:p>0.8</text:p>
          </table:table-cell>
          <table:table-cell table:number-columns-repeated="4"/>
        </table:table-row>
        <table:table-row table:style-name="ro1">
          <table:table-cell office:value-type="float" office:value="-0.770398853609508">
            <text:p>-0.77</text:p>
          </table:table-cell>
          <table:table-cell table:formula="of:=[.A856]*10+1" office:value-type="float" office:value="-6.70398853609508">
            <text:p>-6.7</text:p>
          </table:table-cell>
          <table:table-cell table:formula="of:=MEDIAN([.B856:.B4171])" office:value-type="float" office:value="0.815840496408603">
            <text:p>0.82</text:p>
          </table:table-cell>
          <table:table-cell table:number-columns-repeated="4"/>
        </table:table-row>
        <table:table-row table:style-name="ro1">
          <table:table-cell office:value-type="float" office:value="0.585682914079654">
            <text:p>0.59</text:p>
          </table:table-cell>
          <table:table-cell table:formula="of:=[.A857]*10+1" office:value-type="float" office:value="6.85682914079654">
            <text:p>6.86</text:p>
          </table:table-cell>
          <table:table-cell table:formula="of:=MEDIAN([.B857:.B4172])" office:value-type="float" office:value="0.834915207876608">
            <text:p>0.83</text:p>
          </table:table-cell>
          <table:table-cell table:number-columns-repeated="4"/>
        </table:table-row>
        <table:table-row table:style-name="ro1">
          <table:table-cell office:value-type="float" office:value="-0.919349640192572">
            <text:p>-0.92</text:p>
          </table:table-cell>
          <table:table-cell table:formula="of:=[.A858]*10+1" office:value-type="float" office:value="-8.19349640192572">
            <text:p>-8.19</text:p>
          </table:table-cell>
          <table:table-cell table:formula="of:=MEDIAN([.B858:.B4173])" office:value-type="float" office:value="0.815840496408603">
            <text:p>0.82</text:p>
          </table:table-cell>
          <table:table-cell table:number-columns-repeated="4"/>
        </table:table-row>
        <table:table-row table:style-name="ro1">
          <table:table-cell office:value-type="float" office:value="0.511089749967509">
            <text:p>0.51</text:p>
          </table:table-cell>
          <table:table-cell table:formula="of:=[.A859]*10+1" office:value-type="float" office:value="6.11089749967509">
            <text:p>6.11</text:p>
          </table:table-cell>
          <table:table-cell table:formula="of:=MEDIAN([.B859:.B4174])" office:value-type="float" office:value="0.834915207876608">
            <text:p>0.83</text:p>
          </table:table-cell>
          <table:table-cell table:number-columns-repeated="4"/>
        </table:table-row>
        <table:table-row table:style-name="ro1">
          <table:table-cell office:value-type="float" office:value="0.401738683667462">
            <text:p>0.4</text:p>
          </table:table-cell>
          <table:table-cell table:formula="of:=[.A860]*10+1" office:value-type="float" office:value="5.01738683667462">
            <text:p>5.02</text:p>
          </table:table-cell>
          <table:table-cell table:formula="of:=MEDIAN([.B860:.B4175])" office:value-type="float" office:value="0.815840496408603">
            <text:p>0.82</text:p>
          </table:table-cell>
          <table:table-cell table:number-columns-repeated="4"/>
        </table:table-row>
        <table:table-row table:style-name="ro1">
          <table:table-cell office:value-type="float" office:value="0.705363167224025">
            <text:p>0.71</text:p>
          </table:table-cell>
          <table:table-cell table:formula="of:=[.A861]*10+1" office:value-type="float" office:value="8.05363167224025">
            <text:p>8.05</text:p>
          </table:table-cell>
          <table:table-cell table:formula="of:=MEDIAN([.B861:.B4176])" office:value-type="float" office:value="0.80046036777911">
            <text:p>0.8</text:p>
          </table:table-cell>
          <table:table-cell table:number-columns-repeated="4"/>
        </table:table-row>
        <table:table-row table:style-name="ro1">
          <table:table-cell office:value-type="float" office:value="-0.680079085458281">
            <text:p>-0.68</text:p>
          </table:table-cell>
          <table:table-cell table:formula="of:=[.A862]*10+1" office:value-type="float" office:value="-5.80079085458281">
            <text:p>-5.8</text:p>
          </table:table-cell>
          <table:table-cell table:formula="of:=MEDIAN([.B862:.B4177])" office:value-type="float" office:value="0.785080239149617">
            <text:p>0.79</text:p>
          </table:table-cell>
          <table:table-cell table:number-columns-repeated="4"/>
        </table:table-row>
        <table:table-row table:style-name="ro1">
          <table:table-cell office:value-type="float" office:value="0.82487911217968">
            <text:p>0.82</text:p>
          </table:table-cell>
          <table:table-cell table:formula="of:=[.A863]*10+1" office:value-type="float" office:value="9.2487911217968">
            <text:p>9.25</text:p>
          </table:table-cell>
          <table:table-cell table:formula="of:=MEDIAN([.B863:.B4178])" office:value-type="float" office:value="0.80046036777911">
            <text:p>0.8</text:p>
          </table:table-cell>
          <table:table-cell table:number-columns-repeated="4"/>
        </table:table-row>
        <table:table-row table:style-name="ro1">
          <table:table-cell office:value-type="float" office:value="0.727723931097338">
            <text:p>0.73</text:p>
          </table:table-cell>
          <table:table-cell table:formula="of:=[.A864]*10+1" office:value-type="float" office:value="8.27723931097338">
            <text:p>8.28</text:p>
          </table:table-cell>
          <table:table-cell table:formula="of:=MEDIAN([.B864:.B4179])" office:value-type="float" office:value="0.785080239149617">
            <text:p>0.79</text:p>
          </table:table-cell>
          <table:table-cell table:number-columns-repeated="4"/>
        </table:table-row>
        <table:table-row table:style-name="ro1">
          <table:table-cell office:value-type="float" office:value="0.0930192471822886">
            <text:p>0.09</text:p>
          </table:table-cell>
          <table:table-cell table:formula="of:=[.A865]*10+1" office:value-type="float" office:value="1.93019247182289">
            <text:p>1.93</text:p>
          </table:table-cell>
          <table:table-cell table:formula="of:=MEDIAN([.B865:.B4180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-0.109561676304329">
            <text:p>-0.11</text:p>
          </table:table-cell>
          <table:table-cell table:formula="of:=[.A866]*10+1" office:value-type="float" office:value="-0.0956167630432914">
            <text:p>-0.1</text:p>
          </table:table-cell>
          <table:table-cell table:formula="of:=MEDIAN([.B866:.B4181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0.361405940761686">
            <text:p>0.36</text:p>
          </table:table-cell>
          <table:table-cell table:formula="of:=[.A867]*10+1" office:value-type="float" office:value="4.61405940761686">
            <text:p>4.61</text:p>
          </table:table-cell>
          <table:table-cell table:formula="of:=MEDIAN([.B867:.B4182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-0.315332984809264">
            <text:p>-0.32</text:p>
          </table:table-cell>
          <table:table-cell table:formula="of:=[.A868]*10+1" office:value-type="float" office:value="-2.15332984809264">
            <text:p>-2.15</text:p>
          </table:table-cell>
          <table:table-cell table:formula="of:=MEDIAN([.B868:.B4183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0.974250458783716">
            <text:p>0.97</text:p>
          </table:table-cell>
          <table:table-cell table:formula="of:=[.A869]*10+1" office:value-type="float" office:value="10.7425045878372">
            <text:p>10.74</text:p>
          </table:table-cell>
          <table:table-cell table:formula="of:=MEDIAN([.B869:.B4184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-0.203632138510969">
            <text:p>-0.2</text:p>
          </table:table-cell>
          <table:table-cell table:formula="of:=[.A870]*10+1" office:value-type="float" office:value="-1.03632138510969">
            <text:p>-1.04</text:p>
          </table:table-cell>
          <table:table-cell table:formula="of:=MEDIAN([.B870:.B4185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-0.108818057592353">
            <text:p>-0.11</text:p>
          </table:table-cell>
          <table:table-cell table:formula="of:=[.A871]*10+1" office:value-type="float" office:value="-0.0881805759235266">
            <text:p>-0.09</text:p>
          </table:table-cell>
          <table:table-cell table:formula="of:=MEDIAN([.B871:.B4186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0.458600876239664">
            <text:p>0.46</text:p>
          </table:table-cell>
          <table:table-cell table:formula="of:=[.A872]*10+1" office:value-type="float" office:value="5.58600876239664">
            <text:p>5.59</text:p>
          </table:table-cell>
          <table:table-cell table:formula="of:=MEDIAN([.B872:.B4187])" office:value-type="float" office:value="0.785080239149617">
            <text:p>0.79</text:p>
          </table:table-cell>
          <table:table-cell table:number-columns-repeated="4"/>
        </table:table-row>
        <table:table-row table:style-name="ro1">
          <table:table-cell office:value-type="float" office:value="-0.76208494155463">
            <text:p>-0.76</text:p>
          </table:table-cell>
          <table:table-cell table:formula="of:=[.A873]*10+1" office:value-type="float" office:value="-6.6208494155463">
            <text:p>-6.62</text:p>
          </table:table-cell>
          <table:table-cell table:formula="of:=MEDIAN([.B873:.B4188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-0.161517894284316">
            <text:p>-0.16</text:p>
          </table:table-cell>
          <table:table-cell table:formula="of:=[.A874]*10+1" office:value-type="float" office:value="-0.615178942843158">
            <text:p>-0.62</text:p>
          </table:table-cell>
          <table:table-cell table:formula="of:=MEDIAN([.B874:.B4189])" office:value-type="float" office:value="0.785080239149617">
            <text:p>0.79</text:p>
          </table:table-cell>
          <table:table-cell table:number-columns-repeated="4"/>
        </table:table-row>
        <table:table-row table:style-name="ro1">
          <table:table-cell office:value-type="float" office:value="0.706981349801862">
            <text:p>0.71</text:p>
          </table:table-cell>
          <table:table-cell table:formula="of:=[.A875]*10+1" office:value-type="float" office:value="8.06981349801862">
            <text:p>8.07</text:p>
          </table:table-cell>
          <table:table-cell table:formula="of:=MEDIAN([.B875:.B4190])" office:value-type="float" office:value="0.80046036777911">
            <text:p>0.8</text:p>
          </table:table-cell>
          <table:table-cell table:number-columns-repeated="4"/>
        </table:table-row>
        <table:table-row table:style-name="ro1">
          <table:table-cell office:value-type="float" office:value="0.935933096040519">
            <text:p>0.94</text:p>
          </table:table-cell>
          <table:table-cell table:formula="of:=[.A876]*10+1" office:value-type="float" office:value="10.3593309604052">
            <text:p>10.36</text:p>
          </table:table-cell>
          <table:table-cell table:formula="of:=MEDIAN([.B876:.B4191])" office:value-type="float" office:value="0.785080239149617">
            <text:p>0.79</text:p>
          </table:table-cell>
          <table:table-cell table:number-columns-repeated="4"/>
        </table:table-row>
        <table:table-row table:style-name="ro1">
          <table:table-cell office:value-type="float" office:value="0.551186239703142">
            <text:p>0.55</text:p>
          </table:table-cell>
          <table:table-cell table:formula="of:=[.A877]*10+1" office:value-type="float" office:value="6.51186239703143">
            <text:p>6.51</text:p>
          </table:table-cell>
          <table:table-cell table:formula="of:=MEDIAN([.B877:.B4192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-0.63769010228389">
            <text:p>-0.64</text:p>
          </table:table-cell>
          <table:table-cell table:formula="of:=[.A878]*10+1" office:value-type="float" office:value="-5.3769010228389">
            <text:p>-5.38</text:p>
          </table:table-cell>
          <table:table-cell table:formula="of:=MEDIAN([.B878:.B4193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-0.497258784952088">
            <text:p>-0.5</text:p>
          </table:table-cell>
          <table:table-cell table:formula="of:=[.A879]*10+1" office:value-type="float" office:value="-3.97258784952089">
            <text:p>-3.97</text:p>
          </table:table-cell>
          <table:table-cell table:formula="of:=MEDIAN([.B879:.B4194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0.23012677613052">
            <text:p>0.23</text:p>
          </table:table-cell>
          <table:table-cell table:formula="of:=[.A880]*10+1" office:value-type="float" office:value="3.3012677613052">
            <text:p>3.3</text:p>
          </table:table-cell>
          <table:table-cell table:formula="of:=MEDIAN([.B880:.B4195])" office:value-type="float" office:value="0.785080239149617">
            <text:p>0.79</text:p>
          </table:table-cell>
          <table:table-cell table:number-columns-repeated="4"/>
        </table:table-row>
        <table:table-row table:style-name="ro1">
          <table:table-cell office:value-type="float" office:value="0.524962454170533">
            <text:p>0.52</text:p>
          </table:table-cell>
          <table:table-cell table:formula="of:=[.A881]*10+1" office:value-type="float" office:value="6.24962454170533">
            <text:p>6.25</text:p>
          </table:table-cell>
          <table:table-cell table:formula="of:=MEDIAN([.B881:.B4196])" office:value-type="float" office:value="0.768047603529879">
            <text:p>0.77</text:p>
          </table:table-cell>
          <table:table-cell table:number-columns-repeated="4"/>
        </table:table-row>
        <table:table-row table:style-name="ro1">
          <table:table-cell office:value-type="float" office:value="0.309937971628887">
            <text:p>0.31</text:p>
          </table:table-cell>
          <table:table-cell table:formula="of:=[.A882]*10+1" office:value-type="float" office:value="4.09937971628887">
            <text:p>4.1</text:p>
          </table:table-cell>
          <table:table-cell table:formula="of:=MEDIAN([.B882:.B4197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0.4949577087498">
            <text:p>0.49</text:p>
          </table:table-cell>
          <table:table-cell table:formula="of:=[.A883]*10+1" office:value-type="float" office:value="5.949577087498">
            <text:p>5.95</text:p>
          </table:table-cell>
          <table:table-cell table:formula="of:=MEDIAN([.B883:.B4198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-0.730630809403939">
            <text:p>-0.73</text:p>
          </table:table-cell>
          <table:table-cell table:formula="of:=[.A884]*10+1" office:value-type="float" office:value="-6.30630809403939">
            <text:p>-6.31</text:p>
          </table:table-cell>
          <table:table-cell table:formula="of:=MEDIAN([.B884:.B4199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-0.107609624482206">
            <text:p>-0.11</text:p>
          </table:table-cell>
          <table:table-cell table:formula="of:=[.A885]*10+1" office:value-type="float" office:value="-0.0760962448220581">
            <text:p>-0.08</text:p>
          </table:table-cell>
          <table:table-cell table:formula="of:=MEDIAN([.B885:.B4200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0.9081973577975">
            <text:p>0.91</text:p>
          </table:table-cell>
          <table:table-cell table:formula="of:=[.A886]*10+1" office:value-type="float" office:value="10.081973577975">
            <text:p>10.08</text:p>
          </table:table-cell>
          <table:table-cell table:formula="of:=MEDIAN([.B886:.B4201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0.741477045085998">
            <text:p>0.74</text:p>
          </table:table-cell>
          <table:table-cell table:formula="of:=[.A887]*10+1" office:value-type="float" office:value="8.41477045085999">
            <text:p>8.41</text:p>
          </table:table-cell>
          <table:table-cell table:formula="of:=MEDIAN([.B887:.B4202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0.687575723159096">
            <text:p>0.69</text:p>
          </table:table-cell>
          <table:table-cell table:formula="of:=[.A888]*10+1" office:value-type="float" office:value="7.87575723159096">
            <text:p>7.88</text:p>
          </table:table-cell>
          <table:table-cell table:formula="of:=MEDIAN([.B888:.B4203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0.943120410711183">
            <text:p>0.94</text:p>
          </table:table-cell>
          <table:table-cell table:formula="of:=[.A889]*10+1" office:value-type="float" office:value="10.4312041071118">
            <text:p>10.43</text:p>
          </table:table-cell>
          <table:table-cell table:formula="of:=MEDIAN([.B889:.B4204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0.0986649351810054">
            <text:p>0.1</text:p>
          </table:table-cell>
          <table:table-cell table:formula="of:=[.A890]*10+1" office:value-type="float" office:value="1.98664935181005">
            <text:p>1.99</text:p>
          </table:table-cell>
          <table:table-cell table:formula="of:=MEDIAN([.B890:.B4205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-0.74318529176306">
            <text:p>-0.74</text:p>
          </table:table-cell>
          <table:table-cell table:formula="of:=[.A891]*10+1" office:value-type="float" office:value="-6.4318529176306">
            <text:p>-6.43</text:p>
          </table:table-cell>
          <table:table-cell table:formula="of:=MEDIAN([.B891:.B4206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937105139312565">
            <text:p>0.94</text:p>
          </table:table-cell>
          <table:table-cell table:formula="of:=[.A892]*10+1" office:value-type="float" office:value="10.3710513931257">
            <text:p>10.37</text:p>
          </table:table-cell>
          <table:table-cell table:formula="of:=MEDIAN([.B892:.B4207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0.0332893433074676">
            <text:p>0.03</text:p>
          </table:table-cell>
          <table:table-cell table:formula="of:=[.A893]*10+1" office:value-type="float" office:value="1.33289343307468">
            <text:p>1.33</text:p>
          </table:table-cell>
          <table:table-cell table:formula="of:=MEDIAN([.B893:.B4208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867729513000467">
            <text:p>0.87</text:p>
          </table:table-cell>
          <table:table-cell table:formula="of:=[.A894]*10+1" office:value-type="float" office:value="9.67729513000467">
            <text:p>9.68</text:p>
          </table:table-cell>
          <table:table-cell table:formula="of:=MEDIAN([.B894:.B4209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-0.95406077524075">
            <text:p>-0.95</text:p>
          </table:table-cell>
          <table:table-cell table:formula="of:=[.A895]*10+1" office:value-type="float" office:value="-8.5406077524075">
            <text:p>-8.54</text:p>
          </table:table-cell>
          <table:table-cell table:formula="of:=MEDIAN([.B895:.B4210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0.667539540603461">
            <text:p>0.67</text:p>
          </table:table-cell>
          <table:table-cell table:formula="of:=[.A896]*10+1" office:value-type="float" office:value="7.67539540603461">
            <text:p>7.68</text:p>
          </table:table-cell>
          <table:table-cell table:formula="of:=MEDIAN([.B896:.B4211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-0.616745942074222">
            <text:p>-0.62</text:p>
          </table:table-cell>
          <table:table-cell table:formula="of:=[.A897]*10+1" office:value-type="float" office:value="-5.16745942074222">
            <text:p>-5.17</text:p>
          </table:table-cell>
          <table:table-cell table:formula="of:=MEDIAN([.B897:.B4212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300251185850748">
            <text:p>-0.3</text:p>
          </table:table-cell>
          <table:table-cell table:formula="of:=[.A898]*10+1" office:value-type="float" office:value="-2.00251185850748">
            <text:p>-2</text:p>
          </table:table-cell>
          <table:table-cell table:formula="of:=MEDIAN([.B898:.B4213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509125437742391">
            <text:p>0.51</text:p>
          </table:table-cell>
          <table:table-cell table:formula="of:=[.A899]*10+1" office:value-type="float" office:value="6.09125437742391">
            <text:p>6.09</text:p>
          </table:table-cell>
          <table:table-cell table:formula="of:=MEDIAN([.B899:.B4214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745903825676654">
            <text:p>0.75</text:p>
          </table:table-cell>
          <table:table-cell table:formula="of:=[.A900]*10+1" office:value-type="float" office:value="8.45903825676654">
            <text:p>8.46</text:p>
          </table:table-cell>
          <table:table-cell table:formula="of:=MEDIAN([.B900:.B4215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-0.621046770878433">
            <text:p>-0.62</text:p>
          </table:table-cell>
          <table:table-cell table:formula="of:=[.A901]*10+1" office:value-type="float" office:value="-5.21046770878433">
            <text:p>-5.21</text:p>
          </table:table-cell>
          <table:table-cell table:formula="of:=MEDIAN([.B901:.B4216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896720176152346">
            <text:p>-0.9</text:p>
          </table:table-cell>
          <table:table-cell table:formula="of:=[.A902]*10+1" office:value-type="float" office:value="-7.96720176152346">
            <text:p>-7.97</text:p>
          </table:table-cell>
          <table:table-cell table:formula="of:=MEDIAN([.B902:.B4217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-0.665703210270314">
            <text:p>-0.67</text:p>
          </table:table-cell>
          <table:table-cell table:formula="of:=[.A903]*10+1" office:value-type="float" office:value="-5.65703210270314">
            <text:p>-5.66</text:p>
          </table:table-cell>
          <table:table-cell table:formula="of:=MEDIAN([.B903:.B4218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-0.374349990647453">
            <text:p>-0.37</text:p>
          </table:table-cell>
          <table:table-cell table:formula="of:=[.A904]*10+1" office:value-type="float" office:value="-2.74349990647453">
            <text:p>-2.74</text:p>
          </table:table-cell>
          <table:table-cell table:formula="of:=MEDIAN([.B904:.B4219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-0.769858094455448">
            <text:p>-0.77</text:p>
          </table:table-cell>
          <table:table-cell table:formula="of:=[.A905]*10+1" office:value-type="float" office:value="-6.69858094455448">
            <text:p>-6.7</text:p>
          </table:table-cell>
          <table:table-cell table:formula="of:=MEDIAN([.B905:.B4220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-0.823826067226285">
            <text:p>-0.82</text:p>
          </table:table-cell>
          <table:table-cell table:formula="of:=[.A906]*10+1" office:value-type="float" office:value="-7.23826067226285">
            <text:p>-7.24</text:p>
          </table:table-cell>
          <table:table-cell table:formula="of:=MEDIAN([.B906:.B4221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0.659534446037566">
            <text:p>0.66</text:p>
          </table:table-cell>
          <table:table-cell table:formula="of:=[.A907]*10+1" office:value-type="float" office:value="7.59534446037566">
            <text:p>7.6</text:p>
          </table:table-cell>
          <table:table-cell table:formula="of:=MEDIAN([.B907:.B4222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-0.0960059953534955">
            <text:p>-0.1</text:p>
          </table:table-cell>
          <table:table-cell table:formula="of:=[.A908]*10+1" office:value-type="float" office:value="0.0399400464650448">
            <text:p>0.04</text:p>
          </table:table-cell>
          <table:table-cell table:formula="of:=MEDIAN([.B908:.B4223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-0.677259898421252">
            <text:p>-0.68</text:p>
          </table:table-cell>
          <table:table-cell table:formula="of:=[.A909]*10+1" office:value-type="float" office:value="-5.77259898421252">
            <text:p>-5.77</text:p>
          </table:table-cell>
          <table:table-cell table:formula="of:=MEDIAN([.B909:.B4224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0.742969068205775">
            <text:p>0.74</text:p>
          </table:table-cell>
          <table:table-cell table:formula="of:=[.A910]*10+1" office:value-type="float" office:value="8.42969068205775">
            <text:p>8.43</text:p>
          </table:table-cell>
          <table:table-cell table:formula="of:=MEDIAN([.B910:.B4225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0.93277747531557">
            <text:p>0.93</text:p>
          </table:table-cell>
          <table:table-cell table:formula="of:=[.A911]*10+1" office:value-type="float" office:value="10.3277747531557">
            <text:p>10.33</text:p>
          </table:table-cell>
          <table:table-cell table:formula="of:=MEDIAN([.B911:.B4226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-0.419782144445814">
            <text:p>-0.42</text:p>
          </table:table-cell>
          <table:table-cell table:formula="of:=[.A912]*10+1" office:value-type="float" office:value="-3.19782144445814">
            <text:p>-3.2</text:p>
          </table:table-cell>
          <table:table-cell table:formula="of:=MEDIAN([.B912:.B4227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0.511202767488518">
            <text:p>0.51</text:p>
          </table:table-cell>
          <table:table-cell table:formula="of:=[.A913]*10+1" office:value-type="float" office:value="6.11202767488518">
            <text:p>6.11</text:p>
          </table:table-cell>
          <table:table-cell table:formula="of:=MEDIAN([.B913:.B4228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0.11124447888644">
            <text:p>0.11</text:p>
          </table:table-cell>
          <table:table-cell table:formula="of:=[.A914]*10+1" office:value-type="float" office:value="2.1124447888644">
            <text:p>2.11</text:p>
          </table:table-cell>
          <table:table-cell table:formula="of:=MEDIAN([.B914:.B4229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-0.940928659347159">
            <text:p>-0.94</text:p>
          </table:table-cell>
          <table:table-cell table:formula="of:=[.A915]*10+1" office:value-type="float" office:value="-8.40928659347159">
            <text:p>-8.41</text:p>
          </table:table-cell>
          <table:table-cell table:formula="of:=MEDIAN([.B915:.B4230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-0.583666272492817">
            <text:p>-0.58</text:p>
          </table:table-cell>
          <table:table-cell table:formula="of:=[.A916]*10+1" office:value-type="float" office:value="-4.83666272492817">
            <text:p>-4.84</text:p>
          </table:table-cell>
          <table:table-cell table:formula="of:=MEDIAN([.B916:.B4231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0.0581489268926793">
            <text:p>0.06</text:p>
          </table:table-cell>
          <table:table-cell table:formula="of:=[.A917]*10+1" office:value-type="float" office:value="1.58148926892679">
            <text:p>1.58</text:p>
          </table:table-cell>
          <table:table-cell table:formula="of:=MEDIAN([.B917:.B4232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-0.0994313028248209">
            <text:p>-0.1</text:p>
          </table:table-cell>
          <table:table-cell table:formula="of:=[.A918]*10+1" office:value-type="float" office:value="0.00568697175179067">
            <text:p>0.01</text:p>
          </table:table-cell>
          <table:table-cell table:formula="of:=MEDIAN([.B918:.B4233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0.995692205490376">
            <text:p>1</text:p>
          </table:table-cell>
          <table:table-cell table:formula="of:=[.A919]*10+1" office:value-type="float" office:value="10.9569220549038">
            <text:p>10.96</text:p>
          </table:table-cell>
          <table:table-cell table:formula="of:=MEDIAN([.B919:.B4234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-0.226038936589279">
            <text:p>-0.23</text:p>
          </table:table-cell>
          <table:table-cell table:formula="of:=[.A920]*10+1" office:value-type="float" office:value="-1.26038936589279">
            <text:p>-1.26</text:p>
          </table:table-cell>
          <table:table-cell table:formula="of:=MEDIAN([.B920:.B4235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0.270928562044453">
            <text:p>0.27</text:p>
          </table:table-cell>
          <table:table-cell table:formula="of:=[.A921]*10+1" office:value-type="float" office:value="3.70928562044453">
            <text:p>3.71</text:p>
          </table:table-cell>
          <table:table-cell table:formula="of:=MEDIAN([.B921:.B4236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-0.521516824987479">
            <text:p>-0.52</text:p>
          </table:table-cell>
          <table:table-cell table:formula="of:=[.A922]*10+1" office:value-type="float" office:value="-4.21516824987479">
            <text:p>-4.22</text:p>
          </table:table-cell>
          <table:table-cell table:formula="of:=MEDIAN([.B922:.B4237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0.850830771065154">
            <text:p>0.85</text:p>
          </table:table-cell>
          <table:table-cell table:formula="of:=[.A923]*10+1" office:value-type="float" office:value="9.50830771065154">
            <text:p>9.51</text:p>
          </table:table-cell>
          <table:table-cell table:formula="of:=MEDIAN([.B923:.B4238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-0.984539913094662">
            <text:p>-0.98</text:p>
          </table:table-cell>
          <table:table-cell table:formula="of:=[.A924]*10+1" office:value-type="float" office:value="-8.84539913094662">
            <text:p>-8.85</text:p>
          </table:table-cell>
          <table:table-cell table:formula="of:=MEDIAN([.B924:.B4239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0.631842773569124">
            <text:p>0.63</text:p>
          </table:table-cell>
          <table:table-cell table:formula="of:=[.A925]*10+1" office:value-type="float" office:value="7.31842773569124">
            <text:p>7.32</text:p>
          </table:table-cell>
          <table:table-cell table:formula="of:=MEDIAN([.B925:.B4240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0.420287856391236">
            <text:p>0.42</text:p>
          </table:table-cell>
          <table:table-cell table:formula="of:=[.A926]*10+1" office:value-type="float" office:value="5.20287856391236">
            <text:p>5.2</text:p>
          </table:table-cell>
          <table:table-cell table:formula="of:=MEDIAN([.B926:.B4241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0.988028512949046">
            <text:p>0.99</text:p>
          </table:table-cell>
          <table:table-cell table:formula="of:=[.A927]*10+1" office:value-type="float" office:value="10.8802851294905">
            <text:p>10.88</text:p>
          </table:table-cell>
          <table:table-cell table:formula="of:=MEDIAN([.B927:.B4242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-0.292017105135311">
            <text:p>-0.29</text:p>
          </table:table-cell>
          <table:table-cell table:formula="of:=[.A928]*10+1" office:value-type="float" office:value="-1.92017105135312">
            <text:p>-1.92</text:p>
          </table:table-cell>
          <table:table-cell table:formula="of:=MEDIAN([.B928:.B4243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-0.913044215693786">
            <text:p>-0.91</text:p>
          </table:table-cell>
          <table:table-cell table:formula="of:=[.A929]*10+1" office:value-type="float" office:value="-8.13044215693786">
            <text:p>-8.13</text:p>
          </table:table-cell>
          <table:table-cell table:formula="of:=MEDIAN([.B929:.B4244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-0.203520201266568">
            <text:p>-0.2</text:p>
          </table:table-cell>
          <table:table-cell table:formula="of:=[.A930]*10+1" office:value-type="float" office:value="-1.03520201266568">
            <text:p>-1.04</text:p>
          </table:table-cell>
          <table:table-cell table:formula="of:=MEDIAN([.B930:.B4245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0.809797409228452">
            <text:p>0.81</text:p>
          </table:table-cell>
          <table:table-cell table:formula="of:=[.A931]*10+1" office:value-type="float" office:value="9.09797409228452">
            <text:p>9.1</text:p>
          </table:table-cell>
          <table:table-cell table:formula="of:=MEDIAN([.B931:.B4246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0.889089388462851">
            <text:p>0.89</text:p>
          </table:table-cell>
          <table:table-cell table:formula="of:=[.A932]*10+1" office:value-type="float" office:value="9.89089388462851">
            <text:p>9.89</text:p>
          </table:table-cell>
          <table:table-cell table:formula="of:=MEDIAN([.B932:.B4247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0.166227050814346">
            <text:p>0.17</text:p>
          </table:table-cell>
          <table:table-cell table:formula="of:=[.A933]*10+1" office:value-type="float" office:value="2.66227050814346">
            <text:p>2.66</text:p>
          </table:table-cell>
          <table:table-cell table:formula="of:=MEDIAN([.B933:.B4248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-0.475297518571253">
            <text:p>-0.48</text:p>
          </table:table-cell>
          <table:table-cell table:formula="of:=[.A934]*10+1" office:value-type="float" office:value="-3.75297518571253">
            <text:p>-3.75</text:p>
          </table:table-cell>
          <table:table-cell table:formula="of:=MEDIAN([.B934:.B4249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-0.196458308785823">
            <text:p>-0.2</text:p>
          </table:table-cell>
          <table:table-cell table:formula="of:=[.A935]*10+1" office:value-type="float" office:value="-0.964583087858225">
            <text:p>-0.96</text:p>
          </table:table-cell>
          <table:table-cell table:formula="of:=MEDIAN([.B935:.B4250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0.822854271335321">
            <text:p>0.82</text:p>
          </table:table-cell>
          <table:table-cell table:formula="of:=[.A936]*10+1" office:value-type="float" office:value="9.22854271335321">
            <text:p>9.23</text:p>
          </table:table-cell>
          <table:table-cell table:formula="of:=MEDIAN([.B936:.B4251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0.0236570074331581">
            <text:p>0.02</text:p>
          </table:table-cell>
          <table:table-cell table:formula="of:=[.A937]*10+1" office:value-type="float" office:value="1.23657007433158">
            <text:p>1.24</text:p>
          </table:table-cell>
          <table:table-cell table:formula="of:=MEDIAN([.B937:.B4252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0.956990827912492">
            <text:p>0.96</text:p>
          </table:table-cell>
          <table:table-cell table:formula="of:=[.A938]*10+1" office:value-type="float" office:value="10.5699082791249">
            <text:p>10.57</text:p>
          </table:table-cell>
          <table:table-cell table:formula="of:=MEDIAN([.B938:.B4253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-0.13422803431819">
            <text:p>-0.13</text:p>
          </table:table-cell>
          <table:table-cell table:formula="of:=[.A939]*10+1" office:value-type="float" office:value="-0.342280343181903">
            <text:p>-0.34</text:p>
          </table:table-cell>
          <table:table-cell table:formula="of:=MEDIAN([.B939:.B4254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951272067376731">
            <text:p>0.95</text:p>
          </table:table-cell>
          <table:table-cell table:formula="of:=[.A940]*10+1" office:value-type="float" office:value="10.5127206737673">
            <text:p>10.51</text:p>
          </table:table-cell>
          <table:table-cell table:formula="of:=MEDIAN([.B940:.B4255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0.642573166848507">
            <text:p>0.64</text:p>
          </table:table-cell>
          <table:table-cell table:formula="of:=[.A941]*10+1" office:value-type="float" office:value="7.42573166848507">
            <text:p>7.43</text:p>
          </table:table-cell>
          <table:table-cell table:formula="of:=MEDIAN([.B941:.B4256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142429883858672">
            <text:p>0.14</text:p>
          </table:table-cell>
          <table:table-cell table:formula="of:=[.A942]*10+1" office:value-type="float" office:value="2.42429883858672">
            <text:p>2.42</text:p>
          </table:table-cell>
          <table:table-cell table:formula="of:=MEDIAN([.B942:.B4257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371443584885585">
            <text:p>0.37</text:p>
          </table:table-cell>
          <table:table-cell table:formula="of:=[.A943]*10+1" office:value-type="float" office:value="4.71443584885585">
            <text:p>4.71</text:p>
          </table:table-cell>
          <table:table-cell table:formula="of:=MEDIAN([.B943:.B4258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222757300619393">
            <text:p>-0.22</text:p>
          </table:table-cell>
          <table:table-cell table:formula="of:=[.A944]*10+1" office:value-type="float" office:value="-1.22757300619393">
            <text:p>-1.23</text:p>
          </table:table-cell>
          <table:table-cell table:formula="of:=MEDIAN([.B944:.B4259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0.874992586161789">
            <text:p>0.87</text:p>
          </table:table-cell>
          <table:table-cell table:formula="of:=[.A945]*10+1" office:value-type="float" office:value="9.74992586161789">
            <text:p>9.75</text:p>
          </table:table-cell>
          <table:table-cell table:formula="of:=MEDIAN([.B945:.B4260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581797705951882">
            <text:p>-0.58</text:p>
          </table:table-cell>
          <table:table-cell table:formula="of:=[.A946]*10+1" office:value-type="float" office:value="-4.81797705951883">
            <text:p>-4.82</text:p>
          </table:table-cell>
          <table:table-cell table:formula="of:=MEDIAN([.B946:.B4261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309954919946861">
            <text:p>-0.31</text:p>
          </table:table-cell>
          <table:table-cell table:formula="of:=[.A947]*10+1" office:value-type="float" office:value="-2.09954919946861">
            <text:p>-2.1</text:p>
          </table:table-cell>
          <table:table-cell table:formula="of:=MEDIAN([.B947:.B4262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0.250509227949208">
            <text:p>0.25</text:p>
          </table:table-cell>
          <table:table-cell table:formula="of:=[.A948]*10+1" office:value-type="float" office:value="3.50509227949208">
            <text:p>3.51</text:p>
          </table:table-cell>
          <table:table-cell table:formula="of:=MEDIAN([.B948:.B4263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49494879438773">
            <text:p>0.49</text:p>
          </table:table-cell>
          <table:table-cell table:formula="of:=[.A949]*10+1" office:value-type="float" office:value="5.9494879438773">
            <text:p>5.95</text:p>
          </table:table-cell>
          <table:table-cell table:formula="of:=MEDIAN([.B949:.B4264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0.938779600161074">
            <text:p>0.94</text:p>
          </table:table-cell>
          <table:table-cell table:formula="of:=[.A950]*10+1" office:value-type="float" office:value="10.3877960016107">
            <text:p>10.39</text:p>
          </table:table-cell>
          <table:table-cell table:formula="of:=MEDIAN([.B950:.B4265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0.588717274123962">
            <text:p>0.59</text:p>
          </table:table-cell>
          <table:table-cell table:formula="of:=[.A951]*10+1" office:value-type="float" office:value="6.88717274123962">
            <text:p>6.89</text:p>
          </table:table-cell>
          <table:table-cell table:formula="of:=MEDIAN([.B951:.B4266])" office:value-type="float" office:value="0.734374270793389">
            <text:p>0.73</text:p>
          </table:table-cell>
          <table:table-cell table:number-columns-repeated="4"/>
        </table:table-row>
        <table:table-row table:style-name="ro1">
          <table:table-cell office:value-type="float" office:value="-0.951111982091438">
            <text:p>-0.95</text:p>
          </table:table-cell>
          <table:table-cell table:formula="of:=[.A952]*10+1" office:value-type="float" office:value="-8.51111982091438">
            <text:p>-8.51</text:p>
          </table:table-cell>
          <table:table-cell table:formula="of:=MEDIAN([.B952:.B4267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0.565196006840972">
            <text:p>0.57</text:p>
          </table:table-cell>
          <table:table-cell table:formula="of:=[.A953]*10+1" office:value-type="float" office:value="6.65196006840972">
            <text:p>6.65</text:p>
          </table:table-cell>
          <table:table-cell table:formula="of:=MEDIAN([.B953:.B4268])" office:value-type="float" office:value="0.734374270793389">
            <text:p>0.73</text:p>
          </table:table-cell>
          <table:table-cell table:number-columns-repeated="4"/>
        </table:table-row>
        <table:table-row table:style-name="ro1">
          <table:table-cell office:value-type="float" office:value="-0.215497594008513">
            <text:p>-0.22</text:p>
          </table:table-cell>
          <table:table-cell table:formula="of:=[.A954]*10+1" office:value-type="float" office:value="-1.15497594008513">
            <text:p>-1.15</text:p>
          </table:table-cell>
          <table:table-cell table:formula="of:=MEDIAN([.B954:.B4269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0.0666146262131687">
            <text:p>0.07</text:p>
          </table:table-cell>
          <table:table-cell table:formula="of:=[.A955]*10+1" office:value-type="float" office:value="1.66614626213169">
            <text:p>1.67</text:p>
          </table:table-cell>
          <table:table-cell table:formula="of:=MEDIAN([.B955:.B4270])" office:value-type="float" office:value="0.734374270793389">
            <text:p>0.73</text:p>
          </table:table-cell>
          <table:table-cell table:number-columns-repeated="4"/>
        </table:table-row>
        <table:table-row table:style-name="ro1">
          <table:table-cell office:value-type="float" office:value="0.266936332115852">
            <text:p>0.27</text:p>
          </table:table-cell>
          <table:table-cell table:formula="of:=[.A956]*10+1" office:value-type="float" office:value="3.66936332115852">
            <text:p>3.67</text:p>
          </table:table-cell>
          <table:table-cell table:formula="of:=MEDIAN([.B956:.B4271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-0.275409446383855">
            <text:p>-0.28</text:p>
          </table:table-cell>
          <table:table-cell table:formula="of:=[.A957]*10+1" office:value-type="float" office:value="-1.75409446383855">
            <text:p>-1.75</text:p>
          </table:table-cell>
          <table:table-cell table:formula="of:=MEDIAN([.B957:.B4272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0.789762030891357">
            <text:p>0.79</text:p>
          </table:table-cell>
          <table:table-cell table:formula="of:=[.A958]*10+1" office:value-type="float" office:value="8.89762030891357">
            <text:p>8.9</text:p>
          </table:table-cell>
          <table:table-cell table:formula="of:=MEDIAN([.B958:.B4273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0.161545174826809">
            <text:p>0.16</text:p>
          </table:table-cell>
          <table:table-cell table:formula="of:=[.A959]*10+1" office:value-type="float" office:value="2.61545174826809">
            <text:p>2.62</text:p>
          </table:table-cell>
          <table:table-cell table:formula="of:=MEDIAN([.B959:.B4274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0.241873810467923">
            <text:p>0.24</text:p>
          </table:table-cell>
          <table:table-cell table:formula="of:=[.A960]*10+1" office:value-type="float" office:value="3.41873810467923">
            <text:p>3.42</text:p>
          </table:table-cell>
          <table:table-cell table:formula="of:=MEDIAN([.B960:.B4275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0.83391398178718">
            <text:p>0.83</text:p>
          </table:table-cell>
          <table:table-cell table:formula="of:=[.A961]*10+1" office:value-type="float" office:value="9.3391398178718">
            <text:p>9.34</text:p>
          </table:table-cell>
          <table:table-cell table:formula="of:=MEDIAN([.B961:.B4276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-0.159171119171139">
            <text:p>-0.16</text:p>
          </table:table-cell>
          <table:table-cell table:formula="of:=[.A962]*10+1" office:value-type="float" office:value="-0.59171119171139">
            <text:p>-0.59</text:p>
          </table:table-cell>
          <table:table-cell table:formula="of:=MEDIAN([.B962:.B4277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-0.752800466535729">
            <text:p>-0.75</text:p>
          </table:table-cell>
          <table:table-cell table:formula="of:=[.A963]*10+1" office:value-type="float" office:value="-6.52800466535729">
            <text:p>-6.53</text:p>
          </table:table-cell>
          <table:table-cell table:formula="of:=MEDIAN([.B963:.B4278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-0.969934495699828">
            <text:p>-0.97</text:p>
          </table:table-cell>
          <table:table-cell table:formula="of:=[.A964]*10+1" office:value-type="float" office:value="-8.69934495699828">
            <text:p>-8.7</text:p>
          </table:table-cell>
          <table:table-cell table:formula="of:=MEDIAN([.B964:.B4279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0.244971404733545">
            <text:p>0.24</text:p>
          </table:table-cell>
          <table:table-cell table:formula="of:=[.A965]*10+1" office:value-type="float" office:value="3.44971404733545">
            <text:p>3.45</text:p>
          </table:table-cell>
          <table:table-cell table:formula="of:=MEDIAN([.B965:.B4280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-0.536589980387299">
            <text:p>-0.54</text:p>
          </table:table-cell>
          <table:table-cell table:formula="of:=[.A966]*10+1" office:value-type="float" office:value="-4.36589980387299">
            <text:p>-4.37</text:p>
          </table:table-cell>
          <table:table-cell table:formula="of:=MEDIAN([.B966:.B4281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-0.10376911085238">
            <text:p>-0.1</text:p>
          </table:table-cell>
          <table:table-cell table:formula="of:=[.A967]*10+1" office:value-type="float" office:value="-0.0376911085237994">
            <text:p>-0.04</text:p>
          </table:table-cell>
          <table:table-cell table:formula="of:=MEDIAN([.B967:.B4282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0.186240146131652">
            <text:p>0.19</text:p>
          </table:table-cell>
          <table:table-cell table:formula="of:=[.A968]*10+1" office:value-type="float" office:value="2.86240146131652">
            <text:p>2.86</text:p>
          </table:table-cell>
          <table:table-cell table:formula="of:=MEDIAN([.B968:.B4283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0.0536583992528531">
            <text:p>0.05</text:p>
          </table:table-cell>
          <table:table-cell table:formula="of:=[.A969]*10+1" office:value-type="float" office:value="1.53658399252853">
            <text:p>1.54</text:p>
          </table:table-cell>
          <table:table-cell table:formula="of:=MEDIAN([.B969:.B4284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0.691540297641365">
            <text:p>0.69</text:p>
          </table:table-cell>
          <table:table-cell table:formula="of:=[.A970]*10+1" office:value-type="float" office:value="7.91540297641366">
            <text:p>7.92</text:p>
          </table:table-cell>
          <table:table-cell table:formula="of:=MEDIAN([.B970:.B4285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0.511996437352179">
            <text:p>0.51</text:p>
          </table:table-cell>
          <table:table-cell table:formula="of:=[.A971]*10+1" office:value-type="float" office:value="6.11996437352179">
            <text:p>6.12</text:p>
          </table:table-cell>
          <table:table-cell table:formula="of:=MEDIAN([.B971:.B4286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-0.519943221107897">
            <text:p>-0.52</text:p>
          </table:table-cell>
          <table:table-cell table:formula="of:=[.A972]*10+1" office:value-type="float" office:value="-4.19943221107897">
            <text:p>-4.2</text:p>
          </table:table-cell>
          <table:table-cell table:formula="of:=MEDIAN([.B972:.B4287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-0.390365875296876">
            <text:p>-0.39</text:p>
          </table:table-cell>
          <table:table-cell table:formula="of:=[.A973]*10+1" office:value-type="float" office:value="-2.90365875296876">
            <text:p>-2.9</text:p>
          </table:table-cell>
          <table:table-cell table:formula="of:=MEDIAN([.B973:.B4288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-0.682031817935279">
            <text:p>-0.68</text:p>
          </table:table-cell>
          <table:table-cell table:formula="of:=[.A974]*10+1" office:value-type="float" office:value="-5.82031817935279">
            <text:p>-5.82</text:p>
          </table:table-cell>
          <table:table-cell table:formula="of:=MEDIAN([.B974:.B4289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0.643631483758415">
            <text:p>0.64</text:p>
          </table:table-cell>
          <table:table-cell table:formula="of:=[.A975]*10+1" office:value-type="float" office:value="7.43631483758415">
            <text:p>7.44</text:p>
          </table:table-cell>
          <table:table-cell table:formula="of:=MEDIAN([.B975:.B4290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0.678603641541916">
            <text:p>0.68</text:p>
          </table:table-cell>
          <table:table-cell table:formula="of:=[.A976]*10+1" office:value-type="float" office:value="7.78603641541916">
            <text:p>7.79</text:p>
          </table:table-cell>
          <table:table-cell table:formula="of:=MEDIAN([.B976:.B4291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-0.896951161448919">
            <text:p>-0.9</text:p>
          </table:table-cell>
          <table:table-cell table:formula="of:=[.A977]*10+1" office:value-type="float" office:value="-7.96951161448919">
            <text:p>-7.97</text:p>
          </table:table-cell>
          <table:table-cell table:formula="of:=MEDIAN([.B977:.B4292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0.37136712988542">
            <text:p>0.37</text:p>
          </table:table-cell>
          <table:table-cell table:formula="of:=[.A978]*10+1" office:value-type="float" office:value="4.71367129885421">
            <text:p>4.71</text:p>
          </table:table-cell>
          <table:table-cell table:formula="of:=MEDIAN([.B978:.B4293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0.759292230704101">
            <text:p>0.76</text:p>
          </table:table-cell>
          <table:table-cell table:formula="of:=[.A979]*10+1" office:value-type="float" office:value="8.59292230704101">
            <text:p>8.59</text:p>
          </table:table-cell>
          <table:table-cell table:formula="of:=MEDIAN([.B979:.B4294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-0.0835543703057348">
            <text:p>-0.08</text:p>
          </table:table-cell>
          <table:table-cell table:formula="of:=[.A980]*10+1" office:value-type="float" office:value="0.164456296942652">
            <text:p>0.16</text:p>
          </table:table-cell>
          <table:table-cell table:formula="of:=MEDIAN([.B980:.B4295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0.366574391577149">
            <text:p>0.37</text:p>
          </table:table-cell>
          <table:table-cell table:formula="of:=[.A981]*10+1" office:value-type="float" office:value="4.66574391577149">
            <text:p>4.67</text:p>
          </table:table-cell>
          <table:table-cell table:formula="of:=MEDIAN([.B981:.B4296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-0.874450709825521">
            <text:p>-0.87</text:p>
          </table:table-cell>
          <table:table-cell table:formula="of:=[.A982]*10+1" office:value-type="float" office:value="-7.74450709825521">
            <text:p>-7.74</text:p>
          </table:table-cell>
          <table:table-cell table:formula="of:=MEDIAN([.B982:.B4297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-0.288380881777987">
            <text:p>-0.29</text:p>
          </table:table-cell>
          <table:table-cell table:formula="of:=[.A983]*10+1" office:value-type="float" office:value="-1.88380881777987">
            <text:p>-1.88</text:p>
          </table:table-cell>
          <table:table-cell table:formula="of:=MEDIAN([.B983:.B4298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-0.725786762637633">
            <text:p>-0.73</text:p>
          </table:table-cell>
          <table:table-cell table:formula="of:=[.A984]*10+1" office:value-type="float" office:value="-6.25786762637633">
            <text:p>-6.26</text:p>
          </table:table-cell>
          <table:table-cell table:formula="of:=MEDIAN([.B984:.B4299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-0.179250096139896">
            <text:p>-0.18</text:p>
          </table:table-cell>
          <table:table-cell table:formula="of:=[.A985]*10+1" office:value-type="float" office:value="-0.792500961398955">
            <text:p>-0.79</text:p>
          </table:table-cell>
          <table:table-cell table:formula="of:=MEDIAN([.B985:.B4300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0.328133635368277">
            <text:p>0.33</text:p>
          </table:table-cell>
          <table:table-cell table:formula="of:=[.A986]*10+1" office:value-type="float" office:value="4.28133635368277">
            <text:p>4.28</text:p>
          </table:table-cell>
          <table:table-cell table:formula="of:=MEDIAN([.B986:.B4301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-0.458879635181543">
            <text:p>-0.46</text:p>
          </table:table-cell>
          <table:table-cell table:formula="of:=[.A987]*10+1" office:value-type="float" office:value="-3.58879635181543">
            <text:p>-3.59</text:p>
          </table:table-cell>
          <table:table-cell table:formula="of:=MEDIAN([.B987:.B4302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0.261887489831279">
            <text:p>0.26</text:p>
          </table:table-cell>
          <table:table-cell table:formula="of:=[.A988]*10+1" office:value-type="float" office:value="3.61887489831279">
            <text:p>3.62</text:p>
          </table:table-cell>
          <table:table-cell table:formula="of:=MEDIAN([.B988:.B4303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-0.865145474512508">
            <text:p>-0.87</text:p>
          </table:table-cell>
          <table:table-cell table:formula="of:=[.A989]*10+1" office:value-type="float" office:value="-7.65145474512508">
            <text:p>-7.65</text:p>
          </table:table-cell>
          <table:table-cell table:formula="of:=MEDIAN([.B989:.B4304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-0.630125235110323">
            <text:p>-0.63</text:p>
          </table:table-cell>
          <table:table-cell table:formula="of:=[.A990]*10+1" office:value-type="float" office:value="-5.30125235110324">
            <text:p>-5.3</text:p>
          </table:table-cell>
          <table:table-cell table:formula="of:=MEDIAN([.B990:.B4305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-0.939659155386065">
            <text:p>-0.94</text:p>
          </table:table-cell>
          <table:table-cell table:formula="of:=[.A991]*10+1" office:value-type="float" office:value="-8.39659155386065">
            <text:p>-8.4</text:p>
          </table:table-cell>
          <table:table-cell table:formula="of:=MEDIAN([.B991:.B4306])" office:value-type="float" office:value="0.734374270793389">
            <text:p>0.73</text:p>
          </table:table-cell>
          <table:table-cell table:number-columns-repeated="4"/>
        </table:table-row>
        <table:table-row table:style-name="ro1">
          <table:table-cell office:value-type="float" office:value="0.619557710707288">
            <text:p>0.62</text:p>
          </table:table-cell>
          <table:table-cell table:formula="of:=[.A992]*10+1" office:value-type="float" office:value="7.19557710707288">
            <text:p>7.2</text:p>
          </table:table-cell>
          <table:table-cell table:formula="of:=MEDIAN([.B992:.B4307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0.377656351593507">
            <text:p>0.38</text:p>
          </table:table-cell>
          <table:table-cell table:formula="of:=[.A993]*10+1" office:value-type="float" office:value="4.77656351593507">
            <text:p>4.78</text:p>
          </table:table-cell>
          <table:table-cell table:formula="of:=MEDIAN([.B993:.B4308])" office:value-type="float" office:value="0.734374270793389">
            <text:p>0.73</text:p>
          </table:table-cell>
          <table:table-cell table:number-columns-repeated="4"/>
        </table:table-row>
        <table:table-row table:style-name="ro1">
          <table:table-cell office:value-type="float" office:value="-0.0410028872858733">
            <text:p>-0.04</text:p>
          </table:table-cell>
          <table:table-cell table:formula="of:=[.A994]*10+1" office:value-type="float" office:value="0.589971127141267">
            <text:p>0.59</text:p>
          </table:table-cell>
          <table:table-cell table:formula="of:=MEDIAN([.B994:.B4309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-0.702330079358006">
            <text:p>-0.7</text:p>
          </table:table-cell>
          <table:table-cell table:formula="of:=[.A995]*10+1" office:value-type="float" office:value="-6.02330079358006">
            <text:p>-6.02</text:p>
          </table:table-cell>
          <table:table-cell table:formula="of:=MEDIAN([.B995:.B4310])" office:value-type="float" office:value="0.734374270793389">
            <text:p>0.73</text:p>
          </table:table-cell>
          <table:table-cell table:number-columns-repeated="4"/>
        </table:table-row>
        <table:table-row table:style-name="ro1">
          <table:table-cell office:value-type="float" office:value="0.632246227075788">
            <text:p>0.63</text:p>
          </table:table-cell>
          <table:table-cell table:formula="of:=[.A996]*10+1" office:value-type="float" office:value="7.32246227075788">
            <text:p>7.32</text:p>
          </table:table-cell>
          <table:table-cell table:formula="of:=MEDIAN([.B996:.B4311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0.908292481324132">
            <text:p>0.91</text:p>
          </table:table-cell>
          <table:table-cell table:formula="of:=[.A997]*10+1" office:value-type="float" office:value="10.0829248132413">
            <text:p>10.08</text:p>
          </table:table-cell>
          <table:table-cell table:formula="of:=MEDIAN([.B997:.B4312])" office:value-type="float" office:value="0.734374270793389">
            <text:p>0.73</text:p>
          </table:table-cell>
          <table:table-cell table:number-columns-repeated="4"/>
        </table:table-row>
        <table:table-row table:style-name="ro1">
          <table:table-cell office:value-type="float" office:value="0.793851154097297">
            <text:p>0.79</text:p>
          </table:table-cell>
          <table:table-cell table:formula="of:=[.A998]*10+1" office:value-type="float" office:value="8.93851154097297">
            <text:p>8.94</text:p>
          </table:table-cell>
          <table:table-cell table:formula="of:=MEDIAN([.B998:.B4313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-0.559669534773685">
            <text:p>-0.56</text:p>
          </table:table-cell>
          <table:table-cell table:formula="of:=[.A999]*10+1" office:value-type="float" office:value="-4.59669534773685">
            <text:p>-4.6</text:p>
          </table:table-cell>
          <table:table-cell table:formula="of:=MEDIAN([.B999:.B4314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0.472427543560011">
            <text:p>0.47</text:p>
          </table:table-cell>
          <table:table-cell table:formula="of:=[.A1000]*10+1" office:value-type="float" office:value="5.72427543560011">
            <text:p>5.72</text:p>
          </table:table-cell>
          <table:table-cell table:formula="of:=MEDIAN([.B1000:.B4315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-0.325402835300556">
            <text:p>-0.33</text:p>
          </table:table-cell>
          <table:table-cell table:formula="of:=[.A1001]*10+1" office:value-type="float" office:value="-2.25402835300556">
            <text:p>-2.25</text:p>
          </table:table-cell>
          <table:table-cell table:formula="of:=MEDIAN([.B1001:.B4316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-0.106061620990134">
            <text:p>-0.11</text:p>
          </table:table-cell>
          <table:table-cell table:formula="of:=[.A1002]*10+1" office:value-type="float" office:value="-0.0606162099013385">
            <text:p>-0.06</text:p>
          </table:table-cell>
          <table:table-cell table:formula="of:=MEDIAN([.B1002:.B4317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-0.0876534443757354">
            <text:p>-0.09</text:p>
          </table:table-cell>
          <table:table-cell table:formula="of:=[.A1003]*10+1" office:value-type="float" office:value="0.123465556242646">
            <text:p>0.12</text:p>
          </table:table-cell>
          <table:table-cell table:formula="of:=MEDIAN([.B1003:.B4318])" office:value-type="float" office:value="0.734374270793389">
            <text:p>0.73</text:p>
          </table:table-cell>
          <table:table-cell table:number-columns-repeated="4"/>
        </table:table-row>
        <table:table-row table:style-name="ro1">
          <table:table-cell office:value-type="float" office:value="-0.903056143306411">
            <text:p>-0.9</text:p>
          </table:table-cell>
          <table:table-cell table:formula="of:=[.A1004]*10+1" office:value-type="float" office:value="-8.03056143306411">
            <text:p>-8.03</text:p>
          </table:table-cell>
          <table:table-cell table:formula="of:=MEDIAN([.B1004:.B4319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56877281478437">
            <text:p>-0.57</text:p>
          </table:table-cell>
          <table:table-cell table:formula="of:=[.A1005]*10+1" office:value-type="float" office:value="-4.6877281478437">
            <text:p>-4.69</text:p>
          </table:table-cell>
          <table:table-cell table:formula="of:=MEDIAN([.B1005:.B4320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237824515842109">
            <text:p>-0.24</text:p>
          </table:table-cell>
          <table:table-cell table:formula="of:=[.A1006]*10+1" office:value-type="float" office:value="-1.37824515842109">
            <text:p>-1.38</text:p>
          </table:table-cell>
          <table:table-cell table:formula="of:=MEDIAN([.B1006:.B4321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-0.88812613940702">
            <text:p>-0.89</text:p>
          </table:table-cell>
          <table:table-cell table:formula="of:=[.A1007]*10+1" office:value-type="float" office:value="-7.8812613940702">
            <text:p>-7.88</text:p>
          </table:table-cell>
          <table:table-cell table:formula="of:=MEDIAN([.B1007:.B4322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61672848854719">
            <text:p>0.62</text:p>
          </table:table-cell>
          <table:table-cell table:formula="of:=[.A1008]*10+1" office:value-type="float" office:value="7.1672848854719">
            <text:p>7.17</text:p>
          </table:table-cell>
          <table:table-cell table:formula="of:=MEDIAN([.B1008:.B4323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0.582124031741181">
            <text:p>0.58</text:p>
          </table:table-cell>
          <table:table-cell table:formula="of:=[.A1009]*10+1" office:value-type="float" office:value="6.82124031741181">
            <text:p>6.82</text:p>
          </table:table-cell>
          <table:table-cell table:formula="of:=MEDIAN([.B1009:.B4324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-0.49184373810396">
            <text:p>-0.49</text:p>
          </table:table-cell>
          <table:table-cell table:formula="of:=[.A1010]*10+1" office:value-type="float" office:value="-3.9184373810396">
            <text:p>-3.92</text:p>
          </table:table-cell>
          <table:table-cell table:formula="of:=MEDIAN([.B1010:.B4325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399138287242378">
            <text:p>0.4</text:p>
          </table:table-cell>
          <table:table-cell table:formula="of:=[.A1011]*10+1" office:value-type="float" office:value="4.99138287242378">
            <text:p>4.99</text:p>
          </table:table-cell>
          <table:table-cell table:formula="of:=MEDIAN([.B1011:.B4326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-0.182083603055307">
            <text:p>-0.18</text:p>
          </table:table-cell>
          <table:table-cell table:formula="of:=[.A1012]*10+1" office:value-type="float" office:value="-0.820836030553069">
            <text:p>-0.82</text:p>
          </table:table-cell>
          <table:table-cell table:formula="of:=MEDIAN([.B1012:.B4327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615548336442605">
            <text:p>0.62</text:p>
          </table:table-cell>
          <table:table-cell table:formula="of:=[.A1013]*10+1" office:value-type="float" office:value="7.15548336442605">
            <text:p>7.16</text:p>
          </table:table-cell>
          <table:table-cell table:formula="of:=MEDIAN([.B1013:.B4328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298805918376234">
            <text:p>0.3</text:p>
          </table:table-cell>
          <table:table-cell table:formula="of:=[.A1014]*10+1" office:value-type="float" office:value="3.98805918376234">
            <text:p>3.99</text:p>
          </table:table-cell>
          <table:table-cell table:formula="of:=MEDIAN([.B1014:.B4329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-0.709984723209161">
            <text:p>-0.71</text:p>
          </table:table-cell>
          <table:table-cell table:formula="of:=[.A1015]*10+1" office:value-type="float" office:value="-6.09984723209161">
            <text:p>-6.1</text:p>
          </table:table-cell>
          <table:table-cell table:formula="of:=MEDIAN([.B1015:.B4330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0.366973693303801">
            <text:p>0.37</text:p>
          </table:table-cell>
          <table:table-cell table:formula="of:=[.A1016]*10+1" office:value-type="float" office:value="4.66973693303801">
            <text:p>4.67</text:p>
          </table:table-cell>
          <table:table-cell table:formula="of:=MEDIAN([.B1016:.B4331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-0.979907042735304">
            <text:p>-0.98</text:p>
          </table:table-cell>
          <table:table-cell table:formula="of:=[.A1017]*10+1" office:value-type="float" office:value="-8.79907042735304">
            <text:p>-8.8</text:p>
          </table:table-cell>
          <table:table-cell table:formula="of:=MEDIAN([.B1017:.B4332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0.783135399230185">
            <text:p>0.78</text:p>
          </table:table-cell>
          <table:table-cell table:formula="of:=[.A1018]*10+1" office:value-type="float" office:value="8.83135399230185">
            <text:p>8.83</text:p>
          </table:table-cell>
          <table:table-cell table:formula="of:=MEDIAN([.B1018:.B4333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0879730203535646">
            <text:p>0.09</text:p>
          </table:table-cell>
          <table:table-cell table:formula="of:=[.A1019]*10+1" office:value-type="float" office:value="1.87973020353565">
            <text:p>1.88</text:p>
          </table:table-cell>
          <table:table-cell table:formula="of:=MEDIAN([.B1019:.B4334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857936134756079">
            <text:p>-0.86</text:p>
          </table:table-cell>
          <table:table-cell table:formula="of:=[.A1020]*10+1" office:value-type="float" office:value="-7.57936134756079">
            <text:p>-7.58</text:p>
          </table:table-cell>
          <table:table-cell table:formula="of:=MEDIAN([.B1020:.B4335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585226901852479">
            <text:p>-0.59</text:p>
          </table:table-cell>
          <table:table-cell table:formula="of:=[.A1021]*10+1" office:value-type="float" office:value="-4.85226901852479">
            <text:p>-4.85</text:p>
          </table:table-cell>
          <table:table-cell table:formula="of:=MEDIAN([.B1021:.B4336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453566033428404">
            <text:p>-0.45</text:p>
          </table:table-cell>
          <table:table-cell table:formula="of:=[.A1022]*10+1" office:value-type="float" office:value="-3.53566033428404">
            <text:p>-3.54</text:p>
          </table:table-cell>
          <table:table-cell table:formula="of:=MEDIAN([.B1022:.B4337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173954528704737">
            <text:p>0.17</text:p>
          </table:table-cell>
          <table:table-cell table:formula="of:=[.A1023]*10+1" office:value-type="float" office:value="2.73954528704737">
            <text:p>2.74</text:p>
          </table:table-cell>
          <table:table-cell table:formula="of:=MEDIAN([.B1023:.B4338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-0.645497915020537">
            <text:p>-0.65</text:p>
          </table:table-cell>
          <table:table-cell table:formula="of:=[.A1024]*10+1" office:value-type="float" office:value="-5.45497915020537">
            <text:p>-5.45</text:p>
          </table:table-cell>
          <table:table-cell table:formula="of:=MEDIAN([.B1024:.B4339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-0.845123768420885">
            <text:p>-0.85</text:p>
          </table:table-cell>
          <table:table-cell table:formula="of:=[.A1025]*10+1" office:value-type="float" office:value="-7.45123768420885">
            <text:p>-7.45</text:p>
          </table:table-cell>
          <table:table-cell table:formula="of:=MEDIAN([.B1025:.B4340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-0.913061071955135">
            <text:p>-0.91</text:p>
          </table:table-cell>
          <table:table-cell table:formula="of:=[.A1026]*10+1" office:value-type="float" office:value="-8.13061071955135">
            <text:p>-8.13</text:p>
          </table:table-cell>
          <table:table-cell table:formula="of:=MEDIAN([.B1026:.B4341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0.0536485613314945">
            <text:p>0.05</text:p>
          </table:table-cell>
          <table:table-cell table:formula="of:=[.A1027]*10+1" office:value-type="float" office:value="1.53648561331495">
            <text:p>1.54</text:p>
          </table:table-cell>
          <table:table-cell table:formula="of:=MEDIAN([.B1027:.B4342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0.594843837944439">
            <text:p>0.59</text:p>
          </table:table-cell>
          <table:table-cell table:formula="of:=[.A1028]*10+1" office:value-type="float" office:value="6.9484383794444">
            <text:p>6.95</text:p>
          </table:table-cell>
          <table:table-cell table:formula="of:=MEDIAN([.B1028:.B4343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0.779285412681239">
            <text:p>0.78</text:p>
          </table:table-cell>
          <table:table-cell table:formula="of:=[.A1029]*10+1" office:value-type="float" office:value="8.79285412681239">
            <text:p>8.79</text:p>
          </table:table-cell>
          <table:table-cell table:formula="of:=MEDIAN([.B1029:.B4344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732612507398477">
            <text:p>0.73</text:p>
          </table:table-cell>
          <table:table-cell table:formula="of:=[.A1030]*10+1" office:value-type="float" office:value="8.32612507398477">
            <text:p>8.33</text:p>
          </table:table-cell>
          <table:table-cell table:formula="of:=MEDIAN([.B1030:.B4345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661791615205811">
            <text:p>0.66</text:p>
          </table:table-cell>
          <table:table-cell table:formula="of:=[.A1031]*10+1" office:value-type="float" office:value="7.61791615205812">
            <text:p>7.62</text:p>
          </table:table-cell>
          <table:table-cell table:formula="of:=MEDIAN([.B1031:.B4346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0.971379796447257">
            <text:p>0.97</text:p>
          </table:table-cell>
          <table:table-cell table:formula="of:=[.A1032]*10+1" office:value-type="float" office:value="10.7137979644726">
            <text:p>10.71</text:p>
          </table:table-cell>
          <table:table-cell table:formula="of:=MEDIAN([.B1032:.B4347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396044608839592">
            <text:p>-0.4</text:p>
          </table:table-cell>
          <table:table-cell table:formula="of:=[.A1033]*10+1" office:value-type="float" office:value="-2.96044608839592">
            <text:p>-2.96</text:p>
          </table:table-cell>
          <table:table-cell table:formula="of:=MEDIAN([.B1033:.B4348])" office:value-type="float" office:value="0.734374270793389">
            <text:p>0.73</text:p>
          </table:table-cell>
          <table:table-cell table:number-columns-repeated="4"/>
        </table:table-row>
        <table:table-row table:style-name="ro1">
          <table:table-cell office:value-type="float" office:value="0.883451063138037">
            <text:p>0.88</text:p>
          </table:table-cell>
          <table:table-cell table:formula="of:=[.A1034]*10+1" office:value-type="float" office:value="9.83451063138037">
            <text:p>9.83</text:p>
          </table:table-cell>
          <table:table-cell table:formula="of:=MEDIAN([.B1034:.B4349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0.226142207310355">
            <text:p>0.23</text:p>
          </table:table-cell>
          <table:table-cell table:formula="of:=[.A1035]*10+1" office:value-type="float" office:value="3.26142207310355">
            <text:p>3.26</text:p>
          </table:table-cell>
          <table:table-cell table:formula="of:=MEDIAN([.B1035:.B4350])" office:value-type="float" office:value="0.734374270793389">
            <text:p>0.73</text:p>
          </table:table-cell>
          <table:table-cell table:number-columns-repeated="4"/>
        </table:table-row>
        <table:table-row table:style-name="ro1">
          <table:table-cell office:value-type="float" office:value="-0.940722217002706">
            <text:p>-0.94</text:p>
          </table:table-cell>
          <table:table-cell table:formula="of:=[.A1036]*10+1" office:value-type="float" office:value="-8.40722217002706">
            <text:p>-8.41</text:p>
          </table:table-cell>
          <table:table-cell table:formula="of:=MEDIAN([.B1036:.B4351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0.687073856709992">
            <text:p>0.69</text:p>
          </table:table-cell>
          <table:table-cell table:formula="of:=[.A1037]*10+1" office:value-type="float" office:value="7.87073856709992">
            <text:p>7.87</text:p>
          </table:table-cell>
          <table:table-cell table:formula="of:=MEDIAN([.B1037:.B4352])" office:value-type="float" office:value="0.734374270793389">
            <text:p>0.73</text:p>
          </table:table-cell>
          <table:table-cell table:number-columns-repeated="4"/>
        </table:table-row>
        <table:table-row table:style-name="ro1">
          <table:table-cell office:value-type="float" office:value="-0.372197977813408">
            <text:p>-0.37</text:p>
          </table:table-cell>
          <table:table-cell table:formula="of:=[.A1038]*10+1" office:value-type="float" office:value="-2.72197977813409">
            <text:p>-2.72</text:p>
          </table:table-cell>
          <table:table-cell table:formula="of:=MEDIAN([.B1038:.B4353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-0.70837325125715">
            <text:p>-0.71</text:p>
          </table:table-cell>
          <table:table-cell table:formula="of:=[.A1039]*10+1" office:value-type="float" office:value="-6.0837325125715">
            <text:p>-6.08</text:p>
          </table:table-cell>
          <table:table-cell table:formula="of:=MEDIAN([.B1039:.B4354])" office:value-type="float" office:value="0.734374270793389">
            <text:p>0.73</text:p>
          </table:table-cell>
          <table:table-cell table:number-columns-repeated="4"/>
        </table:table-row>
        <table:table-row table:style-name="ro1">
          <table:table-cell office:value-type="float" office:value="0.31264514003189">
            <text:p>0.31</text:p>
          </table:table-cell>
          <table:table-cell table:formula="of:=[.A1040]*10+1" office:value-type="float" office:value="4.1264514003189">
            <text:p>4.13</text:p>
          </table:table-cell>
          <table:table-cell table:formula="of:=MEDIAN([.B1040:.B4355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0.816233023028211">
            <text:p>0.82</text:p>
          </table:table-cell>
          <table:table-cell table:formula="of:=[.A1041]*10+1" office:value-type="float" office:value="9.16233023028211">
            <text:p>9.16</text:p>
          </table:table-cell>
          <table:table-cell table:formula="of:=MEDIAN([.B1041:.B4356])" office:value-type="float" office:value="0.734374270793389">
            <text:p>0.73</text:p>
          </table:table-cell>
          <table:table-cell table:number-columns-repeated="4"/>
        </table:table-row>
        <table:table-row table:style-name="ro1">
          <table:table-cell office:value-type="float" office:value="-0.973490125704319">
            <text:p>-0.97</text:p>
          </table:table-cell>
          <table:table-cell table:formula="of:=[.A1042]*10+1" office:value-type="float" office:value="-8.73490125704319">
            <text:p>-8.73</text:p>
          </table:table-cell>
          <table:table-cell table:formula="of:=MEDIAN([.B1042:.B4357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0.448882651712191">
            <text:p>0.45</text:p>
          </table:table-cell>
          <table:table-cell table:formula="of:=[.A1043]*10+1" office:value-type="float" office:value="5.48882651712191">
            <text:p>5.49</text:p>
          </table:table-cell>
          <table:table-cell table:formula="of:=MEDIAN([.B1043:.B4358])" office:value-type="float" office:value="0.734374270793389">
            <text:p>0.73</text:p>
          </table:table-cell>
          <table:table-cell table:number-columns-repeated="4"/>
        </table:table-row>
        <table:table-row table:style-name="ro1">
          <table:table-cell office:value-type="float" office:value="-0.0485160465673649">
            <text:p>-0.05</text:p>
          </table:table-cell>
          <table:table-cell table:formula="of:=[.A1044]*10+1" office:value-type="float" office:value="0.514839534326351">
            <text:p>0.51</text:p>
          </table:table-cell>
          <table:table-cell table:formula="of:=MEDIAN([.B1044:.B4359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0.33460079021027">
            <text:p>0.33</text:p>
          </table:table-cell>
          <table:table-cell table:formula="of:=[.A1045]*10+1" office:value-type="float" office:value="4.3460079021027">
            <text:p>4.35</text:p>
          </table:table-cell>
          <table:table-cell table:formula="of:=MEDIAN([.B1045:.B4360])" office:value-type="float" office:value="0.734374270793389">
            <text:p>0.73</text:p>
          </table:table-cell>
          <table:table-cell table:number-columns-repeated="4"/>
        </table:table-row>
        <table:table-row table:style-name="ro1">
          <table:table-cell office:value-type="float" office:value="0.204609331925179">
            <text:p>0.2</text:p>
          </table:table-cell>
          <table:table-cell table:formula="of:=[.A1046]*10+1" office:value-type="float" office:value="3.04609331925179">
            <text:p>3.05</text:p>
          </table:table-cell>
          <table:table-cell table:formula="of:=MEDIAN([.B1046:.B4361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0.472553676814629">
            <text:p>0.47</text:p>
          </table:table-cell>
          <table:table-cell table:formula="of:=[.A1047]*10+1" office:value-type="float" office:value="5.72553676814629">
            <text:p>5.73</text:p>
          </table:table-cell>
          <table:table-cell table:formula="of:=MEDIAN([.B1047:.B4362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-0.301751589976719">
            <text:p>-0.3</text:p>
          </table:table-cell>
          <table:table-cell table:formula="of:=[.A1048]*10+1" office:value-type="float" office:value="-2.01751589976719">
            <text:p>-2.02</text:p>
          </table:table-cell>
          <table:table-cell table:formula="of:=MEDIAN([.B1048:.B4363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-0.503721742827926">
            <text:p>-0.5</text:p>
          </table:table-cell>
          <table:table-cell table:formula="of:=[.A1049]*10+1" office:value-type="float" office:value="-4.03721742827926">
            <text:p>-4.04</text:p>
          </table:table-cell>
          <table:table-cell table:formula="of:=MEDIAN([.B1049:.B4364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-0.93664744541662">
            <text:p>-0.94</text:p>
          </table:table-cell>
          <table:table-cell table:formula="of:=[.A1050]*10+1" office:value-type="float" office:value="-8.3664744541662">
            <text:p>-8.37</text:p>
          </table:table-cell>
          <table:table-cell table:formula="of:=MEDIAN([.B1050:.B4365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0.162496374481224">
            <text:p>0.16</text:p>
          </table:table-cell>
          <table:table-cell table:formula="of:=[.A1051]*10+1" office:value-type="float" office:value="2.62496374481224">
            <text:p>2.62</text:p>
          </table:table-cell>
          <table:table-cell table:formula="of:=MEDIAN([.B1051:.B4366])" office:value-type="float" office:value="0.734374270793389">
            <text:p>0.73</text:p>
          </table:table-cell>
          <table:table-cell table:number-columns-repeated="4"/>
        </table:table-row>
        <table:table-row table:style-name="ro1">
          <table:table-cell office:value-type="float" office:value="-0.0108247528874322">
            <text:p>-0.01</text:p>
          </table:table-cell>
          <table:table-cell table:formula="of:=[.A1052]*10+1" office:value-type="float" office:value="0.891752471125678">
            <text:p>0.89</text:p>
          </table:table-cell>
          <table:table-cell table:formula="of:=MEDIAN([.B1052:.B4367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-0.0590998678161491">
            <text:p>-0.06</text:p>
          </table:table-cell>
          <table:table-cell table:formula="of:=[.A1053]*10+1" office:value-type="float" office:value="0.409001321838509">
            <text:p>0.41</text:p>
          </table:table-cell>
          <table:table-cell table:formula="of:=MEDIAN([.B1053:.B4368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-0.2867383192094">
            <text:p>-0.29</text:p>
          </table:table-cell>
          <table:table-cell table:formula="of:=[.A1054]*10+1" office:value-type="float" office:value="-1.867383192094">
            <text:p>-1.87</text:p>
          </table:table-cell>
          <table:table-cell table:formula="of:=MEDIAN([.B1054:.B4369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-0.258801019089979">
            <text:p>-0.26</text:p>
          </table:table-cell>
          <table:table-cell table:formula="of:=[.A1055]*10+1" office:value-type="float" office:value="-1.58801019089979">
            <text:p>-1.59</text:p>
          </table:table-cell>
          <table:table-cell table:formula="of:=MEDIAN([.B1055:.B4370])" office:value-type="float" office:value="0.734374270793389">
            <text:p>0.73</text:p>
          </table:table-cell>
          <table:table-cell table:number-columns-repeated="4"/>
        </table:table-row>
        <table:table-row table:style-name="ro1">
          <table:table-cell office:value-type="float" office:value="-0.314354431639405">
            <text:p>-0.31</text:p>
          </table:table-cell>
          <table:table-cell table:formula="of:=[.A1056]*10+1" office:value-type="float" office:value="-2.14354431639405">
            <text:p>-2.14</text:p>
          </table:table-cell>
          <table:table-cell table:formula="of:=MEDIAN([.B1056:.B4371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995969933606303">
            <text:p>-1</text:p>
          </table:table-cell>
          <table:table-cell table:formula="of:=[.A1057]*10+1" office:value-type="float" office:value="-8.95969933606303">
            <text:p>-8.96</text:p>
          </table:table-cell>
          <table:table-cell table:formula="of:=MEDIAN([.B1057:.B4372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685887806457835">
            <text:p>-0.69</text:p>
          </table:table-cell>
          <table:table-cell table:formula="of:=[.A1058]*10+1" office:value-type="float" office:value="-5.85887806457835">
            <text:p>-5.86</text:p>
          </table:table-cell>
          <table:table-cell table:formula="of:=MEDIAN([.B1058:.B4373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389335219512105">
            <text:p>0.39</text:p>
          </table:table-cell>
          <table:table-cell table:formula="of:=[.A1059]*10+1" office:value-type="float" office:value="4.89335219512105">
            <text:p>4.89</text:p>
          </table:table-cell>
          <table:table-cell table:formula="of:=MEDIAN([.B1059:.B4374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307808797043564">
            <text:p>0.31</text:p>
          </table:table-cell>
          <table:table-cell table:formula="of:=[.A1060]*10+1" office:value-type="float" office:value="4.07808797043564">
            <text:p>4.08</text:p>
          </table:table-cell>
          <table:table-cell table:formula="of:=MEDIAN([.B1060:.B4375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209377889278497">
            <text:p>0.21</text:p>
          </table:table-cell>
          <table:table-cell table:formula="of:=[.A1061]*10+1" office:value-type="float" office:value="3.09377889278497">
            <text:p>3.09</text:p>
          </table:table-cell>
          <table:table-cell table:formula="of:=MEDIAN([.B1061:.B4376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0.266933331500083">
            <text:p>0.27</text:p>
          </table:table-cell>
          <table:table-cell table:formula="of:=[.A1062]*10+1" office:value-type="float" office:value="3.66933331500083">
            <text:p>3.67</text:p>
          </table:table-cell>
          <table:table-cell table:formula="of:=MEDIAN([.B1062:.B4377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0.589615548326355">
            <text:p>0.59</text:p>
          </table:table-cell>
          <table:table-cell table:formula="of:=[.A1063]*10+1" office:value-type="float" office:value="6.89615548326355">
            <text:p>6.9</text:p>
          </table:table-cell>
          <table:table-cell table:formula="of:=MEDIAN([.B1063:.B4378])" office:value-type="float" office:value="0.734374270793389">
            <text:p>0.73</text:p>
          </table:table-cell>
          <table:table-cell table:number-columns-repeated="4"/>
        </table:table-row>
        <table:table-row table:style-name="ro1">
          <table:table-cell office:value-type="float" office:value="0.911353754147916">
            <text:p>0.91</text:p>
          </table:table-cell>
          <table:table-cell table:formula="of:=[.A1064]*10+1" office:value-type="float" office:value="10.1135375414792">
            <text:p>10.11</text:p>
          </table:table-cell>
          <table:table-cell table:formula="of:=MEDIAN([.B1064:.B4379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0.0706017563774117">
            <text:p>0.07</text:p>
          </table:table-cell>
          <table:table-cell table:formula="of:=[.A1065]*10+1" office:value-type="float" office:value="1.70601756377412">
            <text:p>1.71</text:p>
          </table:table-cell>
          <table:table-cell table:formula="of:=MEDIAN([.B1065:.B4380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0.967163973079084">
            <text:p>0.97</text:p>
          </table:table-cell>
          <table:table-cell table:formula="of:=[.A1066]*10+1" office:value-type="float" office:value="10.6716397307908">
            <text:p>10.67</text:p>
          </table:table-cell>
          <table:table-cell table:formula="of:=MEDIAN([.B1066:.B4381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-0.518785241228488">
            <text:p>-0.52</text:p>
          </table:table-cell>
          <table:table-cell table:formula="of:=[.A1067]*10+1" office:value-type="float" office:value="-4.18785241228488">
            <text:p>-4.19</text:p>
          </table:table-cell>
          <table:table-cell table:formula="of:=MEDIAN([.B1067:.B4382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0.868377514513317">
            <text:p>0.87</text:p>
          </table:table-cell>
          <table:table-cell table:formula="of:=[.A1068]*10+1" office:value-type="float" office:value="9.68377514513317">
            <text:p>9.68</text:p>
          </table:table-cell>
          <table:table-cell table:formula="of:=MEDIAN([.B1068:.B4383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0.271943878813595">
            <text:p>0.27</text:p>
          </table:table-cell>
          <table:table-cell table:formula="of:=[.A1069]*10+1" office:value-type="float" office:value="3.71943878813595">
            <text:p>3.72</text:p>
          </table:table-cell>
          <table:table-cell table:formula="of:=MEDIAN([.B1069:.B4384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0.990132492321595">
            <text:p>0.99</text:p>
          </table:table-cell>
          <table:table-cell table:formula="of:=[.A1070]*10+1" office:value-type="float" office:value="10.9013249232159">
            <text:p>10.9</text:p>
          </table:table-cell>
          <table:table-cell table:formula="of:=MEDIAN([.B1070:.B4385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-0.328729087240233">
            <text:p>-0.33</text:p>
          </table:table-cell>
          <table:table-cell table:formula="of:=[.A1071]*10+1" office:value-type="float" office:value="-2.28729087240233">
            <text:p>-2.29</text:p>
          </table:table-cell>
          <table:table-cell table:formula="of:=MEDIAN([.B1071:.B4386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-0.144222849569484">
            <text:p>-0.14</text:p>
          </table:table-cell>
          <table:table-cell table:formula="of:=[.A1072]*10+1" office:value-type="float" office:value="-0.442228495694844">
            <text:p>-0.44</text:p>
          </table:table-cell>
          <table:table-cell table:formula="of:=MEDIAN([.B1072:.B4387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-0.521926174857863">
            <text:p>-0.52</text:p>
          </table:table-cell>
          <table:table-cell table:formula="of:=[.A1073]*10+1" office:value-type="float" office:value="-4.21926174857863">
            <text:p>-4.22</text:p>
          </table:table-cell>
          <table:table-cell table:formula="of:=MEDIAN([.B1073:.B4388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0.521190473577142">
            <text:p>0.52</text:p>
          </table:table-cell>
          <table:table-cell table:formula="of:=[.A1074]*10+1" office:value-type="float" office:value="6.21190473577142">
            <text:p>6.21</text:p>
          </table:table-cell>
          <table:table-cell table:formula="of:=MEDIAN([.B1074:.B4389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0.393356753256697">
            <text:p>0.39</text:p>
          </table:table-cell>
          <table:table-cell table:formula="of:=[.A1075]*10+1" office:value-type="float" office:value="4.93356753256697">
            <text:p>4.93</text:p>
          </table:table-cell>
          <table:table-cell table:formula="of:=MEDIAN([.B1075:.B4390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0.244658016201799">
            <text:p>0.24</text:p>
          </table:table-cell>
          <table:table-cell table:formula="of:=[.A1076]*10+1" office:value-type="float" office:value="3.44658016201799">
            <text:p>3.45</text:p>
          </table:table-cell>
          <table:table-cell table:formula="of:=MEDIAN([.B1076:.B4391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0.922919442915323">
            <text:p>0.92</text:p>
          </table:table-cell>
          <table:table-cell table:formula="of:=[.A1077]*10+1" office:value-type="float" office:value="10.2291944291532">
            <text:p>10.23</text:p>
          </table:table-cell>
          <table:table-cell table:formula="of:=MEDIAN([.B1077:.B4392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0.841277898955614">
            <text:p>0.84</text:p>
          </table:table-cell>
          <table:table-cell table:formula="of:=[.A1078]*10+1" office:value-type="float" office:value="9.41277898955614">
            <text:p>9.41</text:p>
          </table:table-cell>
          <table:table-cell table:formula="of:=MEDIAN([.B1078:.B4393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0.355085775295303">
            <text:p>0.36</text:p>
          </table:table-cell>
          <table:table-cell table:formula="of:=[.A1079]*10+1" office:value-type="float" office:value="4.55085775295303">
            <text:p>4.55</text:p>
          </table:table-cell>
          <table:table-cell table:formula="of:=MEDIAN([.B1079:.B4394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-0.223617766677205">
            <text:p>-0.22</text:p>
          </table:table-cell>
          <table:table-cell table:formula="of:=[.A1080]*10+1" office:value-type="float" office:value="-1.23617766677205">
            <text:p>-1.24</text:p>
          </table:table-cell>
          <table:table-cell table:formula="of:=MEDIAN([.B1080:.B4395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-0.11323791060125">
            <text:p>-0.11</text:p>
          </table:table-cell>
          <table:table-cell table:formula="of:=[.A1081]*10+1" office:value-type="float" office:value="-0.132379106012499">
            <text:p>-0.13</text:p>
          </table:table-cell>
          <table:table-cell table:formula="of:=MEDIAN([.B1081:.B4396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0.233498421522858">
            <text:p>0.23</text:p>
          </table:table-cell>
          <table:table-cell table:formula="of:=[.A1082]*10+1" office:value-type="float" office:value="3.33498421522858">
            <text:p>3.33</text:p>
          </table:table-cell>
          <table:table-cell table:formula="of:=MEDIAN([.B1082:.B4397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-0.195555661150878">
            <text:p>-0.2</text:p>
          </table:table-cell>
          <table:table-cell table:formula="of:=[.A1083]*10+1" office:value-type="float" office:value="-0.955556611508777">
            <text:p>-0.96</text:p>
          </table:table-cell>
          <table:table-cell table:formula="of:=MEDIAN([.B1083:.B4398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0.399745516016157">
            <text:p>0.4</text:p>
          </table:table-cell>
          <table:table-cell table:formula="of:=[.A1084]*10+1" office:value-type="float" office:value="4.99745516016157">
            <text:p>5</text:p>
          </table:table-cell>
          <table:table-cell table:formula="of:=MEDIAN([.B1084:.B4399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-0.505730488587258">
            <text:p>-0.51</text:p>
          </table:table-cell>
          <table:table-cell table:formula="of:=[.A1085]*10+1" office:value-type="float" office:value="-4.05730488587258">
            <text:p>-4.06</text:p>
          </table:table-cell>
          <table:table-cell table:formula="of:=MEDIAN([.B1085:.B4400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-0.327011292914567">
            <text:p>-0.33</text:p>
          </table:table-cell>
          <table:table-cell table:formula="of:=[.A1086]*10+1" office:value-type="float" office:value="-2.27011292914567">
            <text:p>-2.27</text:p>
          </table:table-cell>
          <table:table-cell table:formula="of:=MEDIAN([.B1086:.B4401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-0.287604016445005">
            <text:p>-0.29</text:p>
          </table:table-cell>
          <table:table-cell table:formula="of:=[.A1087]*10+1" office:value-type="float" office:value="-1.87604016445005">
            <text:p>-1.88</text:p>
          </table:table-cell>
          <table:table-cell table:formula="of:=MEDIAN([.B1087:.B4402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-0.0512682055787956">
            <text:p>-0.05</text:p>
          </table:table-cell>
          <table:table-cell table:formula="of:=[.A1088]*10+1" office:value-type="float" office:value="0.487317944212044">
            <text:p>0.49</text:p>
          </table:table-cell>
          <table:table-cell table:formula="of:=MEDIAN([.B1088:.B4403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-0.204899762277798">
            <text:p>-0.2</text:p>
          </table:table-cell>
          <table:table-cell table:formula="of:=[.A1089]*10+1" office:value-type="float" office:value="-1.04899762277798">
            <text:p>-1.05</text:p>
          </table:table-cell>
          <table:table-cell table:formula="of:=MEDIAN([.B1089:.B4404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-0.772771784022512">
            <text:p>-0.77</text:p>
          </table:table-cell>
          <table:table-cell table:formula="of:=[.A1090]*10+1" office:value-type="float" office:value="-6.72771784022512">
            <text:p>-6.73</text:p>
          </table:table-cell>
          <table:table-cell table:formula="of:=MEDIAN([.B1090:.B4405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-0.635536190928335">
            <text:p>-0.64</text:p>
          </table:table-cell>
          <table:table-cell table:formula="of:=[.A1091]*10+1" office:value-type="float" office:value="-5.35536190928335">
            <text:p>-5.36</text:p>
          </table:table-cell>
          <table:table-cell table:formula="of:=MEDIAN([.B1091:.B4406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-0.608734764608931">
            <text:p>-0.61</text:p>
          </table:table-cell>
          <table:table-cell table:formula="of:=[.A1092]*10+1" office:value-type="float" office:value="-5.08734764608931">
            <text:p>-5.09</text:p>
          </table:table-cell>
          <table:table-cell table:formula="of:=MEDIAN([.B1092:.B4407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-0.43458013063137">
            <text:p>-0.43</text:p>
          </table:table-cell>
          <table:table-cell table:formula="of:=[.A1093]*10+1" office:value-type="float" office:value="-3.3458013063137">
            <text:p>-3.35</text:p>
          </table:table-cell>
          <table:table-cell table:formula="of:=MEDIAN([.B1093:.B4408])" office:value-type="float" office:value="0.734374270793389">
            <text:p>0.73</text:p>
          </table:table-cell>
          <table:table-cell table:number-columns-repeated="4"/>
        </table:table-row>
        <table:table-row table:style-name="ro1">
          <table:table-cell office:value-type="float" office:value="0.395650704336129">
            <text:p>0.4</text:p>
          </table:table-cell>
          <table:table-cell table:formula="of:=[.A1094]*10+1" office:value-type="float" office:value="4.9565070433613">
            <text:p>4.96</text:p>
          </table:table-cell>
          <table:table-cell table:formula="of:=MEDIAN([.B1094:.B4409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76071967739893">
            <text:p>-0.76</text:p>
          </table:table-cell>
          <table:table-cell table:formula="of:=[.A1095]*10+1" office:value-type="float" office:value="-6.60719677398931">
            <text:p>-6.61</text:p>
          </table:table-cell>
          <table:table-cell table:formula="of:=MEDIAN([.B1095:.B4410])" office:value-type="float" office:value="0.734374270793389">
            <text:p>0.73</text:p>
          </table:table-cell>
          <table:table-cell table:number-columns-repeated="4"/>
        </table:table-row>
        <table:table-row table:style-name="ro1">
          <table:table-cell office:value-type="float" office:value="0.11514968615229">
            <text:p>0.12</text:p>
          </table:table-cell>
          <table:table-cell table:formula="of:=[.A1096]*10+1" office:value-type="float" office:value="2.1514968615229">
            <text:p>2.15</text:p>
          </table:table-cell>
          <table:table-cell table:formula="of:=MEDIAN([.B1096:.B4411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558206147538218">
            <text:p>-0.56</text:p>
          </table:table-cell>
          <table:table-cell table:formula="of:=[.A1097]*10+1" office:value-type="float" office:value="-4.58206147538218">
            <text:p>-4.58</text:p>
          </table:table-cell>
          <table:table-cell table:formula="of:=MEDIAN([.B1097:.B4412])" office:value-type="float" office:value="0.734374270793389">
            <text:p>0.73</text:p>
          </table:table-cell>
          <table:table-cell table:number-columns-repeated="4"/>
        </table:table-row>
        <table:table-row table:style-name="ro1">
          <table:table-cell office:value-type="float" office:value="0.217464761735972">
            <text:p>0.22</text:p>
          </table:table-cell>
          <table:table-cell table:formula="of:=[.A1098]*10+1" office:value-type="float" office:value="3.17464761735972">
            <text:p>3.17</text:p>
          </table:table-cell>
          <table:table-cell table:formula="of:=MEDIAN([.B1098:.B4413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0.939534499325007">
            <text:p>0.94</text:p>
          </table:table-cell>
          <table:table-cell table:formula="of:=[.A1099]*10+1" office:value-type="float" office:value="10.3953449932501">
            <text:p>10.4</text:p>
          </table:table-cell>
          <table:table-cell table:formula="of:=MEDIAN([.B1099:.B4414])" office:value-type="float" office:value="0.734374270793389">
            <text:p>0.73</text:p>
          </table:table-cell>
          <table:table-cell table:number-columns-repeated="4"/>
        </table:table-row>
        <table:table-row table:style-name="ro1">
          <table:table-cell office:value-type="float" office:value="0.973032820258276">
            <text:p>0.97</text:p>
          </table:table-cell>
          <table:table-cell table:formula="of:=[.A1100]*10+1" office:value-type="float" office:value="10.7303282025828">
            <text:p>10.73</text:p>
          </table:table-cell>
          <table:table-cell table:formula="of:=MEDIAN([.B1100:.B4415])" office:value-type="float" office:value="0.731590142959817">
            <text:p>0.73</text:p>
          </table:table-cell>
          <table:table-cell table:number-columns-repeated="4"/>
        </table:table-row>
        <table:table-row table:style-name="ro1">
          <table:table-cell office:value-type="float" office:value="0.023702735839219">
            <text:p>0.02</text:p>
          </table:table-cell>
          <table:table-cell table:formula="of:=[.A1101]*10+1" office:value-type="float" office:value="1.23702735839219">
            <text:p>1.24</text:p>
          </table:table-cell>
          <table:table-cell table:formula="of:=MEDIAN([.B1101:.B4416])" office:value-type="float" office:value="0.729257865404224">
            <text:p>0.73</text:p>
          </table:table-cell>
          <table:table-cell table:number-columns-repeated="4"/>
        </table:table-row>
        <table:table-row table:style-name="ro1">
          <table:table-cell office:value-type="float" office:value="0.995448673795821">
            <text:p>1</text:p>
          </table:table-cell>
          <table:table-cell table:formula="of:=[.A1102]*10+1" office:value-type="float" office:value="10.9544867379582">
            <text:p>10.95</text:p>
          </table:table-cell>
          <table:table-cell table:formula="of:=MEDIAN([.B1102:.B4417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0.750710588567166">
            <text:p>0.75</text:p>
          </table:table-cell>
          <table:table-cell table:formula="of:=[.A1103]*10+1" office:value-type="float" office:value="8.50710588567166">
            <text:p>8.51</text:p>
          </table:table-cell>
          <table:table-cell table:formula="of:=MEDIAN([.B1103:.B4418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-0.247936804024148">
            <text:p>-0.25</text:p>
          </table:table-cell>
          <table:table-cell table:formula="of:=[.A1104]*10+1" office:value-type="float" office:value="-1.47936804024148">
            <text:p>-1.48</text:p>
          </table:table-cell>
          <table:table-cell table:formula="of:=MEDIAN([.B1104:.B4419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0.815027845109998">
            <text:p>0.82</text:p>
          </table:table-cell>
          <table:table-cell table:formula="of:=[.A1105]*10+1" office:value-type="float" office:value="9.15027845109998">
            <text:p>9.15</text:p>
          </table:table-cell>
          <table:table-cell table:formula="of:=MEDIAN([.B1105:.B4420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0.170700496718503">
            <text:p>0.17</text:p>
          </table:table-cell>
          <table:table-cell table:formula="of:=[.A1106]*10+1" office:value-type="float" office:value="2.70700496718503">
            <text:p>2.71</text:p>
          </table:table-cell>
          <table:table-cell table:formula="of:=MEDIAN([.B1106:.B4421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-0.139083933180861">
            <text:p>-0.14</text:p>
          </table:table-cell>
          <table:table-cell table:formula="of:=[.A1107]*10+1" office:value-type="float" office:value="-0.390839331808605">
            <text:p>-0.39</text:p>
          </table:table-cell>
          <table:table-cell table:formula="of:=MEDIAN([.B1107:.B4422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0.0479530451263512">
            <text:p>0.05</text:p>
          </table:table-cell>
          <table:table-cell table:formula="of:=[.A1108]*10+1" office:value-type="float" office:value="1.47953045126351">
            <text:p>1.48</text:p>
          </table:table-cell>
          <table:table-cell table:formula="of:=MEDIAN([.B1108:.B4423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-0.242399484065287">
            <text:p>-0.24</text:p>
          </table:table-cell>
          <table:table-cell table:formula="of:=[.A1109]*10+1" office:value-type="float" office:value="-1.42399484065287">
            <text:p>-1.42</text:p>
          </table:table-cell>
          <table:table-cell table:formula="of:=MEDIAN([.B1109:.B4424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0.371131433139498">
            <text:p>0.37</text:p>
          </table:table-cell>
          <table:table-cell table:formula="of:=[.A1110]*10+1" office:value-type="float" office:value="4.71131433139499">
            <text:p>4.71</text:p>
          </table:table-cell>
          <table:table-cell table:formula="of:=MEDIAN([.B1110:.B4425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0.452802176319208">
            <text:p>0.45</text:p>
          </table:table-cell>
          <table:table-cell table:formula="of:=[.A1111]*10+1" office:value-type="float" office:value="5.52802176319208">
            <text:p>5.53</text:p>
          </table:table-cell>
          <table:table-cell table:formula="of:=MEDIAN([.B1111:.B4426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-0.748737968970558">
            <text:p>-0.75</text:p>
          </table:table-cell>
          <table:table-cell table:formula="of:=[.A1112]*10+1" office:value-type="float" office:value="-6.48737968970558">
            <text:p>-6.49</text:p>
          </table:table-cell>
          <table:table-cell table:formula="of:=MEDIAN([.B1112:.B4427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0.153238019082545">
            <text:p>0.15</text:p>
          </table:table-cell>
          <table:table-cell table:formula="of:=[.A1113]*10+1" office:value-type="float" office:value="2.53238019082545">
            <text:p>2.53</text:p>
          </table:table-cell>
          <table:table-cell table:formula="of:=MEDIAN([.B1113:.B4428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0.863450996327499">
            <text:p>0.86</text:p>
          </table:table-cell>
          <table:table-cell table:formula="of:=[.A1114]*10+1" office:value-type="float" office:value="9.63450996327499">
            <text:p>9.63</text:p>
          </table:table-cell>
          <table:table-cell table:formula="of:=MEDIAN([.B1114:.B4429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-0.161011304655877">
            <text:p>-0.16</text:p>
          </table:table-cell>
          <table:table-cell table:formula="of:=[.A1115]*10+1" office:value-type="float" office:value="-0.610113046558775">
            <text:p>-0.61</text:p>
          </table:table-cell>
          <table:table-cell table:formula="of:=MEDIAN([.B1115:.B4430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-0.0835903343464363">
            <text:p>-0.08</text:p>
          </table:table-cell>
          <table:table-cell table:formula="of:=[.A1116]*10+1" office:value-type="float" office:value="0.164096656535637">
            <text:p>0.16</text:p>
          </table:table-cell>
          <table:table-cell table:formula="of:=MEDIAN([.B1116:.B4431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-0.895854917191205">
            <text:p>-0.9</text:p>
          </table:table-cell>
          <table:table-cell table:formula="of:=[.A1117]*10+1" office:value-type="float" office:value="-7.95854917191205">
            <text:p>-7.96</text:p>
          </table:table-cell>
          <table:table-cell table:formula="of:=MEDIAN([.B1117:.B4432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-0.598719514722338">
            <text:p>-0.6</text:p>
          </table:table-cell>
          <table:table-cell table:formula="of:=[.A1118]*10+1" office:value-type="float" office:value="-4.98719514722338">
            <text:p>-4.99</text:p>
          </table:table-cell>
          <table:table-cell table:formula="of:=MEDIAN([.B1118:.B4433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-0.209054502228939">
            <text:p>-0.21</text:p>
          </table:table-cell>
          <table:table-cell table:formula="of:=[.A1119]*10+1" office:value-type="float" office:value="-1.09054502228939">
            <text:p>-1.09</text:p>
          </table:table-cell>
          <table:table-cell table:formula="of:=MEDIAN([.B1119:.B4434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0.368111215959992">
            <text:p>0.37</text:p>
          </table:table-cell>
          <table:table-cell table:formula="of:=[.A1120]*10+1" office:value-type="float" office:value="4.68111215959993">
            <text:p>4.68</text:p>
          </table:table-cell>
          <table:table-cell table:formula="of:=MEDIAN([.B1120:.B4435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-0.617919517930567">
            <text:p>-0.62</text:p>
          </table:table-cell>
          <table:table-cell table:formula="of:=[.A1121]*10+1" office:value-type="float" office:value="-5.17919517930567">
            <text:p>-5.18</text:p>
          </table:table-cell>
          <table:table-cell table:formula="of:=MEDIAN([.B1121:.B4436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0.745998295545898">
            <text:p>0.75</text:p>
          </table:table-cell>
          <table:table-cell table:formula="of:=[.A1122]*10+1" office:value-type="float" office:value="8.45998295545898">
            <text:p>8.46</text:p>
          </table:table-cell>
          <table:table-cell table:formula="of:=MEDIAN([.B1122:.B4437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0.218214502651577">
            <text:p>0.22</text:p>
          </table:table-cell>
          <table:table-cell table:formula="of:=[.A1123]*10+1" office:value-type="float" office:value="3.18214502651577">
            <text:p>3.18</text:p>
          </table:table-cell>
          <table:table-cell table:formula="of:=MEDIAN([.B1123:.B4438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0.378977630092864">
            <text:p>0.38</text:p>
          </table:table-cell>
          <table:table-cell table:formula="of:=[.A1124]*10+1" office:value-type="float" office:value="4.78977630092864">
            <text:p>4.79</text:p>
          </table:table-cell>
          <table:table-cell table:formula="of:=MEDIAN([.B1124:.B4439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-0.731734796355854">
            <text:p>-0.73</text:p>
          </table:table-cell>
          <table:table-cell table:formula="of:=[.A1125]*10+1" office:value-type="float" office:value="-6.31734796355854">
            <text:p>-6.32</text:p>
          </table:table-cell>
          <table:table-cell table:formula="of:=MEDIAN([.B1125:.B4440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0.858629602789773">
            <text:p>0.86</text:p>
          </table:table-cell>
          <table:table-cell table:formula="of:=[.A1126]*10+1" office:value-type="float" office:value="9.58629602789773">
            <text:p>9.59</text:p>
          </table:table-cell>
          <table:table-cell table:formula="of:=MEDIAN([.B1126:.B4441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-0.987030493238836">
            <text:p>-0.99</text:p>
          </table:table-cell>
          <table:table-cell table:formula="of:=[.A1127]*10+1" office:value-type="float" office:value="-8.87030493238836">
            <text:p>-8.87</text:p>
          </table:table-cell>
          <table:table-cell table:formula="of:=MEDIAN([.B1127:.B4442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0.656361319805025">
            <text:p>0.66</text:p>
          </table:table-cell>
          <table:table-cell table:formula="of:=[.A1128]*10+1" office:value-type="float" office:value="7.56361319805025">
            <text:p>7.56</text:p>
          </table:table-cell>
          <table:table-cell table:formula="of:=MEDIAN([.B1128:.B4443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0.628353381220499">
            <text:p>0.63</text:p>
          </table:table-cell>
          <table:table-cell table:formula="of:=[.A1129]*10+1" office:value-type="float" office:value="7.28353381220499">
            <text:p>7.28</text:p>
          </table:table-cell>
          <table:table-cell table:formula="of:=MEDIAN([.B1129:.B4444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0.0676769396786522">
            <text:p>0.07</text:p>
          </table:table-cell>
          <table:table-cell table:formula="of:=[.A1130]*10+1" office:value-type="float" office:value="1.67676939678652">
            <text:p>1.68</text:p>
          </table:table-cell>
          <table:table-cell table:formula="of:=MEDIAN([.B1130:.B4445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-0.00122129887705991">
            <text:p>0</text:p>
          </table:table-cell>
          <table:table-cell table:formula="of:=[.A1131]*10+1" office:value-type="float" office:value="0.987787011229401">
            <text:p>0.99</text:p>
          </table:table-cell>
          <table:table-cell table:formula="of:=MEDIAN([.B1131:.B4446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-0.249523653578526">
            <text:p>-0.25</text:p>
          </table:table-cell>
          <table:table-cell table:formula="of:=[.A1132]*10+1" office:value-type="float" office:value="-1.49523653578526">
            <text:p>-1.5</text:p>
          </table:table-cell>
          <table:table-cell table:formula="of:=MEDIAN([.B1132:.B4447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0.972565364308879">
            <text:p>0.97</text:p>
          </table:table-cell>
          <table:table-cell table:formula="of:=[.A1133]*10+1" office:value-type="float" office:value="10.7256536430888">
            <text:p>10.73</text:p>
          </table:table-cell>
          <table:table-cell table:formula="of:=MEDIAN([.B1133:.B4448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0.947057500340538">
            <text:p>0.95</text:p>
          </table:table-cell>
          <table:table-cell table:formula="of:=[.A1134]*10+1" office:value-type="float" office:value="10.4705750034054">
            <text:p>10.47</text:p>
          </table:table-cell>
          <table:table-cell table:formula="of:=MEDIAN([.B1134:.B4449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-0.909245325490491">
            <text:p>-0.91</text:p>
          </table:table-cell>
          <table:table-cell table:formula="of:=[.A1135]*10+1" office:value-type="float" office:value="-8.09245325490491">
            <text:p>-8.09</text:p>
          </table:table-cell>
          <table:table-cell table:formula="of:=MEDIAN([.B1135:.B4450])" office:value-type="float" office:value="0.690209085634477">
            <text:p>0.69</text:p>
          </table:table-cell>
          <table:table-cell table:number-columns-repeated="4"/>
        </table:table-row>
        <table:table-row table:style-name="ro1">
          <table:table-cell office:value-type="float" office:value="0.175118176170494">
            <text:p>0.18</text:p>
          </table:table-cell>
          <table:table-cell table:formula="of:=[.A1136]*10+1" office:value-type="float" office:value="2.75118176170494">
            <text:p>2.75</text:p>
          </table:table-cell>
          <table:table-cell table:formula="of:=MEDIAN([.B1136:.B4451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-0.1607886508575">
            <text:p>-0.16</text:p>
          </table:table-cell>
          <table:table-cell table:formula="of:=[.A1137]*10+1" office:value-type="float" office:value="-0.607886508575003">
            <text:p>-0.61</text:p>
          </table:table-cell>
          <table:table-cell table:formula="of:=MEDIAN([.B1137:.B4452])" office:value-type="float" office:value="0.690209085634477">
            <text:p>0.69</text:p>
          </table:table-cell>
          <table:table-cell table:number-columns-repeated="4"/>
        </table:table-row>
        <table:table-row table:style-name="ro1">
          <table:table-cell office:value-type="float" office:value="0.944897586256595">
            <text:p>0.94</text:p>
          </table:table-cell>
          <table:table-cell table:formula="of:=[.A1138]*10+1" office:value-type="float" office:value="10.4489758625659">
            <text:p>10.45</text:p>
          </table:table-cell>
          <table:table-cell table:formula="of:=MEDIAN([.B1138:.B4453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0.170529445417109">
            <text:p>0.17</text:p>
          </table:table-cell>
          <table:table-cell table:formula="of:=[.A1139]*10+1" office:value-type="float" office:value="2.70529445417109">
            <text:p>2.71</text:p>
          </table:table-cell>
          <table:table-cell table:formula="of:=MEDIAN([.B1139:.B4454])" office:value-type="float" office:value="0.690209085634477">
            <text:p>0.69</text:p>
          </table:table-cell>
          <table:table-cell table:number-columns-repeated="4"/>
        </table:table-row>
        <table:table-row table:style-name="ro1">
          <table:table-cell office:value-type="float" office:value="0.107731877331698">
            <text:p>0.11</text:p>
          </table:table-cell>
          <table:table-cell table:formula="of:=[.A1140]*10+1" office:value-type="float" office:value="2.07731877331698">
            <text:p>2.08</text:p>
          </table:table-cell>
          <table:table-cell table:formula="of:=MEDIAN([.B1140:.B4455])" office:value-type="float" office:value="0.682775772248585">
            <text:p>0.68</text:p>
          </table:table-cell>
          <table:table-cell table:number-columns-repeated="4"/>
        </table:table-row>
        <table:table-row table:style-name="ro1">
          <table:table-cell office:value-type="float" office:value="0.773893677611498">
            <text:p>0.77</text:p>
          </table:table-cell>
          <table:table-cell table:formula="of:=[.A1141]*10+1" office:value-type="float" office:value="8.73893677611498">
            <text:p>8.74</text:p>
          </table:table-cell>
          <table:table-cell table:formula="of:=MEDIAN([.B1141:.B4456])" office:value-type="float" office:value="0.677879760521055">
            <text:p>0.68</text:p>
          </table:table-cell>
          <table:table-cell table:number-columns-repeated="4"/>
        </table:table-row>
        <table:table-row table:style-name="ro1">
          <table:table-cell office:value-type="float" office:value="0.525642472242119">
            <text:p>0.53</text:p>
          </table:table-cell>
          <table:table-cell table:formula="of:=[.A1142]*10+1" office:value-type="float" office:value="6.25642472242119">
            <text:p>6.26</text:p>
          </table:table-cell>
          <table:table-cell table:formula="of:=MEDIAN([.B1142:.B4457])" office:value-type="float" office:value="0.672983748793524">
            <text:p>0.67</text:p>
          </table:table-cell>
          <table:table-cell table:number-columns-repeated="4"/>
        </table:table-row>
        <table:table-row table:style-name="ro1">
          <table:table-cell office:value-type="float" office:value="0.333397162987135">
            <text:p>0.33</text:p>
          </table:table-cell>
          <table:table-cell table:formula="of:=[.A1143]*10+1" office:value-type="float" office:value="4.33397162987135">
            <text:p>4.33</text:p>
          </table:table-cell>
          <table:table-cell table:formula="of:=MEDIAN([.B1143:.B4458])" office:value-type="float" office:value="0.668692346892487">
            <text:p>0.67</text:p>
          </table:table-cell>
          <table:table-cell table:number-columns-repeated="4"/>
        </table:table-row>
        <table:table-row table:style-name="ro1">
          <table:table-cell office:value-type="float" office:value="-0.0721964265862825">
            <text:p>-0.07</text:p>
          </table:table-cell>
          <table:table-cell table:formula="of:=[.A1144]*10+1" office:value-type="float" office:value="0.278035734137175">
            <text:p>0.28</text:p>
          </table:table-cell>
          <table:table-cell table:formula="of:=MEDIAN([.B1144:.B4459])" office:value-type="float" office:value="0.664400944991449">
            <text:p>0.66</text:p>
          </table:table-cell>
          <table:table-cell table:number-columns-repeated="4"/>
        </table:table-row>
        <table:table-row table:style-name="ro1">
          <table:table-cell office:value-type="float" office:value="-0.106993315509678">
            <text:p>-0.11</text:p>
          </table:table-cell>
          <table:table-cell table:formula="of:=[.A1145]*10+1" office:value-type="float" office:value="-0.0699331550967772">
            <text:p>-0.07</text:p>
          </table:table-cell>
          <table:table-cell table:formula="of:=MEDIAN([.B1145:.B4460])" office:value-type="float" office:value="0.668692346892487">
            <text:p>0.67</text:p>
          </table:table-cell>
          <table:table-cell table:number-columns-repeated="4"/>
        </table:table-row>
        <table:table-row table:style-name="ro1">
          <table:table-cell office:value-type="float" office:value="-0.417452001819163">
            <text:p>-0.42</text:p>
          </table:table-cell>
          <table:table-cell table:formula="of:=[.A1146]*10+1" office:value-type="float" office:value="-3.17452001819163">
            <text:p>-3.17</text:p>
          </table:table-cell>
          <table:table-cell table:formula="of:=MEDIAN([.B1146:.B4461])" office:value-type="float" office:value="0.672983748793524">
            <text:p>0.67</text:p>
          </table:table-cell>
          <table:table-cell table:number-columns-repeated="4"/>
        </table:table-row>
        <table:table-row table:style-name="ro1">
          <table:table-cell office:value-type="float" office:value="0.649728041450617">
            <text:p>0.65</text:p>
          </table:table-cell>
          <table:table-cell table:formula="of:=[.A1147]*10+1" office:value-type="float" office:value="7.49728041450617">
            <text:p>7.5</text:p>
          </table:table-cell>
          <table:table-cell table:formula="of:=MEDIAN([.B1147:.B4462])" office:value-type="float" office:value="0.677879760521055">
            <text:p>0.68</text:p>
          </table:table-cell>
          <table:table-cell table:number-columns-repeated="4"/>
        </table:table-row>
        <table:table-row table:style-name="ro1">
          <table:table-cell office:value-type="float" office:value="-0.157200819708576">
            <text:p>-0.16</text:p>
          </table:table-cell>
          <table:table-cell table:formula="of:=[.A1148]*10+1" office:value-type="float" office:value="-0.572008197085762">
            <text:p>-0.57</text:p>
          </table:table-cell>
          <table:table-cell table:formula="of:=MEDIAN([.B1148:.B4463])" office:value-type="float" office:value="0.672983748793524">
            <text:p>0.67</text:p>
          </table:table-cell>
          <table:table-cell table:number-columns-repeated="4"/>
        </table:table-row>
        <table:table-row table:style-name="ro1">
          <table:table-cell office:value-type="float" office:value="-0.108229299257233">
            <text:p>-0.11</text:p>
          </table:table-cell>
          <table:table-cell table:formula="of:=[.A1149]*10+1" office:value-type="float" office:value="-0.0822929925723257">
            <text:p>-0.08</text:p>
          </table:table-cell>
          <table:table-cell table:formula="of:=MEDIAN([.B1149:.B4464])" office:value-type="float" office:value="0.677879760521055">
            <text:p>0.68</text:p>
          </table:table-cell>
          <table:table-cell table:number-columns-repeated="4"/>
        </table:table-row>
        <table:table-row table:style-name="ro1">
          <table:table-cell office:value-type="float" office:value="-0.609412852839921">
            <text:p>-0.61</text:p>
          </table:table-cell>
          <table:table-cell table:formula="of:=[.A1150]*10+1" office:value-type="float" office:value="-5.09412852839921">
            <text:p>-5.09</text:p>
          </table:table-cell>
          <table:table-cell table:formula="of:=MEDIAN([.B1150:.B4465])" office:value-type="float" office:value="0.682775772248585">
            <text:p>0.68</text:p>
          </table:table-cell>
          <table:table-cell table:number-columns-repeated="4"/>
        </table:table-row>
        <table:table-row table:style-name="ro1">
          <table:table-cell office:value-type="float" office:value="-0.983379169131768">
            <text:p>-0.98</text:p>
          </table:table-cell>
          <table:table-cell table:formula="of:=[.A1151]*10+1" office:value-type="float" office:value="-8.83379169131768">
            <text:p>-8.83</text:p>
          </table:table-cell>
          <table:table-cell table:formula="of:=MEDIAN([.B1151:.B4466])" office:value-type="float" office:value="0.690209085634477">
            <text:p>0.69</text:p>
          </table:table-cell>
          <table:table-cell table:number-columns-repeated="4"/>
        </table:table-row>
        <table:table-row table:style-name="ro1">
          <table:table-cell office:value-type="float" office:value="0.519736320014126">
            <text:p>0.52</text:p>
          </table:table-cell>
          <table:table-cell table:formula="of:=[.A1152]*10+1" office:value-type="float" office:value="6.19736320014126">
            <text:p>6.2</text:p>
          </table:table-cell>
          <table:table-cell table:formula="of:=MEDIAN([.B1152:.B4467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0.308586678782177">
            <text:p>0.31</text:p>
          </table:table-cell>
          <table:table-cell table:formula="of:=[.A1153]*10+1" office:value-type="float" office:value="4.08586678782177">
            <text:p>4.09</text:p>
          </table:table-cell>
          <table:table-cell table:formula="of:=MEDIAN([.B1153:.B4468])" office:value-type="float" office:value="0.690209085634477">
            <text:p>0.69</text:p>
          </table:table-cell>
          <table:table-cell table:number-columns-repeated="4"/>
        </table:table-row>
        <table:table-row table:style-name="ro1">
          <table:table-cell office:value-type="float" office:value="0.99309925241032">
            <text:p>0.99</text:p>
          </table:table-cell>
          <table:table-cell table:formula="of:=[.A1154]*10+1" office:value-type="float" office:value="10.9309925241032">
            <text:p>10.93</text:p>
          </table:table-cell>
          <table:table-cell table:formula="of:=MEDIAN([.B1154:.B4469])" office:value-type="float" office:value="0.682775772248585">
            <text:p>0.68</text:p>
          </table:table-cell>
          <table:table-cell table:number-columns-repeated="4"/>
        </table:table-row>
        <table:table-row table:style-name="ro1">
          <table:table-cell office:value-type="float" office:value="-0.2194001020641">
            <text:p>-0.22</text:p>
          </table:table-cell>
          <table:table-cell table:formula="of:=[.A1155]*10+1" office:value-type="float" office:value="-1.194001020641">
            <text:p>-1.19</text:p>
          </table:table-cell>
          <table:table-cell table:formula="of:=MEDIAN([.B1155:.B4470])" office:value-type="float" office:value="0.677879760521055">
            <text:p>0.68</text:p>
          </table:table-cell>
          <table:table-cell table:number-columns-repeated="4"/>
        </table:table-row>
        <table:table-row table:style-name="ro1">
          <table:table-cell office:value-type="float" office:value="0.199905490278163">
            <text:p>0.2</text:p>
          </table:table-cell>
          <table:table-cell table:formula="of:=[.A1156]*10+1" office:value-type="float" office:value="2.99905490278163">
            <text:p>3</text:p>
          </table:table-cell>
          <table:table-cell table:formula="of:=MEDIAN([.B1156:.B4471])" office:value-type="float" office:value="0.682775772248585">
            <text:p>0.68</text:p>
          </table:table-cell>
          <table:table-cell table:number-columns-repeated="4"/>
        </table:table-row>
        <table:table-row table:style-name="ro1">
          <table:table-cell office:value-type="float" office:value="-0.574767135645749">
            <text:p>-0.57</text:p>
          </table:table-cell>
          <table:table-cell table:formula="of:=[.A1157]*10+1" office:value-type="float" office:value="-4.74767135645749">
            <text:p>-4.75</text:p>
          </table:table-cell>
          <table:table-cell table:formula="of:=MEDIAN([.B1157:.B4472])" office:value-type="float" office:value="0.677879760521055">
            <text:p>0.68</text:p>
          </table:table-cell>
          <table:table-cell table:number-columns-repeated="4"/>
        </table:table-row>
        <table:table-row table:style-name="ro1">
          <table:table-cell office:value-type="float" office:value="0.793012791400264">
            <text:p>0.79</text:p>
          </table:table-cell>
          <table:table-cell table:formula="of:=[.A1158]*10+1" office:value-type="float" office:value="8.93012791400264">
            <text:p>8.93</text:p>
          </table:table-cell>
          <table:table-cell table:formula="of:=MEDIAN([.B1158:.B4473])" office:value-type="float" office:value="0.682775772248585">
            <text:p>0.68</text:p>
          </table:table-cell>
          <table:table-cell table:number-columns-repeated="4"/>
        </table:table-row>
        <table:table-row table:style-name="ro1">
          <table:table-cell office:value-type="float" office:value="-0.631072634678711">
            <text:p>-0.63</text:p>
          </table:table-cell>
          <table:table-cell table:formula="of:=[.A1159]*10+1" office:value-type="float" office:value="-5.31072634678711">
            <text:p>-5.31</text:p>
          </table:table-cell>
          <table:table-cell table:formula="of:=MEDIAN([.B1159:.B4474])" office:value-type="float" office:value="0.677879760521055">
            <text:p>0.68</text:p>
          </table:table-cell>
          <table:table-cell table:number-columns-repeated="4"/>
        </table:table-row>
        <table:table-row table:style-name="ro1">
          <table:table-cell office:value-type="float" office:value="-0.515625863122511">
            <text:p>-0.52</text:p>
          </table:table-cell>
          <table:table-cell table:formula="of:=[.A1160]*10+1" office:value-type="float" office:value="-4.15625863122511">
            <text:p>-4.16</text:p>
          </table:table-cell>
          <table:table-cell table:formula="of:=MEDIAN([.B1160:.B4475])" office:value-type="float" office:value="0.682775772248585">
            <text:p>0.68</text:p>
          </table:table-cell>
          <table:table-cell table:number-columns-repeated="4"/>
        </table:table-row>
        <table:table-row table:style-name="ro1">
          <table:table-cell office:value-type="float" office:value="0.767152845667337">
            <text:p>0.77</text:p>
          </table:table-cell>
          <table:table-cell table:formula="of:=[.A1161]*10+1" office:value-type="float" office:value="8.67152845667337">
            <text:p>8.67</text:p>
          </table:table-cell>
          <table:table-cell table:formula="of:=MEDIAN([.B1161:.B4476])" office:value-type="float" office:value="0.690209085634477">
            <text:p>0.69</text:p>
          </table:table-cell>
          <table:table-cell table:number-columns-repeated="4"/>
        </table:table-row>
        <table:table-row table:style-name="ro1">
          <table:table-cell office:value-type="float" office:value="-0.180433065435924">
            <text:p>-0.18</text:p>
          </table:table-cell>
          <table:table-cell table:formula="of:=[.A1162]*10+1" office:value-type="float" office:value="-0.804330654359244">
            <text:p>-0.8</text:p>
          </table:table-cell>
          <table:table-cell table:formula="of:=MEDIAN([.B1162:.B4477])" office:value-type="float" office:value="0.682775772248585">
            <text:p>0.68</text:p>
          </table:table-cell>
          <table:table-cell table:number-columns-repeated="4"/>
        </table:table-row>
        <table:table-row table:style-name="ro1">
          <table:table-cell office:value-type="float" office:value="0.911806351512057">
            <text:p>0.91</text:p>
          </table:table-cell>
          <table:table-cell table:formula="of:=[.A1163]*10+1" office:value-type="float" office:value="10.1180635151206">
            <text:p>10.12</text:p>
          </table:table-cell>
          <table:table-cell table:formula="of:=MEDIAN([.B1163:.B4478])" office:value-type="float" office:value="0.690209085634477">
            <text:p>0.69</text:p>
          </table:table-cell>
          <table:table-cell table:number-columns-repeated="4"/>
        </table:table-row>
        <table:table-row table:style-name="ro1">
          <table:table-cell office:value-type="float" office:value="-0.0567601872451863">
            <text:p>-0.06</text:p>
          </table:table-cell>
          <table:table-cell table:formula="of:=[.A1164]*10+1" office:value-type="float" office:value="0.432398127548137">
            <text:p>0.43</text:p>
          </table:table-cell>
          <table:table-cell table:formula="of:=MEDIAN([.B1164:.B4479])" office:value-type="float" office:value="0.682775772248585">
            <text:p>0.68</text:p>
          </table:table-cell>
          <table:table-cell table:number-columns-repeated="4"/>
        </table:table-row>
        <table:table-row table:style-name="ro1">
          <table:table-cell office:value-type="float" office:value="-0.63489164887778">
            <text:p>-0.63</text:p>
          </table:table-cell>
          <table:table-cell table:formula="of:=[.A1165]*10+1" office:value-type="float" office:value="-5.3489164887778">
            <text:p>-5.35</text:p>
          </table:table-cell>
          <table:table-cell table:formula="of:=MEDIAN([.B1165:.B4480])" office:value-type="float" office:value="0.690209085634477">
            <text:p>0.69</text:p>
          </table:table-cell>
          <table:table-cell table:number-columns-repeated="4"/>
        </table:table-row>
        <table:table-row table:style-name="ro1">
          <table:table-cell office:value-type="float" office:value="-0.715210262047094">
            <text:p>-0.72</text:p>
          </table:table-cell>
          <table:table-cell table:formula="of:=[.A1166]*10+1" office:value-type="float" office:value="-6.15210262047094">
            <text:p>-6.15</text:p>
          </table:table-cell>
          <table:table-cell table:formula="of:=MEDIAN([.B1166:.B4481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0.828921542473541">
            <text:p>0.83</text:p>
          </table:table-cell>
          <table:table-cell table:formula="of:=[.A1167]*10+1" office:value-type="float" office:value="9.28921542473541">
            <text:p>9.29</text:p>
          </table:table-cell>
          <table:table-cell table:formula="of:=MEDIAN([.B1167:.B4482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-0.548204087906326">
            <text:p>-0.55</text:p>
          </table:table-cell>
          <table:table-cell table:formula="of:=[.A1168]*10+1" office:value-type="float" office:value="-4.48204087906326">
            <text:p>-4.48</text:p>
          </table:table-cell>
          <table:table-cell table:formula="of:=MEDIAN([.B1168:.B4483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0.530135439029617">
            <text:p>0.53</text:p>
          </table:table-cell>
          <table:table-cell table:formula="of:=[.A1169]*10+1" office:value-type="float" office:value="6.30135439029617">
            <text:p>6.3</text:p>
          </table:table-cell>
          <table:table-cell table:formula="of:=MEDIAN([.B1169:.B4484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-0.510030608751713">
            <text:p>-0.51</text:p>
          </table:table-cell>
          <table:table-cell table:formula="of:=[.A1170]*10+1" office:value-type="float" office:value="-4.10030608751713">
            <text:p>-4.1</text:p>
          </table:table-cell>
          <table:table-cell table:formula="of:=MEDIAN([.B1170:.B4485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0.706350427188678">
            <text:p>0.71</text:p>
          </table:table-cell>
          <table:table-cell table:formula="of:=[.A1171]*10+1" office:value-type="float" office:value="8.06350427188678">
            <text:p>8.06</text:p>
          </table:table-cell>
          <table:table-cell table:formula="of:=MEDIAN([.B1171:.B4486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0.101462430844208">
            <text:p>0.1</text:p>
          </table:table-cell>
          <table:table-cell table:formula="of:=[.A1172]*10+1" office:value-type="float" office:value="2.01462430844208">
            <text:p>2.01</text:p>
          </table:table-cell>
          <table:table-cell table:formula="of:=MEDIAN([.B1172:.B4487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0.773462228304311">
            <text:p>0.77</text:p>
          </table:table-cell>
          <table:table-cell table:formula="of:=[.A1173]*10+1" office:value-type="float" office:value="8.73462228304311">
            <text:p>8.73</text:p>
          </table:table-cell>
          <table:table-cell table:formula="of:=MEDIAN([.B1173:.B4488])" office:value-type="float" office:value="0.690209085634477">
            <text:p>0.69</text:p>
          </table:table-cell>
          <table:table-cell table:number-columns-repeated="4"/>
        </table:table-row>
        <table:table-row table:style-name="ro1">
          <table:table-cell office:value-type="float" office:value="0.261686524456912">
            <text:p>0.26</text:p>
          </table:table-cell>
          <table:table-cell table:formula="of:=[.A1174]*10+1" office:value-type="float" office:value="3.61686524456912">
            <text:p>3.62</text:p>
          </table:table-cell>
          <table:table-cell table:formula="of:=MEDIAN([.B1174:.B4489])" office:value-type="float" office:value="0.682775772248585">
            <text:p>0.68</text:p>
          </table:table-cell>
          <table:table-cell table:number-columns-repeated="4"/>
        </table:table-row>
        <table:table-row table:style-name="ro1">
          <table:table-cell office:value-type="float" office:value="-0.193288218804118">
            <text:p>-0.19</text:p>
          </table:table-cell>
          <table:table-cell table:formula="of:=[.A1175]*10+1" office:value-type="float" office:value="-0.932882188041184">
            <text:p>-0.93</text:p>
          </table:table-cell>
          <table:table-cell table:formula="of:=MEDIAN([.B1175:.B4490])" office:value-type="float" office:value="0.677879760521055">
            <text:p>0.68</text:p>
          </table:table-cell>
          <table:table-cell table:number-columns-repeated="4"/>
        </table:table-row>
        <table:table-row table:style-name="ro1">
          <table:table-cell office:value-type="float" office:value="-0.624245816630847">
            <text:p>-0.62</text:p>
          </table:table-cell>
          <table:table-cell table:formula="of:=[.A1176]*10+1" office:value-type="float" office:value="-5.24245816630847">
            <text:p>-5.24</text:p>
          </table:table-cell>
          <table:table-cell table:formula="of:=MEDIAN([.B1176:.B4491])" office:value-type="float" office:value="0.682775772248585">
            <text:p>0.68</text:p>
          </table:table-cell>
          <table:table-cell table:number-columns-repeated="4"/>
        </table:table-row>
        <table:table-row table:style-name="ro1">
          <table:table-cell office:value-type="float" office:value="-0.752513791994456">
            <text:p>-0.75</text:p>
          </table:table-cell>
          <table:table-cell table:formula="of:=[.A1177]*10+1" office:value-type="float" office:value="-6.52513791994456">
            <text:p>-6.53</text:p>
          </table:table-cell>
          <table:table-cell table:formula="of:=MEDIAN([.B1177:.B4492])" office:value-type="float" office:value="0.690209085634477">
            <text:p>0.69</text:p>
          </table:table-cell>
          <table:table-cell table:number-columns-repeated="4"/>
        </table:table-row>
        <table:table-row table:style-name="ro1">
          <table:table-cell office:value-type="float" office:value="0.543882292101116">
            <text:p>0.54</text:p>
          </table:table-cell>
          <table:table-cell table:formula="of:=[.A1178]*10+1" office:value-type="float" office:value="6.43882292101116">
            <text:p>6.44</text:p>
          </table:table-cell>
          <table:table-cell table:formula="of:=MEDIAN([.B1178:.B4493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0.0258250547266456">
            <text:p>0.03</text:p>
          </table:table-cell>
          <table:table-cell table:formula="of:=[.A1179]*10+1" office:value-type="float" office:value="1.25825054726646">
            <text:p>1.26</text:p>
          </table:table-cell>
          <table:table-cell table:formula="of:=MEDIAN([.B1179:.B4494])" office:value-type="float" office:value="0.690209085634477">
            <text:p>0.69</text:p>
          </table:table-cell>
          <table:table-cell table:number-columns-repeated="4"/>
        </table:table-row>
        <table:table-row table:style-name="ro1">
          <table:table-cell office:value-type="float" office:value="-0.407618248771765">
            <text:p>-0.41</text:p>
          </table:table-cell>
          <table:table-cell table:formula="of:=[.A1180]*10+1" office:value-type="float" office:value="-3.07618248771765">
            <text:p>-3.08</text:p>
          </table:table-cell>
          <table:table-cell table:formula="of:=MEDIAN([.B1180:.B4495])" office:value-type="float" office:value="0.682775772248585">
            <text:p>0.68</text:p>
          </table:table-cell>
          <table:table-cell table:number-columns-repeated="4"/>
        </table:table-row>
        <table:table-row table:style-name="ro1">
          <table:table-cell office:value-type="float" office:value="0.0858798330887276">
            <text:p>0.09</text:p>
          </table:table-cell>
          <table:table-cell table:formula="of:=[.A1181]*10+1" office:value-type="float" office:value="1.85879833088728">
            <text:p>1.86</text:p>
          </table:table-cell>
          <table:table-cell table:formula="of:=MEDIAN([.B1181:.B4496])" office:value-type="float" office:value="0.690209085634477">
            <text:p>0.69</text:p>
          </table:table-cell>
          <table:table-cell table:number-columns-repeated="4"/>
        </table:table-row>
        <table:table-row table:style-name="ro1">
          <table:table-cell office:value-type="float" office:value="0.0061065659253482">
            <text:p>0.01</text:p>
          </table:table-cell>
          <table:table-cell table:formula="of:=[.A1182]*10+1" office:value-type="float" office:value="1.06106565925348">
            <text:p>1.06</text:p>
          </table:table-cell>
          <table:table-cell table:formula="of:=MEDIAN([.B1182:.B4497])" office:value-type="float" office:value="0.682775772248585">
            <text:p>0.68</text:p>
          </table:table-cell>
          <table:table-cell table:number-columns-repeated="4"/>
        </table:table-row>
        <table:table-row table:style-name="ro1">
          <table:table-cell office:value-type="float" office:value="-0.738590257627232">
            <text:p>-0.74</text:p>
          </table:table-cell>
          <table:table-cell table:formula="of:=[.A1183]*10+1" office:value-type="float" office:value="-6.38590257627232">
            <text:p>-6.39</text:p>
          </table:table-cell>
          <table:table-cell table:formula="of:=MEDIAN([.B1183:.B4498])" office:value-type="float" office:value="0.677879760521055">
            <text:p>0.68</text:p>
          </table:table-cell>
          <table:table-cell table:number-columns-repeated="4"/>
        </table:table-row>
        <table:table-row table:style-name="ro1">
          <table:table-cell office:value-type="float" office:value="-0.160227395108865">
            <text:p>-0.16</text:p>
          </table:table-cell>
          <table:table-cell table:formula="of:=[.A1184]*10+1" office:value-type="float" office:value="-0.602273951088649">
            <text:p>-0.6</text:p>
          </table:table-cell>
          <table:table-cell table:formula="of:=MEDIAN([.B1184:.B4499])" office:value-type="float" office:value="0.682775772248585">
            <text:p>0.68</text:p>
          </table:table-cell>
          <table:table-cell table:number-columns-repeated="4"/>
        </table:table-row>
        <table:table-row table:style-name="ro1">
          <table:table-cell office:value-type="float" office:value="-0.434259997842873">
            <text:p>-0.43</text:p>
          </table:table-cell>
          <table:table-cell table:formula="of:=[.A1185]*10+1" office:value-type="float" office:value="-3.34259997842873">
            <text:p>-3.34</text:p>
          </table:table-cell>
          <table:table-cell table:formula="of:=MEDIAN([.B1185:.B4500])" office:value-type="float" office:value="0.690209085634477">
            <text:p>0.69</text:p>
          </table:table-cell>
          <table:table-cell table:number-columns-repeated="4"/>
        </table:table-row>
        <table:table-row table:style-name="ro1">
          <table:table-cell office:value-type="float" office:value="0.373103090091813">
            <text:p>0.37</text:p>
          </table:table-cell>
          <table:table-cell table:formula="of:=[.A1186]*10+1" office:value-type="float" office:value="4.73103090091813">
            <text:p>4.73</text:p>
          </table:table-cell>
          <table:table-cell table:formula="of:=MEDIAN([.B1186:.B4501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0.533439827522388">
            <text:p>0.53</text:p>
          </table:table-cell>
          <table:table-cell table:formula="of:=[.A1187]*10+1" office:value-type="float" office:value="6.33439827522388">
            <text:p>6.33</text:p>
          </table:table-cell>
          <table:table-cell table:formula="of:=MEDIAN([.B1187:.B4502])" office:value-type="float" office:value="0.690209085634477">
            <text:p>0.69</text:p>
          </table:table-cell>
          <table:table-cell table:number-columns-repeated="4"/>
        </table:table-row>
        <table:table-row table:style-name="ro1">
          <table:table-cell office:value-type="float" office:value="0.00914864229317925">
            <text:p>0.01</text:p>
          </table:table-cell>
          <table:table-cell table:formula="of:=[.A1188]*10+1" office:value-type="float" office:value="1.09148642293179">
            <text:p>1.09</text:p>
          </table:table-cell>
          <table:table-cell table:formula="of:=MEDIAN([.B1188:.B4503])" office:value-type="float" office:value="0.682775772248585">
            <text:p>0.68</text:p>
          </table:table-cell>
          <table:table-cell table:number-columns-repeated="4"/>
        </table:table-row>
        <table:table-row table:style-name="ro1">
          <table:table-cell office:value-type="float" office:value="-0.790934928133674">
            <text:p>-0.79</text:p>
          </table:table-cell>
          <table:table-cell table:formula="of:=[.A1189]*10+1" office:value-type="float" office:value="-6.90934928133674">
            <text:p>-6.91</text:p>
          </table:table-cell>
          <table:table-cell table:formula="of:=MEDIAN([.B1189:.B4504])" office:value-type="float" office:value="0.677879760521055">
            <text:p>0.68</text:p>
          </table:table-cell>
          <table:table-cell table:number-columns-repeated="4"/>
        </table:table-row>
        <table:table-row table:style-name="ro1">
          <table:table-cell office:value-type="float" office:value="0.389470874982672">
            <text:p>0.39</text:p>
          </table:table-cell>
          <table:table-cell table:formula="of:=[.A1190]*10+1" office:value-type="float" office:value="4.89470874982673">
            <text:p>4.89</text:p>
          </table:table-cell>
          <table:table-cell table:formula="of:=MEDIAN([.B1190:.B4505])" office:value-type="float" office:value="0.682775772248585">
            <text:p>0.68</text:p>
          </table:table-cell>
          <table:table-cell table:number-columns-repeated="4"/>
        </table:table-row>
        <table:table-row table:style-name="ro1">
          <table:table-cell office:value-type="float" office:value="0.762218844330719">
            <text:p>0.76</text:p>
          </table:table-cell>
          <table:table-cell table:formula="of:=[.A1191]*10+1" office:value-type="float" office:value="8.62218844330719">
            <text:p>8.62</text:p>
          </table:table-cell>
          <table:table-cell table:formula="of:=MEDIAN([.B1191:.B4506])" office:value-type="float" office:value="0.677879760521055">
            <text:p>0.68</text:p>
          </table:table-cell>
          <table:table-cell table:number-columns-repeated="4"/>
        </table:table-row>
        <table:table-row table:style-name="ro1">
          <table:table-cell office:value-type="float" office:value="0.236873953104485">
            <text:p>0.24</text:p>
          </table:table-cell>
          <table:table-cell table:formula="of:=[.A1192]*10+1" office:value-type="float" office:value="3.36873953104485">
            <text:p>3.37</text:p>
          </table:table-cell>
          <table:table-cell table:formula="of:=MEDIAN([.B1192:.B4507])" office:value-type="float" office:value="0.672983748793524">
            <text:p>0.67</text:p>
          </table:table-cell>
          <table:table-cell table:number-columns-repeated="4"/>
        </table:table-row>
        <table:table-row table:style-name="ro1">
          <table:table-cell office:value-type="float" office:value="-0.333577644426259">
            <text:p>-0.33</text:p>
          </table:table-cell>
          <table:table-cell table:formula="of:=[.A1193]*10+1" office:value-type="float" office:value="-2.33577644426259">
            <text:p>-2.34</text:p>
          </table:table-cell>
          <table:table-cell table:formula="of:=MEDIAN([.B1193:.B4508])" office:value-type="float" office:value="0.668692346892487">
            <text:p>0.67</text:p>
          </table:table-cell>
          <table:table-cell table:number-columns-repeated="4"/>
        </table:table-row>
        <table:table-row table:style-name="ro1">
          <table:table-cell office:value-type="float" office:value="0.103924842818648">
            <text:p>0.1</text:p>
          </table:table-cell>
          <table:table-cell table:formula="of:=[.A1194]*10+1" office:value-type="float" office:value="2.03924842818648">
            <text:p>2.04</text:p>
          </table:table-cell>
          <table:table-cell table:formula="of:=MEDIAN([.B1194:.B4509])" office:value-type="float" office:value="0.672983748793524">
            <text:p>0.67</text:p>
          </table:table-cell>
          <table:table-cell table:number-columns-repeated="4"/>
        </table:table-row>
        <table:table-row table:style-name="ro1">
          <table:table-cell office:value-type="float" office:value="-0.730629823277973">
            <text:p>-0.73</text:p>
          </table:table-cell>
          <table:table-cell table:formula="of:=[.A1195]*10+1" office:value-type="float" office:value="-6.30629823277973">
            <text:p>-6.31</text:p>
          </table:table-cell>
          <table:table-cell table:formula="of:=MEDIAN([.B1195:.B4510])" office:value-type="float" office:value="0.668692346892487">
            <text:p>0.67</text:p>
          </table:table-cell>
          <table:table-cell table:number-columns-repeated="4"/>
        </table:table-row>
        <table:table-row table:style-name="ro1">
          <table:table-cell office:value-type="float" office:value="-0.773977344782765">
            <text:p>-0.77</text:p>
          </table:table-cell>
          <table:table-cell table:formula="of:=[.A1196]*10+1" office:value-type="float" office:value="-6.73977344782765">
            <text:p>-6.74</text:p>
          </table:table-cell>
          <table:table-cell table:formula="of:=MEDIAN([.B1196:.B4511])" office:value-type="float" office:value="0.672983748793524">
            <text:p>0.67</text:p>
          </table:table-cell>
          <table:table-cell table:number-columns-repeated="4"/>
        </table:table-row>
        <table:table-row table:style-name="ro1">
          <table:table-cell office:value-type="float" office:value="0.169436586712747">
            <text:p>0.17</text:p>
          </table:table-cell>
          <table:table-cell table:formula="of:=[.A1197]*10+1" office:value-type="float" office:value="2.69436586712747">
            <text:p>2.69</text:p>
          </table:table-cell>
          <table:table-cell table:formula="of:=MEDIAN([.B1197:.B4512])" office:value-type="float" office:value="0.677879760521055">
            <text:p>0.68</text:p>
          </table:table-cell>
          <table:table-cell table:number-columns-repeated="4"/>
        </table:table-row>
        <table:table-row table:style-name="ro1">
          <table:table-cell office:value-type="float" office:value="0.137748613613459">
            <text:p>0.14</text:p>
          </table:table-cell>
          <table:table-cell table:formula="of:=[.A1198]*10+1" office:value-type="float" office:value="2.37748613613459">
            <text:p>2.38</text:p>
          </table:table-cell>
          <table:table-cell table:formula="of:=MEDIAN([.B1198:.B4513])" office:value-type="float" office:value="0.672983748793524">
            <text:p>0.67</text:p>
          </table:table-cell>
          <table:table-cell table:number-columns-repeated="4"/>
        </table:table-row>
        <table:table-row table:style-name="ro1">
          <table:table-cell office:value-type="float" office:value="-0.780238113952616">
            <text:p>-0.78</text:p>
          </table:table-cell>
          <table:table-cell table:formula="of:=[.A1199]*10+1" office:value-type="float" office:value="-6.80238113952616">
            <text:p>-6.8</text:p>
          </table:table-cell>
          <table:table-cell table:formula="of:=MEDIAN([.B1199:.B4514])" office:value-type="float" office:value="0.668692346892487">
            <text:p>0.67</text:p>
          </table:table-cell>
          <table:table-cell table:number-columns-repeated="4"/>
        </table:table-row>
        <table:table-row table:style-name="ro1">
          <table:table-cell office:value-type="float" office:value="0.716987618168886">
            <text:p>0.72</text:p>
          </table:table-cell>
          <table:table-cell table:formula="of:=[.A1200]*10+1" office:value-type="float" office:value="8.16987618168886">
            <text:p>8.17</text:p>
          </table:table-cell>
          <table:table-cell table:formula="of:=MEDIAN([.B1200:.B4515])" office:value-type="float" office:value="0.672983748793524">
            <text:p>0.67</text:p>
          </table:table-cell>
          <table:table-cell table:number-columns-repeated="4"/>
        </table:table-row>
        <table:table-row table:style-name="ro1">
          <table:table-cell office:value-type="float" office:value="-0.555921406086908">
            <text:p>-0.56</text:p>
          </table:table-cell>
          <table:table-cell table:formula="of:=[.A1201]*10+1" office:value-type="float" office:value="-4.55921406086908">
            <text:p>-4.56</text:p>
          </table:table-cell>
          <table:table-cell table:formula="of:=MEDIAN([.B1201:.B4516])" office:value-type="float" office:value="0.668692346892487">
            <text:p>0.67</text:p>
          </table:table-cell>
          <table:table-cell table:number-columns-repeated="4"/>
        </table:table-row>
        <table:table-row table:style-name="ro1">
          <table:table-cell office:value-type="float" office:value="-0.831970092926436">
            <text:p>-0.83</text:p>
          </table:table-cell>
          <table:table-cell table:formula="of:=[.A1202]*10+1" office:value-type="float" office:value="-7.31970092926436">
            <text:p>-7.32</text:p>
          </table:table-cell>
          <table:table-cell table:formula="of:=MEDIAN([.B1202:.B4517])" office:value-type="float" office:value="0.672983748793524">
            <text:p>0.67</text:p>
          </table:table-cell>
          <table:table-cell table:number-columns-repeated="4"/>
        </table:table-row>
        <table:table-row table:style-name="ro1">
          <table:table-cell office:value-type="float" office:value="0.855645899475267">
            <text:p>0.86</text:p>
          </table:table-cell>
          <table:table-cell table:formula="of:=[.A1203]*10+1" office:value-type="float" office:value="9.55645899475267">
            <text:p>9.56</text:p>
          </table:table-cell>
          <table:table-cell table:formula="of:=MEDIAN([.B1203:.B4518])" office:value-type="float" office:value="0.677879760521055">
            <text:p>0.68</text:p>
          </table:table-cell>
          <table:table-cell table:number-columns-repeated="4"/>
        </table:table-row>
        <table:table-row table:style-name="ro1">
          <table:table-cell office:value-type="float" office:value="-0.390999880147988">
            <text:p>-0.39</text:p>
          </table:table-cell>
          <table:table-cell table:formula="of:=[.A1204]*10+1" office:value-type="float" office:value="-2.90999880147988">
            <text:p>-2.91</text:p>
          </table:table-cell>
          <table:table-cell table:formula="of:=MEDIAN([.B1204:.B4519])" office:value-type="float" office:value="0.672983748793524">
            <text:p>0.67</text:p>
          </table:table-cell>
          <table:table-cell table:number-columns-repeated="4"/>
        </table:table-row>
        <table:table-row table:style-name="ro1">
          <table:table-cell office:value-type="float" office:value="-0.428622931170379">
            <text:p>-0.43</text:p>
          </table:table-cell>
          <table:table-cell table:formula="of:=[.A1205]*10+1" office:value-type="float" office:value="-3.28622931170379">
            <text:p>-3.29</text:p>
          </table:table-cell>
          <table:table-cell table:formula="of:=MEDIAN([.B1205:.B4520])" office:value-type="float" office:value="0.677879760521055">
            <text:p>0.68</text:p>
          </table:table-cell>
          <table:table-cell table:number-columns-repeated="4"/>
        </table:table-row>
        <table:table-row table:style-name="ro1">
          <table:table-cell office:value-type="float" office:value="-0.417791852804286">
            <text:p>-0.42</text:p>
          </table:table-cell>
          <table:table-cell table:formula="of:=[.A1206]*10+1" office:value-type="float" office:value="-3.17791852804286">
            <text:p>-3.18</text:p>
          </table:table-cell>
          <table:table-cell table:formula="of:=MEDIAN([.B1206:.B4521])" office:value-type="float" office:value="0.682775772248585">
            <text:p>0.68</text:p>
          </table:table-cell>
          <table:table-cell table:number-columns-repeated="4"/>
        </table:table-row>
        <table:table-row table:style-name="ro1">
          <table:table-cell office:value-type="float" office:value="-0.0138659089357986">
            <text:p>-0.01</text:p>
          </table:table-cell>
          <table:table-cell table:formula="of:=[.A1207]*10+1" office:value-type="float" office:value="0.861340910642014">
            <text:p>0.86</text:p>
          </table:table-cell>
          <table:table-cell table:formula="of:=MEDIAN([.B1207:.B4522])" office:value-type="float" office:value="0.690209085634477">
            <text:p>0.69</text:p>
          </table:table-cell>
          <table:table-cell table:number-columns-repeated="4"/>
        </table:table-row>
        <table:table-row table:style-name="ro1">
          <table:table-cell office:value-type="float" office:value="-0.72655722680044">
            <text:p>-0.73</text:p>
          </table:table-cell>
          <table:table-cell table:formula="of:=[.A1208]*10+1" office:value-type="float" office:value="-6.2655722680044">
            <text:p>-6.27</text:p>
          </table:table-cell>
          <table:table-cell table:formula="of:=MEDIAN([.B1208:.B4523])" office:value-type="float" office:value="0.682775772248585">
            <text:p>0.68</text:p>
          </table:table-cell>
          <table:table-cell table:number-columns-repeated="4"/>
        </table:table-row>
        <table:table-row table:style-name="ro1">
          <table:table-cell office:value-type="float" office:value="0.318798245592931">
            <text:p>0.32</text:p>
          </table:table-cell>
          <table:table-cell table:formula="of:=[.A1209]*10+1" office:value-type="float" office:value="4.18798245592931">
            <text:p>4.19</text:p>
          </table:table-cell>
          <table:table-cell table:formula="of:=MEDIAN([.B1209:.B4524])" office:value-type="float" office:value="0.690209085634477">
            <text:p>0.69</text:p>
          </table:table-cell>
          <table:table-cell table:number-columns-repeated="4"/>
        </table:table-row>
        <table:table-row table:style-name="ro1">
          <table:table-cell office:value-type="float" office:value="-0.604806825813322">
            <text:p>-0.6</text:p>
          </table:table-cell>
          <table:table-cell table:formula="of:=[.A1210]*10+1" office:value-type="float" office:value="-5.04806825813323">
            <text:p>-5.05</text:p>
          </table:table-cell>
          <table:table-cell table:formula="of:=MEDIAN([.B1210:.B4525])" office:value-type="float" office:value="0.682775772248585">
            <text:p>0.68</text:p>
          </table:table-cell>
          <table:table-cell table:number-columns-repeated="4"/>
        </table:table-row>
        <table:table-row table:style-name="ro1">
          <table:table-cell office:value-type="float" office:value="-0.582925945076008">
            <text:p>-0.58</text:p>
          </table:table-cell>
          <table:table-cell table:formula="of:=[.A1211]*10+1" office:value-type="float" office:value="-4.82925945076008">
            <text:p>-4.83</text:p>
          </table:table-cell>
          <table:table-cell table:formula="of:=MEDIAN([.B1211:.B4526])" office:value-type="float" office:value="0.690209085634477">
            <text:p>0.69</text:p>
          </table:table-cell>
          <table:table-cell table:number-columns-repeated="4"/>
        </table:table-row>
        <table:table-row table:style-name="ro1">
          <table:table-cell office:value-type="float" office:value="-0.970333645466117">
            <text:p>-0.97</text:p>
          </table:table-cell>
          <table:table-cell table:formula="of:=[.A1212]*10+1" office:value-type="float" office:value="-8.70333645466118">
            <text:p>-8.7</text:p>
          </table:table-cell>
          <table:table-cell table:formula="of:=MEDIAN([.B1212:.B4527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0.992352740326563">
            <text:p>0.99</text:p>
          </table:table-cell>
          <table:table-cell table:formula="of:=[.A1213]*10+1" office:value-type="float" office:value="10.9235274032656">
            <text:p>10.92</text:p>
          </table:table-cell>
          <table:table-cell table:formula="of:=MEDIAN([.B1213:.B4528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0.231531132189781">
            <text:p>0.23</text:p>
          </table:table-cell>
          <table:table-cell table:formula="of:=[.A1214]*10+1" office:value-type="float" office:value="3.31531132189781">
            <text:p>3.32</text:p>
          </table:table-cell>
          <table:table-cell table:formula="of:=MEDIAN([.B1214:.B4529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0.926735765054738">
            <text:p>0.93</text:p>
          </table:table-cell>
          <table:table-cell table:formula="of:=[.A1215]*10+1" office:value-type="float" office:value="10.2673576505474">
            <text:p>10.27</text:p>
          </table:table-cell>
          <table:table-cell table:formula="of:=MEDIAN([.B1215:.B4530])" office:value-type="float" office:value="0.690209085634477">
            <text:p>0.69</text:p>
          </table:table-cell>
          <table:table-cell table:number-columns-repeated="4"/>
        </table:table-row>
        <table:table-row table:style-name="ro1">
          <table:table-cell office:value-type="float" office:value="-0.999149242356534">
            <text:p>-1</text:p>
          </table:table-cell>
          <table:table-cell table:formula="of:=[.A1216]*10+1" office:value-type="float" office:value="-8.99149242356534">
            <text:p>-8.99</text:p>
          </table:table-cell>
          <table:table-cell table:formula="of:=MEDIAN([.B1216:.B4531])" office:value-type="float" office:value="0.682775772248585">
            <text:p>0.68</text:p>
          </table:table-cell>
          <table:table-cell table:number-columns-repeated="4"/>
        </table:table-row>
        <table:table-row table:style-name="ro1">
          <table:table-cell office:value-type="float" office:value="0.392349548084722">
            <text:p>0.39</text:p>
          </table:table-cell>
          <table:table-cell table:formula="of:=[.A1217]*10+1" office:value-type="float" office:value="4.92349548084722">
            <text:p>4.92</text:p>
          </table:table-cell>
          <table:table-cell table:formula="of:=MEDIAN([.B1217:.B4532])" office:value-type="float" office:value="0.690209085634477">
            <text:p>0.69</text:p>
          </table:table-cell>
          <table:table-cell table:number-columns-repeated="4"/>
        </table:table-row>
        <table:table-row table:style-name="ro1">
          <table:table-cell office:value-type="float" office:value="-0.87278483568101">
            <text:p>-0.87</text:p>
          </table:table-cell>
          <table:table-cell table:formula="of:=[.A1218]*10+1" office:value-type="float" office:value="-7.7278483568101">
            <text:p>-7.73</text:p>
          </table:table-cell>
          <table:table-cell table:formula="of:=MEDIAN([.B1218:.B4533])" office:value-type="float" office:value="0.682775772248585">
            <text:p>0.68</text:p>
          </table:table-cell>
          <table:table-cell table:number-columns-repeated="4"/>
        </table:table-row>
        <table:table-row table:style-name="ro1">
          <table:table-cell office:value-type="float" office:value="0.0232473790204817">
            <text:p>0.02</text:p>
          </table:table-cell>
          <table:table-cell table:formula="of:=[.A1219]*10+1" office:value-type="float" office:value="1.23247379020482">
            <text:p>1.23</text:p>
          </table:table-cell>
          <table:table-cell table:formula="of:=MEDIAN([.B1219:.B4534])" office:value-type="float" office:value="0.690209085634477">
            <text:p>0.69</text:p>
          </table:table-cell>
          <table:table-cell table:number-columns-repeated="4"/>
        </table:table-row>
        <table:table-row table:style-name="ro1">
          <table:table-cell office:value-type="float" office:value="0.756849561725739">
            <text:p>0.76</text:p>
          </table:table-cell>
          <table:table-cell table:formula="of:=[.A1220]*10+1" office:value-type="float" office:value="8.56849561725739">
            <text:p>8.57</text:p>
          </table:table-cell>
          <table:table-cell table:formula="of:=MEDIAN([.B1220:.B4535])" office:value-type="float" office:value="0.682775772248585">
            <text:p>0.68</text:p>
          </table:table-cell>
          <table:table-cell table:number-columns-repeated="4"/>
        </table:table-row>
        <table:table-row table:style-name="ro1">
          <table:table-cell office:value-type="float" office:value="-0.717078424752085">
            <text:p>-0.72</text:p>
          </table:table-cell>
          <table:table-cell table:formula="of:=[.A1221]*10+1" office:value-type="float" office:value="-6.17078424752085">
            <text:p>-6.17</text:p>
          </table:table-cell>
          <table:table-cell table:formula="of:=MEDIAN([.B1221:.B4536])" office:value-type="float" office:value="0.677879760521055">
            <text:p>0.68</text:p>
          </table:table-cell>
          <table:table-cell table:number-columns-repeated="4"/>
        </table:table-row>
        <table:table-row table:style-name="ro1">
          <table:table-cell office:value-type="float" office:value="-0.548452291642968">
            <text:p>-0.55</text:p>
          </table:table-cell>
          <table:table-cell table:formula="of:=[.A1222]*10+1" office:value-type="float" office:value="-4.48452291642969">
            <text:p>-4.48</text:p>
          </table:table-cell>
          <table:table-cell table:formula="of:=MEDIAN([.B1222:.B4537])" office:value-type="float" office:value="0.682775772248585">
            <text:p>0.68</text:p>
          </table:table-cell>
          <table:table-cell table:number-columns-repeated="4"/>
        </table:table-row>
        <table:table-row table:style-name="ro1">
          <table:table-cell office:value-type="float" office:value="0.312940058459169">
            <text:p>0.31</text:p>
          </table:table-cell>
          <table:table-cell table:formula="of:=[.A1223]*10+1" office:value-type="float" office:value="4.12940058459169">
            <text:p>4.13</text:p>
          </table:table-cell>
          <table:table-cell table:formula="of:=MEDIAN([.B1223:.B4538])" office:value-type="float" office:value="0.690209085634477">
            <text:p>0.69</text:p>
          </table:table-cell>
          <table:table-cell table:number-columns-repeated="4"/>
        </table:table-row>
        <table:table-row table:style-name="ro1">
          <table:table-cell office:value-type="float" office:value="-0.583579693452586">
            <text:p>-0.58</text:p>
          </table:table-cell>
          <table:table-cell table:formula="of:=[.A1224]*10+1" office:value-type="float" office:value="-4.83579693452586">
            <text:p>-4.84</text:p>
          </table:table-cell>
          <table:table-cell table:formula="of:=MEDIAN([.B1224:.B4539])" office:value-type="float" office:value="0.682775772248585">
            <text:p>0.68</text:p>
          </table:table-cell>
          <table:table-cell table:number-columns-repeated="4"/>
        </table:table-row>
        <table:table-row table:style-name="ro1">
          <table:table-cell office:value-type="float" office:value="-0.715714730925355">
            <text:p>-0.72</text:p>
          </table:table-cell>
          <table:table-cell table:formula="of:=[.A1225]*10+1" office:value-type="float" office:value="-6.15714730925355">
            <text:p>-6.16</text:p>
          </table:table-cell>
          <table:table-cell table:formula="of:=MEDIAN([.B1225:.B4540])" office:value-type="float" office:value="0.690209085634477">
            <text:p>0.69</text:p>
          </table:table-cell>
          <table:table-cell table:number-columns-repeated="4"/>
        </table:table-row>
        <table:table-row table:style-name="ro1">
          <table:table-cell office:value-type="float" office:value="-0.928153009626695">
            <text:p>-0.93</text:p>
          </table:table-cell>
          <table:table-cell table:formula="of:=[.A1226]*10+1" office:value-type="float" office:value="-8.28153009626695">
            <text:p>-8.28</text:p>
          </table:table-cell>
          <table:table-cell table:formula="of:=MEDIAN([.B1226:.B4541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-0.524661186097402">
            <text:p>-0.52</text:p>
          </table:table-cell>
          <table:table-cell table:formula="of:=[.A1227]*10+1" office:value-type="float" office:value="-4.24661186097402">
            <text:p>-4.25</text:p>
          </table:table-cell>
          <table:table-cell table:formula="of:=MEDIAN([.B1227:.B4542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0.456984748780757">
            <text:p>0.46</text:p>
          </table:table-cell>
          <table:table-cell table:formula="of:=[.A1228]*10+1" office:value-type="float" office:value="5.56984748780757">
            <text:p>5.57</text:p>
          </table:table-cell>
          <table:table-cell table:formula="of:=MEDIAN([.B1228:.B4543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-0.533600094242793">
            <text:p>-0.53</text:p>
          </table:table-cell>
          <table:table-cell table:formula="of:=[.A1229]*10+1" office:value-type="float" office:value="-4.33600094242793">
            <text:p>-4.34</text:p>
          </table:table-cell>
          <table:table-cell table:formula="of:=MEDIAN([.B1229:.B4544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-0.6763544928535">
            <text:p>-0.68</text:p>
          </table:table-cell>
          <table:table-cell table:formula="of:=[.A1230]*10+1" office:value-type="float" office:value="-5.763544928535">
            <text:p>-5.76</text:p>
          </table:table-cell>
          <table:table-cell table:formula="of:=MEDIAN([.B1230:.B4545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-0.435854529901486">
            <text:p>-0.44</text:p>
          </table:table-cell>
          <table:table-cell table:formula="of:=[.A1231]*10+1" office:value-type="float" office:value="-3.35854529901486">
            <text:p>-3.36</text:p>
          </table:table-cell>
          <table:table-cell table:formula="of:=MEDIAN([.B1231:.B4546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-0.41486778104877">
            <text:p>-0.41</text:p>
          </table:table-cell>
          <table:table-cell table:formula="of:=[.A1232]*10+1" office:value-type="float" office:value="-3.1486778104877">
            <text:p>-3.15</text:p>
          </table:table-cell>
          <table:table-cell table:formula="of:=MEDIAN([.B1232:.B4547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0.689175949475298">
            <text:p>0.69</text:p>
          </table:table-cell>
          <table:table-cell table:formula="of:=[.A1233]*10+1" office:value-type="float" office:value="7.89175949475298">
            <text:p>7.89</text:p>
          </table:table-cell>
          <table:table-cell table:formula="of:=MEDIAN([.B1233:.B4548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0.832458118372574">
            <text:p>0.83</text:p>
          </table:table-cell>
          <table:table-cell table:formula="of:=[.A1234]*10+1" office:value-type="float" office:value="9.32458118372574">
            <text:p>9.32</text:p>
          </table:table-cell>
          <table:table-cell table:formula="of:=MEDIAN([.B1234:.B4549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-0.774206812182186">
            <text:p>-0.77</text:p>
          </table:table-cell>
          <table:table-cell table:formula="of:=[.A1235]*10+1" office:value-type="float" office:value="-6.74206812182186">
            <text:p>-6.74</text:p>
          </table:table-cell>
          <table:table-cell table:formula="of:=MEDIAN([.B1235:.B4550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0.678836559792999">
            <text:p>0.68</text:p>
          </table:table-cell>
          <table:table-cell table:formula="of:=[.A1236]*10+1" office:value-type="float" office:value="7.78836559792999">
            <text:p>7.79</text:p>
          </table:table-cell>
          <table:table-cell table:formula="of:=MEDIAN([.B1236:.B4551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-0.0146010080655387">
            <text:p>-0.01</text:p>
          </table:table-cell>
          <table:table-cell table:formula="of:=[.A1237]*10+1" office:value-type="float" office:value="0.853989919344613">
            <text:p>0.85</text:p>
          </table:table-cell>
          <table:table-cell table:formula="of:=MEDIAN([.B1237:.B4552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0.37038954265251">
            <text:p>0.37</text:p>
          </table:table-cell>
          <table:table-cell table:formula="of:=[.A1238]*10+1" office:value-type="float" office:value="4.7038954265251">
            <text:p>4.7</text:p>
          </table:table-cell>
          <table:table-cell table:formula="of:=MEDIAN([.B1238:.B4553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0.717743999883378">
            <text:p>0.72</text:p>
          </table:table-cell>
          <table:table-cell table:formula="of:=[.A1239]*10+1" office:value-type="float" office:value="8.17743999883378">
            <text:p>8.18</text:p>
          </table:table-cell>
          <table:table-cell table:formula="of:=MEDIAN([.B1239:.B4554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-0.248470297407668">
            <text:p>-0.25</text:p>
          </table:table-cell>
          <table:table-cell table:formula="of:=[.A1240]*10+1" office:value-type="float" office:value="-1.48470297407668">
            <text:p>-1.48</text:p>
          </table:table-cell>
          <table:table-cell table:formula="of:=MEDIAN([.B1240:.B4555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-0.642084234067578">
            <text:p>-0.64</text:p>
          </table:table-cell>
          <table:table-cell table:formula="of:=[.A1241]*10+1" office:value-type="float" office:value="-5.42084234067578">
            <text:p>-5.42</text:p>
          </table:table-cell>
          <table:table-cell table:formula="of:=MEDIAN([.B1241:.B4556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0.332224659147524">
            <text:p>0.33</text:p>
          </table:table-cell>
          <table:table-cell table:formula="of:=[.A1242]*10+1" office:value-type="float" office:value="4.32224659147524">
            <text:p>4.32</text:p>
          </table:table-cell>
          <table:table-cell table:formula="of:=MEDIAN([.B1242:.B4557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0.700408611747613">
            <text:p>0.7</text:p>
          </table:table-cell>
          <table:table-cell table:formula="of:=[.A1243]*10+1" office:value-type="float" office:value="8.00408611747613">
            <text:p>8</text:p>
          </table:table-cell>
          <table:table-cell table:formula="of:=MEDIAN([.B1243:.B4558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-0.985537729294278">
            <text:p>-0.99</text:p>
          </table:table-cell>
          <table:table-cell table:formula="of:=[.A1244]*10+1" office:value-type="float" office:value="-8.85537729294278">
            <text:p>-8.86</text:p>
          </table:table-cell>
          <table:table-cell table:formula="of:=MEDIAN([.B1244:.B4559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-0.367964221711275">
            <text:p>-0.37</text:p>
          </table:table-cell>
          <table:table-cell table:formula="of:=[.A1245]*10+1" office:value-type="float" office:value="-2.67964221711275">
            <text:p>-2.68</text:p>
          </table:table-cell>
          <table:table-cell table:formula="of:=MEDIAN([.B1245:.B4560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-0.180382480831174">
            <text:p>-0.18</text:p>
          </table:table-cell>
          <table:table-cell table:formula="of:=[.A1246]*10+1" office:value-type="float" office:value="-0.803824808311738">
            <text:p>-0.8</text:p>
          </table:table-cell>
          <table:table-cell table:formula="of:=MEDIAN([.B1246:.B4561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-0.48014925236993">
            <text:p>-0.48</text:p>
          </table:table-cell>
          <table:table-cell table:formula="of:=[.A1247]*10+1" office:value-type="float" office:value="-3.8014925236993">
            <text:p>-3.8</text:p>
          </table:table-cell>
          <table:table-cell table:formula="of:=MEDIAN([.B1247:.B4562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0.457797594530351">
            <text:p>0.46</text:p>
          </table:table-cell>
          <table:table-cell table:formula="of:=[.A1248]*10+1" office:value-type="float" office:value="5.57797594530351">
            <text:p>5.58</text:p>
          </table:table-cell>
          <table:table-cell table:formula="of:=MEDIAN([.B1248:.B4563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0.976566603697984">
            <text:p>0.98</text:p>
          </table:table-cell>
          <table:table-cell table:formula="of:=[.A1249]*10+1" office:value-type="float" office:value="10.7656660369798">
            <text:p>10.77</text:p>
          </table:table-cell>
          <table:table-cell table:formula="of:=MEDIAN([.B1249:.B4564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-0.262916145601703">
            <text:p>-0.26</text:p>
          </table:table-cell>
          <table:table-cell table:formula="of:=[.A1250]*10+1" office:value-type="float" office:value="-1.62916145601703">
            <text:p>-1.63</text:p>
          </table:table-cell>
          <table:table-cell table:formula="of:=MEDIAN([.B1250:.B4565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0.676553437864928">
            <text:p>0.68</text:p>
          </table:table-cell>
          <table:table-cell table:formula="of:=[.A1251]*10+1" office:value-type="float" office:value="7.76553437864928">
            <text:p>7.77</text:p>
          </table:table-cell>
          <table:table-cell table:formula="of:=MEDIAN([.B1251:.B4566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-0.0619129701440309">
            <text:p>-0.06</text:p>
          </table:table-cell>
          <table:table-cell table:formula="of:=[.A1252]*10+1" office:value-type="float" office:value="0.380870298559691">
            <text:p>0.38</text:p>
          </table:table-cell>
          <table:table-cell table:formula="of:=MEDIAN([.B1252:.B4567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-0.355870422704741">
            <text:p>-0.36</text:p>
          </table:table-cell>
          <table:table-cell table:formula="of:=[.A1253]*10+1" office:value-type="float" office:value="-2.55870422704741">
            <text:p>-2.56</text:p>
          </table:table-cell>
          <table:table-cell table:formula="of:=MEDIAN([.B1253:.B4568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0.536433335595425">
            <text:p>0.54</text:p>
          </table:table-cell>
          <table:table-cell table:formula="of:=[.A1254]*10+1" office:value-type="float" office:value="6.36433335595425">
            <text:p>6.36</text:p>
          </table:table-cell>
          <table:table-cell table:formula="of:=MEDIAN([.B1254:.B4569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0.235055332940377">
            <text:p>0.24</text:p>
          </table:table-cell>
          <table:table-cell table:formula="of:=[.A1255]*10+1" office:value-type="float" office:value="3.35055332940377">
            <text:p>3.35</text:p>
          </table:table-cell>
          <table:table-cell table:formula="of:=MEDIAN([.B1255:.B4570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0.195010662486606">
            <text:p>0.2</text:p>
          </table:table-cell>
          <table:table-cell table:formula="of:=[.A1256]*10+1" office:value-type="float" office:value="2.95010662486606">
            <text:p>2.95</text:p>
          </table:table-cell>
          <table:table-cell table:formula="of:=MEDIAN([.B1256:.B4571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0.487014774828482">
            <text:p>0.49</text:p>
          </table:table-cell>
          <table:table-cell table:formula="of:=[.A1257]*10+1" office:value-type="float" office:value="5.87014774828482">
            <text:p>5.87</text:p>
          </table:table-cell>
          <table:table-cell table:formula="of:=MEDIAN([.B1257:.B4572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0.941177390268671">
            <text:p>0.94</text:p>
          </table:table-cell>
          <table:table-cell table:formula="of:=[.A1258]*10+1" office:value-type="float" office:value="10.4117739026867">
            <text:p>10.41</text:p>
          </table:table-cell>
          <table:table-cell table:formula="of:=MEDIAN([.B1258:.B4573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-0.524749382145985">
            <text:p>-0.52</text:p>
          </table:table-cell>
          <table:table-cell table:formula="of:=[.A1259]*10+1" office:value-type="float" office:value="-4.24749382145985">
            <text:p>-4.25</text:p>
          </table:table-cell>
          <table:table-cell table:formula="of:=MEDIAN([.B1259:.B4574])" office:value-type="float" office:value="0.690209085634477">
            <text:p>0.69</text:p>
          </table:table-cell>
          <table:table-cell table:number-columns-repeated="4"/>
        </table:table-row>
        <table:table-row table:style-name="ro1">
          <table:table-cell office:value-type="float" office:value="-0.494416713908723">
            <text:p>-0.49</text:p>
          </table:table-cell>
          <table:table-cell table:formula="of:=[.A1260]*10+1" office:value-type="float" office:value="-3.94416713908723">
            <text:p>-3.94</text:p>
          </table:table-cell>
          <table:table-cell table:formula="of:=MEDIAN([.B1260:.B4575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-0.639677201339877">
            <text:p>-0.64</text:p>
          </table:table-cell>
          <table:table-cell table:formula="of:=[.A1261]*10+1" office:value-type="float" office:value="-5.39677201339877">
            <text:p>-5.4</text:p>
          </table:table-cell>
          <table:table-cell table:formula="of:=MEDIAN([.B1261:.B4576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0.0728002031190251">
            <text:p>0.07</text:p>
          </table:table-cell>
          <table:table-cell table:formula="of:=[.A1262]*10+1" office:value-type="float" office:value="1.72800203119025">
            <text:p>1.73</text:p>
          </table:table-cell>
          <table:table-cell table:formula="of:=MEDIAN([.B1262:.B4577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-0.0268409857040183">
            <text:p>-0.03</text:p>
          </table:table-cell>
          <table:table-cell table:formula="of:=[.A1263]*10+1" office:value-type="float" office:value="0.731590142959817">
            <text:p>0.73</text:p>
          </table:table-cell>
          <table:table-cell table:formula="of:=MEDIAN([.B1263:.B4578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-0.415099593310814">
            <text:p>-0.42</text:p>
          </table:table-cell>
          <table:table-cell table:formula="of:=[.A1264]*10+1" office:value-type="float" office:value="-3.15099593310814">
            <text:p>-3.15</text:p>
          </table:table-cell>
          <table:table-cell table:formula="of:=MEDIAN([.B1264:.B4579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-0.3553547574987">
            <text:p>-0.36</text:p>
          </table:table-cell>
          <table:table-cell table:formula="of:=[.A1265]*10+1" office:value-type="float" office:value="-2.553547574987">
            <text:p>-2.55</text:p>
          </table:table-cell>
          <table:table-cell table:formula="of:=MEDIAN([.B1265:.B4580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0.0453583383685735">
            <text:p>0.05</text:p>
          </table:table-cell>
          <table:table-cell table:formula="of:=[.A1266]*10+1" office:value-type="float" office:value="1.45358338368574">
            <text:p>1.45</text:p>
          </table:table-cell>
          <table:table-cell table:formula="of:=MEDIAN([.B1266:.B4581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0.820765970100215">
            <text:p>0.82</text:p>
          </table:table-cell>
          <table:table-cell table:formula="of:=[.A1267]*10+1" office:value-type="float" office:value="9.20765970100215">
            <text:p>9.21</text:p>
          </table:table-cell>
          <table:table-cell table:formula="of:=MEDIAN([.B1267:.B4582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0.66435203191594">
            <text:p>0.66</text:p>
          </table:table-cell>
          <table:table-cell table:formula="of:=[.A1268]*10+1" office:value-type="float" office:value="7.6435203191594">
            <text:p>7.64</text:p>
          </table:table-cell>
          <table:table-cell table:formula="of:=MEDIAN([.B1268:.B4583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0.0505793316578873">
            <text:p>0.05</text:p>
          </table:table-cell>
          <table:table-cell table:formula="of:=[.A1269]*10+1" office:value-type="float" office:value="1.50579331657887">
            <text:p>1.51</text:p>
          </table:table-cell>
          <table:table-cell table:formula="of:=MEDIAN([.B1269:.B4584])" office:value-type="float" office:value="0.690209085634477">
            <text:p>0.69</text:p>
          </table:table-cell>
          <table:table-cell table:number-columns-repeated="4"/>
        </table:table-row>
        <table:table-row table:style-name="ro1">
          <table:table-cell office:value-type="float" office:value="-0.690063554337438">
            <text:p>-0.69</text:p>
          </table:table-cell>
          <table:table-cell table:formula="of:=[.A1270]*10+1" office:value-type="float" office:value="-5.90063554337438">
            <text:p>-5.9</text:p>
          </table:table-cell>
          <table:table-cell table:formula="of:=MEDIAN([.B1270:.B4585])" office:value-type="float" office:value="0.682775772248585">
            <text:p>0.68</text:p>
          </table:table-cell>
          <table:table-cell table:number-columns-repeated="4"/>
        </table:table-row>
        <table:table-row table:style-name="ro1">
          <table:table-cell office:value-type="float" office:value="-0.325009355641152">
            <text:p>-0.33</text:p>
          </table:table-cell>
          <table:table-cell table:formula="of:=[.A1271]*10+1" office:value-type="float" office:value="-2.25009355641153">
            <text:p>-2.25</text:p>
          </table:table-cell>
          <table:table-cell table:formula="of:=MEDIAN([.B1271:.B4586])" office:value-type="float" office:value="0.690209085634477">
            <text:p>0.69</text:p>
          </table:table-cell>
          <table:table-cell table:number-columns-repeated="4"/>
        </table:table-row>
        <table:table-row table:style-name="ro1">
          <table:table-cell office:value-type="float" office:value="-0.263243020681535">
            <text:p>-0.26</text:p>
          </table:table-cell>
          <table:table-cell table:formula="of:=[.A1272]*10+1" office:value-type="float" office:value="-1.63243020681535">
            <text:p>-1.63</text:p>
          </table:table-cell>
          <table:table-cell table:formula="of:=MEDIAN([.B1272:.B4587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-0.322098046550634">
            <text:p>-0.32</text:p>
          </table:table-cell>
          <table:table-cell table:formula="of:=[.A1273]*10+1" office:value-type="float" office:value="-2.22098046550634">
            <text:p>-2.22</text:p>
          </table:table-cell>
          <table:table-cell table:formula="of:=MEDIAN([.B1273:.B4588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-0.484318909059997">
            <text:p>-0.48</text:p>
          </table:table-cell>
          <table:table-cell table:formula="of:=[.A1274]*10+1" office:value-type="float" office:value="-3.84318909059997">
            <text:p>-3.84</text:p>
          </table:table-cell>
          <table:table-cell table:formula="of:=MEDIAN([.B1274:.B4589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-0.999655461729155">
            <text:p>-1</text:p>
          </table:table-cell>
          <table:table-cell table:formula="of:=[.A1275]*10+1" office:value-type="float" office:value="-8.99655461729155">
            <text:p>-9</text:p>
          </table:table-cell>
          <table:table-cell table:formula="of:=MEDIAN([.B1275:.B4590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0.254370938148818">
            <text:p>0.25</text:p>
          </table:table-cell>
          <table:table-cell table:formula="of:=[.A1276]*10+1" office:value-type="float" office:value="3.54370938148818">
            <text:p>3.54</text:p>
          </table:table-cell>
          <table:table-cell table:formula="of:=MEDIAN([.B1276:.B4591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0.286050517153369">
            <text:p>0.29</text:p>
          </table:table-cell>
          <table:table-cell table:formula="of:=[.A1277]*10+1" office:value-type="float" office:value="3.86050517153369">
            <text:p>3.86</text:p>
          </table:table-cell>
          <table:table-cell table:formula="of:=MEDIAN([.B1277:.B4592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0.855571806235415">
            <text:p>0.86</text:p>
          </table:table-cell>
          <table:table-cell table:formula="of:=[.A1278]*10+1" office:value-type="float" office:value="9.55571806235415">
            <text:p>9.56</text:p>
          </table:table-cell>
          <table:table-cell table:formula="of:=MEDIAN([.B1278:.B4593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0.967699948918473">
            <text:p>0.97</text:p>
          </table:table-cell>
          <table:table-cell table:formula="of:=[.A1279]*10+1" office:value-type="float" office:value="10.6769994891847">
            <text:p>10.68</text:p>
          </table:table-cell>
          <table:table-cell table:formula="of:=MEDIAN([.B1279:.B4594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-0.325449183585318">
            <text:p>-0.33</text:p>
          </table:table-cell>
          <table:table-cell table:formula="of:=[.A1280]*10+1" office:value-type="float" office:value="-2.25449183585318">
            <text:p>-2.25</text:p>
          </table:table-cell>
          <table:table-cell table:formula="of:=MEDIAN([.B1280:.B4595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0.533173759766063">
            <text:p>0.53</text:p>
          </table:table-cell>
          <table:table-cell table:formula="of:=[.A1281]*10+1" office:value-type="float" office:value="6.33173759766063">
            <text:p>6.33</text:p>
          </table:table-cell>
          <table:table-cell table:formula="of:=MEDIAN([.B1281:.B4596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-0.754515194317795">
            <text:p>-0.75</text:p>
          </table:table-cell>
          <table:table-cell table:formula="of:=[.A1282]*10+1" office:value-type="float" office:value="-6.54515194317795">
            <text:p>-6.55</text:p>
          </table:table-cell>
          <table:table-cell table:formula="of:=MEDIAN([.B1282:.B4597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0.762155458524184">
            <text:p>0.76</text:p>
          </table:table-cell>
          <table:table-cell table:formula="of:=[.A1283]*10+1" office:value-type="float" office:value="8.62155458524184">
            <text:p>8.62</text:p>
          </table:table-cell>
          <table:table-cell table:formula="of:=MEDIAN([.B1283:.B4598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0.86825581321052">
            <text:p>0.87</text:p>
          </table:table-cell>
          <table:table-cell table:formula="of:=[.A1284]*10+1" office:value-type="float" office:value="9.68255813210521">
            <text:p>9.68</text:p>
          </table:table-cell>
          <table:table-cell table:formula="of:=MEDIAN([.B1284:.B4599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-0.532066236130045">
            <text:p>-0.53</text:p>
          </table:table-cell>
          <table:table-cell table:formula="of:=[.A1285]*10+1" office:value-type="float" office:value="-4.32066236130045">
            <text:p>-4.32</text:p>
          </table:table-cell>
          <table:table-cell table:formula="of:=MEDIAN([.B1285:.B4600])" office:value-type="float" office:value="0.690209085634477">
            <text:p>0.69</text:p>
          </table:table-cell>
          <table:table-cell table:number-columns-repeated="4"/>
        </table:table-row>
        <table:table-row table:style-name="ro1">
          <table:table-cell office:value-type="float" office:value="0.642168090573055">
            <text:p>0.64</text:p>
          </table:table-cell>
          <table:table-cell table:formula="of:=[.A1286]*10+1" office:value-type="float" office:value="7.42168090573055">
            <text:p>7.42</text:p>
          </table:table-cell>
          <table:table-cell table:formula="of:=MEDIAN([.B1286:.B4601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0.655981873530648">
            <text:p>0.66</text:p>
          </table:table-cell>
          <table:table-cell table:formula="of:=[.A1287]*10+1" office:value-type="float" office:value="7.55981873530648">
            <text:p>7.56</text:p>
          </table:table-cell>
          <table:table-cell table:formula="of:=MEDIAN([.B1287:.B4602])" office:value-type="float" office:value="0.690209085634477">
            <text:p>0.69</text:p>
          </table:table-cell>
          <table:table-cell table:number-columns-repeated="4"/>
        </table:table-row>
        <table:table-row table:style-name="ro1">
          <table:table-cell office:value-type="float" office:value="0.242477891258403">
            <text:p>0.24</text:p>
          </table:table-cell>
          <table:table-cell table:formula="of:=[.A1288]*10+1" office:value-type="float" office:value="3.42477891258403">
            <text:p>3.42</text:p>
          </table:table-cell>
          <table:table-cell table:formula="of:=MEDIAN([.B1288:.B4603])" office:value-type="float" office:value="0.682775772248585">
            <text:p>0.68</text:p>
          </table:table-cell>
          <table:table-cell table:number-columns-repeated="4"/>
        </table:table-row>
        <table:table-row table:style-name="ro1">
          <table:table-cell office:value-type="float" office:value="-0.562542237006735">
            <text:p>-0.56</text:p>
          </table:table-cell>
          <table:table-cell table:formula="of:=[.A1289]*10+1" office:value-type="float" office:value="-4.62542237006735">
            <text:p>-4.63</text:p>
          </table:table-cell>
          <table:table-cell table:formula="of:=MEDIAN([.B1289:.B4604])" office:value-type="float" office:value="0.677879760521055">
            <text:p>0.68</text:p>
          </table:table-cell>
          <table:table-cell table:number-columns-repeated="4"/>
        </table:table-row>
        <table:table-row table:style-name="ro1">
          <table:table-cell office:value-type="float" office:value="0.285366888777003">
            <text:p>0.29</text:p>
          </table:table-cell>
          <table:table-cell table:formula="of:=[.A1290]*10+1" office:value-type="float" office:value="3.85366888777003">
            <text:p>3.85</text:p>
          </table:table-cell>
          <table:table-cell table:formula="of:=MEDIAN([.B1290:.B4605])" office:value-type="float" office:value="0.682775772248585">
            <text:p>0.68</text:p>
          </table:table-cell>
          <table:table-cell table:number-columns-repeated="4"/>
        </table:table-row>
        <table:table-row table:style-name="ro1">
          <table:table-cell office:value-type="float" office:value="-0.281872660405302">
            <text:p>-0.28</text:p>
          </table:table-cell>
          <table:table-cell table:formula="of:=[.A1291]*10+1" office:value-type="float" office:value="-1.81872660405302">
            <text:p>-1.82</text:p>
          </table:table-cell>
          <table:table-cell table:formula="of:=MEDIAN([.B1291:.B4606])" office:value-type="float" office:value="0.677879760521055">
            <text:p>0.68</text:p>
          </table:table-cell>
          <table:table-cell table:number-columns-repeated="4"/>
        </table:table-row>
        <table:table-row table:style-name="ro1">
          <table:table-cell office:value-type="float" office:value="-0.263982284634857">
            <text:p>-0.26</text:p>
          </table:table-cell>
          <table:table-cell table:formula="of:=[.A1292]*10+1" office:value-type="float" office:value="-1.63982284634857">
            <text:p>-1.64</text:p>
          </table:table-cell>
          <table:table-cell table:formula="of:=MEDIAN([.B1292:.B4607])" office:value-type="float" office:value="0.682775772248585">
            <text:p>0.68</text:p>
          </table:table-cell>
          <table:table-cell table:number-columns-repeated="4"/>
        </table:table-row>
        <table:table-row table:style-name="ro1">
          <table:table-cell office:value-type="float" office:value="0.511107872970626">
            <text:p>0.51</text:p>
          </table:table-cell>
          <table:table-cell table:formula="of:=[.A1293]*10+1" office:value-type="float" office:value="6.11107872970626">
            <text:p>6.11</text:p>
          </table:table-cell>
          <table:table-cell table:formula="of:=MEDIAN([.B1293:.B4608])" office:value-type="float" office:value="0.690209085634477">
            <text:p>0.69</text:p>
          </table:table-cell>
          <table:table-cell table:number-columns-repeated="4"/>
        </table:table-row>
        <table:table-row table:style-name="ro1">
          <table:table-cell office:value-type="float" office:value="-0.00519836161138798">
            <text:p>-0.01</text:p>
          </table:table-cell>
          <table:table-cell table:formula="of:=[.A1294]*10+1" office:value-type="float" office:value="0.94801638388612">
            <text:p>0.95</text:p>
          </table:table-cell>
          <table:table-cell table:formula="of:=MEDIAN([.B1294:.B4609])" office:value-type="float" office:value="0.682775772248585">
            <text:p>0.68</text:p>
          </table:table-cell>
          <table:table-cell table:number-columns-repeated="4"/>
        </table:table-row>
        <table:table-row table:style-name="ro1">
          <table:table-cell office:value-type="float" office:value="0.498928278311708">
            <text:p>0.5</text:p>
          </table:table-cell>
          <table:table-cell table:formula="of:=[.A1295]*10+1" office:value-type="float" office:value="5.98928278311708">
            <text:p>5.99</text:p>
          </table:table-cell>
          <table:table-cell table:formula="of:=MEDIAN([.B1295:.B4610])" office:value-type="float" office:value="0.677879760521055">
            <text:p>0.68</text:p>
          </table:table-cell>
          <table:table-cell table:number-columns-repeated="4"/>
        </table:table-row>
        <table:table-row table:style-name="ro1">
          <table:table-cell office:value-type="float" office:value="-0.187043992903372">
            <text:p>-0.19</text:p>
          </table:table-cell>
          <table:table-cell table:formula="of:=[.A1296]*10+1" office:value-type="float" office:value="-0.870439929033723">
            <text:p>-0.87</text:p>
          </table:table-cell>
          <table:table-cell table:formula="of:=MEDIAN([.B1296:.B4611])" office:value-type="float" office:value="0.672983748793524">
            <text:p>0.67</text:p>
          </table:table-cell>
          <table:table-cell table:number-columns-repeated="4"/>
        </table:table-row>
        <table:table-row table:style-name="ro1">
          <table:table-cell office:value-type="float" office:value="0.110589809784683">
            <text:p>0.11</text:p>
          </table:table-cell>
          <table:table-cell table:formula="of:=[.A1297]*10+1" office:value-type="float" office:value="2.10589809784683">
            <text:p>2.11</text:p>
          </table:table-cell>
          <table:table-cell table:formula="of:=MEDIAN([.B1297:.B4612])" office:value-type="float" office:value="0.677879760521055">
            <text:p>0.68</text:p>
          </table:table-cell>
          <table:table-cell table:number-columns-repeated="4"/>
        </table:table-row>
        <table:table-row table:style-name="ro1">
          <table:table-cell office:value-type="float" office:value="-0.272906002696921">
            <text:p>-0.27</text:p>
          </table:table-cell>
          <table:table-cell table:formula="of:=[.A1298]*10+1" office:value-type="float" office:value="-1.72906002696921">
            <text:p>-1.73</text:p>
          </table:table-cell>
          <table:table-cell table:formula="of:=MEDIAN([.B1298:.B4613])" office:value-type="float" office:value="0.672983748793524">
            <text:p>0.67</text:p>
          </table:table-cell>
          <table:table-cell table:number-columns-repeated="4"/>
        </table:table-row>
        <table:table-row table:style-name="ro1">
          <table:table-cell office:value-type="float" office:value="-0.713248063173582">
            <text:p>-0.71</text:p>
          </table:table-cell>
          <table:table-cell table:formula="of:=[.A1299]*10+1" office:value-type="float" office:value="-6.13248063173582">
            <text:p>-6.13</text:p>
          </table:table-cell>
          <table:table-cell table:formula="of:=MEDIAN([.B1299:.B4614])" office:value-type="float" office:value="0.677879760521055">
            <text:p>0.68</text:p>
          </table:table-cell>
          <table:table-cell table:number-columns-repeated="4"/>
        </table:table-row>
        <table:table-row table:style-name="ro1">
          <table:table-cell office:value-type="float" office:value="-0.700063109057655">
            <text:p>-0.7</text:p>
          </table:table-cell>
          <table:table-cell table:formula="of:=[.A1300]*10+1" office:value-type="float" office:value="-6.00063109057655">
            <text:p>-6</text:p>
          </table:table-cell>
          <table:table-cell table:formula="of:=MEDIAN([.B1300:.B4615])" office:value-type="float" office:value="0.682775772248585">
            <text:p>0.68</text:p>
          </table:table-cell>
          <table:table-cell table:number-columns-repeated="4"/>
        </table:table-row>
        <table:table-row table:style-name="ro1">
          <table:table-cell office:value-type="float" office:value="0.455948187474869">
            <text:p>0.46</text:p>
          </table:table-cell>
          <table:table-cell table:formula="of:=[.A1301]*10+1" office:value-type="float" office:value="5.55948187474869">
            <text:p>5.56</text:p>
          </table:table-cell>
          <table:table-cell table:formula="of:=MEDIAN([.B1301:.B4616])" office:value-type="float" office:value="0.690209085634477">
            <text:p>0.69</text:p>
          </table:table-cell>
          <table:table-cell table:number-columns-repeated="4"/>
        </table:table-row>
        <table:table-row table:style-name="ro1">
          <table:table-cell office:value-type="float" office:value="-0.797800656572947">
            <text:p>-0.8</text:p>
          </table:table-cell>
          <table:table-cell table:formula="of:=[.A1302]*10+1" office:value-type="float" office:value="-6.97800656572947">
            <text:p>-6.98</text:p>
          </table:table-cell>
          <table:table-cell table:formula="of:=MEDIAN([.B1302:.B4617])" office:value-type="float" office:value="0.682775772248585">
            <text:p>0.68</text:p>
          </table:table-cell>
          <table:table-cell table:number-columns-repeated="4"/>
        </table:table-row>
        <table:table-row table:style-name="ro1">
          <table:table-cell office:value-type="float" office:value="0.10947202756914">
            <text:p>0.11</text:p>
          </table:table-cell>
          <table:table-cell table:formula="of:=[.A1303]*10+1" office:value-type="float" office:value="2.0947202756914">
            <text:p>2.09</text:p>
          </table:table-cell>
          <table:table-cell table:formula="of:=MEDIAN([.B1303:.B4618])" office:value-type="float" office:value="0.690209085634477">
            <text:p>0.69</text:p>
          </table:table-cell>
          <table:table-cell table:number-columns-repeated="4"/>
        </table:table-row>
        <table:table-row table:style-name="ro1">
          <table:table-cell office:value-type="float" office:value="-0.704301942398784">
            <text:p>-0.7</text:p>
          </table:table-cell>
          <table:table-cell table:formula="of:=[.A1304]*10+1" office:value-type="float" office:value="-6.04301942398784">
            <text:p>-6.04</text:p>
          </table:table-cell>
          <table:table-cell table:formula="of:=MEDIAN([.B1304:.B4619])" office:value-type="float" office:value="0.682775772248585">
            <text:p>0.68</text:p>
          </table:table-cell>
          <table:table-cell table:number-columns-repeated="4"/>
        </table:table-row>
        <table:table-row table:style-name="ro1">
          <table:table-cell office:value-type="float" office:value="-0.878304808317887">
            <text:p>-0.88</text:p>
          </table:table-cell>
          <table:table-cell table:formula="of:=[.A1305]*10+1" office:value-type="float" office:value="-7.78304808317887">
            <text:p>-7.78</text:p>
          </table:table-cell>
          <table:table-cell table:formula="of:=MEDIAN([.B1305:.B4620])" office:value-type="float" office:value="0.690209085634477">
            <text:p>0.69</text:p>
          </table:table-cell>
          <table:table-cell table:number-columns-repeated="4"/>
        </table:table-row>
        <table:table-row table:style-name="ro1">
          <table:table-cell office:value-type="float" office:value="0.501706761187795">
            <text:p>0.5</text:p>
          </table:table-cell>
          <table:table-cell table:formula="of:=[.A1306]*10+1" office:value-type="float" office:value="6.01706761187795">
            <text:p>6.02</text:p>
          </table:table-cell>
          <table:table-cell table:formula="of:=MEDIAN([.B1306:.B4621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-0.500303231398839">
            <text:p>-0.5</text:p>
          </table:table-cell>
          <table:table-cell table:formula="of:=[.A1307]*10+1" office:value-type="float" office:value="-4.00303231398839">
            <text:p>-4</text:p>
          </table:table-cell>
          <table:table-cell table:formula="of:=MEDIAN([.B1307:.B4622])" office:value-type="float" office:value="0.690209085634477">
            <text:p>0.69</text:p>
          </table:table-cell>
          <table:table-cell table:number-columns-repeated="4"/>
        </table:table-row>
        <table:table-row table:style-name="ro1">
          <table:table-cell office:value-type="float" office:value="-0.895173376623837">
            <text:p>-0.9</text:p>
          </table:table-cell>
          <table:table-cell table:formula="of:=[.A1308]*10+1" office:value-type="float" office:value="-7.95173376623837">
            <text:p>-7.95</text:p>
          </table:table-cell>
          <table:table-cell table:formula="of:=MEDIAN([.B1308:.B4623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0.50921790619898">
            <text:p>0.51</text:p>
          </table:table-cell>
          <table:table-cell table:formula="of:=[.A1309]*10+1" office:value-type="float" office:value="6.0921790619898">
            <text:p>6.09</text:p>
          </table:table-cell>
          <table:table-cell table:formula="of:=MEDIAN([.B1309:.B4624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0.0244756354972178">
            <text:p>0.02</text:p>
          </table:table-cell>
          <table:table-cell table:formula="of:=[.A1310]*10+1" office:value-type="float" office:value="1.24475635497218">
            <text:p>1.24</text:p>
          </table:table-cell>
          <table:table-cell table:formula="of:=MEDIAN([.B1310:.B4625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-0.751042767802883">
            <text:p>-0.75</text:p>
          </table:table-cell>
          <table:table-cell table:formula="of:=[.A1311]*10+1" office:value-type="float" office:value="-6.51042767802883">
            <text:p>-6.51</text:p>
          </table:table-cell>
          <table:table-cell table:formula="of:=MEDIAN([.B1311:.B4626])" office:value-type="float" office:value="0.690209085634477">
            <text:p>0.69</text:p>
          </table:table-cell>
          <table:table-cell table:number-columns-repeated="4"/>
        </table:table-row>
        <table:table-row table:style-name="ro1">
          <table:table-cell office:value-type="float" office:value="0.415611703870974">
            <text:p>0.42</text:p>
          </table:table-cell>
          <table:table-cell table:formula="of:=[.A1312]*10+1" office:value-type="float" office:value="5.15611703870974">
            <text:p>5.16</text:p>
          </table:table-cell>
          <table:table-cell table:formula="of:=MEDIAN([.B1312:.B4627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-0.11723482842304">
            <text:p>-0.12</text:p>
          </table:table-cell>
          <table:table-cell table:formula="of:=[.A1313]*10+1" office:value-type="float" office:value="-0.172348284230397">
            <text:p>-0.17</text:p>
          </table:table-cell>
          <table:table-cell table:formula="of:=MEDIAN([.B1313:.B4628])" office:value-type="float" office:value="0.690209085634477">
            <text:p>0.69</text:p>
          </table:table-cell>
          <table:table-cell table:number-columns-repeated="4"/>
        </table:table-row>
        <table:table-row table:style-name="ro1">
          <table:table-cell office:value-type="float" office:value="-0.655096771656511">
            <text:p>-0.66</text:p>
          </table:table-cell>
          <table:table-cell table:formula="of:=[.A1314]*10+1" office:value-type="float" office:value="-5.55096771656511">
            <text:p>-5.55</text:p>
          </table:table-cell>
          <table:table-cell table:formula="of:=MEDIAN([.B1314:.B4629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-0.986167892611695">
            <text:p>-0.99</text:p>
          </table:table-cell>
          <table:table-cell table:formula="of:=[.A1315]*10+1" office:value-type="float" office:value="-8.86167892611695">
            <text:p>-8.86</text:p>
          </table:table-cell>
          <table:table-cell table:formula="of:=MEDIAN([.B1315:.B4630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-0.101057194092392">
            <text:p>-0.1</text:p>
          </table:table-cell>
          <table:table-cell table:formula="of:=[.A1316]*10+1" office:value-type="float" office:value="-0.0105719409239169">
            <text:p>-0.01</text:p>
          </table:table-cell>
          <table:table-cell table:formula="of:=MEDIAN([.B1316:.B4631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0.048753666764379">
            <text:p>0.05</text:p>
          </table:table-cell>
          <table:table-cell table:formula="of:=[.A1317]*10+1" office:value-type="float" office:value="1.48753666764379">
            <text:p>1.49</text:p>
          </table:table-cell>
          <table:table-cell table:formula="of:=MEDIAN([.B1317:.B4632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-0.832938512249658">
            <text:p>-0.83</text:p>
          </table:table-cell>
          <table:table-cell table:formula="of:=[.A1318]*10+1" office:value-type="float" office:value="-7.32938512249658">
            <text:p>-7.33</text:p>
          </table:table-cell>
          <table:table-cell table:formula="of:=MEDIAN([.B1318:.B4633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0.0349850363319341">
            <text:p>0.03</text:p>
          </table:table-cell>
          <table:table-cell table:formula="of:=[.A1319]*10+1" office:value-type="float" office:value="1.34985036331934">
            <text:p>1.35</text:p>
          </table:table-cell>
          <table:table-cell table:formula="of:=MEDIAN([.B1319:.B4634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0.0855858267646642">
            <text:p>0.09</text:p>
          </table:table-cell>
          <table:table-cell table:formula="of:=[.A1320]*10+1" office:value-type="float" office:value="1.85585826764664">
            <text:p>1.86</text:p>
          </table:table-cell>
          <table:table-cell table:formula="of:=MEDIAN([.B1320:.B4635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0.355225325300625">
            <text:p>0.36</text:p>
          </table:table-cell>
          <table:table-cell table:formula="of:=[.A1321]*10+1" office:value-type="float" office:value="4.55225325300625">
            <text:p>4.55</text:p>
          </table:table-cell>
          <table:table-cell table:formula="of:=MEDIAN([.B1321:.B4636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-0.613649511625336">
            <text:p>-0.61</text:p>
          </table:table-cell>
          <table:table-cell table:formula="of:=[.A1322]*10+1" office:value-type="float" office:value="-5.13649511625336">
            <text:p>-5.14</text:p>
          </table:table-cell>
          <table:table-cell table:formula="of:=MEDIAN([.B1322:.B4637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-0.82338877084363">
            <text:p>-0.82</text:p>
          </table:table-cell>
          <table:table-cell table:formula="of:=[.A1323]*10+1" office:value-type="float" office:value="-7.2338877084363">
            <text:p>-7.23</text:p>
          </table:table-cell>
          <table:table-cell table:formula="of:=MEDIAN([.B1323:.B4638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-0.788715198438738">
            <text:p>-0.79</text:p>
          </table:table-cell>
          <table:table-cell table:formula="of:=[.A1324]*10+1" office:value-type="float" office:value="-6.88715198438738">
            <text:p>-6.89</text:p>
          </table:table-cell>
          <table:table-cell table:formula="of:=MEDIAN([.B1324:.B4639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-0.438727143772454">
            <text:p>-0.44</text:p>
          </table:table-cell>
          <table:table-cell table:formula="of:=[.A1325]*10+1" office:value-type="float" office:value="-3.38727143772454">
            <text:p>-3.39</text:p>
          </table:table-cell>
          <table:table-cell table:formula="of:=MEDIAN([.B1325:.B4640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-0.744251937100046">
            <text:p>-0.74</text:p>
          </table:table-cell>
          <table:table-cell table:formula="of:=[.A1326]*10+1" office:value-type="float" office:value="-6.44251937100046">
            <text:p>-6.44</text:p>
          </table:table-cell>
          <table:table-cell table:formula="of:=MEDIAN([.B1326:.B4641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-0.668757836511664">
            <text:p>-0.67</text:p>
          </table:table-cell>
          <table:table-cell table:formula="of:=[.A1327]*10+1" office:value-type="float" office:value="-5.68757836511664">
            <text:p>-5.69</text:p>
          </table:table-cell>
          <table:table-cell table:formula="of:=MEDIAN([.B1327:.B4642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0.552417876676879">
            <text:p>0.55</text:p>
          </table:table-cell>
          <table:table-cell table:formula="of:=[.A1328]*10+1" office:value-type="float" office:value="6.5241787667688">
            <text:p>6.52</text:p>
          </table:table-cell>
          <table:table-cell table:formula="of:=MEDIAN([.B1328:.B4643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0.79793928834316">
            <text:p>0.8</text:p>
          </table:table-cell>
          <table:table-cell table:formula="of:=[.A1329]*10+1" office:value-type="float" office:value="8.9793928834316">
            <text:p>8.98</text:p>
          </table:table-cell>
          <table:table-cell table:formula="of:=MEDIAN([.B1329:.B4644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-0.24195793575806">
            <text:p>-0.24</text:p>
          </table:table-cell>
          <table:table-cell table:formula="of:=[.A1330]*10+1" office:value-type="float" office:value="-1.4195793575806">
            <text:p>-1.42</text:p>
          </table:table-cell>
          <table:table-cell table:formula="of:=MEDIAN([.B1330:.B4645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0.68501974147143">
            <text:p>0.69</text:p>
          </table:table-cell>
          <table:table-cell table:formula="of:=[.A1331]*10+1" office:value-type="float" office:value="7.8501974147143">
            <text:p>7.85</text:p>
          </table:table-cell>
          <table:table-cell table:formula="of:=MEDIAN([.B1331:.B4646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0.447873698166599">
            <text:p>0.45</text:p>
          </table:table-cell>
          <table:table-cell table:formula="of:=[.A1332]*10+1" office:value-type="float" office:value="5.47873698166599">
            <text:p>5.48</text:p>
          </table:table-cell>
          <table:table-cell table:formula="of:=MEDIAN([.B1332:.B4647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-0.706555408479383">
            <text:p>-0.71</text:p>
          </table:table-cell>
          <table:table-cell table:formula="of:=[.A1333]*10+1" office:value-type="float" office:value="-6.06555408479383">
            <text:p>-6.07</text:p>
          </table:table-cell>
          <table:table-cell table:formula="of:=MEDIAN([.B1333:.B4648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-0.621240434367176">
            <text:p>-0.62</text:p>
          </table:table-cell>
          <table:table-cell table:formula="of:=[.A1334]*10+1" office:value-type="float" office:value="-5.21240434367176">
            <text:p>-5.21</text:p>
          </table:table-cell>
          <table:table-cell table:formula="of:=MEDIAN([.B1334:.B4649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0.754915165451773">
            <text:p>0.75</text:p>
          </table:table-cell>
          <table:table-cell table:formula="of:=[.A1335]*10+1" office:value-type="float" office:value="8.54915165451773">
            <text:p>8.55</text:p>
          </table:table-cell>
          <table:table-cell table:formula="of:=MEDIAN([.B1335:.B4650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-0.0214919760850383">
            <text:p>-0.02</text:p>
          </table:table-cell>
          <table:table-cell table:formula="of:=[.A1336]*10+1" office:value-type="float" office:value="0.785080239149617">
            <text:p>0.79</text:p>
          </table:table-cell>
          <table:table-cell table:formula="of:=MEDIAN([.B1336:.B4651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0.906158332242727">
            <text:p>0.91</text:p>
          </table:table-cell>
          <table:table-cell table:formula="of:=[.A1337]*10+1" office:value-type="float" office:value="10.0615833224273">
            <text:p>10.06</text:p>
          </table:table-cell>
          <table:table-cell table:formula="of:=MEDIAN([.B1337:.B4652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0.163689522468475">
            <text:p>0.16</text:p>
          </table:table-cell>
          <table:table-cell table:formula="of:=[.A1338]*10+1" office:value-type="float" office:value="2.63689522468475">
            <text:p>2.64</text:p>
          </table:table-cell>
          <table:table-cell table:formula="of:=MEDIAN([.B1338:.B4653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-0.776493061496848">
            <text:p>-0.78</text:p>
          </table:table-cell>
          <table:table-cell table:formula="of:=[.A1339]*10+1" office:value-type="float" office:value="-6.76493061496848">
            <text:p>-6.76</text:p>
          </table:table-cell>
          <table:table-cell table:formula="of:=MEDIAN([.B1339:.B4654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-0.99973492823933">
            <text:p>-1</text:p>
          </table:table-cell>
          <table:table-cell table:formula="of:=[.A1340]*10+1" office:value-type="float" office:value="-8.9973492823933">
            <text:p>-9</text:p>
          </table:table-cell>
          <table:table-cell table:formula="of:=MEDIAN([.B1340:.B4655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0.645592663792052">
            <text:p>0.65</text:p>
          </table:table-cell>
          <table:table-cell table:formula="of:=[.A1341]*10+1" office:value-type="float" office:value="7.45592663792052">
            <text:p>7.46</text:p>
          </table:table-cell>
          <table:table-cell table:formula="of:=MEDIAN([.B1341:.B4656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-0.875185866138684">
            <text:p>-0.88</text:p>
          </table:table-cell>
          <table:table-cell table:formula="of:=[.A1342]*10+1" office:value-type="float" office:value="-7.75185866138684">
            <text:p>-7.75</text:p>
          </table:table-cell>
          <table:table-cell table:formula="of:=MEDIAN([.B1342:.B4657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0.140868187138891">
            <text:p>0.14</text:p>
          </table:table-cell>
          <table:table-cell table:formula="of:=[.A1343]*10+1" office:value-type="float" office:value="2.40868187138891">
            <text:p>2.41</text:p>
          </table:table-cell>
          <table:table-cell table:formula="of:=MEDIAN([.B1343:.B4658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0.222273760442999">
            <text:p>0.22</text:p>
          </table:table-cell>
          <table:table-cell table:formula="of:=[.A1344]*10+1" office:value-type="float" office:value="3.22273760442999">
            <text:p>3.22</text:p>
          </table:table-cell>
          <table:table-cell table:formula="of:=MEDIAN([.B1344:.B4659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0.648864958528624">
            <text:p>0.65</text:p>
          </table:table-cell>
          <table:table-cell table:formula="of:=[.A1345]*10+1" office:value-type="float" office:value="7.48864958528624">
            <text:p>7.49</text:p>
          </table:table-cell>
          <table:table-cell table:formula="of:=MEDIAN([.B1345:.B4660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0.0249222609223171">
            <text:p>0.02</text:p>
          </table:table-cell>
          <table:table-cell table:formula="of:=[.A1346]*10+1" office:value-type="float" office:value="1.24922260922317">
            <text:p>1.25</text:p>
          </table:table-cell>
          <table:table-cell table:formula="of:=MEDIAN([.B1346:.B4661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-0.648272025438786">
            <text:p>-0.65</text:p>
          </table:table-cell>
          <table:table-cell table:formula="of:=[.A1347]*10+1" office:value-type="float" office:value="-5.48272025438786">
            <text:p>-5.48</text:p>
          </table:table-cell>
          <table:table-cell table:formula="of:=MEDIAN([.B1347:.B4662])" office:value-type="float" office:value="0.690209085634477">
            <text:p>0.69</text:p>
          </table:table-cell>
          <table:table-cell table:number-columns-repeated="4"/>
        </table:table-row>
        <table:table-row table:style-name="ro1">
          <table:table-cell office:value-type="float" office:value="-0.323008426081269">
            <text:p>-0.32</text:p>
          </table:table-cell>
          <table:table-cell table:formula="of:=[.A1348]*10+1" office:value-type="float" office:value="-2.23008426081269">
            <text:p>-2.23</text:p>
          </table:table-cell>
          <table:table-cell table:formula="of:=MEDIAN([.B1348:.B4663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0.843603108715899">
            <text:p>0.84</text:p>
          </table:table-cell>
          <table:table-cell table:formula="of:=[.A1349]*10+1" office:value-type="float" office:value="9.43603108715899">
            <text:p>9.44</text:p>
          </table:table-cell>
          <table:table-cell table:formula="of:=MEDIAN([.B1349:.B4664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-0.410804361650256">
            <text:p>-0.41</text:p>
          </table:table-cell>
          <table:table-cell table:formula="of:=[.A1350]*10+1" office:value-type="float" office:value="-3.10804361650256">
            <text:p>-3.11</text:p>
          </table:table-cell>
          <table:table-cell table:formula="of:=MEDIAN([.B1350:.B4665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0.3194283282575">
            <text:p>0.32</text:p>
          </table:table-cell>
          <table:table-cell table:formula="of:=[.A1351]*10+1" office:value-type="float" office:value="4.19428328257501">
            <text:p>4.19</text:p>
          </table:table-cell>
          <table:table-cell table:formula="of:=MEDIAN([.B1351:.B4666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-0.928482414368949">
            <text:p>-0.93</text:p>
          </table:table-cell>
          <table:table-cell table:formula="of:=[.A1352]*10+1" office:value-type="float" office:value="-8.28482414368949">
            <text:p>-8.28</text:p>
          </table:table-cell>
          <table:table-cell table:formula="of:=MEDIAN([.B1352:.B4667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-0.932106069491542">
            <text:p>-0.93</text:p>
          </table:table-cell>
          <table:table-cell table:formula="of:=[.A1353]*10+1" office:value-type="float" office:value="-8.32106069491542">
            <text:p>-8.32</text:p>
          </table:table-cell>
          <table:table-cell table:formula="of:=MEDIAN([.B1353:.B4668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0.745762330941295">
            <text:p>0.75</text:p>
          </table:table-cell>
          <table:table-cell table:formula="of:=[.A1354]*10+1" office:value-type="float" office:value="8.45762330941295">
            <text:p>8.46</text:p>
          </table:table-cell>
          <table:table-cell table:formula="of:=MEDIAN([.B1354:.B4669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-0.80928480096883">
            <text:p>-0.81</text:p>
          </table:table-cell>
          <table:table-cell table:formula="of:=[.A1355]*10+1" office:value-type="float" office:value="-7.0928480096883">
            <text:p>-7.09</text:p>
          </table:table-cell>
          <table:table-cell table:formula="of:=MEDIAN([.B1355:.B4670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-0.393223878826418">
            <text:p>-0.39</text:p>
          </table:table-cell>
          <table:table-cell table:formula="of:=[.A1356]*10+1" office:value-type="float" office:value="-2.93223878826418">
            <text:p>-2.93</text:p>
          </table:table-cell>
          <table:table-cell table:formula="of:=MEDIAN([.B1356:.B4671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0.137015058914572">
            <text:p>0.14</text:p>
          </table:table-cell>
          <table:table-cell table:formula="of:=[.A1357]*10+1" office:value-type="float" office:value="2.37015058914572">
            <text:p>2.37</text:p>
          </table:table-cell>
          <table:table-cell table:formula="of:=MEDIAN([.B1357:.B4672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-0.80950421313532">
            <text:p>-0.81</text:p>
          </table:table-cell>
          <table:table-cell table:formula="of:=[.A1358]*10+1" office:value-type="float" office:value="-7.0950421313532">
            <text:p>-7.1</text:p>
          </table:table-cell>
          <table:table-cell table:formula="of:=MEDIAN([.B1358:.B4673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0.380131766095755">
            <text:p>0.38</text:p>
          </table:table-cell>
          <table:table-cell table:formula="of:=[.A1359]*10+1" office:value-type="float" office:value="4.80131766095755">
            <text:p>4.8</text:p>
          </table:table-cell>
          <table:table-cell table:formula="of:=MEDIAN([.B1359:.B4674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-0.341544108300092">
            <text:p>-0.34</text:p>
          </table:table-cell>
          <table:table-cell table:formula="of:=[.A1360]*10+1" office:value-type="float" office:value="-2.41544108300092">
            <text:p>-2.42</text:p>
          </table:table-cell>
          <table:table-cell table:formula="of:=MEDIAN([.B1360:.B4675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-0.703637741944826">
            <text:p>-0.7</text:p>
          </table:table-cell>
          <table:table-cell table:formula="of:=[.A1361]*10+1" office:value-type="float" office:value="-6.03637741944826">
            <text:p>-6.04</text:p>
          </table:table-cell>
          <table:table-cell table:formula="of:=MEDIAN([.B1361:.B4676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-0.260242574288958">
            <text:p>-0.26</text:p>
          </table:table-cell>
          <table:table-cell table:formula="of:=[.A1362]*10+1" office:value-type="float" office:value="-1.60242574288958">
            <text:p>-1.6</text:p>
          </table:table-cell>
          <table:table-cell table:formula="of:=MEDIAN([.B1362:.B4677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0.641139481543035">
            <text:p>0.64</text:p>
          </table:table-cell>
          <table:table-cell table:formula="of:=[.A1363]*10+1" office:value-type="float" office:value="7.41139481543035">
            <text:p>7.41</text:p>
          </table:table-cell>
          <table:table-cell table:formula="of:=MEDIAN([.B1363:.B4678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-0.53532506183482">
            <text:p>-0.54</text:p>
          </table:table-cell>
          <table:table-cell table:formula="of:=[.A1364]*10+1" office:value-type="float" office:value="-4.3532506183482">
            <text:p>-4.35</text:p>
          </table:table-cell>
          <table:table-cell table:formula="of:=MEDIAN([.B1364:.B4679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0.990956375535449">
            <text:p>0.99</text:p>
          </table:table-cell>
          <table:table-cell table:formula="of:=[.A1365]*10+1" office:value-type="float" office:value="10.9095637553545">
            <text:p>10.91</text:p>
          </table:table-cell>
          <table:table-cell table:formula="of:=MEDIAN([.B1365:.B4680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-0.250925341642251">
            <text:p>-0.25</text:p>
          </table:table-cell>
          <table:table-cell table:formula="of:=[.A1366]*10+1" office:value-type="float" office:value="-1.50925341642251">
            <text:p>-1.51</text:p>
          </table:table-cell>
          <table:table-cell table:formula="of:=MEDIAN([.B1366:.B4681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-0.51134509246937">
            <text:p>-0.51</text:p>
          </table:table-cell>
          <table:table-cell table:formula="of:=[.A1367]*10+1" office:value-type="float" office:value="-4.1134509246937">
            <text:p>-4.11</text:p>
          </table:table-cell>
          <table:table-cell table:formula="of:=MEDIAN([.B1367:.B4682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-0.837326574843824">
            <text:p>-0.84</text:p>
          </table:table-cell>
          <table:table-cell table:formula="of:=[.A1368]*10+1" office:value-type="float" office:value="-7.37326574843824">
            <text:p>-7.37</text:p>
          </table:table-cell>
          <table:table-cell table:formula="of:=MEDIAN([.B1368:.B4683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-0.233351298075738">
            <text:p>-0.23</text:p>
          </table:table-cell>
          <table:table-cell table:formula="of:=[.A1369]*10+1" office:value-type="float" office:value="-1.33351298075738">
            <text:p>-1.33</text:p>
          </table:table-cell>
          <table:table-cell table:formula="of:=MEDIAN([.B1369:.B4684])" office:value-type="float" office:value="0.732041993237795">
            <text:p>0.73</text:p>
          </table:table-cell>
          <table:table-cell table:number-columns-repeated="4"/>
        </table:table-row>
        <table:table-row table:style-name="ro1">
          <table:table-cell office:value-type="float" office:value="0.24450253964937">
            <text:p>0.24</text:p>
          </table:table-cell>
          <table:table-cell table:formula="of:=[.A1370]*10+1" office:value-type="float" office:value="3.4450253964937">
            <text:p>3.45</text:p>
          </table:table-cell>
          <table:table-cell table:formula="of:=MEDIAN([.B1370:.B4685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0.113120482689843">
            <text:p>0.11</text:p>
          </table:table-cell>
          <table:table-cell table:formula="of:=[.A1371]*10+1" office:value-type="float" office:value="2.13120482689843">
            <text:p>2.13</text:p>
          </table:table-cell>
          <table:table-cell table:formula="of:=MEDIAN([.B1371:.B4686])" office:value-type="float" office:value="0.732041993237795">
            <text:p>0.73</text:p>
          </table:table-cell>
          <table:table-cell table:number-columns-repeated="4"/>
        </table:table-row>
        <table:table-row table:style-name="ro1">
          <table:table-cell office:value-type="float" office:value="-0.289545129246979">
            <text:p>-0.29</text:p>
          </table:table-cell>
          <table:table-cell table:formula="of:=[.A1372]*10+1" office:value-type="float" office:value="-1.89545129246979">
            <text:p>-1.9</text:p>
          </table:table-cell>
          <table:table-cell table:formula="of:=MEDIAN([.B1372:.B4687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0.305071105443481">
            <text:p>0.31</text:p>
          </table:table-cell>
          <table:table-cell table:formula="of:=[.A1373]*10+1" office:value-type="float" office:value="4.05071105443481">
            <text:p>4.05</text:p>
          </table:table-cell>
          <table:table-cell table:formula="of:=MEDIAN([.B1373:.B4688])" office:value-type="float" office:value="0.732041993237795">
            <text:p>0.73</text:p>
          </table:table-cell>
          <table:table-cell table:number-columns-repeated="4"/>
        </table:table-row>
        <table:table-row table:style-name="ro1">
          <table:table-cell office:value-type="float" office:value="0.672759699519738">
            <text:p>0.67</text:p>
          </table:table-cell>
          <table:table-cell table:formula="of:=[.A1374]*10+1" office:value-type="float" office:value="7.72759699519738">
            <text:p>7.73</text:p>
          </table:table-cell>
          <table:table-cell table:formula="of:=MEDIAN([.B1374:.B4689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0.553152399532724">
            <text:p>0.55</text:p>
          </table:table-cell>
          <table:table-cell table:formula="of:=[.A1375]*10+1" office:value-type="float" office:value="6.53152399532724">
            <text:p>6.53</text:p>
          </table:table-cell>
          <table:table-cell table:formula="of:=MEDIAN([.B1375:.B4690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-0.576154966386418">
            <text:p>-0.58</text:p>
          </table:table-cell>
          <table:table-cell table:formula="of:=[.A1376]*10+1" office:value-type="float" office:value="-4.76154966386418">
            <text:p>-4.76</text:p>
          </table:table-cell>
          <table:table-cell table:formula="of:=MEDIAN([.B1376:.B4691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0.0694805169245256">
            <text:p>0.07</text:p>
          </table:table-cell>
          <table:table-cell table:formula="of:=[.A1377]*10+1" office:value-type="float" office:value="1.69480516924526">
            <text:p>1.69</text:p>
          </table:table-cell>
          <table:table-cell table:formula="of:=MEDIAN([.B1377:.B4692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-0.33324961701084">
            <text:p>-0.33</text:p>
          </table:table-cell>
          <table:table-cell table:formula="of:=[.A1378]*10+1" office:value-type="float" office:value="-2.3324961701084">
            <text:p>-2.33</text:p>
          </table:table-cell>
          <table:table-cell table:formula="of:=MEDIAN([.B1378:.B4693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-0.797966065887289">
            <text:p>-0.8</text:p>
          </table:table-cell>
          <table:table-cell table:formula="of:=[.A1379]*10+1" office:value-type="float" office:value="-6.97966065887289">
            <text:p>-6.98</text:p>
          </table:table-cell>
          <table:table-cell table:formula="of:=MEDIAN([.B1379:.B4694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0.390563085212945">
            <text:p>0.39</text:p>
          </table:table-cell>
          <table:table-cell table:formula="of:=[.A1380]*10+1" office:value-type="float" office:value="4.90563085212945">
            <text:p>4.91</text:p>
          </table:table-cell>
          <table:table-cell table:formula="of:=MEDIAN([.B1380:.B4695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0.145117414819741">
            <text:p>0.15</text:p>
          </table:table-cell>
          <table:table-cell table:formula="of:=[.A1381]*10+1" office:value-type="float" office:value="2.45117414819741">
            <text:p>2.45</text:p>
          </table:table-cell>
          <table:table-cell table:formula="of:=MEDIAN([.B1381:.B4696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-0.668853242869658">
            <text:p>-0.67</text:p>
          </table:table-cell>
          <table:table-cell table:formula="of:=[.A1382]*10+1" office:value-type="float" office:value="-5.68853242869658">
            <text:p>-5.69</text:p>
          </table:table-cell>
          <table:table-cell table:formula="of:=MEDIAN([.B1382:.B4697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0.101023377695261">
            <text:p>0.1</text:p>
          </table:table-cell>
          <table:table-cell table:formula="of:=[.A1383]*10+1" office:value-type="float" office:value="2.01023377695261">
            <text:p>2.01</text:p>
          </table:table-cell>
          <table:table-cell table:formula="of:=MEDIAN([.B1383:.B4698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-0.476109061014452">
            <text:p>-0.48</text:p>
          </table:table-cell>
          <table:table-cell table:formula="of:=[.A1384]*10+1" office:value-type="float" office:value="-3.76109061014452">
            <text:p>-3.76</text:p>
          </table:table-cell>
          <table:table-cell table:formula="of:=MEDIAN([.B1384:.B4699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-0.170590187656974">
            <text:p>-0.17</text:p>
          </table:table-cell>
          <table:table-cell table:formula="of:=[.A1385]*10+1" office:value-type="float" office:value="-0.705901876569739">
            <text:p>-0.71</text:p>
          </table:table-cell>
          <table:table-cell table:formula="of:=MEDIAN([.B1385:.B4700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0.324501507323886">
            <text:p>0.32</text:p>
          </table:table-cell>
          <table:table-cell table:formula="of:=[.A1386]*10+1" office:value-type="float" office:value="4.24501507323887">
            <text:p>4.25</text:p>
          </table:table-cell>
          <table:table-cell table:formula="of:=MEDIAN([.B1386:.B4701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-0.688427220997488">
            <text:p>-0.69</text:p>
          </table:table-cell>
          <table:table-cell table:formula="of:=[.A1387]*10+1" office:value-type="float" office:value="-5.88427220997489">
            <text:p>-5.88</text:p>
          </table:table-cell>
          <table:table-cell table:formula="of:=MEDIAN([.B1387:.B4702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0.359941487950143">
            <text:p>0.36</text:p>
          </table:table-cell>
          <table:table-cell table:formula="of:=[.A1388]*10+1" office:value-type="float" office:value="4.59941487950143">
            <text:p>4.6</text:p>
          </table:table-cell>
          <table:table-cell table:formula="of:=MEDIAN([.B1388:.B4703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-0.900346674563655">
            <text:p>-0.9</text:p>
          </table:table-cell>
          <table:table-cell table:formula="of:=[.A1389]*10+1" office:value-type="float" office:value="-8.00346674563655">
            <text:p>-8</text:p>
          </table:table-cell>
          <table:table-cell table:formula="of:=MEDIAN([.B1389:.B4704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-0.62558882576696">
            <text:p>-0.63</text:p>
          </table:table-cell>
          <table:table-cell table:formula="of:=[.A1390]*10+1" office:value-type="float" office:value="-5.2558882576696">
            <text:p>-5.26</text:p>
          </table:table-cell>
          <table:table-cell table:formula="of:=MEDIAN([.B1390:.B4705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-0.660262805622786">
            <text:p>-0.66</text:p>
          </table:table-cell>
          <table:table-cell table:formula="of:=[.A1391]*10+1" office:value-type="float" office:value="-5.60262805622786">
            <text:p>-5.6</text:p>
          </table:table-cell>
          <table:table-cell table:formula="of:=MEDIAN([.B1391:.B4706])" office:value-type="float" office:value="0.732041993237795">
            <text:p>0.73</text:p>
          </table:table-cell>
          <table:table-cell table:number-columns-repeated="4"/>
        </table:table-row>
        <table:table-row table:style-name="ro1">
          <table:table-cell office:value-type="float" office:value="-0.0496015112751698">
            <text:p>-0.05</text:p>
          </table:table-cell>
          <table:table-cell table:formula="of:=[.A1392]*10+1" office:value-type="float" office:value="0.503984887248302">
            <text:p>0.5</text:p>
          </table:table-cell>
          <table:table-cell table:formula="of:=MEDIAN([.B1392:.B4707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0.713345907772884">
            <text:p>0.71</text:p>
          </table:table-cell>
          <table:table-cell table:formula="of:=[.A1393]*10+1" office:value-type="float" office:value="8.13345907772884">
            <text:p>8.13</text:p>
          </table:table-cell>
          <table:table-cell table:formula="of:=MEDIAN([.B1393:.B4708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872609870971221">
            <text:p>-0.87</text:p>
          </table:table-cell>
          <table:table-cell table:formula="of:=[.A1394]*10+1" office:value-type="float" office:value="-7.72609870971221">
            <text:p>-7.73</text:p>
          </table:table-cell>
          <table:table-cell table:formula="of:=MEDIAN([.B1394:.B4709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314607706092747">
            <text:p>-0.31</text:p>
          </table:table-cell>
          <table:table-cell table:formula="of:=[.A1395]*10+1" office:value-type="float" office:value="-2.14607706092747">
            <text:p>-2.15</text:p>
          </table:table-cell>
          <table:table-cell table:formula="of:=MEDIAN([.B1395:.B4710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0.211845543092139">
            <text:p>0.21</text:p>
          </table:table-cell>
          <table:table-cell table:formula="of:=[.A1396]*10+1" office:value-type="float" office:value="3.11845543092139">
            <text:p>3.12</text:p>
          </table:table-cell>
          <table:table-cell table:formula="of:=MEDIAN([.B1396:.B4711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-0.366663943368059">
            <text:p>-0.37</text:p>
          </table:table-cell>
          <table:table-cell table:formula="of:=[.A1397]*10+1" office:value-type="float" office:value="-2.66663943368059">
            <text:p>-2.67</text:p>
          </table:table-cell>
          <table:table-cell table:formula="of:=MEDIAN([.B1397:.B4712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0.596550634644725">
            <text:p>0.6</text:p>
          </table:table-cell>
          <table:table-cell table:formula="of:=[.A1398]*10+1" office:value-type="float" office:value="6.96550634644725">
            <text:p>6.97</text:p>
          </table:table-cell>
          <table:table-cell table:formula="of:=MEDIAN([.B1398:.B4713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-0.351241290762631">
            <text:p>-0.35</text:p>
          </table:table-cell>
          <table:table-cell table:formula="of:=[.A1399]*10+1" office:value-type="float" office:value="-2.51241290762631">
            <text:p>-2.51</text:p>
          </table:table-cell>
          <table:table-cell table:formula="of:=MEDIAN([.B1399:.B4714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603237575360031">
            <text:p>-0.6</text:p>
          </table:table-cell>
          <table:table-cell table:formula="of:=[.A1400]*10+1" office:value-type="float" office:value="-5.03237575360031">
            <text:p>-5.03</text:p>
          </table:table-cell>
          <table:table-cell table:formula="of:=MEDIAN([.B1400:.B4715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0760650740964292">
            <text:p>0.08</text:p>
          </table:table-cell>
          <table:table-cell table:formula="of:=[.A1401]*10+1" office:value-type="float" office:value="1.76065074096429">
            <text:p>1.76</text:p>
          </table:table-cell>
          <table:table-cell table:formula="of:=MEDIAN([.B1401:.B4716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-0.169565266808479">
            <text:p>-0.17</text:p>
          </table:table-cell>
          <table:table-cell table:formula="of:=[.A1402]*10+1" office:value-type="float" office:value="-0.695652668084789">
            <text:p>-0.7</text:p>
          </table:table-cell>
          <table:table-cell table:formula="of:=MEDIAN([.B1402:.B4717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662085445838948">
            <text:p>0.66</text:p>
          </table:table-cell>
          <table:table-cell table:formula="of:=[.A1403]*10+1" office:value-type="float" office:value="7.62085445838948">
            <text:p>7.62</text:p>
          </table:table-cell>
          <table:table-cell table:formula="of:=MEDIAN([.B1403:.B4718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772043221249881">
            <text:p>0.77</text:p>
          </table:table-cell>
          <table:table-cell table:formula="of:=[.A1404]*10+1" office:value-type="float" office:value="8.72043221249881">
            <text:p>8.72</text:p>
          </table:table-cell>
          <table:table-cell table:formula="of:=MEDIAN([.B1404:.B4719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255569528092133">
            <text:p>0.26</text:p>
          </table:table-cell>
          <table:table-cell table:formula="of:=[.A1405]*10+1" office:value-type="float" office:value="3.55569528092133">
            <text:p>3.56</text:p>
          </table:table-cell>
          <table:table-cell table:formula="of:=MEDIAN([.B1405:.B4720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415469663655531">
            <text:p>-0.42</text:p>
          </table:table-cell>
          <table:table-cell table:formula="of:=[.A1406]*10+1" office:value-type="float" office:value="-3.15469663655531">
            <text:p>-3.15</text:p>
          </table:table-cell>
          <table:table-cell table:formula="of:=MEDIAN([.B1406:.B4721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665407223139792">
            <text:p>-0.67</text:p>
          </table:table-cell>
          <table:table-cell table:formula="of:=[.A1407]*10+1" office:value-type="float" office:value="-5.65407223139792">
            <text:p>-5.65</text:p>
          </table:table-cell>
          <table:table-cell table:formula="of:=MEDIAN([.B1407:.B4722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300955876226036">
            <text:p>-0.3</text:p>
          </table:table-cell>
          <table:table-cell table:formula="of:=[.A1408]*10+1" office:value-type="float" office:value="-2.00955876226036">
            <text:p>-2.01</text:p>
          </table:table-cell>
          <table:table-cell table:formula="of:=MEDIAN([.B1408:.B4723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-0.498049148504759">
            <text:p>-0.5</text:p>
          </table:table-cell>
          <table:table-cell table:formula="of:=[.A1409]*10+1" office:value-type="float" office:value="-3.98049148504759">
            <text:p>-3.98</text:p>
          </table:table-cell>
          <table:table-cell table:formula="of:=MEDIAN([.B1409:.B4724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-0.114583344522787">
            <text:p>-0.11</text:p>
          </table:table-cell>
          <table:table-cell table:formula="of:=[.A1410]*10+1" office:value-type="float" office:value="-0.145833445227867">
            <text:p>-0.15</text:p>
          </table:table-cell>
          <table:table-cell table:formula="of:=MEDIAN([.B1410:.B4725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0.390815117072878">
            <text:p>0.39</text:p>
          </table:table-cell>
          <table:table-cell table:formula="of:=[.A1411]*10+1" office:value-type="float" office:value="4.90815117072878">
            <text:p>4.91</text:p>
          </table:table-cell>
          <table:table-cell table:formula="of:=MEDIAN([.B1411:.B4726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0.110186869172006">
            <text:p>0.11</text:p>
          </table:table-cell>
          <table:table-cell table:formula="of:=[.A1412]*10+1" office:value-type="float" office:value="2.10186869172006">
            <text:p>2.1</text:p>
          </table:table-cell>
          <table:table-cell table:formula="of:=MEDIAN([.B1412:.B4727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-0.62888195670833">
            <text:p>-0.63</text:p>
          </table:table-cell>
          <table:table-cell table:formula="of:=[.A1413]*10+1" office:value-type="float" office:value="-5.2888195670833">
            <text:p>-5.29</text:p>
          </table:table-cell>
          <table:table-cell table:formula="of:=MEDIAN([.B1413:.B4728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-0.547450581186382">
            <text:p>-0.55</text:p>
          </table:table-cell>
          <table:table-cell table:formula="of:=[.A1414]*10+1" office:value-type="float" office:value="-4.47450581186382">
            <text:p>-4.47</text:p>
          </table:table-cell>
          <table:table-cell table:formula="of:=MEDIAN([.B1414:.B4729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-0.772079964775764">
            <text:p>-0.77</text:p>
          </table:table-cell>
          <table:table-cell table:formula="of:=[.A1415]*10+1" office:value-type="float" office:value="-6.72079964775764">
            <text:p>-6.72</text:p>
          </table:table-cell>
          <table:table-cell table:formula="of:=MEDIAN([.B1415:.B4730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0.590450613337918">
            <text:p>0.59</text:p>
          </table:table-cell>
          <table:table-cell table:formula="of:=[.A1416]*10+1" office:value-type="float" office:value="6.90450613337918">
            <text:p>6.9</text:p>
          </table:table-cell>
          <table:table-cell table:formula="of:=MEDIAN([.B1416:.B4731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0.91469723564777">
            <text:p>0.91</text:p>
          </table:table-cell>
          <table:table-cell table:formula="of:=[.A1417]*10+1" office:value-type="float" office:value="10.1469723564777">
            <text:p>10.15</text:p>
          </table:table-cell>
          <table:table-cell table:formula="of:=MEDIAN([.B1417:.B4732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-0.47197228285858">
            <text:p>-0.47</text:p>
          </table:table-cell>
          <table:table-cell table:formula="of:=[.A1418]*10+1" office:value-type="float" office:value="-3.7197228285858">
            <text:p>-3.72</text:p>
          </table:table-cell>
          <table:table-cell table:formula="of:=MEDIAN([.B1418:.B4733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0.854811899221745">
            <text:p>0.85</text:p>
          </table:table-cell>
          <table:table-cell table:formula="of:=[.A1419]*10+1" office:value-type="float" office:value="9.54811899221745">
            <text:p>9.55</text:p>
          </table:table-cell>
          <table:table-cell table:formula="of:=MEDIAN([.B1419:.B4734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0.585375889821114">
            <text:p>0.59</text:p>
          </table:table-cell>
          <table:table-cell table:formula="of:=[.A1420]*10+1" office:value-type="float" office:value="6.85375889821114">
            <text:p>6.85</text:p>
          </table:table-cell>
          <table:table-cell table:formula="of:=MEDIAN([.B1420:.B4735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0.759242088151821">
            <text:p>0.76</text:p>
          </table:table-cell>
          <table:table-cell table:formula="of:=[.A1421]*10+1" office:value-type="float" office:value="8.59242088151821">
            <text:p>8.59</text:p>
          </table:table-cell>
          <table:table-cell table:formula="of:=MEDIAN([.B1421:.B4736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178479726756903">
            <text:p>0.18</text:p>
          </table:table-cell>
          <table:table-cell table:formula="of:=[.A1422]*10+1" office:value-type="float" office:value="2.78479726756903">
            <text:p>2.78</text:p>
          </table:table-cell>
          <table:table-cell table:formula="of:=MEDIAN([.B1422:.B4737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876024341785317">
            <text:p>0.88</text:p>
          </table:table-cell>
          <table:table-cell table:formula="of:=[.A1423]*10+1" office:value-type="float" office:value="9.76024341785317">
            <text:p>9.76</text:p>
          </table:table-cell>
          <table:table-cell table:formula="of:=MEDIAN([.B1423:.B4738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492874876853918">
            <text:p>-0.49</text:p>
          </table:table-cell>
          <table:table-cell table:formula="of:=[.A1424]*10+1" office:value-type="float" office:value="-3.92874876853918">
            <text:p>-3.93</text:p>
          </table:table-cell>
          <table:table-cell table:formula="of:=MEDIAN([.B1424:.B4739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468400831097997">
            <text:p>-0.47</text:p>
          </table:table-cell>
          <table:table-cell table:formula="of:=[.A1425]*10+1" office:value-type="float" office:value="-3.68400831097997">
            <text:p>-3.68</text:p>
          </table:table-cell>
          <table:table-cell table:formula="of:=MEDIAN([.B1425:.B4740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517281421556618">
            <text:p>-0.52</text:p>
          </table:table-cell>
          <table:table-cell table:formula="of:=[.A1426]*10+1" office:value-type="float" office:value="-4.17281421556618">
            <text:p>-4.17</text:p>
          </table:table-cell>
          <table:table-cell table:formula="of:=MEDIAN([.B1426:.B4741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-0.42261666523637">
            <text:p>-0.42</text:p>
          </table:table-cell>
          <table:table-cell table:formula="of:=[.A1427]*10+1" office:value-type="float" office:value="-3.2261666523637">
            <text:p>-3.23</text:p>
          </table:table-cell>
          <table:table-cell table:formula="of:=MEDIAN([.B1427:.B4742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0050007372351667">
            <text:p>0.01</text:p>
          </table:table-cell>
          <table:table-cell table:formula="of:=[.A1428]*10+1" office:value-type="float" office:value="1.05000737235167">
            <text:p>1.05</text:p>
          </table:table-cell>
          <table:table-cell table:formula="of:=MEDIAN([.B1428:.B4743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-0.916398530435807">
            <text:p>-0.92</text:p>
          </table:table-cell>
          <table:table-cell table:formula="of:=[.A1429]*10+1" office:value-type="float" office:value="-8.16398530435807">
            <text:p>-8.16</text:p>
          </table:table-cell>
          <table:table-cell table:formula="of:=MEDIAN([.B1429:.B4744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-0.0432144394664621">
            <text:p>-0.04</text:p>
          </table:table-cell>
          <table:table-cell table:formula="of:=[.A1430]*10+1" office:value-type="float" office:value="0.567855605335379">
            <text:p>0.57</text:p>
          </table:table-cell>
          <table:table-cell table:formula="of:=MEDIAN([.B1430:.B4745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0.125806357194818">
            <text:p>0.13</text:p>
          </table:table-cell>
          <table:table-cell table:formula="of:=[.A1431]*10+1" office:value-type="float" office:value="2.25806357194818">
            <text:p>2.26</text:p>
          </table:table-cell>
          <table:table-cell table:formula="of:=MEDIAN([.B1431:.B4746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-0.255825325025451">
            <text:p>-0.26</text:p>
          </table:table-cell>
          <table:table-cell table:formula="of:=[.A1432]*10+1" office:value-type="float" office:value="-1.55825325025451">
            <text:p>-1.56</text:p>
          </table:table-cell>
          <table:table-cell table:formula="of:=MEDIAN([.B1432:.B4747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-0.195219821887023">
            <text:p>-0.2</text:p>
          </table:table-cell>
          <table:table-cell table:formula="of:=[.A1433]*10+1" office:value-type="float" office:value="-0.952198218870232">
            <text:p>-0.95</text:p>
          </table:table-cell>
          <table:table-cell table:formula="of:=MEDIAN([.B1433:.B4748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0.671731258369544">
            <text:p>0.67</text:p>
          </table:table-cell>
          <table:table-cell table:formula="of:=[.A1434]*10+1" office:value-type="float" office:value="7.71731258369544">
            <text:p>7.72</text:p>
          </table:table-cell>
          <table:table-cell table:formula="of:=MEDIAN([.B1434:.B4749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-0.598542262860764">
            <text:p>-0.6</text:p>
          </table:table-cell>
          <table:table-cell table:formula="of:=[.A1435]*10+1" office:value-type="float" office:value="-4.98542262860764">
            <text:p>-4.99</text:p>
          </table:table-cell>
          <table:table-cell table:formula="of:=MEDIAN([.B1435:.B4750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0.39686817401995">
            <text:p>0.4</text:p>
          </table:table-cell>
          <table:table-cell table:formula="of:=[.A1436]*10+1" office:value-type="float" office:value="4.9686817401995">
            <text:p>4.97</text:p>
          </table:table-cell>
          <table:table-cell table:formula="of:=MEDIAN([.B1436:.B4751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0.579274285076311">
            <text:p>0.58</text:p>
          </table:table-cell>
          <table:table-cell table:formula="of:=[.A1437]*10+1" office:value-type="float" office:value="6.79274285076311">
            <text:p>6.79</text:p>
          </table:table-cell>
          <table:table-cell table:formula="of:=MEDIAN([.B1437:.B4752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-0.491053650935007">
            <text:p>-0.49</text:p>
          </table:table-cell>
          <table:table-cell table:formula="of:=[.A1438]*10+1" office:value-type="float" office:value="-3.91053650935007">
            <text:p>-3.91</text:p>
          </table:table-cell>
          <table:table-cell table:formula="of:=MEDIAN([.B1438:.B4753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0.572930087229192">
            <text:p>0.57</text:p>
          </table:table-cell>
          <table:table-cell table:formula="of:=[.A1439]*10+1" office:value-type="float" office:value="6.72930087229192">
            <text:p>6.73</text:p>
          </table:table-cell>
          <table:table-cell table:formula="of:=MEDIAN([.B1439:.B4754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-0.869607964040363">
            <text:p>-0.87</text:p>
          </table:table-cell>
          <table:table-cell table:formula="of:=[.A1440]*10+1" office:value-type="float" office:value="-7.69607964040363">
            <text:p>-7.7</text:p>
          </table:table-cell>
          <table:table-cell table:formula="of:=MEDIAN([.B1440:.B4755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0.387339776681307">
            <text:p>0.39</text:p>
          </table:table-cell>
          <table:table-cell table:formula="of:=[.A1441]*10+1" office:value-type="float" office:value="4.87339776681307">
            <text:p>4.87</text:p>
          </table:table-cell>
          <table:table-cell table:formula="of:=MEDIAN([.B1441:.B4756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0.624924595087151">
            <text:p>0.62</text:p>
          </table:table-cell>
          <table:table-cell table:formula="of:=[.A1442]*10+1" office:value-type="float" office:value="7.24924595087151">
            <text:p>7.25</text:p>
          </table:table-cell>
          <table:table-cell table:formula="of:=MEDIAN([.B1442:.B4757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-0.444701147008414">
            <text:p>-0.44</text:p>
          </table:table-cell>
          <table:table-cell table:formula="of:=[.A1443]*10+1" office:value-type="float" office:value="-3.44701147008414">
            <text:p>-3.45</text:p>
          </table:table-cell>
          <table:table-cell table:formula="of:=MEDIAN([.B1443:.B4758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894607769120855">
            <text:p>0.89</text:p>
          </table:table-cell>
          <table:table-cell table:formula="of:=[.A1444]*10+1" office:value-type="float" office:value="9.94607769120855">
            <text:p>9.95</text:p>
          </table:table-cell>
          <table:table-cell table:formula="of:=MEDIAN([.B1444:.B4759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0.573814669980522">
            <text:p>0.57</text:p>
          </table:table-cell>
          <table:table-cell table:formula="of:=[.A1445]*10+1" office:value-type="float" office:value="6.73814669980522">
            <text:p>6.74</text:p>
          </table:table-cell>
          <table:table-cell table:formula="of:=MEDIAN([.B1445:.B4760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290489645880053">
            <text:p>0.29</text:p>
          </table:table-cell>
          <table:table-cell table:formula="of:=[.A1446]*10+1" office:value-type="float" office:value="3.90489645880053">
            <text:p>3.9</text:p>
          </table:table-cell>
          <table:table-cell table:formula="of:=MEDIAN([.B1446:.B4761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681756021837851">
            <text:p>0.68</text:p>
          </table:table-cell>
          <table:table-cell table:formula="of:=[.A1447]*10+1" office:value-type="float" office:value="7.81756021837851">
            <text:p>7.82</text:p>
          </table:table-cell>
          <table:table-cell table:formula="of:=MEDIAN([.B1447:.B4762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946785350684728">
            <text:p>-0.95</text:p>
          </table:table-cell>
          <table:table-cell table:formula="of:=[.A1448]*10+1" office:value-type="float" office:value="-8.46785350684728">
            <text:p>-8.47</text:p>
          </table:table-cell>
          <table:table-cell table:formula="of:=MEDIAN([.B1448:.B4763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0.131310518146841">
            <text:p>0.13</text:p>
          </table:table-cell>
          <table:table-cell table:formula="of:=[.A1449]*10+1" office:value-type="float" office:value="2.31310518146841">
            <text:p>2.31</text:p>
          </table:table-cell>
          <table:table-cell table:formula="of:=MEDIAN([.B1449:.B4764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445838974132388">
            <text:p>-0.45</text:p>
          </table:table-cell>
          <table:table-cell table:formula="of:=[.A1450]*10+1" office:value-type="float" office:value="-3.45838974132388">
            <text:p>-3.46</text:p>
          </table:table-cell>
          <table:table-cell table:formula="of:=MEDIAN([.B1450:.B4765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803814132277273">
            <text:p>-0.8</text:p>
          </table:table-cell>
          <table:table-cell table:formula="of:=[.A1451]*10+1" office:value-type="float" office:value="-7.03814132277273">
            <text:p>-7.04</text:p>
          </table:table-cell>
          <table:table-cell table:formula="of:=MEDIAN([.B1451:.B4766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0.236359643324565">
            <text:p>0.24</text:p>
          </table:table-cell>
          <table:table-cell table:formula="of:=[.A1452]*10+1" office:value-type="float" office:value="3.36359643324565">
            <text:p>3.36</text:p>
          </table:table-cell>
          <table:table-cell table:formula="of:=MEDIAN([.B1452:.B4767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-0.63661637923765">
            <text:p>-0.64</text:p>
          </table:table-cell>
          <table:table-cell table:formula="of:=[.A1453]*10+1" office:value-type="float" office:value="-5.3661637923765">
            <text:p>-5.37</text:p>
          </table:table-cell>
          <table:table-cell table:formula="of:=MEDIAN([.B1453:.B4768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671741176594351">
            <text:p>-0.67</text:p>
          </table:table-cell>
          <table:table-cell table:formula="of:=[.A1454]*10+1" office:value-type="float" office:value="-5.71741176594351">
            <text:p>-5.72</text:p>
          </table:table-cell>
          <table:table-cell table:formula="of:=MEDIAN([.B1454:.B4769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890200409875332">
            <text:p>0.89</text:p>
          </table:table-cell>
          <table:table-cell table:formula="of:=[.A1455]*10+1" office:value-type="float" office:value="9.90200409875332">
            <text:p>9.9</text:p>
          </table:table-cell>
          <table:table-cell table:formula="of:=MEDIAN([.B1455:.B4770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465004912349383">
            <text:p>0.47</text:p>
          </table:table-cell>
          <table:table-cell table:formula="of:=[.A1456]*10+1" office:value-type="float" office:value="5.65004912349383">
            <text:p>5.65</text:p>
          </table:table-cell>
          <table:table-cell table:formula="of:=MEDIAN([.B1456:.B4771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522065821040461">
            <text:p>0.52</text:p>
          </table:table-cell>
          <table:table-cell table:formula="of:=[.A1457]*10+1" office:value-type="float" office:value="6.22065821040461">
            <text:p>6.22</text:p>
          </table:table-cell>
          <table:table-cell table:formula="of:=MEDIAN([.B1457:.B4772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0.182100383376366">
            <text:p>0.18</text:p>
          </table:table-cell>
          <table:table-cell table:formula="of:=[.A1458]*10+1" office:value-type="float" office:value="2.82100383376366">
            <text:p>2.82</text:p>
          </table:table-cell>
          <table:table-cell table:formula="of:=MEDIAN([.B1458:.B4773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0.82280058597843">
            <text:p>0.82</text:p>
          </table:table-cell>
          <table:table-cell table:formula="of:=[.A1459]*10+1" office:value-type="float" office:value="9.2280058597843">
            <text:p>9.23</text:p>
          </table:table-cell>
          <table:table-cell table:formula="of:=MEDIAN([.B1459:.B4774])" office:value-type="float" office:value="0.732041993237795">
            <text:p>0.73</text:p>
          </table:table-cell>
          <table:table-cell table:number-columns-repeated="4"/>
        </table:table-row>
        <table:table-row table:style-name="ro1">
          <table:table-cell office:value-type="float" office:value="-0.376743455040058">
            <text:p>-0.38</text:p>
          </table:table-cell>
          <table:table-cell table:formula="of:=[.A1460]*10+1" office:value-type="float" office:value="-2.76743455040058">
            <text:p>-2.77</text:p>
          </table:table-cell>
          <table:table-cell table:formula="of:=MEDIAN([.B1460:.B4775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-0.904338059791905">
            <text:p>-0.9</text:p>
          </table:table-cell>
          <table:table-cell table:formula="of:=[.A1461]*10+1" office:value-type="float" office:value="-8.04338059791905">
            <text:p>-8.04</text:p>
          </table:table-cell>
          <table:table-cell table:formula="of:=MEDIAN([.B1461:.B4776])" office:value-type="float" office:value="0.732041993237795">
            <text:p>0.73</text:p>
          </table:table-cell>
          <table:table-cell table:number-columns-repeated="4"/>
        </table:table-row>
        <table:table-row table:style-name="ro1">
          <table:table-cell office:value-type="float" office:value="-0.107667640751588">
            <text:p>-0.11</text:p>
          </table:table-cell>
          <table:table-cell table:formula="of:=[.A1462]*10+1" office:value-type="float" office:value="-0.0766764075158797">
            <text:p>-0.08</text:p>
          </table:table-cell>
          <table:table-cell table:formula="of:=MEDIAN([.B1462:.B4777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0.721216033619738">
            <text:p>0.72</text:p>
          </table:table-cell>
          <table:table-cell table:formula="of:=[.A1463]*10+1" office:value-type="float" office:value="8.21216033619738">
            <text:p>8.21</text:p>
          </table:table-cell>
          <table:table-cell table:formula="of:=MEDIAN([.B1463:.B4778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873108585546886">
            <text:p>-0.87</text:p>
          </table:table-cell>
          <table:table-cell table:formula="of:=[.A1464]*10+1" office:value-type="float" office:value="-7.73108585546886">
            <text:p>-7.73</text:p>
          </table:table-cell>
          <table:table-cell table:formula="of:=MEDIAN([.B1464:.B4779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0527244818969545">
            <text:p>-0.05</text:p>
          </table:table-cell>
          <table:table-cell table:formula="of:=[.A1465]*10+1" office:value-type="float" office:value="0.472755181030455">
            <text:p>0.47</text:p>
          </table:table-cell>
          <table:table-cell table:formula="of:=MEDIAN([.B1465:.B4780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44753810251249">
            <text:p>-0.45</text:p>
          </table:table-cell>
          <table:table-cell table:formula="of:=[.A1466]*10+1" office:value-type="float" office:value="-3.4753810251249">
            <text:p>-3.48</text:p>
          </table:table-cell>
          <table:table-cell table:formula="of:=MEDIAN([.B1466:.B4781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-0.27714968169884">
            <text:p>-0.28</text:p>
          </table:table-cell>
          <table:table-cell table:formula="of:=[.A1467]*10+1" office:value-type="float" office:value="-1.7714968169884">
            <text:p>-1.77</text:p>
          </table:table-cell>
          <table:table-cell table:formula="of:=MEDIAN([.B1467:.B4782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-0.712108648710671">
            <text:p>-0.71</text:p>
          </table:table-cell>
          <table:table-cell table:formula="of:=[.A1468]*10+1" office:value-type="float" office:value="-6.12108648710671">
            <text:p>-6.12</text:p>
          </table:table-cell>
          <table:table-cell table:formula="of:=MEDIAN([.B1468:.B4783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-0.828891741895932">
            <text:p>-0.83</text:p>
          </table:table-cell>
          <table:table-cell table:formula="of:=[.A1469]*10+1" office:value-type="float" office:value="-7.28891741895932">
            <text:p>-7.29</text:p>
          </table:table-cell>
          <table:table-cell table:formula="of:=MEDIAN([.B1469:.B4784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-0.332964836630174">
            <text:p>-0.33</text:p>
          </table:table-cell>
          <table:table-cell table:formula="of:=[.A1470]*10+1" office:value-type="float" office:value="-2.32964836630174">
            <text:p>-2.33</text:p>
          </table:table-cell>
          <table:table-cell table:formula="of:=MEDIAN([.B1470:.B4785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0.945054122056336">
            <text:p>0.95</text:p>
          </table:table-cell>
          <table:table-cell table:formula="of:=[.A1471]*10+1" office:value-type="float" office:value="10.4505412205634">
            <text:p>10.45</text:p>
          </table:table-cell>
          <table:table-cell table:formula="of:=MEDIAN([.B1471:.B4786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-0.0605237058836583">
            <text:p>-0.06</text:p>
          </table:table-cell>
          <table:table-cell table:formula="of:=[.A1472]*10+1" office:value-type="float" office:value="0.394762941163417">
            <text:p>0.39</text:p>
          </table:table-cell>
          <table:table-cell table:formula="of:=MEDIAN([.B1472:.B4787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-0.680172618750941">
            <text:p>-0.68</text:p>
          </table:table-cell>
          <table:table-cell table:formula="of:=[.A1473]*10+1" office:value-type="float" office:value="-5.80172618750941">
            <text:p>-5.8</text:p>
          </table:table-cell>
          <table:table-cell table:formula="of:=MEDIAN([.B1473:.B4788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0.498021041167009">
            <text:p>0.5</text:p>
          </table:table-cell>
          <table:table-cell table:formula="of:=[.A1474]*10+1" office:value-type="float" office:value="5.98021041167009">
            <text:p>5.98</text:p>
          </table:table-cell>
          <table:table-cell table:formula="of:=MEDIAN([.B1474:.B4789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-0.196073048674247">
            <text:p>-0.2</text:p>
          </table:table-cell>
          <table:table-cell table:formula="of:=[.A1475]*10+1" office:value-type="float" office:value="-0.960730486742473">
            <text:p>-0.96</text:p>
          </table:table-cell>
          <table:table-cell table:formula="of:=MEDIAN([.B1475:.B4790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-0.419065928604333">
            <text:p>-0.42</text:p>
          </table:table-cell>
          <table:table-cell table:formula="of:=[.A1476]*10+1" office:value-type="float" office:value="-3.19065928604333">
            <text:p>-3.19</text:p>
          </table:table-cell>
          <table:table-cell table:formula="of:=MEDIAN([.B1476:.B4791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-0.0184159503591397">
            <text:p>-0.02</text:p>
          </table:table-cell>
          <table:table-cell table:formula="of:=[.A1477]*10+1" office:value-type="float" office:value="0.815840496408603">
            <text:p>0.82</text:p>
          </table:table-cell>
          <table:table-cell table:formula="of:=MEDIAN([.B1477:.B4792])" office:value-type="float" office:value="0.783427732159372">
            <text:p>0.78</text:p>
          </table:table-cell>
          <table:table-cell table:number-columns-repeated="4"/>
        </table:table-row>
        <table:table-row table:style-name="ro1">
          <table:table-cell office:value-type="float" office:value="-0.101641558147649">
            <text:p>-0.1</text:p>
          </table:table-cell>
          <table:table-cell table:formula="of:=[.A1478]*10+1" office:value-type="float" office:value="-0.0164155814764866">
            <text:p>-0.02</text:p>
          </table:table-cell>
          <table:table-cell table:formula="of:=MEDIAN([.B1478:.B4793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0.292307633894322">
            <text:p>0.29</text:p>
          </table:table-cell>
          <table:table-cell table:formula="of:=[.A1479]*10+1" office:value-type="float" office:value="3.92307633894322">
            <text:p>3.92</text:p>
          </table:table-cell>
          <table:table-cell table:formula="of:=MEDIAN([.B1479:.B4794])" office:value-type="float" office:value="0.806641168063063">
            <text:p>0.81</text:p>
          </table:table-cell>
          <table:table-cell table:number-columns-repeated="4"/>
        </table:table-row>
        <table:table-row table:style-name="ro1">
          <table:table-cell office:value-type="float" office:value="0.68993505262978">
            <text:p>0.69</text:p>
          </table:table-cell>
          <table:table-cell table:formula="of:=[.A1480]*10+1" office:value-type="float" office:value="7.8993505262978">
            <text:p>7.9</text:p>
          </table:table-cell>
          <table:table-cell table:formula="of:=MEDIAN([.B1480:.B4795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0.066427104035982">
            <text:p>0.07</text:p>
          </table:table-cell>
          <table:table-cell table:formula="of:=[.A1481]*10+1" office:value-type="float" office:value="1.66427104035982">
            <text:p>1.66</text:p>
          </table:table-cell>
          <table:table-cell table:formula="of:=MEDIAN([.B1481:.B4796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0.29557499505127">
            <text:p>0.3</text:p>
          </table:table-cell>
          <table:table-cell table:formula="of:=[.A1482]*10+1" office:value-type="float" office:value="3.9557499505127">
            <text:p>3.96</text:p>
          </table:table-cell>
          <table:table-cell table:formula="of:=MEDIAN([.B1482:.B4797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0.288438586004296">
            <text:p>0.29</text:p>
          </table:table-cell>
          <table:table-cell table:formula="of:=[.A1483]*10+1" office:value-type="float" office:value="3.88438586004296">
            <text:p>3.88</text:p>
          </table:table-cell>
          <table:table-cell table:formula="of:=MEDIAN([.B1483:.B4798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0.406300039938329">
            <text:p>0.41</text:p>
          </table:table-cell>
          <table:table-cell table:formula="of:=[.A1484]*10+1" office:value-type="float" office:value="5.06300039938329">
            <text:p>5.06</text:p>
          </table:table-cell>
          <table:table-cell table:formula="of:=MEDIAN([.B1484:.B4799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0.504029699378811">
            <text:p>0.5</text:p>
          </table:table-cell>
          <table:table-cell table:formula="of:=[.A1485]*10+1" office:value-type="float" office:value="6.04029699378811">
            <text:p>6.04</text:p>
          </table:table-cell>
          <table:table-cell table:formula="of:=MEDIAN([.B1485:.B4800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182777812016664">
            <text:p>0.18</text:p>
          </table:table-cell>
          <table:table-cell table:formula="of:=[.A1486]*10+1" office:value-type="float" office:value="2.82777812016664">
            <text:p>2.83</text:p>
          </table:table-cell>
          <table:table-cell table:formula="of:=MEDIAN([.B1486:.B4801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217735664447572">
            <text:p>0.22</text:p>
          </table:table-cell>
          <table:table-cell table:formula="of:=[.A1487]*10+1" office:value-type="float" office:value="3.17735664447572">
            <text:p>3.18</text:p>
          </table:table-cell>
          <table:table-cell table:formula="of:=MEDIAN([.B1487:.B4802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0.393238308656742">
            <text:p>0.39</text:p>
          </table:table-cell>
          <table:table-cell table:formula="of:=[.A1488]*10+1" office:value-type="float" office:value="4.93238308656742">
            <text:p>4.93</text:p>
          </table:table-cell>
          <table:table-cell table:formula="of:=MEDIAN([.B1488:.B4803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0.495780451035875">
            <text:p>0.5</text:p>
          </table:table-cell>
          <table:table-cell table:formula="of:=[.A1489]*10+1" office:value-type="float" office:value="5.95780451035875">
            <text:p>5.96</text:p>
          </table:table-cell>
          <table:table-cell table:formula="of:=MEDIAN([.B1489:.B4804])" office:value-type="float" office:value="0.732041993237795">
            <text:p>0.73</text:p>
          </table:table-cell>
          <table:table-cell table:number-columns-repeated="4"/>
        </table:table-row>
        <table:table-row table:style-name="ro1">
          <table:table-cell office:value-type="float" office:value="-0.060781468356201">
            <text:p>-0.06</text:p>
          </table:table-cell>
          <table:table-cell table:formula="of:=[.A1490]*10+1" office:value-type="float" office:value="0.39218531643799">
            <text:p>0.39</text:p>
          </table:table-cell>
          <table:table-cell table:formula="of:=MEDIAN([.B1490:.B4805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-0.669485523666225">
            <text:p>-0.67</text:p>
          </table:table-cell>
          <table:table-cell table:formula="of:=[.A1491]*10+1" office:value-type="float" office:value="-5.69485523666225">
            <text:p>-5.69</text:p>
          </table:table-cell>
          <table:table-cell table:formula="of:=MEDIAN([.B1491:.B4806])" office:value-type="float" office:value="0.732041993237795">
            <text:p>0.73</text:p>
          </table:table-cell>
          <table:table-cell table:number-columns-repeated="4"/>
        </table:table-row>
        <table:table-row table:style-name="ro1">
          <table:table-cell office:value-type="float" office:value="-0.379663745579917">
            <text:p>-0.38</text:p>
          </table:table-cell>
          <table:table-cell table:formula="of:=[.A1492]*10+1" office:value-type="float" office:value="-2.79663745579917">
            <text:p>-2.8</text:p>
          </table:table-cell>
          <table:table-cell table:formula="of:=MEDIAN([.B1492:.B4807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0.932367944648685">
            <text:p>0.93</text:p>
          </table:table-cell>
          <table:table-cell table:formula="of:=[.A1493]*10+1" office:value-type="float" office:value="10.3236794464868">
            <text:p>10.32</text:p>
          </table:table-cell>
          <table:table-cell table:formula="of:=MEDIAN([.B1493:.B4808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0945640535255086">
            <text:p>-0.09</text:p>
          </table:table-cell>
          <table:table-cell table:formula="of:=[.A1494]*10+1" office:value-type="float" office:value="0.0543594647449144">
            <text:p>0.05</text:p>
          </table:table-cell>
          <table:table-cell table:formula="of:=MEDIAN([.B1494:.B4809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214869207347402">
            <text:p>-0.21</text:p>
          </table:table-cell>
          <table:table-cell table:formula="of:=[.A1495]*10+1" office:value-type="float" office:value="-1.14869207347402">
            <text:p>-1.15</text:p>
          </table:table-cell>
          <table:table-cell table:formula="of:=MEDIAN([.B1495:.B4810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0.330774645170521">
            <text:p>0.33</text:p>
          </table:table-cell>
          <table:table-cell table:formula="of:=[.A1496]*10+1" office:value-type="float" office:value="4.30774645170521">
            <text:p>4.31</text:p>
          </table:table-cell>
          <table:table-cell table:formula="of:=MEDIAN([.B1496:.B4811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967726773908532">
            <text:p>0.97</text:p>
          </table:table-cell>
          <table:table-cell table:formula="of:=[.A1497]*10+1" office:value-type="float" office:value="10.6772677390853">
            <text:p>10.68</text:p>
          </table:table-cell>
          <table:table-cell table:formula="of:=MEDIAN([.B1497:.B4812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0.813457518496629">
            <text:p>0.81</text:p>
          </table:table-cell>
          <table:table-cell table:formula="of:=[.A1498]*10+1" office:value-type="float" office:value="9.13457518496629">
            <text:p>9.13</text:p>
          </table:table-cell>
          <table:table-cell table:formula="of:=MEDIAN([.B1498:.B4813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0.388320797382363">
            <text:p>0.39</text:p>
          </table:table-cell>
          <table:table-cell table:formula="of:=[.A1499]*10+1" office:value-type="float" office:value="4.88320797382363">
            <text:p>4.88</text:p>
          </table:table-cell>
          <table:table-cell table:formula="of:=MEDIAN([.B1499:.B4814])" office:value-type="float" office:value="0.732041993237795">
            <text:p>0.73</text:p>
          </table:table-cell>
          <table:table-cell table:number-columns-repeated="4"/>
        </table:table-row>
        <table:table-row table:style-name="ro1">
          <table:table-cell office:value-type="float" office:value="-0.520553050476834">
            <text:p>-0.52</text:p>
          </table:table-cell>
          <table:table-cell table:formula="of:=[.A1500]*10+1" office:value-type="float" office:value="-4.20553050476834">
            <text:p>-4.21</text:p>
          </table:table-cell>
          <table:table-cell table:formula="of:=MEDIAN([.B1500:.B4815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0.18389829157935">
            <text:p>0.18</text:p>
          </table:table-cell>
          <table:table-cell table:formula="of:=[.A1501]*10+1" office:value-type="float" office:value="2.8389829157935">
            <text:p>2.84</text:p>
          </table:table-cell>
          <table:table-cell table:formula="of:=MEDIAN([.B1501:.B4816])" office:value-type="float" office:value="0.732041993237795">
            <text:p>0.73</text:p>
          </table:table-cell>
          <table:table-cell table:number-columns-repeated="4"/>
        </table:table-row>
        <table:table-row table:style-name="ro1">
          <table:table-cell office:value-type="float" office:value="0.0766217613181532">
            <text:p>0.08</text:p>
          </table:table-cell>
          <table:table-cell table:formula="of:=[.A1502]*10+1" office:value-type="float" office:value="1.76621761318153">
            <text:p>1.77</text:p>
          </table:table-cell>
          <table:table-cell table:formula="of:=MEDIAN([.B1502:.B4817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0.181398040119322">
            <text:p>0.18</text:p>
          </table:table-cell>
          <table:table-cell table:formula="of:=[.A1503]*10+1" office:value-type="float" office:value="2.81398040119322">
            <text:p>2.81</text:p>
          </table:table-cell>
          <table:table-cell table:formula="of:=MEDIAN([.B1503:.B4818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-0.613846513196365">
            <text:p>-0.61</text:p>
          </table:table-cell>
          <table:table-cell table:formula="of:=[.A1504]*10+1" office:value-type="float" office:value="-5.13846513196365">
            <text:p>-5.14</text:p>
          </table:table-cell>
          <table:table-cell table:formula="of:=MEDIAN([.B1504:.B4819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0.965669096953917">
            <text:p>0.97</text:p>
          </table:table-cell>
          <table:table-cell table:formula="of:=[.A1505]*10+1" office:value-type="float" office:value="10.6566909695392">
            <text:p>10.66</text:p>
          </table:table-cell>
          <table:table-cell table:formula="of:=MEDIAN([.B1505:.B4820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-0.401616973382724">
            <text:p>-0.4</text:p>
          </table:table-cell>
          <table:table-cell table:formula="of:=[.A1506]*10+1" office:value-type="float" office:value="-3.01616973382723">
            <text:p>-3.02</text:p>
          </table:table-cell>
          <table:table-cell table:formula="of:=MEDIAN([.B1506:.B4821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-0.256196610681558">
            <text:p>-0.26</text:p>
          </table:table-cell>
          <table:table-cell table:formula="of:=[.A1507]*10+1" office:value-type="float" office:value="-1.56196610681558">
            <text:p>-1.56</text:p>
          </table:table-cell>
          <table:table-cell table:formula="of:=MEDIAN([.B1507:.B4822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-0.27756371107061">
            <text:p>-0.28</text:p>
          </table:table-cell>
          <table:table-cell table:formula="of:=[.A1508]*10+1" office:value-type="float" office:value="-1.7756371107061">
            <text:p>-1.78</text:p>
          </table:table-cell>
          <table:table-cell table:formula="of:=MEDIAN([.B1508:.B4823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-0.917018773365922">
            <text:p>-0.92</text:p>
          </table:table-cell>
          <table:table-cell table:formula="of:=[.A1509]*10+1" office:value-type="float" office:value="-8.17018773365922">
            <text:p>-8.17</text:p>
          </table:table-cell>
          <table:table-cell table:formula="of:=MEDIAN([.B1509:.B4824])" office:value-type="float" office:value="0.732041993237795">
            <text:p>0.73</text:p>
          </table:table-cell>
          <table:table-cell table:number-columns-repeated="4"/>
        </table:table-row>
        <table:table-row table:style-name="ro1">
          <table:table-cell office:value-type="float" office:value="0.800605209612773">
            <text:p>0.8</text:p>
          </table:table-cell>
          <table:table-cell table:formula="of:=[.A1510]*10+1" office:value-type="float" office:value="9.00605209612773">
            <text:p>9.01</text:p>
          </table:table-cell>
          <table:table-cell table:formula="of:=MEDIAN([.B1510:.B4825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335339009295269">
            <text:p>-0.34</text:p>
          </table:table-cell>
          <table:table-cell table:formula="of:=[.A1511]*10+1" office:value-type="float" office:value="-2.35339009295269">
            <text:p>-2.35</text:p>
          </table:table-cell>
          <table:table-cell table:formula="of:=MEDIAN([.B1511:.B4826])" office:value-type="float" office:value="0.732041993237795">
            <text:p>0.73</text:p>
          </table:table-cell>
          <table:table-cell table:number-columns-repeated="4"/>
        </table:table-row>
        <table:table-row table:style-name="ro1">
          <table:table-cell office:value-type="float" office:value="0.090514947289091">
            <text:p>0.09</text:p>
          </table:table-cell>
          <table:table-cell table:formula="of:=[.A1512]*10+1" office:value-type="float" office:value="1.90514947289091">
            <text:p>1.91</text:p>
          </table:table-cell>
          <table:table-cell table:formula="of:=MEDIAN([.B1512:.B4827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401407811960368">
            <text:p>-0.4</text:p>
          </table:table-cell>
          <table:table-cell table:formula="of:=[.A1513]*10+1" office:value-type="float" office:value="-3.01407811960368">
            <text:p>-3.01</text:p>
          </table:table-cell>
          <table:table-cell table:formula="of:=MEDIAN([.B1513:.B4828])" office:value-type="float" office:value="0.732041993237795">
            <text:p>0.73</text:p>
          </table:table-cell>
          <table:table-cell table:number-columns-repeated="4"/>
        </table:table-row>
        <table:table-row table:style-name="ro1">
          <table:table-cell office:value-type="float" office:value="0.518712820052889">
            <text:p>0.52</text:p>
          </table:table-cell>
          <table:table-cell table:formula="of:=[.A1514]*10+1" office:value-type="float" office:value="6.18712820052889">
            <text:p>6.19</text:p>
          </table:table-cell>
          <table:table-cell table:formula="of:=MEDIAN([.B1514:.B4829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475569325715575">
            <text:p>-0.48</text:p>
          </table:table-cell>
          <table:table-cell table:formula="of:=[.A1515]*10+1" office:value-type="float" office:value="-3.75569325715575">
            <text:p>-3.76</text:p>
          </table:table-cell>
          <table:table-cell table:formula="of:=MEDIAN([.B1515:.B4830])" office:value-type="float" office:value="0.732041993237795">
            <text:p>0.73</text:p>
          </table:table-cell>
          <table:table-cell table:number-columns-repeated="4"/>
        </table:table-row>
        <table:table-row table:style-name="ro1">
          <table:table-cell office:value-type="float" office:value="-0.771429037143273">
            <text:p>-0.77</text:p>
          </table:table-cell>
          <table:table-cell table:formula="of:=[.A1516]*10+1" office:value-type="float" office:value="-6.71429037143274">
            <text:p>-6.71</text:p>
          </table:table-cell>
          <table:table-cell table:formula="of:=MEDIAN([.B1516:.B4831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0.537937153388436">
            <text:p>0.54</text:p>
          </table:table-cell>
          <table:table-cell table:formula="of:=[.A1517]*10+1" office:value-type="float" office:value="6.37937153388436">
            <text:p>6.38</text:p>
          </table:table-cell>
          <table:table-cell table:formula="of:=MEDIAN([.B1517:.B4832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319084594320948">
            <text:p>-0.32</text:p>
          </table:table-cell>
          <table:table-cell table:formula="of:=[.A1518]*10+1" office:value-type="float" office:value="-2.19084594320948">
            <text:p>-2.19</text:p>
          </table:table-cell>
          <table:table-cell table:formula="of:=MEDIAN([.B1518:.B4833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0.181985439389841">
            <text:p>0.18</text:p>
          </table:table-cell>
          <table:table-cell table:formula="of:=[.A1519]*10+1" office:value-type="float" office:value="2.81985439389841">
            <text:p>2.82</text:p>
          </table:table-cell>
          <table:table-cell table:formula="of:=MEDIAN([.B1519:.B4834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0.99467773326838">
            <text:p>0.99</text:p>
          </table:table-cell>
          <table:table-cell table:formula="of:=[.A1520]*10+1" office:value-type="float" office:value="10.9467773326838">
            <text:p>10.95</text:p>
          </table:table-cell>
          <table:table-cell table:formula="of:=MEDIAN([.B1520:.B4835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235410559300794">
            <text:p>-0.24</text:p>
          </table:table-cell>
          <table:table-cell table:formula="of:=[.A1521]*10+1" office:value-type="float" office:value="-1.35410559300794">
            <text:p>-1.35</text:p>
          </table:table-cell>
          <table:table-cell table:formula="of:=MEDIAN([.B1521:.B4836])" office:value-type="float" office:value="0.732041993237795">
            <text:p>0.73</text:p>
          </table:table-cell>
          <table:table-cell table:number-columns-repeated="4"/>
        </table:table-row>
        <table:table-row table:style-name="ro1">
          <table:table-cell office:value-type="float" office:value="-0.209161040339594">
            <text:p>-0.21</text:p>
          </table:table-cell>
          <table:table-cell table:formula="of:=[.A1522]*10+1" office:value-type="float" office:value="-1.09161040339594">
            <text:p>-1.09</text:p>
          </table:table-cell>
          <table:table-cell table:formula="of:=MEDIAN([.B1522:.B4837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569939466763619">
            <text:p>-0.57</text:p>
          </table:table-cell>
          <table:table-cell table:formula="of:=[.A1523]*10+1" office:value-type="float" office:value="-4.69939466763619">
            <text:p>-4.7</text:p>
          </table:table-cell>
          <table:table-cell table:formula="of:=MEDIAN([.B1523:.B4838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313238770030591">
            <text:p>-0.31</text:p>
          </table:table-cell>
          <table:table-cell table:formula="of:=[.A1524]*10+1" office:value-type="float" office:value="-2.13238770030591">
            <text:p>-2.13</text:p>
          </table:table-cell>
          <table:table-cell table:formula="of:=MEDIAN([.B1524:.B4839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-0.096331178250225">
            <text:p>-0.1</text:p>
          </table:table-cell>
          <table:table-cell table:formula="of:=[.A1525]*10+1" office:value-type="float" office:value="0.0366882174977503">
            <text:p>0.04</text:p>
          </table:table-cell>
          <table:table-cell table:formula="of:=MEDIAN([.B1525:.B4840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752710252297215">
            <text:p>0.75</text:p>
          </table:table-cell>
          <table:table-cell table:formula="of:=[.A1526]*10+1" office:value-type="float" office:value="8.52710252297215">
            <text:p>8.53</text:p>
          </table:table-cell>
          <table:table-cell table:formula="of:=MEDIAN([.B1526:.B4841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0.0316379414120142">
            <text:p>0.03</text:p>
          </table:table-cell>
          <table:table-cell table:formula="of:=[.A1527]*10+1" office:value-type="float" office:value="1.31637941412014">
            <text:p>1.32</text:p>
          </table:table-cell>
          <table:table-cell table:formula="of:=MEDIAN([.B1527:.B4842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958429147784232">
            <text:p>0.96</text:p>
          </table:table-cell>
          <table:table-cell table:formula="of:=[.A1528]*10+1" office:value-type="float" office:value="10.5842914778423">
            <text:p>10.58</text:p>
          </table:table-cell>
          <table:table-cell table:formula="of:=MEDIAN([.B1528:.B4843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-0.27286316770028">
            <text:p>-0.27</text:p>
          </table:table-cell>
          <table:table-cell table:formula="of:=[.A1529]*10+1" office:value-type="float" office:value="-1.7286316770028">
            <text:p>-1.73</text:p>
          </table:table-cell>
          <table:table-cell table:formula="of:=MEDIAN([.B1529:.B4844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0.362145260268779">
            <text:p>0.36</text:p>
          </table:table-cell>
          <table:table-cell table:formula="of:=[.A1530]*10+1" office:value-type="float" office:value="4.62145260268779">
            <text:p>4.62</text:p>
          </table:table-cell>
          <table:table-cell table:formula="of:=MEDIAN([.B1530:.B4845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-0.114473112096466">
            <text:p>-0.11</text:p>
          </table:table-cell>
          <table:table-cell table:formula="of:=[.A1531]*10+1" office:value-type="float" office:value="-0.144731120964655">
            <text:p>-0.14</text:p>
          </table:table-cell>
          <table:table-cell table:formula="of:=MEDIAN([.B1531:.B4846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535939417181477">
            <text:p>-0.54</text:p>
          </table:table-cell>
          <table:table-cell table:formula="of:=[.A1532]*10+1" office:value-type="float" office:value="-4.35939417181477">
            <text:p>-4.36</text:p>
          </table:table-cell>
          <table:table-cell table:formula="of:=MEDIAN([.B1532:.B4847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606790295544372">
            <text:p>0.61</text:p>
          </table:table-cell>
          <table:table-cell table:formula="of:=[.A1533]*10+1" office:value-type="float" office:value="7.06790295544372">
            <text:p>7.07</text:p>
          </table:table-cell>
          <table:table-cell table:formula="of:=MEDIAN([.B1533:.B4848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-0.21565829409394">
            <text:p>-0.22</text:p>
          </table:table-cell>
          <table:table-cell table:formula="of:=[.A1534]*10+1" office:value-type="float" office:value="-1.1565829409394">
            <text:p>-1.16</text:p>
          </table:table-cell>
          <table:table-cell table:formula="of:=MEDIAN([.B1534:.B4849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568116255833886">
            <text:p>0.57</text:p>
          </table:table-cell>
          <table:table-cell table:formula="of:=[.A1535]*10+1" office:value-type="float" office:value="6.68116255833886">
            <text:p>6.68</text:p>
          </table:table-cell>
          <table:table-cell table:formula="of:=MEDIAN([.B1535:.B4850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887700785424839">
            <text:p>0.89</text:p>
          </table:table-cell>
          <table:table-cell table:formula="of:=[.A1536]*10+1" office:value-type="float" office:value="9.87700785424839">
            <text:p>9.88</text:p>
          </table:table-cell>
          <table:table-cell table:formula="of:=MEDIAN([.B1536:.B4851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-0.635501958148925">
            <text:p>-0.64</text:p>
          </table:table-cell>
          <table:table-cell table:formula="of:=[.A1537]*10+1" office:value-type="float" office:value="-5.35501958148925">
            <text:p>-5.36</text:p>
          </table:table-cell>
          <table:table-cell table:formula="of:=MEDIAN([.B1537:.B4852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0.693703233922385">
            <text:p>0.69</text:p>
          </table:table-cell>
          <table:table-cell table:formula="of:=[.A1538]*10+1" office:value-type="float" office:value="7.93703233922385">
            <text:p>7.94</text:p>
          </table:table-cell>
          <table:table-cell table:formula="of:=MEDIAN([.B1538:.B4853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-0.767404502836853">
            <text:p>-0.77</text:p>
          </table:table-cell>
          <table:table-cell table:formula="of:=[.A1539]*10+1" office:value-type="float" office:value="-6.67404502836853">
            <text:p>-6.67</text:p>
          </table:table-cell>
          <table:table-cell table:formula="of:=MEDIAN([.B1539:.B4854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639115707787429">
            <text:p>-0.64</text:p>
          </table:table-cell>
          <table:table-cell table:formula="of:=[.A1540]*10+1" office:value-type="float" office:value="-5.39115707787429">
            <text:p>-5.39</text:p>
          </table:table-cell>
          <table:table-cell table:formula="of:=MEDIAN([.B1540:.B4855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-0.296038605380219">
            <text:p>-0.3</text:p>
          </table:table-cell>
          <table:table-cell table:formula="of:=[.A1541]*10+1" office:value-type="float" office:value="-1.96038605380219">
            <text:p>-1.96</text:p>
          </table:table-cell>
          <table:table-cell table:formula="of:=MEDIAN([.B1541:.B4856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479357389451189">
            <text:p>0.48</text:p>
          </table:table-cell>
          <table:table-cell table:formula="of:=[.A1542]*10+1" office:value-type="float" office:value="5.79357389451189">
            <text:p>5.79</text:p>
          </table:table-cell>
          <table:table-cell table:formula="of:=MEDIAN([.B1542:.B4857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-0.968052495094904">
            <text:p>-0.97</text:p>
          </table:table-cell>
          <table:table-cell table:formula="of:=[.A1543]*10+1" office:value-type="float" office:value="-8.68052495094904">
            <text:p>-8.68</text:p>
          </table:table-cell>
          <table:table-cell table:formula="of:=MEDIAN([.B1543:.B4858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-0.201183719236035">
            <text:p>-0.2</text:p>
          </table:table-cell>
          <table:table-cell table:formula="of:=[.A1544]*10+1" office:value-type="float" office:value="-1.01183719236035">
            <text:p>-1.01</text:p>
          </table:table-cell>
          <table:table-cell table:formula="of:=MEDIAN([.B1544:.B4859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-0.409227285300026">
            <text:p>-0.41</text:p>
          </table:table-cell>
          <table:table-cell table:formula="of:=[.A1545]*10+1" office:value-type="float" office:value="-3.09227285300026">
            <text:p>-3.09</text:p>
          </table:table-cell>
          <table:table-cell table:formula="of:=MEDIAN([.B1545:.B4860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0.71709403672634">
            <text:p>0.72</text:p>
          </table:table-cell>
          <table:table-cell table:formula="of:=[.A1546]*10+1" office:value-type="float" office:value="8.1709403672634">
            <text:p>8.17</text:p>
          </table:table-cell>
          <table:table-cell table:formula="of:=MEDIAN([.B1546:.B4861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-0.102219816662064">
            <text:p>-0.1</text:p>
          </table:table-cell>
          <table:table-cell table:formula="of:=[.A1547]*10+1" office:value-type="float" office:value="-0.0221981666206437">
            <text:p>-0.02</text:p>
          </table:table-cell>
          <table:table-cell table:formula="of:=MEDIAN([.B1547:.B4862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-0.247053340845348">
            <text:p>-0.25</text:p>
          </table:table-cell>
          <table:table-cell table:formula="of:=[.A1548]*10+1" office:value-type="float" office:value="-1.47053340845348">
            <text:p>-1.47</text:p>
          </table:table-cell>
          <table:table-cell table:formula="of:=MEDIAN([.B1548:.B4863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0.275938919010069">
            <text:p>0.28</text:p>
          </table:table-cell>
          <table:table-cell table:formula="of:=[.A1549]*10+1" office:value-type="float" office:value="3.75938919010069">
            <text:p>3.76</text:p>
          </table:table-cell>
          <table:table-cell table:formula="of:=MEDIAN([.B1549:.B4864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0.874496787477984">
            <text:p>0.87</text:p>
          </table:table-cell>
          <table:table-cell table:formula="of:=[.A1550]*10+1" office:value-type="float" office:value="9.74496787477984">
            <text:p>9.74</text:p>
          </table:table-cell>
          <table:table-cell table:formula="of:=MEDIAN([.B1550:.B4865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-0.0709657036851891">
            <text:p>-0.07</text:p>
          </table:table-cell>
          <table:table-cell table:formula="of:=[.A1551]*10+1" office:value-type="float" office:value="0.290342963148109">
            <text:p>0.29</text:p>
          </table:table-cell>
          <table:table-cell table:formula="of:=MEDIAN([.B1551:.B4866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0.932531763684327">
            <text:p>0.93</text:p>
          </table:table-cell>
          <table:table-cell table:formula="of:=[.A1552]*10+1" office:value-type="float" office:value="10.3253176368433">
            <text:p>10.33</text:p>
          </table:table-cell>
          <table:table-cell table:formula="of:=MEDIAN([.B1552:.B4867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0.967498279100715">
            <text:p>0.97</text:p>
          </table:table-cell>
          <table:table-cell table:formula="of:=[.A1553]*10+1" office:value-type="float" office:value="10.6749827910072">
            <text:p>10.67</text:p>
          </table:table-cell>
          <table:table-cell table:formula="of:=MEDIAN([.B1553:.B4868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0.201446959091217">
            <text:p>0.2</text:p>
          </table:table-cell>
          <table:table-cell table:formula="of:=[.A1554]*10+1" office:value-type="float" office:value="3.01446959091217">
            <text:p>3.01</text:p>
          </table:table-cell>
          <table:table-cell table:formula="of:=MEDIAN([.B1554:.B4869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0.740622292613214">
            <text:p>0.74</text:p>
          </table:table-cell>
          <table:table-cell table:formula="of:=[.A1555]*10+1" office:value-type="float" office:value="8.40622292613214">
            <text:p>8.41</text:p>
          </table:table-cell>
          <table:table-cell table:formula="of:=MEDIAN([.B1555:.B4870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-0.380083003302002">
            <text:p>-0.38</text:p>
          </table:table-cell>
          <table:table-cell table:formula="of:=[.A1556]*10+1" office:value-type="float" office:value="-2.80083003302002">
            <text:p>-2.8</text:p>
          </table:table-cell>
          <table:table-cell table:formula="of:=MEDIAN([.B1556:.B4871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1422781853264">
            <text:p>0.14</text:p>
          </table:table-cell>
          <table:table-cell table:formula="of:=[.A1557]*10+1" office:value-type="float" office:value="2.422781853264">
            <text:p>2.42</text:p>
          </table:table-cell>
          <table:table-cell table:formula="of:=MEDIAN([.B1557:.B4872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931315653481334">
            <text:p>0.93</text:p>
          </table:table-cell>
          <table:table-cell table:formula="of:=[.A1558]*10+1" office:value-type="float" office:value="10.3131565348133">
            <text:p>10.31</text:p>
          </table:table-cell>
          <table:table-cell table:formula="of:=MEDIAN([.B1558:.B4873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100117415432982">
            <text:p>0.1</text:p>
          </table:table-cell>
          <table:table-cell table:formula="of:=[.A1559]*10+1" office:value-type="float" office:value="2.00117415432982">
            <text:p>2</text:p>
          </table:table-cell>
          <table:table-cell table:formula="of:=MEDIAN([.B1559:.B4874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0.195846279647761">
            <text:p>0.2</text:p>
          </table:table-cell>
          <table:table-cell table:formula="of:=[.A1560]*10+1" office:value-type="float" office:value="2.9584627964776">
            <text:p>2.96</text:p>
          </table:table-cell>
          <table:table-cell table:formula="of:=MEDIAN([.B1560:.B4875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470508913314916">
            <text:p>-0.47</text:p>
          </table:table-cell>
          <table:table-cell table:formula="of:=[.A1561]*10+1" office:value-type="float" office:value="-3.70508913314916">
            <text:p>-3.71</text:p>
          </table:table-cell>
          <table:table-cell table:formula="of:=MEDIAN([.B1561:.B4876])" office:value-type="float" office:value="0.732041993237795">
            <text:p>0.73</text:p>
          </table:table-cell>
          <table:table-cell table:number-columns-repeated="4"/>
        </table:table-row>
        <table:table-row table:style-name="ro1">
          <table:table-cell office:value-type="float" office:value="-0.618691198885306">
            <text:p>-0.62</text:p>
          </table:table-cell>
          <table:table-cell table:formula="of:=[.A1562]*10+1" office:value-type="float" office:value="-5.18691198885306">
            <text:p>-5.19</text:p>
          </table:table-cell>
          <table:table-cell table:formula="of:=MEDIAN([.B1562:.B4877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-0.286278565450212">
            <text:p>-0.29</text:p>
          </table:table-cell>
          <table:table-cell table:formula="of:=[.A1563]*10+1" office:value-type="float" office:value="-1.86278565450212">
            <text:p>-1.86</text:p>
          </table:table-cell>
          <table:table-cell table:formula="of:=MEDIAN([.B1563:.B4878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0.039205591224909">
            <text:p>0.04</text:p>
          </table:table-cell>
          <table:table-cell table:formula="of:=[.A1564]*10+1" office:value-type="float" office:value="1.39205591224909">
            <text:p>1.39</text:p>
          </table:table-cell>
          <table:table-cell table:formula="of:=MEDIAN([.B1564:.B4879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-0.999334203273211">
            <text:p>-1</text:p>
          </table:table-cell>
          <table:table-cell table:formula="of:=[.A1565]*10+1" office:value-type="float" office:value="-8.99334203273211">
            <text:p>-8.99</text:p>
          </table:table-cell>
          <table:table-cell table:formula="of:=MEDIAN([.B1565:.B4880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0.258173640486642">
            <text:p>0.26</text:p>
          </table:table-cell>
          <table:table-cell table:formula="of:=[.A1566]*10+1" office:value-type="float" office:value="3.58173640486642">
            <text:p>3.58</text:p>
          </table:table-cell>
          <table:table-cell table:formula="of:=MEDIAN([.B1566:.B4881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-0.434148781690932">
            <text:p>-0.43</text:p>
          </table:table-cell>
          <table:table-cell table:formula="of:=[.A1567]*10+1" office:value-type="float" office:value="-3.34148781690932">
            <text:p>-3.34</text:p>
          </table:table-cell>
          <table:table-cell table:formula="of:=MEDIAN([.B1567:.B4882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514441828530621">
            <text:p>-0.51</text:p>
          </table:table-cell>
          <table:table-cell table:formula="of:=[.A1568]*10+1" office:value-type="float" office:value="-4.14441828530621">
            <text:p>-4.14</text:p>
          </table:table-cell>
          <table:table-cell table:formula="of:=MEDIAN([.B1568:.B4883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-0.0401452295752677">
            <text:p>-0.04</text:p>
          </table:table-cell>
          <table:table-cell table:formula="of:=[.A1569]*10+1" office:value-type="float" office:value="0.598547704247323">
            <text:p>0.6</text:p>
          </table:table-cell>
          <table:table-cell table:formula="of:=MEDIAN([.B1569:.B4884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-0.078767284062693">
            <text:p>-0.08</text:p>
          </table:table-cell>
          <table:table-cell table:formula="of:=[.A1570]*10+1" office:value-type="float" office:value="0.21232715937307">
            <text:p>0.21</text:p>
          </table:table-cell>
          <table:table-cell table:formula="of:=MEDIAN([.B1570:.B4885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0.559346276607633">
            <text:p>0.56</text:p>
          </table:table-cell>
          <table:table-cell table:formula="of:=[.A1571]*10+1" office:value-type="float" office:value="6.59346276607633">
            <text:p>6.59</text:p>
          </table:table-cell>
          <table:table-cell table:formula="of:=MEDIAN([.B1571:.B4886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-0.903998686153698">
            <text:p>-0.9</text:p>
          </table:table-cell>
          <table:table-cell table:formula="of:=[.A1572]*10+1" office:value-type="float" office:value="-8.03998686153698">
            <text:p>-8.04</text:p>
          </table:table-cell>
          <table:table-cell table:formula="of:=MEDIAN([.B1572:.B4887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-0.410223419005813">
            <text:p>-0.41</text:p>
          </table:table-cell>
          <table:table-cell table:formula="of:=[.A1573]*10+1" office:value-type="float" office:value="-3.10223419005813">
            <text:p>-3.1</text:p>
          </table:table-cell>
          <table:table-cell table:formula="of:=MEDIAN([.B1573:.B4888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-0.158402673097767">
            <text:p>-0.16</text:p>
          </table:table-cell>
          <table:table-cell table:formula="of:=[.A1574]*10+1" office:value-type="float" office:value="-0.584026730977673">
            <text:p>-0.58</text:p>
          </table:table-cell>
          <table:table-cell table:formula="of:=MEDIAN([.B1574:.B4889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0.929498637121861">
            <text:p>0.93</text:p>
          </table:table-cell>
          <table:table-cell table:formula="of:=[.A1575]*10+1" office:value-type="float" office:value="10.2949863712186">
            <text:p>10.29</text:p>
          </table:table-cell>
          <table:table-cell table:formula="of:=MEDIAN([.B1575:.B4890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0.512893457812944">
            <text:p>0.51</text:p>
          </table:table-cell>
          <table:table-cell table:formula="of:=[.A1576]*10+1" office:value-type="float" office:value="6.12893457812944">
            <text:p>6.13</text:p>
          </table:table-cell>
          <table:table-cell table:formula="of:=MEDIAN([.B1576:.B4891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-0.110723888327365">
            <text:p>-0.11</text:p>
          </table:table-cell>
          <table:table-cell table:formula="of:=[.A1577]*10+1" office:value-type="float" office:value="-0.107238883273646">
            <text:p>-0.11</text:p>
          </table:table-cell>
          <table:table-cell table:formula="of:=MEDIAN([.B1577:.B4892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0.253119294123745">
            <text:p>0.25</text:p>
          </table:table-cell>
          <table:table-cell table:formula="of:=[.A1578]*10+1" office:value-type="float" office:value="3.53119294123745">
            <text:p>3.53</text:p>
          </table:table-cell>
          <table:table-cell table:formula="of:=MEDIAN([.B1578:.B4893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-0.631782894696254">
            <text:p>-0.63</text:p>
          </table:table-cell>
          <table:table-cell table:formula="of:=[.A1579]*10+1" office:value-type="float" office:value="-5.31782894696254">
            <text:p>-5.32</text:p>
          </table:table-cell>
          <table:table-cell table:formula="of:=MEDIAN([.B1579:.B4894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-0.643804338786021">
            <text:p>-0.64</text:p>
          </table:table-cell>
          <table:table-cell table:formula="of:=[.A1580]*10+1" office:value-type="float" office:value="-5.43804338786022">
            <text:p>-5.44</text:p>
          </table:table-cell>
          <table:table-cell table:formula="of:=MEDIAN([.B1580:.B4895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0.77303017287752">
            <text:p>0.77</text:p>
          </table:table-cell>
          <table:table-cell table:formula="of:=[.A1581]*10+1" office:value-type="float" office:value="8.7303017287752">
            <text:p>8.73</text:p>
          </table:table-cell>
          <table:table-cell table:formula="of:=MEDIAN([.B1581:.B4896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-0.485440010751947">
            <text:p>-0.49</text:p>
          </table:table-cell>
          <table:table-cell table:formula="of:=[.A1582]*10+1" office:value-type="float" office:value="-3.85440010751947">
            <text:p>-3.85</text:p>
          </table:table-cell>
          <table:table-cell table:formula="of:=MEDIAN([.B1582:.B4897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-0.293603032075245">
            <text:p>-0.29</text:p>
          </table:table-cell>
          <table:table-cell table:formula="of:=[.A1583]*10+1" office:value-type="float" office:value="-1.93603032075245">
            <text:p>-1.94</text:p>
          </table:table-cell>
          <table:table-cell table:formula="of:=MEDIAN([.B1583:.B4898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-0.47236498473547">
            <text:p>-0.47</text:p>
          </table:table-cell>
          <table:table-cell table:formula="of:=[.A1584]*10+1" office:value-type="float" office:value="-3.7236498473547">
            <text:p>-3.72</text:p>
          </table:table-cell>
          <table:table-cell table:formula="of:=MEDIAN([.B1584:.B4899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0.455511979611098">
            <text:p>0.46</text:p>
          </table:table-cell>
          <table:table-cell table:formula="of:=[.A1585]*10+1" office:value-type="float" office:value="5.55511979611098">
            <text:p>5.56</text:p>
          </table:table-cell>
          <table:table-cell table:formula="of:=MEDIAN([.B1585:.B4900])" office:value-type="float" office:value="0.806641168063063">
            <text:p>0.81</text:p>
          </table:table-cell>
          <table:table-cell table:number-columns-repeated="4"/>
        </table:table-row>
        <table:table-row table:style-name="ro1">
          <table:table-cell office:value-type="float" office:value="-0.786468722323634">
            <text:p>-0.79</text:p>
          </table:table-cell>
          <table:table-cell table:formula="of:=[.A1586]*10+1" office:value-type="float" office:value="-6.86468722323634">
            <text:p>-6.86</text:p>
          </table:table-cell>
          <table:table-cell table:formula="of:=MEDIAN([.B1586:.B4901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0.163435738099691">
            <text:p>0.16</text:p>
          </table:table-cell>
          <table:table-cell table:formula="of:=[.A1587]*10+1" office:value-type="float" office:value="2.63435738099691">
            <text:p>2.63</text:p>
          </table:table-cell>
          <table:table-cell table:formula="of:=MEDIAN([.B1587:.B4902])" office:value-type="float" office:value="0.806641168063063">
            <text:p>0.81</text:p>
          </table:table-cell>
          <table:table-cell table:number-columns-repeated="4"/>
        </table:table-row>
        <table:table-row table:style-name="ro1">
          <table:table-cell office:value-type="float" office:value="-0.34219806314046">
            <text:p>-0.34</text:p>
          </table:table-cell>
          <table:table-cell table:formula="of:=[.A1588]*10+1" office:value-type="float" office:value="-2.4219806314046">
            <text:p>-2.42</text:p>
          </table:table-cell>
          <table:table-cell table:formula="of:=MEDIAN([.B1588:.B4903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-0.622717016273637">
            <text:p>-0.62</text:p>
          </table:table-cell>
          <table:table-cell table:formula="of:=[.A1589]*10+1" office:value-type="float" office:value="-5.22717016273637">
            <text:p>-5.23</text:p>
          </table:table-cell>
          <table:table-cell table:formula="of:=MEDIAN([.B1589:.B4904])" office:value-type="float" office:value="0.806641168063063">
            <text:p>0.81</text:p>
          </table:table-cell>
          <table:table-cell table:number-columns-repeated="4"/>
        </table:table-row>
        <table:table-row table:style-name="ro1">
          <table:table-cell office:value-type="float" office:value="0.236242523314366">
            <text:p>0.24</text:p>
          </table:table-cell>
          <table:table-cell table:formula="of:=[.A1590]*10+1" office:value-type="float" office:value="3.36242523314366">
            <text:p>3.36</text:p>
          </table:table-cell>
          <table:table-cell table:formula="of:=MEDIAN([.B1590:.B4905])" office:value-type="float" office:value="0.862267368215984">
            <text:p>0.86</text:p>
          </table:table-cell>
          <table:table-cell table:number-columns-repeated="4"/>
        </table:table-row>
        <table:table-row table:style-name="ro1">
          <table:table-cell office:value-type="float" office:value="0.00887597078406644">
            <text:p>0.01</text:p>
          </table:table-cell>
          <table:table-cell table:formula="of:=[.A1591]*10+1" office:value-type="float" office:value="1.08875970784066">
            <text:p>1.09</text:p>
          </table:table-cell>
          <table:table-cell table:formula="of:=MEDIAN([.B1591:.B4906])" office:value-type="float" office:value="0.806641168063063">
            <text:p>0.81</text:p>
          </table:table-cell>
          <table:table-cell table:number-columns-repeated="4"/>
        </table:table-row>
        <table:table-row table:style-name="ro1">
          <table:table-cell office:value-type="float" office:value="0.249218643198506">
            <text:p>0.25</text:p>
          </table:table-cell>
          <table:table-cell table:formula="of:=[.A1592]*10+1" office:value-type="float" office:value="3.49218643198506">
            <text:p>3.49</text:p>
          </table:table-cell>
          <table:table-cell table:formula="of:=MEDIAN([.B1592:.B4907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-0.389028011722697">
            <text:p>-0.39</text:p>
          </table:table-cell>
          <table:table-cell table:formula="of:=[.A1593]*10+1" office:value-type="float" office:value="-2.89028011722697">
            <text:p>-2.89</text:p>
          </table:table-cell>
          <table:table-cell table:formula="of:=MEDIAN([.B1593:.B4908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0.696869270823728">
            <text:p>0.7</text:p>
          </table:table-cell>
          <table:table-cell table:formula="of:=[.A1594]*10+1" office:value-type="float" office:value="7.96869270823728">
            <text:p>7.97</text:p>
          </table:table-cell>
          <table:table-cell table:formula="of:=MEDIAN([.B1594:.B4909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0.538913430634128">
            <text:p>0.54</text:p>
          </table:table-cell>
          <table:table-cell table:formula="of:=[.A1595]*10+1" office:value-type="float" office:value="6.38913430634128">
            <text:p>6.39</text:p>
          </table:table-cell>
          <table:table-cell table:formula="of:=MEDIAN([.B1595:.B4910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-0.534739018844689">
            <text:p>-0.53</text:p>
          </table:table-cell>
          <table:table-cell table:formula="of:=[.A1596]*10+1" office:value-type="float" office:value="-4.34739018844689">
            <text:p>-4.35</text:p>
          </table:table-cell>
          <table:table-cell table:formula="of:=MEDIAN([.B1596:.B4911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0.358816448470015">
            <text:p>0.36</text:p>
          </table:table-cell>
          <table:table-cell table:formula="of:=[.A1597]*10+1" office:value-type="float" office:value="4.58816448470015">
            <text:p>4.59</text:p>
          </table:table-cell>
          <table:table-cell table:formula="of:=MEDIAN([.B1597:.B4912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-0.382982320573401">
            <text:p>-0.38</text:p>
          </table:table-cell>
          <table:table-cell table:formula="of:=[.A1598]*10+1" office:value-type="float" office:value="-2.82982320573401">
            <text:p>-2.83</text:p>
          </table:table-cell>
          <table:table-cell table:formula="of:=MEDIAN([.B1598:.B4913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-0.307471318129164">
            <text:p>-0.31</text:p>
          </table:table-cell>
          <table:table-cell table:formula="of:=[.A1599]*10+1" office:value-type="float" office:value="-2.07471318129164">
            <text:p>-2.07</text:p>
          </table:table-cell>
          <table:table-cell table:formula="of:=MEDIAN([.B1599:.B4914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0.0569059523136464">
            <text:p>0.06</text:p>
          </table:table-cell>
          <table:table-cell table:formula="of:=[.A1600]*10+1" office:value-type="float" office:value="1.56905952313646">
            <text:p>1.57</text:p>
          </table:table-cell>
          <table:table-cell table:formula="of:=MEDIAN([.B1600:.B4915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-0.645124129911554">
            <text:p>-0.65</text:p>
          </table:table-cell>
          <table:table-cell table:formula="of:=[.A1601]*10+1" office:value-type="float" office:value="-5.45124129911554">
            <text:p>-5.45</text:p>
          </table:table-cell>
          <table:table-cell table:formula="of:=MEDIAN([.B1601:.B4916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0.264043122678235">
            <text:p>0.26</text:p>
          </table:table-cell>
          <table:table-cell table:formula="of:=[.A1602]*10+1" office:value-type="float" office:value="3.64043122678235">
            <text:p>3.64</text:p>
          </table:table-cell>
          <table:table-cell table:formula="of:=MEDIAN([.B1602:.B4917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0.305238425192693">
            <text:p>0.31</text:p>
          </table:table-cell>
          <table:table-cell table:formula="of:=[.A1603]*10+1" office:value-type="float" office:value="4.05238425192693">
            <text:p>4.05</text:p>
          </table:table-cell>
          <table:table-cell table:formula="of:=MEDIAN([.B1603:.B4918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-0.360001612516896">
            <text:p>-0.36</text:p>
          </table:table-cell>
          <table:table-cell table:formula="of:=[.A1604]*10+1" office:value-type="float" office:value="-2.60001612516896">
            <text:p>-2.6</text:p>
          </table:table-cell>
          <table:table-cell table:formula="of:=MEDIAN([.B1604:.B4919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-0.898903738240063">
            <text:p>-0.9</text:p>
          </table:table-cell>
          <table:table-cell table:formula="of:=[.A1605]*10+1" office:value-type="float" office:value="-7.98903738240063">
            <text:p>-7.99</text:p>
          </table:table-cell>
          <table:table-cell table:formula="of:=MEDIAN([.B1605:.B4920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0.443023489767378">
            <text:p>0.44</text:p>
          </table:table-cell>
          <table:table-cell table:formula="of:=[.A1606]*10+1" office:value-type="float" office:value="5.43023489767378">
            <text:p>5.43</text:p>
          </table:table-cell>
          <table:table-cell table:formula="of:=MEDIAN([.B1606:.B4921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-0.696826046334409">
            <text:p>-0.7</text:p>
          </table:table-cell>
          <table:table-cell table:formula="of:=[.A1607]*10+1" office:value-type="float" office:value="-5.96826046334409">
            <text:p>-5.97</text:p>
          </table:table-cell>
          <table:table-cell table:formula="of:=MEDIAN([.B1607:.B4922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-0.611139814058957">
            <text:p>-0.61</text:p>
          </table:table-cell>
          <table:table-cell table:formula="of:=[.A1608]*10+1" office:value-type="float" office:value="-5.11139814058957">
            <text:p>-5.11</text:p>
          </table:table-cell>
          <table:table-cell table:formula="of:=MEDIAN([.B1608:.B4923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0.430849766277482">
            <text:p>0.43</text:p>
          </table:table-cell>
          <table:table-cell table:formula="of:=[.A1609]*10+1" office:value-type="float" office:value="5.30849766277482">
            <text:p>5.31</text:p>
          </table:table-cell>
          <table:table-cell table:formula="of:=MEDIAN([.B1609:.B4924])" office:value-type="float" office:value="0.806641168063063">
            <text:p>0.81</text:p>
          </table:table-cell>
          <table:table-cell table:number-columns-repeated="4"/>
        </table:table-row>
        <table:table-row table:style-name="ro1">
          <table:table-cell office:value-type="float" office:value="0.905998310676493">
            <text:p>0.91</text:p>
          </table:table-cell>
          <table:table-cell table:formula="of:=[.A1610]*10+1" office:value-type="float" office:value="10.0599831067649">
            <text:p>10.06</text:p>
          </table:table-cell>
          <table:table-cell table:formula="of:=MEDIAN([.B1610:.B4925])" office:value-type="float" office:value="0.751014967910141">
            <text:p>0.75</text:p>
          </table:table-cell>
          <table:table-cell table:number-columns-repeated="4"/>
        </table:table-row>
        <table:table-row table:style-name="ro1">
          <table:table-cell office:value-type="float" office:value="0.410280811441315">
            <text:p>0.41</text:p>
          </table:table-cell>
          <table:table-cell table:formula="of:=[.A1611]*10+1" office:value-type="float" office:value="5.10280811441315">
            <text:p>5.1</text:p>
          </table:table-cell>
          <table:table-cell table:formula="of:=MEDIAN([.B1611:.B4926])" office:value-type="float" office:value="0.748198201489001">
            <text:p>0.75</text:p>
          </table:table-cell>
          <table:table-cell table:number-columns-repeated="4"/>
        </table:table-row>
        <table:table-row table:style-name="ro1">
          <table:table-cell office:value-type="float" office:value="0.323888123359683">
            <text:p>0.32</text:p>
          </table:table-cell>
          <table:table-cell table:formula="of:=[.A1612]*10+1" office:value-type="float" office:value="4.23888123359683">
            <text:p>4.24</text:p>
          </table:table-cell>
          <table:table-cell table:formula="of:=MEDIAN([.B1612:.B4927])" office:value-type="float" office:value="0.74538143506786">
            <text:p>0.75</text:p>
          </table:table-cell>
          <table:table-cell table:number-columns-repeated="4"/>
        </table:table-row>
        <table:table-row table:style-name="ro1">
          <table:table-cell office:value-type="float" office:value="0.757851105881693">
            <text:p>0.76</text:p>
          </table:table-cell>
          <table:table-cell table:formula="of:=[.A1613]*10+1" office:value-type="float" office:value="8.57851105881693">
            <text:p>8.58</text:p>
          </table:table-cell>
          <table:table-cell table:formula="of:=MEDIAN([.B1613:.B4928])" office:value-type="float" office:value="0.745357609381689">
            <text:p>0.75</text:p>
          </table:table-cell>
          <table:table-cell table:number-columns-repeated="4"/>
        </table:table-row>
        <table:table-row table:style-name="ro1">
          <table:table-cell office:value-type="float" office:value="0.287180201913165">
            <text:p>0.29</text:p>
          </table:table-cell>
          <table:table-cell table:formula="of:=[.A1614]*10+1" office:value-type="float" office:value="3.87180201913165">
            <text:p>3.87</text:p>
          </table:table-cell>
          <table:table-cell table:formula="of:=MEDIAN([.B1614:.B4929])" office:value-type="float" office:value="0.745333783695518">
            <text:p>0.75</text:p>
          </table:table-cell>
          <table:table-cell table:number-columns-repeated="4"/>
        </table:table-row>
        <table:table-row table:style-name="ro1">
          <table:table-cell office:value-type="float" office:value="0.535984694932847">
            <text:p>0.54</text:p>
          </table:table-cell>
          <table:table-cell table:formula="of:=[.A1615]*10+1" office:value-type="float" office:value="6.35984694932847">
            <text:p>6.36</text:p>
          </table:table-cell>
          <table:table-cell table:formula="of:=MEDIAN([.B1615:.B4930])" office:value-type="float" office:value="0.745118441777538">
            <text:p>0.75</text:p>
          </table:table-cell>
          <table:table-cell table:number-columns-repeated="4"/>
        </table:table-row>
        <table:table-row table:style-name="ro1">
          <table:table-cell office:value-type="float" office:value="0.138347907092823">
            <text:p>0.14</text:p>
          </table:table-cell>
          <table:table-cell table:formula="of:=[.A1616]*10+1" office:value-type="float" office:value="2.38347907092823">
            <text:p>2.38</text:p>
          </table:table-cell>
          <table:table-cell table:formula="of:=MEDIAN([.B1616:.B4931])" office:value-type="float" office:value="0.744903099859559">
            <text:p>0.74</text:p>
          </table:table-cell>
          <table:table-cell table:number-columns-repeated="4"/>
        </table:table-row>
        <table:table-row table:style-name="ro1">
          <table:table-cell office:value-type="float" office:value="0.156096325987664">
            <text:p>0.16</text:p>
          </table:table-cell>
          <table:table-cell table:formula="of:=[.A1617]*10+1" office:value-type="float" office:value="2.56096325987664">
            <text:p>2.56</text:p>
          </table:table-cell>
          <table:table-cell table:formula="of:=MEDIAN([.B1617:.B4932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543927414008902">
            <text:p>-0.54</text:p>
          </table:table-cell>
          <table:table-cell table:formula="of:=[.A1618]*10+1" office:value-type="float" office:value="-4.43927414008902">
            <text:p>-4.44</text:p>
          </table:table-cell>
          <table:table-cell table:formula="of:=MEDIAN([.B1618:.B4933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0.741973504423601">
            <text:p>0.74</text:p>
          </table:table-cell>
          <table:table-cell table:formula="of:=[.A1619]*10+1" office:value-type="float" office:value="8.41973504423601">
            <text:p>8.42</text:p>
          </table:table-cell>
          <table:table-cell table:formula="of:=MEDIAN([.B1619:.B4934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-0.177222777649546">
            <text:p>-0.18</text:p>
          </table:table-cell>
          <table:table-cell table:formula="of:=[.A1620]*10+1" office:value-type="float" office:value="-0.772227776495459">
            <text:p>-0.77</text:p>
          </table:table-cell>
          <table:table-cell table:formula="of:=MEDIAN([.B1620:.B4935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0.0528631539054846">
            <text:p>0.05</text:p>
          </table:table-cell>
          <table:table-cell table:formula="of:=[.A1621]*10+1" office:value-type="float" office:value="1.52863153905485">
            <text:p>1.53</text:p>
          </table:table-cell>
          <table:table-cell table:formula="of:=MEDIAN([.B1621:.B4936])" office:value-type="float" office:value="0.74103074924326">
            <text:p>0.74</text:p>
          </table:table-cell>
          <table:table-cell table:number-columns-repeated="4"/>
        </table:table-row>
        <table:table-row table:style-name="ro1">
          <table:table-cell office:value-type="float" office:value="0.686255955968608">
            <text:p>0.69</text:p>
          </table:table-cell>
          <table:table-cell table:formula="of:=[.A1622]*10+1" office:value-type="float" office:value="7.86255955968608">
            <text:p>7.86</text:p>
          </table:table-cell>
          <table:table-cell table:formula="of:=MEDIAN([.B1622:.B4937])" office:value-type="float" office:value="0.737158398626961">
            <text:p>0.74</text:p>
          </table:table-cell>
          <table:table-cell table:number-columns-repeated="4"/>
        </table:table-row>
        <table:table-row table:style-name="ro1">
          <table:table-cell office:value-type="float" office:value="0.162705051454394">
            <text:p>0.16</text:p>
          </table:table-cell>
          <table:table-cell table:formula="of:=[.A1623]*10+1" office:value-type="float" office:value="2.62705051454394">
            <text:p>2.63</text:p>
          </table:table-cell>
          <table:table-cell table:formula="of:=MEDIAN([.B1623:.B4938])" office:value-type="float" office:value="0.732041993237795">
            <text:p>0.73</text:p>
          </table:table-cell>
          <table:table-cell table:number-columns-repeated="4"/>
        </table:table-row>
        <table:table-row table:style-name="ro1">
          <table:table-cell office:value-type="float" office:value="0.747407324572411">
            <text:p>0.75</text:p>
          </table:table-cell>
          <table:table-cell table:formula="of:=[.A1624]*10+1" office:value-type="float" office:value="8.47407324572411">
            <text:p>8.47</text:p>
          </table:table-cell>
          <table:table-cell table:formula="of:=MEDIAN([.B1624:.B4939])" office:value-type="float" office:value="0.72692558784863">
            <text:p>0.73</text:p>
          </table:table-cell>
          <table:table-cell table:number-columns-repeated="4"/>
        </table:table-row>
        <table:table-row table:style-name="ro1">
          <table:table-cell office:value-type="float" office:value="0.339023245089398">
            <text:p>0.34</text:p>
          </table:table-cell>
          <table:table-cell table:formula="of:=[.A1625]*10+1" office:value-type="float" office:value="4.39023245089398">
            <text:p>4.39</text:p>
          </table:table-cell>
          <table:table-cell table:formula="of:=MEDIAN([.B1625:.B4940])" office:value-type="float" office:value="0.715625847476268">
            <text:p>0.72</text:p>
          </table:table-cell>
          <table:table-cell table:number-columns-repeated="4"/>
        </table:table-row>
        <table:table-row table:style-name="ro1">
          <table:table-cell office:value-type="float" office:value="0.955387530602434">
            <text:p>0.96</text:p>
          </table:table-cell>
          <table:table-cell table:formula="of:=[.A1626]*10+1" office:value-type="float" office:value="10.5538753060243">
            <text:p>10.55</text:p>
          </table:table-cell>
          <table:table-cell table:formula="of:=MEDIAN([.B1626:.B4941])" office:value-type="float" office:value="0.704326107103906">
            <text:p>0.7</text:p>
          </table:table-cell>
          <table:table-cell table:number-columns-repeated="4"/>
        </table:table-row>
        <table:table-row table:style-name="ro1">
          <table:table-cell office:value-type="float" office:value="0.468308419193991">
            <text:p>0.47</text:p>
          </table:table-cell>
          <table:table-cell table:formula="of:=[.A1627]*10+1" office:value-type="float" office:value="5.68308419193991">
            <text:p>5.68</text:p>
          </table:table-cell>
          <table:table-cell table:formula="of:=MEDIAN([.B1627:.B4942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-0.40662696664813">
            <text:p>-0.41</text:p>
          </table:table-cell>
          <table:table-cell table:formula="of:=[.A1628]*10+1" office:value-type="float" office:value="-3.0662696664813">
            <text:p>-3.07</text:p>
          </table:table-cell>
          <table:table-cell table:formula="of:=MEDIAN([.B1628:.B4943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0.934293479328854">
            <text:p>0.93</text:p>
          </table:table-cell>
          <table:table-cell table:formula="of:=[.A1629]*10+1" office:value-type="float" office:value="10.3429347932885">
            <text:p>10.34</text:p>
          </table:table-cell>
          <table:table-cell table:formula="of:=MEDIAN([.B1629:.B4944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0.0958642066979555">
            <text:p>0.1</text:p>
          </table:table-cell>
          <table:table-cell table:formula="of:=[.A1630]*10+1" office:value-type="float" office:value="1.95864206697956">
            <text:p>1.96</text:p>
          </table:table-cell>
          <table:table-cell table:formula="of:=MEDIAN([.B1630:.B4945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-0.071345179494942">
            <text:p>-0.07</text:p>
          </table:table-cell>
          <table:table-cell table:formula="of:=[.A1631]*10+1" office:value-type="float" office:value="0.28654820505058">
            <text:p>0.29</text:p>
          </table:table-cell>
          <table:table-cell table:formula="of:=MEDIAN([.B1631:.B4946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-0.664660388921521">
            <text:p>-0.66</text:p>
          </table:table-cell>
          <table:table-cell table:formula="of:=[.A1632]*10+1" office:value-type="float" office:value="-5.64660388921521">
            <text:p>-5.65</text:p>
          </table:table-cell>
          <table:table-cell table:formula="of:=MEDIAN([.B1632:.B4947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0.187265218752973">
            <text:p>0.19</text:p>
          </table:table-cell>
          <table:table-cell table:formula="of:=[.A1633]*10+1" office:value-type="float" office:value="2.87265218752973">
            <text:p>2.87</text:p>
          </table:table-cell>
          <table:table-cell table:formula="of:=MEDIAN([.B1633:.B4948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-0.615761413367016">
            <text:p>-0.62</text:p>
          </table:table-cell>
          <table:table-cell table:formula="of:=[.A1634]*10+1" office:value-type="float" office:value="-5.15761413367017">
            <text:p>-5.16</text:p>
          </table:table-cell>
          <table:table-cell table:formula="of:=MEDIAN([.B1634:.B4949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0.678114279679659">
            <text:p>0.68</text:p>
          </table:table-cell>
          <table:table-cell table:formula="of:=[.A1635]*10+1" office:value-type="float" office:value="7.78114279679659">
            <text:p>7.78</text:p>
          </table:table-cell>
          <table:table-cell table:formula="of:=MEDIAN([.B1635:.B4950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-0.83867571969396">
            <text:p>-0.84</text:p>
          </table:table-cell>
          <table:table-cell table:formula="of:=[.A1636]*10+1" office:value-type="float" office:value="-7.3867571969396">
            <text:p>-7.39</text:p>
          </table:table-cell>
          <table:table-cell table:formula="of:=MEDIAN([.B1636:.B4951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0.942242549532603">
            <text:p>0.94</text:p>
          </table:table-cell>
          <table:table-cell table:formula="of:=[.A1637]*10+1" office:value-type="float" office:value="10.422425495326">
            <text:p>10.42</text:p>
          </table:table-cell>
          <table:table-cell table:formula="of:=MEDIAN([.B1637:.B4952])" office:value-type="float" office:value="0.701695555619977">
            <text:p>0.7</text:p>
          </table:table-cell>
          <table:table-cell table:number-columns-repeated="4"/>
        </table:table-row>
        <table:table-row table:style-name="ro1">
          <table:table-cell office:value-type="float" office:value="0.179530115469966">
            <text:p>0.18</text:p>
          </table:table-cell>
          <table:table-cell table:formula="of:=[.A1638]*10+1" office:value-type="float" office:value="2.79530115469966">
            <text:p>2.8</text:p>
          </table:table-cell>
          <table:table-cell table:formula="of:=MEDIAN([.B1638:.B4953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-0.641531548297724">
            <text:p>-0.64</text:p>
          </table:table-cell>
          <table:table-cell table:formula="of:=[.A1639]*10+1" office:value-type="float" office:value="-5.41531548297724">
            <text:p>-5.42</text:p>
          </table:table-cell>
          <table:table-cell table:formula="of:=MEDIAN([.B1639:.B4954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0.83221178510885">
            <text:p>0.83</text:p>
          </table:table-cell>
          <table:table-cell table:formula="of:=[.A1640]*10+1" office:value-type="float" office:value="9.3221178510885">
            <text:p>9.32</text:p>
          </table:table-cell>
          <table:table-cell table:formula="of:=MEDIAN([.B1640:.B4955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0.354920845813826">
            <text:p>0.35</text:p>
          </table:table-cell>
          <table:table-cell table:formula="of:=[.A1641]*10+1" office:value-type="float" office:value="4.54920845813826">
            <text:p>4.55</text:p>
          </table:table-cell>
          <table:table-cell table:formula="of:=MEDIAN([.B1641:.B4956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0.527999897012648">
            <text:p>0.53</text:p>
          </table:table-cell>
          <table:table-cell table:formula="of:=[.A1642]*10+1" office:value-type="float" office:value="6.27999897012648">
            <text:p>6.28</text:p>
          </table:table-cell>
          <table:table-cell table:formula="of:=MEDIAN([.B1642:.B4957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0.822615234756756">
            <text:p>0.82</text:p>
          </table:table-cell>
          <table:table-cell table:formula="of:=[.A1643]*10+1" office:value-type="float" office:value="9.22615234756756">
            <text:p>9.23</text:p>
          </table:table-cell>
          <table:table-cell table:formula="of:=MEDIAN([.B1643:.B4958])" office:value-type="float" office:value="0.690209085634477">
            <text:p>0.69</text:p>
          </table:table-cell>
          <table:table-cell table:number-columns-repeated="4"/>
        </table:table-row>
        <table:table-row table:style-name="ro1">
          <table:table-cell office:value-type="float" office:value="-0.857335514431046">
            <text:p>-0.86</text:p>
          </table:table-cell>
          <table:table-cell table:formula="of:=[.A1644]*10+1" office:value-type="float" office:value="-7.57335514431046">
            <text:p>-7.57</text:p>
          </table:table-cell>
          <table:table-cell table:formula="of:=MEDIAN([.B1644:.B4959])" office:value-type="float" office:value="0.682775772248585">
            <text:p>0.68</text:p>
          </table:table-cell>
          <table:table-cell table:number-columns-repeated="4"/>
        </table:table-row>
        <table:table-row table:style-name="ro1">
          <table:table-cell office:value-type="float" office:value="0.788936953438561">
            <text:p>0.79</text:p>
          </table:table-cell>
          <table:table-cell table:formula="of:=[.A1645]*10+1" office:value-type="float" office:value="8.88936953438562">
            <text:p>8.89</text:p>
          </table:table-cell>
          <table:table-cell table:formula="of:=MEDIAN([.B1645:.B4960])" office:value-type="float" office:value="0.690209085634477">
            <text:p>0.69</text:p>
          </table:table-cell>
          <table:table-cell table:number-columns-repeated="4"/>
        </table:table-row>
        <table:table-row table:style-name="ro1">
          <table:table-cell office:value-type="float" office:value="-0.570073654956687">
            <text:p>-0.57</text:p>
          </table:table-cell>
          <table:table-cell table:formula="of:=[.A1646]*10+1" office:value-type="float" office:value="-4.70073654956687">
            <text:p>-4.7</text:p>
          </table:table-cell>
          <table:table-cell table:formula="of:=MEDIAN([.B1646:.B4961])" office:value-type="float" office:value="0.682775772248585">
            <text:p>0.68</text:p>
          </table:table-cell>
          <table:table-cell table:number-columns-repeated="4"/>
        </table:table-row>
        <table:table-row table:style-name="ro1">
          <table:table-cell office:value-type="float" office:value="0.917608584221902">
            <text:p>0.92</text:p>
          </table:table-cell>
          <table:table-cell table:formula="of:=[.A1647]*10+1" office:value-type="float" office:value="10.176085842219">
            <text:p>10.18</text:p>
          </table:table-cell>
          <table:table-cell table:formula="of:=MEDIAN([.B1647:.B4962])" office:value-type="float" office:value="0.690209085634477">
            <text:p>0.69</text:p>
          </table:table-cell>
          <table:table-cell table:number-columns-repeated="4"/>
        </table:table-row>
        <table:table-row table:style-name="ro1">
          <table:table-cell office:value-type="float" office:value="0.369506990084932">
            <text:p>0.37</text:p>
          </table:table-cell>
          <table:table-cell table:formula="of:=[.A1648]*10+1" office:value-type="float" office:value="4.69506990084932">
            <text:p>4.7</text:p>
          </table:table-cell>
          <table:table-cell table:formula="of:=MEDIAN([.B1648:.B4963])" office:value-type="float" office:value="0.682775772248585">
            <text:p>0.68</text:p>
          </table:table-cell>
          <table:table-cell table:number-columns-repeated="4"/>
        </table:table-row>
        <table:table-row table:style-name="ro1">
          <table:table-cell office:value-type="float" office:value="-0.375322250029742">
            <text:p>-0.38</text:p>
          </table:table-cell>
          <table:table-cell table:formula="of:=[.A1649]*10+1" office:value-type="float" office:value="-2.75322250029742">
            <text:p>-2.75</text:p>
          </table:table-cell>
          <table:table-cell table:formula="of:=MEDIAN([.B1649:.B4964])" office:value-type="float" office:value="0.677879760521055">
            <text:p>0.68</text:p>
          </table:table-cell>
          <table:table-cell table:number-columns-repeated="4"/>
        </table:table-row>
        <table:table-row table:style-name="ro1">
          <table:table-cell office:value-type="float" office:value="0.540645667591325">
            <text:p>0.54</text:p>
          </table:table-cell>
          <table:table-cell table:formula="of:=[.A1650]*10+1" office:value-type="float" office:value="6.40645667591325">
            <text:p>6.41</text:p>
          </table:table-cell>
          <table:table-cell table:formula="of:=MEDIAN([.B1650:.B4965])" office:value-type="float" office:value="0.682775772248585">
            <text:p>0.68</text:p>
          </table:table-cell>
          <table:table-cell table:number-columns-repeated="4"/>
        </table:table-row>
        <table:table-row table:style-name="ro1">
          <table:table-cell office:value-type="float" office:value="0.457771093654253">
            <text:p>0.46</text:p>
          </table:table-cell>
          <table:table-cell table:formula="of:=[.A1651]*10+1" office:value-type="float" office:value="5.57771093654253">
            <text:p>5.58</text:p>
          </table:table-cell>
          <table:table-cell table:formula="of:=MEDIAN([.B1651:.B4966])" office:value-type="float" office:value="0.677879760521055">
            <text:p>0.68</text:p>
          </table:table-cell>
          <table:table-cell table:number-columns-repeated="4"/>
        </table:table-row>
        <table:table-row table:style-name="ro1">
          <table:table-cell office:value-type="float" office:value="0.734683208107515">
            <text:p>0.73</text:p>
          </table:table-cell>
          <table:table-cell table:formula="of:=[.A1652]*10+1" office:value-type="float" office:value="8.34683208107515">
            <text:p>8.35</text:p>
          </table:table-cell>
          <table:table-cell table:formula="of:=MEDIAN([.B1652:.B4967])" office:value-type="float" office:value="0.672983748793524">
            <text:p>0.67</text:p>
          </table:table-cell>
          <table:table-cell table:number-columns-repeated="4"/>
        </table:table-row>
        <table:table-row table:style-name="ro1">
          <table:table-cell office:value-type="float" office:value="0.0668896480287192">
            <text:p>0.07</text:p>
          </table:table-cell>
          <table:table-cell table:formula="of:=[.A1653]*10+1" office:value-type="float" office:value="1.66889648028719">
            <text:p>1.67</text:p>
          </table:table-cell>
          <table:table-cell table:formula="of:=MEDIAN([.B1653:.B4968])" office:value-type="float" office:value="0.668692346892487">
            <text:p>0.67</text:p>
          </table:table-cell>
          <table:table-cell table:number-columns-repeated="4"/>
        </table:table-row>
        <table:table-row table:style-name="ro1">
          <table:table-cell office:value-type="float" office:value="-0.369273881468394">
            <text:p>-0.37</text:p>
          </table:table-cell>
          <table:table-cell table:formula="of:=[.A1654]*10+1" office:value-type="float" office:value="-2.69273881468394">
            <text:p>-2.69</text:p>
          </table:table-cell>
          <table:table-cell table:formula="of:=MEDIAN([.B1654:.B4969])" office:value-type="float" office:value="0.664400944991449">
            <text:p>0.66</text:p>
          </table:table-cell>
          <table:table-cell table:number-columns-repeated="4"/>
        </table:table-row>
        <table:table-row table:style-name="ro1">
          <table:table-cell office:value-type="float" office:value="-0.938869308822251">
            <text:p>-0.94</text:p>
          </table:table-cell>
          <table:table-cell table:formula="of:=[.A1655]*10+1" office:value-type="float" office:value="-8.38869308822251">
            <text:p>-8.39</text:p>
          </table:table-cell>
          <table:table-cell table:formula="of:=MEDIAN([.B1655:.B4970])" office:value-type="float" office:value="0.668692346892487">
            <text:p>0.67</text:p>
          </table:table-cell>
          <table:table-cell table:number-columns-repeated="4"/>
        </table:table-row>
        <table:table-row table:style-name="ro1">
          <table:table-cell office:value-type="float" office:value="0.3981918270144">
            <text:p>0.4</text:p>
          </table:table-cell>
          <table:table-cell table:formula="of:=[.A1656]*10+1" office:value-type="float" office:value="4.981918270144">
            <text:p>4.98</text:p>
          </table:table-cell>
          <table:table-cell table:formula="of:=MEDIAN([.B1656:.B4971])" office:value-type="float" office:value="0.672983748793524">
            <text:p>0.67</text:p>
          </table:table-cell>
          <table:table-cell table:number-columns-repeated="4"/>
        </table:table-row>
        <table:table-row table:style-name="ro1">
          <table:table-cell office:value-type="float" office:value="0.269586177241975">
            <text:p>0.27</text:p>
          </table:table-cell>
          <table:table-cell table:formula="of:=[.A1657]*10+1" office:value-type="float" office:value="3.69586177241975">
            <text:p>3.7</text:p>
          </table:table-cell>
          <table:table-cell table:formula="of:=MEDIAN([.B1657:.B4972])" office:value-type="float" office:value="0.668692346892487">
            <text:p>0.67</text:p>
          </table:table-cell>
          <table:table-cell table:number-columns-repeated="4"/>
        </table:table-row>
        <table:table-row table:style-name="ro1">
          <table:table-cell office:value-type="float" office:value="0.65413803948764">
            <text:p>0.65</text:p>
          </table:table-cell>
          <table:table-cell table:formula="of:=[.A1658]*10+1" office:value-type="float" office:value="7.5413803948764">
            <text:p>7.54</text:p>
          </table:table-cell>
          <table:table-cell table:formula="of:=MEDIAN([.B1658:.B4973])" office:value-type="float" office:value="0.664400944991449">
            <text:p>0.66</text:p>
          </table:table-cell>
          <table:table-cell table:number-columns-repeated="4"/>
        </table:table-row>
        <table:table-row table:style-name="ro1">
          <table:table-cell office:value-type="float" office:value="0.787398606990686">
            <text:p>0.79</text:p>
          </table:table-cell>
          <table:table-cell table:formula="of:=[.A1659]*10+1" office:value-type="float" office:value="8.87398606990686">
            <text:p>8.87</text:p>
          </table:table-cell>
          <table:table-cell table:formula="of:=MEDIAN([.B1659:.B4974])" office:value-type="float" office:value="0.659344565870112">
            <text:p>0.66</text:p>
          </table:table-cell>
          <table:table-cell table:number-columns-repeated="4"/>
        </table:table-row>
        <table:table-row table:style-name="ro1">
          <table:table-cell office:value-type="float" office:value="0.574906276208794">
            <text:p>0.57</text:p>
          </table:table-cell>
          <table:table-cell table:formula="of:=[.A1660]*10+1" office:value-type="float" office:value="6.74906276208794">
            <text:p>6.75</text:p>
          </table:table-cell>
          <table:table-cell table:formula="of:=MEDIAN([.B1660:.B4975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0.382841788801703">
            <text:p>0.38</text:p>
          </table:table-cell>
          <table:table-cell table:formula="of:=[.A1661]*10+1" office:value-type="float" office:value="4.82841788801703">
            <text:p>4.83</text:p>
          </table:table-cell>
          <table:table-cell table:formula="of:=MEDIAN([.B1661:.B4976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-0.885814486683401">
            <text:p>-0.89</text:p>
          </table:table-cell>
          <table:table-cell table:formula="of:=[.A1662]*10+1" office:value-type="float" office:value="-7.85814486683401">
            <text:p>-7.86</text:p>
          </table:table-cell>
          <table:table-cell table:formula="of:=MEDIAN([.B1662:.B4977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-0.12056732431026">
            <text:p>-0.12</text:p>
          </table:table-cell>
          <table:table-cell table:formula="of:=[.A1663]*10+1" office:value-type="float" office:value="-0.205673243102596">
            <text:p>-0.21</text:p>
          </table:table-cell>
          <table:table-cell table:formula="of:=MEDIAN([.B1663:.B4978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0.730253330568084">
            <text:p>0.73</text:p>
          </table:table-cell>
          <table:table-cell table:formula="of:=[.A1664]*10+1" office:value-type="float" office:value="8.30253330568084">
            <text:p>8.3</text:p>
          </table:table-cell>
          <table:table-cell table:formula="of:=MEDIAN([.B1664:.B4979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-0.830946337472308">
            <text:p>-0.83</text:p>
          </table:table-cell>
          <table:table-cell table:formula="of:=[.A1665]*10+1" office:value-type="float" office:value="-7.30946337472308">
            <text:p>-7.31</text:p>
          </table:table-cell>
          <table:table-cell table:formula="of:=MEDIAN([.B1665:.B4980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-0.815399283750444">
            <text:p>-0.82</text:p>
          </table:table-cell>
          <table:table-cell table:formula="of:=[.A1666]*10+1" office:value-type="float" office:value="-7.15399283750445">
            <text:p>-7.15</text:p>
          </table:table-cell>
          <table:table-cell table:formula="of:=MEDIAN([.B1666:.B4981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-0.507074098917612">
            <text:p>-0.51</text:p>
          </table:table-cell>
          <table:table-cell table:formula="of:=[.A1667]*10+1" office:value-type="float" office:value="-4.07074098917612">
            <text:p>-4.07</text:p>
          </table:table-cell>
          <table:table-cell table:formula="of:=MEDIAN([.B1667:.B4982])" office:value-type="float" office:value="0.659344565870112">
            <text:p>0.66</text:p>
          </table:table-cell>
          <table:table-cell table:number-columns-repeated="4"/>
        </table:table-row>
        <table:table-row table:style-name="ro1">
          <table:table-cell office:value-type="float" office:value="0.371584395678235">
            <text:p>0.37</text:p>
          </table:table-cell>
          <table:table-cell table:formula="of:=[.A1668]*10+1" office:value-type="float" office:value="4.71584395678235">
            <text:p>4.72</text:p>
          </table:table-cell>
          <table:table-cell table:formula="of:=MEDIAN([.B1668:.B4983])" office:value-type="float" office:value="0.664400944991449">
            <text:p>0.66</text:p>
          </table:table-cell>
          <table:table-cell table:number-columns-repeated="4"/>
        </table:table-row>
        <table:table-row table:style-name="ro1">
          <table:table-cell office:value-type="float" office:value="0.41748545126261">
            <text:p>0.42</text:p>
          </table:table-cell>
          <table:table-cell table:formula="of:=[.A1669]*10+1" office:value-type="float" office:value="5.1748545126261">
            <text:p>5.17</text:p>
          </table:table-cell>
          <table:table-cell table:formula="of:=MEDIAN([.B1669:.B4984])" office:value-type="float" office:value="0.659344565870112">
            <text:p>0.66</text:p>
          </table:table-cell>
          <table:table-cell table:number-columns-repeated="4"/>
        </table:table-row>
        <table:table-row table:style-name="ro1">
          <table:table-cell office:value-type="float" office:value="-0.111510621322153">
            <text:p>-0.11</text:p>
          </table:table-cell>
          <table:table-cell table:formula="of:=[.A1670]*10+1" office:value-type="float" office:value="-0.115106213221533">
            <text:p>-0.12</text:p>
          </table:table-cell>
          <table:table-cell table:formula="of:=MEDIAN([.B1670:.B4985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0.185710079341421">
            <text:p>0.19</text:p>
          </table:table-cell>
          <table:table-cell table:formula="of:=[.A1671]*10+1" office:value-type="float" office:value="2.85710079341421">
            <text:p>2.86</text:p>
          </table:table-cell>
          <table:table-cell table:formula="of:=MEDIAN([.B1671:.B4986])" office:value-type="float" office:value="0.659344565870112">
            <text:p>0.66</text:p>
          </table:table-cell>
          <table:table-cell table:number-columns-repeated="4"/>
        </table:table-row>
        <table:table-row table:style-name="ro1">
          <table:table-cell office:value-type="float" office:value="0.919441915824368">
            <text:p>0.92</text:p>
          </table:table-cell>
          <table:table-cell table:formula="of:=[.A1672]*10+1" office:value-type="float" office:value="10.1944191582437">
            <text:p>10.19</text:p>
          </table:table-cell>
          <table:table-cell table:formula="of:=MEDIAN([.B1672:.B4987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0.0848668205926952">
            <text:p>0.08</text:p>
          </table:table-cell>
          <table:table-cell table:formula="of:=[.A1673]*10+1" office:value-type="float" office:value="1.84866820592695">
            <text:p>1.85</text:p>
          </table:table-cell>
          <table:table-cell table:formula="of:=MEDIAN([.B1673:.B4988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0.700701978774348">
            <text:p>0.7</text:p>
          </table:table-cell>
          <table:table-cell table:formula="of:=[.A1674]*10+1" office:value-type="float" office:value="8.00701978774348">
            <text:p>8.01</text:p>
          </table:table-cell>
          <table:table-cell table:formula="of:=MEDIAN([.B1674:.B4989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0.448817174698286">
            <text:p>0.45</text:p>
          </table:table-cell>
          <table:table-cell table:formula="of:=[.A1675]*10+1" office:value-type="float" office:value="5.48817174698286">
            <text:p>5.49</text:p>
          </table:table-cell>
          <table:table-cell table:formula="of:=MEDIAN([.B1675:.B4990])" office:value-type="float" office:value="0.649598111293085">
            <text:p>0.65</text:p>
          </table:table-cell>
          <table:table-cell table:number-columns-repeated="4"/>
        </table:table-row>
        <table:table-row table:style-name="ro1">
          <table:table-cell office:value-type="float" office:value="0.678252037449069">
            <text:p>0.68</text:p>
          </table:table-cell>
          <table:table-cell table:formula="of:=[.A1676]*10+1" office:value-type="float" office:value="7.78252037449069">
            <text:p>7.78</text:p>
          </table:table-cell>
          <table:table-cell table:formula="of:=MEDIAN([.B1676:.B4991])" office:value-type="float" office:value="0.64813988949161">
            <text:p>0.65</text:p>
          </table:table-cell>
          <table:table-cell table:number-columns-repeated="4"/>
        </table:table-row>
        <table:table-row table:style-name="ro1">
          <table:table-cell office:value-type="float" office:value="-0.410967936350193">
            <text:p>-0.41</text:p>
          </table:table-cell>
          <table:table-cell table:formula="of:=[.A1677]*10+1" office:value-type="float" office:value="-3.10967936350193">
            <text:p>-3.11</text:p>
          </table:table-cell>
          <table:table-cell table:formula="of:=MEDIAN([.B1677:.B4992])" office:value-type="float" office:value="0.639424634466416">
            <text:p>0.64</text:p>
          </table:table-cell>
          <table:table-cell table:number-columns-repeated="4"/>
        </table:table-row>
        <table:table-row table:style-name="ro1">
          <table:table-cell office:value-type="float" office:value="0.435816983315037">
            <text:p>0.44</text:p>
          </table:table-cell>
          <table:table-cell table:formula="of:=[.A1678]*10+1" office:value-type="float" office:value="5.35816983315037">
            <text:p>5.36</text:p>
          </table:table-cell>
          <table:table-cell table:formula="of:=MEDIAN([.B1678:.B4993])" office:value-type="float" office:value="0.64813988949161">
            <text:p>0.65</text:p>
          </table:table-cell>
          <table:table-cell table:number-columns-repeated="4"/>
        </table:table-row>
        <table:table-row table:style-name="ro1">
          <table:table-cell office:value-type="float" office:value="-0.147633243765361">
            <text:p>-0.15</text:p>
          </table:table-cell>
          <table:table-cell table:formula="of:=[.A1679]*10+1" office:value-type="float" office:value="-0.476332437653607">
            <text:p>-0.48</text:p>
          </table:table-cell>
          <table:table-cell table:formula="of:=MEDIAN([.B1679:.B4994])" office:value-type="float" office:value="0.639424634466416">
            <text:p>0.64</text:p>
          </table:table-cell>
          <table:table-cell table:number-columns-repeated="4"/>
        </table:table-row>
        <table:table-row table:style-name="ro1">
          <table:table-cell office:value-type="float" office:value="0.175974694317602">
            <text:p>0.18</text:p>
          </table:table-cell>
          <table:table-cell table:formula="of:=[.A1680]*10+1" office:value-type="float" office:value="2.75974694317602">
            <text:p>2.76</text:p>
          </table:table-cell>
          <table:table-cell table:formula="of:=MEDIAN([.B1680:.B4995])" office:value-type="float" office:value="0.64813988949161">
            <text:p>0.65</text:p>
          </table:table-cell>
          <table:table-cell table:number-columns-repeated="4"/>
        </table:table-row>
        <table:table-row table:style-name="ro1">
          <table:table-cell office:value-type="float" office:value="0.42493689104128">
            <text:p>0.42</text:p>
          </table:table-cell>
          <table:table-cell table:formula="of:=[.A1681]*10+1" office:value-type="float" office:value="5.2493689104128">
            <text:p>5.25</text:p>
          </table:table-cell>
          <table:table-cell table:formula="of:=MEDIAN([.B1681:.B4996])" office:value-type="float" office:value="0.639424634466416">
            <text:p>0.64</text:p>
          </table:table-cell>
          <table:table-cell table:number-columns-repeated="4"/>
        </table:table-row>
        <table:table-row table:style-name="ro1">
          <table:table-cell office:value-type="float" office:value="0.986817703706022">
            <text:p>0.99</text:p>
          </table:table-cell>
          <table:table-cell table:formula="of:=[.A1682]*10+1" office:value-type="float" office:value="10.8681770370602">
            <text:p>10.87</text:p>
          </table:table-cell>
          <table:table-cell table:formula="of:=MEDIAN([.B1682:.B4997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-0.526556002910468">
            <text:p>-0.53</text:p>
          </table:table-cell>
          <table:table-cell table:formula="of:=[.A1683]*10+1" office:value-type="float" office:value="-4.26556002910468">
            <text:p>-4.27</text:p>
          </table:table-cell>
          <table:table-cell table:formula="of:=MEDIAN([.B1683:.B4998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0.392242597278897">
            <text:p>0.39</text:p>
          </table:table-cell>
          <table:table-cell table:formula="of:=[.A1684]*10+1" office:value-type="float" office:value="4.92242597278897">
            <text:p>4.92</text:p>
          </table:table-cell>
          <table:table-cell table:formula="of:=MEDIAN([.B1684:.B4999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-0.574177071205528">
            <text:p>-0.57</text:p>
          </table:table-cell>
          <table:table-cell table:formula="of:=[.A1685]*10+1" office:value-type="float" office:value="-4.74177071205528">
            <text:p>-4.74</text:p>
          </table:table-cell>
          <table:table-cell table:formula="of:=MEDIAN([.B1685:.B5000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-0.0986170587051757">
            <text:p>-0.1</text:p>
          </table:table-cell>
          <table:table-cell table:formula="of:=[.A1686]*10+1" office:value-type="float" office:value="0.0138294129482431">
            <text:p>0.01</text:p>
          </table:table-cell>
          <table:table-cell table:formula="of:=MEDIAN([.B1686:.B5001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-0.84335648291145">
            <text:p>-0.84</text:p>
          </table:table-cell>
          <table:table-cell table:formula="of:=[.A1687]*10+1" office:value-type="float" office:value="-7.4335648291145">
            <text:p>-7.43</text:p>
          </table:table-cell>
          <table:table-cell table:formula="of:=MEDIAN([.B1687:.B5002])" office:value-type="float" office:value="0.639424634466416">
            <text:p>0.64</text:p>
          </table:table-cell>
          <table:table-cell table:number-columns-repeated="4"/>
        </table:table-row>
        <table:table-row table:style-name="ro1">
          <table:table-cell office:value-type="float" office:value="-0.644520153300423">
            <text:p>-0.64</text:p>
          </table:table-cell>
          <table:table-cell table:formula="of:=[.A1688]*10+1" office:value-type="float" office:value="-5.44520153300423">
            <text:p>-5.45</text:p>
          </table:table-cell>
          <table:table-cell table:formula="of:=MEDIAN([.B1688:.B5003])" office:value-type="float" office:value="0.64813988949161">
            <text:p>0.65</text:p>
          </table:table-cell>
          <table:table-cell table:number-columns-repeated="4"/>
        </table:table-row>
        <table:table-row table:style-name="ro1">
          <table:table-cell office:value-type="float" office:value="0.924547124331902">
            <text:p>0.92</text:p>
          </table:table-cell>
          <table:table-cell table:formula="of:=[.A1689]*10+1" office:value-type="float" office:value="10.245471243319">
            <text:p>10.25</text:p>
          </table:table-cell>
          <table:table-cell table:formula="of:=MEDIAN([.B1689:.B5004])" office:value-type="float" office:value="0.649598111293085">
            <text:p>0.65</text:p>
          </table:table-cell>
          <table:table-cell table:number-columns-repeated="4"/>
        </table:table-row>
        <table:table-row table:style-name="ro1">
          <table:table-cell office:value-type="float" office:value="-0.61044700752008">
            <text:p>-0.61</text:p>
          </table:table-cell>
          <table:table-cell table:formula="of:=[.A1690]*10+1" office:value-type="float" office:value="-5.1044700752008">
            <text:p>-5.1</text:p>
          </table:table-cell>
          <table:table-cell table:formula="of:=MEDIAN([.B1690:.B5005])" office:value-type="float" office:value="0.64813988949161">
            <text:p>0.65</text:p>
          </table:table-cell>
          <table:table-cell table:number-columns-repeated="4"/>
        </table:table-row>
        <table:table-row table:style-name="ro1">
          <table:table-cell office:value-type="float" office:value="0.482373509171675">
            <text:p>0.48</text:p>
          </table:table-cell>
          <table:table-cell table:formula="of:=[.A1691]*10+1" office:value-type="float" office:value="5.82373509171675">
            <text:p>5.82</text:p>
          </table:table-cell>
          <table:table-cell table:formula="of:=MEDIAN([.B1691:.B5006])" office:value-type="float" office:value="0.649598111293085">
            <text:p>0.65</text:p>
          </table:table-cell>
          <table:table-cell table:number-columns-repeated="4"/>
        </table:table-row>
        <table:table-row table:style-name="ro1">
          <table:table-cell office:value-type="float" office:value="-0.151813640203644">
            <text:p>-0.15</text:p>
          </table:table-cell>
          <table:table-cell table:formula="of:=[.A1692]*10+1" office:value-type="float" office:value="-0.518136402036437">
            <text:p>-0.52</text:p>
          </table:table-cell>
          <table:table-cell table:formula="of:=MEDIAN([.B1692:.B5007])" office:value-type="float" office:value="0.64813988949161">
            <text:p>0.65</text:p>
          </table:table-cell>
          <table:table-cell table:number-columns-repeated="4"/>
        </table:table-row>
        <table:table-row table:style-name="ro1">
          <table:table-cell office:value-type="float" office:value="-0.925807855459456">
            <text:p>-0.93</text:p>
          </table:table-cell>
          <table:table-cell table:formula="of:=[.A1693]*10+1" office:value-type="float" office:value="-8.25807855459456">
            <text:p>-8.26</text:p>
          </table:table-cell>
          <table:table-cell table:formula="of:=MEDIAN([.B1693:.B5008])" office:value-type="float" office:value="0.649598111293085">
            <text:p>0.65</text:p>
          </table:table-cell>
          <table:table-cell table:number-columns-repeated="4"/>
        </table:table-row>
        <table:table-row table:style-name="ro1">
          <table:table-cell office:value-type="float" office:value="-0.88129368664959">
            <text:p>-0.88</text:p>
          </table:table-cell>
          <table:table-cell table:formula="of:=[.A1694]*10+1" office:value-type="float" office:value="-7.8129368664959">
            <text:p>-7.81</text:p>
          </table:table-cell>
          <table:table-cell table:formula="of:=MEDIAN([.B1694:.B5009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0.517720385540734">
            <text:p>0.52</text:p>
          </table:table-cell>
          <table:table-cell table:formula="of:=[.A1695]*10+1" office:value-type="float" office:value="6.17720385540734">
            <text:p>6.18</text:p>
          </table:table-cell>
          <table:table-cell table:formula="of:=MEDIAN([.B1695:.B5010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-0.545463952350812">
            <text:p>-0.55</text:p>
          </table:table-cell>
          <table:table-cell table:formula="of:=[.A1696]*10+1" office:value-type="float" office:value="-4.45463952350812">
            <text:p>-4.45</text:p>
          </table:table-cell>
          <table:table-cell table:formula="of:=MEDIAN([.B1696:.B5011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0.324346520278636">
            <text:p>0.32</text:p>
          </table:table-cell>
          <table:table-cell table:formula="of:=[.A1697]*10+1" office:value-type="float" office:value="4.24346520278636">
            <text:p>4.24</text:p>
          </table:table-cell>
          <table:table-cell table:formula="of:=MEDIAN([.B1697:.B5012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0.515930542005828">
            <text:p>0.52</text:p>
          </table:table-cell>
          <table:table-cell table:formula="of:=[.A1698]*10+1" office:value-type="float" office:value="6.15930542005828">
            <text:p>6.16</text:p>
          </table:table-cell>
          <table:table-cell table:formula="of:=MEDIAN([.B1698:.B5013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0.933535010378111">
            <text:p>0.93</text:p>
          </table:table-cell>
          <table:table-cell table:formula="of:=[.A1699]*10+1" office:value-type="float" office:value="10.3353501037811">
            <text:p>10.34</text:p>
          </table:table-cell>
          <table:table-cell table:formula="of:=MEDIAN([.B1699:.B5014])" office:value-type="float" office:value="0.649598111293085">
            <text:p>0.65</text:p>
          </table:table-cell>
          <table:table-cell table:number-columns-repeated="4"/>
        </table:table-row>
        <table:table-row table:style-name="ro1">
          <table:table-cell office:value-type="float" office:value="-0.846553221358043">
            <text:p>-0.85</text:p>
          </table:table-cell>
          <table:table-cell table:formula="of:=[.A1700]*10+1" office:value-type="float" office:value="-7.46553221358043">
            <text:p>-7.47</text:p>
          </table:table-cell>
          <table:table-cell table:formula="of:=MEDIAN([.B1700:.B5015])" office:value-type="float" office:value="0.64813988949161">
            <text:p>0.65</text:p>
          </table:table-cell>
          <table:table-cell table:number-columns-repeated="4"/>
        </table:table-row>
        <table:table-row table:style-name="ro1">
          <table:table-cell office:value-type="float" office:value="-0.055210475390533">
            <text:p>-0.06</text:p>
          </table:table-cell>
          <table:table-cell table:formula="of:=[.A1701]*10+1" office:value-type="float" office:value="0.44789524609467">
            <text:p>0.45</text:p>
          </table:table-cell>
          <table:table-cell table:formula="of:=MEDIAN([.B1701:.B5016])" office:value-type="float" office:value="0.649598111293085">
            <text:p>0.65</text:p>
          </table:table-cell>
          <table:table-cell table:number-columns-repeated="4"/>
        </table:table-row>
        <table:table-row table:style-name="ro1">
          <table:table-cell office:value-type="float" office:value="-0.536080955969283">
            <text:p>-0.54</text:p>
          </table:table-cell>
          <table:table-cell table:formula="of:=[.A1702]*10+1" office:value-type="float" office:value="-4.36080955969283">
            <text:p>-4.36</text:p>
          </table:table-cell>
          <table:table-cell table:formula="of:=MEDIAN([.B1702:.B5017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0.958304731728702">
            <text:p>0.96</text:p>
          </table:table-cell>
          <table:table-cell table:formula="of:=[.A1703]*10+1" office:value-type="float" office:value="10.583047317287">
            <text:p>10.58</text:p>
          </table:table-cell>
          <table:table-cell table:formula="of:=MEDIAN([.B1703:.B5018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0.679456142797697">
            <text:p>0.68</text:p>
          </table:table-cell>
          <table:table-cell table:formula="of:=[.A1704]*10+1" office:value-type="float" office:value="7.79456142797697">
            <text:p>7.79</text:p>
          </table:table-cell>
          <table:table-cell table:formula="of:=MEDIAN([.B1704:.B5019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0.195481121926577">
            <text:p>0.2</text:p>
          </table:table-cell>
          <table:table-cell table:formula="of:=[.A1705]*10+1" office:value-type="float" office:value="2.95481121926577">
            <text:p>2.95</text:p>
          </table:table-cell>
          <table:table-cell table:formula="of:=MEDIAN([.B1705:.B5020])" office:value-type="float" office:value="0.649598111293085">
            <text:p>0.65</text:p>
          </table:table-cell>
          <table:table-cell table:number-columns-repeated="4"/>
        </table:table-row>
        <table:table-row table:style-name="ro1">
          <table:table-cell office:value-type="float" office:value="-0.391241500225921">
            <text:p>-0.39</text:p>
          </table:table-cell>
          <table:table-cell table:formula="of:=[.A1706]*10+1" office:value-type="float" office:value="-2.91241500225921">
            <text:p>-2.91</text:p>
          </table:table-cell>
          <table:table-cell table:formula="of:=MEDIAN([.B1706:.B5021])" office:value-type="float" office:value="0.64813988949161">
            <text:p>0.65</text:p>
          </table:table-cell>
          <table:table-cell table:number-columns-repeated="4"/>
        </table:table-row>
        <table:table-row table:style-name="ro1">
          <table:table-cell office:value-type="float" office:value="0.220297073390438">
            <text:p>0.22</text:p>
          </table:table-cell>
          <table:table-cell table:formula="of:=[.A1707]*10+1" office:value-type="float" office:value="3.20297073390438">
            <text:p>3.2</text:p>
          </table:table-cell>
          <table:table-cell table:formula="of:=MEDIAN([.B1707:.B5022])" office:value-type="float" office:value="0.649598111293085">
            <text:p>0.65</text:p>
          </table:table-cell>
          <table:table-cell table:number-columns-repeated="4"/>
        </table:table-row>
        <table:table-row table:style-name="ro1">
          <table:table-cell office:value-type="float" office:value="0.74106787175855">
            <text:p>0.74</text:p>
          </table:table-cell>
          <table:table-cell table:formula="of:=[.A1708]*10+1" office:value-type="float" office:value="8.4106787175855">
            <text:p>8.41</text:p>
          </table:table-cell>
          <table:table-cell table:formula="of:=MEDIAN([.B1708:.B5023])" office:value-type="float" office:value="0.64813988949161">
            <text:p>0.65</text:p>
          </table:table-cell>
          <table:table-cell table:number-columns-repeated="4"/>
        </table:table-row>
        <table:table-row table:style-name="ro1">
          <table:table-cell office:value-type="float" office:value="0.311019320875048">
            <text:p>0.31</text:p>
          </table:table-cell>
          <table:table-cell table:formula="of:=[.A1709]*10+1" office:value-type="float" office:value="4.11019320875048">
            <text:p>4.11</text:p>
          </table:table-cell>
          <table:table-cell table:formula="of:=MEDIAN([.B1709:.B5024])" office:value-type="float" office:value="0.639424634466416">
            <text:p>0.64</text:p>
          </table:table-cell>
          <table:table-cell table:number-columns-repeated="4"/>
        </table:table-row>
        <table:table-row table:style-name="ro1">
          <table:table-cell office:value-type="float" office:value="-0.453697127774459">
            <text:p>-0.45</text:p>
          </table:table-cell>
          <table:table-cell table:formula="of:=[.A1710]*10+1" office:value-type="float" office:value="-3.53697127774459">
            <text:p>-3.54</text:p>
          </table:table-cell>
          <table:table-cell table:formula="of:=MEDIAN([.B1710:.B5025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0.681127854809727">
            <text:p>0.68</text:p>
          </table:table-cell>
          <table:table-cell table:formula="of:=[.A1711]*10+1" office:value-type="float" office:value="7.81127854809727">
            <text:p>7.81</text:p>
          </table:table-cell>
          <table:table-cell table:formula="of:=MEDIAN([.B1711:.B5026])" office:value-type="float" office:value="0.639424634466416">
            <text:p>0.64</text:p>
          </table:table-cell>
          <table:table-cell table:number-columns-repeated="4"/>
        </table:table-row>
        <table:table-row table:style-name="ro1">
          <table:table-cell office:value-type="float" office:value="-0.79523938528201">
            <text:p>-0.8</text:p>
          </table:table-cell>
          <table:table-cell table:formula="of:=[.A1712]*10+1" office:value-type="float" office:value="-6.9523938528201">
            <text:p>-6.95</text:p>
          </table:table-cell>
          <table:table-cell table:formula="of:=MEDIAN([.B1712:.B5027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-0.778613790011604">
            <text:p>-0.78</text:p>
          </table:table-cell>
          <table:table-cell table:formula="of:=[.A1713]*10+1" office:value-type="float" office:value="-6.78613790011604">
            <text:p>-6.79</text:p>
          </table:table-cell>
          <table:table-cell table:formula="of:=MEDIAN([.B1713:.B5028])" office:value-type="float" office:value="0.639424634466416">
            <text:p>0.64</text:p>
          </table:table-cell>
          <table:table-cell table:number-columns-repeated="4"/>
        </table:table-row>
        <table:table-row table:style-name="ro1">
          <table:table-cell office:value-type="float" office:value="0.89225935299633">
            <text:p>0.89</text:p>
          </table:table-cell>
          <table:table-cell table:formula="of:=[.A1714]*10+1" office:value-type="float" office:value="9.9225935299633">
            <text:p>9.92</text:p>
          </table:table-cell>
          <table:table-cell table:formula="of:=MEDIAN([.B1714:.B5029])" office:value-type="float" office:value="0.64813988949161">
            <text:p>0.65</text:p>
          </table:table-cell>
          <table:table-cell table:number-columns-repeated="4"/>
        </table:table-row>
        <table:table-row table:style-name="ro1">
          <table:table-cell office:value-type="float" office:value="-0.554497546012309">
            <text:p>-0.55</text:p>
          </table:table-cell>
          <table:table-cell table:formula="of:=[.A1715]*10+1" office:value-type="float" office:value="-4.54497546012309">
            <text:p>-4.54</text:p>
          </table:table-cell>
          <table:table-cell table:formula="of:=MEDIAN([.B1715:.B5030])" office:value-type="float" office:value="0.639424634466416">
            <text:p>0.64</text:p>
          </table:table-cell>
          <table:table-cell table:number-columns-repeated="4"/>
        </table:table-row>
        <table:table-row table:style-name="ro1">
          <table:table-cell office:value-type="float" office:value="0.711951422034218">
            <text:p>0.71</text:p>
          </table:table-cell>
          <table:table-cell table:formula="of:=[.A1716]*10+1" office:value-type="float" office:value="8.11951422034218">
            <text:p>8.12</text:p>
          </table:table-cell>
          <table:table-cell table:formula="of:=MEDIAN([.B1716:.B5031])" office:value-type="float" office:value="0.64813988949161">
            <text:p>0.65</text:p>
          </table:table-cell>
          <table:table-cell table:number-columns-repeated="4"/>
        </table:table-row>
        <table:table-row table:style-name="ro1">
          <table:table-cell office:value-type="float" office:value="-0.915563444713361">
            <text:p>-0.92</text:p>
          </table:table-cell>
          <table:table-cell table:formula="of:=[.A1717]*10+1" office:value-type="float" office:value="-8.15563444713362">
            <text:p>-8.16</text:p>
          </table:table-cell>
          <table:table-cell table:formula="of:=MEDIAN([.B1717:.B5032])" office:value-type="float" office:value="0.639424634466416">
            <text:p>0.64</text:p>
          </table:table-cell>
          <table:table-cell table:number-columns-repeated="4"/>
        </table:table-row>
        <table:table-row table:style-name="ro1">
          <table:table-cell office:value-type="float" office:value="-0.0692590535514428">
            <text:p>-0.07</text:p>
          </table:table-cell>
          <table:table-cell table:formula="of:=[.A1718]*10+1" office:value-type="float" office:value="0.307409464485572">
            <text:p>0.31</text:p>
          </table:table-cell>
          <table:table-cell table:formula="of:=MEDIAN([.B1718:.B5033])" office:value-type="float" office:value="0.64813988949161">
            <text:p>0.65</text:p>
          </table:table-cell>
          <table:table-cell table:number-columns-repeated="4"/>
        </table:table-row>
        <table:table-row table:style-name="ro1">
          <table:table-cell office:value-type="float" office:value="0.667127477362802">
            <text:p>0.67</text:p>
          </table:table-cell>
          <table:table-cell table:formula="of:=[.A1719]*10+1" office:value-type="float" office:value="7.67127477362802">
            <text:p>7.67</text:p>
          </table:table-cell>
          <table:table-cell table:formula="of:=MEDIAN([.B1719:.B5034])" office:value-type="float" office:value="0.649598111293085">
            <text:p>0.65</text:p>
          </table:table-cell>
          <table:table-cell table:number-columns-repeated="4"/>
        </table:table-row>
        <table:table-row table:style-name="ro1">
          <table:table-cell office:value-type="float" office:value="0.320758724246736">
            <text:p>0.32</text:p>
          </table:table-cell>
          <table:table-cell table:formula="of:=[.A1720]*10+1" office:value-type="float" office:value="4.20758724246736">
            <text:p>4.21</text:p>
          </table:table-cell>
          <table:table-cell table:formula="of:=MEDIAN([.B1720:.B5035])" office:value-type="float" office:value="0.64813988949161">
            <text:p>0.65</text:p>
          </table:table-cell>
          <table:table-cell table:number-columns-repeated="4"/>
        </table:table-row>
        <table:table-row table:style-name="ro1">
          <table:table-cell office:value-type="float" office:value="-0.998725200004322">
            <text:p>-1</text:p>
          </table:table-cell>
          <table:table-cell table:formula="of:=[.A1721]*10+1" office:value-type="float" office:value="-8.98725200004322">
            <text:p>-8.99</text:p>
          </table:table-cell>
          <table:table-cell table:formula="of:=MEDIAN([.B1721:.B5036])" office:value-type="float" office:value="0.639424634466416">
            <text:p>0.64</text:p>
          </table:table-cell>
          <table:table-cell table:number-columns-repeated="4"/>
        </table:table-row>
        <table:table-row table:style-name="ro1">
          <table:table-cell office:value-type="float" office:value="-0.855324712024283">
            <text:p>-0.86</text:p>
          </table:table-cell>
          <table:table-cell table:formula="of:=[.A1722]*10+1" office:value-type="float" office:value="-7.55324712024283">
            <text:p>-7.55</text:p>
          </table:table-cell>
          <table:table-cell table:formula="of:=MEDIAN([.B1722:.B5037])" office:value-type="float" office:value="0.64813988949161">
            <text:p>0.65</text:p>
          </table:table-cell>
          <table:table-cell table:number-columns-repeated="4"/>
        </table:table-row>
        <table:table-row table:style-name="ro1">
          <table:table-cell office:value-type="float" office:value="0.968926961427363">
            <text:p>0.97</text:p>
          </table:table-cell>
          <table:table-cell table:formula="of:=[.A1723]*10+1" office:value-type="float" office:value="10.6892696142736">
            <text:p>10.69</text:p>
          </table:table-cell>
          <table:table-cell table:formula="of:=MEDIAN([.B1723:.B5038])" office:value-type="float" office:value="0.649598111293085">
            <text:p>0.65</text:p>
          </table:table-cell>
          <table:table-cell table:number-columns-repeated="4"/>
        </table:table-row>
        <table:table-row table:style-name="ro1">
          <table:table-cell office:value-type="float" office:value="-0.0980353123060523">
            <text:p>-0.1</text:p>
          </table:table-cell>
          <table:table-cell table:formula="of:=[.A1724]*10+1" office:value-type="float" office:value="0.0196468769394765">
            <text:p>0.02</text:p>
          </table:table-cell>
          <table:table-cell table:formula="of:=MEDIAN([.B1724:.B5039])" office:value-type="float" office:value="0.64813988949161">
            <text:p>0.65</text:p>
          </table:table-cell>
          <table:table-cell table:number-columns-repeated="4"/>
        </table:table-row>
        <table:table-row table:style-name="ro1">
          <table:table-cell office:value-type="float" office:value="-0.505058218463398">
            <text:p>-0.51</text:p>
          </table:table-cell>
          <table:table-cell table:formula="of:=[.A1725]*10+1" office:value-type="float" office:value="-4.05058218463398">
            <text:p>-4.05</text:p>
          </table:table-cell>
          <table:table-cell table:formula="of:=MEDIAN([.B1725:.B5040])" office:value-type="float" office:value="0.649598111293085">
            <text:p>0.65</text:p>
          </table:table-cell>
          <table:table-cell table:number-columns-repeated="4"/>
        </table:table-row>
        <table:table-row table:style-name="ro1">
          <table:table-cell office:value-type="float" office:value="0.506477664028217">
            <text:p>0.51</text:p>
          </table:table-cell>
          <table:table-cell table:formula="of:=[.A1726]*10+1" office:value-type="float" office:value="6.06477664028218">
            <text:p>6.06</text:p>
          </table:table-cell>
          <table:table-cell table:formula="of:=MEDIAN([.B1726:.B5041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-0.14942261145662">
            <text:p>-0.15</text:p>
          </table:table-cell>
          <table:table-cell table:formula="of:=[.A1727]*10+1" office:value-type="float" office:value="-0.4942261145662">
            <text:p>-0.49</text:p>
          </table:table-cell>
          <table:table-cell table:formula="of:=MEDIAN([.B1727:.B5042])" office:value-type="float" office:value="0.649598111293085">
            <text:p>0.65</text:p>
          </table:table-cell>
          <table:table-cell table:number-columns-repeated="4"/>
        </table:table-row>
        <table:table-row table:style-name="ro1">
          <table:table-cell office:value-type="float" office:value="0.957552390364737">
            <text:p>0.96</text:p>
          </table:table-cell>
          <table:table-cell table:formula="of:=[.A1728]*10+1" office:value-type="float" office:value="10.5755239036474">
            <text:p>10.58</text:p>
          </table:table-cell>
          <table:table-cell table:formula="of:=MEDIAN([.B1728:.B5043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-0.155696128793433">
            <text:p>-0.16</text:p>
          </table:table-cell>
          <table:table-cell table:formula="of:=[.A1729]*10+1" office:value-type="float" office:value="-0.556961287934333">
            <text:p>-0.56</text:p>
          </table:table-cell>
          <table:table-cell table:formula="of:=MEDIAN([.B1729:.B5044])" office:value-type="float" office:value="0.649598111293085">
            <text:p>0.65</text:p>
          </table:table-cell>
          <table:table-cell table:number-columns-repeated="4"/>
        </table:table-row>
        <table:table-row table:style-name="ro1">
          <table:table-cell office:value-type="float" office:value="-0.998075520869848">
            <text:p>-1</text:p>
          </table:table-cell>
          <table:table-cell table:formula="of:=[.A1730]*10+1" office:value-type="float" office:value="-8.98075520869848">
            <text:p>-8.98</text:p>
          </table:table-cell>
          <table:table-cell table:formula="of:=MEDIAN([.B1730:.B5045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-0.567481100027816">
            <text:p>-0.57</text:p>
          </table:table-cell>
          <table:table-cell table:formula="of:=[.A1731]*10+1" office:value-type="float" office:value="-4.67481100027816">
            <text:p>-4.67</text:p>
          </table:table-cell>
          <table:table-cell table:formula="of:=MEDIAN([.B1731:.B5046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0.663920052938724">
            <text:p>0.66</text:p>
          </table:table-cell>
          <table:table-cell table:formula="of:=[.A1732]*10+1" office:value-type="float" office:value="7.63920052938724">
            <text:p>7.64</text:p>
          </table:table-cell>
          <table:table-cell table:formula="of:=MEDIAN([.B1732:.B5047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-0.595578222034207">
            <text:p>-0.6</text:p>
          </table:table-cell>
          <table:table-cell table:formula="of:=[.A1733]*10+1" office:value-type="float" office:value="-4.95578222034207">
            <text:p>-4.96</text:p>
          </table:table-cell>
          <table:table-cell table:formula="of:=MEDIAN([.B1733:.B5048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0.960134819391213">
            <text:p>0.96</text:p>
          </table:table-cell>
          <table:table-cell table:formula="of:=[.A1734]*10+1" office:value-type="float" office:value="10.6013481939121">
            <text:p>10.6</text:p>
          </table:table-cell>
          <table:table-cell table:formula="of:=MEDIAN([.B1734:.B5049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0.951356694517369">
            <text:p>0.95</text:p>
          </table:table-cell>
          <table:table-cell table:formula="of:=[.A1735]*10+1" office:value-type="float" office:value="10.5135669451737">
            <text:p>10.51</text:p>
          </table:table-cell>
          <table:table-cell table:formula="of:=MEDIAN([.B1735:.B5050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0.63842387677351">
            <text:p>0.64</text:p>
          </table:table-cell>
          <table:table-cell table:formula="of:=[.A1736]*10+1" office:value-type="float" office:value="7.3842387677351">
            <text:p>7.38</text:p>
          </table:table-cell>
          <table:table-cell table:formula="of:=MEDIAN([.B1736:.B5051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0.790671008656778">
            <text:p>0.79</text:p>
          </table:table-cell>
          <table:table-cell table:formula="of:=[.A1737]*10+1" office:value-type="float" office:value="8.90671008656778">
            <text:p>8.91</text:p>
          </table:table-cell>
          <table:table-cell table:formula="of:=MEDIAN([.B1737:.B5052])" office:value-type="float" office:value="0.649598111293085">
            <text:p>0.65</text:p>
          </table:table-cell>
          <table:table-cell table:number-columns-repeated="4"/>
        </table:table-row>
        <table:table-row table:style-name="ro1">
          <table:table-cell office:value-type="float" office:value="0.608564551379413">
            <text:p>0.61</text:p>
          </table:table-cell>
          <table:table-cell table:formula="of:=[.A1738]*10+1" office:value-type="float" office:value="7.08564551379413">
            <text:p>7.09</text:p>
          </table:table-cell>
          <table:table-cell table:formula="of:=MEDIAN([.B1738:.B5053])" office:value-type="float" office:value="0.64813988949161">
            <text:p>0.65</text:p>
          </table:table-cell>
          <table:table-cell table:number-columns-repeated="4"/>
        </table:table-row>
        <table:table-row table:style-name="ro1">
          <table:table-cell office:value-type="float" office:value="0.576094760788745">
            <text:p>0.58</text:p>
          </table:table-cell>
          <table:table-cell table:formula="of:=[.A1739]*10+1" office:value-type="float" office:value="6.76094760788745">
            <text:p>6.76</text:p>
          </table:table-cell>
          <table:table-cell table:formula="of:=MEDIAN([.B1739:.B5054])" office:value-type="float" office:value="0.639424634466416">
            <text:p>0.64</text:p>
          </table:table-cell>
          <table:table-cell table:number-columns-repeated="4"/>
        </table:table-row>
        <table:table-row table:style-name="ro1">
          <table:table-cell office:value-type="float" office:value="0.176787992626823">
            <text:p>0.18</text:p>
          </table:table-cell>
          <table:table-cell table:formula="of:=[.A1740]*10+1" office:value-type="float" office:value="2.76787992626823">
            <text:p>2.77</text:p>
          </table:table-cell>
          <table:table-cell table:formula="of:=MEDIAN([.B1740:.B5055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-0.474811389391327">
            <text:p>-0.47</text:p>
          </table:table-cell>
          <table:table-cell table:formula="of:=[.A1741]*10+1" office:value-type="float" office:value="-3.74811389391327">
            <text:p>-3.75</text:p>
          </table:table-cell>
          <table:table-cell table:formula="of:=MEDIAN([.B1741:.B5056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0.316841334588835">
            <text:p>0.32</text:p>
          </table:table-cell>
          <table:table-cell table:formula="of:=[.A1742]*10+1" office:value-type="float" office:value="4.16841334588835">
            <text:p>4.17</text:p>
          </table:table-cell>
          <table:table-cell table:formula="of:=MEDIAN([.B1742:.B5057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0.875322251391874">
            <text:p>0.88</text:p>
          </table:table-cell>
          <table:table-cell table:formula="of:=[.A1743]*10+1" office:value-type="float" office:value="9.75322251391874">
            <text:p>9.75</text:p>
          </table:table-cell>
          <table:table-cell table:formula="of:=MEDIAN([.B1743:.B5058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-0.34839541577675">
            <text:p>-0.35</text:p>
          </table:table-cell>
          <table:table-cell table:formula="of:=[.A1744]*10+1" office:value-type="float" office:value="-2.4839541577675">
            <text:p>-2.48</text:p>
          </table:table-cell>
          <table:table-cell table:formula="of:=MEDIAN([.B1744:.B5059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-0.228202636761338">
            <text:p>-0.23</text:p>
          </table:table-cell>
          <table:table-cell table:formula="of:=[.A1745]*10+1" office:value-type="float" office:value="-1.28202636761338">
            <text:p>-1.28</text:p>
          </table:table-cell>
          <table:table-cell table:formula="of:=MEDIAN([.B1745:.B5060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0.722658004425395">
            <text:p>0.72</text:p>
          </table:table-cell>
          <table:table-cell table:formula="of:=[.A1746]*10+1" office:value-type="float" office:value="8.22658004425395">
            <text:p>8.23</text:p>
          </table:table-cell>
          <table:table-cell table:formula="of:=MEDIAN([.B1746:.B5061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-0.694456973156031">
            <text:p>-0.69</text:p>
          </table:table-cell>
          <table:table-cell table:formula="of:=[.A1747]*10+1" office:value-type="float" office:value="-5.94456973156031">
            <text:p>-5.94</text:p>
          </table:table-cell>
          <table:table-cell table:formula="of:=MEDIAN([.B1747:.B5062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-0.0964973565627597">
            <text:p>-0.1</text:p>
          </table:table-cell>
          <table:table-cell table:formula="of:=[.A1748]*10+1" office:value-type="float" office:value="0.035026434372403">
            <text:p>0.04</text:p>
          </table:table-cell>
          <table:table-cell table:formula="of:=MEDIAN([.B1748:.B5063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0.0195944029233691">
            <text:p>0.02</text:p>
          </table:table-cell>
          <table:table-cell table:formula="of:=[.A1749]*10+1" office:value-type="float" office:value="1.19594402923369">
            <text:p>1.2</text:p>
          </table:table-cell>
          <table:table-cell table:formula="of:=MEDIAN([.B1749:.B5064])" office:value-type="float" office:value="0.639424634466416">
            <text:p>0.64</text:p>
          </table:table-cell>
          <table:table-cell table:number-columns-repeated="4"/>
        </table:table-row>
        <table:table-row table:style-name="ro1">
          <table:table-cell office:value-type="float" office:value="-0.514076306381609">
            <text:p>-0.51</text:p>
          </table:table-cell>
          <table:table-cell table:formula="of:=[.A1750]*10+1" office:value-type="float" office:value="-4.14076306381609">
            <text:p>-4.14</text:p>
          </table:table-cell>
          <table:table-cell table:formula="of:=MEDIAN([.B1750:.B5065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0.642366374800936">
            <text:p>0.64</text:p>
          </table:table-cell>
          <table:table-cell table:formula="of:=[.A1751]*10+1" office:value-type="float" office:value="7.42366374800936">
            <text:p>7.42</text:p>
          </table:table-cell>
          <table:table-cell table:formula="of:=MEDIAN([.B1751:.B5066])" office:value-type="float" office:value="0.639424634466416">
            <text:p>0.64</text:p>
          </table:table-cell>
          <table:table-cell table:number-columns-repeated="4"/>
        </table:table-row>
        <table:table-row table:style-name="ro1">
          <table:table-cell office:value-type="float" office:value="-0.308942461131942">
            <text:p>-0.31</text:p>
          </table:table-cell>
          <table:table-cell table:formula="of:=[.A1752]*10+1" office:value-type="float" office:value="-2.08942461131942">
            <text:p>-2.09</text:p>
          </table:table-cell>
          <table:table-cell table:formula="of:=MEDIAN([.B1752:.B5067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0.294178241357892">
            <text:p>0.29</text:p>
          </table:table-cell>
          <table:table-cell table:formula="of:=[.A1753]*10+1" office:value-type="float" office:value="3.94178241357892">
            <text:p>3.94</text:p>
          </table:table-cell>
          <table:table-cell table:formula="of:=MEDIAN([.B1753:.B5068])" office:value-type="float" office:value="0.639424634466416">
            <text:p>0.64</text:p>
          </table:table-cell>
          <table:table-cell table:number-columns-repeated="4"/>
        </table:table-row>
        <table:table-row table:style-name="ro1">
          <table:table-cell office:value-type="float" office:value="-0.289715475722489">
            <text:p>-0.29</text:p>
          </table:table-cell>
          <table:table-cell table:formula="of:=[.A1754]*10+1" office:value-type="float" office:value="-1.89715475722489">
            <text:p>-1.9</text:p>
          </table:table-cell>
          <table:table-cell table:formula="of:=MEDIAN([.B1754:.B5069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-0.248507269468377">
            <text:p>-0.25</text:p>
          </table:table-cell>
          <table:table-cell table:formula="of:=[.A1755]*10+1" office:value-type="float" office:value="-1.48507269468377">
            <text:p>-1.49</text:p>
          </table:table-cell>
          <table:table-cell table:formula="of:=MEDIAN([.B1755:.B5070])" office:value-type="float" office:value="0.639424634466416">
            <text:p>0.64</text:p>
          </table:table-cell>
          <table:table-cell table:number-columns-repeated="4"/>
        </table:table-row>
        <table:table-row table:style-name="ro1">
          <table:table-cell office:value-type="float" office:value="0.878957368421791">
            <text:p>0.88</text:p>
          </table:table-cell>
          <table:table-cell table:formula="of:=[.A1756]*10+1" office:value-type="float" office:value="9.78957368421791">
            <text:p>9.79</text:p>
          </table:table-cell>
          <table:table-cell table:formula="of:=MEDIAN([.B1756:.B5071])" office:value-type="float" office:value="0.64813988949161">
            <text:p>0.65</text:p>
          </table:table-cell>
          <table:table-cell table:number-columns-repeated="4"/>
        </table:table-row>
        <table:table-row table:style-name="ro1">
          <table:table-cell office:value-type="float" office:value="0.939229403525056">
            <text:p>0.94</text:p>
          </table:table-cell>
          <table:table-cell table:formula="of:=[.A1757]*10+1" office:value-type="float" office:value="10.3922940352506">
            <text:p>10.39</text:p>
          </table:table-cell>
          <table:table-cell table:formula="of:=MEDIAN([.B1757:.B5072])" office:value-type="float" office:value="0.639424634466416">
            <text:p>0.64</text:p>
          </table:table-cell>
          <table:table-cell table:number-columns-repeated="4"/>
        </table:table-row>
        <table:table-row table:style-name="ro1">
          <table:table-cell office:value-type="float" office:value="-0.13750763038022">
            <text:p>-0.14</text:p>
          </table:table-cell>
          <table:table-cell table:formula="of:=[.A1758]*10+1" office:value-type="float" office:value="-0.375076303802196">
            <text:p>-0.38</text:p>
          </table:table-cell>
          <table:table-cell table:formula="of:=MEDIAN([.B1758:.B5073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-0.882577880999632">
            <text:p>-0.88</text:p>
          </table:table-cell>
          <table:table-cell table:formula="of:=[.A1759]*10+1" office:value-type="float" office:value="-7.82577880999632">
            <text:p>-7.83</text:p>
          </table:table-cell>
          <table:table-cell table:formula="of:=MEDIAN([.B1759:.B5074])" office:value-type="float" office:value="0.639424634466416">
            <text:p>0.64</text:p>
          </table:table-cell>
          <table:table-cell table:number-columns-repeated="4"/>
        </table:table-row>
        <table:table-row table:style-name="ro1">
          <table:table-cell office:value-type="float" office:value="-0.0255096900140441">
            <text:p>-0.03</text:p>
          </table:table-cell>
          <table:table-cell table:formula="of:=[.A1760]*10+1" office:value-type="float" office:value="0.744903099859559">
            <text:p>0.74</text:p>
          </table:table-cell>
          <table:table-cell table:formula="of:=MEDIAN([.B1760:.B5075])" office:value-type="float" office:value="0.64813988949161">
            <text:p>0.65</text:p>
          </table:table-cell>
          <table:table-cell table:number-columns-repeated="4"/>
        </table:table-row>
        <table:table-row table:style-name="ro1">
          <table:table-cell office:value-type="float" office:value="0.709526792911596">
            <text:p>0.71</text:p>
          </table:table-cell>
          <table:table-cell table:formula="of:=[.A1761]*10+1" office:value-type="float" office:value="8.09526792911596">
            <text:p>8.1</text:p>
          </table:table-cell>
          <table:table-cell table:formula="of:=MEDIAN([.B1761:.B5076])" office:value-type="float" office:value="0.639424634466416">
            <text:p>0.64</text:p>
          </table:table-cell>
          <table:table-cell table:number-columns-repeated="4"/>
        </table:table-row>
        <table:table-row table:style-name="ro1">
          <table:table-cell office:value-type="float" office:value="0.826551160060601">
            <text:p>0.83</text:p>
          </table:table-cell>
          <table:table-cell table:formula="of:=[.A1762]*10+1" office:value-type="float" office:value="9.26551160060601">
            <text:p>9.27</text:p>
          </table:table-cell>
          <table:table-cell table:formula="of:=MEDIAN([.B1762:.B5077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0.643713248881378">
            <text:p>0.64</text:p>
          </table:table-cell>
          <table:table-cell table:formula="of:=[.A1763]*10+1" office:value-type="float" office:value="7.43713248881378">
            <text:p>7.44</text:p>
          </table:table-cell>
          <table:table-cell table:formula="of:=MEDIAN([.B1763:.B5078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0.392784880847272">
            <text:p>0.39</text:p>
          </table:table-cell>
          <table:table-cell table:formula="of:=[.A1764]*10+1" office:value-type="float" office:value="4.92784880847272">
            <text:p>4.93</text:p>
          </table:table-cell>
          <table:table-cell table:formula="of:=MEDIAN([.B1764:.B5079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-0.944581785428706">
            <text:p>-0.94</text:p>
          </table:table-cell>
          <table:table-cell table:formula="of:=[.A1765]*10+1" office:value-type="float" office:value="-8.44581785428706">
            <text:p>-8.45</text:p>
          </table:table-cell>
          <table:table-cell table:formula="of:=MEDIAN([.B1765:.B5080])" office:value-type="float" office:value="0.628577567215554">
            <text:p>0.63</text:p>
          </table:table-cell>
          <table:table-cell table:number-columns-repeated="4"/>
        </table:table-row>
        <table:table-row table:style-name="ro1">
          <table:table-cell office:value-type="float" office:value="0.756593864533649">
            <text:p>0.76</text:p>
          </table:table-cell>
          <table:table-cell table:formula="of:=[.A1766]*10+1" office:value-type="float" office:value="8.56593864533649">
            <text:p>8.57</text:p>
          </table:table-cell>
          <table:table-cell table:formula="of:=MEDIAN([.B1766:.B5081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0.6762554030371">
            <text:p>0.68</text:p>
          </table:table-cell>
          <table:table-cell table:formula="of:=[.A1767]*10+1" office:value-type="float" office:value="7.762554030371">
            <text:p>7.76</text:p>
          </table:table-cell>
          <table:table-cell table:formula="of:=MEDIAN([.B1767:.B5082])" office:value-type="float" office:value="0.628577567215554">
            <text:p>0.63</text:p>
          </table:table-cell>
          <table:table-cell table:number-columns-repeated="4"/>
        </table:table-row>
        <table:table-row table:style-name="ro1">
          <table:table-cell office:value-type="float" office:value="-0.698308040367532">
            <text:p>-0.7</text:p>
          </table:table-cell>
          <table:table-cell table:formula="of:=[.A1768]*10+1" office:value-type="float" office:value="-5.98308040367532">
            <text:p>-5.98</text:p>
          </table:table-cell>
          <table:table-cell table:formula="of:=MEDIAN([.B1768:.B5083])" office:value-type="float" office:value="0.627179159640811">
            <text:p>0.63</text:p>
          </table:table-cell>
          <table:table-cell table:number-columns-repeated="4"/>
        </table:table-row>
        <table:table-row table:style-name="ro1">
          <table:table-cell office:value-type="float" office:value="0.659707463310952">
            <text:p>0.66</text:p>
          </table:table-cell>
          <table:table-cell table:formula="of:=[.A1769]*10+1" office:value-type="float" office:value="7.59707463310952">
            <text:p>7.6</text:p>
          </table:table-cell>
          <table:table-cell table:formula="of:=MEDIAN([.B1769:.B5084])" office:value-type="float" office:value="0.628577567215554">
            <text:p>0.63</text:p>
          </table:table-cell>
          <table:table-cell table:number-columns-repeated="4"/>
        </table:table-row>
        <table:table-row table:style-name="ro1">
          <table:table-cell office:value-type="float" office:value="0.0596762567015453">
            <text:p>0.06</text:p>
          </table:table-cell>
          <table:table-cell table:formula="of:=[.A1770]*10+1" office:value-type="float" office:value="1.59676256701545">
            <text:p>1.6</text:p>
          </table:table-cell>
          <table:table-cell table:formula="of:=MEDIAN([.B1770:.B5085])" office:value-type="float" office:value="0.627179159640811">
            <text:p>0.63</text:p>
          </table:table-cell>
          <table:table-cell table:number-columns-repeated="4"/>
        </table:table-row>
        <table:table-row table:style-name="ro1">
          <table:table-cell office:value-type="float" office:value="-0.619129440244244">
            <text:p>-0.62</text:p>
          </table:table-cell>
          <table:table-cell table:formula="of:=[.A1771]*10+1" office:value-type="float" office:value="-5.19129440244245">
            <text:p>-5.19</text:p>
          </table:table-cell>
          <table:table-cell table:formula="of:=MEDIAN([.B1771:.B5086])" office:value-type="float" office:value="0.614873469662684">
            <text:p>0.61</text:p>
          </table:table-cell>
          <table:table-cell table:number-columns-repeated="4"/>
        </table:table-row>
        <table:table-row table:style-name="ro1">
          <table:table-cell office:value-type="float" office:value="-0.949242015247222">
            <text:p>-0.95</text:p>
          </table:table-cell>
          <table:table-cell table:formula="of:=[.A1772]*10+1" office:value-type="float" office:value="-8.49242015247222">
            <text:p>-8.49</text:p>
          </table:table-cell>
          <table:table-cell table:formula="of:=MEDIAN([.B1772:.B5087])" office:value-type="float" office:value="0.627179159640811">
            <text:p>0.63</text:p>
          </table:table-cell>
          <table:table-cell table:number-columns-repeated="4"/>
        </table:table-row>
        <table:table-row table:style-name="ro1">
          <table:table-cell office:value-type="float" office:value="-0.342959425961462">
            <text:p>-0.34</text:p>
          </table:table-cell>
          <table:table-cell table:formula="of:=[.A1773]*10+1" office:value-type="float" office:value="-2.42959425961462">
            <text:p>-2.43</text:p>
          </table:table-cell>
          <table:table-cell table:formula="of:=MEDIAN([.B1773:.B5088])" office:value-type="float" office:value="0.628577567215554">
            <text:p>0.63</text:p>
          </table:table-cell>
          <table:table-cell table:number-columns-repeated="4"/>
        </table:table-row>
        <table:table-row table:style-name="ro1">
          <table:table-cell office:value-type="float" office:value="0.498467237901732">
            <text:p>0.5</text:p>
          </table:table-cell>
          <table:table-cell table:formula="of:=[.A1774]*10+1" office:value-type="float" office:value="5.98467237901732">
            <text:p>5.98</text:p>
          </table:table-cell>
          <table:table-cell table:formula="of:=MEDIAN([.B1774:.B5089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0.145856891002385">
            <text:p>0.15</text:p>
          </table:table-cell>
          <table:table-cell table:formula="of:=[.A1775]*10+1" office:value-type="float" office:value="2.45856891002385">
            <text:p>2.46</text:p>
          </table:table-cell>
          <table:table-cell table:formula="of:=MEDIAN([.B1775:.B5090])" office:value-type="float" office:value="0.628577567215554">
            <text:p>0.63</text:p>
          </table:table-cell>
          <table:table-cell table:number-columns-repeated="4"/>
        </table:table-row>
        <table:table-row table:style-name="ro1">
          <table:table-cell office:value-type="float" office:value="0.496393089120595">
            <text:p>0.5</text:p>
          </table:table-cell>
          <table:table-cell table:formula="of:=[.A1776]*10+1" office:value-type="float" office:value="5.96393089120595">
            <text:p>5.96</text:p>
          </table:table-cell>
          <table:table-cell table:formula="of:=MEDIAN([.B1776:.B5091])" office:value-type="float" office:value="0.627179159640811">
            <text:p>0.63</text:p>
          </table:table-cell>
          <table:table-cell table:number-columns-repeated="4"/>
        </table:table-row>
        <table:table-row table:style-name="ro1">
          <table:table-cell office:value-type="float" office:value="0.0399794194196799">
            <text:p>0.04</text:p>
          </table:table-cell>
          <table:table-cell table:formula="of:=[.A1777]*10+1" office:value-type="float" office:value="1.3997941941968">
            <text:p>1.4</text:p>
          </table:table-cell>
          <table:table-cell table:formula="of:=MEDIAN([.B1777:.B5092])" office:value-type="float" office:value="0.614873469662684">
            <text:p>0.61</text:p>
          </table:table-cell>
          <table:table-cell table:number-columns-repeated="4"/>
        </table:table-row>
        <table:table-row table:style-name="ro1">
          <table:table-cell office:value-type="float" office:value="0.0558226131924223">
            <text:p>0.06</text:p>
          </table:table-cell>
          <table:table-cell table:formula="of:=[.A1778]*10+1" office:value-type="float" office:value="1.55822613192422">
            <text:p>1.56</text:p>
          </table:table-cell>
          <table:table-cell table:formula="of:=MEDIAN([.B1778:.B5093])" office:value-type="float" office:value="0.602567779684558">
            <text:p>0.6</text:p>
          </table:table-cell>
          <table:table-cell table:number-columns-repeated="4"/>
        </table:table-row>
        <table:table-row table:style-name="ro1">
          <table:table-cell office:value-type="float" office:value="-0.802237411775096">
            <text:p>-0.8</text:p>
          </table:table-cell>
          <table:table-cell table:formula="of:=[.A1779]*10+1" office:value-type="float" office:value="-7.02237411775096">
            <text:p>-7.02</text:p>
          </table:table-cell>
          <table:table-cell table:formula="of:=MEDIAN([.B1779:.B5094])" office:value-type="float" office:value="0.602315910192247">
            <text:p>0.6</text:p>
          </table:table-cell>
          <table:table-cell table:number-columns-repeated="4"/>
        </table:table-row>
        <table:table-row table:style-name="ro1">
          <table:table-cell office:value-type="float" office:value="-0.445455250486481">
            <text:p>-0.45</text:p>
          </table:table-cell>
          <table:table-cell table:formula="of:=[.A1780]*10+1" office:value-type="float" office:value="-3.45455250486481">
            <text:p>-3.45</text:p>
          </table:table-cell>
          <table:table-cell table:formula="of:=MEDIAN([.B1780:.B5095])" office:value-type="float" office:value="0.602567779684558">
            <text:p>0.6</text:p>
          </table:table-cell>
          <table:table-cell table:number-columns-repeated="4"/>
        </table:table-row>
        <table:table-row table:style-name="ro1">
          <table:table-cell office:value-type="float" office:value="0.558773059655609">
            <text:p>0.56</text:p>
          </table:table-cell>
          <table:table-cell table:formula="of:=[.A1781]*10+1" office:value-type="float" office:value="6.58773059655609">
            <text:p>6.59</text:p>
          </table:table-cell>
          <table:table-cell table:formula="of:=MEDIAN([.B1781:.B5096])" office:value-type="float" office:value="0.614873469662684">
            <text:p>0.61</text:p>
          </table:table-cell>
          <table:table-cell table:number-columns-repeated="4"/>
        </table:table-row>
        <table:table-row table:style-name="ro1">
          <table:table-cell office:value-type="float" office:value="0.360098050581286">
            <text:p>0.36</text:p>
          </table:table-cell>
          <table:table-cell table:formula="of:=[.A1782]*10+1" office:value-type="float" office:value="4.60098050581286">
            <text:p>4.6</text:p>
          </table:table-cell>
          <table:table-cell table:formula="of:=MEDIAN([.B1782:.B5097])" office:value-type="float" office:value="0.602567779684558">
            <text:p>0.6</text:p>
          </table:table-cell>
          <table:table-cell table:number-columns-repeated="4"/>
        </table:table-row>
        <table:table-row table:style-name="ro1">
          <table:table-cell office:value-type="float" office:value="0.598730347892994">
            <text:p>0.6</text:p>
          </table:table-cell>
          <table:table-cell table:formula="of:=[.A1783]*10+1" office:value-type="float" office:value="6.98730347892994">
            <text:p>6.99</text:p>
          </table:table-cell>
          <table:table-cell table:formula="of:=MEDIAN([.B1783:.B5098])" office:value-type="float" office:value="0.602315910192247">
            <text:p>0.6</text:p>
          </table:table-cell>
          <table:table-cell table:number-columns-repeated="4"/>
        </table:table-row>
        <table:table-row table:style-name="ro1">
          <table:table-cell office:value-type="float" office:value="0.195024704206271">
            <text:p>0.2</text:p>
          </table:table-cell>
          <table:table-cell table:formula="of:=[.A1784]*10+1" office:value-type="float" office:value="2.95024704206271">
            <text:p>2.95</text:p>
          </table:table-cell>
          <table:table-cell table:formula="of:=MEDIAN([.B1784:.B5099])" office:value-type="float" office:value="0.602064040699936">
            <text:p>0.6</text:p>
          </table:table-cell>
          <table:table-cell table:number-columns-repeated="4"/>
        </table:table-row>
        <table:table-row table:style-name="ro1">
          <table:table-cell office:value-type="float" office:value="0.876452883916262">
            <text:p>0.88</text:p>
          </table:table-cell>
          <table:table-cell table:formula="of:=[.A1785]*10+1" office:value-type="float" office:value="9.76452883916262">
            <text:p>9.76</text:p>
          </table:table-cell>
          <table:table-cell table:formula="of:=MEDIAN([.B1785:.B5100])" office:value-type="float" office:value="0.602062477378855">
            <text:p>0.6</text:p>
          </table:table-cell>
          <table:table-cell table:number-columns-repeated="4"/>
        </table:table-row>
        <table:table-row table:style-name="ro1">
          <table:table-cell office:value-type="float" office:value="0.340747764057861">
            <text:p>0.34</text:p>
          </table:table-cell>
          <table:table-cell table:formula="of:=[.A1786]*10+1" office:value-type="float" office:value="4.40747764057861">
            <text:p>4.41</text:p>
          </table:table-cell>
          <table:table-cell table:formula="of:=MEDIAN([.B1786:.B5101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0.0645670753807737">
            <text:p>0.06</text:p>
          </table:table-cell>
          <table:table-cell table:formula="of:=[.A1787]*10+1" office:value-type="float" office:value="1.64567075380774">
            <text:p>1.65</text:p>
          </table:table-cell>
          <table:table-cell table:formula="of:=MEDIAN([.B1787:.B5102])" office:value-type="float" office:value="0.599722376872542">
            <text:p>0.6</text:p>
          </table:table-cell>
          <table:table-cell table:number-columns-repeated="4"/>
        </table:table-row>
        <table:table-row table:style-name="ro1">
          <table:table-cell office:value-type="float" office:value="-0.120915535791336">
            <text:p>-0.12</text:p>
          </table:table-cell>
          <table:table-cell table:formula="of:=[.A1788]*10+1" office:value-type="float" office:value="-0.20915535791336">
            <text:p>-0.21</text:p>
          </table:table-cell>
          <table:table-cell table:formula="of:=MEDIAN([.B1788:.B5103])" office:value-type="float" office:value="0.597383839687309">
            <text:p>0.6</text:p>
          </table:table-cell>
          <table:table-cell table:number-columns-repeated="4"/>
        </table:table-row>
        <table:table-row table:style-name="ro1">
          <table:table-cell office:value-type="float" office:value="0.0799779680753449">
            <text:p>0.08</text:p>
          </table:table-cell>
          <table:table-cell table:formula="of:=[.A1789]*10+1" office:value-type="float" office:value="1.79977968075345">
            <text:p>1.8</text:p>
          </table:table-cell>
          <table:table-cell table:formula="of:=MEDIAN([.B1789:.B5104])" office:value-type="float" office:value="0.599722376872542">
            <text:p>0.6</text:p>
          </table:table-cell>
          <table:table-cell table:number-columns-repeated="4"/>
        </table:table-row>
        <table:table-row table:style-name="ro1">
          <table:table-cell office:value-type="float" office:value="0.758740055003889">
            <text:p>0.76</text:p>
          </table:table-cell>
          <table:table-cell table:formula="of:=[.A1790]*10+1" office:value-type="float" office:value="8.58740055003889">
            <text:p>8.59</text:p>
          </table:table-cell>
          <table:table-cell table:formula="of:=MEDIAN([.B1790:.B5105])" office:value-type="float" office:value="0.597383839687309">
            <text:p>0.6</text:p>
          </table:table-cell>
          <table:table-cell table:number-columns-repeated="4"/>
        </table:table-row>
        <table:table-row table:style-name="ro1">
          <table:table-cell office:value-type="float" office:value="0.720625763853251">
            <text:p>0.72</text:p>
          </table:table-cell>
          <table:table-cell table:formula="of:=[.A1791]*10+1" office:value-type="float" office:value="8.20625763853251">
            <text:p>8.21</text:p>
          </table:table-cell>
          <table:table-cell table:formula="of:=MEDIAN([.B1791:.B5106])" office:value-type="float" office:value="0.591266882202004">
            <text:p>0.59</text:p>
          </table:table-cell>
          <table:table-cell table:number-columns-repeated="4"/>
        </table:table-row>
        <table:table-row table:style-name="ro1">
          <table:table-cell office:value-type="float" office:value="-0.676307888434122">
            <text:p>-0.68</text:p>
          </table:table-cell>
          <table:table-cell table:formula="of:=[.A1792]*10+1" office:value-type="float" office:value="-5.76307888434122">
            <text:p>-5.76</text:p>
          </table:table-cell>
          <table:table-cell table:formula="of:=MEDIAN([.B1792:.B5107])" office:value-type="float" office:value="0.585149924716699">
            <text:p>0.59</text:p>
          </table:table-cell>
          <table:table-cell table:number-columns-repeated="4"/>
        </table:table-row>
        <table:table-row table:style-name="ro1">
          <table:table-cell office:value-type="float" office:value="0.422921381464779">
            <text:p>0.42</text:p>
          </table:table-cell>
          <table:table-cell table:formula="of:=[.A1793]*10+1" office:value-type="float" office:value="5.22921381464779">
            <text:p>5.23</text:p>
          </table:table-cell>
          <table:table-cell table:formula="of:=MEDIAN([.B1793:.B5108])" office:value-type="float" office:value="0.591266882202004">
            <text:p>0.59</text:p>
          </table:table-cell>
          <table:table-cell table:number-columns-repeated="4"/>
        </table:table-row>
        <table:table-row table:style-name="ro1">
          <table:table-cell office:value-type="float" office:value="0.506320984391523">
            <text:p>0.51</text:p>
          </table:table-cell>
          <table:table-cell table:formula="of:=[.A1794]*10+1" office:value-type="float" office:value="6.06320984391523">
            <text:p>6.06</text:p>
          </table:table-cell>
          <table:table-cell table:formula="of:=MEDIAN([.B1794:.B5109])" office:value-type="float" office:value="0.585149924716699">
            <text:p>0.59</text:p>
          </table:table-cell>
          <table:table-cell table:number-columns-repeated="4"/>
        </table:table-row>
        <table:table-row table:style-name="ro1">
          <table:table-cell office:value-type="float" office:value="-0.178099312281035">
            <text:p>-0.18</text:p>
          </table:table-cell>
          <table:table-cell table:formula="of:=[.A1795]*10+1" office:value-type="float" office:value="-0.780993122810353">
            <text:p>-0.78</text:p>
          </table:table-cell>
          <table:table-cell table:formula="of:=MEDIAN([.B1795:.B5110])" office:value-type="float" office:value="0.584578029421846">
            <text:p>0.58</text:p>
          </table:table-cell>
          <table:table-cell table:number-columns-repeated="4"/>
        </table:table-row>
        <table:table-row table:style-name="ro1">
          <table:table-cell office:value-type="float" office:value="0.427259956857863">
            <text:p>0.43</text:p>
          </table:table-cell>
          <table:table-cell table:formula="of:=[.A1796]*10+1" office:value-type="float" office:value="5.27259956857863">
            <text:p>5.27</text:p>
          </table:table-cell>
          <table:table-cell table:formula="of:=MEDIAN([.B1796:.B5111])" office:value-type="float" office:value="0.585149924716699">
            <text:p>0.59</text:p>
          </table:table-cell>
          <table:table-cell table:number-columns-repeated="4"/>
        </table:table-row>
        <table:table-row table:style-name="ro1">
          <table:table-cell office:value-type="float" office:value="-0.330296799095487">
            <text:p>-0.33</text:p>
          </table:table-cell>
          <table:table-cell table:formula="of:=[.A1797]*10+1" office:value-type="float" office:value="-2.30296799095487">
            <text:p>-2.3</text:p>
          </table:table-cell>
          <table:table-cell table:formula="of:=MEDIAN([.B1797:.B5112])" office:value-type="float" office:value="0.584578029421846">
            <text:p>0.58</text:p>
          </table:table-cell>
          <table:table-cell table:number-columns-repeated="4"/>
        </table:table-row>
        <table:table-row table:style-name="ro1">
          <table:table-cell office:value-type="float" office:value="0.820657451904654">
            <text:p>0.82</text:p>
          </table:table-cell>
          <table:table-cell table:formula="of:=[.A1798]*10+1" office:value-type="float" office:value="9.20657451904655">
            <text:p>9.21</text:p>
          </table:table-cell>
          <table:table-cell table:formula="of:=MEDIAN([.B1798:.B5113])" office:value-type="float" office:value="0.585149924716699">
            <text:p>0.59</text:p>
          </table:table-cell>
          <table:table-cell table:number-columns-repeated="4"/>
        </table:table-row>
        <table:table-row table:style-name="ro1">
          <table:table-cell office:value-type="float" office:value="-0.319988330738852">
            <text:p>-0.32</text:p>
          </table:table-cell>
          <table:table-cell table:formula="of:=[.A1799]*10+1" office:value-type="float" office:value="-2.19988330738852">
            <text:p>-2.2</text:p>
          </table:table-cell>
          <table:table-cell table:formula="of:=MEDIAN([.B1799:.B5114])" office:value-type="float" office:value="0.584578029421846">
            <text:p>0.58</text:p>
          </table:table-cell>
          <table:table-cell table:number-columns-repeated="4"/>
        </table:table-row>
        <table:table-row table:style-name="ro1">
          <table:table-cell office:value-type="float" office:value="0.79311492697117">
            <text:p>0.79</text:p>
          </table:table-cell>
          <table:table-cell table:formula="of:=[.A1800]*10+1" office:value-type="float" office:value="8.9311492697117">
            <text:p>8.93</text:p>
          </table:table-cell>
          <table:table-cell table:formula="of:=MEDIAN([.B1800:.B5115])" office:value-type="float" office:value="0.585149924716699">
            <text:p>0.59</text:p>
          </table:table-cell>
          <table:table-cell table:number-columns-repeated="4"/>
        </table:table-row>
        <table:table-row table:style-name="ro1">
          <table:table-cell office:value-type="float" office:value="-0.433475252173412">
            <text:p>-0.43</text:p>
          </table:table-cell>
          <table:table-cell table:formula="of:=[.A1801]*10+1" office:value-type="float" office:value="-3.33475252173412">
            <text:p>-3.33</text:p>
          </table:table-cell>
          <table:table-cell table:formula="of:=MEDIAN([.B1801:.B5116])" office:value-type="float" office:value="0.584578029421846">
            <text:p>0.58</text:p>
          </table:table-cell>
          <table:table-cell table:number-columns-repeated="4"/>
        </table:table-row>
        <table:table-row table:style-name="ro1">
          <table:table-cell office:value-type="float" office:value="0.805890857535758">
            <text:p>0.81</text:p>
          </table:table-cell>
          <table:table-cell table:formula="of:=[.A1802]*10+1" office:value-type="float" office:value="9.05890857535758">
            <text:p>9.06</text:p>
          </table:table-cell>
          <table:table-cell table:formula="of:=MEDIAN([.B1802:.B5117])" office:value-type="float" office:value="0.585149924716699">
            <text:p>0.59</text:p>
          </table:table-cell>
          <table:table-cell table:number-columns-repeated="4"/>
        </table:table-row>
        <table:table-row table:style-name="ro1">
          <table:table-cell office:value-type="float" office:value="-0.272449748573783">
            <text:p>-0.27</text:p>
          </table:table-cell>
          <table:table-cell table:formula="of:=[.A1803]*10+1" office:value-type="float" office:value="-1.72449748573783">
            <text:p>-1.72</text:p>
          </table:table-cell>
          <table:table-cell table:formula="of:=MEDIAN([.B1803:.B5118])" office:value-type="float" office:value="0.584578029421846">
            <text:p>0.58</text:p>
          </table:table-cell>
          <table:table-cell table:number-columns-repeated="4"/>
        </table:table-row>
        <table:table-row table:style-name="ro1">
          <table:table-cell office:value-type="float" office:value="-0.511334306963455">
            <text:p>-0.51</text:p>
          </table:table-cell>
          <table:table-cell table:formula="of:=[.A1804]*10+1" office:value-type="float" office:value="-4.11334306963455">
            <text:p>-4.11</text:p>
          </table:table-cell>
          <table:table-cell table:formula="of:=MEDIAN([.B1804:.B5119])" office:value-type="float" office:value="0.585149924716699">
            <text:p>0.59</text:p>
          </table:table-cell>
          <table:table-cell table:number-columns-repeated="4"/>
        </table:table-row>
        <table:table-row table:style-name="ro1">
          <table:table-cell office:value-type="float" office:value="-0.967223761501266">
            <text:p>-0.97</text:p>
          </table:table-cell>
          <table:table-cell table:formula="of:=[.A1805]*10+1" office:value-type="float" office:value="-8.67223761501266">
            <text:p>-8.67</text:p>
          </table:table-cell>
          <table:table-cell table:formula="of:=MEDIAN([.B1805:.B5120])" office:value-type="float" office:value="0.591266882202004">
            <text:p>0.59</text:p>
          </table:table-cell>
          <table:table-cell table:number-columns-repeated="4"/>
        </table:table-row>
        <table:table-row table:style-name="ro1">
          <table:table-cell office:value-type="float" office:value="0.90813277825568">
            <text:p>0.91</text:p>
          </table:table-cell>
          <table:table-cell table:formula="of:=[.A1806]*10+1" office:value-type="float" office:value="10.0813277825568">
            <text:p>10.08</text:p>
          </table:table-cell>
          <table:table-cell table:formula="of:=MEDIAN([.B1806:.B5121])" office:value-type="float" office:value="0.597383839687309">
            <text:p>0.6</text:p>
          </table:table-cell>
          <table:table-cell table:number-columns-repeated="4"/>
        </table:table-row>
        <table:table-row table:style-name="ro1">
          <table:table-cell office:value-type="float" office:value="-0.1230328997547">
            <text:p>-0.12</text:p>
          </table:table-cell>
          <table:table-cell table:formula="of:=[.A1807]*10+1" office:value-type="float" office:value="-0.230328997547003">
            <text:p>-0.23</text:p>
          </table:table-cell>
          <table:table-cell table:formula="of:=MEDIAN([.B1807:.B5122])" office:value-type="float" office:value="0.591266882202004">
            <text:p>0.59</text:p>
          </table:table-cell>
          <table:table-cell table:number-columns-repeated="4"/>
        </table:table-row>
        <table:table-row table:style-name="ro1">
          <table:table-cell office:value-type="float" office:value="0.0962886521675756">
            <text:p>0.1</text:p>
          </table:table-cell>
          <table:table-cell table:formula="of:=[.A1808]*10+1" office:value-type="float" office:value="1.96288652167576">
            <text:p>1.96</text:p>
          </table:table-cell>
          <table:table-cell table:formula="of:=MEDIAN([.B1808:.B5123])" office:value-type="float" office:value="0.597383839687309">
            <text:p>0.6</text:p>
          </table:table-cell>
          <table:table-cell table:number-columns-repeated="4"/>
        </table:table-row>
        <table:table-row table:style-name="ro1">
          <table:table-cell office:value-type="float" office:value="-0.110896439791219">
            <text:p>-0.11</text:p>
          </table:table-cell>
          <table:table-cell table:formula="of:=[.A1809]*10+1" office:value-type="float" office:value="-0.108964397912195">
            <text:p>-0.11</text:p>
          </table:table-cell>
          <table:table-cell table:formula="of:=MEDIAN([.B1809:.B5124])" office:value-type="float" office:value="0.591266882202004">
            <text:p>0.59</text:p>
          </table:table-cell>
          <table:table-cell table:number-columns-repeated="4"/>
        </table:table-row>
        <table:table-row table:style-name="ro1">
          <table:table-cell office:value-type="float" office:value="-0.23793378315472">
            <text:p>-0.24</text:p>
          </table:table-cell>
          <table:table-cell table:formula="of:=[.A1810]*10+1" office:value-type="float" office:value="-1.3793378315472">
            <text:p>-1.38</text:p>
          </table:table-cell>
          <table:table-cell table:formula="of:=MEDIAN([.B1810:.B5125])" office:value-type="float" office:value="0.597383839687309">
            <text:p>0.6</text:p>
          </table:table-cell>
          <table:table-cell table:number-columns-repeated="4"/>
        </table:table-row>
        <table:table-row table:style-name="ro1">
          <table:table-cell office:value-type="float" office:value="-0.592833896808159">
            <text:p>-0.59</text:p>
          </table:table-cell>
          <table:table-cell table:formula="of:=[.A1811]*10+1" office:value-type="float" office:value="-4.92833896808159">
            <text:p>-4.93</text:p>
          </table:table-cell>
          <table:table-cell table:formula="of:=MEDIAN([.B1811:.B5126])" office:value-type="float" office:value="0.599722376872542">
            <text:p>0.6</text:p>
          </table:table-cell>
          <table:table-cell table:number-columns-repeated="4"/>
        </table:table-row>
        <table:table-row table:style-name="ro1">
          <table:table-cell office:value-type="float" office:value="0.811537196380901">
            <text:p>0.81</text:p>
          </table:table-cell>
          <table:table-cell table:formula="of:=[.A1812]*10+1" office:value-type="float" office:value="9.11537196380901">
            <text:p>9.12</text:p>
          </table:table-cell>
          <table:table-cell table:formula="of:=MEDIAN([.B1812:.B5127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-0.105810053348192">
            <text:p>-0.11</text:p>
          </table:table-cell>
          <table:table-cell table:formula="of:=[.A1813]*10+1" office:value-type="float" office:value="-0.0581005334819229">
            <text:p>-0.06</text:p>
          </table:table-cell>
          <table:table-cell table:formula="of:=MEDIAN([.B1813:.B5128])" office:value-type="float" office:value="0.599722376872542">
            <text:p>0.6</text:p>
          </table:table-cell>
          <table:table-cell table:number-columns-repeated="4"/>
        </table:table-row>
        <table:table-row table:style-name="ro1">
          <table:table-cell office:value-type="float" office:value="0.884756394969333">
            <text:p>0.88</text:p>
          </table:table-cell>
          <table:table-cell table:formula="of:=[.A1814]*10+1" office:value-type="float" office:value="9.84756394969333">
            <text:p>9.85</text:p>
          </table:table-cell>
          <table:table-cell table:formula="of:=MEDIAN([.B1814:.B5129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0.119599749221259">
            <text:p>0.12</text:p>
          </table:table-cell>
          <table:table-cell table:formula="of:=[.A1815]*10+1" office:value-type="float" office:value="2.19599749221259">
            <text:p>2.2</text:p>
          </table:table-cell>
          <table:table-cell table:formula="of:=MEDIAN([.B1815:.B5130])" office:value-type="float" office:value="0.599722376872542">
            <text:p>0.6</text:p>
          </table:table-cell>
          <table:table-cell table:number-columns-repeated="4"/>
        </table:table-row>
        <table:table-row table:style-name="ro1">
          <table:table-cell office:value-type="float" office:value="0.925127280212465">
            <text:p>0.93</text:p>
          </table:table-cell>
          <table:table-cell table:formula="of:=[.A1816]*10+1" office:value-type="float" office:value="10.2512728021247">
            <text:p>10.25</text:p>
          </table:table-cell>
          <table:table-cell table:formula="of:=MEDIAN([.B1816:.B5131])" office:value-type="float" office:value="0.597383839687309">
            <text:p>0.6</text:p>
          </table:table-cell>
          <table:table-cell table:number-columns-repeated="4"/>
        </table:table-row>
        <table:table-row table:style-name="ro1">
          <table:table-cell office:value-type="float" office:value="-0.230834547192566">
            <text:p>-0.23</text:p>
          </table:table-cell>
          <table:table-cell table:formula="of:=[.A1817]*10+1" office:value-type="float" office:value="-1.30834547192566">
            <text:p>-1.31</text:p>
          </table:table-cell>
          <table:table-cell table:formula="of:=MEDIAN([.B1817:.B5132])" office:value-type="float" office:value="0.591266882202004">
            <text:p>0.59</text:p>
          </table:table-cell>
          <table:table-cell table:number-columns-repeated="4"/>
        </table:table-row>
        <table:table-row table:style-name="ro1">
          <table:table-cell office:value-type="float" office:value="-0.617984073901437">
            <text:p>-0.62</text:p>
          </table:table-cell>
          <table:table-cell table:formula="of:=[.A1818]*10+1" office:value-type="float" office:value="-5.17984073901437">
            <text:p>-5.18</text:p>
          </table:table-cell>
          <table:table-cell table:formula="of:=MEDIAN([.B1818:.B5133])" office:value-type="float" office:value="0.597383839687309">
            <text:p>0.6</text:p>
          </table:table-cell>
          <table:table-cell table:number-columns-repeated="4"/>
        </table:table-row>
        <table:table-row table:style-name="ro1">
          <table:table-cell office:value-type="float" office:value="-0.0588134773009914">
            <text:p>-0.06</text:p>
          </table:table-cell>
          <table:table-cell table:formula="of:=[.A1819]*10+1" office:value-type="float" office:value="0.411865226990086">
            <text:p>0.41</text:p>
          </table:table-cell>
          <table:table-cell table:formula="of:=MEDIAN([.B1819:.B5134])" office:value-type="float" office:value="0.599722376872542">
            <text:p>0.6</text:p>
          </table:table-cell>
          <table:table-cell table:number-columns-repeated="4"/>
        </table:table-row>
        <table:table-row table:style-name="ro1">
          <table:table-cell office:value-type="float" office:value="-0.267445275411913">
            <text:p>-0.27</text:p>
          </table:table-cell>
          <table:table-cell table:formula="of:=[.A1820]*10+1" office:value-type="float" office:value="-1.67445275411913">
            <text:p>-1.67</text:p>
          </table:table-cell>
          <table:table-cell table:formula="of:=MEDIAN([.B1820:.B5135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0.968230471927909">
            <text:p>0.97</text:p>
          </table:table-cell>
          <table:table-cell table:formula="of:=[.A1821]*10+1" office:value-type="float" office:value="10.6823047192791">
            <text:p>10.68</text:p>
          </table:table-cell>
          <table:table-cell table:formula="of:=MEDIAN([.B1821:.B5136])" office:value-type="float" office:value="0.602062477378855">
            <text:p>0.6</text:p>
          </table:table-cell>
          <table:table-cell table:number-columns-repeated="4"/>
        </table:table-row>
        <table:table-row table:style-name="ro1">
          <table:table-cell office:value-type="float" office:value="-0.61899685166505">
            <text:p>-0.62</text:p>
          </table:table-cell>
          <table:table-cell table:formula="of:=[.A1822]*10+1" office:value-type="float" office:value="-5.18996851665051">
            <text:p>-5.19</text:p>
          </table:table-cell>
          <table:table-cell table:formula="of:=MEDIAN([.B1822:.B5137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-0.95979144640258">
            <text:p>-0.96</text:p>
          </table:table-cell>
          <table:table-cell table:formula="of:=[.A1823]*10+1" office:value-type="float" office:value="-8.5979144640258">
            <text:p>-8.6</text:p>
          </table:table-cell>
          <table:table-cell table:formula="of:=MEDIAN([.B1823:.B5138])" office:value-type="float" office:value="0.602062477378855">
            <text:p>0.6</text:p>
          </table:table-cell>
          <table:table-cell table:number-columns-repeated="4"/>
        </table:table-row>
        <table:table-row table:style-name="ro1">
          <table:table-cell office:value-type="float" office:value="0.361149992605478">
            <text:p>0.36</text:p>
          </table:table-cell>
          <table:table-cell table:formula="of:=[.A1824]*10+1" office:value-type="float" office:value="4.61149992605478">
            <text:p>4.61</text:p>
          </table:table-cell>
          <table:table-cell table:formula="of:=MEDIAN([.B1824:.B5139])" office:value-type="float" office:value="0.602064040699936">
            <text:p>0.6</text:p>
          </table:table-cell>
          <table:table-cell table:number-columns-repeated="4"/>
        </table:table-row>
        <table:table-row table:style-name="ro1">
          <table:table-cell office:value-type="float" office:value="-0.941764062291698">
            <text:p>-0.94</text:p>
          </table:table-cell>
          <table:table-cell table:formula="of:=[.A1825]*10+1" office:value-type="float" office:value="-8.41764062291698">
            <text:p>-8.42</text:p>
          </table:table-cell>
          <table:table-cell table:formula="of:=MEDIAN([.B1825:.B5140])" office:value-type="float" office:value="0.602062477378855">
            <text:p>0.6</text:p>
          </table:table-cell>
          <table:table-cell table:number-columns-repeated="4"/>
        </table:table-row>
        <table:table-row table:style-name="ro1">
          <table:table-cell office:value-type="float" office:value="0.138845111687628">
            <text:p>0.14</text:p>
          </table:table-cell>
          <table:table-cell table:formula="of:=[.A1826]*10+1" office:value-type="float" office:value="2.38845111687628">
            <text:p>2.39</text:p>
          </table:table-cell>
          <table:table-cell table:formula="of:=MEDIAN([.B1826:.B5141])" office:value-type="float" office:value="0.602064040699936">
            <text:p>0.6</text:p>
          </table:table-cell>
          <table:table-cell table:number-columns-repeated="4"/>
        </table:table-row>
        <table:table-row table:style-name="ro1">
          <table:table-cell office:value-type="float" office:value="-0.123824016054146">
            <text:p>-0.12</text:p>
          </table:table-cell>
          <table:table-cell table:formula="of:=[.A1827]*10+1" office:value-type="float" office:value="-0.238240160541455">
            <text:p>-0.24</text:p>
          </table:table-cell>
          <table:table-cell table:formula="of:=MEDIAN([.B1827:.B5142])" office:value-type="float" office:value="0.602062477378855">
            <text:p>0.6</text:p>
          </table:table-cell>
          <table:table-cell table:number-columns-repeated="4"/>
        </table:table-row>
        <table:table-row table:style-name="ro1">
          <table:table-cell office:value-type="float" office:value="-0.64271969769997">
            <text:p>-0.64</text:p>
          </table:table-cell>
          <table:table-cell table:formula="of:=[.A1828]*10+1" office:value-type="float" office:value="-5.4271969769997">
            <text:p>-5.43</text:p>
          </table:table-cell>
          <table:table-cell table:formula="of:=MEDIAN([.B1828:.B5143])" office:value-type="float" office:value="0.602064040699936">
            <text:p>0.6</text:p>
          </table:table-cell>
          <table:table-cell table:number-columns-repeated="4"/>
        </table:table-row>
        <table:table-row table:style-name="ro1">
          <table:table-cell office:value-type="float" office:value="-0.459131361802248">
            <text:p>-0.46</text:p>
          </table:table-cell>
          <table:table-cell table:formula="of:=[.A1829]*10+1" office:value-type="float" office:value="-3.59131361802248">
            <text:p>-3.59</text:p>
          </table:table-cell>
          <table:table-cell table:formula="of:=MEDIAN([.B1829:.B5144])" office:value-type="float" office:value="0.602315910192247">
            <text:p>0.6</text:p>
          </table:table-cell>
          <table:table-cell table:number-columns-repeated="4"/>
        </table:table-row>
        <table:table-row table:style-name="ro1">
          <table:table-cell office:value-type="float" office:value="-0.226052851205978">
            <text:p>-0.23</text:p>
          </table:table-cell>
          <table:table-cell table:formula="of:=[.A1830]*10+1" office:value-type="float" office:value="-1.26052851205978">
            <text:p>-1.26</text:p>
          </table:table-cell>
          <table:table-cell table:formula="of:=MEDIAN([.B1830:.B5145])" office:value-type="float" office:value="0.602567779684558">
            <text:p>0.6</text:p>
          </table:table-cell>
          <table:table-cell table:number-columns-repeated="4"/>
        </table:table-row>
        <table:table-row table:style-name="ro1">
          <table:table-cell office:value-type="float" office:value="-0.901391153573296">
            <text:p>-0.9</text:p>
          </table:table-cell>
          <table:table-cell table:formula="of:=[.A1831]*10+1" office:value-type="float" office:value="-8.01391153573296">
            <text:p>-8.01</text:p>
          </table:table-cell>
          <table:table-cell table:formula="of:=MEDIAN([.B1831:.B5146])" office:value-type="float" office:value="0.614873469662684">
            <text:p>0.61</text:p>
          </table:table-cell>
          <table:table-cell table:number-columns-repeated="4"/>
        </table:table-row>
        <table:table-row table:style-name="ro1">
          <table:table-cell office:value-type="float" office:value="-0.545144327877046">
            <text:p>-0.55</text:p>
          </table:table-cell>
          <table:table-cell table:formula="of:=[.A1832]*10+1" office:value-type="float" office:value="-4.45144327877046">
            <text:p>-4.45</text:p>
          </table:table-cell>
          <table:table-cell table:formula="of:=MEDIAN([.B1832:.B5147])" office:value-type="float" office:value="0.627179159640811">
            <text:p>0.63</text:p>
          </table:table-cell>
          <table:table-cell table:number-columns-repeated="4"/>
        </table:table-row>
        <table:table-row table:style-name="ro1">
          <table:table-cell office:value-type="float" office:value="-0.740722910849629">
            <text:p>-0.74</text:p>
          </table:table-cell>
          <table:table-cell table:formula="of:=[.A1833]*10+1" office:value-type="float" office:value="-6.40722910849629">
            <text:p>-6.41</text:p>
          </table:table-cell>
          <table:table-cell table:formula="of:=MEDIAN([.B1833:.B5148])" office:value-type="float" office:value="0.628577567215554">
            <text:p>0.63</text:p>
          </table:table-cell>
          <table:table-cell table:number-columns-repeated="4"/>
        </table:table-row>
        <table:table-row table:style-name="ro1">
          <table:table-cell office:value-type="float" office:value="-0.919081630611487">
            <text:p>-0.92</text:p>
          </table:table-cell>
          <table:table-cell table:formula="of:=[.A1834]*10+1" office:value-type="float" office:value="-8.19081630611487">
            <text:p>-8.19</text:p>
          </table:table-cell>
          <table:table-cell table:formula="of:=MEDIAN([.B1834:.B5149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-0.435483682019871">
            <text:p>-0.44</text:p>
          </table:table-cell>
          <table:table-cell table:formula="of:=[.A1835]*10+1" office:value-type="float" office:value="-3.35483682019871">
            <text:p>-3.35</text:p>
          </table:table-cell>
          <table:table-cell table:formula="of:=MEDIAN([.B1835:.B5150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-0.461293890877715">
            <text:p>-0.46</text:p>
          </table:table-cell>
          <table:table-cell table:formula="of:=[.A1836]*10+1" office:value-type="float" office:value="-3.61293890877715">
            <text:p>-3.61</text:p>
          </table:table-cell>
          <table:table-cell table:formula="of:=MEDIAN([.B1836:.B5151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0.166759684838629">
            <text:p>0.17</text:p>
          </table:table-cell>
          <table:table-cell table:formula="of:=[.A1837]*10+1" office:value-type="float" office:value="2.66759684838629">
            <text:p>2.67</text:p>
          </table:table-cell>
          <table:table-cell table:formula="of:=MEDIAN([.B1837:.B5152])" office:value-type="float" office:value="0.639424634466416">
            <text:p>0.64</text:p>
          </table:table-cell>
          <table:table-cell table:number-columns-repeated="4"/>
        </table:table-row>
        <table:table-row table:style-name="ro1">
          <table:table-cell office:value-type="float" office:value="-0.547986225409571">
            <text:p>-0.55</text:p>
          </table:table-cell>
          <table:table-cell table:formula="of:=[.A1838]*10+1" office:value-type="float" office:value="-4.47986225409571">
            <text:p>-4.48</text:p>
          </table:table-cell>
          <table:table-cell table:formula="of:=MEDIAN([.B1838:.B5153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-0.808062057949613">
            <text:p>-0.81</text:p>
          </table:table-cell>
          <table:table-cell table:formula="of:=[.A1839]*10+1" office:value-type="float" office:value="-7.08062057949613">
            <text:p>-7.08</text:p>
          </table:table-cell>
          <table:table-cell table:formula="of:=MEDIAN([.B1839:.B5154])" office:value-type="float" office:value="0.639424634466416">
            <text:p>0.64</text:p>
          </table:table-cell>
          <table:table-cell table:number-columns-repeated="4"/>
        </table:table-row>
        <table:table-row table:style-name="ro1">
          <table:table-cell office:value-type="float" office:value="0.857494362827867">
            <text:p>0.86</text:p>
          </table:table-cell>
          <table:table-cell table:formula="of:=[.A1840]*10+1" office:value-type="float" office:value="9.57494362827867">
            <text:p>9.57</text:p>
          </table:table-cell>
          <table:table-cell table:formula="of:=MEDIAN([.B1840:.B5155])" office:value-type="float" office:value="0.64813988949161">
            <text:p>0.65</text:p>
          </table:table-cell>
          <table:table-cell table:number-columns-repeated="4"/>
        </table:table-row>
        <table:table-row table:style-name="ro1">
          <table:table-cell office:value-type="float" office:value="0.124832239315798">
            <text:p>0.12</text:p>
          </table:table-cell>
          <table:table-cell table:formula="of:=[.A1841]*10+1" office:value-type="float" office:value="2.24832239315798">
            <text:p>2.25</text:p>
          </table:table-cell>
          <table:table-cell table:formula="of:=MEDIAN([.B1841:.B5156])" office:value-type="float" office:value="0.639424634466416">
            <text:p>0.64</text:p>
          </table:table-cell>
          <table:table-cell table:number-columns-repeated="4"/>
        </table:table-row>
        <table:table-row table:style-name="ro1">
          <table:table-cell office:value-type="float" office:value="-0.0397935959300064">
            <text:p>-0.04</text:p>
          </table:table-cell>
          <table:table-cell table:formula="of:=[.A1842]*10+1" office:value-type="float" office:value="0.602064040699936">
            <text:p>0.6</text:p>
          </table:table-cell>
          <table:table-cell table:formula="of:=MEDIAN([.B1842:.B5157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0.796683326461244">
            <text:p>0.8</text:p>
          </table:table-cell>
          <table:table-cell table:formula="of:=[.A1843]*10+1" office:value-type="float" office:value="8.96683326461244">
            <text:p>8.97</text:p>
          </table:table-cell>
          <table:table-cell table:formula="of:=MEDIAN([.B1843:.B5158])" office:value-type="float" office:value="0.639424634466416">
            <text:p>0.64</text:p>
          </table:table-cell>
          <table:table-cell table:number-columns-repeated="4"/>
        </table:table-row>
        <table:table-row table:style-name="ro1">
          <table:table-cell office:value-type="float" office:value="0.0568424929878618">
            <text:p>0.06</text:p>
          </table:table-cell>
          <table:table-cell table:formula="of:=[.A1844]*10+1" office:value-type="float" office:value="1.56842492987862">
            <text:p>1.57</text:p>
          </table:table-cell>
          <table:table-cell table:formula="of:=MEDIAN([.B1844:.B5159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0.289873502819463">
            <text:p>0.29</text:p>
          </table:table-cell>
          <table:table-cell table:formula="of:=[.A1845]*10+1" office:value-type="float" office:value="3.89873502819463">
            <text:p>3.9</text:p>
          </table:table-cell>
          <table:table-cell table:formula="of:=MEDIAN([.B1845:.B5160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-0.37213624230713">
            <text:p>-0.37</text:p>
          </table:table-cell>
          <table:table-cell table:formula="of:=[.A1846]*10+1" office:value-type="float" office:value="-2.7213624230713">
            <text:p>-2.72</text:p>
          </table:table-cell>
          <table:table-cell table:formula="of:=MEDIAN([.B1846:.B5161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-0.698328052144173">
            <text:p>-0.7</text:p>
          </table:table-cell>
          <table:table-cell table:formula="of:=[.A1847]*10+1" office:value-type="float" office:value="-5.98328052144173">
            <text:p>-5.98</text:p>
          </table:table-cell>
          <table:table-cell table:formula="of:=MEDIAN([.B1847:.B5162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-0.461790420895052">
            <text:p>-0.46</text:p>
          </table:table-cell>
          <table:table-cell table:formula="of:=[.A1848]*10+1" office:value-type="float" office:value="-3.61790420895052">
            <text:p>-3.62</text:p>
          </table:table-cell>
          <table:table-cell table:formula="of:=MEDIAN([.B1848:.B5163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-0.418597375550442">
            <text:p>-0.42</text:p>
          </table:table-cell>
          <table:table-cell table:formula="of:=[.A1849]*10+1" office:value-type="float" office:value="-3.18597375550442">
            <text:p>-3.19</text:p>
          </table:table-cell>
          <table:table-cell table:formula="of:=MEDIAN([.B1849:.B5164])" office:value-type="float" office:value="0.639424634466416">
            <text:p>0.64</text:p>
          </table:table-cell>
          <table:table-cell table:number-columns-repeated="4"/>
        </table:table-row>
        <table:table-row table:style-name="ro1">
          <table:table-cell office:value-type="float" office:value="-0.569671030875336">
            <text:p>-0.57</text:p>
          </table:table-cell>
          <table:table-cell table:formula="of:=[.A1850]*10+1" office:value-type="float" office:value="-4.69671030875336">
            <text:p>-4.7</text:p>
          </table:table-cell>
          <table:table-cell table:formula="of:=MEDIAN([.B1850:.B5165])" office:value-type="float" office:value="0.64813988949161">
            <text:p>0.65</text:p>
          </table:table-cell>
          <table:table-cell table:number-columns-repeated="4"/>
        </table:table-row>
        <table:table-row table:style-name="ro1">
          <table:table-cell office:value-type="float" office:value="0.927457910672221">
            <text:p>0.93</text:p>
          </table:table-cell>
          <table:table-cell table:formula="of:=[.A1851]*10+1" office:value-type="float" office:value="10.2745791067222">
            <text:p>10.27</text:p>
          </table:table-cell>
          <table:table-cell table:formula="of:=MEDIAN([.B1851:.B5166])" office:value-type="float" office:value="0.649598111293085">
            <text:p>0.65</text:p>
          </table:table-cell>
          <table:table-cell table:number-columns-repeated="4"/>
        </table:table-row>
        <table:table-row table:style-name="ro1">
          <table:table-cell office:value-type="float" office:value="0.235531730349098">
            <text:p>0.24</text:p>
          </table:table-cell>
          <table:table-cell table:formula="of:=[.A1852]*10+1" office:value-type="float" office:value="3.35531730349098">
            <text:p>3.36</text:p>
          </table:table-cell>
          <table:table-cell table:formula="of:=MEDIAN([.B1852:.B5167])" office:value-type="float" office:value="0.64813988949161">
            <text:p>0.65</text:p>
          </table:table-cell>
          <table:table-cell table:number-columns-repeated="4"/>
        </table:table-row>
        <table:table-row table:style-name="ro1">
          <table:table-cell office:value-type="float" office:value="-0.990433552250586">
            <text:p>-0.99</text:p>
          </table:table-cell>
          <table:table-cell table:formula="of:=[.A1853]*10+1" office:value-type="float" office:value="-8.90433552250586">
            <text:p>-8.9</text:p>
          </table:table-cell>
          <table:table-cell table:formula="of:=MEDIAN([.B1853:.B5168])" office:value-type="float" office:value="0.639424634466416">
            <text:p>0.64</text:p>
          </table:table-cell>
          <table:table-cell table:number-columns-repeated="4"/>
        </table:table-row>
        <table:table-row table:style-name="ro1">
          <table:table-cell office:value-type="float" office:value="0.887815177897047">
            <text:p>0.89</text:p>
          </table:table-cell>
          <table:table-cell table:formula="of:=[.A1854]*10+1" office:value-type="float" office:value="9.87815177897047">
            <text:p>9.88</text:p>
          </table:table-cell>
          <table:table-cell table:formula="of:=MEDIAN([.B1854:.B5169])" office:value-type="float" office:value="0.64813988949161">
            <text:p>0.65</text:p>
          </table:table-cell>
          <table:table-cell table:number-columns-repeated="4"/>
        </table:table-row>
        <table:table-row table:style-name="ro1">
          <table:table-cell office:value-type="float" office:value="0.345335762002326">
            <text:p>0.35</text:p>
          </table:table-cell>
          <table:table-cell table:formula="of:=[.A1855]*10+1" office:value-type="float" office:value="4.45335762002326">
            <text:p>4.45</text:p>
          </table:table-cell>
          <table:table-cell table:formula="of:=MEDIAN([.B1855:.B5170])" office:value-type="float" office:value="0.639424634466416">
            <text:p>0.64</text:p>
          </table:table-cell>
          <table:table-cell table:number-columns-repeated="4"/>
        </table:table-row>
        <table:table-row table:style-name="ro1">
          <table:table-cell office:value-type="float" office:value="-0.7117199425665">
            <text:p>-0.71</text:p>
          </table:table-cell>
          <table:table-cell table:formula="of:=[.A1856]*10+1" office:value-type="float" office:value="-6.117199425665">
            <text:p>-6.12</text:p>
          </table:table-cell>
          <table:table-cell table:formula="of:=MEDIAN([.B1856:.B5171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0.276990258000314">
            <text:p>0.28</text:p>
          </table:table-cell>
          <table:table-cell table:formula="of:=[.A1857]*10+1" office:value-type="float" office:value="3.76990258000314">
            <text:p>3.77</text:p>
          </table:table-cell>
          <table:table-cell table:formula="of:=MEDIAN([.B1857:.B5172])" office:value-type="float" office:value="0.639424634466416">
            <text:p>0.64</text:p>
          </table:table-cell>
          <table:table-cell table:number-columns-repeated="4"/>
        </table:table-row>
        <table:table-row table:style-name="ro1">
          <table:table-cell office:value-type="float" office:value="0.078330186195948">
            <text:p>0.08</text:p>
          </table:table-cell>
          <table:table-cell table:formula="of:=[.A1858]*10+1" office:value-type="float" office:value="1.78330186195948">
            <text:p>1.78</text:p>
          </table:table-cell>
          <table:table-cell table:formula="of:=MEDIAN([.B1858:.B5173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-0.527638986781169">
            <text:p>-0.53</text:p>
          </table:table-cell>
          <table:table-cell table:formula="of:=[.A1859]*10+1" office:value-type="float" office:value="-4.27638986781169">
            <text:p>-4.28</text:p>
          </table:table-cell>
          <table:table-cell table:formula="of:=MEDIAN([.B1859:.B5174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0.0520507674804113">
            <text:p>0.05</text:p>
          </table:table-cell>
          <table:table-cell table:formula="of:=[.A1860]*10+1" office:value-type="float" office:value="1.52050767480411">
            <text:p>1.52</text:p>
          </table:table-cell>
          <table:table-cell table:formula="of:=MEDIAN([.B1860:.B5175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0.67207620194136">
            <text:p>0.67</text:p>
          </table:table-cell>
          <table:table-cell table:formula="of:=[.A1861]*10+1" office:value-type="float" office:value="7.72076201941361">
            <text:p>7.72</text:p>
          </table:table-cell>
          <table:table-cell table:formula="of:=MEDIAN([.B1861:.B5176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-0.881285174743497">
            <text:p>-0.88</text:p>
          </table:table-cell>
          <table:table-cell table:formula="of:=[.A1862]*10+1" office:value-type="float" office:value="-7.81285174743497">
            <text:p>-7.81</text:p>
          </table:table-cell>
          <table:table-cell table:formula="of:=MEDIAN([.B1862:.B5177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-0.427397690851832">
            <text:p>-0.43</text:p>
          </table:table-cell>
          <table:table-cell table:formula="of:=[.A1863]*10+1" office:value-type="float" office:value="-3.27397690851832">
            <text:p>-3.27</text:p>
          </table:table-cell>
          <table:table-cell table:formula="of:=MEDIAN([.B1863:.B5178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0.921239495491751">
            <text:p>0.92</text:p>
          </table:table-cell>
          <table:table-cell table:formula="of:=[.A1864]*10+1" office:value-type="float" office:value="10.2123949549175">
            <text:p>10.21</text:p>
          </table:table-cell>
          <table:table-cell table:formula="of:=MEDIAN([.B1864:.B5179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0.364312744731887">
            <text:p>0.36</text:p>
          </table:table-cell>
          <table:table-cell table:formula="of:=[.A1865]*10+1" office:value-type="float" office:value="4.64312744731887">
            <text:p>4.64</text:p>
          </table:table-cell>
          <table:table-cell table:formula="of:=MEDIAN([.B1865:.B5180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-0.137931000268534">
            <text:p>-0.14</text:p>
          </table:table-cell>
          <table:table-cell table:formula="of:=[.A1866]*10+1" office:value-type="float" office:value="-0.379310002685341">
            <text:p>-0.38</text:p>
          </table:table-cell>
          <table:table-cell table:formula="of:=MEDIAN([.B1866:.B5181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0.140288656320988">
            <text:p>0.14</text:p>
          </table:table-cell>
          <table:table-cell table:formula="of:=[.A1867]*10+1" office:value-type="float" office:value="2.40288656320988">
            <text:p>2.4</text:p>
          </table:table-cell>
          <table:table-cell table:formula="of:=MEDIAN([.B1867:.B5182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0.19892451337157">
            <text:p>0.2</text:p>
          </table:table-cell>
          <table:table-cell table:formula="of:=[.A1868]*10+1" office:value-type="float" office:value="2.9892451337157">
            <text:p>2.99</text:p>
          </table:table-cell>
          <table:table-cell table:formula="of:=MEDIAN([.B1868:.B5183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-0.684367636894268">
            <text:p>-0.68</text:p>
          </table:table-cell>
          <table:table-cell table:formula="of:=[.A1869]*10+1" office:value-type="float" office:value="-5.84367636894268">
            <text:p>-5.84</text:p>
          </table:table-cell>
          <table:table-cell table:formula="of:=MEDIAN([.B1869:.B5184])" office:value-type="float" office:value="0.628577567215554">
            <text:p>0.63</text:p>
          </table:table-cell>
          <table:table-cell table:number-columns-repeated="4"/>
        </table:table-row>
        <table:table-row table:style-name="ro1">
          <table:table-cell office:value-type="float" office:value="-0.169016156452581">
            <text:p>-0.17</text:p>
          </table:table-cell>
          <table:table-cell table:formula="of:=[.A1870]*10+1" office:value-type="float" office:value="-0.690161564525805">
            <text:p>-0.69</text:p>
          </table:table-cell>
          <table:table-cell table:formula="of:=MEDIAN([.B1870:.B5185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0.729316755837451">
            <text:p>0.73</text:p>
          </table:table-cell>
          <table:table-cell table:formula="of:=[.A1871]*10+1" office:value-type="float" office:value="8.29316755837451">
            <text:p>8.29</text:p>
          </table:table-cell>
          <table:table-cell table:formula="of:=MEDIAN([.B1871:.B5186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0.99802836387358">
            <text:p>1</text:p>
          </table:table-cell>
          <table:table-cell table:formula="of:=[.A1872]*10+1" office:value-type="float" office:value="10.9802836387358">
            <text:p>10.98</text:p>
          </table:table-cell>
          <table:table-cell table:formula="of:=MEDIAN([.B1872:.B5187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0.708841599534166">
            <text:p>0.71</text:p>
          </table:table-cell>
          <table:table-cell table:formula="of:=[.A1873]*10+1" office:value-type="float" office:value="8.08841599534166">
            <text:p>8.09</text:p>
          </table:table-cell>
          <table:table-cell table:formula="of:=MEDIAN([.B1873:.B5188])" office:value-type="float" office:value="0.628577567215554">
            <text:p>0.63</text:p>
          </table:table-cell>
          <table:table-cell table:number-columns-repeated="4"/>
        </table:table-row>
        <table:table-row table:style-name="ro1">
          <table:table-cell office:value-type="float" office:value="0.313075827428909">
            <text:p>0.31</text:p>
          </table:table-cell>
          <table:table-cell table:formula="of:=[.A1874]*10+1" office:value-type="float" office:value="4.1307582742891">
            <text:p>4.13</text:p>
          </table:table-cell>
          <table:table-cell table:formula="of:=MEDIAN([.B1874:.B5189])" office:value-type="float" office:value="0.627179159640811">
            <text:p>0.63</text:p>
          </table:table-cell>
          <table:table-cell table:number-columns-repeated="4"/>
        </table:table-row>
        <table:table-row table:style-name="ro1">
          <table:table-cell office:value-type="float" office:value="-0.315914552080374">
            <text:p>-0.32</text:p>
          </table:table-cell>
          <table:table-cell table:formula="of:=[.A1875]*10+1" office:value-type="float" office:value="-2.15914552080374">
            <text:p>-2.16</text:p>
          </table:table-cell>
          <table:table-cell table:formula="of:=MEDIAN([.B1875:.B5190])" office:value-type="float" office:value="0.614873469662684">
            <text:p>0.61</text:p>
          </table:table-cell>
          <table:table-cell table:number-columns-repeated="4"/>
        </table:table-row>
        <table:table-row table:style-name="ro1">
          <table:table-cell office:value-type="float" office:value="-0.509107638230605">
            <text:p>-0.51</text:p>
          </table:table-cell>
          <table:table-cell table:formula="of:=[.A1876]*10+1" office:value-type="float" office:value="-4.09107638230605">
            <text:p>-4.09</text:p>
          </table:table-cell>
          <table:table-cell table:formula="of:=MEDIAN([.B1876:.B5191])" office:value-type="float" office:value="0.627179159640811">
            <text:p>0.63</text:p>
          </table:table-cell>
          <table:table-cell table:number-columns-repeated="4"/>
        </table:table-row>
        <table:table-row table:style-name="ro1">
          <table:table-cell office:value-type="float" office:value="-0.952839112041787">
            <text:p>-0.95</text:p>
          </table:table-cell>
          <table:table-cell table:formula="of:=[.A1877]*10+1" office:value-type="float" office:value="-8.52839112041787">
            <text:p>-8.53</text:p>
          </table:table-cell>
          <table:table-cell table:formula="of:=MEDIAN([.B1877:.B5192])" office:value-type="float" office:value="0.628577567215554">
            <text:p>0.63</text:p>
          </table:table-cell>
          <table:table-cell table:number-columns-repeated="4"/>
        </table:table-row>
        <table:table-row table:style-name="ro1">
          <table:table-cell office:value-type="float" office:value="0.769225341918305">
            <text:p>0.77</text:p>
          </table:table-cell>
          <table:table-cell table:formula="of:=[.A1878]*10+1" office:value-type="float" office:value="8.69225341918305">
            <text:p>8.69</text:p>
          </table:table-cell>
          <table:table-cell table:formula="of:=MEDIAN([.B1878:.B5193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0.89449191086664">
            <text:p>0.89</text:p>
          </table:table-cell>
          <table:table-cell table:formula="of:=[.A1879]*10+1" office:value-type="float" office:value="9.9449191086664">
            <text:p>9.94</text:p>
          </table:table-cell>
          <table:table-cell table:formula="of:=MEDIAN([.B1879:.B5194])" office:value-type="float" office:value="0.628577567215554">
            <text:p>0.63</text:p>
          </table:table-cell>
          <table:table-cell table:number-columns-repeated="4"/>
        </table:table-row>
        <table:table-row table:style-name="ro1">
          <table:table-cell office:value-type="float" office:value="-0.440222890125878">
            <text:p>-0.44</text:p>
          </table:table-cell>
          <table:table-cell table:formula="of:=[.A1880]*10+1" office:value-type="float" office:value="-3.40222890125878">
            <text:p>-3.4</text:p>
          </table:table-cell>
          <table:table-cell table:formula="of:=MEDIAN([.B1880:.B5195])" office:value-type="float" office:value="0.627179159640811">
            <text:p>0.63</text:p>
          </table:table-cell>
          <table:table-cell table:number-columns-repeated="4"/>
        </table:table-row>
        <table:table-row table:style-name="ro1">
          <table:table-cell office:value-type="float" office:value="0.233254342977822">
            <text:p>0.23</text:p>
          </table:table-cell>
          <table:table-cell table:formula="of:=[.A1881]*10+1" office:value-type="float" office:value="3.33254342977822">
            <text:p>3.33</text:p>
          </table:table-cell>
          <table:table-cell table:formula="of:=MEDIAN([.B1881:.B5196])" office:value-type="float" office:value="0.628577567215554">
            <text:p>0.63</text:p>
          </table:table-cell>
          <table:table-cell table:number-columns-repeated="4"/>
        </table:table-row>
        <table:table-row table:style-name="ro1">
          <table:table-cell office:value-type="float" office:value="0.138989278059716">
            <text:p>0.14</text:p>
          </table:table-cell>
          <table:table-cell table:formula="of:=[.A1882]*10+1" office:value-type="float" office:value="2.38989278059716">
            <text:p>2.39</text:p>
          </table:table-cell>
          <table:table-cell table:formula="of:=MEDIAN([.B1882:.B5197])" office:value-type="float" office:value="0.627179159640811">
            <text:p>0.63</text:p>
          </table:table-cell>
          <table:table-cell table:number-columns-repeated="4"/>
        </table:table-row>
        <table:table-row table:style-name="ro1">
          <table:table-cell office:value-type="float" office:value="0.577466223215872">
            <text:p>0.58</text:p>
          </table:table-cell>
          <table:table-cell table:formula="of:=[.A1883]*10+1" office:value-type="float" office:value="6.77466223215872">
            <text:p>6.77</text:p>
          </table:table-cell>
          <table:table-cell table:formula="of:=MEDIAN([.B1883:.B5198])" office:value-type="float" office:value="0.614873469662684">
            <text:p>0.61</text:p>
          </table:table-cell>
          <table:table-cell table:number-columns-repeated="4"/>
        </table:table-row>
        <table:table-row table:style-name="ro1">
          <table:table-cell office:value-type="float" office:value="0.07185976345538">
            <text:p>0.07</text:p>
          </table:table-cell>
          <table:table-cell table:formula="of:=[.A1884]*10+1" office:value-type="float" office:value="1.7185976345538">
            <text:p>1.72</text:p>
          </table:table-cell>
          <table:table-cell table:formula="of:=MEDIAN([.B1884:.B5199])" office:value-type="float" office:value="0.602567779684558">
            <text:p>0.6</text:p>
          </table:table-cell>
          <table:table-cell table:number-columns-repeated="4"/>
        </table:table-row>
        <table:table-row table:style-name="ro1">
          <table:table-cell office:value-type="float" office:value="0.0348037899206191">
            <text:p>0.03</text:p>
          </table:table-cell>
          <table:table-cell table:formula="of:=[.A1885]*10+1" office:value-type="float" office:value="1.34803789920619">
            <text:p>1.35</text:p>
          </table:table-cell>
          <table:table-cell table:formula="of:=MEDIAN([.B1885:.B5200])" office:value-type="float" office:value="0.602314346871166">
            <text:p>0.6</text:p>
          </table:table-cell>
          <table:table-cell table:number-columns-repeated="4"/>
        </table:table-row>
        <table:table-row table:style-name="ro1">
          <table:table-cell office:value-type="float" office:value="0.311697562126271">
            <text:p>0.31</text:p>
          </table:table-cell>
          <table:table-cell table:formula="of:=[.A1886]*10+1" office:value-type="float" office:value="4.11697562126271">
            <text:p>4.12</text:p>
          </table:table-cell>
          <table:table-cell table:formula="of:=MEDIAN([.B1886:.B5201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0.227805176541303">
            <text:p>0.23</text:p>
          </table:table-cell>
          <table:table-cell table:formula="of:=[.A1887]*10+1" office:value-type="float" office:value="3.27805176541303">
            <text:p>3.28</text:p>
          </table:table-cell>
          <table:table-cell table:formula="of:=MEDIAN([.B1887:.B5202])" office:value-type="float" office:value="0.599722376872542">
            <text:p>0.6</text:p>
          </table:table-cell>
          <table:table-cell table:number-columns-repeated="4"/>
        </table:table-row>
        <table:table-row table:style-name="ro1">
          <table:table-cell office:value-type="float" office:value="-0.196432619329696">
            <text:p>-0.2</text:p>
          </table:table-cell>
          <table:table-cell table:formula="of:=[.A1888]*10+1" office:value-type="float" office:value="-0.964326193296962">
            <text:p>-0.96</text:p>
          </table:table-cell>
          <table:table-cell table:formula="of:=MEDIAN([.B1888:.B5203])" office:value-type="float" office:value="0.597383839687309">
            <text:p>0.6</text:p>
          </table:table-cell>
          <table:table-cell table:number-columns-repeated="4"/>
        </table:table-row>
        <table:table-row table:style-name="ro1">
          <table:table-cell office:value-type="float" office:value="0.96083666133465">
            <text:p>0.96</text:p>
          </table:table-cell>
          <table:table-cell table:formula="of:=[.A1889]*10+1" office:value-type="float" office:value="10.6083666133465">
            <text:p>10.61</text:p>
          </table:table-cell>
          <table:table-cell table:formula="of:=MEDIAN([.B1889:.B5204])" office:value-type="float" office:value="0.599722376872542">
            <text:p>0.6</text:p>
          </table:table-cell>
          <table:table-cell table:number-columns-repeated="4"/>
        </table:table-row>
        <table:table-row table:style-name="ro1">
          <table:table-cell office:value-type="float" office:value="-0.587979475908737">
            <text:p>-0.59</text:p>
          </table:table-cell>
          <table:table-cell table:formula="of:=[.A1890]*10+1" office:value-type="float" office:value="-4.87979475908737">
            <text:p>-4.88</text:p>
          </table:table-cell>
          <table:table-cell table:formula="of:=MEDIAN([.B1890:.B5205])" office:value-type="float" office:value="0.597383839687309">
            <text:p>0.6</text:p>
          </table:table-cell>
          <table:table-cell table:number-columns-repeated="4"/>
        </table:table-row>
        <table:table-row table:style-name="ro1">
          <table:table-cell office:value-type="float" office:value="0.68611272245901">
            <text:p>0.69</text:p>
          </table:table-cell>
          <table:table-cell table:formula="of:=[.A1891]*10+1" office:value-type="float" office:value="7.8611272245901">
            <text:p>7.86</text:p>
          </table:table-cell>
          <table:table-cell table:formula="of:=MEDIAN([.B1891:.B5206])" office:value-type="float" office:value="0.599722376872542">
            <text:p>0.6</text:p>
          </table:table-cell>
          <table:table-cell table:number-columns-repeated="4"/>
        </table:table-row>
        <table:table-row table:style-name="ro1">
          <table:table-cell office:value-type="float" office:value="-0.461901996192623">
            <text:p>-0.46</text:p>
          </table:table-cell>
          <table:table-cell table:formula="of:=[.A1892]*10+1" office:value-type="float" office:value="-3.61901996192623">
            <text:p>-3.62</text:p>
          </table:table-cell>
          <table:table-cell table:formula="of:=MEDIAN([.B1892:.B5207])" office:value-type="float" office:value="0.597383839687309">
            <text:p>0.6</text:p>
          </table:table-cell>
          <table:table-cell table:number-columns-repeated="4"/>
        </table:table-row>
        <table:table-row table:style-name="ro1">
          <table:table-cell office:value-type="float" office:value="-0.100954484280437">
            <text:p>-0.1</text:p>
          </table:table-cell>
          <table:table-cell table:formula="of:=[.A1893]*10+1" office:value-type="float" office:value="-0.00954484280437096">
            <text:p>-0.01</text:p>
          </table:table-cell>
          <table:table-cell table:formula="of:=MEDIAN([.B1893:.B5208])" office:value-type="float" office:value="0.599722376872542">
            <text:p>0.6</text:p>
          </table:table-cell>
          <table:table-cell table:number-columns-repeated="4"/>
        </table:table-row>
        <table:table-row table:style-name="ro1">
          <table:table-cell office:value-type="float" office:value="-0.185887281035327">
            <text:p>-0.19</text:p>
          </table:table-cell>
          <table:table-cell table:formula="of:=[.A1894]*10+1" office:value-type="float" office:value="-0.858872810353269">
            <text:p>-0.86</text:p>
          </table:table-cell>
          <table:table-cell table:formula="of:=MEDIAN([.B1894:.B5209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-0.0492898908110917">
            <text:p>-0.05</text:p>
          </table:table-cell>
          <table:table-cell table:formula="of:=[.A1895]*10+1" office:value-type="float" office:value="0.507101091889083">
            <text:p>0.51</text:p>
          </table:table-cell>
          <table:table-cell table:formula="of:=MEDIAN([.B1895:.B5210])" office:value-type="float" office:value="0.602314346871166">
            <text:p>0.6</text:p>
          </table:table-cell>
          <table:table-cell table:number-columns-repeated="4"/>
        </table:table-row>
        <table:table-row table:style-name="ro1">
          <table:table-cell office:value-type="float" office:value="-0.889037151252092">
            <text:p>-0.89</text:p>
          </table:table-cell>
          <table:table-cell table:formula="of:=[.A1896]*10+1" office:value-type="float" office:value="-7.89037151252092">
            <text:p>-7.89</text:p>
          </table:table-cell>
          <table:table-cell table:formula="of:=MEDIAN([.B1896:.B5211])" office:value-type="float" office:value="0.602567779684558">
            <text:p>0.6</text:p>
          </table:table-cell>
          <table:table-cell table:number-columns-repeated="4"/>
        </table:table-row>
        <table:table-row table:style-name="ro1">
          <table:table-cell office:value-type="float" office:value="0.397470844366116">
            <text:p>0.4</text:p>
          </table:table-cell>
          <table:table-cell table:formula="of:=[.A1897]*10+1" office:value-type="float" office:value="4.97470844366117">
            <text:p>4.97</text:p>
          </table:table-cell>
          <table:table-cell table:formula="of:=MEDIAN([.B1897:.B5212])" office:value-type="float" office:value="0.614873469662684">
            <text:p>0.61</text:p>
          </table:table-cell>
          <table:table-cell table:number-columns-repeated="4"/>
        </table:table-row>
        <table:table-row table:style-name="ro1">
          <table:table-cell office:value-type="float" office:value="-0.524180427164018">
            <text:p>-0.52</text:p>
          </table:table-cell>
          <table:table-cell table:formula="of:=[.A1898]*10+1" office:value-type="float" office:value="-4.24180427164018">
            <text:p>-4.24</text:p>
          </table:table-cell>
          <table:table-cell table:formula="of:=MEDIAN([.B1898:.B5213])" office:value-type="float" office:value="0.602567779684558">
            <text:p>0.6</text:p>
          </table:table-cell>
          <table:table-cell table:number-columns-repeated="4"/>
        </table:table-row>
        <table:table-row table:style-name="ro1">
          <table:table-cell office:value-type="float" office:value="0.707801462473762">
            <text:p>0.71</text:p>
          </table:table-cell>
          <table:table-cell table:formula="of:=[.A1899]*10+1" office:value-type="float" office:value="8.07801462473762">
            <text:p>8.08</text:p>
          </table:table-cell>
          <table:table-cell table:formula="of:=MEDIAN([.B1899:.B5214])" office:value-type="float" office:value="0.614873469662684">
            <text:p>0.61</text:p>
          </table:table-cell>
          <table:table-cell table:number-columns-repeated="4"/>
        </table:table-row>
        <table:table-row table:style-name="ro1">
          <table:table-cell office:value-type="float" office:value="0.581854681824524">
            <text:p>0.58</text:p>
          </table:table-cell>
          <table:table-cell table:formula="of:=[.A1900]*10+1" office:value-type="float" office:value="6.81854681824524">
            <text:p>6.82</text:p>
          </table:table-cell>
          <table:table-cell table:formula="of:=MEDIAN([.B1900:.B5215])" office:value-type="float" office:value="0.602567779684558">
            <text:p>0.6</text:p>
          </table:table-cell>
          <table:table-cell table:number-columns-repeated="4"/>
        </table:table-row>
        <table:table-row table:style-name="ro1">
          <table:table-cell office:value-type="float" office:value="-0.342742913124173">
            <text:p>-0.34</text:p>
          </table:table-cell>
          <table:table-cell table:formula="of:=[.A1901]*10+1" office:value-type="float" office:value="-2.42742913124173">
            <text:p>-2.43</text:p>
          </table:table-cell>
          <table:table-cell table:formula="of:=MEDIAN([.B1901:.B5216])" office:value-type="float" office:value="0.602314346871166">
            <text:p>0.6</text:p>
          </table:table-cell>
          <table:table-cell table:number-columns-repeated="4"/>
        </table:table-row>
        <table:table-row table:style-name="ro1">
          <table:table-cell office:value-type="float" office:value="-0.927301553127378">
            <text:p>-0.93</text:p>
          </table:table-cell>
          <table:table-cell table:formula="of:=[.A1902]*10+1" office:value-type="float" office:value="-8.27301553127378">
            <text:p>-8.27</text:p>
          </table:table-cell>
          <table:table-cell table:formula="of:=MEDIAN([.B1902:.B5217])" office:value-type="float" office:value="0.602567779684558">
            <text:p>0.6</text:p>
          </table:table-cell>
          <table:table-cell table:number-columns-repeated="4"/>
        </table:table-row>
        <table:table-row table:style-name="ro1">
          <table:table-cell office:value-type="float" office:value="0.0985800238860579">
            <text:p>0.1</text:p>
          </table:table-cell>
          <table:table-cell table:formula="of:=[.A1903]*10+1" office:value-type="float" office:value="1.98580023886058">
            <text:p>1.99</text:p>
          </table:table-cell>
          <table:table-cell table:formula="of:=MEDIAN([.B1903:.B5218])" office:value-type="float" office:value="0.614873469662684">
            <text:p>0.61</text:p>
          </table:table-cell>
          <table:table-cell table:number-columns-repeated="4"/>
        </table:table-row>
        <table:table-row table:style-name="ro1">
          <table:table-cell office:value-type="float" office:value="-0.90076476536081">
            <text:p>-0.9</text:p>
          </table:table-cell>
          <table:table-cell table:formula="of:=[.A1904]*10+1" office:value-type="float" office:value="-8.0076476536081">
            <text:p>-8.01</text:p>
          </table:table-cell>
          <table:table-cell table:formula="of:=MEDIAN([.B1904:.B5219])" office:value-type="float" office:value="0.602567779684558">
            <text:p>0.6</text:p>
          </table:table-cell>
          <table:table-cell table:number-columns-repeated="4"/>
        </table:table-row>
        <table:table-row table:style-name="ro1">
          <table:table-cell office:value-type="float" office:value="0.589405617059453">
            <text:p>0.59</text:p>
          </table:table-cell>
          <table:table-cell table:formula="of:=[.A1905]*10+1" office:value-type="float" office:value="6.89405617059453">
            <text:p>6.89</text:p>
          </table:table-cell>
          <table:table-cell table:formula="of:=MEDIAN([.B1905:.B5220])" office:value-type="float" office:value="0.614873469662684">
            <text:p>0.61</text:p>
          </table:table-cell>
          <table:table-cell table:number-columns-repeated="4"/>
        </table:table-row>
        <table:table-row table:style-name="ro1">
          <table:table-cell office:value-type="float" office:value="0.646575762056113">
            <text:p>0.65</text:p>
          </table:table-cell>
          <table:table-cell table:formula="of:=[.A1906]*10+1" office:value-type="float" office:value="7.46575762056113">
            <text:p>7.47</text:p>
          </table:table-cell>
          <table:table-cell table:formula="of:=MEDIAN([.B1906:.B5221])" office:value-type="float" office:value="0.602567779684558">
            <text:p>0.6</text:p>
          </table:table-cell>
          <table:table-cell table:number-columns-repeated="4"/>
        </table:table-row>
        <table:table-row table:style-name="ro1">
          <table:table-cell office:value-type="float" office:value="0.380598259407941">
            <text:p>0.38</text:p>
          </table:table-cell>
          <table:table-cell table:formula="of:=[.A1907]*10+1" office:value-type="float" office:value="4.80598259407941">
            <text:p>4.81</text:p>
          </table:table-cell>
          <table:table-cell table:formula="of:=MEDIAN([.B1907:.B5222])" office:value-type="float" office:value="0.602314346871166">
            <text:p>0.6</text:p>
          </table:table-cell>
          <table:table-cell table:number-columns-repeated="4"/>
        </table:table-row>
        <table:table-row table:style-name="ro1">
          <table:table-cell office:value-type="float" office:value="-0.617956322228853">
            <text:p>-0.62</text:p>
          </table:table-cell>
          <table:table-cell table:formula="of:=[.A1908]*10+1" office:value-type="float" office:value="-5.17956322228853">
            <text:p>-5.18</text:p>
          </table:table-cell>
          <table:table-cell table:formula="of:=MEDIAN([.B1908:.B5223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-0.305540066299082">
            <text:p>-0.31</text:p>
          </table:table-cell>
          <table:table-cell table:formula="of:=[.A1909]*10+1" office:value-type="float" office:value="-2.05540066299082">
            <text:p>-2.06</text:p>
          </table:table-cell>
          <table:table-cell table:formula="of:=MEDIAN([.B1909:.B5224])" office:value-type="float" office:value="0.602314346871166">
            <text:p>0.6</text:p>
          </table:table-cell>
          <table:table-cell table:number-columns-repeated="4"/>
        </table:table-row>
        <table:table-row table:style-name="ro1">
          <table:table-cell office:value-type="float" office:value="-0.34216425290149">
            <text:p>-0.34</text:p>
          </table:table-cell>
          <table:table-cell table:formula="of:=[.A1910]*10+1" office:value-type="float" office:value="-2.4216425290149">
            <text:p>-2.42</text:p>
          </table:table-cell>
          <table:table-cell table:formula="of:=MEDIAN([.B1910:.B5225])" office:value-type="float" office:value="0.602567779684558">
            <text:p>0.6</text:p>
          </table:table-cell>
          <table:table-cell table:number-columns-repeated="4"/>
        </table:table-row>
        <table:table-row table:style-name="ro1">
          <table:table-cell office:value-type="float" office:value="0.490141056597564">
            <text:p>0.49</text:p>
          </table:table-cell>
          <table:table-cell table:formula="of:=[.A1911]*10+1" office:value-type="float" office:value="5.90141056597564">
            <text:p>5.9</text:p>
          </table:table-cell>
          <table:table-cell table:formula="of:=MEDIAN([.B1911:.B5226])" office:value-type="float" office:value="0.614873469662684">
            <text:p>0.61</text:p>
          </table:table-cell>
          <table:table-cell table:number-columns-repeated="4"/>
        </table:table-row>
        <table:table-row table:style-name="ro1">
          <table:table-cell office:value-type="float" office:value="0.824551872611059">
            <text:p>0.82</text:p>
          </table:table-cell>
          <table:table-cell table:formula="of:=[.A1912]*10+1" office:value-type="float" office:value="9.24551872611059">
            <text:p>9.25</text:p>
          </table:table-cell>
          <table:table-cell table:formula="of:=MEDIAN([.B1912:.B5227])" office:value-type="float" office:value="0.602567779684558">
            <text:p>0.6</text:p>
          </table:table-cell>
          <table:table-cell table:number-columns-repeated="4"/>
        </table:table-row>
        <table:table-row table:style-name="ro1">
          <table:table-cell office:value-type="float" office:value="0.356807119442142">
            <text:p>0.36</text:p>
          </table:table-cell>
          <table:table-cell table:formula="of:=[.A1913]*10+1" office:value-type="float" office:value="4.56807119442142">
            <text:p>4.57</text:p>
          </table:table-cell>
          <table:table-cell table:formula="of:=MEDIAN([.B1913:.B5228])" office:value-type="float" office:value="0.602314346871166">
            <text:p>0.6</text:p>
          </table:table-cell>
          <table:table-cell table:number-columns-repeated="4"/>
        </table:table-row>
        <table:table-row table:style-name="ro1">
          <table:table-cell office:value-type="float" office:value="0.420303603118299">
            <text:p>0.42</text:p>
          </table:table-cell>
          <table:table-cell table:formula="of:=[.A1914]*10+1" office:value-type="float" office:value="5.20303603118299">
            <text:p>5.2</text:p>
          </table:table-cell>
          <table:table-cell table:formula="of:=MEDIAN([.B1914:.B5229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0.282808675397238">
            <text:p>0.28</text:p>
          </table:table-cell>
          <table:table-cell table:formula="of:=[.A1915]*10+1" office:value-type="float" office:value="3.82808675397238">
            <text:p>3.83</text:p>
          </table:table-cell>
          <table:table-cell table:formula="of:=MEDIAN([.B1915:.B5230])" office:value-type="float" office:value="0.599722376872542">
            <text:p>0.6</text:p>
          </table:table-cell>
          <table:table-cell table:number-columns-repeated="4"/>
        </table:table-row>
        <table:table-row table:style-name="ro1">
          <table:table-cell office:value-type="float" office:value="0.609063950385242">
            <text:p>0.61</text:p>
          </table:table-cell>
          <table:table-cell table:formula="of:=[.A1916]*10+1" office:value-type="float" office:value="7.09063950385242">
            <text:p>7.09</text:p>
          </table:table-cell>
          <table:table-cell table:formula="of:=MEDIAN([.B1916:.B5231])" office:value-type="float" office:value="0.597383839687309">
            <text:p>0.6</text:p>
          </table:table-cell>
          <table:table-cell table:number-columns-repeated="4"/>
        </table:table-row>
        <table:table-row table:style-name="ro1">
          <table:table-cell office:value-type="float" office:value="0.647577799397285">
            <text:p>0.65</text:p>
          </table:table-cell>
          <table:table-cell table:formula="of:=[.A1917]*10+1" office:value-type="float" office:value="7.47577799397285">
            <text:p>7.48</text:p>
          </table:table-cell>
          <table:table-cell table:formula="of:=MEDIAN([.B1917:.B5232])" office:value-type="float" office:value="0.591266882202004">
            <text:p>0.59</text:p>
          </table:table-cell>
          <table:table-cell table:number-columns-repeated="4"/>
        </table:table-row>
        <table:table-row table:style-name="ro1">
          <table:table-cell office:value-type="float" office:value="0.8703618370826">
            <text:p>0.87</text:p>
          </table:table-cell>
          <table:table-cell table:formula="of:=[.A1918]*10+1" office:value-type="float" office:value="9.703618370826">
            <text:p>9.7</text:p>
          </table:table-cell>
          <table:table-cell table:formula="of:=MEDIAN([.B1918:.B5233])" office:value-type="float" office:value="0.585149924716699">
            <text:p>0.59</text:p>
          </table:table-cell>
          <table:table-cell table:number-columns-repeated="4"/>
        </table:table-row>
        <table:table-row table:style-name="ro1">
          <table:table-cell office:value-type="float" office:value="0.719281848512737">
            <text:p>0.72</text:p>
          </table:table-cell>
          <table:table-cell table:formula="of:=[.A1919]*10+1" office:value-type="float" office:value="8.19281848512737">
            <text:p>8.19</text:p>
          </table:table-cell>
          <table:table-cell table:formula="of:=MEDIAN([.B1919:.B5234])" office:value-type="float" office:value="0.584578029421846">
            <text:p>0.58</text:p>
          </table:table-cell>
          <table:table-cell table:number-columns-repeated="4"/>
        </table:table-row>
        <table:table-row table:style-name="ro1">
          <table:table-cell office:value-type="float" office:value="-0.77668388260026">
            <text:p>-0.78</text:p>
          </table:table-cell>
          <table:table-cell table:formula="of:=[.A1920]*10+1" office:value-type="float" office:value="-6.7668388260026">
            <text:p>-6.77</text:p>
          </table:table-cell>
          <table:table-cell table:formula="of:=MEDIAN([.B1920:.B5235])" office:value-type="float" office:value="0.584006134126992">
            <text:p>0.58</text:p>
          </table:table-cell>
          <table:table-cell table:number-columns-repeated="4"/>
        </table:table-row>
        <table:table-row table:style-name="ro1">
          <table:table-cell office:value-type="float" office:value="-0.203091220739293">
            <text:p>-0.2</text:p>
          </table:table-cell>
          <table:table-cell table:formula="of:=[.A1921]*10+1" office:value-type="float" office:value="-1.03091220739293">
            <text:p>-1.03</text:p>
          </table:table-cell>
          <table:table-cell table:formula="of:=MEDIAN([.B1921:.B5236])" office:value-type="float" office:value="0.584578029421846">
            <text:p>0.58</text:p>
          </table:table-cell>
          <table:table-cell table:number-columns-repeated="4"/>
        </table:table-row>
        <table:table-row table:style-name="ro1">
          <table:table-cell office:value-type="float" office:value="0.496242850677394">
            <text:p>0.5</text:p>
          </table:table-cell>
          <table:table-cell table:formula="of:=[.A1922]*10+1" office:value-type="float" office:value="5.96242850677394">
            <text:p>5.96</text:p>
          </table:table-cell>
          <table:table-cell table:formula="of:=MEDIAN([.B1922:.B5237])" office:value-type="float" office:value="0.585149924716699">
            <text:p>0.59</text:p>
          </table:table-cell>
          <table:table-cell table:number-columns-repeated="4"/>
        </table:table-row>
        <table:table-row table:style-name="ro1">
          <table:table-cell office:value-type="float" office:value="0.301880637670157">
            <text:p>0.3</text:p>
          </table:table-cell>
          <table:table-cell table:formula="of:=[.A1923]*10+1" office:value-type="float" office:value="4.01880637670157">
            <text:p>4.02</text:p>
          </table:table-cell>
          <table:table-cell table:formula="of:=MEDIAN([.B1923:.B5238])" office:value-type="float" office:value="0.584578029421846">
            <text:p>0.58</text:p>
          </table:table-cell>
          <table:table-cell table:number-columns-repeated="4"/>
        </table:table-row>
        <table:table-row table:style-name="ro1">
          <table:table-cell office:value-type="float" office:value="0.128934462138709">
            <text:p>0.13</text:p>
          </table:table-cell>
          <table:table-cell table:formula="of:=[.A1924]*10+1" office:value-type="float" office:value="2.28934462138709">
            <text:p>2.29</text:p>
          </table:table-cell>
          <table:table-cell table:formula="of:=MEDIAN([.B1924:.B5239])" office:value-type="float" office:value="0.584006134126992">
            <text:p>0.58</text:p>
          </table:table-cell>
          <table:table-cell table:number-columns-repeated="4"/>
        </table:table-row>
        <table:table-row table:style-name="ro1">
          <table:table-cell office:value-type="float" office:value="0.824671870032635">
            <text:p>0.82</text:p>
          </table:table-cell>
          <table:table-cell table:formula="of:=[.A1925]*10+1" office:value-type="float" office:value="9.24671870032635">
            <text:p>9.25</text:p>
          </table:table-cell>
          <table:table-cell table:formula="of:=MEDIAN([.B1925:.B5240])" office:value-type="float" office:value="0.577683824916579">
            <text:p>0.58</text:p>
          </table:table-cell>
          <table:table-cell table:number-columns-repeated="4"/>
        </table:table-row>
        <table:table-row table:style-name="ro1">
          <table:table-cell office:value-type="float" office:value="-0.686669961541999">
            <text:p>-0.69</text:p>
          </table:table-cell>
          <table:table-cell table:formula="of:=[.A1926]*10+1" office:value-type="float" office:value="-5.86669961541999">
            <text:p>-5.87</text:p>
          </table:table-cell>
          <table:table-cell table:formula="of:=MEDIAN([.B1926:.B5241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-0.218947831078599">
            <text:p>-0.22</text:p>
          </table:table-cell>
          <table:table-cell table:formula="of:=[.A1927]*10+1" office:value-type="float" office:value="-1.18947831078599">
            <text:p>-1.19</text:p>
          </table:table-cell>
          <table:table-cell table:formula="of:=MEDIAN([.B1927:.B5242])" office:value-type="float" office:value="0.577683824916579">
            <text:p>0.58</text:p>
          </table:table-cell>
          <table:table-cell table:number-columns-repeated="4"/>
        </table:table-row>
        <table:table-row table:style-name="ro1">
          <table:table-cell office:value-type="float" office:value="-0.0732174488378465">
            <text:p>-0.07</text:p>
          </table:table-cell>
          <table:table-cell table:formula="of:=[.A1928]*10+1" office:value-type="float" office:value="0.267825511621535">
            <text:p>0.27</text:p>
          </table:table-cell>
          <table:table-cell table:formula="of:=MEDIAN([.B1928:.B5243])" office:value-type="float" office:value="0.584006134126992">
            <text:p>0.58</text:p>
          </table:table-cell>
          <table:table-cell table:number-columns-repeated="4"/>
        </table:table-row>
        <table:table-row table:style-name="ro1">
          <table:table-cell office:value-type="float" office:value="0.400037026312901">
            <text:p>0.4</text:p>
          </table:table-cell>
          <table:table-cell table:formula="of:=[.A1929]*10+1" office:value-type="float" office:value="5.00037026312901">
            <text:p>5</text:p>
          </table:table-cell>
          <table:table-cell table:formula="of:=MEDIAN([.B1929:.B5244])" office:value-type="float" office:value="0.584578029421846">
            <text:p>0.58</text:p>
          </table:table-cell>
          <table:table-cell table:number-columns-repeated="4"/>
        </table:table-row>
        <table:table-row table:style-name="ro1">
          <table:table-cell office:value-type="float" office:value="0.118880460892101">
            <text:p>0.12</text:p>
          </table:table-cell>
          <table:table-cell table:formula="of:=[.A1930]*10+1" office:value-type="float" office:value="2.18880460892101">
            <text:p>2.19</text:p>
          </table:table-cell>
          <table:table-cell table:formula="of:=MEDIAN([.B1930:.B5245])" office:value-type="float" office:value="0.584006134126992">
            <text:p>0.58</text:p>
          </table:table-cell>
          <table:table-cell table:number-columns-repeated="4"/>
        </table:table-row>
        <table:table-row table:style-name="ro1">
          <table:table-cell office:value-type="float" office:value="-0.904088297000952">
            <text:p>-0.9</text:p>
          </table:table-cell>
          <table:table-cell table:formula="of:=[.A1931]*10+1" office:value-type="float" office:value="-8.04088297000952">
            <text:p>-8.04</text:p>
          </table:table-cell>
          <table:table-cell table:formula="of:=MEDIAN([.B1931:.B5246])" office:value-type="float" office:value="0.577683824916579">
            <text:p>0.58</text:p>
          </table:table-cell>
          <table:table-cell table:number-columns-repeated="4"/>
        </table:table-row>
        <table:table-row table:style-name="ro1">
          <table:table-cell office:value-type="float" office:value="0.581787538419807">
            <text:p>0.58</text:p>
          </table:table-cell>
          <table:table-cell table:formula="of:=[.A1932]*10+1" office:value-type="float" office:value="6.81787538419807">
            <text:p>6.82</text:p>
          </table:table-cell>
          <table:table-cell table:formula="of:=MEDIAN([.B1932:.B5247])" office:value-type="float" office:value="0.584006134126992">
            <text:p>0.58</text:p>
          </table:table-cell>
          <table:table-cell table:number-columns-repeated="4"/>
        </table:table-row>
        <table:table-row table:style-name="ro1">
          <table:table-cell office:value-type="float" office:value="-0.200725932206163">
            <text:p>-0.2</text:p>
          </table:table-cell>
          <table:table-cell table:formula="of:=[.A1933]*10+1" office:value-type="float" office:value="-1.00725932206163">
            <text:p>-1.01</text:p>
          </table:table-cell>
          <table:table-cell table:formula="of:=MEDIAN([.B1933:.B5248])" office:value-type="float" office:value="0.577683824916579">
            <text:p>0.58</text:p>
          </table:table-cell>
          <table:table-cell table:number-columns-repeated="4"/>
        </table:table-row>
        <table:table-row table:style-name="ro1">
          <table:table-cell office:value-type="float" office:value="-0.0402616160312691">
            <text:p>-0.04</text:p>
          </table:table-cell>
          <table:table-cell table:formula="of:=[.A1934]*10+1" office:value-type="float" office:value="0.597383839687309">
            <text:p>0.6</text:p>
          </table:table-cell>
          <table:table-cell table:formula="of:=MEDIAN([.B1934:.B5249])" office:value-type="float" office:value="0.584006134126992">
            <text:p>0.58</text:p>
          </table:table-cell>
          <table:table-cell table:number-columns-repeated="4"/>
        </table:table-row>
        <table:table-row table:style-name="ro1">
          <table:table-cell office:value-type="float" office:value="-0.9672955928511">
            <text:p>-0.97</text:p>
          </table:table-cell>
          <table:table-cell table:formula="of:=[.A1935]*10+1" office:value-type="float" office:value="-8.672955928511">
            <text:p>-8.67</text:p>
          </table:table-cell>
          <table:table-cell table:formula="of:=MEDIAN([.B1935:.B5250])" office:value-type="float" office:value="0.577683824916579">
            <text:p>0.58</text:p>
          </table:table-cell>
          <table:table-cell table:number-columns-repeated="4"/>
        </table:table-row>
        <table:table-row table:style-name="ro1">
          <table:table-cell office:value-type="float" office:value="-0.769683712150522">
            <text:p>-0.77</text:p>
          </table:table-cell>
          <table:table-cell table:formula="of:=[.A1936]*10+1" office:value-type="float" office:value="-6.69683712150522">
            <text:p>-6.7</text:p>
          </table:table-cell>
          <table:table-cell table:formula="of:=MEDIAN([.B1936:.B5251])" office:value-type="float" office:value="0.584006134126992">
            <text:p>0.58</text:p>
          </table:table-cell>
          <table:table-cell table:number-columns-repeated="4"/>
        </table:table-row>
        <table:table-row table:style-name="ro1">
          <table:table-cell office:value-type="float" office:value="0.748681644438185">
            <text:p>0.75</text:p>
          </table:table-cell>
          <table:table-cell table:formula="of:=[.A1937]*10+1" office:value-type="float" office:value="8.48681644438185">
            <text:p>8.49</text:p>
          </table:table-cell>
          <table:table-cell table:formula="of:=MEDIAN([.B1937:.B5252])" office:value-type="float" office:value="0.584578029421846">
            <text:p>0.58</text:p>
          </table:table-cell>
          <table:table-cell table:number-columns-repeated="4"/>
        </table:table-row>
        <table:table-row table:style-name="ro1">
          <table:table-cell office:value-type="float" office:value="0.0224602602312446">
            <text:p>0.02</text:p>
          </table:table-cell>
          <table:table-cell table:formula="of:=[.A1938]*10+1" office:value-type="float" office:value="1.22460260231245">
            <text:p>1.22</text:p>
          </table:table-cell>
          <table:table-cell table:formula="of:=MEDIAN([.B1938:.B5253])" office:value-type="float" office:value="0.584006134126992">
            <text:p>0.58</text:p>
          </table:table-cell>
          <table:table-cell table:number-columns-repeated="4"/>
        </table:table-row>
        <table:table-row table:style-name="ro1">
          <table:table-cell office:value-type="float" office:value="-0.704997043554174">
            <text:p>-0.7</text:p>
          </table:table-cell>
          <table:table-cell table:formula="of:=[.A1939]*10+1" office:value-type="float" office:value="-6.04997043554174">
            <text:p>-6.05</text:p>
          </table:table-cell>
          <table:table-cell table:formula="of:=MEDIAN([.B1939:.B5254])" office:value-type="float" office:value="0.577683824916579">
            <text:p>0.58</text:p>
          </table:table-cell>
          <table:table-cell table:number-columns-repeated="4"/>
        </table:table-row>
        <table:table-row table:style-name="ro1">
          <table:table-cell office:value-type="float" office:value="-0.611149465017379">
            <text:p>-0.61</text:p>
          </table:table-cell>
          <table:table-cell table:formula="of:=[.A1940]*10+1" office:value-type="float" office:value="-5.11149465017379">
            <text:p>-5.11</text:p>
          </table:table-cell>
          <table:table-cell table:formula="of:=MEDIAN([.B1940:.B5255])" office:value-type="float" office:value="0.584006134126992">
            <text:p>0.58</text:p>
          </table:table-cell>
          <table:table-cell table:number-columns-repeated="4"/>
        </table:table-row>
        <table:table-row table:style-name="ro1">
          <table:table-cell office:value-type="float" office:value="0.0840170624548046">
            <text:p>0.08</text:p>
          </table:table-cell>
          <table:table-cell table:formula="of:=[.A1941]*10+1" office:value-type="float" office:value="1.84017062454805">
            <text:p>1.84</text:p>
          </table:table-cell>
          <table:table-cell table:formula="of:=MEDIAN([.B1941:.B5256])" office:value-type="float" office:value="0.584578029421846">
            <text:p>0.58</text:p>
          </table:table-cell>
          <table:table-cell table:number-columns-repeated="4"/>
        </table:table-row>
        <table:table-row table:style-name="ro1">
          <table:table-cell office:value-type="float" office:value="0.332496426552369">
            <text:p>0.33</text:p>
          </table:table-cell>
          <table:table-cell table:formula="of:=[.A1942]*10+1" office:value-type="float" office:value="4.32496426552369">
            <text:p>4.32</text:p>
          </table:table-cell>
          <table:table-cell table:formula="of:=MEDIAN([.B1942:.B5257])" office:value-type="float" office:value="0.584006134126992">
            <text:p>0.58</text:p>
          </table:table-cell>
          <table:table-cell table:number-columns-repeated="4"/>
        </table:table-row>
        <table:table-row table:style-name="ro1">
          <table:table-cell office:value-type="float" office:value="-0.646048461928277">
            <text:p>-0.65</text:p>
          </table:table-cell>
          <table:table-cell table:formula="of:=[.A1943]*10+1" office:value-type="float" office:value="-5.46048461928277">
            <text:p>-5.46</text:p>
          </table:table-cell>
          <table:table-cell table:formula="of:=MEDIAN([.B1943:.B5258])" office:value-type="float" office:value="0.577683824916579">
            <text:p>0.58</text:p>
          </table:table-cell>
          <table:table-cell table:number-columns-repeated="4"/>
        </table:table-row>
        <table:table-row table:style-name="ro1">
          <table:table-cell office:value-type="float" office:value="0.564072966906064">
            <text:p>0.56</text:p>
          </table:table-cell>
          <table:table-cell table:formula="of:=[.A1944]*10+1" office:value-type="float" office:value="6.64072966906064">
            <text:p>6.64</text:p>
          </table:table-cell>
          <table:table-cell table:formula="of:=MEDIAN([.B1944:.B5259])" office:value-type="float" office:value="0.584006134126992">
            <text:p>0.58</text:p>
          </table:table-cell>
          <table:table-cell table:number-columns-repeated="4"/>
        </table:table-row>
        <table:table-row table:style-name="ro1">
          <table:table-cell office:value-type="float" office:value="0.515996220367614">
            <text:p>0.52</text:p>
          </table:table-cell>
          <table:table-cell table:formula="of:=[.A1945]*10+1" office:value-type="float" office:value="6.15996220367614">
            <text:p>6.16</text:p>
          </table:table-cell>
          <table:table-cell table:formula="of:=MEDIAN([.B1945:.B5260])" office:value-type="float" office:value="0.577683824916579">
            <text:p>0.58</text:p>
          </table:table-cell>
          <table:table-cell table:number-columns-repeated="4"/>
        </table:table-row>
        <table:table-row table:style-name="ro1">
          <table:table-cell office:value-type="float" office:value="0.315412841906489">
            <text:p>0.32</text:p>
          </table:table-cell>
          <table:table-cell table:formula="of:=[.A1946]*10+1" office:value-type="float" office:value="4.15412841906489">
            <text:p>4.15</text:p>
          </table:table-cell>
          <table:table-cell table:formula="of:=MEDIAN([.B1946:.B5261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0.840709881286509">
            <text:p>0.84</text:p>
          </table:table-cell>
          <table:table-cell table:formula="of:=[.A1947]*10+1" office:value-type="float" office:value="9.40709881286509">
            <text:p>9.41</text:p>
          </table:table-cell>
          <table:table-cell table:formula="of:=MEDIAN([.B1947:.B5262])" office:value-type="float" office:value="0.559948601455742">
            <text:p>0.56</text:p>
          </table:table-cell>
          <table:table-cell table:number-columns-repeated="4"/>
        </table:table-row>
        <table:table-row table:style-name="ro1">
          <table:table-cell office:value-type="float" office:value="-0.121978542807919">
            <text:p>-0.12</text:p>
          </table:table-cell>
          <table:table-cell table:formula="of:=[.A1948]*10+1" office:value-type="float" office:value="-0.219785428079189">
            <text:p>-0.22</text:p>
          </table:table-cell>
          <table:table-cell table:formula="of:=MEDIAN([.B1948:.B5263])" office:value-type="float" office:value="0.548535687205318">
            <text:p>0.55</text:p>
          </table:table-cell>
          <table:table-cell table:number-columns-repeated="4"/>
        </table:table-row>
        <table:table-row table:style-name="ro1">
          <table:table-cell office:value-type="float" office:value="0.189262288792199">
            <text:p>0.19</text:p>
          </table:table-cell>
          <table:table-cell table:formula="of:=[.A1949]*10+1" office:value-type="float" office:value="2.89262288792199">
            <text:p>2.89</text:p>
          </table:table-cell>
          <table:table-cell table:formula="of:=MEDIAN([.B1949:.B5264])" office:value-type="float" office:value="0.559948601455742">
            <text:p>0.56</text:p>
          </table:table-cell>
          <table:table-cell table:number-columns-repeated="4"/>
        </table:table-row>
        <table:table-row table:style-name="ro1">
          <table:table-cell office:value-type="float" office:value="0.432991207320281">
            <text:p>0.43</text:p>
          </table:table-cell>
          <table:table-cell table:formula="of:=[.A1950]*10+1" office:value-type="float" office:value="5.32991207320281">
            <text:p>5.33</text:p>
          </table:table-cell>
          <table:table-cell table:formula="of:=MEDIAN([.B1950:.B5265])" office:value-type="float" office:value="0.548535687205318">
            <text:p>0.55</text:p>
          </table:table-cell>
          <table:table-cell table:number-columns-repeated="4"/>
        </table:table-row>
        <table:table-row table:style-name="ro1">
          <table:table-cell office:value-type="float" office:value="0.849633510270634">
            <text:p>0.85</text:p>
          </table:table-cell>
          <table:table-cell table:formula="of:=[.A1951]*10+1" office:value-type="float" office:value="9.49633510270634">
            <text:p>9.5</text:p>
          </table:table-cell>
          <table:table-cell table:formula="of:=MEDIAN([.B1951:.B5266])" office:value-type="float" office:value="0.548150784215205">
            <text:p>0.55</text:p>
          </table:table-cell>
          <table:table-cell table:number-columns-repeated="4"/>
        </table:table-row>
        <table:table-row table:style-name="ro1">
          <table:table-cell office:value-type="float" office:value="0.563100578692313">
            <text:p>0.56</text:p>
          </table:table-cell>
          <table:table-cell table:formula="of:=[.A1952]*10+1" office:value-type="float" office:value="6.63100578692313">
            <text:p>6.63</text:p>
          </table:table-cell>
          <table:table-cell table:formula="of:=MEDIAN([.B1952:.B5267])" office:value-type="float" office:value="0.547765881225092">
            <text:p>0.55</text:p>
          </table:table-cell>
          <table:table-cell table:number-columns-repeated="4"/>
        </table:table-row>
        <table:table-row table:style-name="ro1">
          <table:table-cell office:value-type="float" office:value="0.0473432153308615">
            <text:p>0.05</text:p>
          </table:table-cell>
          <table:table-cell table:formula="of:=[.A1953]*10+1" office:value-type="float" office:value="1.47343215330862">
            <text:p>1.47</text:p>
          </table:table-cell>
          <table:table-cell table:formula="of:=MEDIAN([.B1953:.B5268])" office:value-type="float" office:value="0.54264763545208">
            <text:p>0.54</text:p>
          </table:table-cell>
          <table:table-cell table:number-columns-repeated="4"/>
        </table:table-row>
        <table:table-row table:style-name="ro1">
          <table:table-cell office:value-type="float" office:value="0.853066700721736">
            <text:p>0.85</text:p>
          </table:table-cell>
          <table:table-cell table:formula="of:=[.A1954]*10+1" office:value-type="float" office:value="9.53066700721736">
            <text:p>9.53</text:p>
          </table:table-cell>
          <table:table-cell table:formula="of:=MEDIAN([.B1954:.B5269])" office:value-type="float" office:value="0.537529389679068">
            <text:p>0.54</text:p>
          </table:table-cell>
          <table:table-cell table:number-columns-repeated="4"/>
        </table:table-row>
        <table:table-row table:style-name="ro1">
          <table:table-cell office:value-type="float" office:value="-0.639895034246027">
            <text:p>-0.64</text:p>
          </table:table-cell>
          <table:table-cell table:formula="of:=[.A1955]*10+1" office:value-type="float" office:value="-5.39895034246027">
            <text:p>-5.4</text:p>
          </table:table-cell>
          <table:table-cell table:formula="of:=MEDIAN([.B1955:.B5270])" office:value-type="float" office:value="0.530837755371194">
            <text:p>0.53</text:p>
          </table:table-cell>
          <table:table-cell table:number-columns-repeated="4"/>
        </table:table-row>
        <table:table-row table:style-name="ro1">
          <table:table-cell office:value-type="float" office:value="-0.416071410438714">
            <text:p>-0.42</text:p>
          </table:table-cell>
          <table:table-cell table:formula="of:=[.A1956]*10+1" office:value-type="float" office:value="-3.16071410438714">
            <text:p>-3.16</text:p>
          </table:table-cell>
          <table:table-cell table:formula="of:=MEDIAN([.B1956:.B5271])" office:value-type="float" office:value="0.537529389679068">
            <text:p>0.54</text:p>
          </table:table-cell>
          <table:table-cell table:number-columns-repeated="4"/>
        </table:table-row>
        <table:table-row table:style-name="ro1">
          <table:table-cell office:value-type="float" office:value="-0.0254666216304482">
            <text:p>-0.03</text:p>
          </table:table-cell>
          <table:table-cell table:formula="of:=[.A1957]*10+1" office:value-type="float" office:value="0.745333783695518">
            <text:p>0.75</text:p>
          </table:table-cell>
          <table:table-cell table:formula="of:=MEDIAN([.B1957:.B5272])" office:value-type="float" office:value="0.54264763545208">
            <text:p>0.54</text:p>
          </table:table-cell>
          <table:table-cell table:number-columns-repeated="4"/>
        </table:table-row>
        <table:table-row table:style-name="ro1">
          <table:table-cell office:value-type="float" office:value="0.733971784669931">
            <text:p>0.73</text:p>
          </table:table-cell>
          <table:table-cell table:formula="of:=[.A1958]*10+1" office:value-type="float" office:value="8.33971784669931">
            <text:p>8.34</text:p>
          </table:table-cell>
          <table:table-cell table:formula="of:=MEDIAN([.B1958:.B5273])" office:value-type="float" office:value="0.537529389679068">
            <text:p>0.54</text:p>
          </table:table-cell>
          <table:table-cell table:number-columns-repeated="4"/>
        </table:table-row>
        <table:table-row table:style-name="ro1">
          <table:table-cell office:value-type="float" office:value="-0.845099778743074">
            <text:p>-0.85</text:p>
          </table:table-cell>
          <table:table-cell table:formula="of:=[.A1959]*10+1" office:value-type="float" office:value="-7.45099778743074">
            <text:p>-7.45</text:p>
          </table:table-cell>
          <table:table-cell table:formula="of:=MEDIAN([.B1959:.B5274])" office:value-type="float" office:value="0.530837755371194">
            <text:p>0.53</text:p>
          </table:table-cell>
          <table:table-cell table:number-columns-repeated="4"/>
        </table:table-row>
        <table:table-row table:style-name="ro1">
          <table:table-cell office:value-type="float" office:value="-0.411753996989167">
            <text:p>-0.41</text:p>
          </table:table-cell>
          <table:table-cell table:formula="of:=[.A1960]*10+1" office:value-type="float" office:value="-3.11753996989167">
            <text:p>-3.12</text:p>
          </table:table-cell>
          <table:table-cell table:formula="of:=MEDIAN([.B1960:.B5275])" office:value-type="float" office:value="0.537529389679068">
            <text:p>0.54</text:p>
          </table:table-cell>
          <table:table-cell table:number-columns-repeated="4"/>
        </table:table-row>
        <table:table-row table:style-name="ro1">
          <table:table-cell office:value-type="float" office:value="-0.554714937921271">
            <text:p>-0.55</text:p>
          </table:table-cell>
          <table:table-cell table:formula="of:=[.A1961]*10+1" office:value-type="float" office:value="-4.54714937921271">
            <text:p>-4.55</text:p>
          </table:table-cell>
          <table:table-cell table:formula="of:=MEDIAN([.B1961:.B5276])" office:value-type="float" office:value="0.54264763545208">
            <text:p>0.54</text:p>
          </table:table-cell>
          <table:table-cell table:number-columns-repeated="4"/>
        </table:table-row>
        <table:table-row table:style-name="ro1">
          <table:table-cell office:value-type="float" office:value="0.59864073299907">
            <text:p>0.6</text:p>
          </table:table-cell>
          <table:table-cell table:formula="of:=[.A1962]*10+1" office:value-type="float" office:value="6.9864073299907">
            <text:p>6.99</text:p>
          </table:table-cell>
          <table:table-cell table:formula="of:=MEDIAN([.B1962:.B5277])" office:value-type="float" office:value="0.547765881225092">
            <text:p>0.55</text:p>
          </table:table-cell>
          <table:table-cell table:number-columns-repeated="4"/>
        </table:table-row>
        <table:table-row table:style-name="ro1">
          <table:table-cell office:value-type="float" office:value="-0.0965947624171101">
            <text:p>-0.1</text:p>
          </table:table-cell>
          <table:table-cell table:formula="of:=[.A1963]*10+1" office:value-type="float" office:value="0.0340523758288992">
            <text:p>0.03</text:p>
          </table:table-cell>
          <table:table-cell table:formula="of:=MEDIAN([.B1963:.B5278])" office:value-type="float" office:value="0.54264763545208">
            <text:p>0.54</text:p>
          </table:table-cell>
          <table:table-cell table:number-columns-repeated="4"/>
        </table:table-row>
        <table:table-row table:style-name="ro1">
          <table:table-cell office:value-type="float" office:value="0.94075095746759">
            <text:p>0.94</text:p>
          </table:table-cell>
          <table:table-cell table:formula="of:=[.A1964]*10+1" office:value-type="float" office:value="10.4075095746759">
            <text:p>10.41</text:p>
          </table:table-cell>
          <table:table-cell table:formula="of:=MEDIAN([.B1964:.B5279])" office:value-type="float" office:value="0.547765881225092">
            <text:p>0.55</text:p>
          </table:table-cell>
          <table:table-cell table:number-columns-repeated="4"/>
        </table:table-row>
        <table:table-row table:style-name="ro1">
          <table:table-cell office:value-type="float" office:value="-0.709552132197421">
            <text:p>-0.71</text:p>
          </table:table-cell>
          <table:table-cell table:formula="of:=[.A1965]*10+1" office:value-type="float" office:value="-6.09552132197421">
            <text:p>-6.1</text:p>
          </table:table-cell>
          <table:table-cell table:formula="of:=MEDIAN([.B1965:.B5280])" office:value-type="float" office:value="0.54264763545208">
            <text:p>0.54</text:p>
          </table:table-cell>
          <table:table-cell table:number-columns-repeated="4"/>
        </table:table-row>
        <table:table-row table:style-name="ro1">
          <table:table-cell office:value-type="float" office:value="-0.442905996049861">
            <text:p>-0.44</text:p>
          </table:table-cell>
          <table:table-cell table:formula="of:=[.A1966]*10+1" office:value-type="float" office:value="-3.42905996049861">
            <text:p>-3.43</text:p>
          </table:table-cell>
          <table:table-cell table:formula="of:=MEDIAN([.B1966:.B5281])" office:value-type="float" office:value="0.547765881225092">
            <text:p>0.55</text:p>
          </table:table-cell>
          <table:table-cell table:number-columns-repeated="4"/>
        </table:table-row>
        <table:table-row table:style-name="ro1">
          <table:table-cell office:value-type="float" office:value="0.3828177899336">
            <text:p>0.38</text:p>
          </table:table-cell>
          <table:table-cell table:formula="of:=[.A1967]*10+1" office:value-type="float" office:value="4.828177899336">
            <text:p>4.83</text:p>
          </table:table-cell>
          <table:table-cell table:formula="of:=MEDIAN([.B1967:.B5282])" office:value-type="float" office:value="0.548150784215205">
            <text:p>0.55</text:p>
          </table:table-cell>
          <table:table-cell table:number-columns-repeated="4"/>
        </table:table-row>
        <table:table-row table:style-name="ro1">
          <table:table-cell office:value-type="float" office:value="0.2861211981097">
            <text:p>0.29</text:p>
          </table:table-cell>
          <table:table-cell table:formula="of:=[.A1968]*10+1" office:value-type="float" office:value="3.861211981097">
            <text:p>3.86</text:p>
          </table:table-cell>
          <table:table-cell table:formula="of:=MEDIAN([.B1968:.B5283])" office:value-type="float" office:value="0.547765881225092">
            <text:p>0.55</text:p>
          </table:table-cell>
          <table:table-cell table:number-columns-repeated="4"/>
        </table:table-row>
        <table:table-row table:style-name="ro1">
          <table:table-cell office:value-type="float" office:value="-0.580753305517102">
            <text:p>-0.58</text:p>
          </table:table-cell>
          <table:table-cell table:formula="of:=[.A1969]*10+1" office:value-type="float" office:value="-4.80753305517102">
            <text:p>-4.81</text:p>
          </table:table-cell>
          <table:table-cell table:formula="of:=MEDIAN([.B1969:.B5284])" office:value-type="float" office:value="0.54264763545208">
            <text:p>0.54</text:p>
          </table:table-cell>
          <table:table-cell table:number-columns-repeated="4"/>
        </table:table-row>
        <table:table-row table:style-name="ro1">
          <table:table-cell office:value-type="float" office:value="-0.472517825909759">
            <text:p>-0.47</text:p>
          </table:table-cell>
          <table:table-cell table:formula="of:=[.A1970]*10+1" office:value-type="float" office:value="-3.72517825909759">
            <text:p>-3.73</text:p>
          </table:table-cell>
          <table:table-cell table:formula="of:=MEDIAN([.B1970:.B5285])" office:value-type="float" office:value="0.547765881225092">
            <text:p>0.55</text:p>
          </table:table-cell>
          <table:table-cell table:number-columns-repeated="4"/>
        </table:table-row>
        <table:table-row table:style-name="ro1">
          <table:table-cell office:value-type="float" office:value="-0.643815424363962">
            <text:p>-0.64</text:p>
          </table:table-cell>
          <table:table-cell table:formula="of:=[.A1971]*10+1" office:value-type="float" office:value="-5.43815424363962">
            <text:p>-5.44</text:p>
          </table:table-cell>
          <table:table-cell table:formula="of:=MEDIAN([.B1971:.B5286])" office:value-type="float" office:value="0.548150784215205">
            <text:p>0.55</text:p>
          </table:table-cell>
          <table:table-cell table:number-columns-repeated="4"/>
        </table:table-row>
        <table:table-row table:style-name="ro1">
          <table:table-cell office:value-type="float" office:value="0.150835194659916">
            <text:p>0.15</text:p>
          </table:table-cell>
          <table:table-cell table:formula="of:=[.A1972]*10+1" office:value-type="float" office:value="2.50835194659916">
            <text:p>2.51</text:p>
          </table:table-cell>
          <table:table-cell table:formula="of:=MEDIAN([.B1972:.B5287])" office:value-type="float" office:value="0.548535687205318">
            <text:p>0.55</text:p>
          </table:table-cell>
          <table:table-cell table:number-columns-repeated="4"/>
        </table:table-row>
        <table:table-row table:style-name="ro1">
          <table:table-cell office:value-type="float" office:value="0.705768339219934">
            <text:p>0.71</text:p>
          </table:table-cell>
          <table:table-cell table:formula="of:=[.A1973]*10+1" office:value-type="float" office:value="8.05768339219934">
            <text:p>8.06</text:p>
          </table:table-cell>
          <table:table-cell table:formula="of:=MEDIAN([.B1973:.B5288])" office:value-type="float" office:value="0.548150784215205">
            <text:p>0.55</text:p>
          </table:table-cell>
          <table:table-cell table:number-columns-repeated="4"/>
        </table:table-row>
        <table:table-row table:style-name="ro1">
          <table:table-cell office:value-type="float" office:value="0.613418095070635">
            <text:p>0.61</text:p>
          </table:table-cell>
          <table:table-cell table:formula="of:=[.A1974]*10+1" office:value-type="float" office:value="7.13418095070635">
            <text:p>7.13</text:p>
          </table:table-cell>
          <table:table-cell table:formula="of:=MEDIAN([.B1974:.B5289])" office:value-type="float" office:value="0.547765881225092">
            <text:p>0.55</text:p>
          </table:table-cell>
          <table:table-cell table:number-columns-repeated="4"/>
        </table:table-row>
        <table:table-row table:style-name="ro1">
          <table:table-cell office:value-type="float" office:value="-0.0579601624842705">
            <text:p>-0.06</text:p>
          </table:table-cell>
          <table:table-cell table:formula="of:=[.A1975]*10+1" office:value-type="float" office:value="0.420398375157295">
            <text:p>0.42</text:p>
          </table:table-cell>
          <table:table-cell table:formula="of:=MEDIAN([.B1975:.B5290])" office:value-type="float" office:value="0.54264763545208">
            <text:p>0.54</text:p>
          </table:table-cell>
          <table:table-cell table:number-columns-repeated="4"/>
        </table:table-row>
        <table:table-row table:style-name="ro1">
          <table:table-cell office:value-type="float" office:value="0.249500327442404">
            <text:p>0.25</text:p>
          </table:table-cell>
          <table:table-cell table:formula="of:=[.A1976]*10+1" office:value-type="float" office:value="3.49500327442404">
            <text:p>3.5</text:p>
          </table:table-cell>
          <table:table-cell table:formula="of:=MEDIAN([.B1976:.B5291])" office:value-type="float" office:value="0.547765881225092">
            <text:p>0.55</text:p>
          </table:table-cell>
          <table:table-cell table:number-columns-repeated="4"/>
        </table:table-row>
        <table:table-row table:style-name="ro1">
          <table:table-cell office:value-type="float" office:value="-0.63855087299044">
            <text:p>-0.64</text:p>
          </table:table-cell>
          <table:table-cell table:formula="of:=[.A1977]*10+1" office:value-type="float" office:value="-5.3855087299044">
            <text:p>-5.39</text:p>
          </table:table-cell>
          <table:table-cell table:formula="of:=MEDIAN([.B1977:.B5292])" office:value-type="float" office:value="0.54264763545208">
            <text:p>0.54</text:p>
          </table:table-cell>
          <table:table-cell table:number-columns-repeated="4"/>
        </table:table-row>
        <table:table-row table:style-name="ro1">
          <table:table-cell office:value-type="float" office:value="-0.189799931091096">
            <text:p>-0.19</text:p>
          </table:table-cell>
          <table:table-cell table:formula="of:=[.A1978]*10+1" office:value-type="float" office:value="-0.897999310910957">
            <text:p>-0.9</text:p>
          </table:table-cell>
          <table:table-cell table:formula="of:=MEDIAN([.B1978:.B5293])" office:value-type="float" office:value="0.547765881225092">
            <text:p>0.55</text:p>
          </table:table-cell>
          <table:table-cell table:number-columns-repeated="4"/>
        </table:table-row>
        <table:table-row table:style-name="ro1">
          <table:table-cell office:value-type="float" office:value="0.727898898431402">
            <text:p>0.73</text:p>
          </table:table-cell>
          <table:table-cell table:formula="of:=[.A1979]*10+1" office:value-type="float" office:value="8.27898898431402">
            <text:p>8.28</text:p>
          </table:table-cell>
          <table:table-cell table:formula="of:=MEDIAN([.B1979:.B5294])" office:value-type="float" office:value="0.548150784215205">
            <text:p>0.55</text:p>
          </table:table-cell>
          <table:table-cell table:number-columns-repeated="4"/>
        </table:table-row>
        <table:table-row table:style-name="ro1">
          <table:table-cell office:value-type="float" office:value="0.983887535928285">
            <text:p>0.98</text:p>
          </table:table-cell>
          <table:table-cell table:formula="of:=[.A1980]*10+1" office:value-type="float" office:value="10.8388753592828">
            <text:p>10.84</text:p>
          </table:table-cell>
          <table:table-cell table:formula="of:=MEDIAN([.B1980:.B5295])" office:value-type="float" office:value="0.547765881225092">
            <text:p>0.55</text:p>
          </table:table-cell>
          <table:table-cell table:number-columns-repeated="4"/>
        </table:table-row>
        <table:table-row table:style-name="ro1">
          <table:table-cell office:value-type="float" office:value="0.990883896422207">
            <text:p>0.99</text:p>
          </table:table-cell>
          <table:table-cell table:formula="of:=[.A1981]*10+1" office:value-type="float" office:value="10.9088389642221">
            <text:p>10.91</text:p>
          </table:table-cell>
          <table:table-cell table:formula="of:=MEDIAN([.B1981:.B5296])" office:value-type="float" office:value="0.54264763545208">
            <text:p>0.54</text:p>
          </table:table-cell>
          <table:table-cell table:number-columns-repeated="4"/>
        </table:table-row>
        <table:table-row table:style-name="ro1">
          <table:table-cell office:value-type="float" office:value="-0.414484197529532">
            <text:p>-0.41</text:p>
          </table:table-cell>
          <table:table-cell table:formula="of:=[.A1982]*10+1" office:value-type="float" office:value="-3.14484197529532">
            <text:p>-3.14</text:p>
          </table:table-cell>
          <table:table-cell table:formula="of:=MEDIAN([.B1982:.B5297])" office:value-type="float" office:value="0.537529389679068">
            <text:p>0.54</text:p>
          </table:table-cell>
          <table:table-cell table:number-columns-repeated="4"/>
        </table:table-row>
        <table:table-row table:style-name="ro1">
          <table:table-cell office:value-type="float" office:value="0.722763572803575">
            <text:p>0.72</text:p>
          </table:table-cell>
          <table:table-cell table:formula="of:=[.A1983]*10+1" office:value-type="float" office:value="8.22763572803575">
            <text:p>8.23</text:p>
          </table:table-cell>
          <table:table-cell table:formula="of:=MEDIAN([.B1983:.B5298])" office:value-type="float" office:value="0.54264763545208">
            <text:p>0.54</text:p>
          </table:table-cell>
          <table:table-cell table:number-columns-repeated="4"/>
        </table:table-row>
        <table:table-row table:style-name="ro1">
          <table:table-cell office:value-type="float" office:value="-0.471790473939339">
            <text:p>-0.47</text:p>
          </table:table-cell>
          <table:table-cell table:formula="of:=[.A1984]*10+1" office:value-type="float" office:value="-3.71790473939339">
            <text:p>-3.72</text:p>
          </table:table-cell>
          <table:table-cell table:formula="of:=MEDIAN([.B1984:.B5299])" office:value-type="float" office:value="0.537529389679068">
            <text:p>0.54</text:p>
          </table:table-cell>
          <table:table-cell table:number-columns-repeated="4"/>
        </table:table-row>
        <table:table-row table:style-name="ro1">
          <table:table-cell office:value-type="float" office:value="-0.527233121253216">
            <text:p>-0.53</text:p>
          </table:table-cell>
          <table:table-cell table:formula="of:=[.A1985]*10+1" office:value-type="float" office:value="-4.27233121253216">
            <text:p>-4.27</text:p>
          </table:table-cell>
          <table:table-cell table:formula="of:=MEDIAN([.B1985:.B5300])" office:value-type="float" office:value="0.54264763545208">
            <text:p>0.54</text:p>
          </table:table-cell>
          <table:table-cell table:number-columns-repeated="4"/>
        </table:table-row>
        <table:table-row table:style-name="ro1">
          <table:table-cell office:value-type="float" office:value="0.586144078656693">
            <text:p>0.59</text:p>
          </table:table-cell>
          <table:table-cell table:formula="of:=[.A1986]*10+1" office:value-type="float" office:value="6.86144078656694">
            <text:p>6.86</text:p>
          </table:table-cell>
          <table:table-cell table:formula="of:=MEDIAN([.B1986:.B5301])" office:value-type="float" office:value="0.547765881225092">
            <text:p>0.55</text:p>
          </table:table-cell>
          <table:table-cell table:number-columns-repeated="4"/>
        </table:table-row>
        <table:table-row table:style-name="ro1">
          <table:table-cell office:value-type="float" office:value="0.683675101732622">
            <text:p>0.68</text:p>
          </table:table-cell>
          <table:table-cell table:formula="of:=[.A1987]*10+1" office:value-type="float" office:value="7.83675101732622">
            <text:p>7.84</text:p>
          </table:table-cell>
          <table:table-cell table:formula="of:=MEDIAN([.B1987:.B5302])" office:value-type="float" office:value="0.54264763545208">
            <text:p>0.54</text:p>
          </table:table-cell>
          <table:table-cell table:number-columns-repeated="4"/>
        </table:table-row>
        <table:table-row table:style-name="ro1">
          <table:table-cell office:value-type="float" office:value="0.448748320551513">
            <text:p>0.45</text:p>
          </table:table-cell>
          <table:table-cell table:formula="of:=[.A1988]*10+1" office:value-type="float" office:value="5.48748320551513">
            <text:p>5.49</text:p>
          </table:table-cell>
          <table:table-cell table:formula="of:=MEDIAN([.B1988:.B5303])" office:value-type="float" office:value="0.537529389679068">
            <text:p>0.54</text:p>
          </table:table-cell>
          <table:table-cell table:number-columns-repeated="4"/>
        </table:table-row>
        <table:table-row table:style-name="ro1">
          <table:table-cell office:value-type="float" office:value="0.145159469080916">
            <text:p>0.15</text:p>
          </table:table-cell>
          <table:table-cell table:formula="of:=[.A1989]*10+1" office:value-type="float" office:value="2.45159469080916">
            <text:p>2.45</text:p>
          </table:table-cell>
          <table:table-cell table:formula="of:=MEDIAN([.B1989:.B5304])" office:value-type="float" office:value="0.530837755371194">
            <text:p>0.53</text:p>
          </table:table-cell>
          <table:table-cell table:number-columns-repeated="4"/>
        </table:table-row>
        <table:table-row table:style-name="ro1">
          <table:table-cell office:value-type="float" office:value="0.137909148391146">
            <text:p>0.14</text:p>
          </table:table-cell>
          <table:table-cell table:formula="of:=[.A1990]*10+1" office:value-type="float" office:value="2.37909148391146">
            <text:p>2.38</text:p>
          </table:table-cell>
          <table:table-cell table:formula="of:=MEDIAN([.B1990:.B5305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0.449572116314291">
            <text:p>0.45</text:p>
          </table:table-cell>
          <table:table-cell table:formula="of:=[.A1991]*10+1" office:value-type="float" office:value="5.49572116314291">
            <text:p>5.5</text:p>
          </table:table-cell>
          <table:table-cell table:formula="of:=MEDIAN([.B1991:.B5306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-0.812163867422824">
            <text:p>-0.81</text:p>
          </table:table-cell>
          <table:table-cell table:formula="of:=[.A1992]*10+1" office:value-type="float" office:value="-7.12163867422824">
            <text:p>-7.12</text:p>
          </table:table-cell>
          <table:table-cell table:formula="of:=MEDIAN([.B1992:.B5307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-0.823321923683917">
            <text:p>-0.82</text:p>
          </table:table-cell>
          <table:table-cell table:formula="of:=[.A1993]*10+1" office:value-type="float" office:value="-7.23321923683917">
            <text:p>-7.23</text:p>
          </table:table-cell>
          <table:table-cell table:formula="of:=MEDIAN([.B1993:.B5308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0.931879964899578">
            <text:p>0.93</text:p>
          </table:table-cell>
          <table:table-cell table:formula="of:=[.A1994]*10+1" office:value-type="float" office:value="10.3187996489958">
            <text:p>10.32</text:p>
          </table:table-cell>
          <table:table-cell table:formula="of:=MEDIAN([.B1994:.B5309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0.410395808089598">
            <text:p>0.41</text:p>
          </table:table-cell>
          <table:table-cell table:formula="of:=[.A1995]*10+1" office:value-type="float" office:value="5.10395808089598">
            <text:p>5.1</text:p>
          </table:table-cell>
          <table:table-cell table:formula="of:=MEDIAN([.B1995:.B5310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0.827347553321221">
            <text:p>0.83</text:p>
          </table:table-cell>
          <table:table-cell table:formula="of:=[.A1996]*10+1" office:value-type="float" office:value="9.27347553321221">
            <text:p>9.27</text:p>
          </table:table-cell>
          <table:table-cell table:formula="of:=MEDIAN([.B1996:.B5311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0.869101926296675">
            <text:p>0.87</text:p>
          </table:table-cell>
          <table:table-cell table:formula="of:=[.A1997]*10+1" office:value-type="float" office:value="9.69101926296675">
            <text:p>9.69</text:p>
          </table:table-cell>
          <table:table-cell table:formula="of:=MEDIAN([.B1997:.B5312])" office:value-type="float" office:value="0.517288035857416">
            <text:p>0.52</text:p>
          </table:table-cell>
          <table:table-cell table:number-columns-repeated="4"/>
        </table:table-row>
        <table:table-row table:style-name="ro1">
          <table:table-cell office:value-type="float" office:value="0.444084623459365">
            <text:p>0.44</text:p>
          </table:table-cell>
          <table:table-cell table:formula="of:=[.A1998]*10+1" office:value-type="float" office:value="5.44084623459366">
            <text:p>5.44</text:p>
          </table:table-cell>
          <table:table-cell table:formula="of:=MEDIAN([.B1998:.B5313])" office:value-type="float" office:value="0.517159734755055">
            <text:p>0.52</text:p>
          </table:table-cell>
          <table:table-cell table:number-columns-repeated="4"/>
        </table:table-row>
        <table:table-row table:style-name="ro1">
          <table:table-cell office:value-type="float" office:value="-0.544661613751403">
            <text:p>-0.54</text:p>
          </table:table-cell>
          <table:table-cell table:formula="of:=[.A1999]*10+1" office:value-type="float" office:value="-4.44661613751403">
            <text:p>-4.45</text:p>
          </table:table-cell>
          <table:table-cell table:formula="of:=MEDIAN([.B1999:.B5314])" office:value-type="float" office:value="0.510584213598325">
            <text:p>0.51</text:p>
          </table:table-cell>
          <table:table-cell table:number-columns-repeated="4"/>
        </table:table-row>
        <table:table-row table:style-name="ro1">
          <table:table-cell office:value-type="float" office:value="0.265019267742679">
            <text:p>0.27</text:p>
          </table:table-cell>
          <table:table-cell table:formula="of:=[.A2000]*10+1" office:value-type="float" office:value="3.65019267742679">
            <text:p>3.65</text:p>
          </table:table-cell>
          <table:table-cell table:formula="of:=MEDIAN([.B2000:.B5315])" office:value-type="float" office:value="0.517159734755055">
            <text:p>0.52</text:p>
          </table:table-cell>
          <table:table-cell table:number-columns-repeated="4"/>
        </table:table-row>
        <table:table-row table:style-name="ro1">
          <table:table-cell office:value-type="float" office:value="0.0478804810076631">
            <text:p>0.05</text:p>
          </table:table-cell>
          <table:table-cell table:formula="of:=[.A2001]*10+1" office:value-type="float" office:value="1.47880481007663">
            <text:p>1.48</text:p>
          </table:table-cell>
          <table:table-cell table:formula="of:=MEDIAN([.B2001:.B5316])" office:value-type="float" office:value="0.510584213598325">
            <text:p>0.51</text:p>
          </table:table-cell>
          <table:table-cell table:number-columns-repeated="4"/>
        </table:table-row>
        <table:table-row table:style-name="ro1">
          <table:table-cell office:value-type="float" office:value="-0.734408510191054">
            <text:p>-0.73</text:p>
          </table:table-cell>
          <table:table-cell table:formula="of:=[.A2002]*10+1" office:value-type="float" office:value="-6.34408510191054">
            <text:p>-6.34</text:p>
          </table:table-cell>
          <table:table-cell table:formula="of:=MEDIAN([.B2002:.B5317])" office:value-type="float" office:value="0.504008692441595">
            <text:p>0.5</text:p>
          </table:table-cell>
          <table:table-cell table:number-columns-repeated="4"/>
        </table:table-row>
        <table:table-row table:style-name="ro1">
          <table:table-cell office:value-type="float" office:value="0.34844978727787">
            <text:p>0.35</text:p>
          </table:table-cell>
          <table:table-cell table:formula="of:=[.A2003]*10+1" office:value-type="float" office:value="4.4844978727787">
            <text:p>4.48</text:p>
          </table:table-cell>
          <table:table-cell table:formula="of:=MEDIAN([.B2003:.B5318])" office:value-type="float" office:value="0.510584213598325">
            <text:p>0.51</text:p>
          </table:table-cell>
          <table:table-cell table:number-columns-repeated="4"/>
        </table:table-row>
        <table:table-row table:style-name="ro1">
          <table:table-cell office:value-type="float" office:value="-0.989798810461924">
            <text:p>-0.99</text:p>
          </table:table-cell>
          <table:table-cell table:formula="of:=[.A2004]*10+1" office:value-type="float" office:value="-8.89798810461924">
            <text:p>-8.9</text:p>
          </table:table-cell>
          <table:table-cell table:formula="of:=MEDIAN([.B2004:.B5319])" office:value-type="float" office:value="0.504008692441595">
            <text:p>0.5</text:p>
          </table:table-cell>
          <table:table-cell table:number-columns-repeated="4"/>
        </table:table-row>
        <table:table-row table:style-name="ro1">
          <table:table-cell office:value-type="float" office:value="-0.425999647816308">
            <text:p>-0.43</text:p>
          </table:table-cell>
          <table:table-cell table:formula="of:=[.A2005]*10+1" office:value-type="float" office:value="-3.25999647816308">
            <text:p>-3.26</text:p>
          </table:table-cell>
          <table:table-cell table:formula="of:=MEDIAN([.B2005:.B5320])" office:value-type="float" office:value="0.510584213598325">
            <text:p>0.51</text:p>
          </table:table-cell>
          <table:table-cell table:number-columns-repeated="4"/>
        </table:table-row>
        <table:table-row table:style-name="ro1">
          <table:table-cell office:value-type="float" office:value="0.346028324179708">
            <text:p>0.35</text:p>
          </table:table-cell>
          <table:table-cell table:formula="of:=[.A2006]*10+1" office:value-type="float" office:value="4.46028324179708">
            <text:p>4.46</text:p>
          </table:table-cell>
          <table:table-cell table:formula="of:=MEDIAN([.B2006:.B5321])" office:value-type="float" office:value="0.517159734755055">
            <text:p>0.52</text:p>
          </table:table-cell>
          <table:table-cell table:number-columns-repeated="4"/>
        </table:table-row>
        <table:table-row table:style-name="ro1">
          <table:table-cell office:value-type="float" office:value="-0.112845346797824">
            <text:p>-0.11</text:p>
          </table:table-cell>
          <table:table-cell table:formula="of:=[.A2007]*10+1" office:value-type="float" office:value="-0.128453467978235">
            <text:p>-0.13</text:p>
          </table:table-cell>
          <table:table-cell table:formula="of:=MEDIAN([.B2007:.B5322])" office:value-type="float" office:value="0.510584213598325">
            <text:p>0.51</text:p>
          </table:table-cell>
          <table:table-cell table:number-columns-repeated="4"/>
        </table:table-row>
        <table:table-row table:style-name="ro1">
          <table:table-cell office:value-type="float" office:value="-0.769216448926457">
            <text:p>-0.77</text:p>
          </table:table-cell>
          <table:table-cell table:formula="of:=[.A2008]*10+1" office:value-type="float" office:value="-6.69216448926457">
            <text:p>-6.69</text:p>
          </table:table-cell>
          <table:table-cell table:formula="of:=MEDIAN([.B2008:.B5323])" office:value-type="float" office:value="0.517159734755055">
            <text:p>0.52</text:p>
          </table:table-cell>
          <table:table-cell table:number-columns-repeated="4"/>
        </table:table-row>
        <table:table-row table:style-name="ro1">
          <table:table-cell office:value-type="float" office:value="-0.00943910623143718">
            <text:p>-0.01</text:p>
          </table:table-cell>
          <table:table-cell table:formula="of:=[.A2009]*10+1" office:value-type="float" office:value="0.905608937685628">
            <text:p>0.91</text:p>
          </table:table-cell>
          <table:table-cell table:formula="of:=MEDIAN([.B2009:.B5324])" office:value-type="float" office:value="0.517288035857416">
            <text:p>0.52</text:p>
          </table:table-cell>
          <table:table-cell table:number-columns-repeated="4"/>
        </table:table-row>
        <table:table-row table:style-name="ro1">
          <table:table-cell office:value-type="float" office:value="0.528881856461933">
            <text:p>0.53</text:p>
          </table:table-cell>
          <table:table-cell table:formula="of:=[.A2010]*10+1" office:value-type="float" office:value="6.28881856461933">
            <text:p>6.29</text:p>
          </table:table-cell>
          <table:table-cell table:formula="of:=MEDIAN([.B2010:.B5325])" office:value-type="float" office:value="0.517159734755055">
            <text:p>0.52</text:p>
          </table:table-cell>
          <table:table-cell table:number-columns-repeated="4"/>
        </table:table-row>
        <table:table-row table:style-name="ro1">
          <table:table-cell office:value-type="float" office:value="-0.256859153817014">
            <text:p>-0.26</text:p>
          </table:table-cell>
          <table:table-cell table:formula="of:=[.A2011]*10+1" office:value-type="float" office:value="-1.56859153817014">
            <text:p>-1.57</text:p>
          </table:table-cell>
          <table:table-cell table:formula="of:=MEDIAN([.B2011:.B5326])" office:value-type="float" office:value="0.510584213598325">
            <text:p>0.51</text:p>
          </table:table-cell>
          <table:table-cell table:number-columns-repeated="4"/>
        </table:table-row>
        <table:table-row table:style-name="ro1">
          <table:table-cell office:value-type="float" office:value="0.32277463169961">
            <text:p>0.32</text:p>
          </table:table-cell>
          <table:table-cell table:formula="of:=[.A2012]*10+1" office:value-type="float" office:value="4.2277463169961">
            <text:p>4.23</text:p>
          </table:table-cell>
          <table:table-cell table:formula="of:=MEDIAN([.B2012:.B5327])" office:value-type="float" office:value="0.517159734755055">
            <text:p>0.52</text:p>
          </table:table-cell>
          <table:table-cell table:number-columns-repeated="4"/>
        </table:table-row>
        <table:table-row table:style-name="ro1">
          <table:table-cell office:value-type="float" office:value="-0.510239310484332">
            <text:p>-0.51</text:p>
          </table:table-cell>
          <table:table-cell table:formula="of:=[.A2013]*10+1" office:value-type="float" office:value="-4.10239310484332">
            <text:p>-4.1</text:p>
          </table:table-cell>
          <table:table-cell table:formula="of:=MEDIAN([.B2013:.B5328])" office:value-type="float" office:value="0.510584213598325">
            <text:p>0.51</text:p>
          </table:table-cell>
          <table:table-cell table:number-columns-repeated="4"/>
        </table:table-row>
        <table:table-row table:style-name="ro1">
          <table:table-cell office:value-type="float" office:value="0.431704600848138">
            <text:p>0.43</text:p>
          </table:table-cell>
          <table:table-cell table:formula="of:=[.A2014]*10+1" office:value-type="float" office:value="5.31704600848138">
            <text:p>5.32</text:p>
          </table:table-cell>
          <table:table-cell table:formula="of:=MEDIAN([.B2014:.B5329])" office:value-type="float" office:value="0.517159734755055">
            <text:p>0.52</text:p>
          </table:table-cell>
          <table:table-cell table:number-columns-repeated="4"/>
        </table:table-row>
        <table:table-row table:style-name="ro1">
          <table:table-cell office:value-type="float" office:value="0.672861141101537">
            <text:p>0.67</text:p>
          </table:table-cell>
          <table:table-cell table:formula="of:=[.A2015]*10+1" office:value-type="float" office:value="7.72861141101538">
            <text:p>7.73</text:p>
          </table:table-cell>
          <table:table-cell table:formula="of:=MEDIAN([.B2015:.B5330])" office:value-type="float" office:value="0.510584213598325">
            <text:p>0.51</text:p>
          </table:table-cell>
          <table:table-cell table:number-columns-repeated="4"/>
        </table:table-row>
        <table:table-row table:style-name="ro1">
          <table:table-cell office:value-type="float" office:value="-0.880592277511587">
            <text:p>-0.88</text:p>
          </table:table-cell>
          <table:table-cell table:formula="of:=[.A2016]*10+1" office:value-type="float" office:value="-7.80592277511587">
            <text:p>-7.81</text:p>
          </table:table-cell>
          <table:table-cell table:formula="of:=MEDIAN([.B2016:.B5331])" office:value-type="float" office:value="0.504008692441595">
            <text:p>0.5</text:p>
          </table:table-cell>
          <table:table-cell table:number-columns-repeated="4"/>
        </table:table-row>
        <table:table-row table:style-name="ro1">
          <table:table-cell office:value-type="float" office:value="0.822702701550087">
            <text:p>0.82</text:p>
          </table:table-cell>
          <table:table-cell table:formula="of:=[.A2017]*10+1" office:value-type="float" office:value="9.22702701550087">
            <text:p>9.23</text:p>
          </table:table-cell>
          <table:table-cell table:formula="of:=MEDIAN([.B2017:.B5332])" office:value-type="float" office:value="0.510584213598325">
            <text:p>0.51</text:p>
          </table:table-cell>
          <table:table-cell table:number-columns-repeated="4"/>
        </table:table-row>
        <table:table-row table:style-name="ro1">
          <table:table-cell office:value-type="float" office:value="0.157164558396935">
            <text:p>0.16</text:p>
          </table:table-cell>
          <table:table-cell table:formula="of:=[.A2018]*10+1" office:value-type="float" office:value="2.57164558396935">
            <text:p>2.57</text:p>
          </table:table-cell>
          <table:table-cell table:formula="of:=MEDIAN([.B2018:.B5333])" office:value-type="float" office:value="0.504008692441595">
            <text:p>0.5</text:p>
          </table:table-cell>
          <table:table-cell table:number-columns-repeated="4"/>
        </table:table-row>
        <table:table-row table:style-name="ro1">
          <table:table-cell office:value-type="float" office:value="-0.291556932757357">
            <text:p>-0.29</text:p>
          </table:table-cell>
          <table:table-cell table:formula="of:=[.A2019]*10+1" office:value-type="float" office:value="-1.91556932757357">
            <text:p>-1.92</text:p>
          </table:table-cell>
          <table:table-cell table:formula="of:=MEDIAN([.B2019:.B5334])" office:value-type="float" office:value="0.501256397367195">
            <text:p>0.5</text:p>
          </table:table-cell>
          <table:table-cell table:number-columns-repeated="4"/>
        </table:table-row>
        <table:table-row table:style-name="ro1">
          <table:table-cell office:value-type="float" office:value="0.771162884388728">
            <text:p>0.77</text:p>
          </table:table-cell>
          <table:table-cell table:formula="of:=[.A2020]*10+1" office:value-type="float" office:value="8.71162884388728">
            <text:p>8.71</text:p>
          </table:table-cell>
          <table:table-cell table:formula="of:=MEDIAN([.B2020:.B5335])" office:value-type="float" office:value="0.504008692441595">
            <text:p>0.5</text:p>
          </table:table-cell>
          <table:table-cell table:number-columns-repeated="4"/>
        </table:table-row>
        <table:table-row table:style-name="ro1">
          <table:table-cell office:value-type="float" office:value="0.0414036700359295">
            <text:p>0.04</text:p>
          </table:table-cell>
          <table:table-cell table:formula="of:=[.A2021]*10+1" office:value-type="float" office:value="1.41403670035929">
            <text:p>1.41</text:p>
          </table:table-cell>
          <table:table-cell table:formula="of:=MEDIAN([.B2021:.B5336])" office:value-type="float" office:value="0.501256397367195">
            <text:p>0.5</text:p>
          </table:table-cell>
          <table:table-cell table:number-columns-repeated="4"/>
        </table:table-row>
        <table:table-row table:style-name="ro1">
          <table:table-cell office:value-type="float" office:value="-0.824626303060685">
            <text:p>-0.82</text:p>
          </table:table-cell>
          <table:table-cell table:formula="of:=[.A2022]*10+1" office:value-type="float" office:value="-7.24626303060686">
            <text:p>-7.25</text:p>
          </table:table-cell>
          <table:table-cell table:formula="of:=MEDIAN([.B2022:.B5337])" office:value-type="float" office:value="0.498504102292795">
            <text:p>0.5</text:p>
          </table:table-cell>
          <table:table-cell table:number-columns-repeated="4"/>
        </table:table-row>
        <table:table-row table:style-name="ro1">
          <table:table-cell office:value-type="float" office:value="0.323539386892223">
            <text:p>0.32</text:p>
          </table:table-cell>
          <table:table-cell table:formula="of:=[.A2023]*10+1" office:value-type="float" office:value="4.23539386892223">
            <text:p>4.24</text:p>
          </table:table-cell>
          <table:table-cell table:formula="of:=MEDIAN([.B2023:.B5338])" office:value-type="float" office:value="0.501256397367195">
            <text:p>0.5</text:p>
          </table:table-cell>
          <table:table-cell table:number-columns-repeated="4"/>
        </table:table-row>
        <table:table-row table:style-name="ro1">
          <table:table-cell office:value-type="float" office:value="-0.807757602748446">
            <text:p>-0.81</text:p>
          </table:table-cell>
          <table:table-cell table:formula="of:=[.A2024]*10+1" office:value-type="float" office:value="-7.07757602748446">
            <text:p>-7.08</text:p>
          </table:table-cell>
          <table:table-cell table:formula="of:=MEDIAN([.B2024:.B5339])" office:value-type="float" office:value="0.498504102292795">
            <text:p>0.5</text:p>
          </table:table-cell>
          <table:table-cell table:number-columns-repeated="4"/>
        </table:table-row>
        <table:table-row table:style-name="ro1">
          <table:table-cell office:value-type="float" office:value="-0.103039189615618">
            <text:p>-0.1</text:p>
          </table:table-cell>
          <table:table-cell table:formula="of:=[.A2025]*10+1" office:value-type="float" office:value="-0.0303918961561753">
            <text:p>-0.03</text:p>
          </table:table-cell>
          <table:table-cell table:formula="of:=MEDIAN([.B2025:.B5340])" office:value-type="float" office:value="0.501256397367195">
            <text:p>0.5</text:p>
          </table:table-cell>
          <table:table-cell table:number-columns-repeated="4"/>
        </table:table-row>
        <table:table-row table:style-name="ro1">
          <table:table-cell office:value-type="float" office:value="0.0350759608917214">
            <text:p>0.04</text:p>
          </table:table-cell>
          <table:table-cell table:formula="of:=[.A2026]*10+1" office:value-type="float" office:value="1.35075960891721">
            <text:p>1.35</text:p>
          </table:table-cell>
          <table:table-cell table:formula="of:=MEDIAN([.B2026:.B5341])" office:value-type="float" office:value="0.504008692441595">
            <text:p>0.5</text:p>
          </table:table-cell>
          <table:table-cell table:number-columns-repeated="4"/>
        </table:table-row>
        <table:table-row table:style-name="ro1">
          <table:table-cell office:value-type="float" office:value="-0.884445820111214">
            <text:p>-0.88</text:p>
          </table:table-cell>
          <table:table-cell table:formula="of:=[.A2027]*10+1" office:value-type="float" office:value="-7.84445820111214">
            <text:p>-7.84</text:p>
          </table:table-cell>
          <table:table-cell table:formula="of:=MEDIAN([.B2027:.B5342])" office:value-type="float" office:value="0.501256397367195">
            <text:p>0.5</text:p>
          </table:table-cell>
          <table:table-cell table:number-columns-repeated="4"/>
        </table:table-row>
        <table:table-row table:style-name="ro1">
          <table:table-cell office:value-type="float" office:value="-0.493004583985342">
            <text:p>-0.49</text:p>
          </table:table-cell>
          <table:table-cell table:formula="of:=[.A2028]*10+1" office:value-type="float" office:value="-3.93004583985342">
            <text:p>-3.93</text:p>
          </table:table-cell>
          <table:table-cell table:formula="of:=MEDIAN([.B2028:.B5343])" office:value-type="float" office:value="0.504008692441595">
            <text:p>0.5</text:p>
          </table:table-cell>
          <table:table-cell table:number-columns-repeated="4"/>
        </table:table-row>
        <table:table-row table:style-name="ro1">
          <table:table-cell office:value-type="float" office:value="0.384150748013336">
            <text:p>0.38</text:p>
          </table:table-cell>
          <table:table-cell table:formula="of:=[.A2029]*10+1" office:value-type="float" office:value="4.84150748013336">
            <text:p>4.84</text:p>
          </table:table-cell>
          <table:table-cell table:formula="of:=MEDIAN([.B2029:.B5344])" office:value-type="float" office:value="0.510584213598325">
            <text:p>0.51</text:p>
          </table:table-cell>
          <table:table-cell table:number-columns-repeated="4"/>
        </table:table-row>
        <table:table-row table:style-name="ro1">
          <table:table-cell office:value-type="float" office:value="0.382737730744003">
            <text:p>0.38</text:p>
          </table:table-cell>
          <table:table-cell table:formula="of:=[.A2030]*10+1" office:value-type="float" office:value="4.82737730744003">
            <text:p>4.83</text:p>
          </table:table-cell>
          <table:table-cell table:formula="of:=MEDIAN([.B2030:.B5345])" office:value-type="float" office:value="0.504008692441595">
            <text:p>0.5</text:p>
          </table:table-cell>
          <table:table-cell table:number-columns-repeated="4"/>
        </table:table-row>
        <table:table-row table:style-name="ro1">
          <table:table-cell office:value-type="float" office:value="-0.960752675200193">
            <text:p>-0.96</text:p>
          </table:table-cell>
          <table:table-cell table:formula="of:=[.A2031]*10+1" office:value-type="float" office:value="-8.60752675200193">
            <text:p>-8.61</text:p>
          </table:table-cell>
          <table:table-cell table:formula="of:=MEDIAN([.B2031:.B5346])" office:value-type="float" office:value="0.501256397367195">
            <text:p>0.5</text:p>
          </table:table-cell>
          <table:table-cell table:number-columns-repeated="4"/>
        </table:table-row>
        <table:table-row table:style-name="ro1">
          <table:table-cell office:value-type="float" office:value="-0.311175830392296">
            <text:p>-0.31</text:p>
          </table:table-cell>
          <table:table-cell table:formula="of:=[.A2032]*10+1" office:value-type="float" office:value="-2.11175830392296">
            <text:p>-2.11</text:p>
          </table:table-cell>
          <table:table-cell table:formula="of:=MEDIAN([.B2032:.B5347])" office:value-type="float" office:value="0.504008692441595">
            <text:p>0.5</text:p>
          </table:table-cell>
          <table:table-cell table:number-columns-repeated="4"/>
        </table:table-row>
        <table:table-row table:style-name="ro1">
          <table:table-cell office:value-type="float" office:value="0.836749323852867">
            <text:p>0.84</text:p>
          </table:table-cell>
          <table:table-cell table:formula="of:=[.A2033]*10+1" office:value-type="float" office:value="9.36749323852868">
            <text:p>9.37</text:p>
          </table:table-cell>
          <table:table-cell table:formula="of:=MEDIAN([.B2033:.B5348])" office:value-type="float" office:value="0.510584213598325">
            <text:p>0.51</text:p>
          </table:table-cell>
          <table:table-cell table:number-columns-repeated="4"/>
        </table:table-row>
        <table:table-row table:style-name="ro1">
          <table:table-cell office:value-type="float" office:value="-0.907913919234715">
            <text:p>-0.91</text:p>
          </table:table-cell>
          <table:table-cell table:formula="of:=[.A2034]*10+1" office:value-type="float" office:value="-8.07913919234715">
            <text:p>-8.08</text:p>
          </table:table-cell>
          <table:table-cell table:formula="of:=MEDIAN([.B2034:.B5349])" office:value-type="float" office:value="0.504008692441595">
            <text:p>0.5</text:p>
          </table:table-cell>
          <table:table-cell table:number-columns-repeated="4"/>
        </table:table-row>
        <table:table-row table:style-name="ro1">
          <table:table-cell office:value-type="float" office:value="0.923238428501283">
            <text:p>0.92</text:p>
          </table:table-cell>
          <table:table-cell table:formula="of:=[.A2035]*10+1" office:value-type="float" office:value="10.2323842850128">
            <text:p>10.23</text:p>
          </table:table-cell>
          <table:table-cell table:formula="of:=MEDIAN([.B2035:.B5350])" office:value-type="float" office:value="0.510584213598325">
            <text:p>0.51</text:p>
          </table:table-cell>
          <table:table-cell table:number-columns-repeated="4"/>
        </table:table-row>
        <table:table-row table:style-name="ro1">
          <table:table-cell office:value-type="float" office:value="-0.627712865392637">
            <text:p>-0.63</text:p>
          </table:table-cell>
          <table:table-cell table:formula="of:=[.A2036]*10+1" office:value-type="float" office:value="-5.27712865392637">
            <text:p>-5.28</text:p>
          </table:table-cell>
          <table:table-cell table:formula="of:=MEDIAN([.B2036:.B5351])" office:value-type="float" office:value="0.504008692441595">
            <text:p>0.5</text:p>
          </table:table-cell>
          <table:table-cell table:number-columns-repeated="4"/>
        </table:table-row>
        <table:table-row table:style-name="ro1">
          <table:table-cell office:value-type="float" office:value="0.493874267343448">
            <text:p>0.49</text:p>
          </table:table-cell>
          <table:table-cell table:formula="of:=[.A2037]*10+1" office:value-type="float" office:value="5.93874267343448">
            <text:p>5.94</text:p>
          </table:table-cell>
          <table:table-cell table:formula="of:=MEDIAN([.B2037:.B5352])" office:value-type="float" office:value="0.510584213598325">
            <text:p>0.51</text:p>
          </table:table-cell>
          <table:table-cell table:number-columns-repeated="4"/>
        </table:table-row>
        <table:table-row table:style-name="ro1">
          <table:table-cell office:value-type="float" office:value="0.635579006141821">
            <text:p>0.64</text:p>
          </table:table-cell>
          <table:table-cell table:formula="of:=[.A2038]*10+1" office:value-type="float" office:value="7.35579006141821">
            <text:p>7.36</text:p>
          </table:table-cell>
          <table:table-cell table:formula="of:=MEDIAN([.B2038:.B5353])" office:value-type="float" office:value="0.504008692441595">
            <text:p>0.5</text:p>
          </table:table-cell>
          <table:table-cell table:number-columns-repeated="4"/>
        </table:table-row>
        <table:table-row table:style-name="ro1">
          <table:table-cell office:value-type="float" office:value="-0.0451464312794682">
            <text:p>-0.05</text:p>
          </table:table-cell>
          <table:table-cell table:formula="of:=[.A2039]*10+1" office:value-type="float" office:value="0.548535687205318">
            <text:p>0.55</text:p>
          </table:table-cell>
          <table:table-cell table:formula="of:=MEDIAN([.B2039:.B5354])" office:value-type="float" office:value="0.501256397367195">
            <text:p>0.5</text:p>
          </table:table-cell>
          <table:table-cell table:number-columns-repeated="4"/>
        </table:table-row>
        <table:table-row table:style-name="ro1">
          <table:table-cell office:value-type="float" office:value="0.965522382871969">
            <text:p>0.97</text:p>
          </table:table-cell>
          <table:table-cell table:formula="of:=[.A2040]*10+1" office:value-type="float" office:value="10.6552238287197">
            <text:p>10.66</text:p>
          </table:table-cell>
          <table:table-cell table:formula="of:=MEDIAN([.B2040:.B5355])" office:value-type="float" office:value="0.498504102292795">
            <text:p>0.5</text:p>
          </table:table-cell>
          <table:table-cell table:number-columns-repeated="4"/>
        </table:table-row>
        <table:table-row table:style-name="ro1">
          <table:table-cell office:value-type="float" office:value="-0.427117691557054">
            <text:p>-0.43</text:p>
          </table:table-cell>
          <table:table-cell table:formula="of:=[.A2041]*10+1" office:value-type="float" office:value="-3.27117691557054">
            <text:p>-3.27</text:p>
          </table:table-cell>
          <table:table-cell table:formula="of:=MEDIAN([.B2041:.B5356])" office:value-type="float" office:value="0.484573200130759">
            <text:p>0.48</text:p>
          </table:table-cell>
          <table:table-cell table:number-columns-repeated="4"/>
        </table:table-row>
        <table:table-row table:style-name="ro1">
          <table:table-cell office:value-type="float" office:value="-0.594259735353865">
            <text:p>-0.59</text:p>
          </table:table-cell>
          <table:table-cell table:formula="of:=[.A2042]*10+1" office:value-type="float" office:value="-4.94259735353865">
            <text:p>-4.94</text:p>
          </table:table-cell>
          <table:table-cell table:formula="of:=MEDIAN([.B2042:.B5357])" office:value-type="float" office:value="0.498504102292795">
            <text:p>0.5</text:p>
          </table:table-cell>
          <table:table-cell table:number-columns-repeated="4"/>
        </table:table-row>
        <table:table-row table:style-name="ro1">
          <table:table-cell office:value-type="float" office:value="-0.73207848903497">
            <text:p>-0.73</text:p>
          </table:table-cell>
          <table:table-cell table:formula="of:=[.A2043]*10+1" office:value-type="float" office:value="-6.3207848903497">
            <text:p>-6.32</text:p>
          </table:table-cell>
          <table:table-cell table:formula="of:=MEDIAN([.B2043:.B5358])" office:value-type="float" office:value="0.501256397367195">
            <text:p>0.5</text:p>
          </table:table-cell>
          <table:table-cell table:number-columns-repeated="4"/>
        </table:table-row>
        <table:table-row table:style-name="ro1">
          <table:table-cell office:value-type="float" office:value="-0.677573216937483">
            <text:p>-0.68</text:p>
          </table:table-cell>
          <table:table-cell table:formula="of:=[.A2044]*10+1" office:value-type="float" office:value="-5.77573216937483">
            <text:p>-5.78</text:p>
          </table:table-cell>
          <table:table-cell table:formula="of:=MEDIAN([.B2044:.B5359])" office:value-type="float" office:value="0.504008692441595">
            <text:p>0.5</text:p>
          </table:table-cell>
          <table:table-cell table:number-columns-repeated="4"/>
        </table:table-row>
        <table:table-row table:style-name="ro1">
          <table:table-cell office:value-type="float" office:value="-0.488145269521435">
            <text:p>-0.49</text:p>
          </table:table-cell>
          <table:table-cell table:formula="of:=[.A2045]*10+1" office:value-type="float" office:value="-3.88145269521435">
            <text:p>-3.88</text:p>
          </table:table-cell>
          <table:table-cell table:formula="of:=MEDIAN([.B2045:.B5360])" office:value-type="float" office:value="0.510584213598325">
            <text:p>0.51</text:p>
          </table:table-cell>
          <table:table-cell table:number-columns-repeated="4"/>
        </table:table-row>
        <table:table-row table:style-name="ro1">
          <table:table-cell office:value-type="float" office:value="0.959731665591622">
            <text:p>0.96</text:p>
          </table:table-cell>
          <table:table-cell table:formula="of:=[.A2046]*10+1" office:value-type="float" office:value="10.5973166559162">
            <text:p>10.6</text:p>
          </table:table-cell>
          <table:table-cell table:formula="of:=MEDIAN([.B2046:.B5361])" office:value-type="float" office:value="0.517159734755055">
            <text:p>0.52</text:p>
          </table:table-cell>
          <table:table-cell table:number-columns-repeated="4"/>
        </table:table-row>
        <table:table-row table:style-name="ro1">
          <table:table-cell office:value-type="float" office:value="0.420650865609941">
            <text:p>0.42</text:p>
          </table:table-cell>
          <table:table-cell table:formula="of:=[.A2047]*10+1" office:value-type="float" office:value="5.20650865609941">
            <text:p>5.21</text:p>
          </table:table-cell>
          <table:table-cell table:formula="of:=MEDIAN([.B2047:.B5362])" office:value-type="float" office:value="0.510584213598325">
            <text:p>0.51</text:p>
          </table:table-cell>
          <table:table-cell table:number-columns-repeated="4"/>
        </table:table-row>
        <table:table-row table:style-name="ro1">
          <table:table-cell office:value-type="float" office:value="-0.285325694035801">
            <text:p>-0.29</text:p>
          </table:table-cell>
          <table:table-cell table:formula="of:=[.A2048]*10+1" office:value-type="float" office:value="-1.85325694035801">
            <text:p>-1.85</text:p>
          </table:table-cell>
          <table:table-cell table:formula="of:=MEDIAN([.B2048:.B5363])" office:value-type="float" office:value="0.504008692441595">
            <text:p>0.5</text:p>
          </table:table-cell>
          <table:table-cell table:number-columns-repeated="4"/>
        </table:table-row>
        <table:table-row table:style-name="ro1">
          <table:table-cell office:value-type="float" office:value="-0.416245006630737">
            <text:p>-0.42</text:p>
          </table:table-cell>
          <table:table-cell table:formula="of:=[.A2049]*10+1" office:value-type="float" office:value="-3.16245006630737">
            <text:p>-3.16</text:p>
          </table:table-cell>
          <table:table-cell table:formula="of:=MEDIAN([.B2049:.B5364])" office:value-type="float" office:value="0.510584213598325">
            <text:p>0.51</text:p>
          </table:table-cell>
          <table:table-cell table:number-columns-repeated="4"/>
        </table:table-row>
        <table:table-row table:style-name="ro1">
          <table:table-cell office:value-type="float" office:value="0.21806430267776">
            <text:p>0.22</text:p>
          </table:table-cell>
          <table:table-cell table:formula="of:=[.A2050]*10+1" office:value-type="float" office:value="3.1806430267776">
            <text:p>3.18</text:p>
          </table:table-cell>
          <table:table-cell table:formula="of:=MEDIAN([.B2050:.B5365])" office:value-type="float" office:value="0.517159734755055">
            <text:p>0.52</text:p>
          </table:table-cell>
          <table:table-cell table:number-columns-repeated="4"/>
        </table:table-row>
        <table:table-row table:style-name="ro1">
          <table:table-cell office:value-type="float" office:value="0.352943523494713">
            <text:p>0.35</text:p>
          </table:table-cell>
          <table:table-cell table:formula="of:=[.A2051]*10+1" office:value-type="float" office:value="4.52943523494713">
            <text:p>4.53</text:p>
          </table:table-cell>
          <table:table-cell table:formula="of:=MEDIAN([.B2051:.B5366])" office:value-type="float" office:value="0.510584213598325">
            <text:p>0.51</text:p>
          </table:table-cell>
          <table:table-cell table:number-columns-repeated="4"/>
        </table:table-row>
        <table:table-row table:style-name="ro1">
          <table:table-cell office:value-type="float" office:value="0.00252496952748538">
            <text:p>0</text:p>
          </table:table-cell>
          <table:table-cell table:formula="of:=[.A2052]*10+1" office:value-type="float" office:value="1.02524969527485">
            <text:p>1.03</text:p>
          </table:table-cell>
          <table:table-cell table:formula="of:=MEDIAN([.B2052:.B5367])" office:value-type="float" office:value="0.504008692441595">
            <text:p>0.5</text:p>
          </table:table-cell>
          <table:table-cell table:number-columns-repeated="4"/>
        </table:table-row>
        <table:table-row table:style-name="ro1">
          <table:table-cell office:value-type="float" office:value="0.143934995356734">
            <text:p>0.14</text:p>
          </table:table-cell>
          <table:table-cell table:formula="of:=[.A2053]*10+1" office:value-type="float" office:value="2.43934995356734">
            <text:p>2.44</text:p>
          </table:table-cell>
          <table:table-cell table:formula="of:=MEDIAN([.B2053:.B5368])" office:value-type="float" office:value="0.501256397367195">
            <text:p>0.5</text:p>
          </table:table-cell>
          <table:table-cell table:number-columns-repeated="4"/>
        </table:table-row>
        <table:table-row table:style-name="ro1">
          <table:table-cell office:value-type="float" office:value="0.492545329530519">
            <text:p>0.49</text:p>
          </table:table-cell>
          <table:table-cell table:formula="of:=[.A2054]*10+1" office:value-type="float" office:value="5.92545329530519">
            <text:p>5.93</text:p>
          </table:table-cell>
          <table:table-cell table:formula="of:=MEDIAN([.B2054:.B5369])" office:value-type="float" office:value="0.498504102292795">
            <text:p>0.5</text:p>
          </table:table-cell>
          <table:table-cell table:number-columns-repeated="4"/>
        </table:table-row>
        <table:table-row table:style-name="ro1">
          <table:table-cell office:value-type="float" office:value="-0.683774220126893">
            <text:p>-0.68</text:p>
          </table:table-cell>
          <table:table-cell table:formula="of:=[.A2055]*10+1" office:value-type="float" office:value="-5.83774220126893">
            <text:p>-5.84</text:p>
          </table:table-cell>
          <table:table-cell table:formula="of:=MEDIAN([.B2055:.B5370])" office:value-type="float" office:value="0.484573200130759">
            <text:p>0.48</text:p>
          </table:table-cell>
          <table:table-cell table:number-columns-repeated="4"/>
        </table:table-row>
        <table:table-row table:style-name="ro1">
          <table:table-cell office:value-type="float" office:value="-0.2138892094836">
            <text:p>-0.21</text:p>
          </table:table-cell>
          <table:table-cell table:formula="of:=[.A2056]*10+1" office:value-type="float" office:value="-1.13889209483601">
            <text:p>-1.14</text:p>
          </table:table-cell>
          <table:table-cell table:formula="of:=MEDIAN([.B2056:.B5371])" office:value-type="float" office:value="0.498504102292795">
            <text:p>0.5</text:p>
          </table:table-cell>
          <table:table-cell table:number-columns-repeated="4"/>
        </table:table-row>
        <table:table-row table:style-name="ro1">
          <table:table-cell office:value-type="float" office:value="-0.382661610003811">
            <text:p>-0.38</text:p>
          </table:table-cell>
          <table:table-cell table:formula="of:=[.A2057]*10+1" office:value-type="float" office:value="-2.82661610003811">
            <text:p>-2.83</text:p>
          </table:table-cell>
          <table:table-cell table:formula="of:=MEDIAN([.B2057:.B5372])" office:value-type="float" office:value="0.501256397367195">
            <text:p>0.5</text:p>
          </table:table-cell>
          <table:table-cell table:number-columns-repeated="4"/>
        </table:table-row>
        <table:table-row table:style-name="ro1">
          <table:table-cell office:value-type="float" office:value="-0.429015586270967">
            <text:p>-0.43</text:p>
          </table:table-cell>
          <table:table-cell table:formula="of:=[.A2058]*10+1" office:value-type="float" office:value="-3.29015586270967">
            <text:p>-3.29</text:p>
          </table:table-cell>
          <table:table-cell table:formula="of:=MEDIAN([.B2058:.B5373])" office:value-type="float" office:value="0.504008692441595">
            <text:p>0.5</text:p>
          </table:table-cell>
          <table:table-cell table:number-columns-repeated="4"/>
        </table:table-row>
        <table:table-row table:style-name="ro1">
          <table:table-cell office:value-type="float" office:value="-0.627828591963535">
            <text:p>-0.63</text:p>
          </table:table-cell>
          <table:table-cell table:formula="of:=[.A2059]*10+1" office:value-type="float" office:value="-5.27828591963535">
            <text:p>-5.28</text:p>
          </table:table-cell>
          <table:table-cell table:formula="of:=MEDIAN([.B2059:.B5374])" office:value-type="float" office:value="0.510584213598325">
            <text:p>0.51</text:p>
          </table:table-cell>
          <table:table-cell table:number-columns-repeated="4"/>
        </table:table-row>
        <table:table-row table:style-name="ro1">
          <table:table-cell office:value-type="float" office:value="-0.928224078241417">
            <text:p>-0.93</text:p>
          </table:table-cell>
          <table:table-cell table:formula="of:=[.A2060]*10+1" office:value-type="float" office:value="-8.28224078241417">
            <text:p>-8.28</text:p>
          </table:table-cell>
          <table:table-cell table:formula="of:=MEDIAN([.B2060:.B5375])" office:value-type="float" office:value="0.517159734755055">
            <text:p>0.52</text:p>
          </table:table-cell>
          <table:table-cell table:number-columns-repeated="4"/>
        </table:table-row>
        <table:table-row table:style-name="ro1">
          <table:table-cell office:value-type="float" office:value="-0.820619096336649">
            <text:p>-0.82</text:p>
          </table:table-cell>
          <table:table-cell table:formula="of:=[.A2061]*10+1" office:value-type="float" office:value="-7.20619096336649">
            <text:p>-7.21</text:p>
          </table:table-cell>
          <table:table-cell table:formula="of:=MEDIAN([.B2061:.B5376])" office:value-type="float" office:value="0.517288035857416">
            <text:p>0.52</text:p>
          </table:table-cell>
          <table:table-cell table:number-columns-repeated="4"/>
        </table:table-row>
        <table:table-row table:style-name="ro1">
          <table:table-cell office:value-type="float" office:value="-0.284145935018054">
            <text:p>-0.28</text:p>
          </table:table-cell>
          <table:table-cell table:formula="of:=[.A2062]*10+1" office:value-type="float" office:value="-1.84145935018054">
            <text:p>-1.84</text:p>
          </table:table-cell>
          <table:table-cell table:formula="of:=MEDIAN([.B2062:.B5377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-0.6036772575238">
            <text:p>-0.6</text:p>
          </table:table-cell>
          <table:table-cell table:formula="of:=[.A2063]*10+1" office:value-type="float" office:value="-5.036772575238">
            <text:p>-5.04</text:p>
          </table:table-cell>
          <table:table-cell table:formula="of:=MEDIAN([.B2063:.B5378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0.475494846970066">
            <text:p>0.48</text:p>
          </table:table-cell>
          <table:table-cell table:formula="of:=[.A2064]*10+1" office:value-type="float" office:value="5.75494846970066">
            <text:p>5.75</text:p>
          </table:table-cell>
          <table:table-cell table:formula="of:=MEDIAN([.B2064:.B5379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0.514722259692914">
            <text:p>0.51</text:p>
          </table:table-cell>
          <table:table-cell table:formula="of:=[.A2065]*10+1" office:value-type="float" office:value="6.14722259692914">
            <text:p>6.15</text:p>
          </table:table-cell>
          <table:table-cell table:formula="of:=MEDIAN([.B2065:.B5380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-0.111187266880233">
            <text:p>-0.11</text:p>
          </table:table-cell>
          <table:table-cell table:formula="of:=[.A2066]*10+1" office:value-type="float" office:value="-0.111872668802327">
            <text:p>-0.11</text:p>
          </table:table-cell>
          <table:table-cell table:formula="of:=MEDIAN([.B2066:.B5381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0.581711525667749">
            <text:p>0.58</text:p>
          </table:table-cell>
          <table:table-cell table:formula="of:=[.A2067]*10+1" office:value-type="float" office:value="6.81711525667749">
            <text:p>6.82</text:p>
          </table:table-cell>
          <table:table-cell table:formula="of:=MEDIAN([.B2067:.B5382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0.967387099495492">
            <text:p>0.97</text:p>
          </table:table-cell>
          <table:table-cell table:formula="of:=[.A2068]*10+1" office:value-type="float" office:value="10.6738709949549">
            <text:p>10.67</text:p>
          </table:table-cell>
          <table:table-cell table:formula="of:=MEDIAN([.B2068:.B5383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-0.308762990343059">
            <text:p>-0.31</text:p>
          </table:table-cell>
          <table:table-cell table:formula="of:=[.A2069]*10+1" office:value-type="float" office:value="-2.08762990343059">
            <text:p>-2.09</text:p>
          </table:table-cell>
          <table:table-cell table:formula="of:=MEDIAN([.B2069:.B5384])" office:value-type="float" office:value="0.517288035857416">
            <text:p>0.52</text:p>
          </table:table-cell>
          <table:table-cell table:number-columns-repeated="4"/>
        </table:table-row>
        <table:table-row table:style-name="ro1">
          <table:table-cell office:value-type="float" office:value="-0.187724927278905">
            <text:p>-0.19</text:p>
          </table:table-cell>
          <table:table-cell table:formula="of:=[.A2070]*10+1" office:value-type="float" office:value="-0.877249272789054">
            <text:p>-0.88</text:p>
          </table:table-cell>
          <table:table-cell table:formula="of:=MEDIAN([.B2070:.B5385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-0.0930288520673953">
            <text:p>-0.09</text:p>
          </table:table-cell>
          <table:table-cell table:formula="of:=[.A2071]*10+1" office:value-type="float" office:value="0.069711479326047">
            <text:p>0.07</text:p>
          </table:table-cell>
          <table:table-cell table:formula="of:=MEDIAN([.B2071:.B5386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-0.290887596504681">
            <text:p>-0.29</text:p>
          </table:table-cell>
          <table:table-cell table:formula="of:=[.A2072]*10+1" office:value-type="float" office:value="-1.90887596504681">
            <text:p>-1.91</text:p>
          </table:table-cell>
          <table:table-cell table:formula="of:=MEDIAN([.B2072:.B5387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0.359782217950841">
            <text:p>0.36</text:p>
          </table:table-cell>
          <table:table-cell table:formula="of:=[.A2073]*10+1" office:value-type="float" office:value="4.59782217950841">
            <text:p>4.6</text:p>
          </table:table-cell>
          <table:table-cell table:formula="of:=MEDIAN([.B2073:.B5388])" office:value-type="float" office:value="0.530837755371194">
            <text:p>0.53</text:p>
          </table:table-cell>
          <table:table-cell table:number-columns-repeated="4"/>
        </table:table-row>
        <table:table-row table:style-name="ro1">
          <table:table-cell office:value-type="float" office:value="-0.0799687053537589">
            <text:p>-0.08</text:p>
          </table:table-cell>
          <table:table-cell table:formula="of:=[.A2074]*10+1" office:value-type="float" office:value="0.200312946462411">
            <text:p>0.2</text:p>
          </table:table-cell>
          <table:table-cell table:formula="of:=MEDIAN([.B2074:.B5389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-0.606299101144439">
            <text:p>-0.61</text:p>
          </table:table-cell>
          <table:table-cell table:formula="of:=[.A2075]*10+1" office:value-type="float" office:value="-5.06299101144439">
            <text:p>-5.06</text:p>
          </table:table-cell>
          <table:table-cell table:formula="of:=MEDIAN([.B2075:.B5390])" office:value-type="float" office:value="0.530837755371194">
            <text:p>0.53</text:p>
          </table:table-cell>
          <table:table-cell table:number-columns-repeated="4"/>
        </table:table-row>
        <table:table-row table:style-name="ro1">
          <table:table-cell office:value-type="float" office:value="0.654416386137211">
            <text:p>0.65</text:p>
          </table:table-cell>
          <table:table-cell table:formula="of:=[.A2076]*10+1" office:value-type="float" office:value="7.54416386137211">
            <text:p>7.54</text:p>
          </table:table-cell>
          <table:table-cell table:formula="of:=MEDIAN([.B2076:.B5391])" office:value-type="float" office:value="0.537529389679068">
            <text:p>0.54</text:p>
          </table:table-cell>
          <table:table-cell table:number-columns-repeated="4"/>
        </table:table-row>
        <table:table-row table:style-name="ro1">
          <table:table-cell office:value-type="float" office:value="0.104688488382077">
            <text:p>0.1</text:p>
          </table:table-cell>
          <table:table-cell table:formula="of:=[.A2077]*10+1" office:value-type="float" office:value="2.04688488382077">
            <text:p>2.05</text:p>
          </table:table-cell>
          <table:table-cell table:formula="of:=MEDIAN([.B2077:.B5392])" office:value-type="float" office:value="0.530837755371194">
            <text:p>0.53</text:p>
          </table:table-cell>
          <table:table-cell table:number-columns-repeated="4"/>
        </table:table-row>
        <table:table-row table:style-name="ro1">
          <table:table-cell office:value-type="float" office:value="0.988109834948594">
            <text:p>0.99</text:p>
          </table:table-cell>
          <table:table-cell table:formula="of:=[.A2078]*10+1" office:value-type="float" office:value="10.8810983494859">
            <text:p>10.88</text:p>
          </table:table-cell>
          <table:table-cell table:formula="of:=MEDIAN([.B2078:.B5393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-0.229643106608086">
            <text:p>-0.23</text:p>
          </table:table-cell>
          <table:table-cell table:formula="of:=[.A2079]*10+1" office:value-type="float" office:value="-1.29643106608086">
            <text:p>-1.3</text:p>
          </table:table-cell>
          <table:table-cell table:formula="of:=MEDIAN([.B2079:.B5394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-0.956041357005648">
            <text:p>-0.96</text:p>
          </table:table-cell>
          <table:table-cell table:formula="of:=[.A2080]*10+1" office:value-type="float" office:value="-8.56041357005648">
            <text:p>-8.56</text:p>
          </table:table-cell>
          <table:table-cell table:formula="of:=MEDIAN([.B2080:.B5395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-0.249154344933299">
            <text:p>-0.25</text:p>
          </table:table-cell>
          <table:table-cell table:formula="of:=[.A2081]*10+1" office:value-type="float" office:value="-1.491543449333">
            <text:p>-1.49</text:p>
          </table:table-cell>
          <table:table-cell table:formula="of:=MEDIAN([.B2081:.B5396])" office:value-type="float" office:value="0.530837755371194">
            <text:p>0.53</text:p>
          </table:table-cell>
          <table:table-cell table:number-columns-repeated="4"/>
        </table:table-row>
        <table:table-row table:style-name="ro1">
          <table:table-cell office:value-type="float" office:value="-0.267276070971337">
            <text:p>-0.27</text:p>
          </table:table-cell>
          <table:table-cell table:formula="of:=[.A2082]*10+1" office:value-type="float" office:value="-1.67276070971337">
            <text:p>-1.67</text:p>
          </table:table-cell>
          <table:table-cell table:formula="of:=MEDIAN([.B2082:.B5397])" office:value-type="float" office:value="0.537529389679068">
            <text:p>0.54</text:p>
          </table:table-cell>
          <table:table-cell table:number-columns-repeated="4"/>
        </table:table-row>
        <table:table-row table:style-name="ro1">
          <table:table-cell office:value-type="float" office:value="0.944554729428425">
            <text:p>0.94</text:p>
          </table:table-cell>
          <table:table-cell table:formula="of:=[.A2083]*10+1" office:value-type="float" office:value="10.4455472942842">
            <text:p>10.45</text:p>
          </table:table-cell>
          <table:table-cell table:formula="of:=MEDIAN([.B2083:.B5398])" office:value-type="float" office:value="0.54264763545208">
            <text:p>0.54</text:p>
          </table:table-cell>
          <table:table-cell table:number-columns-repeated="4"/>
        </table:table-row>
        <table:table-row table:style-name="ro1">
          <table:table-cell office:value-type="float" office:value="0.493306671830146">
            <text:p>0.49</text:p>
          </table:table-cell>
          <table:table-cell table:formula="of:=[.A2084]*10+1" office:value-type="float" office:value="5.93306671830146">
            <text:p>5.93</text:p>
          </table:table-cell>
          <table:table-cell table:formula="of:=MEDIAN([.B2084:.B5399])" office:value-type="float" office:value="0.537529389679068">
            <text:p>0.54</text:p>
          </table:table-cell>
          <table:table-cell table:number-columns-repeated="4"/>
        </table:table-row>
        <table:table-row table:style-name="ro1">
          <table:table-cell office:value-type="float" office:value="-0.610821759381909">
            <text:p>-0.61</text:p>
          </table:table-cell>
          <table:table-cell table:formula="of:=[.A2085]*10+1" office:value-type="float" office:value="-5.10821759381909">
            <text:p>-5.11</text:p>
          </table:table-cell>
          <table:table-cell table:formula="of:=MEDIAN([.B2085:.B5400])" office:value-type="float" office:value="0.530837755371194">
            <text:p>0.53</text:p>
          </table:table-cell>
          <table:table-cell table:number-columns-repeated="4"/>
        </table:table-row>
        <table:table-row table:style-name="ro1">
          <table:table-cell office:value-type="float" office:value="0.26861611726347">
            <text:p>0.27</text:p>
          </table:table-cell>
          <table:table-cell table:formula="of:=[.A2086]*10+1" office:value-type="float" office:value="3.6861611726347">
            <text:p>3.69</text:p>
          </table:table-cell>
          <table:table-cell table:formula="of:=MEDIAN([.B2086:.B5401])" office:value-type="float" office:value="0.537529389679068">
            <text:p>0.54</text:p>
          </table:table-cell>
          <table:table-cell table:number-columns-repeated="4"/>
        </table:table-row>
        <table:table-row table:style-name="ro1">
          <table:table-cell office:value-type="float" office:value="0.828897481695654">
            <text:p>0.83</text:p>
          </table:table-cell>
          <table:table-cell table:formula="of:=[.A2087]*10+1" office:value-type="float" office:value="9.28897481695654">
            <text:p>9.29</text:p>
          </table:table-cell>
          <table:table-cell table:formula="of:=MEDIAN([.B2087:.B5402])" office:value-type="float" office:value="0.530837755371194">
            <text:p>0.53</text:p>
          </table:table-cell>
          <table:table-cell table:number-columns-repeated="4"/>
        </table:table-row>
        <table:table-row table:style-name="ro1">
          <table:table-cell office:value-type="float" office:value="-0.784206106365392">
            <text:p>-0.78</text:p>
          </table:table-cell>
          <table:table-cell table:formula="of:=[.A2088]*10+1" office:value-type="float" office:value="-6.84206106365392">
            <text:p>-6.84</text:p>
          </table:table-cell>
          <table:table-cell table:formula="of:=MEDIAN([.B2088:.B5403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0.898847891787026">
            <text:p>0.9</text:p>
          </table:table-cell>
          <table:table-cell table:formula="of:=[.A2089]*10+1" office:value-type="float" office:value="9.98847891787026">
            <text:p>9.99</text:p>
          </table:table-cell>
          <table:table-cell table:formula="of:=MEDIAN([.B2089:.B5404])" office:value-type="float" office:value="0.530837755371194">
            <text:p>0.53</text:p>
          </table:table-cell>
          <table:table-cell table:number-columns-repeated="4"/>
        </table:table-row>
        <table:table-row table:style-name="ro1">
          <table:table-cell office:value-type="float" office:value="-0.89504481994987">
            <text:p>-0.9</text:p>
          </table:table-cell>
          <table:table-cell table:formula="of:=[.A2090]*10+1" office:value-type="float" office:value="-7.9504481994987">
            <text:p>-7.95</text:p>
          </table:table-cell>
          <table:table-cell table:formula="of:=MEDIAN([.B2090:.B5405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0.97600728027909">
            <text:p>0.98</text:p>
          </table:table-cell>
          <table:table-cell table:formula="of:=[.A2091]*10+1" office:value-type="float" office:value="10.7600728027909">
            <text:p>10.76</text:p>
          </table:table-cell>
          <table:table-cell table:formula="of:=MEDIAN([.B2091:.B5406])" office:value-type="float" office:value="0.530837755371194">
            <text:p>0.53</text:p>
          </table:table-cell>
          <table:table-cell table:number-columns-repeated="4"/>
        </table:table-row>
        <table:table-row table:style-name="ro1">
          <table:table-cell office:value-type="float" office:value="0.518832739255851">
            <text:p>0.52</text:p>
          </table:table-cell>
          <table:table-cell table:formula="of:=[.A2092]*10+1" office:value-type="float" office:value="6.18832739255851">
            <text:p>6.19</text:p>
          </table:table-cell>
          <table:table-cell table:formula="of:=MEDIAN([.B2092:.B5407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-0.761822476596709">
            <text:p>-0.76</text:p>
          </table:table-cell>
          <table:table-cell table:formula="of:=[.A2093]*10+1" office:value-type="float" office:value="-6.61822476596709">
            <text:p>-6.62</text:p>
          </table:table-cell>
          <table:table-cell table:formula="of:=MEDIAN([.B2093:.B5408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0.516180156535126">
            <text:p>0.52</text:p>
          </table:table-cell>
          <table:table-cell table:formula="of:=[.A2094]*10+1" office:value-type="float" office:value="6.16180156535126">
            <text:p>6.16</text:p>
          </table:table-cell>
          <table:table-cell table:formula="of:=MEDIAN([.B2094:.B5409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-0.0669322720763764">
            <text:p>-0.07</text:p>
          </table:table-cell>
          <table:table-cell table:formula="of:=[.A2095]*10+1" office:value-type="float" office:value="0.330677279236236">
            <text:p>0.33</text:p>
          </table:table-cell>
          <table:table-cell table:formula="of:=MEDIAN([.B2095:.B5410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0.911236173959647">
            <text:p>0.91</text:p>
          </table:table-cell>
          <table:table-cell table:formula="of:=[.A2096]*10+1" office:value-type="float" office:value="10.1123617395965">
            <text:p>10.11</text:p>
          </table:table-cell>
          <table:table-cell table:formula="of:=MEDIAN([.B2096:.B5411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0.686088017133188">
            <text:p>0.69</text:p>
          </table:table-cell>
          <table:table-cell table:formula="of:=[.A2097]*10+1" office:value-type="float" office:value="7.86088017133188">
            <text:p>7.86</text:p>
          </table:table-cell>
          <table:table-cell table:formula="of:=MEDIAN([.B2097:.B5412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0.137003382563254">
            <text:p>0.14</text:p>
          </table:table-cell>
          <table:table-cell table:formula="of:=[.A2098]*10+1" office:value-type="float" office:value="2.37003382563254">
            <text:p>2.37</text:p>
          </table:table-cell>
          <table:table-cell table:formula="of:=MEDIAN([.B2098:.B5413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-0.802841153205793">
            <text:p>-0.8</text:p>
          </table:table-cell>
          <table:table-cell table:formula="of:=[.A2099]*10+1" office:value-type="float" office:value="-7.02841153205793">
            <text:p>-7.03</text:p>
          </table:table-cell>
          <table:table-cell table:formula="of:=MEDIAN([.B2099:.B5414])" office:value-type="float" office:value="0.517288035857416">
            <text:p>0.52</text:p>
          </table:table-cell>
          <table:table-cell table:number-columns-repeated="4"/>
        </table:table-row>
        <table:table-row table:style-name="ro1">
          <table:table-cell office:value-type="float" office:value="-0.971018447804379">
            <text:p>-0.97</text:p>
          </table:table-cell>
          <table:table-cell table:formula="of:=[.A2100]*10+1" office:value-type="float" office:value="-8.71018447804379">
            <text:p>-8.71</text:p>
          </table:table-cell>
          <table:table-cell table:formula="of:=MEDIAN([.B2100:.B5415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-0.576494108363529">
            <text:p>-0.58</text:p>
          </table:table-cell>
          <table:table-cell table:formula="of:=[.A2101]*10+1" office:value-type="float" office:value="-4.76494108363529">
            <text:p>-4.76</text:p>
          </table:table-cell>
          <table:table-cell table:formula="of:=MEDIAN([.B2101:.B5416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-0.964773611976059">
            <text:p>-0.96</text:p>
          </table:table-cell>
          <table:table-cell table:formula="of:=[.A2102]*10+1" office:value-type="float" office:value="-8.64773611976059">
            <text:p>-8.65</text:p>
          </table:table-cell>
          <table:table-cell table:formula="of:=MEDIAN([.B2102:.B5417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0.654631274109372">
            <text:p>0.65</text:p>
          </table:table-cell>
          <table:table-cell table:formula="of:=[.A2103]*10+1" office:value-type="float" office:value="7.54631274109372">
            <text:p>7.55</text:p>
          </table:table-cell>
          <table:table-cell table:formula="of:=MEDIAN([.B2103:.B5418])" office:value-type="float" office:value="0.530837755371194">
            <text:p>0.53</text:p>
          </table:table-cell>
          <table:table-cell table:number-columns-repeated="4"/>
        </table:table-row>
        <table:table-row table:style-name="ro1">
          <table:table-cell office:value-type="float" office:value="0.464199995579735">
            <text:p>0.46</text:p>
          </table:table-cell>
          <table:table-cell table:formula="of:=[.A2104]*10+1" office:value-type="float" office:value="5.64199995579735">
            <text:p>5.64</text:p>
          </table:table-cell>
          <table:table-cell table:formula="of:=MEDIAN([.B2104:.B5419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0.101616973169819">
            <text:p>0.1</text:p>
          </table:table-cell>
          <table:table-cell table:formula="of:=[.A2105]*10+1" office:value-type="float" office:value="2.01616973169819">
            <text:p>2.02</text:p>
          </table:table-cell>
          <table:table-cell table:formula="of:=MEDIAN([.B2105:.B5420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0.768728051426017">
            <text:p>0.77</text:p>
          </table:table-cell>
          <table:table-cell table:formula="of:=[.A2106]*10+1" office:value-type="float" office:value="8.68728051426017">
            <text:p>8.69</text:p>
          </table:table-cell>
          <table:table-cell table:formula="of:=MEDIAN([.B2106:.B5421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0.636767587841276">
            <text:p>0.64</text:p>
          </table:table-cell>
          <table:table-cell table:formula="of:=[.A2107]*10+1" office:value-type="float" office:value="7.36767587841276">
            <text:p>7.37</text:p>
          </table:table-cell>
          <table:table-cell table:formula="of:=MEDIAN([.B2107:.B5422])" office:value-type="float" office:value="0.517288035857416">
            <text:p>0.52</text:p>
          </table:table-cell>
          <table:table-cell table:number-columns-repeated="4"/>
        </table:table-row>
        <table:table-row table:style-name="ro1">
          <table:table-cell office:value-type="float" office:value="-0.582886964291224">
            <text:p>-0.58</text:p>
          </table:table-cell>
          <table:table-cell table:formula="of:=[.A2108]*10+1" office:value-type="float" office:value="-4.82886964291224">
            <text:p>-4.83</text:p>
          </table:table-cell>
          <table:table-cell table:formula="of:=MEDIAN([.B2108:.B5423])" office:value-type="float" office:value="0.517159734755055">
            <text:p>0.52</text:p>
          </table:table-cell>
          <table:table-cell table:number-columns-repeated="4"/>
        </table:table-row>
        <table:table-row table:style-name="ro1">
          <table:table-cell office:value-type="float" office:value="-0.135475718290816">
            <text:p>-0.14</text:p>
          </table:table-cell>
          <table:table-cell table:formula="of:=[.A2109]*10+1" office:value-type="float" office:value="-0.35475718290816">
            <text:p>-0.35</text:p>
          </table:table-cell>
          <table:table-cell table:formula="of:=MEDIAN([.B2109:.B5424])" office:value-type="float" office:value="0.517288035857416">
            <text:p>0.52</text:p>
          </table:table-cell>
          <table:table-cell table:number-columns-repeated="4"/>
        </table:table-row>
        <table:table-row table:style-name="ro1">
          <table:table-cell office:value-type="float" office:value="-0.677099008216726">
            <text:p>-0.68</text:p>
          </table:table-cell>
          <table:table-cell table:formula="of:=[.A2110]*10+1" office:value-type="float" office:value="-5.77099008216726">
            <text:p>-5.77</text:p>
          </table:table-cell>
          <table:table-cell table:formula="of:=MEDIAN([.B2110:.B5425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0.062383875070168">
            <text:p>0.06</text:p>
          </table:table-cell>
          <table:table-cell table:formula="of:=[.A2111]*10+1" office:value-type="float" office:value="1.62383875070168">
            <text:p>1.62</text:p>
          </table:table-cell>
          <table:table-cell table:formula="of:=MEDIAN([.B2111:.B5426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0.593270896302614">
            <text:p>0.59</text:p>
          </table:table-cell>
          <table:table-cell table:formula="of:=[.A2112]*10+1" office:value-type="float" office:value="6.93270896302614">
            <text:p>6.93</text:p>
          </table:table-cell>
          <table:table-cell table:formula="of:=MEDIAN([.B2112:.B5427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0.877776328093922">
            <text:p>0.88</text:p>
          </table:table-cell>
          <table:table-cell table:formula="of:=[.A2113]*10+1" office:value-type="float" office:value="9.77776328093922">
            <text:p>9.78</text:p>
          </table:table-cell>
          <table:table-cell table:formula="of:=MEDIAN([.B2113:.B5428])" office:value-type="float" office:value="0.517288035857416">
            <text:p>0.52</text:p>
          </table:table-cell>
          <table:table-cell table:number-columns-repeated="4"/>
        </table:table-row>
        <table:table-row table:style-name="ro1">
          <table:table-cell office:value-type="float" office:value="0.305979197600621">
            <text:p>0.31</text:p>
          </table:table-cell>
          <table:table-cell table:formula="of:=[.A2114]*10+1" office:value-type="float" office:value="4.05979197600621">
            <text:p>4.06</text:p>
          </table:table-cell>
          <table:table-cell table:formula="of:=MEDIAN([.B2114:.B5429])" office:value-type="float" office:value="0.517159734755055">
            <text:p>0.52</text:p>
          </table:table-cell>
          <table:table-cell table:number-columns-repeated="4"/>
        </table:table-row>
        <table:table-row table:style-name="ro1">
          <table:table-cell office:value-type="float" office:value="-0.486677355224101">
            <text:p>-0.49</text:p>
          </table:table-cell>
          <table:table-cell table:formula="of:=[.A2115]*10+1" office:value-type="float" office:value="-3.86677355224101">
            <text:p>-3.87</text:p>
          </table:table-cell>
          <table:table-cell table:formula="of:=MEDIAN([.B2115:.B5430])" office:value-type="float" office:value="0.510584213598325">
            <text:p>0.51</text:p>
          </table:table-cell>
          <table:table-cell table:number-columns-repeated="4"/>
        </table:table-row>
        <table:table-row table:style-name="ro1">
          <table:table-cell office:value-type="float" office:value="0.981492293558221">
            <text:p>0.98</text:p>
          </table:table-cell>
          <table:table-cell table:formula="of:=[.A2116]*10+1" office:value-type="float" office:value="10.8149229355822">
            <text:p>10.81</text:p>
          </table:table-cell>
          <table:table-cell table:formula="of:=MEDIAN([.B2116:.B5431])" office:value-type="float" office:value="0.517159734755055">
            <text:p>0.52</text:p>
          </table:table-cell>
          <table:table-cell table:number-columns-repeated="4"/>
        </table:table-row>
        <table:table-row table:style-name="ro1">
          <table:table-cell office:value-type="float" office:value="-0.484714790590709">
            <text:p>-0.48</text:p>
          </table:table-cell>
          <table:table-cell table:formula="of:=[.A2117]*10+1" office:value-type="float" office:value="-3.84714790590709">
            <text:p>-3.85</text:p>
          </table:table-cell>
          <table:table-cell table:formula="of:=MEDIAN([.B2117:.B5432])" office:value-type="float" office:value="0.510584213598325">
            <text:p>0.51</text:p>
          </table:table-cell>
          <table:table-cell table:number-columns-repeated="4"/>
        </table:table-row>
        <table:table-row table:style-name="ro1">
          <table:table-cell office:value-type="float" office:value="-0.364566402051778">
            <text:p>-0.36</text:p>
          </table:table-cell>
          <table:table-cell table:formula="of:=[.A2118]*10+1" office:value-type="float" office:value="-2.64566402051778">
            <text:p>-2.65</text:p>
          </table:table-cell>
          <table:table-cell table:formula="of:=MEDIAN([.B2118:.B5433])" office:value-type="float" office:value="0.517159734755055">
            <text:p>0.52</text:p>
          </table:table-cell>
          <table:table-cell table:number-columns-repeated="4"/>
        </table:table-row>
        <table:table-row table:style-name="ro1">
          <table:table-cell office:value-type="float" office:value="0.295628124757233">
            <text:p>0.3</text:p>
          </table:table-cell>
          <table:table-cell table:formula="of:=[.A2119]*10+1" office:value-type="float" office:value="3.95628124757233">
            <text:p>3.96</text:p>
          </table:table-cell>
          <table:table-cell table:formula="of:=MEDIAN([.B2119:.B5434])" office:value-type="float" office:value="0.517288035857416">
            <text:p>0.52</text:p>
          </table:table-cell>
          <table:table-cell table:number-columns-repeated="4"/>
        </table:table-row>
        <table:table-row table:style-name="ro1">
          <table:table-cell office:value-type="float" office:value="-0.866899206772509">
            <text:p>-0.87</text:p>
          </table:table-cell>
          <table:table-cell table:formula="of:=[.A2120]*10+1" office:value-type="float" office:value="-7.6689920677251">
            <text:p>-7.67</text:p>
          </table:table-cell>
          <table:table-cell table:formula="of:=MEDIAN([.B2120:.B5435])" office:value-type="float" office:value="0.517159734755055">
            <text:p>0.52</text:p>
          </table:table-cell>
          <table:table-cell table:number-columns-repeated="4"/>
        </table:table-row>
        <table:table-row table:style-name="ro1">
          <table:table-cell office:value-type="float" office:value="-0.292370500514739">
            <text:p>-0.29</text:p>
          </table:table-cell>
          <table:table-cell table:formula="of:=[.A2121]*10+1" office:value-type="float" office:value="-1.92370500514739">
            <text:p>-1.92</text:p>
          </table:table-cell>
          <table:table-cell table:formula="of:=MEDIAN([.B2121:.B5436])" office:value-type="float" office:value="0.517288035857416">
            <text:p>0.52</text:p>
          </table:table-cell>
          <table:table-cell table:number-columns-repeated="4"/>
        </table:table-row>
        <table:table-row table:style-name="ro1">
          <table:table-cell office:value-type="float" office:value="-0.131318717670838">
            <text:p>-0.13</text:p>
          </table:table-cell>
          <table:table-cell table:formula="of:=[.A2122]*10+1" office:value-type="float" office:value="-0.313187176708377">
            <text:p>-0.31</text:p>
          </table:table-cell>
          <table:table-cell table:formula="of:=MEDIAN([.B2122:.B5437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0.647074435109346">
            <text:p>0.65</text:p>
          </table:table-cell>
          <table:table-cell table:formula="of:=[.A2123]*10+1" office:value-type="float" office:value="7.47074435109346">
            <text:p>7.47</text:p>
          </table:table-cell>
          <table:table-cell table:formula="of:=MEDIAN([.B2123:.B5438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0.702231967397386">
            <text:p>0.7</text:p>
          </table:table-cell>
          <table:table-cell table:formula="of:=[.A2124]*10+1" office:value-type="float" office:value="8.02231967397387">
            <text:p>8.02</text:p>
          </table:table-cell>
          <table:table-cell table:formula="of:=MEDIAN([.B2124:.B5439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-0.964721356226633">
            <text:p>-0.96</text:p>
          </table:table-cell>
          <table:table-cell table:formula="of:=[.A2125]*10+1" office:value-type="float" office:value="-8.64721356226633">
            <text:p>-8.65</text:p>
          </table:table-cell>
          <table:table-cell table:formula="of:=MEDIAN([.B2125:.B5440])" office:value-type="float" office:value="0.517288035857416">
            <text:p>0.52</text:p>
          </table:table-cell>
          <table:table-cell table:number-columns-repeated="4"/>
        </table:table-row>
        <table:table-row table:style-name="ro1">
          <table:table-cell office:value-type="float" office:value="-0.445551656406726">
            <text:p>-0.45</text:p>
          </table:table-cell>
          <table:table-cell table:formula="of:=[.A2126]*10+1" office:value-type="float" office:value="-3.45551656406726">
            <text:p>-3.46</text:p>
          </table:table-cell>
          <table:table-cell table:formula="of:=MEDIAN([.B2126:.B5441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-0.721175273689222">
            <text:p>-0.72</text:p>
          </table:table-cell>
          <table:table-cell table:formula="of:=[.A2127]*10+1" office:value-type="float" office:value="-6.21175273689222">
            <text:p>-6.21</text:p>
          </table:table-cell>
          <table:table-cell table:formula="of:=MEDIAN([.B2127:.B5442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-0.530265630937731">
            <text:p>-0.53</text:p>
          </table:table-cell>
          <table:table-cell table:formula="of:=[.A2128]*10+1" office:value-type="float" office:value="-4.30265630937731">
            <text:p>-4.3</text:p>
          </table:table-cell>
          <table:table-cell table:formula="of:=MEDIAN([.B2128:.B5443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0.148311523901792">
            <text:p>0.15</text:p>
          </table:table-cell>
          <table:table-cell table:formula="of:=[.A2129]*10+1" office:value-type="float" office:value="2.48311523901792">
            <text:p>2.48</text:p>
          </table:table-cell>
          <table:table-cell table:formula="of:=MEDIAN([.B2129:.B5444])" office:value-type="float" office:value="0.530837755371194">
            <text:p>0.53</text:p>
          </table:table-cell>
          <table:table-cell table:number-columns-repeated="4"/>
        </table:table-row>
        <table:table-row table:style-name="ro1">
          <table:table-cell office:value-type="float" office:value="-0.109008614923688">
            <text:p>-0.11</text:p>
          </table:table-cell>
          <table:table-cell table:formula="of:=[.A2130]*10+1" office:value-type="float" office:value="-0.090086149236881">
            <text:p>-0.09</text:p>
          </table:table-cell>
          <table:table-cell table:formula="of:=MEDIAN([.B2130:.B5445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-0.487291282804588">
            <text:p>-0.49</text:p>
          </table:table-cell>
          <table:table-cell table:formula="of:=[.A2131]*10+1" office:value-type="float" office:value="-3.87291282804588">
            <text:p>-3.87</text:p>
          </table:table-cell>
          <table:table-cell table:formula="of:=MEDIAN([.B2131:.B5446])" office:value-type="float" office:value="0.530837755371194">
            <text:p>0.53</text:p>
          </table:table-cell>
          <table:table-cell table:number-columns-repeated="4"/>
        </table:table-row>
        <table:table-row table:style-name="ro1">
          <table:table-cell office:value-type="float" office:value="0.316441048259879">
            <text:p>0.32</text:p>
          </table:table-cell>
          <table:table-cell table:formula="of:=[.A2132]*10+1" office:value-type="float" office:value="4.16441048259879">
            <text:p>4.16</text:p>
          </table:table-cell>
          <table:table-cell table:formula="of:=MEDIAN([.B2132:.B5447])" office:value-type="float" office:value="0.537529389679068">
            <text:p>0.54</text:p>
          </table:table-cell>
          <table:table-cell table:number-columns-repeated="4"/>
        </table:table-row>
        <table:table-row table:style-name="ro1">
          <table:table-cell office:value-type="float" office:value="0.465603442227912">
            <text:p>0.47</text:p>
          </table:table-cell>
          <table:table-cell table:formula="of:=[.A2133]*10+1" office:value-type="float" office:value="5.65603442227912">
            <text:p>5.66</text:p>
          </table:table-cell>
          <table:table-cell table:formula="of:=MEDIAN([.B2133:.B5448])" office:value-type="float" office:value="0.530837755371194">
            <text:p>0.53</text:p>
          </table:table-cell>
          <table:table-cell table:number-columns-repeated="4"/>
        </table:table-row>
        <table:table-row table:style-name="ro1">
          <table:table-cell office:value-type="float" office:value="0.841935509411724">
            <text:p>0.84</text:p>
          </table:table-cell>
          <table:table-cell table:formula="of:=[.A2134]*10+1" office:value-type="float" office:value="9.41935509411724">
            <text:p>9.42</text:p>
          </table:table-cell>
          <table:table-cell table:formula="of:=MEDIAN([.B2134:.B5449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-0.444315487320276">
            <text:p>-0.44</text:p>
          </table:table-cell>
          <table:table-cell table:formula="of:=[.A2135]*10+1" office:value-type="float" office:value="-3.44315487320276">
            <text:p>-3.44</text:p>
          </table:table-cell>
          <table:table-cell table:formula="of:=MEDIAN([.B2135:.B5450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-0.127015977001394">
            <text:p>-0.13</text:p>
          </table:table-cell>
          <table:table-cell table:formula="of:=[.A2136]*10+1" office:value-type="float" office:value="-0.270159770013943">
            <text:p>-0.27</text:p>
          </table:table-cell>
          <table:table-cell table:formula="of:=MEDIAN([.B2136:.B5451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0.929045078320594">
            <text:p>0.93</text:p>
          </table:table-cell>
          <table:table-cell table:formula="of:=[.A2137]*10+1" office:value-type="float" office:value="10.2904507832059">
            <text:p>10.29</text:p>
          </table:table-cell>
          <table:table-cell table:formula="of:=MEDIAN([.B2137:.B5452])" office:value-type="float" office:value="0.530837755371194">
            <text:p>0.53</text:p>
          </table:table-cell>
          <table:table-cell table:number-columns-repeated="4"/>
        </table:table-row>
        <table:table-row table:style-name="ro1">
          <table:table-cell office:value-type="float" office:value="0.188191109520691">
            <text:p>0.19</text:p>
          </table:table-cell>
          <table:table-cell table:formula="of:=[.A2138]*10+1" office:value-type="float" office:value="2.88191109520691">
            <text:p>2.88</text:p>
          </table:table-cell>
          <table:table-cell table:formula="of:=MEDIAN([.B2138:.B5453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-0.0414850075283301">
            <text:p>-0.04</text:p>
          </table:table-cell>
          <table:table-cell table:formula="of:=[.A2139]*10+1" office:value-type="float" office:value="0.585149924716699">
            <text:p>0.59</text:p>
          </table:table-cell>
          <table:table-cell table:formula="of:=MEDIAN([.B2139:.B5454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0.172267455200672">
            <text:p>0.17</text:p>
          </table:table-cell>
          <table:table-cell table:formula="of:=[.A2140]*10+1" office:value-type="float" office:value="2.72267455200672">
            <text:p>2.72</text:p>
          </table:table-cell>
          <table:table-cell table:formula="of:=MEDIAN([.B2140:.B5455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-0.107883732412713">
            <text:p>-0.11</text:p>
          </table:table-cell>
          <table:table-cell table:formula="of:=[.A2141]*10+1" office:value-type="float" office:value="-0.0788373241271345">
            <text:p>-0.08</text:p>
          </table:table-cell>
          <table:table-cell table:formula="of:=MEDIAN([.B2141:.B5456])" office:value-type="float" office:value="0.517288035857416">
            <text:p>0.52</text:p>
          </table:table-cell>
          <table:table-cell table:number-columns-repeated="4"/>
        </table:table-row>
        <table:table-row table:style-name="ro1">
          <table:table-cell office:value-type="float" office:value="0.0139243252015789">
            <text:p>0.01</text:p>
          </table:table-cell>
          <table:table-cell table:formula="of:=[.A2142]*10+1" office:value-type="float" office:value="1.13924325201579">
            <text:p>1.14</text:p>
          </table:table-cell>
          <table:table-cell table:formula="of:=MEDIAN([.B2142:.B5457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0.736704788427455">
            <text:p>0.74</text:p>
          </table:table-cell>
          <table:table-cell table:formula="of:=[.A2143]*10+1" office:value-type="float" office:value="8.36704788427455">
            <text:p>8.37</text:p>
          </table:table-cell>
          <table:table-cell table:formula="of:=MEDIAN([.B2143:.B5458])" office:value-type="float" office:value="0.517288035857416">
            <text:p>0.52</text:p>
          </table:table-cell>
          <table:table-cell table:number-columns-repeated="4"/>
        </table:table-row>
        <table:table-row table:style-name="ro1">
          <table:table-cell office:value-type="float" office:value="-0.984276841804109">
            <text:p>-0.98</text:p>
          </table:table-cell>
          <table:table-cell table:formula="of:=[.A2144]*10+1" office:value-type="float" office:value="-8.84276841804109">
            <text:p>-8.84</text:p>
          </table:table-cell>
          <table:table-cell table:formula="of:=MEDIAN([.B2144:.B5459])" office:value-type="float" office:value="0.517159734755055">
            <text:p>0.52</text:p>
          </table:table-cell>
          <table:table-cell table:number-columns-repeated="4"/>
        </table:table-row>
        <table:table-row table:style-name="ro1">
          <table:table-cell office:value-type="float" office:value="-0.629757782005463">
            <text:p>-0.63</text:p>
          </table:table-cell>
          <table:table-cell table:formula="of:=[.A2145]*10+1" office:value-type="float" office:value="-5.29757782005463">
            <text:p>-5.3</text:p>
          </table:table-cell>
          <table:table-cell table:formula="of:=MEDIAN([.B2145:.B5460])" office:value-type="float" office:value="0.517288035857416">
            <text:p>0.52</text:p>
          </table:table-cell>
          <table:table-cell table:number-columns-repeated="4"/>
        </table:table-row>
        <table:table-row table:style-name="ro1">
          <table:table-cell office:value-type="float" office:value="-0.494349614556764">
            <text:p>-0.49</text:p>
          </table:table-cell>
          <table:table-cell table:formula="of:=[.A2146]*10+1" office:value-type="float" office:value="-3.94349614556764">
            <text:p>-3.94</text:p>
          </table:table-cell>
          <table:table-cell table:formula="of:=MEDIAN([.B2146:.B5461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0.899415050886761">
            <text:p>0.9</text:p>
          </table:table-cell>
          <table:table-cell table:formula="of:=[.A2147]*10+1" office:value-type="float" office:value="9.99415050886761">
            <text:p>9.99</text:p>
          </table:table-cell>
          <table:table-cell table:formula="of:=MEDIAN([.B2147:.B5462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-0.248828351288614">
            <text:p>-0.25</text:p>
          </table:table-cell>
          <table:table-cell table:formula="of:=[.A2148]*10+1" office:value-type="float" office:value="-1.48828351288614">
            <text:p>-1.49</text:p>
          </table:table-cell>
          <table:table-cell table:formula="of:=MEDIAN([.B2148:.B5463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0.849097387365243">
            <text:p>0.85</text:p>
          </table:table-cell>
          <table:table-cell table:formula="of:=[.A2149]*10+1" office:value-type="float" office:value="9.49097387365243">
            <text:p>9.49</text:p>
          </table:table-cell>
          <table:table-cell table:formula="of:=MEDIAN([.B2149:.B5464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0.733151788834502">
            <text:p>0.73</text:p>
          </table:table-cell>
          <table:table-cell table:formula="of:=[.A2150]*10+1" office:value-type="float" office:value="8.33151788834502">
            <text:p>8.33</text:p>
          </table:table-cell>
          <table:table-cell table:formula="of:=MEDIAN([.B2150:.B5465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0.0150332351208795">
            <text:p>0.02</text:p>
          </table:table-cell>
          <table:table-cell table:formula="of:=[.A2151]*10+1" office:value-type="float" office:value="1.1503323512088">
            <text:p>1.15</text:p>
          </table:table-cell>
          <table:table-cell table:formula="of:=MEDIAN([.B2151:.B5466])" office:value-type="float" office:value="0.517288035857416">
            <text:p>0.52</text:p>
          </table:table-cell>
          <table:table-cell table:number-columns-repeated="4"/>
        </table:table-row>
        <table:table-row table:style-name="ro1">
          <table:table-cell office:value-type="float" office:value="0.0609528521356625">
            <text:p>0.06</text:p>
          </table:table-cell>
          <table:table-cell table:formula="of:=[.A2152]*10+1" office:value-type="float" office:value="1.60952852135662">
            <text:p>1.61</text:p>
          </table:table-cell>
          <table:table-cell table:formula="of:=MEDIAN([.B2152:.B5467])" office:value-type="float" office:value="0.517159734755055">
            <text:p>0.52</text:p>
          </table:table-cell>
          <table:table-cell table:number-columns-repeated="4"/>
        </table:table-row>
        <table:table-row table:style-name="ro1">
          <table:table-cell office:value-type="float" office:value="-0.764365660813036">
            <text:p>-0.76</text:p>
          </table:table-cell>
          <table:table-cell table:formula="of:=[.A2153]*10+1" office:value-type="float" office:value="-6.64365660813036">
            <text:p>-6.64</text:p>
          </table:table-cell>
          <table:table-cell table:formula="of:=MEDIAN([.B2153:.B5468])" office:value-type="float" office:value="0.510584213598325">
            <text:p>0.51</text:p>
          </table:table-cell>
          <table:table-cell table:number-columns-repeated="4"/>
        </table:table-row>
        <table:table-row table:style-name="ro1">
          <table:table-cell office:value-type="float" office:value="-0.409051375218883">
            <text:p>-0.41</text:p>
          </table:table-cell>
          <table:table-cell table:formula="of:=[.A2154]*10+1" office:value-type="float" office:value="-3.09051375218883">
            <text:p>-3.09</text:p>
          </table:table-cell>
          <table:table-cell table:formula="of:=MEDIAN([.B2154:.B5469])" office:value-type="float" office:value="0.517159734755055">
            <text:p>0.52</text:p>
          </table:table-cell>
          <table:table-cell table:number-columns-repeated="4"/>
        </table:table-row>
        <table:table-row table:style-name="ro1">
          <table:table-cell office:value-type="float" office:value="-0.898002030192695">
            <text:p>-0.9</text:p>
          </table:table-cell>
          <table:table-cell table:formula="of:=[.A2155]*10+1" office:value-type="float" office:value="-7.98002030192695">
            <text:p>-7.98</text:p>
          </table:table-cell>
          <table:table-cell table:formula="of:=MEDIAN([.B2155:.B5470])" office:value-type="float" office:value="0.517288035857416">
            <text:p>0.52</text:p>
          </table:table-cell>
          <table:table-cell table:number-columns-repeated="4"/>
        </table:table-row>
        <table:table-row table:style-name="ro1">
          <table:table-cell office:value-type="float" office:value="-0.623647883054511">
            <text:p>-0.62</text:p>
          </table:table-cell>
          <table:table-cell table:formula="of:=[.A2156]*10+1" office:value-type="float" office:value="-5.23647883054511">
            <text:p>-5.24</text:p>
          </table:table-cell>
          <table:table-cell table:formula="of:=MEDIAN([.B2156:.B5471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-0.516171284437518">
            <text:p>-0.52</text:p>
          </table:table-cell>
          <table:table-cell table:formula="of:=[.A2157]*10+1" office:value-type="float" office:value="-4.16171284437518">
            <text:p>-4.16</text:p>
          </table:table-cell>
          <table:table-cell table:formula="of:=MEDIAN([.B2157:.B5472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-0.0940620296173376">
            <text:p>-0.09</text:p>
          </table:table-cell>
          <table:table-cell table:formula="of:=[.A2158]*10+1" office:value-type="float" office:value="0.0593797038266244">
            <text:p>0.06</text:p>
          </table:table-cell>
          <table:table-cell table:formula="of:=MEDIAN([.B2158:.B5473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0.870474490938765">
            <text:p>0.87</text:p>
          </table:table-cell>
          <table:table-cell table:formula="of:=[.A2159]*10+1" office:value-type="float" office:value="9.70474490938765">
            <text:p>9.7</text:p>
          </table:table-cell>
          <table:table-cell table:formula="of:=MEDIAN([.B2159:.B5474])" office:value-type="float" office:value="0.530837755371194">
            <text:p>0.53</text:p>
          </table:table-cell>
          <table:table-cell table:number-columns-repeated="4"/>
        </table:table-row>
        <table:table-row table:style-name="ro1">
          <table:table-cell office:value-type="float" office:value="-0.659305023391446">
            <text:p>-0.66</text:p>
          </table:table-cell>
          <table:table-cell table:formula="of:=[.A2160]*10+1" office:value-type="float" office:value="-5.59305023391446">
            <text:p>-5.59</text:p>
          </table:table-cell>
          <table:table-cell table:formula="of:=MEDIAN([.B2160:.B5475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-0.0482840265244945">
            <text:p>-0.05</text:p>
          </table:table-cell>
          <table:table-cell table:formula="of:=[.A2161]*10+1" office:value-type="float" office:value="0.517159734755055">
            <text:p>0.52</text:p>
          </table:table-cell>
          <table:table-cell table:formula="of:=MEDIAN([.B2161:.B5476])" office:value-type="float" office:value="0.530837755371194">
            <text:p>0.53</text:p>
          </table:table-cell>
          <table:table-cell table:number-columns-repeated="4"/>
        </table:table-row>
        <table:table-row table:style-name="ro1">
          <table:table-cell office:value-type="float" office:value="0.137970944030082">
            <text:p>0.14</text:p>
          </table:table-cell>
          <table:table-cell table:formula="of:=[.A2162]*10+1" office:value-type="float" office:value="2.37970944030082">
            <text:p>2.38</text:p>
          </table:table-cell>
          <table:table-cell table:formula="of:=MEDIAN([.B2162:.B5477])" office:value-type="float" office:value="0.537529389679068">
            <text:p>0.54</text:p>
          </table:table-cell>
          <table:table-cell table:number-columns-repeated="4"/>
        </table:table-row>
        <table:table-row table:style-name="ro1">
          <table:table-cell office:value-type="float" office:value="-0.11366778387961">
            <text:p>-0.11</text:p>
          </table:table-cell>
          <table:table-cell table:formula="of:=[.A2163]*10+1" office:value-type="float" office:value="-0.136677838796101">
            <text:p>-0.14</text:p>
          </table:table-cell>
          <table:table-cell table:formula="of:=MEDIAN([.B2163:.B5478])" office:value-type="float" office:value="0.530837755371194">
            <text:p>0.53</text:p>
          </table:table-cell>
          <table:table-cell table:number-columns-repeated="4"/>
        </table:table-row>
        <table:table-row table:style-name="ro1">
          <table:table-cell office:value-type="float" office:value="0.0533763092301491">
            <text:p>0.05</text:p>
          </table:table-cell>
          <table:table-cell table:formula="of:=[.A2164]*10+1" office:value-type="float" office:value="1.53376309230149">
            <text:p>1.53</text:p>
          </table:table-cell>
          <table:table-cell table:formula="of:=MEDIAN([.B2164:.B5479])" office:value-type="float" office:value="0.537529389679068">
            <text:p>0.54</text:p>
          </table:table-cell>
          <table:table-cell table:number-columns-repeated="4"/>
        </table:table-row>
        <table:table-row table:style-name="ro1">
          <table:table-cell office:value-type="float" office:value="0.763584387203073">
            <text:p>0.76</text:p>
          </table:table-cell>
          <table:table-cell table:formula="of:=[.A2165]*10+1" office:value-type="float" office:value="8.63584387203073">
            <text:p>8.64</text:p>
          </table:table-cell>
          <table:table-cell table:formula="of:=MEDIAN([.B2165:.B5480])" office:value-type="float" office:value="0.530837755371194">
            <text:p>0.53</text:p>
          </table:table-cell>
          <table:table-cell table:number-columns-repeated="4"/>
        </table:table-row>
        <table:table-row table:style-name="ro1">
          <table:table-cell office:value-type="float" office:value="0.263573822659991">
            <text:p>0.26</text:p>
          </table:table-cell>
          <table:table-cell table:formula="of:=[.A2166]*10+1" office:value-type="float" office:value="3.63573822659991">
            <text:p>3.64</text:p>
          </table:table-cell>
          <table:table-cell table:formula="of:=MEDIAN([.B2166:.B5481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-0.648916436850076">
            <text:p>-0.65</text:p>
          </table:table-cell>
          <table:table-cell table:formula="of:=[.A2167]*10+1" office:value-type="float" office:value="-5.48916436850076">
            <text:p>-5.49</text:p>
          </table:table-cell>
          <table:table-cell table:formula="of:=MEDIAN([.B2167:.B5482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-0.499810377134648">
            <text:p>-0.5</text:p>
          </table:table-cell>
          <table:table-cell table:formula="of:=[.A2168]*10+1" office:value-type="float" office:value="-3.99810377134648">
            <text:p>-4</text:p>
          </table:table-cell>
          <table:table-cell table:formula="of:=MEDIAN([.B2168:.B5483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-0.256978398918047">
            <text:p>-0.26</text:p>
          </table:table-cell>
          <table:table-cell table:formula="of:=[.A2169]*10+1" office:value-type="float" office:value="-1.56978398918047">
            <text:p>-1.57</text:p>
          </table:table-cell>
          <table:table-cell table:formula="of:=MEDIAN([.B2169:.B5484])" office:value-type="float" office:value="0.530837755371194">
            <text:p>0.53</text:p>
          </table:table-cell>
          <table:table-cell table:number-columns-repeated="4"/>
        </table:table-row>
        <table:table-row table:style-name="ro1">
          <table:table-cell office:value-type="float" office:value="-0.267195274489722">
            <text:p>-0.27</text:p>
          </table:table-cell>
          <table:table-cell table:formula="of:=[.A2170]*10+1" office:value-type="float" office:value="-1.67195274489722">
            <text:p>-1.67</text:p>
          </table:table-cell>
          <table:table-cell table:formula="of:=MEDIAN([.B2170:.B5485])" office:value-type="float" office:value="0.537529389679068">
            <text:p>0.54</text:p>
          </table:table-cell>
          <table:table-cell table:number-columns-repeated="4"/>
        </table:table-row>
        <table:table-row table:style-name="ro1">
          <table:table-cell office:value-type="float" office:value="-0.655456700967173">
            <text:p>-0.66</text:p>
          </table:table-cell>
          <table:table-cell table:formula="of:=[.A2171]*10+1" office:value-type="float" office:value="-5.55456700967173">
            <text:p>-5.55</text:p>
          </table:table-cell>
          <table:table-cell table:formula="of:=MEDIAN([.B2171:.B5486])" office:value-type="float" office:value="0.54264763545208">
            <text:p>0.54</text:p>
          </table:table-cell>
          <table:table-cell table:number-columns-repeated="4"/>
        </table:table-row>
        <table:table-row table:style-name="ro1">
          <table:table-cell office:value-type="float" office:value="0.167790108996312">
            <text:p>0.17</text:p>
          </table:table-cell>
          <table:table-cell table:formula="of:=[.A2172]*10+1" office:value-type="float" office:value="2.67790108996312">
            <text:p>2.68</text:p>
          </table:table-cell>
          <table:table-cell table:formula="of:=MEDIAN([.B2172:.B5487])" office:value-type="float" office:value="0.547765881225092">
            <text:p>0.55</text:p>
          </table:table-cell>
          <table:table-cell table:number-columns-repeated="4"/>
        </table:table-row>
        <table:table-row table:style-name="ro1">
          <table:table-cell office:value-type="float" office:value="-0.457309326318994">
            <text:p>-0.46</text:p>
          </table:table-cell>
          <table:table-cell table:formula="of:=[.A2173]*10+1" office:value-type="float" office:value="-3.57309326318994">
            <text:p>-3.57</text:p>
          </table:table-cell>
          <table:table-cell table:formula="of:=MEDIAN([.B2173:.B5488])" office:value-type="float" office:value="0.54264763545208">
            <text:p>0.54</text:p>
          </table:table-cell>
          <table:table-cell table:number-columns-repeated="4"/>
        </table:table-row>
        <table:table-row table:style-name="ro1">
          <table:table-cell office:value-type="float" office:value="-0.469026308243296">
            <text:p>-0.47</text:p>
          </table:table-cell>
          <table:table-cell table:formula="of:=[.A2174]*10+1" office:value-type="float" office:value="-3.69026308243296">
            <text:p>-3.69</text:p>
          </table:table-cell>
          <table:table-cell table:formula="of:=MEDIAN([.B2174:.B5489])" office:value-type="float" office:value="0.547765881225092">
            <text:p>0.55</text:p>
          </table:table-cell>
          <table:table-cell table:number-columns-repeated="4"/>
        </table:table-row>
        <table:table-row table:style-name="ro1">
          <table:table-cell office:value-type="float" office:value="0.081973115737435">
            <text:p>0.08</text:p>
          </table:table-cell>
          <table:table-cell table:formula="of:=[.A2175]*10+1" office:value-type="float" office:value="1.81973115737435">
            <text:p>1.82</text:p>
          </table:table-cell>
          <table:table-cell table:formula="of:=MEDIAN([.B2175:.B5490])" office:value-type="float" office:value="0.559563698465628">
            <text:p>0.56</text:p>
          </table:table-cell>
          <table:table-cell table:number-columns-repeated="4"/>
        </table:table-row>
        <table:table-row table:style-name="ro1">
          <table:table-cell office:value-type="float" office:value="-0.659302720706681">
            <text:p>-0.66</text:p>
          </table:table-cell>
          <table:table-cell table:formula="of:=[.A2176]*10+1" office:value-type="float" office:value="-5.59302720706681">
            <text:p>-5.59</text:p>
          </table:table-cell>
          <table:table-cell table:formula="of:=MEDIAN([.B2176:.B5491])" office:value-type="float" office:value="0.547765881225092">
            <text:p>0.55</text:p>
          </table:table-cell>
          <table:table-cell table:number-columns-repeated="4"/>
        </table:table-row>
        <table:table-row table:style-name="ro1">
          <table:table-cell office:value-type="float" office:value="0.760296821788956">
            <text:p>0.76</text:p>
          </table:table-cell>
          <table:table-cell table:formula="of:=[.A2177]*10+1" office:value-type="float" office:value="8.60296821788956">
            <text:p>8.6</text:p>
          </table:table-cell>
          <table:table-cell table:formula="of:=MEDIAN([.B2177:.B5492])" office:value-type="float" office:value="0.559563698465628">
            <text:p>0.56</text:p>
          </table:table-cell>
          <table:table-cell table:number-columns-repeated="4"/>
        </table:table-row>
        <table:table-row table:style-name="ro1">
          <table:table-cell office:value-type="float" office:value="0.807809844514187">
            <text:p>0.81</text:p>
          </table:table-cell>
          <table:table-cell table:formula="of:=[.A2178]*10+1" office:value-type="float" office:value="9.07809844514187">
            <text:p>9.08</text:p>
          </table:table-cell>
          <table:table-cell table:formula="of:=MEDIAN([.B2178:.B5493])" office:value-type="float" office:value="0.547765881225092">
            <text:p>0.55</text:p>
          </table:table-cell>
          <table:table-cell table:number-columns-repeated="4"/>
        </table:table-row>
        <table:table-row table:style-name="ro1">
          <table:table-cell office:value-type="float" office:value="-0.758938386732303">
            <text:p>-0.76</text:p>
          </table:table-cell>
          <table:table-cell table:formula="of:=[.A2179]*10+1" office:value-type="float" office:value="-6.58938386732303">
            <text:p>-6.59</text:p>
          </table:table-cell>
          <table:table-cell table:formula="of:=MEDIAN([.B2179:.B5494])" office:value-type="float" office:value="0.54264763545208">
            <text:p>0.54</text:p>
          </table:table-cell>
          <table:table-cell table:number-columns-repeated="4"/>
        </table:table-row>
        <table:table-row table:style-name="ro1">
          <table:table-cell office:value-type="float" office:value="0.777073524225219">
            <text:p>0.78</text:p>
          </table:table-cell>
          <table:table-cell table:formula="of:=[.A2180]*10+1" office:value-type="float" office:value="8.77073524225219">
            <text:p>8.77</text:p>
          </table:table-cell>
          <table:table-cell table:formula="of:=MEDIAN([.B2180:.B5495])" office:value-type="float" office:value="0.547765881225092">
            <text:p>0.55</text:p>
          </table:table-cell>
          <table:table-cell table:number-columns-repeated="4"/>
        </table:table-row>
        <table:table-row table:style-name="ro1">
          <table:table-cell office:value-type="float" office:value="-0.984535452566583">
            <text:p>-0.98</text:p>
          </table:table-cell>
          <table:table-cell table:formula="of:=[.A2181]*10+1" office:value-type="float" office:value="-8.84535452566583">
            <text:p>-8.85</text:p>
          </table:table-cell>
          <table:table-cell table:formula="of:=MEDIAN([.B2181:.B5496])" office:value-type="float" office:value="0.54264763545208">
            <text:p>0.54</text:p>
          </table:table-cell>
          <table:table-cell table:number-columns-repeated="4"/>
        </table:table-row>
        <table:table-row table:style-name="ro1">
          <table:table-cell office:value-type="float" office:value="-0.724405655305632">
            <text:p>-0.72</text:p>
          </table:table-cell>
          <table:table-cell table:formula="of:=[.A2182]*10+1" office:value-type="float" office:value="-6.24405655305632">
            <text:p>-6.24</text:p>
          </table:table-cell>
          <table:table-cell table:formula="of:=MEDIAN([.B2182:.B5497])" office:value-type="float" office:value="0.547765881225092">
            <text:p>0.55</text:p>
          </table:table-cell>
          <table:table-cell table:number-columns-repeated="4"/>
        </table:table-row>
        <table:table-row table:style-name="ro1">
          <table:table-cell office:value-type="float" office:value="0.468778091316667">
            <text:p>0.47</text:p>
          </table:table-cell>
          <table:table-cell table:formula="of:=[.A2183]*10+1" office:value-type="float" office:value="5.68778091316667">
            <text:p>5.69</text:p>
          </table:table-cell>
          <table:table-cell table:formula="of:=MEDIAN([.B2183:.B5498])" office:value-type="float" office:value="0.559563698465628">
            <text:p>0.56</text:p>
          </table:table-cell>
          <table:table-cell table:number-columns-repeated="4"/>
        </table:table-row>
        <table:table-row table:style-name="ro1">
          <table:table-cell office:value-type="float" office:value="-0.872394894359628">
            <text:p>-0.87</text:p>
          </table:table-cell>
          <table:table-cell table:formula="of:=[.A2184]*10+1" office:value-type="float" office:value="-7.72394894359628">
            <text:p>-7.72</text:p>
          </table:table-cell>
          <table:table-cell table:formula="of:=MEDIAN([.B2184:.B5499])" office:value-type="float" office:value="0.547765881225092">
            <text:p>0.55</text:p>
          </table:table-cell>
          <table:table-cell table:number-columns-repeated="4"/>
        </table:table-row>
        <table:table-row table:style-name="ro1">
          <table:table-cell office:value-type="float" office:value="-0.232583401553753">
            <text:p>-0.23</text:p>
          </table:table-cell>
          <table:table-cell table:formula="of:=[.A2185]*10+1" office:value-type="float" office:value="-1.32583401553753">
            <text:p>-1.33</text:p>
          </table:table-cell>
          <table:table-cell table:formula="of:=MEDIAN([.B2185:.B5500])" office:value-type="float" office:value="0.559563698465628">
            <text:p>0.56</text:p>
          </table:table-cell>
          <table:table-cell table:number-columns-repeated="4"/>
        </table:table-row>
        <table:table-row table:style-name="ro1">
          <table:table-cell office:value-type="float" office:value="-0.228766025744839">
            <text:p>-0.23</text:p>
          </table:table-cell>
          <table:table-cell table:formula="of:=[.A2186]*10+1" office:value-type="float" office:value="-1.28766025744839">
            <text:p>-1.29</text:p>
          </table:table-cell>
          <table:table-cell table:formula="of:=MEDIAN([.B2186:.B5501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-0.680891403815462">
            <text:p>-0.68</text:p>
          </table:table-cell>
          <table:table-cell table:formula="of:=[.A2187]*10+1" office:value-type="float" office:value="-5.80891403815462">
            <text:p>-5.81</text:p>
          </table:table-cell>
          <table:table-cell table:formula="of:=MEDIAN([.B2187:.B5502])" office:value-type="float" office:value="0.577683824916579">
            <text:p>0.58</text:p>
          </table:table-cell>
          <table:table-cell table:number-columns-repeated="4"/>
        </table:table-row>
        <table:table-row table:style-name="ro1">
          <table:table-cell office:value-type="float" office:value="-0.792381319650538">
            <text:p>-0.79</text:p>
          </table:table-cell>
          <table:table-cell table:formula="of:=[.A2188]*10+1" office:value-type="float" office:value="-6.92381319650538">
            <text:p>-6.92</text:p>
          </table:table-cell>
          <table:table-cell table:formula="of:=MEDIAN([.B2188:.B5503])" office:value-type="float" office:value="0.584006134126992">
            <text:p>0.58</text:p>
          </table:table-cell>
          <table:table-cell table:number-columns-repeated="4"/>
        </table:table-row>
        <table:table-row table:style-name="ro1">
          <table:table-cell office:value-type="float" office:value="0.989172833079453">
            <text:p>0.99</text:p>
          </table:table-cell>
          <table:table-cell table:formula="of:=[.A2189]*10+1" office:value-type="float" office:value="10.8917283307945">
            <text:p>10.89</text:p>
          </table:table-cell>
          <table:table-cell table:formula="of:=MEDIAN([.B2189:.B5504])" office:value-type="float" office:value="0.593033524092384">
            <text:p>0.59</text:p>
          </table:table-cell>
          <table:table-cell table:number-columns-repeated="4"/>
        </table:table-row>
        <table:table-row table:style-name="ro1">
          <table:table-cell office:value-type="float" office:value="-0.794853168237178">
            <text:p>-0.79</text:p>
          </table:table-cell>
          <table:table-cell table:formula="of:=[.A2190]*10+1" office:value-type="float" office:value="-6.94853168237178">
            <text:p>-6.95</text:p>
          </table:table-cell>
          <table:table-cell table:formula="of:=MEDIAN([.B2190:.B5505])" office:value-type="float" office:value="0.584006134126992">
            <text:p>0.58</text:p>
          </table:table-cell>
          <table:table-cell table:number-columns-repeated="4"/>
        </table:table-row>
        <table:table-row table:style-name="ro1">
          <table:table-cell office:value-type="float" office:value="0.908558781908739">
            <text:p>0.91</text:p>
          </table:table-cell>
          <table:table-cell table:formula="of:=[.A2191]*10+1" office:value-type="float" office:value="10.0855878190874">
            <text:p>10.09</text:p>
          </table:table-cell>
          <table:table-cell table:formula="of:=MEDIAN([.B2191:.B5506])" office:value-type="float" office:value="0.593033524092384">
            <text:p>0.59</text:p>
          </table:table-cell>
          <table:table-cell table:number-columns-repeated="4"/>
        </table:table-row>
        <table:table-row table:style-name="ro1">
          <table:table-cell office:value-type="float" office:value="0.696182091029949">
            <text:p>0.7</text:p>
          </table:table-cell>
          <table:table-cell table:formula="of:=[.A2192]*10+1" office:value-type="float" office:value="7.96182091029949">
            <text:p>7.96</text:p>
          </table:table-cell>
          <table:table-cell table:formula="of:=MEDIAN([.B2192:.B5507])" office:value-type="float" office:value="0.584006134126992">
            <text:p>0.58</text:p>
          </table:table-cell>
          <table:table-cell table:number-columns-repeated="4"/>
        </table:table-row>
        <table:table-row table:style-name="ro1">
          <table:table-cell office:value-type="float" office:value="0.0385730460869138">
            <text:p>0.04</text:p>
          </table:table-cell>
          <table:table-cell table:formula="of:=[.A2193]*10+1" office:value-type="float" office:value="1.38573046086914">
            <text:p>1.39</text:p>
          </table:table-cell>
          <table:table-cell table:formula="of:=MEDIAN([.B2193:.B5508])" office:value-type="float" office:value="0.577683824916579">
            <text:p>0.58</text:p>
          </table:table-cell>
          <table:table-cell table:number-columns-repeated="4"/>
        </table:table-row>
        <table:table-row table:style-name="ro1">
          <table:table-cell office:value-type="float" office:value="-0.978029899888893">
            <text:p>-0.98</text:p>
          </table:table-cell>
          <table:table-cell table:formula="of:=[.A2194]*10+1" office:value-type="float" office:value="-8.78029899888894">
            <text:p>-8.78</text:p>
          </table:table-cell>
          <table:table-cell table:formula="of:=MEDIAN([.B2194:.B5509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-0.894768409137141">
            <text:p>-0.89</text:p>
          </table:table-cell>
          <table:table-cell table:formula="of:=[.A2195]*10+1" office:value-type="float" office:value="-7.94768409137141">
            <text:p>-7.95</text:p>
          </table:table-cell>
          <table:table-cell table:formula="of:=MEDIAN([.B2195:.B5510])" office:value-type="float" office:value="0.577683824916579">
            <text:p>0.58</text:p>
          </table:table-cell>
          <table:table-cell table:number-columns-repeated="4"/>
        </table:table-row>
        <table:table-row table:style-name="ro1">
          <table:table-cell office:value-type="float" office:value="0.259682753514397">
            <text:p>0.26</text:p>
          </table:table-cell>
          <table:table-cell table:formula="of:=[.A2196]*10+1" office:value-type="float" office:value="3.59682753514397">
            <text:p>3.6</text:p>
          </table:table-cell>
          <table:table-cell table:formula="of:=MEDIAN([.B2196:.B5511])" office:value-type="float" office:value="0.584006134126992">
            <text:p>0.58</text:p>
          </table:table-cell>
          <table:table-cell table:number-columns-repeated="4"/>
        </table:table-row>
        <table:table-row table:style-name="ro1">
          <table:table-cell office:value-type="float" office:value="0.0331377495525784">
            <text:p>0.03</text:p>
          </table:table-cell>
          <table:table-cell table:formula="of:=[.A2197]*10+1" office:value-type="float" office:value="1.33137749552578">
            <text:p>1.33</text:p>
          </table:table-cell>
          <table:table-cell table:formula="of:=MEDIAN([.B2197:.B5512])" office:value-type="float" office:value="0.577683824916579">
            <text:p>0.58</text:p>
          </table:table-cell>
          <table:table-cell table:number-columns-repeated="4"/>
        </table:table-row>
        <table:table-row table:style-name="ro1">
          <table:table-cell office:value-type="float" office:value="-0.899454635816134">
            <text:p>-0.9</text:p>
          </table:table-cell>
          <table:table-cell table:formula="of:=[.A2198]*10+1" office:value-type="float" office:value="-7.99454635816134">
            <text:p>-7.99</text:p>
          </table:table-cell>
          <table:table-cell table:formula="of:=MEDIAN([.B2198:.B5513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-0.083992163944853">
            <text:p>-0.08</text:p>
          </table:table-cell>
          <table:table-cell table:formula="of:=[.A2199]*10+1" office:value-type="float" office:value="0.16007836055147">
            <text:p>0.16</text:p>
          </table:table-cell>
          <table:table-cell table:formula="of:=MEDIAN([.B2199:.B5514])" office:value-type="float" office:value="0.577683824916579">
            <text:p>0.58</text:p>
          </table:table-cell>
          <table:table-cell table:number-columns-repeated="4"/>
        </table:table-row>
        <table:table-row table:style-name="ro1">
          <table:table-cell office:value-type="float" office:value="0.0382264797214466">
            <text:p>0.04</text:p>
          </table:table-cell>
          <table:table-cell table:formula="of:=[.A2200]*10+1" office:value-type="float" office:value="1.38226479721447">
            <text:p>1.38</text:p>
          </table:table-cell>
          <table:table-cell table:formula="of:=MEDIAN([.B2200:.B5515])" office:value-type="float" office:value="0.584006134126992">
            <text:p>0.58</text:p>
          </table:table-cell>
          <table:table-cell table:number-columns-repeated="4"/>
        </table:table-row>
        <table:table-row table:style-name="ro1">
          <table:table-cell office:value-type="float" office:value="-0.795067575153325">
            <text:p>-0.8</text:p>
          </table:table-cell>
          <table:table-cell table:formula="of:=[.A2201]*10+1" office:value-type="float" office:value="-6.95067575153325">
            <text:p>-6.95</text:p>
          </table:table-cell>
          <table:table-cell table:formula="of:=MEDIAN([.B2201:.B5516])" office:value-type="float" office:value="0.577683824916579">
            <text:p>0.58</text:p>
          </table:table-cell>
          <table:table-cell table:number-columns-repeated="4"/>
        </table:table-row>
        <table:table-row table:style-name="ro1">
          <table:table-cell office:value-type="float" office:value="-0.992012082508988">
            <text:p>-0.99</text:p>
          </table:table-cell>
          <table:table-cell table:formula="of:=[.A2202]*10+1" office:value-type="float" office:value="-8.92012082508989">
            <text:p>-8.92</text:p>
          </table:table-cell>
          <table:table-cell table:formula="of:=MEDIAN([.B2202:.B5517])" office:value-type="float" office:value="0.584006134126992">
            <text:p>0.58</text:p>
          </table:table-cell>
          <table:table-cell table:number-columns-repeated="4"/>
        </table:table-row>
        <table:table-row table:style-name="ro1">
          <table:table-cell office:value-type="float" office:value="-0.0869425152611756">
            <text:p>-0.09</text:p>
          </table:table-cell>
          <table:table-cell table:formula="of:=[.A2203]*10+1" office:value-type="float" office:value="0.130574847388244">
            <text:p>0.13</text:p>
          </table:table-cell>
          <table:table-cell table:formula="of:=MEDIAN([.B2203:.B5518])" office:value-type="float" office:value="0.593033524092384">
            <text:p>0.59</text:p>
          </table:table-cell>
          <table:table-cell table:number-columns-repeated="4"/>
        </table:table-row>
        <table:table-row table:style-name="ro1">
          <table:table-cell office:value-type="float" office:value="-0.00688681084545972">
            <text:p>-0.01</text:p>
          </table:table-cell>
          <table:table-cell table:formula="of:=[.A2204]*10+1" office:value-type="float" office:value="0.931131891545403">
            <text:p>0.93</text:p>
          </table:table-cell>
          <table:table-cell table:formula="of:=MEDIAN([.B2204:.B5519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-0.683419303551543">
            <text:p>-0.68</text:p>
          </table:table-cell>
          <table:table-cell table:formula="of:=[.A2205]*10+1" office:value-type="float" office:value="-5.83419303551543">
            <text:p>-5.83</text:p>
          </table:table-cell>
          <table:table-cell table:formula="of:=MEDIAN([.B2205:.B5520])" office:value-type="float" office:value="0.593033524092384">
            <text:p>0.59</text:p>
          </table:table-cell>
          <table:table-cell table:number-columns-repeated="4"/>
        </table:table-row>
        <table:table-row table:style-name="ro1">
          <table:table-cell office:value-type="float" office:value="0.652310795627037">
            <text:p>0.65</text:p>
          </table:table-cell>
          <table:table-cell table:formula="of:=[.A2206]*10+1" office:value-type="float" office:value="7.52310795627037">
            <text:p>7.52</text:p>
          </table:table-cell>
          <table:table-cell table:formula="of:=MEDIAN([.B2206:.B5521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-0.0953418079517961">
            <text:p>-0.1</text:p>
          </table:table-cell>
          <table:table-cell table:formula="of:=[.A2207]*10+1" office:value-type="float" office:value="0.0465819204820396">
            <text:p>0.05</text:p>
          </table:table-cell>
          <table:table-cell table:formula="of:=MEDIAN([.B2207:.B5522])" office:value-type="float" office:value="0.593033524092384">
            <text:p>0.59</text:p>
          </table:table-cell>
          <table:table-cell table:number-columns-repeated="4"/>
        </table:table-row>
        <table:table-row table:style-name="ro1">
          <table:table-cell office:value-type="float" office:value="-0.547822990936452">
            <text:p>-0.55</text:p>
          </table:table-cell>
          <table:table-cell table:formula="of:=[.A2208]*10+1" office:value-type="float" office:value="-4.47822990936452">
            <text:p>-4.48</text:p>
          </table:table-cell>
          <table:table-cell table:formula="of:=MEDIAN([.B2208:.B5523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-0.608392852259274">
            <text:p>-0.61</text:p>
          </table:table-cell>
          <table:table-cell table:formula="of:=[.A2209]*10+1" office:value-type="float" office:value="-5.08392852259274">
            <text:p>-5.08</text:p>
          </table:table-cell>
          <table:table-cell table:formula="of:=MEDIAN([.B2209:.B5524])" office:value-type="float" office:value="0.602314346871166">
            <text:p>0.6</text:p>
          </table:table-cell>
          <table:table-cell table:number-columns-repeated="4"/>
        </table:table-row>
        <table:table-row table:style-name="ro1">
          <table:table-cell office:value-type="float" office:value="0.693278919339863">
            <text:p>0.69</text:p>
          </table:table-cell>
          <table:table-cell table:formula="of:=[.A2210]*10+1" office:value-type="float" office:value="7.93278919339863">
            <text:p>7.93</text:p>
          </table:table-cell>
          <table:table-cell table:formula="of:=MEDIAN([.B2210:.B5525])" office:value-type="float" office:value="0.602567779684558">
            <text:p>0.6</text:p>
          </table:table-cell>
          <table:table-cell table:number-columns-repeated="4"/>
        </table:table-row>
        <table:table-row table:style-name="ro1">
          <table:table-cell office:value-type="float" office:value="0.453734824050839">
            <text:p>0.45</text:p>
          </table:table-cell>
          <table:table-cell table:formula="of:=[.A2211]*10+1" office:value-type="float" office:value="5.53734824050839">
            <text:p>5.54</text:p>
          </table:table-cell>
          <table:table-cell table:formula="of:=MEDIAN([.B2211:.B5526])" office:value-type="float" office:value="0.602314346871166">
            <text:p>0.6</text:p>
          </table:table-cell>
          <table:table-cell table:number-columns-repeated="4"/>
        </table:table-row>
        <table:table-row table:style-name="ro1">
          <table:table-cell office:value-type="float" office:value="0.404248766423291">
            <text:p>0.4</text:p>
          </table:table-cell>
          <table:table-cell table:formula="of:=[.A2212]*10+1" office:value-type="float" office:value="5.04248766423291">
            <text:p>5.04</text:p>
          </table:table-cell>
          <table:table-cell table:formula="of:=MEDIAN([.B2212:.B5527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-0.524927330087653">
            <text:p>-0.52</text:p>
          </table:table-cell>
          <table:table-cell table:formula="of:=[.A2213]*10+1" office:value-type="float" office:value="-4.24927330087653">
            <text:p>-4.25</text:p>
          </table:table-cell>
          <table:table-cell table:formula="of:=MEDIAN([.B2213:.B5528])" office:value-type="float" office:value="0.593033524092384">
            <text:p>0.59</text:p>
          </table:table-cell>
          <table:table-cell table:number-columns-repeated="4"/>
        </table:table-row>
        <table:table-row table:style-name="ro1">
          <table:table-cell office:value-type="float" office:value="0.741889234336142">
            <text:p>0.74</text:p>
          </table:table-cell>
          <table:table-cell table:formula="of:=[.A2214]*10+1" office:value-type="float" office:value="8.41889234336142">
            <text:p>8.42</text:p>
          </table:table-cell>
          <table:table-cell table:formula="of:=MEDIAN([.B2214:.B5529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-0.845376090555353">
            <text:p>-0.85</text:p>
          </table:table-cell>
          <table:table-cell table:formula="of:=[.A2215]*10+1" office:value-type="float" office:value="-7.45376090555354">
            <text:p>-7.45</text:p>
          </table:table-cell>
          <table:table-cell table:formula="of:=MEDIAN([.B2215:.B5530])" office:value-type="float" office:value="0.593033524092384">
            <text:p>0.59</text:p>
          </table:table-cell>
          <table:table-cell table:number-columns-repeated="4"/>
        </table:table-row>
        <table:table-row table:style-name="ro1">
          <table:table-cell office:value-type="float" office:value="-0.370546599431365">
            <text:p>-0.37</text:p>
          </table:table-cell>
          <table:table-cell table:formula="of:=[.A2216]*10+1" office:value-type="float" office:value="-2.70546599431365">
            <text:p>-2.71</text:p>
          </table:table-cell>
          <table:table-cell table:formula="of:=MEDIAN([.B2216:.B5531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0.487637452012017">
            <text:p>0.49</text:p>
          </table:table-cell>
          <table:table-cell table:formula="of:=[.A2217]*10+1" office:value-type="float" office:value="5.87637452012017">
            <text:p>5.88</text:p>
          </table:table-cell>
          <table:table-cell table:formula="of:=MEDIAN([.B2217:.B5532])" office:value-type="float" office:value="0.602314346871166">
            <text:p>0.6</text:p>
          </table:table-cell>
          <table:table-cell table:number-columns-repeated="4"/>
        </table:table-row>
        <table:table-row table:style-name="ro1">
          <table:table-cell office:value-type="float" office:value="-0.976544958274627">
            <text:p>-0.98</text:p>
          </table:table-cell>
          <table:table-cell table:formula="of:=[.A2218]*10+1" office:value-type="float" office:value="-8.76544958274627">
            <text:p>-8.77</text:p>
          </table:table-cell>
          <table:table-cell table:formula="of:=MEDIAN([.B2218:.B5533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-0.799223289079898">
            <text:p>-0.8</text:p>
          </table:table-cell>
          <table:table-cell table:formula="of:=[.A2219]*10+1" office:value-type="float" office:value="-6.99223289079898">
            <text:p>-6.99</text:p>
          </table:table-cell>
          <table:table-cell table:formula="of:=MEDIAN([.B2219:.B5534])" office:value-type="float" office:value="0.602314346871166">
            <text:p>0.6</text:p>
          </table:table-cell>
          <table:table-cell table:number-columns-repeated="4"/>
        </table:table-row>
        <table:table-row table:style-name="ro1">
          <table:table-cell office:value-type="float" office:value="-0.738057816658684">
            <text:p>-0.74</text:p>
          </table:table-cell>
          <table:table-cell table:formula="of:=[.A2220]*10+1" office:value-type="float" office:value="-6.38057816658684">
            <text:p>-6.38</text:p>
          </table:table-cell>
          <table:table-cell table:formula="of:=MEDIAN([.B2220:.B5535])" office:value-type="float" office:value="0.602567779684558">
            <text:p>0.6</text:p>
          </table:table-cell>
          <table:table-cell table:number-columns-repeated="4"/>
        </table:table-row>
        <table:table-row table:style-name="ro1">
          <table:table-cell office:value-type="float" office:value="-0.599121552403699">
            <text:p>-0.6</text:p>
          </table:table-cell>
          <table:table-cell table:formula="of:=[.A2221]*10+1" office:value-type="float" office:value="-4.99121552403699">
            <text:p>-4.99</text:p>
          </table:table-cell>
          <table:table-cell table:formula="of:=MEDIAN([.B2221:.B5536])" office:value-type="float" office:value="0.614873469662684">
            <text:p>0.61</text:p>
          </table:table-cell>
          <table:table-cell table:number-columns-repeated="4"/>
        </table:table-row>
        <table:table-row table:style-name="ro1">
          <table:table-cell office:value-type="float" office:value="-0.848657373646572">
            <text:p>-0.85</text:p>
          </table:table-cell>
          <table:table-cell table:formula="of:=[.A2222]*10+1" office:value-type="float" office:value="-7.48657373646572">
            <text:p>-7.49</text:p>
          </table:table-cell>
          <table:table-cell table:formula="of:=MEDIAN([.B2222:.B5537])" office:value-type="float" office:value="0.627179159640811">
            <text:p>0.63</text:p>
          </table:table-cell>
          <table:table-cell table:number-columns-repeated="4"/>
        </table:table-row>
        <table:table-row table:style-name="ro1">
          <table:table-cell office:value-type="float" office:value="-0.475067604853526">
            <text:p>-0.48</text:p>
          </table:table-cell>
          <table:table-cell table:formula="of:=[.A2223]*10+1" office:value-type="float" office:value="-3.75067604853526">
            <text:p>-3.75</text:p>
          </table:table-cell>
          <table:table-cell table:formula="of:=MEDIAN([.B2223:.B5538])" office:value-type="float" office:value="0.628577567215554">
            <text:p>0.63</text:p>
          </table:table-cell>
          <table:table-cell table:number-columns-repeated="4"/>
        </table:table-row>
        <table:table-row table:style-name="ro1">
          <table:table-cell office:value-type="float" office:value="-0.766080545502997">
            <text:p>-0.77</text:p>
          </table:table-cell>
          <table:table-cell table:formula="of:=[.A2224]*10+1" office:value-type="float" office:value="-6.66080545502997">
            <text:p>-6.66</text:p>
          </table:table-cell>
          <table:table-cell table:formula="of:=MEDIAN([.B2224:.B5539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-0.433672363799013">
            <text:p>-0.43</text:p>
          </table:table-cell>
          <table:table-cell table:formula="of:=[.A2225]*10+1" office:value-type="float" office:value="-3.33672363799013">
            <text:p>-3.34</text:p>
          </table:table-cell>
          <table:table-cell table:formula="of:=MEDIAN([.B2225:.B5540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-0.682946615064214">
            <text:p>-0.68</text:p>
          </table:table-cell>
          <table:table-cell table:formula="of:=[.A2226]*10+1" office:value-type="float" office:value="-5.82946615064214">
            <text:p>-5.83</text:p>
          </table:table-cell>
          <table:table-cell table:formula="of:=MEDIAN([.B2226:.B5541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-0.933832824842251">
            <text:p>-0.93</text:p>
          </table:table-cell>
          <table:table-cell table:formula="of:=[.A2227]*10+1" office:value-type="float" office:value="-8.33832824842251">
            <text:p>-8.34</text:p>
          </table:table-cell>
          <table:table-cell table:formula="of:=MEDIAN([.B2227:.B5542])" office:value-type="float" office:value="0.639424634466416">
            <text:p>0.64</text:p>
          </table:table-cell>
          <table:table-cell table:number-columns-repeated="4"/>
        </table:table-row>
        <table:table-row table:style-name="ro1">
          <table:table-cell office:value-type="float" office:value="0.697606175270727">
            <text:p>0.7</text:p>
          </table:table-cell>
          <table:table-cell table:formula="of:=[.A2228]*10+1" office:value-type="float" office:value="7.97606175270727">
            <text:p>7.98</text:p>
          </table:table-cell>
          <table:table-cell table:formula="of:=MEDIAN([.B2228:.B5543])" office:value-type="float" office:value="0.64813988949161">
            <text:p>0.65</text:p>
          </table:table-cell>
          <table:table-cell table:number-columns-repeated="4"/>
        </table:table-row>
        <table:table-row table:style-name="ro1">
          <table:table-cell office:value-type="float" office:value="0.768421955618612">
            <text:p>0.77</text:p>
          </table:table-cell>
          <table:table-cell table:formula="of:=[.A2229]*10+1" office:value-type="float" office:value="8.68421955618612">
            <text:p>8.68</text:p>
          </table:table-cell>
          <table:table-cell table:formula="of:=MEDIAN([.B2229:.B5544])" office:value-type="float" office:value="0.639424634466416">
            <text:p>0.64</text:p>
          </table:table-cell>
          <table:table-cell table:number-columns-repeated="4"/>
        </table:table-row>
        <table:table-row table:style-name="ro1">
          <table:table-cell office:value-type="float" office:value="0.300996832505884">
            <text:p>0.3</text:p>
          </table:table-cell>
          <table:table-cell table:formula="of:=[.A2230]*10+1" office:value-type="float" office:value="4.00996832505884">
            <text:p>4.01</text:p>
          </table:table-cell>
          <table:table-cell table:formula="of:=MEDIAN([.B2230:.B5545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-0.350073895819424">
            <text:p>-0.35</text:p>
          </table:table-cell>
          <table:table-cell table:formula="of:=[.A2231]*10+1" office:value-type="float" office:value="-2.50073895819424">
            <text:p>-2.5</text:p>
          </table:table-cell>
          <table:table-cell table:formula="of:=MEDIAN([.B2231:.B5546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-0.089326053599269">
            <text:p>-0.09</text:p>
          </table:table-cell>
          <table:table-cell table:formula="of:=[.A2232]*10+1" office:value-type="float" office:value="0.10673946400731">
            <text:p>0.11</text:p>
          </table:table-cell>
          <table:table-cell table:formula="of:=MEDIAN([.B2232:.B5547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0.70395199255717">
            <text:p>0.7</text:p>
          </table:table-cell>
          <table:table-cell table:formula="of:=[.A2233]*10+1" office:value-type="float" office:value="8.0395199255717">
            <text:p>8.04</text:p>
          </table:table-cell>
          <table:table-cell table:formula="of:=MEDIAN([.B2233:.B5548])" office:value-type="float" office:value="0.639424634466416">
            <text:p>0.64</text:p>
          </table:table-cell>
          <table:table-cell table:number-columns-repeated="4"/>
        </table:table-row>
        <table:table-row table:style-name="ro1">
          <table:table-cell office:value-type="float" office:value="-0.0625970699829373">
            <text:p>-0.06</text:p>
          </table:table-cell>
          <table:table-cell table:formula="of:=[.A2234]*10+1" office:value-type="float" office:value="0.374029300170627">
            <text:p>0.37</text:p>
          </table:table-cell>
          <table:table-cell table:formula="of:=MEDIAN([.B2234:.B5549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0.873706610606074">
            <text:p>0.87</text:p>
          </table:table-cell>
          <table:table-cell table:formula="of:=[.A2235]*10+1" office:value-type="float" office:value="9.73706610606074">
            <text:p>9.74</text:p>
          </table:table-cell>
          <table:table-cell table:formula="of:=MEDIAN([.B2235:.B5550])" office:value-type="float" office:value="0.639424634466416">
            <text:p>0.64</text:p>
          </table:table-cell>
          <table:table-cell table:number-columns-repeated="4"/>
        </table:table-row>
        <table:table-row table:style-name="ro1">
          <table:table-cell office:value-type="float" office:value="0.475439252781004">
            <text:p>0.48</text:p>
          </table:table-cell>
          <table:table-cell table:formula="of:=[.A2236]*10+1" office:value-type="float" office:value="5.75439252781004">
            <text:p>5.75</text:p>
          </table:table-cell>
          <table:table-cell table:formula="of:=MEDIAN([.B2236:.B5551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-0.506400505890894">
            <text:p>-0.51</text:p>
          </table:table-cell>
          <table:table-cell table:formula="of:=[.A2237]*10+1" office:value-type="float" office:value="-4.06400505890894">
            <text:p>-4.06</text:p>
          </table:table-cell>
          <table:table-cell table:formula="of:=MEDIAN([.B2237:.B5552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0.969398949499221">
            <text:p>0.97</text:p>
          </table:table-cell>
          <table:table-cell table:formula="of:=[.A2238]*10+1" office:value-type="float" office:value="10.6939894949922">
            <text:p>10.69</text:p>
          </table:table-cell>
          <table:table-cell table:formula="of:=MEDIAN([.B2238:.B5553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-0.097999408975123">
            <text:p>-0.1</text:p>
          </table:table-cell>
          <table:table-cell table:formula="of:=[.A2239]*10+1" office:value-type="float" office:value="0.0200059102487705">
            <text:p>0.02</text:p>
          </table:table-cell>
          <table:table-cell table:formula="of:=MEDIAN([.B2239:.B5554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0.634793108670002">
            <text:p>0.63</text:p>
          </table:table-cell>
          <table:table-cell table:formula="of:=[.A2240]*10+1" office:value-type="float" office:value="7.34793108670002">
            <text:p>7.35</text:p>
          </table:table-cell>
          <table:table-cell table:formula="of:=MEDIAN([.B2240:.B5555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0.753096523687306">
            <text:p>0.75</text:p>
          </table:table-cell>
          <table:table-cell table:formula="of:=[.A2241]*10+1" office:value-type="float" office:value="8.53096523687306">
            <text:p>8.53</text:p>
          </table:table-cell>
          <table:table-cell table:formula="of:=MEDIAN([.B2241:.B5556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-0.725422522120001">
            <text:p>-0.73</text:p>
          </table:table-cell>
          <table:table-cell table:formula="of:=[.A2242]*10+1" office:value-type="float" office:value="-6.25422522120001">
            <text:p>-6.25</text:p>
          </table:table-cell>
          <table:table-cell table:formula="of:=MEDIAN([.B2242:.B5557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0.340858700671199">
            <text:p>0.34</text:p>
          </table:table-cell>
          <table:table-cell table:formula="of:=[.A2243]*10+1" office:value-type="float" office:value="4.40858700671199">
            <text:p>4.41</text:p>
          </table:table-cell>
          <table:table-cell table:formula="of:=MEDIAN([.B2243:.B5558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-0.980887210397558">
            <text:p>-0.98</text:p>
          </table:table-cell>
          <table:table-cell table:formula="of:=[.A2244]*10+1" office:value-type="float" office:value="-8.80887210397558">
            <text:p>-8.81</text:p>
          </table:table-cell>
          <table:table-cell table:formula="of:=MEDIAN([.B2244:.B5559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-0.613753939429344">
            <text:p>-0.61</text:p>
          </table:table-cell>
          <table:table-cell table:formula="of:=[.A2245]*10+1" office:value-type="float" office:value="-5.13753939429344">
            <text:p>-5.14</text:p>
          </table:table-cell>
          <table:table-cell table:formula="of:=MEDIAN([.B2245:.B5560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-0.898941577186743">
            <text:p>-0.9</text:p>
          </table:table-cell>
          <table:table-cell table:formula="of:=[.A2246]*10+1" office:value-type="float" office:value="-7.98941577186743">
            <text:p>-7.99</text:p>
          </table:table-cell>
          <table:table-cell table:formula="of:=MEDIAN([.B2246:.B5561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0.196438778996361">
            <text:p>0.2</text:p>
          </table:table-cell>
          <table:table-cell table:formula="of:=[.A2247]*10+1" office:value-type="float" office:value="2.96438778996361">
            <text:p>2.96</text:p>
          </table:table-cell>
          <table:table-cell table:formula="of:=MEDIAN([.B2247:.B5562])" office:value-type="float" office:value="0.639424634466416">
            <text:p>0.64</text:p>
          </table:table-cell>
          <table:table-cell table:number-columns-repeated="4"/>
        </table:table-row>
        <table:table-row table:style-name="ro1">
          <table:table-cell office:value-type="float" office:value="-0.844272685138579">
            <text:p>-0.84</text:p>
          </table:table-cell>
          <table:table-cell table:formula="of:=[.A2248]*10+1" office:value-type="float" office:value="-7.4427268513858">
            <text:p>-7.44</text:p>
          </table:table-cell>
          <table:table-cell table:formula="of:=MEDIAN([.B2248:.B5563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0.349255376442348">
            <text:p>0.35</text:p>
          </table:table-cell>
          <table:table-cell table:formula="of:=[.A2249]*10+1" office:value-type="float" office:value="4.49255376442348">
            <text:p>4.49</text:p>
          </table:table-cell>
          <table:table-cell table:formula="of:=MEDIAN([.B2249:.B5564])" office:value-type="float" office:value="0.639424634466416">
            <text:p>0.64</text:p>
          </table:table-cell>
          <table:table-cell table:number-columns-repeated="4"/>
        </table:table-row>
        <table:table-row table:style-name="ro1">
          <table:table-cell office:value-type="float" office:value="-0.580279540526666">
            <text:p>-0.58</text:p>
          </table:table-cell>
          <table:table-cell table:formula="of:=[.A2250]*10+1" office:value-type="float" office:value="-4.80279540526666">
            <text:p>-4.8</text:p>
          </table:table-cell>
          <table:table-cell table:formula="of:=MEDIAN([.B2250:.B5565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0.0641078441721581">
            <text:p>0.06</text:p>
          </table:table-cell>
          <table:table-cell table:formula="of:=[.A2251]*10+1" office:value-type="float" office:value="1.64107844172158">
            <text:p>1.64</text:p>
          </table:table-cell>
          <table:table-cell table:formula="of:=MEDIAN([.B2251:.B5566])" office:value-type="float" office:value="0.639424634466416">
            <text:p>0.64</text:p>
          </table:table-cell>
          <table:table-cell table:number-columns-repeated="4"/>
        </table:table-row>
        <table:table-row table:style-name="ro1">
          <table:table-cell office:value-type="float" office:value="-0.666877612617153">
            <text:p>-0.67</text:p>
          </table:table-cell>
          <table:table-cell table:formula="of:=[.A2252]*10+1" office:value-type="float" office:value="-5.66877612617153">
            <text:p>-5.67</text:p>
          </table:table-cell>
          <table:table-cell table:formula="of:=MEDIAN([.B2252:.B5567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0.360058016231833">
            <text:p>0.36</text:p>
          </table:table-cell>
          <table:table-cell table:formula="of:=[.A2253]*10+1" office:value-type="float" office:value="4.60058016231833">
            <text:p>4.6</text:p>
          </table:table-cell>
          <table:table-cell table:formula="of:=MEDIAN([.B2253:.B5568])" office:value-type="float" office:value="0.639424634466416">
            <text:p>0.64</text:p>
          </table:table-cell>
          <table:table-cell table:number-columns-repeated="4"/>
        </table:table-row>
        <table:table-row table:style-name="ro1">
          <table:table-cell office:value-type="float" office:value="-0.180047200539416">
            <text:p>-0.18</text:p>
          </table:table-cell>
          <table:table-cell table:formula="of:=[.A2254]*10+1" office:value-type="float" office:value="-0.800472005394156">
            <text:p>-0.8</text:p>
          </table:table-cell>
          <table:table-cell table:formula="of:=MEDIAN([.B2254:.B5569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0.611801152774265">
            <text:p>0.61</text:p>
          </table:table-cell>
          <table:table-cell table:formula="of:=[.A2255]*10+1" office:value-type="float" office:value="7.11801152774265">
            <text:p>7.12</text:p>
          </table:table-cell>
          <table:table-cell table:formula="of:=MEDIAN([.B2255:.B5570])" office:value-type="float" office:value="0.639424634466416">
            <text:p>0.64</text:p>
          </table:table-cell>
          <table:table-cell table:number-columns-repeated="4"/>
        </table:table-row>
        <table:table-row table:style-name="ro1">
          <table:table-cell office:value-type="float" office:value="-0.377790033613702">
            <text:p>-0.38</text:p>
          </table:table-cell>
          <table:table-cell table:formula="of:=[.A2256]*10+1" office:value-type="float" office:value="-2.77790033613702">
            <text:p>-2.78</text:p>
          </table:table-cell>
          <table:table-cell table:formula="of:=MEDIAN([.B2256:.B5571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-0.366251976757278">
            <text:p>-0.37</text:p>
          </table:table-cell>
          <table:table-cell table:formula="of:=[.A2257]*10+1" office:value-type="float" office:value="-2.66251976757278">
            <text:p>-2.66</text:p>
          </table:table-cell>
          <table:table-cell table:formula="of:=MEDIAN([.B2257:.B5572])" office:value-type="float" office:value="0.639424634466416">
            <text:p>0.64</text:p>
          </table:table-cell>
          <table:table-cell table:number-columns-repeated="4"/>
        </table:table-row>
        <table:table-row table:style-name="ro1">
          <table:table-cell office:value-type="float" office:value="-0.262353787890531">
            <text:p>-0.26</text:p>
          </table:table-cell>
          <table:table-cell table:formula="of:=[.A2258]*10+1" office:value-type="float" office:value="-1.62353787890531">
            <text:p>-1.62</text:p>
          </table:table-cell>
          <table:table-cell table:formula="of:=MEDIAN([.B2258:.B5573])" office:value-type="float" office:value="0.64813988949161">
            <text:p>0.65</text:p>
          </table:table-cell>
          <table:table-cell table:number-columns-repeated="4"/>
        </table:table-row>
        <table:table-row table:style-name="ro1">
          <table:table-cell office:value-type="float" office:value="-0.380792581482137">
            <text:p>-0.38</text:p>
          </table:table-cell>
          <table:table-cell table:formula="of:=[.A2259]*10+1" office:value-type="float" office:value="-2.80792581482137">
            <text:p>-2.81</text:p>
          </table:table-cell>
          <table:table-cell table:formula="of:=MEDIAN([.B2259:.B5574])" office:value-type="float" office:value="0.649598111293085">
            <text:p>0.65</text:p>
          </table:table-cell>
          <table:table-cell table:number-columns-repeated="4"/>
        </table:table-row>
        <table:table-row table:style-name="ro1">
          <table:table-cell office:value-type="float" office:value="-0.470029558525423">
            <text:p>-0.47</text:p>
          </table:table-cell>
          <table:table-cell table:formula="of:=[.A2260]*10+1" office:value-type="float" office:value="-3.70029558525423">
            <text:p>-3.7</text:p>
          </table:table-cell>
          <table:table-cell table:formula="of:=MEDIAN([.B2260:.B5575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-0.551302903276023">
            <text:p>-0.55</text:p>
          </table:table-cell>
          <table:table-cell table:formula="of:=[.A2261]*10+1" office:value-type="float" office:value="-4.51302903276023">
            <text:p>-4.51</text:p>
          </table:table-cell>
          <table:table-cell table:formula="of:=MEDIAN([.B2261:.B5576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-0.557522163406316">
            <text:p>-0.56</text:p>
          </table:table-cell>
          <table:table-cell table:formula="of:=[.A2262]*10+1" office:value-type="float" office:value="-4.57522163406316">
            <text:p>-4.58</text:p>
          </table:table-cell>
          <table:table-cell table:formula="of:=MEDIAN([.B2262:.B5577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0.988916031221845">
            <text:p>0.99</text:p>
          </table:table-cell>
          <table:table-cell table:formula="of:=[.A2263]*10+1" office:value-type="float" office:value="10.8891603122185">
            <text:p>10.89</text:p>
          </table:table-cell>
          <table:table-cell table:formula="of:=MEDIAN([.B2263:.B5578])" office:value-type="float" office:value="0.659344565870112">
            <text:p>0.66</text:p>
          </table:table-cell>
          <table:table-cell table:number-columns-repeated="4"/>
        </table:table-row>
        <table:table-row table:style-name="ro1">
          <table:table-cell office:value-type="float" office:value="-0.547839286111558">
            <text:p>-0.55</text:p>
          </table:table-cell>
          <table:table-cell table:formula="of:=[.A2264]*10+1" office:value-type="float" office:value="-4.47839286111558">
            <text:p>-4.48</text:p>
          </table:table-cell>
          <table:table-cell table:formula="of:=MEDIAN([.B2264:.B5579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0.751509842070236">
            <text:p>0.75</text:p>
          </table:table-cell>
          <table:table-cell table:formula="of:=[.A2265]*10+1" office:value-type="float" office:value="8.51509842070236">
            <text:p>8.52</text:p>
          </table:table-cell>
          <table:table-cell table:formula="of:=MEDIAN([.B2265:.B5580])" office:value-type="float" office:value="0.659344565870112">
            <text:p>0.66</text:p>
          </table:table-cell>
          <table:table-cell table:number-columns-repeated="4"/>
        </table:table-row>
        <table:table-row table:style-name="ro1">
          <table:table-cell office:value-type="float" office:value="0.548839945373599">
            <text:p>0.55</text:p>
          </table:table-cell>
          <table:table-cell table:formula="of:=[.A2266]*10+1" office:value-type="float" office:value="6.48839945373599">
            <text:p>6.49</text:p>
          </table:table-cell>
          <table:table-cell table:formula="of:=MEDIAN([.B2266:.B5581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0.639267594866084">
            <text:p>0.64</text:p>
          </table:table-cell>
          <table:table-cell table:formula="of:=[.A2267]*10+1" office:value-type="float" office:value="7.39267594866084">
            <text:p>7.39</text:p>
          </table:table-cell>
          <table:table-cell table:formula="of:=MEDIAN([.B2267:.B5582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-0.364028747902555">
            <text:p>-0.36</text:p>
          </table:table-cell>
          <table:table-cell table:formula="of:=[.A2268]*10+1" office:value-type="float" office:value="-2.64028747902555">
            <text:p>-2.64</text:p>
          </table:table-cell>
          <table:table-cell table:formula="of:=MEDIAN([.B2268:.B5583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0.0232097542172449">
            <text:p>0.02</text:p>
          </table:table-cell>
          <table:table-cell table:formula="of:=[.A2269]*10+1" office:value-type="float" office:value="1.23209754217245">
            <text:p>1.23</text:p>
          </table:table-cell>
          <table:table-cell table:formula="of:=MEDIAN([.B2269:.B5584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-0.277877278684929">
            <text:p>-0.28</text:p>
          </table:table-cell>
          <table:table-cell table:formula="of:=[.A2270]*10+1" office:value-type="float" office:value="-1.77877278684929">
            <text:p>-1.78</text:p>
          </table:table-cell>
          <table:table-cell table:formula="of:=MEDIAN([.B2270:.B5585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0.891420160438686">
            <text:p>0.89</text:p>
          </table:table-cell>
          <table:table-cell table:formula="of:=[.A2271]*10+1" office:value-type="float" office:value="9.91420160438686">
            <text:p>9.91</text:p>
          </table:table-cell>
          <table:table-cell table:formula="of:=MEDIAN([.B2271:.B5586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-0.616899431942484">
            <text:p>-0.62</text:p>
          </table:table-cell>
          <table:table-cell table:formula="of:=[.A2272]*10+1" office:value-type="float" office:value="-5.16899431942484">
            <text:p>-5.17</text:p>
          </table:table-cell>
          <table:table-cell table:formula="of:=MEDIAN([.B2272:.B5587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-0.169759791870261">
            <text:p>-0.17</text:p>
          </table:table-cell>
          <table:table-cell table:formula="of:=[.A2273]*10+1" office:value-type="float" office:value="-0.697597918702614">
            <text:p>-0.7</text:p>
          </table:table-cell>
          <table:table-cell table:formula="of:=MEDIAN([.B2273:.B5588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-0.26290292057049">
            <text:p>-0.26</text:p>
          </table:table-cell>
          <table:table-cell table:formula="of:=[.A2274]*10+1" office:value-type="float" office:value="-1.6290292057049">
            <text:p>-1.63</text:p>
          </table:table-cell>
          <table:table-cell table:formula="of:=MEDIAN([.B2274:.B5589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-0.902181291031235">
            <text:p>-0.9</text:p>
          </table:table-cell>
          <table:table-cell table:formula="of:=[.A2275]*10+1" office:value-type="float" office:value="-8.02181291031235">
            <text:p>-8.02</text:p>
          </table:table-cell>
          <table:table-cell table:formula="of:=MEDIAN([.B2275:.B5590])" office:value-type="float" office:value="0.659344565870112">
            <text:p>0.66</text:p>
          </table:table-cell>
          <table:table-cell table:number-columns-repeated="4"/>
        </table:table-row>
        <table:table-row table:style-name="ro1">
          <table:table-cell office:value-type="float" office:value="-0.026284160137304">
            <text:p>-0.03</text:p>
          </table:table-cell>
          <table:table-cell table:formula="of:=[.A2276]*10+1" office:value-type="float" office:value="0.737158398626961">
            <text:p>0.74</text:p>
          </table:table-cell>
          <table:table-cell table:formula="of:=MEDIAN([.B2276:.B5591])" office:value-type="float" office:value="0.664400944991449">
            <text:p>0.66</text:p>
          </table:table-cell>
          <table:table-cell table:number-columns-repeated="4"/>
        </table:table-row>
        <table:table-row table:style-name="ro1">
          <table:table-cell office:value-type="float" office:value="0.0603286718580435">
            <text:p>0.06</text:p>
          </table:table-cell>
          <table:table-cell table:formula="of:=[.A2277]*10+1" office:value-type="float" office:value="1.60328671858044">
            <text:p>1.6</text:p>
          </table:table-cell>
          <table:table-cell table:formula="of:=MEDIAN([.B2277:.B5592])" office:value-type="float" office:value="0.659344565870112">
            <text:p>0.66</text:p>
          </table:table-cell>
          <table:table-cell table:number-columns-repeated="4"/>
        </table:table-row>
        <table:table-row table:style-name="ro1">
          <table:table-cell office:value-type="float" office:value="-0.67492962102877">
            <text:p>-0.67</text:p>
          </table:table-cell>
          <table:table-cell table:formula="of:=[.A2278]*10+1" office:value-type="float" office:value="-5.7492962102877">
            <text:p>-5.75</text:p>
          </table:table-cell>
          <table:table-cell table:formula="of:=MEDIAN([.B2278:.B5593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0.592925822411118">
            <text:p>0.59</text:p>
          </table:table-cell>
          <table:table-cell table:formula="of:=[.A2279]*10+1" office:value-type="float" office:value="6.92925822411118">
            <text:p>6.93</text:p>
          </table:table-cell>
          <table:table-cell table:formula="of:=MEDIAN([.B2279:.B5594])" office:value-type="float" office:value="0.659344565870112">
            <text:p>0.66</text:p>
          </table:table-cell>
          <table:table-cell table:number-columns-repeated="4"/>
        </table:table-row>
        <table:table-row table:style-name="ro1">
          <table:table-cell office:value-type="float" office:value="-0.458231358788286">
            <text:p>-0.46</text:p>
          </table:table-cell>
          <table:table-cell table:formula="of:=[.A2280]*10+1" office:value-type="float" office:value="-3.58231358788286">
            <text:p>-3.58</text:p>
          </table:table-cell>
          <table:table-cell table:formula="of:=MEDIAN([.B2280:.B5595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-0.822528485137362">
            <text:p>-0.82</text:p>
          </table:table-cell>
          <table:table-cell table:formula="of:=[.A2281]*10+1" office:value-type="float" office:value="-7.22528485137362">
            <text:p>-7.23</text:p>
          </table:table-cell>
          <table:table-cell table:formula="of:=MEDIAN([.B2281:.B5596])" office:value-type="float" office:value="0.659344565870112">
            <text:p>0.66</text:p>
          </table:table-cell>
          <table:table-cell table:number-columns-repeated="4"/>
        </table:table-row>
        <table:table-row table:style-name="ro1">
          <table:table-cell office:value-type="float" office:value="-0.165920226828111">
            <text:p>-0.17</text:p>
          </table:table-cell>
          <table:table-cell table:formula="of:=[.A2282]*10+1" office:value-type="float" office:value="-0.659202268281108">
            <text:p>-0.66</text:p>
          </table:table-cell>
          <table:table-cell table:formula="of:=MEDIAN([.B2282:.B5597])" office:value-type="float" office:value="0.664400944991449">
            <text:p>0.66</text:p>
          </table:table-cell>
          <table:table-cell table:number-columns-repeated="4"/>
        </table:table-row>
        <table:table-row table:style-name="ro1">
          <table:table-cell office:value-type="float" office:value="0.450534593223319">
            <text:p>0.45</text:p>
          </table:table-cell>
          <table:table-cell table:formula="of:=[.A2283]*10+1" office:value-type="float" office:value="5.50534593223319">
            <text:p>5.51</text:p>
          </table:table-cell>
          <table:table-cell table:formula="of:=MEDIAN([.B2283:.B5598])" office:value-type="float" office:value="0.668692346892487">
            <text:p>0.67</text:p>
          </table:table-cell>
          <table:table-cell table:number-columns-repeated="4"/>
        </table:table-row>
        <table:table-row table:style-name="ro1">
          <table:table-cell office:value-type="float" office:value="-0.117865653045375">
            <text:p>-0.12</text:p>
          </table:table-cell>
          <table:table-cell table:formula="of:=[.A2284]*10+1" office:value-type="float" office:value="-0.178656530453748">
            <text:p>-0.18</text:p>
          </table:table-cell>
          <table:table-cell table:formula="of:=MEDIAN([.B2284:.B5599])" office:value-type="float" office:value="0.664400944991449">
            <text:p>0.66</text:p>
          </table:table-cell>
          <table:table-cell table:number-columns-repeated="4"/>
        </table:table-row>
        <table:table-row table:style-name="ro1">
          <table:table-cell office:value-type="float" office:value="-0.240917867124891">
            <text:p>-0.24</text:p>
          </table:table-cell>
          <table:table-cell table:formula="of:=[.A2285]*10+1" office:value-type="float" office:value="-1.40917867124891">
            <text:p>-1.41</text:p>
          </table:table-cell>
          <table:table-cell table:formula="of:=MEDIAN([.B2285:.B5600])" office:value-type="float" office:value="0.668692346892487">
            <text:p>0.67</text:p>
          </table:table-cell>
          <table:table-cell table:number-columns-repeated="4"/>
        </table:table-row>
        <table:table-row table:style-name="ro1">
          <table:table-cell office:value-type="float" office:value="-0.993685598949873">
            <text:p>-0.99</text:p>
          </table:table-cell>
          <table:table-cell table:formula="of:=[.A2286]*10+1" office:value-type="float" office:value="-8.93685598949874">
            <text:p>-8.94</text:p>
          </table:table-cell>
          <table:table-cell table:formula="of:=MEDIAN([.B2286:.B5601])" office:value-type="float" office:value="0.672983748793524">
            <text:p>0.67</text:p>
          </table:table-cell>
          <table:table-cell table:number-columns-repeated="4"/>
        </table:table-row>
        <table:table-row table:style-name="ro1">
          <table:table-cell office:value-type="float" office:value="-0.918970160169418">
            <text:p>-0.92</text:p>
          </table:table-cell>
          <table:table-cell table:formula="of:=[.A2287]*10+1" office:value-type="float" office:value="-8.18970160169418">
            <text:p>-8.19</text:p>
          </table:table-cell>
          <table:table-cell table:formula="of:=MEDIAN([.B2287:.B5602])" office:value-type="float" office:value="0.677879760521055">
            <text:p>0.68</text:p>
          </table:table-cell>
          <table:table-cell table:number-columns-repeated="4"/>
        </table:table-row>
        <table:table-row table:style-name="ro1">
          <table:table-cell office:value-type="float" office:value="0.0799561452347693">
            <text:p>0.08</text:p>
          </table:table-cell>
          <table:table-cell table:formula="of:=[.A2288]*10+1" office:value-type="float" office:value="1.79956145234769">
            <text:p>1.8</text:p>
          </table:table-cell>
          <table:table-cell table:formula="of:=MEDIAN([.B2288:.B5603])" office:value-type="float" office:value="0.682775772248585">
            <text:p>0.68</text:p>
          </table:table-cell>
          <table:table-cell table:number-columns-repeated="4"/>
        </table:table-row>
        <table:table-row table:style-name="ro1">
          <table:table-cell office:value-type="float" office:value="0.943408262323156">
            <text:p>0.94</text:p>
          </table:table-cell>
          <table:table-cell table:formula="of:=[.A2289]*10+1" office:value-type="float" office:value="10.4340826232316">
            <text:p>10.43</text:p>
          </table:table-cell>
          <table:table-cell table:formula="of:=MEDIAN([.B2289:.B5604])" office:value-type="float" office:value="0.677879760521055">
            <text:p>0.68</text:p>
          </table:table-cell>
          <table:table-cell table:number-columns-repeated="4"/>
        </table:table-row>
        <table:table-row table:style-name="ro1">
          <table:table-cell office:value-type="float" office:value="0.338005705290129">
            <text:p>0.34</text:p>
          </table:table-cell>
          <table:table-cell table:formula="of:=[.A2290]*10+1" office:value-type="float" office:value="4.38005705290129">
            <text:p>4.38</text:p>
          </table:table-cell>
          <table:table-cell table:formula="of:=MEDIAN([.B2290:.B5605])" office:value-type="float" office:value="0.672983748793524">
            <text:p>0.67</text:p>
          </table:table-cell>
          <table:table-cell table:number-columns-repeated="4"/>
        </table:table-row>
        <table:table-row table:style-name="ro1">
          <table:table-cell office:value-type="float" office:value="-0.588521114231786">
            <text:p>-0.59</text:p>
          </table:table-cell>
          <table:table-cell table:formula="of:=[.A2291]*10+1" office:value-type="float" office:value="-4.88521114231786">
            <text:p>-4.89</text:p>
          </table:table-cell>
          <table:table-cell table:formula="of:=MEDIAN([.B2291:.B5606])" office:value-type="float" office:value="0.668692346892487">
            <text:p>0.67</text:p>
          </table:table-cell>
          <table:table-cell table:number-columns-repeated="4"/>
        </table:table-row>
        <table:table-row table:style-name="ro1">
          <table:table-cell office:value-type="float" office:value="0.676723070188023">
            <text:p>0.68</text:p>
          </table:table-cell>
          <table:table-cell table:formula="of:=[.A2292]*10+1" office:value-type="float" office:value="7.76723070188023">
            <text:p>7.77</text:p>
          </table:table-cell>
          <table:table-cell table:formula="of:=MEDIAN([.B2292:.B5607])" office:value-type="float" office:value="0.672983748793524">
            <text:p>0.67</text:p>
          </table:table-cell>
          <table:table-cell table:number-columns-repeated="4"/>
        </table:table-row>
        <table:table-row table:style-name="ro1">
          <table:table-cell office:value-type="float" office:value="0.207604022002637">
            <text:p>0.21</text:p>
          </table:table-cell>
          <table:table-cell table:formula="of:=[.A2293]*10+1" office:value-type="float" office:value="3.07604022002637">
            <text:p>3.08</text:p>
          </table:table-cell>
          <table:table-cell table:formula="of:=MEDIAN([.B2293:.B5608])" office:value-type="float" office:value="0.668692346892487">
            <text:p>0.67</text:p>
          </table:table-cell>
          <table:table-cell table:number-columns-repeated="4"/>
        </table:table-row>
        <table:table-row table:style-name="ro1">
          <table:table-cell office:value-type="float" office:value="-0.952505194557444">
            <text:p>-0.95</text:p>
          </table:table-cell>
          <table:table-cell table:formula="of:=[.A2294]*10+1" office:value-type="float" office:value="-8.52505194557444">
            <text:p>-8.53</text:p>
          </table:table-cell>
          <table:table-cell table:formula="of:=MEDIAN([.B2294:.B5609])" office:value-type="float" office:value="0.664400944991449">
            <text:p>0.66</text:p>
          </table:table-cell>
          <table:table-cell table:number-columns-repeated="4"/>
        </table:table-row>
        <table:table-row table:style-name="ro1">
          <table:table-cell office:value-type="float" office:value="-0.639746051492105">
            <text:p>-0.64</text:p>
          </table:table-cell>
          <table:table-cell table:formula="of:=[.A2295]*10+1" office:value-type="float" office:value="-5.39746051492105">
            <text:p>-5.4</text:p>
          </table:table-cell>
          <table:table-cell table:formula="of:=MEDIAN([.B2295:.B5610])" office:value-type="float" office:value="0.668692346892487">
            <text:p>0.67</text:p>
          </table:table-cell>
          <table:table-cell table:number-columns-repeated="4"/>
        </table:table-row>
        <table:table-row table:style-name="ro1">
          <table:table-cell office:value-type="float" office:value="0.512414880430931">
            <text:p>0.51</text:p>
          </table:table-cell>
          <table:table-cell table:formula="of:=[.A2296]*10+1" office:value-type="float" office:value="6.12414880430931">
            <text:p>6.12</text:p>
          </table:table-cell>
          <table:table-cell table:formula="of:=MEDIAN([.B2296:.B5611])" office:value-type="float" office:value="0.672983748793524">
            <text:p>0.67</text:p>
          </table:table-cell>
          <table:table-cell table:number-columns-repeated="4"/>
        </table:table-row>
        <table:table-row table:style-name="ro1">
          <table:table-cell office:value-type="float" office:value="0.469108060904096">
            <text:p>0.47</text:p>
          </table:table-cell>
          <table:table-cell table:formula="of:=[.A2297]*10+1" office:value-type="float" office:value="5.69108060904096">
            <text:p>5.69</text:p>
          </table:table-cell>
          <table:table-cell table:formula="of:=MEDIAN([.B2297:.B5612])" office:value-type="float" office:value="0.668692346892487">
            <text:p>0.67</text:p>
          </table:table-cell>
          <table:table-cell table:number-columns-repeated="4"/>
        </table:table-row>
        <table:table-row table:style-name="ro1">
          <table:table-cell office:value-type="float" office:value="0.546814433204057">
            <text:p>0.55</text:p>
          </table:table-cell>
          <table:table-cell table:formula="of:=[.A2298]*10+1" office:value-type="float" office:value="6.46814433204057">
            <text:p>6.47</text:p>
          </table:table-cell>
          <table:table-cell table:formula="of:=MEDIAN([.B2298:.B5613])" office:value-type="float" office:value="0.664400944991449">
            <text:p>0.66</text:p>
          </table:table-cell>
          <table:table-cell table:number-columns-repeated="4"/>
        </table:table-row>
        <table:table-row table:style-name="ro1">
          <table:table-cell office:value-type="float" office:value="0.249148434632591">
            <text:p>0.25</text:p>
          </table:table-cell>
          <table:table-cell table:formula="of:=[.A2299]*10+1" office:value-type="float" office:value="3.49148434632591">
            <text:p>3.49</text:p>
          </table:table-cell>
          <table:table-cell table:formula="of:=MEDIAN([.B2299:.B5614])" office:value-type="float" office:value="0.659344565870112">
            <text:p>0.66</text:p>
          </table:table-cell>
          <table:table-cell table:number-columns-repeated="4"/>
        </table:table-row>
        <table:table-row table:style-name="ro1">
          <table:table-cell office:value-type="float" office:value="0.124186357501974">
            <text:p>0.12</text:p>
          </table:table-cell>
          <table:table-cell table:formula="of:=[.A2300]*10+1" office:value-type="float" office:value="2.24186357501974">
            <text:p>2.24</text:p>
          </table:table-cell>
          <table:table-cell table:formula="of:=MEDIAN([.B2300:.B5615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-0.863823938383082">
            <text:p>-0.86</text:p>
          </table:table-cell>
          <table:table-cell table:formula="of:=[.A2301]*10+1" office:value-type="float" office:value="-7.63823938383082">
            <text:p>-7.64</text:p>
          </table:table-cell>
          <table:table-cell table:formula="of:=MEDIAN([.B2301:.B5616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0.543547616801824">
            <text:p>0.54</text:p>
          </table:table-cell>
          <table:table-cell table:formula="of:=[.A2302]*10+1" office:value-type="float" office:value="6.43547616801824">
            <text:p>6.44</text:p>
          </table:table-cell>
          <table:table-cell table:formula="of:=MEDIAN([.B2302:.B5617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0.913613912759136">
            <text:p>0.91</text:p>
          </table:table-cell>
          <table:table-cell table:formula="of:=[.A2303]*10+1" office:value-type="float" office:value="10.1361391275914">
            <text:p>10.14</text:p>
          </table:table-cell>
          <table:table-cell table:formula="of:=MEDIAN([.B2303:.B5618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-0.558809347773155">
            <text:p>-0.56</text:p>
          </table:table-cell>
          <table:table-cell table:formula="of:=[.A2304]*10+1" office:value-type="float" office:value="-4.58809347773155">
            <text:p>-4.59</text:p>
          </table:table-cell>
          <table:table-cell table:formula="of:=MEDIAN([.B2304:.B5619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-0.386285814289205">
            <text:p>-0.39</text:p>
          </table:table-cell>
          <table:table-cell table:formula="of:=[.A2305]*10+1" office:value-type="float" office:value="-2.86285814289205">
            <text:p>-2.86</text:p>
          </table:table-cell>
          <table:table-cell table:formula="of:=MEDIAN([.B2305:.B5620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0.104628930249651">
            <text:p>0.1</text:p>
          </table:table-cell>
          <table:table-cell table:formula="of:=[.A2306]*10+1" office:value-type="float" office:value="2.04628930249651">
            <text:p>2.05</text:p>
          </table:table-cell>
          <table:table-cell table:formula="of:=MEDIAN([.B2306:.B5621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-0.900640702335355">
            <text:p>-0.9</text:p>
          </table:table-cell>
          <table:table-cell table:formula="of:=[.A2307]*10+1" office:value-type="float" office:value="-8.00640702335355">
            <text:p>-8.01</text:p>
          </table:table-cell>
          <table:table-cell table:formula="of:=MEDIAN([.B2307:.B5622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0.384747188429575">
            <text:p>0.38</text:p>
          </table:table-cell>
          <table:table-cell table:formula="of:=[.A2308]*10+1" office:value-type="float" office:value="4.84747188429575">
            <text:p>4.85</text:p>
          </table:table-cell>
          <table:table-cell table:formula="of:=MEDIAN([.B2308:.B5623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0.496047495179426">
            <text:p>0.5</text:p>
          </table:table-cell>
          <table:table-cell table:formula="of:=[.A2309]*10+1" office:value-type="float" office:value="5.96047495179426">
            <text:p>5.96</text:p>
          </table:table-cell>
          <table:table-cell table:formula="of:=MEDIAN([.B2309:.B5624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-0.571498077651139">
            <text:p>-0.57</text:p>
          </table:table-cell>
          <table:table-cell table:formula="of:=[.A2310]*10+1" office:value-type="float" office:value="-4.71498077651139">
            <text:p>-4.71</text:p>
          </table:table-cell>
          <table:table-cell table:formula="of:=MEDIAN([.B2310:.B5625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-0.281395066253363">
            <text:p>-0.28</text:p>
          </table:table-cell>
          <table:table-cell table:formula="of:=[.A2311]*10+1" office:value-type="float" office:value="-1.81395066253363">
            <text:p>-1.81</text:p>
          </table:table-cell>
          <table:table-cell table:formula="of:=MEDIAN([.B2311:.B5626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-0.909124235716085">
            <text:p>-0.91</text:p>
          </table:table-cell>
          <table:table-cell table:formula="of:=[.A2312]*10+1" office:value-type="float" office:value="-8.09124235716085">
            <text:p>-8.09</text:p>
          </table:table-cell>
          <table:table-cell table:formula="of:=MEDIAN([.B2312:.B5627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0.254161834893427">
            <text:p>0.25</text:p>
          </table:table-cell>
          <table:table-cell table:formula="of:=[.A2313]*10+1" office:value-type="float" office:value="3.54161834893427">
            <text:p>3.54</text:p>
          </table:table-cell>
          <table:table-cell table:formula="of:=MEDIAN([.B2313:.B5628])" office:value-type="float" office:value="0.659344565870112">
            <text:p>0.66</text:p>
          </table:table-cell>
          <table:table-cell table:number-columns-repeated="4"/>
        </table:table-row>
        <table:table-row table:style-name="ro1">
          <table:table-cell office:value-type="float" office:value="0.713726551129934">
            <text:p>0.71</text:p>
          </table:table-cell>
          <table:table-cell table:formula="of:=[.A2314]*10+1" office:value-type="float" office:value="8.13726551129934">
            <text:p>8.14</text:p>
          </table:table-cell>
          <table:table-cell table:formula="of:=MEDIAN([.B2314:.B5629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-0.253622471478525">
            <text:p>-0.25</text:p>
          </table:table-cell>
          <table:table-cell table:formula="of:=[.A2315]*10+1" office:value-type="float" office:value="-1.53622471478525">
            <text:p>-1.54</text:p>
          </table:table-cell>
          <table:table-cell table:formula="of:=MEDIAN([.B2315:.B5630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0.619121613261413">
            <text:p>0.62</text:p>
          </table:table-cell>
          <table:table-cell table:formula="of:=[.A2316]*10+1" office:value-type="float" office:value="7.19121613261413">
            <text:p>7.19</text:p>
          </table:table-cell>
          <table:table-cell table:formula="of:=MEDIAN([.B2316:.B5631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0.321781712540906">
            <text:p>0.32</text:p>
          </table:table-cell>
          <table:table-cell table:formula="of:=[.A2317]*10+1" office:value-type="float" office:value="4.21781712540906">
            <text:p>4.22</text:p>
          </table:table-cell>
          <table:table-cell table:formula="of:=MEDIAN([.B2317:.B5632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-0.430575773157006">
            <text:p>-0.43</text:p>
          </table:table-cell>
          <table:table-cell table:formula="of:=[.A2318]*10+1" office:value-type="float" office:value="-3.30575773157006">
            <text:p>-3.31</text:p>
          </table:table-cell>
          <table:table-cell table:formula="of:=MEDIAN([.B2318:.B5633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-0.711446097215529">
            <text:p>-0.71</text:p>
          </table:table-cell>
          <table:table-cell table:formula="of:=[.A2319]*10+1" office:value-type="float" office:value="-6.11446097215529">
            <text:p>-6.11</text:p>
          </table:table-cell>
          <table:table-cell table:formula="of:=MEDIAN([.B2319:.B5634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-0.117330495730553">
            <text:p>-0.12</text:p>
          </table:table-cell>
          <table:table-cell table:formula="of:=[.A2320]*10+1" office:value-type="float" office:value="-0.173304957305528">
            <text:p>-0.17</text:p>
          </table:table-cell>
          <table:table-cell table:formula="of:=MEDIAN([.B2320:.B5635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-0.402913755071293">
            <text:p>-0.4</text:p>
          </table:table-cell>
          <table:table-cell table:formula="of:=[.A2321]*10+1" office:value-type="float" office:value="-3.02913755071293">
            <text:p>-3.03</text:p>
          </table:table-cell>
          <table:table-cell table:formula="of:=MEDIAN([.B2321:.B5636])" office:value-type="float" office:value="0.659344565870112">
            <text:p>0.66</text:p>
          </table:table-cell>
          <table:table-cell table:number-columns-repeated="4"/>
        </table:table-row>
        <table:table-row table:style-name="ro1">
          <table:table-cell office:value-type="float" office:value="0.80002823578817">
            <text:p>0.8</text:p>
          </table:table-cell>
          <table:table-cell table:formula="of:=[.A2322]*10+1" office:value-type="float" office:value="9.0002823578817">
            <text:p>9</text:p>
          </table:table-cell>
          <table:table-cell table:formula="of:=MEDIAN([.B2322:.B5637])" office:value-type="float" office:value="0.664400944991449">
            <text:p>0.66</text:p>
          </table:table-cell>
          <table:table-cell table:number-columns-repeated="4"/>
        </table:table-row>
        <table:table-row table:style-name="ro1">
          <table:table-cell office:value-type="float" office:value="0.269083773221958">
            <text:p>0.27</text:p>
          </table:table-cell>
          <table:table-cell table:formula="of:=[.A2323]*10+1" office:value-type="float" office:value="3.69083773221958">
            <text:p>3.69</text:p>
          </table:table-cell>
          <table:table-cell table:formula="of:=MEDIAN([.B2323:.B5638])" office:value-type="float" office:value="0.659344565870112">
            <text:p>0.66</text:p>
          </table:table-cell>
          <table:table-cell table:number-columns-repeated="4"/>
        </table:table-row>
        <table:table-row table:style-name="ro1">
          <table:table-cell office:value-type="float" office:value="0.0705941275722061">
            <text:p>0.07</text:p>
          </table:table-cell>
          <table:table-cell table:formula="of:=[.A2324]*10+1" office:value-type="float" office:value="1.70594127572206">
            <text:p>1.71</text:p>
          </table:table-cell>
          <table:table-cell table:formula="of:=MEDIAN([.B2324:.B5639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-0.963356243542588">
            <text:p>-0.96</text:p>
          </table:table-cell>
          <table:table-cell table:formula="of:=[.A2325]*10+1" office:value-type="float" office:value="-8.63356243542588">
            <text:p>-8.63</text:p>
          </table:table-cell>
          <table:table-cell table:formula="of:=MEDIAN([.B2325:.B5640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-0.619823300377304">
            <text:p>-0.62</text:p>
          </table:table-cell>
          <table:table-cell table:formula="of:=[.A2326]*10+1" office:value-type="float" office:value="-5.19823300377304">
            <text:p>-5.2</text:p>
          </table:table-cell>
          <table:table-cell table:formula="of:=MEDIAN([.B2326:.B5641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0.19551459553359">
            <text:p>0.2</text:p>
          </table:table-cell>
          <table:table-cell table:formula="of:=[.A2327]*10+1" office:value-type="float" office:value="2.9551459553359">
            <text:p>2.96</text:p>
          </table:table-cell>
          <table:table-cell table:formula="of:=MEDIAN([.B2327:.B5642])" office:value-type="float" office:value="0.659344565870112">
            <text:p>0.66</text:p>
          </table:table-cell>
          <table:table-cell table:number-columns-repeated="4"/>
        </table:table-row>
        <table:table-row table:style-name="ro1">
          <table:table-cell office:value-type="float" office:value="-0.941869944266128">
            <text:p>-0.94</text:p>
          </table:table-cell>
          <table:table-cell table:formula="of:=[.A2328]*10+1" office:value-type="float" office:value="-8.41869944266128">
            <text:p>-8.42</text:p>
          </table:table-cell>
          <table:table-cell table:formula="of:=MEDIAN([.B2328:.B5643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-0.307852377710392">
            <text:p>-0.31</text:p>
          </table:table-cell>
          <table:table-cell table:formula="of:=[.A2329]*10+1" office:value-type="float" office:value="-2.07852377710392">
            <text:p>-2.08</text:p>
          </table:table-cell>
          <table:table-cell table:formula="of:=MEDIAN([.B2329:.B5644])" office:value-type="float" office:value="0.659344565870112">
            <text:p>0.66</text:p>
          </table:table-cell>
          <table:table-cell table:number-columns-repeated="4"/>
        </table:table-row>
        <table:table-row table:style-name="ro1">
          <table:table-cell office:value-type="float" office:value="0.835028371381652">
            <text:p>0.84</text:p>
          </table:table-cell>
          <table:table-cell table:formula="of:=[.A2330]*10+1" office:value-type="float" office:value="9.35028371381652">
            <text:p>9.35</text:p>
          </table:table-cell>
          <table:table-cell table:formula="of:=MEDIAN([.B2330:.B5645])" office:value-type="float" office:value="0.664400944991449">
            <text:p>0.66</text:p>
          </table:table-cell>
          <table:table-cell table:number-columns-repeated="4"/>
        </table:table-row>
        <table:table-row table:style-name="ro1">
          <table:table-cell office:value-type="float" office:value="0.967126530195623">
            <text:p>0.97</text:p>
          </table:table-cell>
          <table:table-cell table:formula="of:=[.A2331]*10+1" office:value-type="float" office:value="10.6712653019562">
            <text:p>10.67</text:p>
          </table:table-cell>
          <table:table-cell table:formula="of:=MEDIAN([.B2331:.B5646])" office:value-type="float" office:value="0.659344565870112">
            <text:p>0.66</text:p>
          </table:table-cell>
          <table:table-cell table:number-columns-repeated="4"/>
        </table:table-row>
        <table:table-row table:style-name="ro1">
          <table:table-cell office:value-type="float" office:value="0.524642839374972">
            <text:p>0.52</text:p>
          </table:table-cell>
          <table:table-cell table:formula="of:=[.A2332]*10+1" office:value-type="float" office:value="6.24642839374972">
            <text:p>6.25</text:p>
          </table:table-cell>
          <table:table-cell table:formula="of:=MEDIAN([.B2332:.B5647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-0.347489958074201">
            <text:p>-0.35</text:p>
          </table:table-cell>
          <table:table-cell table:formula="of:=[.A2333]*10+1" office:value-type="float" office:value="-2.47489958074201">
            <text:p>-2.47</text:p>
          </table:table-cell>
          <table:table-cell table:formula="of:=MEDIAN([.B2333:.B5648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-0.496677145077553">
            <text:p>-0.5</text:p>
          </table:table-cell>
          <table:table-cell table:formula="of:=[.A2334]*10+1" office:value-type="float" office:value="-3.96677145077553">
            <text:p>-3.97</text:p>
          </table:table-cell>
          <table:table-cell table:formula="of:=MEDIAN([.B2334:.B5649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-0.395376155406485">
            <text:p>-0.4</text:p>
          </table:table-cell>
          <table:table-cell table:formula="of:=[.A2335]*10+1" office:value-type="float" office:value="-2.95376155406485">
            <text:p>-2.95</text:p>
          </table:table-cell>
          <table:table-cell table:formula="of:=MEDIAN([.B2335:.B5650])" office:value-type="float" office:value="0.659344565870112">
            <text:p>0.66</text:p>
          </table:table-cell>
          <table:table-cell table:number-columns-repeated="4"/>
        </table:table-row>
        <table:table-row table:style-name="ro1">
          <table:table-cell office:value-type="float" office:value="0.549421116168847">
            <text:p>0.55</text:p>
          </table:table-cell>
          <table:table-cell table:formula="of:=[.A2336]*10+1" office:value-type="float" office:value="6.49421116168847">
            <text:p>6.49</text:p>
          </table:table-cell>
          <table:table-cell table:formula="of:=MEDIAN([.B2336:.B5651])" office:value-type="float" office:value="0.664400944991449">
            <text:p>0.66</text:p>
          </table:table-cell>
          <table:table-cell table:number-columns-repeated="4"/>
        </table:table-row>
        <table:table-row table:style-name="ro1">
          <table:table-cell office:value-type="float" office:value="0.639379084685169">
            <text:p>0.64</text:p>
          </table:table-cell>
          <table:table-cell table:formula="of:=[.A2337]*10+1" office:value-type="float" office:value="7.39379084685169">
            <text:p>7.39</text:p>
          </table:table-cell>
          <table:table-cell table:formula="of:=MEDIAN([.B2337:.B5652])" office:value-type="float" office:value="0.659344565870112">
            <text:p>0.66</text:p>
          </table:table-cell>
          <table:table-cell table:number-columns-repeated="4"/>
        </table:table-row>
        <table:table-row table:style-name="ro1">
          <table:table-cell office:value-type="float" office:value="0.146005967177967">
            <text:p>0.15</text:p>
          </table:table-cell>
          <table:table-cell table:formula="of:=[.A2338]*10+1" office:value-type="float" office:value="2.46005967177967">
            <text:p>2.46</text:p>
          </table:table-cell>
          <table:table-cell table:formula="of:=MEDIAN([.B2338:.B5653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0.536491994229471">
            <text:p>0.54</text:p>
          </table:table-cell>
          <table:table-cell table:formula="of:=[.A2339]*10+1" office:value-type="float" office:value="6.36491994229471">
            <text:p>6.36</text:p>
          </table:table-cell>
          <table:table-cell table:formula="of:=MEDIAN([.B2339:.B5654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0.881846025566133">
            <text:p>0.88</text:p>
          </table:table-cell>
          <table:table-cell table:formula="of:=[.A2340]*10+1" office:value-type="float" office:value="9.81846025566133">
            <text:p>9.82</text:p>
          </table:table-cell>
          <table:table-cell table:formula="of:=MEDIAN([.B2340:.B5655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-0.530638834994827">
            <text:p>-0.53</text:p>
          </table:table-cell>
          <table:table-cell table:formula="of:=[.A2341]*10+1" office:value-type="float" office:value="-4.30638834994827">
            <text:p>-4.31</text:p>
          </table:table-cell>
          <table:table-cell table:formula="of:=MEDIAN([.B2341:.B5656])" office:value-type="float" office:value="0.649598111293085">
            <text:p>0.65</text:p>
          </table:table-cell>
          <table:table-cell table:number-columns-repeated="4"/>
        </table:table-row>
        <table:table-row table:style-name="ro1">
          <table:table-cell office:value-type="float" office:value="0.768819500981229">
            <text:p>0.77</text:p>
          </table:table-cell>
          <table:table-cell table:formula="of:=[.A2342]*10+1" office:value-type="float" office:value="8.68819500981229">
            <text:p>8.69</text:p>
          </table:table-cell>
          <table:table-cell table:formula="of:=MEDIAN([.B2342:.B5657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-0.84025247652016">
            <text:p>-0.84</text:p>
          </table:table-cell>
          <table:table-cell table:formula="of:=[.A2343]*10+1" office:value-type="float" office:value="-7.4025247652016">
            <text:p>-7.4</text:p>
          </table:table-cell>
          <table:table-cell table:formula="of:=MEDIAN([.B2343:.B5658])" office:value-type="float" office:value="0.649598111293085">
            <text:p>0.65</text:p>
          </table:table-cell>
          <table:table-cell table:number-columns-repeated="4"/>
        </table:table-row>
        <table:table-row table:style-name="ro1">
          <table:table-cell office:value-type="float" office:value="0.0819464515105312">
            <text:p>0.08</text:p>
          </table:table-cell>
          <table:table-cell table:formula="of:=[.A2344]*10+1" office:value-type="float" office:value="1.81946451510531">
            <text:p>1.82</text:p>
          </table:table-cell>
          <table:table-cell table:formula="of:=MEDIAN([.B2344:.B5659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-0.488724318883295">
            <text:p>-0.49</text:p>
          </table:table-cell>
          <table:table-cell table:formula="of:=[.A2345]*10+1" office:value-type="float" office:value="-3.88724318883295">
            <text:p>-3.89</text:p>
          </table:table-cell>
          <table:table-cell table:formula="of:=MEDIAN([.B2345:.B5660])" office:value-type="float" office:value="0.649598111293085">
            <text:p>0.65</text:p>
          </table:table-cell>
          <table:table-cell table:number-columns-repeated="4"/>
        </table:table-row>
        <table:table-row table:style-name="ro1">
          <table:table-cell office:value-type="float" office:value="-0.714517164725491">
            <text:p>-0.71</text:p>
          </table:table-cell>
          <table:table-cell table:formula="of:=[.A2346]*10+1" office:value-type="float" office:value="-6.14517164725491">
            <text:p>-6.15</text:p>
          </table:table-cell>
          <table:table-cell table:formula="of:=MEDIAN([.B2346:.B5661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-0.244869795960325">
            <text:p>-0.24</text:p>
          </table:table-cell>
          <table:table-cell table:formula="of:=[.A2347]*10+1" office:value-type="float" office:value="-1.44869795960325">
            <text:p>-1.45</text:p>
          </table:table-cell>
          <table:table-cell table:formula="of:=MEDIAN([.B2347:.B5662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0.344069831792395">
            <text:p>0.34</text:p>
          </table:table-cell>
          <table:table-cell table:formula="of:=[.A2348]*10+1" office:value-type="float" office:value="4.44069831792395">
            <text:p>4.44</text:p>
          </table:table-cell>
          <table:table-cell table:formula="of:=MEDIAN([.B2348:.B5663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0.95012521470753">
            <text:p>0.95</text:p>
          </table:table-cell>
          <table:table-cell table:formula="of:=[.A2349]*10+1" office:value-type="float" office:value="10.5012521470753">
            <text:p>10.5</text:p>
          </table:table-cell>
          <table:table-cell table:formula="of:=MEDIAN([.B2349:.B5664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-0.224311338612625">
            <text:p>-0.22</text:p>
          </table:table-cell>
          <table:table-cell table:formula="of:=[.A2350]*10+1" office:value-type="float" office:value="-1.24311338612625">
            <text:p>-1.24</text:p>
          </table:table-cell>
          <table:table-cell table:formula="of:=MEDIAN([.B2350:.B5665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0.17501102122127">
            <text:p>0.18</text:p>
          </table:table-cell>
          <table:table-cell table:formula="of:=[.A2351]*10+1" office:value-type="float" office:value="2.7501102122127">
            <text:p>2.75</text:p>
          </table:table-cell>
          <table:table-cell table:formula="of:=MEDIAN([.B2351:.B5666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-0.0870205997628401">
            <text:p>-0.09</text:p>
          </table:table-cell>
          <table:table-cell table:formula="of:=[.A2352]*10+1" office:value-type="float" office:value="0.129794002371599">
            <text:p>0.13</text:p>
          </table:table-cell>
          <table:table-cell table:formula="of:=MEDIAN([.B2352:.B5667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0.269467326069134">
            <text:p>0.27</text:p>
          </table:table-cell>
          <table:table-cell table:formula="of:=[.A2353]*10+1" office:value-type="float" office:value="3.69467326069134">
            <text:p>3.69</text:p>
          </table:table-cell>
          <table:table-cell table:formula="of:=MEDIAN([.B2353:.B5668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0.463168867231259">
            <text:p>0.46</text:p>
          </table:table-cell>
          <table:table-cell table:formula="of:=[.A2354]*10+1" office:value-type="float" office:value="5.63168867231259">
            <text:p>5.63</text:p>
          </table:table-cell>
          <table:table-cell table:formula="of:=MEDIAN([.B2354:.B5669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0.649987794202521">
            <text:p>0.65</text:p>
          </table:table-cell>
          <table:table-cell table:formula="of:=[.A2355]*10+1" office:value-type="float" office:value="7.49987794202521">
            <text:p>7.5</text:p>
          </table:table-cell>
          <table:table-cell table:formula="of:=MEDIAN([.B2355:.B5670])" office:value-type="float" office:value="0.649598111293085">
            <text:p>0.65</text:p>
          </table:table-cell>
          <table:table-cell table:number-columns-repeated="4"/>
        </table:table-row>
        <table:table-row table:style-name="ro1">
          <table:table-cell office:value-type="float" office:value="0.713937316905072">
            <text:p>0.71</text:p>
          </table:table-cell>
          <table:table-cell table:formula="of:=[.A2356]*10+1" office:value-type="float" office:value="8.13937316905072">
            <text:p>8.14</text:p>
          </table:table-cell>
          <table:table-cell table:formula="of:=MEDIAN([.B2356:.B5671])" office:value-type="float" office:value="0.64813988949161">
            <text:p>0.65</text:p>
          </table:table-cell>
          <table:table-cell table:number-columns-repeated="4"/>
        </table:table-row>
        <table:table-row table:style-name="ro1">
          <table:table-cell office:value-type="float" office:value="0.601048061976632">
            <text:p>0.6</text:p>
          </table:table-cell>
          <table:table-cell table:formula="of:=[.A2357]*10+1" office:value-type="float" office:value="7.01048061976632">
            <text:p>7.01</text:p>
          </table:table-cell>
          <table:table-cell table:formula="of:=MEDIAN([.B2357:.B5672])" office:value-type="float" office:value="0.639424634466416">
            <text:p>0.64</text:p>
          </table:table-cell>
          <table:table-cell table:number-columns-repeated="4"/>
        </table:table-row>
        <table:table-row table:style-name="ro1">
          <table:table-cell office:value-type="float" office:value="0.200006731182841">
            <text:p>0.2</text:p>
          </table:table-cell>
          <table:table-cell table:formula="of:=[.A2358]*10+1" office:value-type="float" office:value="3.00006731182841">
            <text:p>3</text:p>
          </table:table-cell>
          <table:table-cell table:formula="of:=MEDIAN([.B2358:.B5673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-0.959145504982235">
            <text:p>-0.96</text:p>
          </table:table-cell>
          <table:table-cell table:formula="of:=[.A2359]*10+1" office:value-type="float" office:value="-8.59145504982235">
            <text:p>-8.59</text:p>
          </table:table-cell>
          <table:table-cell table:formula="of:=MEDIAN([.B2359:.B5674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-0.31144004248174">
            <text:p>-0.31</text:p>
          </table:table-cell>
          <table:table-cell table:formula="of:=[.A2360]*10+1" office:value-type="float" office:value="-2.1144004248174">
            <text:p>-2.11</text:p>
          </table:table-cell>
          <table:table-cell table:formula="of:=MEDIAN([.B2360:.B5675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-0.794837253441851">
            <text:p>-0.79</text:p>
          </table:table-cell>
          <table:table-cell table:formula="of:=[.A2361]*10+1" office:value-type="float" office:value="-6.94837253441851">
            <text:p>-6.95</text:p>
          </table:table-cell>
          <table:table-cell table:formula="of:=MEDIAN([.B2361:.B5676])" office:value-type="float" office:value="0.639424634466416">
            <text:p>0.64</text:p>
          </table:table-cell>
          <table:table-cell table:number-columns-repeated="4"/>
        </table:table-row>
        <table:table-row table:style-name="ro1">
          <table:table-cell office:value-type="float" office:value="0.530673659509586">
            <text:p>0.53</text:p>
          </table:table-cell>
          <table:table-cell table:formula="of:=[.A2362]*10+1" office:value-type="float" office:value="6.30673659509586">
            <text:p>6.31</text:p>
          </table:table-cell>
          <table:table-cell table:formula="of:=MEDIAN([.B2362:.B5677])" office:value-type="float" office:value="0.64813988949161">
            <text:p>0.65</text:p>
          </table:table-cell>
          <table:table-cell table:number-columns-repeated="4"/>
        </table:table-row>
        <table:table-row table:style-name="ro1">
          <table:table-cell office:value-type="float" office:value="0.611483611701377">
            <text:p>0.61</text:p>
          </table:table-cell>
          <table:table-cell table:formula="of:=[.A2363]*10+1" office:value-type="float" office:value="7.11483611701377">
            <text:p>7.11</text:p>
          </table:table-cell>
          <table:table-cell table:formula="of:=MEDIAN([.B2363:.B5678])" office:value-type="float" office:value="0.639424634466416">
            <text:p>0.64</text:p>
          </table:table-cell>
          <table:table-cell table:number-columns-repeated="4"/>
        </table:table-row>
        <table:table-row table:style-name="ro1">
          <table:table-cell office:value-type="float" office:value="-0.307578655737349">
            <text:p>-0.31</text:p>
          </table:table-cell>
          <table:table-cell table:formula="of:=[.A2364]*10+1" office:value-type="float" office:value="-2.07578655737349">
            <text:p>-2.08</text:p>
          </table:table-cell>
          <table:table-cell table:formula="of:=MEDIAN([.B2364:.B5679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0.638974693473046">
            <text:p>0.64</text:p>
          </table:table-cell>
          <table:table-cell table:formula="of:=[.A2365]*10+1" office:value-type="float" office:value="7.38974693473046">
            <text:p>7.39</text:p>
          </table:table-cell>
          <table:table-cell table:formula="of:=MEDIAN([.B2365:.B5680])" office:value-type="float" office:value="0.639424634466416">
            <text:p>0.64</text:p>
          </table:table-cell>
          <table:table-cell table:number-columns-repeated="4"/>
        </table:table-row>
        <table:table-row table:style-name="ro1">
          <table:table-cell office:value-type="float" office:value="-0.288248340661346">
            <text:p>-0.29</text:p>
          </table:table-cell>
          <table:table-cell table:formula="of:=[.A2366]*10+1" office:value-type="float" office:value="-1.88248340661346">
            <text:p>-1.88</text:p>
          </table:table-cell>
          <table:table-cell table:formula="of:=MEDIAN([.B2366:.B5681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-0.516538032270934">
            <text:p>-0.52</text:p>
          </table:table-cell>
          <table:table-cell table:formula="of:=[.A2367]*10+1" office:value-type="float" office:value="-4.16538032270934">
            <text:p>-4.17</text:p>
          </table:table-cell>
          <table:table-cell table:formula="of:=MEDIAN([.B2367:.B5682])" office:value-type="float" office:value="0.639424634466416">
            <text:p>0.64</text:p>
          </table:table-cell>
          <table:table-cell table:number-columns-repeated="4"/>
        </table:table-row>
        <table:table-row table:style-name="ro1">
          <table:table-cell office:value-type="float" office:value="0.358114012150655">
            <text:p>0.36</text:p>
          </table:table-cell>
          <table:table-cell table:formula="of:=[.A2368]*10+1" office:value-type="float" office:value="4.58114012150655">
            <text:p>4.58</text:p>
          </table:table-cell>
          <table:table-cell table:formula="of:=MEDIAN([.B2368:.B5683])" office:value-type="float" office:value="0.64813988949161">
            <text:p>0.65</text:p>
          </table:table-cell>
          <table:table-cell table:number-columns-repeated="4"/>
        </table:table-row>
        <table:table-row table:style-name="ro1">
          <table:table-cell office:value-type="float" office:value="0.0307953441178455">
            <text:p>0.03</text:p>
          </table:table-cell>
          <table:table-cell table:formula="of:=[.A2369]*10+1" office:value-type="float" office:value="1.30795344117845">
            <text:p>1.31</text:p>
          </table:table-cell>
          <table:table-cell table:formula="of:=MEDIAN([.B2369:.B5684])" office:value-type="float" office:value="0.639424634466416">
            <text:p>0.64</text:p>
          </table:table-cell>
          <table:table-cell table:number-columns-repeated="4"/>
        </table:table-row>
        <table:table-row table:style-name="ro1">
          <table:table-cell office:value-type="float" office:value="-0.035186011050839">
            <text:p>-0.04</text:p>
          </table:table-cell>
          <table:table-cell table:formula="of:=[.A2370]*10+1" office:value-type="float" office:value="0.64813988949161">
            <text:p>0.65</text:p>
          </table:table-cell>
          <table:table-cell table:formula="of:=MEDIAN([.B2370:.B5685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-0.603557104760859">
            <text:p>-0.6</text:p>
          </table:table-cell>
          <table:table-cell table:formula="of:=[.A2371]*10+1" office:value-type="float" office:value="-5.03557104760859">
            <text:p>-5.04</text:p>
          </table:table-cell>
          <table:table-cell table:formula="of:=MEDIAN([.B2371:.B5686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0.980662626864346">
            <text:p>0.98</text:p>
          </table:table-cell>
          <table:table-cell table:formula="of:=[.A2372]*10+1" office:value-type="float" office:value="10.8066262686435">
            <text:p>10.81</text:p>
          </table:table-cell>
          <table:table-cell table:formula="of:=MEDIAN([.B2372:.B5687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-0.908413694376189">
            <text:p>-0.91</text:p>
          </table:table-cell>
          <table:table-cell table:formula="of:=[.A2373]*10+1" office:value-type="float" office:value="-8.08413694376189">
            <text:p>-8.08</text:p>
          </table:table-cell>
          <table:table-cell table:formula="of:=MEDIAN([.B2373:.B5688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-0.781844295001125">
            <text:p>-0.78</text:p>
          </table:table-cell>
          <table:table-cell table:formula="of:=[.A2374]*10+1" office:value-type="float" office:value="-6.81844295001125">
            <text:p>-6.82</text:p>
          </table:table-cell>
          <table:table-cell table:formula="of:=MEDIAN([.B2374:.B5689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0.33600221472337">
            <text:p>0.34</text:p>
          </table:table-cell>
          <table:table-cell table:formula="of:=[.A2375]*10+1" office:value-type="float" office:value="4.3600221472337">
            <text:p>4.36</text:p>
          </table:table-cell>
          <table:table-cell table:formula="of:=MEDIAN([.B2375:.B5690])" office:value-type="float" office:value="0.640882856267891">
            <text:p>0.64</text:p>
          </table:table-cell>
          <table:table-cell table:number-columns-repeated="4"/>
        </table:table-row>
        <table:table-row table:style-name="ro1">
          <table:table-cell office:value-type="float" office:value="0.706236550720089">
            <text:p>0.71</text:p>
          </table:table-cell>
          <table:table-cell table:formula="of:=[.A2376]*10+1" office:value-type="float" office:value="8.06236550720089">
            <text:p>8.06</text:p>
          </table:table-cell>
          <table:table-cell table:formula="of:=MEDIAN([.B2376:.B5691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-0.0248985032089859">
            <text:p>-0.02</text:p>
          </table:table-cell>
          <table:table-cell table:formula="of:=[.A2377]*10+1" office:value-type="float" office:value="0.751014967910141">
            <text:p>0.75</text:p>
          </table:table-cell>
          <table:table-cell table:formula="of:=MEDIAN([.B2377:.B5692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-0.825919724957469">
            <text:p>-0.83</text:p>
          </table:table-cell>
          <table:table-cell table:formula="of:=[.A2378]*10+1" office:value-type="float" office:value="-7.25919724957469">
            <text:p>-7.26</text:p>
          </table:table-cell>
          <table:table-cell table:formula="of:=MEDIAN([.B2378:.B5693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-0.828404265934337">
            <text:p>-0.83</text:p>
          </table:table-cell>
          <table:table-cell table:formula="of:=[.A2379]*10+1" office:value-type="float" office:value="-7.28404265934337">
            <text:p>-7.28</text:p>
          </table:table-cell>
          <table:table-cell table:formula="of:=MEDIAN([.B2379:.B5694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0.767709392796566">
            <text:p>0.77</text:p>
          </table:table-cell>
          <table:table-cell table:formula="of:=[.A2380]*10+1" office:value-type="float" office:value="8.67709392796566">
            <text:p>8.68</text:p>
          </table:table-cell>
          <table:table-cell table:formula="of:=MEDIAN([.B2380:.B5695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-0.897069031483055">
            <text:p>-0.9</text:p>
          </table:table-cell>
          <table:table-cell table:formula="of:=[.A2381]*10+1" office:value-type="float" office:value="-7.97069031483055">
            <text:p>-7.97</text:p>
          </table:table-cell>
          <table:table-cell table:formula="of:=MEDIAN([.B2381:.B5696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-0.357326210648245">
            <text:p>-0.36</text:p>
          </table:table-cell>
          <table:table-cell table:formula="of:=[.A2382]*10+1" office:value-type="float" office:value="-2.57326210648245">
            <text:p>-2.57</text:p>
          </table:table-cell>
          <table:table-cell table:formula="of:=MEDIAN([.B2382:.B5697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0.522607651598912">
            <text:p>0.52</text:p>
          </table:table-cell>
          <table:table-cell table:formula="of:=[.A2383]*10+1" office:value-type="float" office:value="6.22607651598912">
            <text:p>6.23</text:p>
          </table:table-cell>
          <table:table-cell table:formula="of:=MEDIAN([.B2383:.B5698])" office:value-type="float" office:value="0.640882856267891">
            <text:p>0.64</text:p>
          </table:table-cell>
          <table:table-cell table:number-columns-repeated="4"/>
        </table:table-row>
        <table:table-row table:style-name="ro1">
          <table:table-cell office:value-type="float" office:value="0.59473992391058">
            <text:p>0.59</text:p>
          </table:table-cell>
          <table:table-cell table:formula="of:=[.A2384]*10+1" office:value-type="float" office:value="6.94739923910581">
            <text:p>6.95</text:p>
          </table:table-cell>
          <table:table-cell table:formula="of:=MEDIAN([.B2384:.B5699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-0.510944108836776">
            <text:p>-0.51</text:p>
          </table:table-cell>
          <table:table-cell table:formula="of:=[.A2385]*10+1" office:value-type="float" office:value="-4.10944108836776">
            <text:p>-4.11</text:p>
          </table:table-cell>
          <table:table-cell table:formula="of:=MEDIAN([.B2385:.B5700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-0.723046595494395">
            <text:p>-0.72</text:p>
          </table:table-cell>
          <table:table-cell table:formula="of:=[.A2386]*10+1" office:value-type="float" office:value="-6.23046595494395">
            <text:p>-6.23</text:p>
          </table:table-cell>
          <table:table-cell table:formula="of:=MEDIAN([.B2386:.B5701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-0.630432284106959">
            <text:p>-0.63</text:p>
          </table:table-cell>
          <table:table-cell table:formula="of:=[.A2387]*10+1" office:value-type="float" office:value="-5.30432284106959">
            <text:p>-5.3</text:p>
          </table:table-cell>
          <table:table-cell table:formula="of:=MEDIAN([.B2387:.B5702])" office:value-type="float" office:value="0.640882856267891">
            <text:p>0.64</text:p>
          </table:table-cell>
          <table:table-cell table:number-columns-repeated="4"/>
        </table:table-row>
        <table:table-row table:style-name="ro1">
          <table:table-cell office:value-type="float" office:value="-0.634684460848024">
            <text:p>-0.63</text:p>
          </table:table-cell>
          <table:table-cell table:formula="of:=[.A2388]*10+1" office:value-type="float" office:value="-5.34684460848024">
            <text:p>-5.35</text:p>
          </table:table-cell>
          <table:table-cell table:formula="of:=MEDIAN([.B2388:.B5703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0.615875429879672">
            <text:p>0.62</text:p>
          </table:table-cell>
          <table:table-cell table:formula="of:=[.A2389]*10+1" office:value-type="float" office:value="7.15875429879672">
            <text:p>7.16</text:p>
          </table:table-cell>
          <table:table-cell table:formula="of:=MEDIAN([.B2389:.B5704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0.496488546600342">
            <text:p>0.5</text:p>
          </table:table-cell>
          <table:table-cell table:formula="of:=[.A2390]*10+1" office:value-type="float" office:value="5.96488546600342">
            <text:p>5.96</text:p>
          </table:table-cell>
          <table:table-cell table:formula="of:=MEDIAN([.B2390:.B5705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0.799785690561725">
            <text:p>0.8</text:p>
          </table:table-cell>
          <table:table-cell table:formula="of:=[.A2391]*10+1" office:value-type="float" office:value="8.99785690561725">
            <text:p>9</text:p>
          </table:table-cell>
          <table:table-cell table:formula="of:=MEDIAN([.B2391:.B5706])" office:value-type="float" office:value="0.640882856267891">
            <text:p>0.64</text:p>
          </table:table-cell>
          <table:table-cell table:number-columns-repeated="4"/>
        </table:table-row>
        <table:table-row table:style-name="ro1">
          <table:table-cell office:value-type="float" office:value="-0.269029234816777">
            <text:p>-0.27</text:p>
          </table:table-cell>
          <table:table-cell table:formula="of:=[.A2392]*10+1" office:value-type="float" office:value="-1.69029234816777">
            <text:p>-1.69</text:p>
          </table:table-cell>
          <table:table-cell table:formula="of:=MEDIAN([.B2392:.B5707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0.689395956323751">
            <text:p>0.69</text:p>
          </table:table-cell>
          <table:table-cell table:formula="of:=[.A2393]*10+1" office:value-type="float" office:value="7.89395956323751">
            <text:p>7.89</text:p>
          </table:table-cell>
          <table:table-cell table:formula="of:=MEDIAN([.B2393:.B5708])" office:value-type="float" office:value="0.640882856267891">
            <text:p>0.64</text:p>
          </table:table-cell>
          <table:table-cell table:number-columns-repeated="4"/>
        </table:table-row>
        <table:table-row table:style-name="ro1">
          <table:table-cell office:value-type="float" office:value="0.745876296605482">
            <text:p>0.75</text:p>
          </table:table-cell>
          <table:table-cell table:formula="of:=[.A2394]*10+1" office:value-type="float" office:value="8.45876296605482">
            <text:p>8.46</text:p>
          </table:table-cell>
          <table:table-cell table:formula="of:=MEDIAN([.B2394:.B5709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-0.711255858827175">
            <text:p>-0.71</text:p>
          </table:table-cell>
          <table:table-cell table:formula="of:=[.A2395]*10+1" office:value-type="float" office:value="-6.11255858827175">
            <text:p>-6.11</text:p>
          </table:table-cell>
          <table:table-cell table:formula="of:=MEDIAN([.B2395:.B5710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-0.84487398114124">
            <text:p>-0.84</text:p>
          </table:table-cell>
          <table:table-cell table:formula="of:=[.A2396]*10+1" office:value-type="float" office:value="-7.4487398114124">
            <text:p>-7.45</text:p>
          </table:table-cell>
          <table:table-cell table:formula="of:=MEDIAN([.B2396:.B5711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0.904815080230172">
            <text:p>0.9</text:p>
          </table:table-cell>
          <table:table-cell table:formula="of:=[.A2397]*10+1" office:value-type="float" office:value="10.0481508023017">
            <text:p>10.05</text:p>
          </table:table-cell>
          <table:table-cell table:formula="of:=MEDIAN([.B2397:.B5712])" office:value-type="float" office:value="0.640882856267891">
            <text:p>0.64</text:p>
          </table:table-cell>
          <table:table-cell table:number-columns-repeated="4"/>
        </table:table-row>
        <table:table-row table:style-name="ro1">
          <table:table-cell office:value-type="float" office:value="0.1462090441449">
            <text:p>0.15</text:p>
          </table:table-cell>
          <table:table-cell table:formula="of:=[.A2398]*10+1" office:value-type="float" office:value="2.462090441449">
            <text:p>2.46</text:p>
          </table:table-cell>
          <table:table-cell table:formula="of:=MEDIAN([.B2398:.B5713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0.562216342128528">
            <text:p>0.56</text:p>
          </table:table-cell>
          <table:table-cell table:formula="of:=[.A2399]*10+1" office:value-type="float" office:value="6.62216342128528">
            <text:p>6.62</text:p>
          </table:table-cell>
          <table:table-cell table:formula="of:=MEDIAN([.B2399:.B5714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0.0909982442632163">
            <text:p>0.09</text:p>
          </table:table-cell>
          <table:table-cell table:formula="of:=[.A2400]*10+1" office:value-type="float" office:value="1.90998244263216">
            <text:p>1.91</text:p>
          </table:table-cell>
          <table:table-cell table:formula="of:=MEDIAN([.B2400:.B5715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0.683591581431249">
            <text:p>0.68</text:p>
          </table:table-cell>
          <table:table-cell table:formula="of:=[.A2401]*10+1" office:value-type="float" office:value="7.83591581431249">
            <text:p>7.84</text:p>
          </table:table-cell>
          <table:table-cell table:formula="of:=MEDIAN([.B2401:.B5716])" office:value-type="float" office:value="0.628577567215554">
            <text:p>0.63</text:p>
          </table:table-cell>
          <table:table-cell table:number-columns-repeated="4"/>
        </table:table-row>
        <table:table-row table:style-name="ro1">
          <table:table-cell office:value-type="float" office:value="-0.829317672759472">
            <text:p>-0.83</text:p>
          </table:table-cell>
          <table:table-cell table:formula="of:=[.A2402]*10+1" office:value-type="float" office:value="-7.29317672759472">
            <text:p>-7.29</text:p>
          </table:table-cell>
          <table:table-cell table:formula="of:=MEDIAN([.B2402:.B5717])" office:value-type="float" office:value="0.627179159640811">
            <text:p>0.63</text:p>
          </table:table-cell>
          <table:table-cell table:number-columns-repeated="4"/>
        </table:table-row>
        <table:table-row table:style-name="ro1">
          <table:table-cell office:value-type="float" office:value="-0.645474850843815">
            <text:p>-0.65</text:p>
          </table:table-cell>
          <table:table-cell table:formula="of:=[.A2403]*10+1" office:value-type="float" office:value="-5.45474850843815">
            <text:p>-5.45</text:p>
          </table:table-cell>
          <table:table-cell table:formula="of:=MEDIAN([.B2403:.B5718])" office:value-type="float" office:value="0.628577567215554">
            <text:p>0.63</text:p>
          </table:table-cell>
          <table:table-cell table:number-columns-repeated="4"/>
        </table:table-row>
        <table:table-row table:style-name="ro1">
          <table:table-cell office:value-type="float" office:value="-0.438041150781099">
            <text:p>-0.44</text:p>
          </table:table-cell>
          <table:table-cell table:formula="of:=[.A2404]*10+1" office:value-type="float" office:value="-3.38041150781099">
            <text:p>-3.38</text:p>
          </table:table-cell>
          <table:table-cell table:formula="of:=MEDIAN([.B2404:.B5719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0.6645155500236">
            <text:p>0.66</text:p>
          </table:table-cell>
          <table:table-cell table:formula="of:=[.A2405]*10+1" office:value-type="float" office:value="7.645155500236">
            <text:p>7.65</text:p>
          </table:table-cell>
          <table:table-cell table:formula="of:=MEDIAN([.B2405:.B5720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-0.116550691861541">
            <text:p>-0.12</text:p>
          </table:table-cell>
          <table:table-cell table:formula="of:=[.A2406]*10+1" office:value-type="float" office:value="-0.165506918615408">
            <text:p>-0.17</text:p>
          </table:table-cell>
          <table:table-cell table:formula="of:=MEDIAN([.B2406:.B5721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-0.479496489343697">
            <text:p>-0.48</text:p>
          </table:table-cell>
          <table:table-cell table:formula="of:=[.A2407]*10+1" office:value-type="float" office:value="-3.79496489343697">
            <text:p>-3.79</text:p>
          </table:table-cell>
          <table:table-cell table:formula="of:=MEDIAN([.B2407:.B5722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0.012326539472853">
            <text:p>0.01</text:p>
          </table:table-cell>
          <table:table-cell table:formula="of:=[.A2408]*10+1" office:value-type="float" office:value="1.12326539472853">
            <text:p>1.12</text:p>
          </table:table-cell>
          <table:table-cell table:formula="of:=MEDIAN([.B2408:.B5723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0.171730806181386">
            <text:p>0.17</text:p>
          </table:table-cell>
          <table:table-cell table:formula="of:=[.A2409]*10+1" office:value-type="float" office:value="2.71730806181386">
            <text:p>2.72</text:p>
          </table:table-cell>
          <table:table-cell table:formula="of:=MEDIAN([.B2409:.B5724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0.528621052145744">
            <text:p>0.53</text:p>
          </table:table-cell>
          <table:table-cell table:formula="of:=[.A2410]*10+1" office:value-type="float" office:value="6.28621052145744">
            <text:p>6.29</text:p>
          </table:table-cell>
          <table:table-cell table:formula="of:=MEDIAN([.B2410:.B5725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-0.197233022979551">
            <text:p>-0.2</text:p>
          </table:table-cell>
          <table:table-cell table:formula="of:=[.A2411]*10+1" office:value-type="float" office:value="-0.972330229795505">
            <text:p>-0.97</text:p>
          </table:table-cell>
          <table:table-cell table:formula="of:=MEDIAN([.B2411:.B5726])" office:value-type="float" office:value="0.628577567215554">
            <text:p>0.63</text:p>
          </table:table-cell>
          <table:table-cell table:number-columns-repeated="4"/>
        </table:table-row>
        <table:table-row table:style-name="ro1">
          <table:table-cell office:value-type="float" office:value="0.322864059473718">
            <text:p>0.32</text:p>
          </table:table-cell>
          <table:table-cell table:formula="of:=[.A2412]*10+1" office:value-type="float" office:value="4.22864059473718">
            <text:p>4.23</text:p>
          </table:table-cell>
          <table:table-cell table:formula="of:=MEDIAN([.B2412:.B5727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0.513628831723235">
            <text:p>0.51</text:p>
          </table:table-cell>
          <table:table-cell table:formula="of:=[.A2413]*10+1" office:value-type="float" office:value="6.13628831723235">
            <text:p>6.14</text:p>
          </table:table-cell>
          <table:table-cell table:formula="of:=MEDIAN([.B2413:.B5728])" office:value-type="float" office:value="0.628577567215554">
            <text:p>0.63</text:p>
          </table:table-cell>
          <table:table-cell table:number-columns-repeated="4"/>
        </table:table-row>
        <table:table-row table:style-name="ro1">
          <table:table-cell office:value-type="float" office:value="-0.717144642193645">
            <text:p>-0.72</text:p>
          </table:table-cell>
          <table:table-cell table:formula="of:=[.A2414]*10+1" office:value-type="float" office:value="-6.17144642193645">
            <text:p>-6.17</text:p>
          </table:table-cell>
          <table:table-cell table:formula="of:=MEDIAN([.B2414:.B5729])" office:value-type="float" office:value="0.627179159640811">
            <text:p>0.63</text:p>
          </table:table-cell>
          <table:table-cell table:number-columns-repeated="4"/>
        </table:table-row>
        <table:table-row table:style-name="ro1">
          <table:table-cell office:value-type="float" office:value="0.150589355428822">
            <text:p>0.15</text:p>
          </table:table-cell>
          <table:table-cell table:formula="of:=[.A2415]*10+1" office:value-type="float" office:value="2.50589355428822">
            <text:p>2.51</text:p>
          </table:table-cell>
          <table:table-cell table:formula="of:=MEDIAN([.B2415:.B5730])" office:value-type="float" office:value="0.628577567215554">
            <text:p>0.63</text:p>
          </table:table-cell>
          <table:table-cell table:number-columns-repeated="4"/>
        </table:table-row>
        <table:table-row table:style-name="ro1">
          <table:table-cell office:value-type="float" office:value="0.91105793928961">
            <text:p>0.91</text:p>
          </table:table-cell>
          <table:table-cell table:formula="of:=[.A2416]*10+1" office:value-type="float" office:value="10.1105793928961">
            <text:p>10.11</text:p>
          </table:table-cell>
          <table:table-cell table:formula="of:=MEDIAN([.B2416:.B5731])" office:value-type="float" office:value="0.627179159640811">
            <text:p>0.63</text:p>
          </table:table-cell>
          <table:table-cell table:number-columns-repeated="4"/>
        </table:table-row>
        <table:table-row table:style-name="ro1">
          <table:table-cell office:value-type="float" office:value="0.694645484911471">
            <text:p>0.69</text:p>
          </table:table-cell>
          <table:table-cell table:formula="of:=[.A2417]*10+1" office:value-type="float" office:value="7.94645484911471">
            <text:p>7.95</text:p>
          </table:table-cell>
          <table:table-cell table:formula="of:=MEDIAN([.B2417:.B5732])" office:value-type="float" office:value="0.614873469662684">
            <text:p>0.61</text:p>
          </table:table-cell>
          <table:table-cell table:number-columns-repeated="4"/>
        </table:table-row>
        <table:table-row table:style-name="ro1">
          <table:table-cell office:value-type="float" office:value="-0.212402036705341">
            <text:p>-0.21</text:p>
          </table:table-cell>
          <table:table-cell table:formula="of:=[.A2418]*10+1" office:value-type="float" office:value="-1.12402036705341">
            <text:p>-1.12</text:p>
          </table:table-cell>
          <table:table-cell table:formula="of:=MEDIAN([.B2418:.B5733])" office:value-type="float" office:value="0.602567779684558">
            <text:p>0.6</text:p>
          </table:table-cell>
          <table:table-cell table:number-columns-repeated="4"/>
        </table:table-row>
        <table:table-row table:style-name="ro1">
          <table:table-cell office:value-type="float" office:value="0.93755828112267">
            <text:p>0.94</text:p>
          </table:table-cell>
          <table:table-cell table:formula="of:=[.A2419]*10+1" office:value-type="float" office:value="10.3755828112267">
            <text:p>10.38</text:p>
          </table:table-cell>
          <table:table-cell table:formula="of:=MEDIAN([.B2419:.B5734])" office:value-type="float" office:value="0.614873469662684">
            <text:p>0.61</text:p>
          </table:table-cell>
          <table:table-cell table:number-columns-repeated="4"/>
        </table:table-row>
        <table:table-row table:style-name="ro1">
          <table:table-cell office:value-type="float" office:value="-0.482654581709527">
            <text:p>-0.48</text:p>
          </table:table-cell>
          <table:table-cell table:formula="of:=[.A2420]*10+1" office:value-type="float" office:value="-3.82654581709527">
            <text:p>-3.83</text:p>
          </table:table-cell>
          <table:table-cell table:formula="of:=MEDIAN([.B2420:.B5735])" office:value-type="float" office:value="0.602567779684558">
            <text:p>0.6</text:p>
          </table:table-cell>
          <table:table-cell table:number-columns-repeated="4"/>
        </table:table-row>
        <table:table-row table:style-name="ro1">
          <table:table-cell office:value-type="float" office:value="-0.371991863094554">
            <text:p>-0.37</text:p>
          </table:table-cell>
          <table:table-cell table:formula="of:=[.A2421]*10+1" office:value-type="float" office:value="-2.71991863094554">
            <text:p>-2.72</text:p>
          </table:table-cell>
          <table:table-cell table:formula="of:=MEDIAN([.B2421:.B5736])" office:value-type="float" office:value="0.614873469662684">
            <text:p>0.61</text:p>
          </table:table-cell>
          <table:table-cell table:number-columns-repeated="4"/>
        </table:table-row>
        <table:table-row table:style-name="ro1">
          <table:table-cell office:value-type="float" office:value="-0.131854623481682">
            <text:p>-0.13</text:p>
          </table:table-cell>
          <table:table-cell table:formula="of:=[.A2422]*10+1" office:value-type="float" office:value="-0.318546234816819">
            <text:p>-0.32</text:p>
          </table:table-cell>
          <table:table-cell table:formula="of:=MEDIAN([.B2422:.B5737])" office:value-type="float" office:value="0.627179159640811">
            <text:p>0.63</text:p>
          </table:table-cell>
          <table:table-cell table:number-columns-repeated="4"/>
        </table:table-row>
        <table:table-row table:style-name="ro1">
          <table:table-cell office:value-type="float" office:value="-0.309055266659616">
            <text:p>-0.31</text:p>
          </table:table-cell>
          <table:table-cell table:formula="of:=[.A2423]*10+1" office:value-type="float" office:value="-2.09055266659616">
            <text:p>-2.09</text:p>
          </table:table-cell>
          <table:table-cell table:formula="of:=MEDIAN([.B2423:.B5738])" office:value-type="float" office:value="0.628577567215554">
            <text:p>0.63</text:p>
          </table:table-cell>
          <table:table-cell table:number-columns-repeated="4"/>
        </table:table-row>
        <table:table-row table:style-name="ro1">
          <table:table-cell office:value-type="float" office:value="-0.291459994393933">
            <text:p>-0.29</text:p>
          </table:table-cell>
          <table:table-cell table:formula="of:=[.A2424]*10+1" office:value-type="float" office:value="-1.91459994393933">
            <text:p>-1.91</text:p>
          </table:table-cell>
          <table:table-cell table:formula="of:=MEDIAN([.B2424:.B5739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0.139350502714939">
            <text:p>0.14</text:p>
          </table:table-cell>
          <table:table-cell table:formula="of:=[.A2425]*10+1" office:value-type="float" office:value="2.39350502714939">
            <text:p>2.39</text:p>
          </table:table-cell>
          <table:table-cell table:formula="of:=MEDIAN([.B2425:.B5740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0.243946344314144">
            <text:p>0.24</text:p>
          </table:table-cell>
          <table:table-cell table:formula="of:=[.A2426]*10+1" office:value-type="float" office:value="3.43946344314144">
            <text:p>3.44</text:p>
          </table:table-cell>
          <table:table-cell table:formula="of:=MEDIAN([.B2426:.B5741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-0.662483841642478">
            <text:p>-0.66</text:p>
          </table:table-cell>
          <table:table-cell table:formula="of:=[.A2427]*10+1" office:value-type="float" office:value="-5.62483841642478">
            <text:p>-5.62</text:p>
          </table:table-cell>
          <table:table-cell table:formula="of:=MEDIAN([.B2427:.B5742])" office:value-type="float" office:value="0.628577567215554">
            <text:p>0.63</text:p>
          </table:table-cell>
          <table:table-cell table:number-columns-repeated="4"/>
        </table:table-row>
        <table:table-row table:style-name="ro1">
          <table:table-cell office:value-type="float" office:value="-0.794358710391351">
            <text:p>-0.79</text:p>
          </table:table-cell>
          <table:table-cell table:formula="of:=[.A2428]*10+1" office:value-type="float" office:value="-6.94358710391351">
            <text:p>-6.94</text:p>
          </table:table-cell>
          <table:table-cell table:formula="of:=MEDIAN([.B2428:.B5743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0.46956808012759">
            <text:p>0.47</text:p>
          </table:table-cell>
          <table:table-cell table:formula="of:=[.A2429]*10+1" office:value-type="float" office:value="5.6956808012759">
            <text:p>5.7</text:p>
          </table:table-cell>
          <table:table-cell table:formula="of:=MEDIAN([.B2429:.B5744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-0.0317224227751415">
            <text:p>-0.03</text:p>
          </table:table-cell>
          <table:table-cell table:formula="of:=[.A2430]*10+1" office:value-type="float" office:value="0.682775772248585">
            <text:p>0.68</text:p>
          </table:table-cell>
          <table:table-cell table:formula="of:=MEDIAN([.B2430:.B5745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-0.0790635242056626">
            <text:p>-0.08</text:p>
          </table:table-cell>
          <table:table-cell table:formula="of:=[.A2431]*10+1" office:value-type="float" office:value="0.209364757943373">
            <text:p>0.21</text:p>
          </table:table-cell>
          <table:table-cell table:formula="of:=MEDIAN([.B2431:.B5746])" office:value-type="float" office:value="0.628577567215554">
            <text:p>0.63</text:p>
          </table:table-cell>
          <table:table-cell table:number-columns-repeated="4"/>
        </table:table-row>
        <table:table-row table:style-name="ro1">
          <table:table-cell office:value-type="float" office:value="-0.847164977392112">
            <text:p>-0.85</text:p>
          </table:table-cell>
          <table:table-cell table:formula="of:=[.A2432]*10+1" office:value-type="float" office:value="-7.47164977392112">
            <text:p>-7.47</text:p>
          </table:table-cell>
          <table:table-cell table:formula="of:=MEDIAN([.B2432:.B5747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-0.898376093324023">
            <text:p>-0.9</text:p>
          </table:table-cell>
          <table:table-cell table:formula="of:=[.A2433]*10+1" office:value-type="float" office:value="-7.98376093324023">
            <text:p>-7.98</text:p>
          </table:table-cell>
          <table:table-cell table:formula="of:=MEDIAN([.B2433:.B5748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0.650796068196668">
            <text:p>0.65</text:p>
          </table:table-cell>
          <table:table-cell table:formula="of:=[.A2434]*10+1" office:value-type="float" office:value="7.50796068196668">
            <text:p>7.51</text:p>
          </table:table-cell>
          <table:table-cell table:formula="of:=MEDIAN([.B2434:.B5749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0.111950928725323">
            <text:p>0.11</text:p>
          </table:table-cell>
          <table:table-cell table:formula="of:=[.A2435]*10+1" office:value-type="float" office:value="2.11950928725323">
            <text:p>2.12</text:p>
          </table:table-cell>
          <table:table-cell table:formula="of:=MEDIAN([.B2435:.B5750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-0.960837996631368">
            <text:p>-0.96</text:p>
          </table:table-cell>
          <table:table-cell table:formula="of:=[.A2436]*10+1" office:value-type="float" office:value="-8.60837996631368">
            <text:p>-8.61</text:p>
          </table:table-cell>
          <table:table-cell table:formula="of:=MEDIAN([.B2436:.B5751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-0.281170427236758">
            <text:p>-0.28</text:p>
          </table:table-cell>
          <table:table-cell table:formula="of:=[.A2437]*10+1" office:value-type="float" office:value="-1.81170427236758">
            <text:p>-1.81</text:p>
          </table:table-cell>
          <table:table-cell table:formula="of:=MEDIAN([.B2437:.B5752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0.926194729995732">
            <text:p>0.93</text:p>
          </table:table-cell>
          <table:table-cell table:formula="of:=[.A2438]*10+1" office:value-type="float" office:value="10.2619472999573">
            <text:p>10.26</text:p>
          </table:table-cell>
          <table:table-cell table:formula="of:=MEDIAN([.B2438:.B5753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-0.782185720209123">
            <text:p>-0.78</text:p>
          </table:table-cell>
          <table:table-cell table:formula="of:=[.A2439]*10+1" office:value-type="float" office:value="-6.82185720209123">
            <text:p>-6.82</text:p>
          </table:table-cell>
          <table:table-cell table:formula="of:=MEDIAN([.B2439:.B5754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0.387591938096279">
            <text:p>0.39</text:p>
          </table:table-cell>
          <table:table-cell table:formula="of:=[.A2440]*10+1" office:value-type="float" office:value="4.87591938096279">
            <text:p>4.88</text:p>
          </table:table-cell>
          <table:table-cell table:formula="of:=MEDIAN([.B2440:.B5755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0.204881394477782">
            <text:p>0.2</text:p>
          </table:table-cell>
          <table:table-cell table:formula="of:=[.A2441]*10+1" office:value-type="float" office:value="3.04881394477782">
            <text:p>3.05</text:p>
          </table:table-cell>
          <table:table-cell table:formula="of:=MEDIAN([.B2441:.B5756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0.782616973590851">
            <text:p>0.78</text:p>
          </table:table-cell>
          <table:table-cell table:formula="of:=[.A2442]*10+1" office:value-type="float" office:value="8.82616973590851">
            <text:p>8.83</text:p>
          </table:table-cell>
          <table:table-cell table:formula="of:=MEDIAN([.B2442:.B5757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0.489492576948184">
            <text:p>0.49</text:p>
          </table:table-cell>
          <table:table-cell table:formula="of:=[.A2443]*10+1" office:value-type="float" office:value="5.89492576948184">
            <text:p>5.89</text:p>
          </table:table-cell>
          <table:table-cell table:formula="of:=MEDIAN([.B2443:.B5758])" office:value-type="float" office:value="0.628577567215554">
            <text:p>0.63</text:p>
          </table:table-cell>
          <table:table-cell table:number-columns-repeated="4"/>
        </table:table-row>
        <table:table-row table:style-name="ro1">
          <table:table-cell office:value-type="float" office:value="-0.0564323266849225">
            <text:p>-0.06</text:p>
          </table:table-cell>
          <table:table-cell table:formula="of:=[.A2444]*10+1" office:value-type="float" office:value="0.435676733150775">
            <text:p>0.44</text:p>
          </table:table-cell>
          <table:table-cell table:formula="of:=MEDIAN([.B2444:.B5759])" office:value-type="float" office:value="0.627179159640811">
            <text:p>0.63</text:p>
          </table:table-cell>
          <table:table-cell table:number-columns-repeated="4"/>
        </table:table-row>
        <table:table-row table:style-name="ro1">
          <table:table-cell office:value-type="float" office:value="-0.88696535535159">
            <text:p>-0.89</text:p>
          </table:table-cell>
          <table:table-cell table:formula="of:=[.A2445]*10+1" office:value-type="float" office:value="-7.8696535535159">
            <text:p>-7.87</text:p>
          </table:table-cell>
          <table:table-cell table:formula="of:=MEDIAN([.B2445:.B5760])" office:value-type="float" office:value="0.628577567215554">
            <text:p>0.63</text:p>
          </table:table-cell>
          <table:table-cell table:number-columns-repeated="4"/>
        </table:table-row>
        <table:table-row table:style-name="ro1">
          <table:table-cell office:value-type="float" office:value="-0.752631201890795">
            <text:p>-0.75</text:p>
          </table:table-cell>
          <table:table-cell table:formula="of:=[.A2446]*10+1" office:value-type="float" office:value="-6.52631201890795">
            <text:p>-6.53</text:p>
          </table:table-cell>
          <table:table-cell table:formula="of:=MEDIAN([.B2446:.B5761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-0.794970133023965">
            <text:p>-0.79</text:p>
          </table:table-cell>
          <table:table-cell table:formula="of:=[.A2447]*10+1" office:value-type="float" office:value="-6.94970133023965">
            <text:p>-6.95</text:p>
          </table:table-cell>
          <table:table-cell table:formula="of:=MEDIAN([.B2447:.B5762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0.627650040061927">
            <text:p>0.63</text:p>
          </table:table-cell>
          <table:table-cell table:formula="of:=[.A2448]*10+1" office:value-type="float" office:value="7.27650040061928">
            <text:p>7.28</text:p>
          </table:table-cell>
          <table:table-cell table:formula="of:=MEDIAN([.B2448:.B5763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-0.143549114115605">
            <text:p>-0.14</text:p>
          </table:table-cell>
          <table:table-cell table:formula="of:=[.A2449]*10+1" office:value-type="float" office:value="-0.435491141156047">
            <text:p>-0.44</text:p>
          </table:table-cell>
          <table:table-cell table:formula="of:=MEDIAN([.B2449:.B5764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0.457347420259708">
            <text:p>0.46</text:p>
          </table:table-cell>
          <table:table-cell table:formula="of:=[.A2450]*10+1" office:value-type="float" office:value="5.57347420259708">
            <text:p>5.57</text:p>
          </table:table-cell>
          <table:table-cell table:formula="of:=MEDIAN([.B2450:.B5765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0.28269871045315">
            <text:p>0.28</text:p>
          </table:table-cell>
          <table:table-cell table:formula="of:=[.A2451]*10+1" office:value-type="float" office:value="3.8269871045315">
            <text:p>3.83</text:p>
          </table:table-cell>
          <table:table-cell table:formula="of:=MEDIAN([.B2451:.B5766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-0.185803879559027">
            <text:p>-0.19</text:p>
          </table:table-cell>
          <table:table-cell table:formula="of:=[.A2452]*10+1" office:value-type="float" office:value="-0.858038795590269">
            <text:p>-0.86</text:p>
          </table:table-cell>
          <table:table-cell table:formula="of:=MEDIAN([.B2452:.B5767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-0.258758381593082">
            <text:p>-0.26</text:p>
          </table:table-cell>
          <table:table-cell table:formula="of:=[.A2453]*10+1" office:value-type="float" office:value="-1.58758381593082">
            <text:p>-1.59</text:p>
          </table:table-cell>
          <table:table-cell table:formula="of:=MEDIAN([.B2453:.B5768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0.204093708524044">
            <text:p>0.2</text:p>
          </table:table-cell>
          <table:table-cell table:formula="of:=[.A2454]*10+1" office:value-type="float" office:value="3.04093708524044">
            <text:p>3.04</text:p>
          </table:table-cell>
          <table:table-cell table:formula="of:=MEDIAN([.B2454:.B5769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0.95729741768254">
            <text:p>0.96</text:p>
          </table:table-cell>
          <table:table-cell table:formula="of:=[.A2455]*10+1" office:value-type="float" office:value="10.5729741768254">
            <text:p>10.57</text:p>
          </table:table-cell>
          <table:table-cell table:formula="of:=MEDIAN([.B2455:.B5770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-0.340723319943967">
            <text:p>-0.34</text:p>
          </table:table-cell>
          <table:table-cell table:formula="of:=[.A2456]*10+1" office:value-type="float" office:value="-2.40723319943967">
            <text:p>-2.41</text:p>
          </table:table-cell>
          <table:table-cell table:formula="of:=MEDIAN([.B2456:.B5771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0.837261672474651">
            <text:p>0.84</text:p>
          </table:table-cell>
          <table:table-cell table:formula="of:=[.A2457]*10+1" office:value-type="float" office:value="9.37261672474652">
            <text:p>9.37</text:p>
          </table:table-cell>
          <table:table-cell table:formula="of:=MEDIAN([.B2457:.B5772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0.0956279944284422">
            <text:p>0.1</text:p>
          </table:table-cell>
          <table:table-cell table:formula="of:=[.A2458]*10+1" office:value-type="float" office:value="1.95627994428442">
            <text:p>1.96</text:p>
          </table:table-cell>
          <table:table-cell table:formula="of:=MEDIAN([.B2458:.B5773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-0.884462506173387">
            <text:p>-0.88</text:p>
          </table:table-cell>
          <table:table-cell table:formula="of:=[.A2459]*10+1" office:value-type="float" office:value="-7.84462506173387">
            <text:p>-7.84</text:p>
          </table:table-cell>
          <table:table-cell table:formula="of:=MEDIAN([.B2459:.B5774])" office:value-type="float" office:value="0.628577567215554">
            <text:p>0.63</text:p>
          </table:table-cell>
          <table:table-cell table:number-columns-repeated="4"/>
        </table:table-row>
        <table:table-row table:style-name="ro1">
          <table:table-cell office:value-type="float" office:value="0.756062406856564">
            <text:p>0.76</text:p>
          </table:table-cell>
          <table:table-cell table:formula="of:=[.A2460]*10+1" office:value-type="float" office:value="8.56062406856564">
            <text:p>8.56</text:p>
          </table:table-cell>
          <table:table-cell table:formula="of:=MEDIAN([.B2460:.B5775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-0.972060651742102">
            <text:p>-0.97</text:p>
          </table:table-cell>
          <table:table-cell table:formula="of:=[.A2461]*10+1" office:value-type="float" office:value="-8.72060651742102">
            <text:p>-8.72</text:p>
          </table:table-cell>
          <table:table-cell table:formula="of:=MEDIAN([.B2461:.B5776])" office:value-type="float" office:value="0.628577567215554">
            <text:p>0.63</text:p>
          </table:table-cell>
          <table:table-cell table:number-columns-repeated="4"/>
        </table:table-row>
        <table:table-row table:style-name="ro1">
          <table:table-cell office:value-type="float" office:value="0.295416963469301">
            <text:p>0.3</text:p>
          </table:table-cell>
          <table:table-cell table:formula="of:=[.A2462]*10+1" office:value-type="float" office:value="3.95416963469301">
            <text:p>3.95</text:p>
          </table:table-cell>
          <table:table-cell table:formula="of:=MEDIAN([.B2462:.B5777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0.0315176586447389">
            <text:p>0.03</text:p>
          </table:table-cell>
          <table:table-cell table:formula="of:=[.A2463]*10+1" office:value-type="float" office:value="1.31517658644739">
            <text:p>1.32</text:p>
          </table:table-cell>
          <table:table-cell table:formula="of:=MEDIAN([.B2463:.B5778])" office:value-type="float" office:value="0.628577567215554">
            <text:p>0.63</text:p>
          </table:table-cell>
          <table:table-cell table:number-columns-repeated="4"/>
        </table:table-row>
        <table:table-row table:style-name="ro1">
          <table:table-cell office:value-type="float" office:value="-0.37493638538359">
            <text:p>-0.37</text:p>
          </table:table-cell>
          <table:table-cell table:formula="of:=[.A2464]*10+1" office:value-type="float" office:value="-2.7493638538359">
            <text:p>-2.75</text:p>
          </table:table-cell>
          <table:table-cell table:formula="of:=MEDIAN([.B2464:.B5779])" office:value-type="float" office:value="0.627179159640811">
            <text:p>0.63</text:p>
          </table:table-cell>
          <table:table-cell table:number-columns-repeated="4"/>
        </table:table-row>
        <table:table-row table:style-name="ro1">
          <table:table-cell office:value-type="float" office:value="-0.309558425210456">
            <text:p>-0.31</text:p>
          </table:table-cell>
          <table:table-cell table:formula="of:=[.A2465]*10+1" office:value-type="float" office:value="-2.09558425210456">
            <text:p>-2.1</text:p>
          </table:table-cell>
          <table:table-cell table:formula="of:=MEDIAN([.B2465:.B5780])" office:value-type="float" office:value="0.628577567215554">
            <text:p>0.63</text:p>
          </table:table-cell>
          <table:table-cell table:number-columns-repeated="4"/>
        </table:table-row>
        <table:table-row table:style-name="ro1">
          <table:table-cell office:value-type="float" office:value="-0.343512945382358">
            <text:p>-0.34</text:p>
          </table:table-cell>
          <table:table-cell table:formula="of:=[.A2466]*10+1" office:value-type="float" office:value="-2.43512945382358">
            <text:p>-2.44</text:p>
          </table:table-cell>
          <table:table-cell table:formula="of:=MEDIAN([.B2466:.B5781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-0.515007974055353">
            <text:p>-0.52</text:p>
          </table:table-cell>
          <table:table-cell table:formula="of:=[.A2467]*10+1" office:value-type="float" office:value="-4.15007974055353">
            <text:p>-4.15</text:p>
          </table:table-cell>
          <table:table-cell table:formula="of:=MEDIAN([.B2467:.B5782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-0.862171723097487">
            <text:p>-0.86</text:p>
          </table:table-cell>
          <table:table-cell table:formula="of:=[.A2468]*10+1" office:value-type="float" office:value="-7.62171723097487">
            <text:p>-7.62</text:p>
          </table:table-cell>
          <table:table-cell table:formula="of:=MEDIAN([.B2468:.B5783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-0.843936840775985">
            <text:p>-0.84</text:p>
          </table:table-cell>
          <table:table-cell table:formula="of:=[.A2469]*10+1" office:value-type="float" office:value="-7.43936840775985">
            <text:p>-7.44</text:p>
          </table:table-cell>
          <table:table-cell table:formula="of:=MEDIAN([.B2469:.B5784])" office:value-type="float" office:value="0.640882856267891">
            <text:p>0.64</text:p>
          </table:table-cell>
          <table:table-cell table:number-columns-repeated="4"/>
        </table:table-row>
        <table:table-row table:style-name="ro1">
          <table:table-cell office:value-type="float" office:value="0.667560321640389">
            <text:p>0.67</text:p>
          </table:table-cell>
          <table:table-cell table:formula="of:=[.A2470]*10+1" office:value-type="float" office:value="7.67560321640389">
            <text:p>7.68</text:p>
          </table:table-cell>
          <table:table-cell table:formula="of:=MEDIAN([.B2470:.B5785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-0.712368509158247">
            <text:p>-0.71</text:p>
          </table:table-cell>
          <table:table-cell table:formula="of:=[.A2471]*10+1" office:value-type="float" office:value="-6.12368509158247">
            <text:p>-6.12</text:p>
          </table:table-cell>
          <table:table-cell table:formula="of:=MEDIAN([.B2471:.B5786])" office:value-type="float" office:value="0.640882856267891">
            <text:p>0.64</text:p>
          </table:table-cell>
          <table:table-cell table:number-columns-repeated="4"/>
        </table:table-row>
        <table:table-row table:style-name="ro1">
          <table:table-cell office:value-type="float" office:value="-0.0327016251206476">
            <text:p>-0.03</text:p>
          </table:table-cell>
          <table:table-cell table:formula="of:=[.A2472]*10+1" office:value-type="float" office:value="0.672983748793524">
            <text:p>0.67</text:p>
          </table:table-cell>
          <table:table-cell table:formula="of:=MEDIAN([.B2472:.B5787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-0.522874153805196">
            <text:p>-0.52</text:p>
          </table:table-cell>
          <table:table-cell table:formula="of:=[.A2473]*10+1" office:value-type="float" office:value="-4.22874153805196">
            <text:p>-4.23</text:p>
          </table:table-cell>
          <table:table-cell table:formula="of:=MEDIAN([.B2473:.B5788])" office:value-type="float" office:value="0.640882856267891">
            <text:p>0.64</text:p>
          </table:table-cell>
          <table:table-cell table:number-columns-repeated="4"/>
        </table:table-row>
        <table:table-row table:style-name="ro1">
          <table:table-cell office:value-type="float" office:value="-0.683462495402993">
            <text:p>-0.68</text:p>
          </table:table-cell>
          <table:table-cell table:formula="of:=[.A2474]*10+1" office:value-type="float" office:value="-5.83462495402993">
            <text:p>-5.83</text:p>
          </table:table-cell>
          <table:table-cell table:formula="of:=MEDIAN([.B2474:.B5789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0.944698806431346">
            <text:p>0.94</text:p>
          </table:table-cell>
          <table:table-cell table:formula="of:=[.A2475]*10+1" office:value-type="float" office:value="10.4469880643135">
            <text:p>10.45</text:p>
          </table:table-cell>
          <table:table-cell table:formula="of:=MEDIAN([.B2475:.B5790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0.285637384165283">
            <text:p>0.29</text:p>
          </table:table-cell>
          <table:table-cell table:formula="of:=[.A2476]*10+1" office:value-type="float" office:value="3.85637384165283">
            <text:p>3.86</text:p>
          </table:table-cell>
          <table:table-cell table:formula="of:=MEDIAN([.B2476:.B5791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0.996634309516941">
            <text:p>1</text:p>
          </table:table-cell>
          <table:table-cell table:formula="of:=[.A2477]*10+1" office:value-type="float" office:value="10.9663430951694">
            <text:p>10.97</text:p>
          </table:table-cell>
          <table:table-cell table:formula="of:=MEDIAN([.B2477:.B5792])" office:value-type="float" office:value="0.640882856267891">
            <text:p>0.64</text:p>
          </table:table-cell>
          <table:table-cell table:number-columns-repeated="4"/>
        </table:table-row>
        <table:table-row table:style-name="ro1">
          <table:table-cell office:value-type="float" office:value="0.13024078201009">
            <text:p>0.13</text:p>
          </table:table-cell>
          <table:table-cell table:formula="of:=[.A2478]*10+1" office:value-type="float" office:value="2.3024078201009">
            <text:p>2.3</text:p>
          </table:table-cell>
          <table:table-cell table:formula="of:=MEDIAN([.B2478:.B5793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-0.687674648197886">
            <text:p>-0.69</text:p>
          </table:table-cell>
          <table:table-cell table:formula="of:=[.A2479]*10+1" office:value-type="float" office:value="-5.87674648197886">
            <text:p>-5.88</text:p>
          </table:table-cell>
          <table:table-cell table:formula="of:=MEDIAN([.B2479:.B5794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0.313547596055416">
            <text:p>0.31</text:p>
          </table:table-cell>
          <table:table-cell table:formula="of:=[.A2480]*10+1" office:value-type="float" office:value="4.13547596055416">
            <text:p>4.14</text:p>
          </table:table-cell>
          <table:table-cell table:formula="of:=MEDIAN([.B2480:.B5795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0.0925589350223613">
            <text:p>0.09</text:p>
          </table:table-cell>
          <table:table-cell table:formula="of:=[.A2481]*10+1" office:value-type="float" office:value="1.92558935022361">
            <text:p>1.93</text:p>
          </table:table-cell>
          <table:table-cell table:formula="of:=MEDIAN([.B2481:.B5796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0.533616492429063">
            <text:p>0.53</text:p>
          </table:table-cell>
          <table:table-cell table:formula="of:=[.A2482]*10+1" office:value-type="float" office:value="6.33616492429063">
            <text:p>6.34</text:p>
          </table:table-cell>
          <table:table-cell table:formula="of:=MEDIAN([.B2482:.B5797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-0.517628369882489">
            <text:p>-0.52</text:p>
          </table:table-cell>
          <table:table-cell table:formula="of:=[.A2483]*10+1" office:value-type="float" office:value="-4.17628369882489">
            <text:p>-4.18</text:p>
          </table:table-cell>
          <table:table-cell table:formula="of:=MEDIAN([.B2483:.B5798])" office:value-type="float" office:value="0.628577567215554">
            <text:p>0.63</text:p>
          </table:table-cell>
          <table:table-cell table:number-columns-repeated="4"/>
        </table:table-row>
        <table:table-row table:style-name="ro1">
          <table:table-cell office:value-type="float" office:value="0.606475814649002">
            <text:p>0.61</text:p>
          </table:table-cell>
          <table:table-cell table:formula="of:=[.A2484]*10+1" office:value-type="float" office:value="7.06475814649002">
            <text:p>7.06</text:p>
          </table:table-cell>
          <table:table-cell table:formula="of:=MEDIAN([.B2484:.B5799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-0.846993539744">
            <text:p>-0.85</text:p>
          </table:table-cell>
          <table:table-cell table:formula="of:=[.A2485]*10+1" office:value-type="float" office:value="-7.46993539744">
            <text:p>-7.47</text:p>
          </table:table-cell>
          <table:table-cell table:formula="of:=MEDIAN([.B2485:.B5800])" office:value-type="float" office:value="0.628577567215554">
            <text:p>0.63</text:p>
          </table:table-cell>
          <table:table-cell table:number-columns-repeated="4"/>
        </table:table-row>
        <table:table-row table:style-name="ro1">
          <table:table-cell office:value-type="float" office:value="0.94284732187804">
            <text:p>0.94</text:p>
          </table:table-cell>
          <table:table-cell table:formula="of:=[.A2486]*10+1" office:value-type="float" office:value="10.4284732187804">
            <text:p>10.43</text:p>
          </table:table-cell>
          <table:table-cell table:formula="of:=MEDIAN([.B2486:.B5801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-0.2498285773358">
            <text:p>-0.25</text:p>
          </table:table-cell>
          <table:table-cell table:formula="of:=[.A2487]*10+1" office:value-type="float" office:value="-1.498285773358">
            <text:p>-1.5</text:p>
          </table:table-cell>
          <table:table-cell table:formula="of:=MEDIAN([.B2487:.B5802])" office:value-type="float" office:value="0.628577567215554">
            <text:p>0.63</text:p>
          </table:table-cell>
          <table:table-cell table:number-columns-repeated="4"/>
        </table:table-row>
        <table:table-row table:style-name="ro1">
          <table:table-cell office:value-type="float" office:value="-0.520228564908003">
            <text:p>-0.52</text:p>
          </table:table-cell>
          <table:table-cell table:formula="of:=[.A2488]*10+1" office:value-type="float" office:value="-4.20228564908003">
            <text:p>-4.2</text:p>
          </table:table-cell>
          <table:table-cell table:formula="of:=MEDIAN([.B2488:.B5803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-0.176679054131661">
            <text:p>-0.18</text:p>
          </table:table-cell>
          <table:table-cell table:formula="of:=[.A2489]*10+1" office:value-type="float" office:value="-0.766790541316614">
            <text:p>-0.77</text:p>
          </table:table-cell>
          <table:table-cell table:formula="of:=MEDIAN([.B2489:.B5804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-0.335349442695106">
            <text:p>-0.34</text:p>
          </table:table-cell>
          <table:table-cell table:formula="of:=[.A2490]*10+1" office:value-type="float" office:value="-2.35349442695106">
            <text:p>-2.35</text:p>
          </table:table-cell>
          <table:table-cell table:formula="of:=MEDIAN([.B2490:.B5805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0.975991204670626">
            <text:p>0.98</text:p>
          </table:table-cell>
          <table:table-cell table:formula="of:=[.A2491]*10+1" office:value-type="float" office:value="10.7599120467063">
            <text:p>10.76</text:p>
          </table:table-cell>
          <table:table-cell table:formula="of:=MEDIAN([.B2491:.B5806])" office:value-type="float" office:value="0.640882856267891">
            <text:p>0.64</text:p>
          </table:table-cell>
          <table:table-cell table:number-columns-repeated="4"/>
        </table:table-row>
        <table:table-row table:style-name="ro1">
          <table:table-cell office:value-type="float" office:value="0.928464399793138">
            <text:p>0.93</text:p>
          </table:table-cell>
          <table:table-cell table:formula="of:=[.A2492]*10+1" office:value-type="float" office:value="10.2846439979314">
            <text:p>10.28</text:p>
          </table:table-cell>
          <table:table-cell table:formula="of:=MEDIAN([.B2492:.B5807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0.521639765812124">
            <text:p>0.52</text:p>
          </table:table-cell>
          <table:table-cell table:formula="of:=[.A2493]*10+1" office:value-type="float" office:value="6.21639765812124">
            <text:p>6.22</text:p>
          </table:table-cell>
          <table:table-cell table:formula="of:=MEDIAN([.B2493:.B5808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-0.333636495632322">
            <text:p>-0.33</text:p>
          </table:table-cell>
          <table:table-cell table:formula="of:=[.A2494]*10+1" office:value-type="float" office:value="-2.33636495632322">
            <text:p>-2.34</text:p>
          </table:table-cell>
          <table:table-cell table:formula="of:=MEDIAN([.B2494:.B5809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-0.958052481870991">
            <text:p>-0.96</text:p>
          </table:table-cell>
          <table:table-cell table:formula="of:=[.A2495]*10+1" office:value-type="float" office:value="-8.58052481870991">
            <text:p>-8.58</text:p>
          </table:table-cell>
          <table:table-cell table:formula="of:=MEDIAN([.B2495:.B5810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0.728115495048038">
            <text:p>0.73</text:p>
          </table:table-cell>
          <table:table-cell table:formula="of:=[.A2496]*10+1" office:value-type="float" office:value="8.28115495048038">
            <text:p>8.28</text:p>
          </table:table-cell>
          <table:table-cell table:formula="of:=MEDIAN([.B2496:.B5811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-0.0415993865873008">
            <text:p>-0.04</text:p>
          </table:table-cell>
          <table:table-cell table:formula="of:=[.A2497]*10+1" office:value-type="float" office:value="0.584006134126992">
            <text:p>0.58</text:p>
          </table:table-cell>
          <table:table-cell table:formula="of:=MEDIAN([.B2497:.B5812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-0.129106647676356">
            <text:p>-0.13</text:p>
          </table:table-cell>
          <table:table-cell table:formula="of:=[.A2498]*10+1" office:value-type="float" office:value="-0.291066476763563">
            <text:p>-0.29</text:p>
          </table:table-cell>
          <table:table-cell table:formula="of:=MEDIAN([.B2498:.B5813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0.585235517649045">
            <text:p>0.59</text:p>
          </table:table-cell>
          <table:table-cell table:formula="of:=[.A2499]*10+1" office:value-type="float" office:value="6.85235517649045">
            <text:p>6.85</text:p>
          </table:table-cell>
          <table:table-cell table:formula="of:=MEDIAN([.B2499:.B5814])" office:value-type="float" office:value="0.640882856267891">
            <text:p>0.64</text:p>
          </table:table-cell>
          <table:table-cell table:number-columns-repeated="4"/>
        </table:table-row>
        <table:table-row table:style-name="ro1">
          <table:table-cell office:value-type="float" office:value="0.71767310084888">
            <text:p>0.72</text:p>
          </table:table-cell>
          <table:table-cell table:formula="of:=[.A2500]*10+1" office:value-type="float" office:value="8.17673100848879">
            <text:p>8.18</text:p>
          </table:table-cell>
          <table:table-cell table:formula="of:=MEDIAN([.B2500:.B5815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-0.19795585493254">
            <text:p>-0.2</text:p>
          </table:table-cell>
          <table:table-cell table:formula="of:=[.A2501]*10+1" office:value-type="float" office:value="-0.979558549325399">
            <text:p>-0.98</text:p>
          </table:table-cell>
          <table:table-cell table:formula="of:=MEDIAN([.B2501:.B5816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-0.757209171344907">
            <text:p>-0.76</text:p>
          </table:table-cell>
          <table:table-cell table:formula="of:=[.A2502]*10+1" office:value-type="float" office:value="-6.57209171344907">
            <text:p>-6.57</text:p>
          </table:table-cell>
          <table:table-cell table:formula="of:=MEDIAN([.B2502:.B5817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-0.851441506395496">
            <text:p>-0.85</text:p>
          </table:table-cell>
          <table:table-cell table:formula="of:=[.A2503]*10+1" office:value-type="float" office:value="-7.51441506395496">
            <text:p>-7.51</text:p>
          </table:table-cell>
          <table:table-cell table:formula="of:=MEDIAN([.B2503:.B5818])" office:value-type="float" office:value="0.640882856267891">
            <text:p>0.64</text:p>
          </table:table-cell>
          <table:table-cell table:number-columns-repeated="4"/>
        </table:table-row>
        <table:table-row table:style-name="ro1">
          <table:table-cell office:value-type="float" office:value="-0.617867994206922">
            <text:p>-0.62</text:p>
          </table:table-cell>
          <table:table-cell table:formula="of:=[.A2504]*10+1" office:value-type="float" office:value="-5.17867994206922">
            <text:p>-5.18</text:p>
          </table:table-cell>
          <table:table-cell table:formula="of:=MEDIAN([.B2504:.B5819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0.803346823476502">
            <text:p>0.8</text:p>
          </table:table-cell>
          <table:table-cell table:formula="of:=[.A2505]*10+1" office:value-type="float" office:value="9.03346823476502">
            <text:p>9.03</text:p>
          </table:table-cell>
          <table:table-cell table:formula="of:=MEDIAN([.B2505:.B5820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-0.118521571999711">
            <text:p>-0.12</text:p>
          </table:table-cell>
          <table:table-cell table:formula="of:=[.A2506]*10+1" office:value-type="float" office:value="-0.185215719997106">
            <text:p>-0.19</text:p>
          </table:table-cell>
          <table:table-cell table:formula="of:=MEDIAN([.B2506:.B5821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0.0599970039281788">
            <text:p>0.06</text:p>
          </table:table-cell>
          <table:table-cell table:formula="of:=[.A2507]*10+1" office:value-type="float" office:value="1.59997003928179">
            <text:p>1.6</text:p>
          </table:table-cell>
          <table:table-cell table:formula="of:=MEDIAN([.B2507:.B5822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0.254277139341342">
            <text:p>0.25</text:p>
          </table:table-cell>
          <table:table-cell table:formula="of:=[.A2508]*10+1" office:value-type="float" office:value="3.54277139341342">
            <text:p>3.54</text:p>
          </table:table-cell>
          <table:table-cell table:formula="of:=MEDIAN([.B2508:.B5823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-0.870836443564876">
            <text:p>-0.87</text:p>
          </table:table-cell>
          <table:table-cell table:formula="of:=[.A2509]*10+1" office:value-type="float" office:value="-7.70836443564876">
            <text:p>-7.71</text:p>
          </table:table-cell>
          <table:table-cell table:formula="of:=MEDIAN([.B2509:.B5824])" office:value-type="float" office:value="0.640882856267891">
            <text:p>0.64</text:p>
          </table:table-cell>
          <table:table-cell table:number-columns-repeated="4"/>
        </table:table-row>
        <table:table-row table:style-name="ro1">
          <table:table-cell office:value-type="float" office:value="-0.39026865107008">
            <text:p>-0.39</text:p>
          </table:table-cell>
          <table:table-cell table:formula="of:=[.A2510]*10+1" office:value-type="float" office:value="-2.9026865107008">
            <text:p>-2.9</text:p>
          </table:table-cell>
          <table:table-cell table:formula="of:=MEDIAN([.B2510:.B5825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0.712788198928051">
            <text:p>0.71</text:p>
          </table:table-cell>
          <table:table-cell table:formula="of:=[.A2511]*10+1" office:value-type="float" office:value="8.12788198928051">
            <text:p>8.13</text:p>
          </table:table-cell>
          <table:table-cell table:formula="of:=MEDIAN([.B2511:.B5826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-0.171387886174284">
            <text:p>-0.17</text:p>
          </table:table-cell>
          <table:table-cell table:formula="of:=[.A2512]*10+1" office:value-type="float" office:value="-0.713878861742842">
            <text:p>-0.71</text:p>
          </table:table-cell>
          <table:table-cell table:formula="of:=MEDIAN([.B2512:.B5827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-0.844755135619063">
            <text:p>-0.84</text:p>
          </table:table-cell>
          <table:table-cell table:formula="of:=[.A2513]*10+1" office:value-type="float" office:value="-7.44755135619063">
            <text:p>-7.45</text:p>
          </table:table-cell>
          <table:table-cell table:formula="of:=MEDIAN([.B2513:.B5828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-0.722814643486467">
            <text:p>-0.72</text:p>
          </table:table-cell>
          <table:table-cell table:formula="of:=[.A2514]*10+1" office:value-type="float" office:value="-6.22814643486467">
            <text:p>-6.23</text:p>
          </table:table-cell>
          <table:table-cell table:formula="of:=MEDIAN([.B2514:.B5829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-0.790813960043356">
            <text:p>-0.79</text:p>
          </table:table-cell>
          <table:table-cell table:formula="of:=[.A2515]*10+1" office:value-type="float" office:value="-6.90813960043356">
            <text:p>-6.91</text:p>
          </table:table-cell>
          <table:table-cell table:formula="of:=MEDIAN([.B2515:.B5830])" office:value-type="float" office:value="0.659344565870112">
            <text:p>0.66</text:p>
          </table:table-cell>
          <table:table-cell table:number-columns-repeated="4"/>
        </table:table-row>
        <table:table-row table:style-name="ro1">
          <table:table-cell office:value-type="float" office:value="0.197650996121912">
            <text:p>0.2</text:p>
          </table:table-cell>
          <table:table-cell table:formula="of:=[.A2516]*10+1" office:value-type="float" office:value="2.97650996121912">
            <text:p>2.98</text:p>
          </table:table-cell>
          <table:table-cell table:formula="of:=MEDIAN([.B2516:.B5831])" office:value-type="float" office:value="0.664400944991449">
            <text:p>0.66</text:p>
          </table:table-cell>
          <table:table-cell table:number-columns-repeated="4"/>
        </table:table-row>
        <table:table-row table:style-name="ro1">
          <table:table-cell office:value-type="float" office:value="-0.0452234118774908">
            <text:p>-0.05</text:p>
          </table:table-cell>
          <table:table-cell table:formula="of:=[.A2517]*10+1" office:value-type="float" office:value="0.547765881225092">
            <text:p>0.55</text:p>
          </table:table-cell>
          <table:table-cell table:formula="of:=MEDIAN([.B2517:.B5832])" office:value-type="float" office:value="0.659344565870112">
            <text:p>0.66</text:p>
          </table:table-cell>
          <table:table-cell table:number-columns-repeated="4"/>
        </table:table-row>
        <table:table-row table:style-name="ro1">
          <table:table-cell office:value-type="float" office:value="-0.365659899174395">
            <text:p>-0.37</text:p>
          </table:table-cell>
          <table:table-cell table:formula="of:=[.A2518]*10+1" office:value-type="float" office:value="-2.65659899174395">
            <text:p>-2.66</text:p>
          </table:table-cell>
          <table:table-cell table:formula="of:=MEDIAN([.B2518:.B5833])" office:value-type="float" office:value="0.664400944991449">
            <text:p>0.66</text:p>
          </table:table-cell>
          <table:table-cell table:number-columns-repeated="4"/>
        </table:table-row>
        <table:table-row table:style-name="ro1">
          <table:table-cell office:value-type="float" office:value="0.883188235373942">
            <text:p>0.88</text:p>
          </table:table-cell>
          <table:table-cell table:formula="of:=[.A2519]*10+1" office:value-type="float" office:value="9.83188235373942">
            <text:p>9.83</text:p>
          </table:table-cell>
          <table:table-cell table:formula="of:=MEDIAN([.B2519:.B5834])" office:value-type="float" office:value="0.681021672005909">
            <text:p>0.68</text:p>
          </table:table-cell>
          <table:table-cell table:number-columns-repeated="4"/>
        </table:table-row>
        <table:table-row table:style-name="ro1">
          <table:table-cell office:value-type="float" office:value="-0.731053639068869">
            <text:p>-0.73</text:p>
          </table:table-cell>
          <table:table-cell table:formula="of:=[.A2520]*10+1" office:value-type="float" office:value="-6.31053639068869">
            <text:p>-6.31</text:p>
          </table:table-cell>
          <table:table-cell table:formula="of:=MEDIAN([.B2520:.B5835])" office:value-type="float" office:value="0.664400944991449">
            <text:p>0.66</text:p>
          </table:table-cell>
          <table:table-cell table:number-columns-repeated="4"/>
        </table:table-row>
        <table:table-row table:style-name="ro1">
          <table:table-cell office:value-type="float" office:value="0.408390955942971">
            <text:p>0.41</text:p>
          </table:table-cell>
          <table:table-cell table:formula="of:=[.A2521]*10+1" office:value-type="float" office:value="5.08390955942971">
            <text:p>5.08</text:p>
          </table:table-cell>
          <table:table-cell table:formula="of:=MEDIAN([.B2521:.B5836])" office:value-type="float" office:value="0.681021672005909">
            <text:p>0.68</text:p>
          </table:table-cell>
          <table:table-cell table:number-columns-repeated="4"/>
        </table:table-row>
        <table:table-row table:style-name="ro1">
          <table:table-cell office:value-type="float" office:value="-0.617473060643738">
            <text:p>-0.62</text:p>
          </table:table-cell>
          <table:table-cell table:formula="of:=[.A2522]*10+1" office:value-type="float" office:value="-5.17473060643738">
            <text:p>-5.17</text:p>
          </table:table-cell>
          <table:table-cell table:formula="of:=MEDIAN([.B2522:.B5837])" office:value-type="float" office:value="0.664400944991449">
            <text:p>0.66</text:p>
          </table:table-cell>
          <table:table-cell table:number-columns-repeated="4"/>
        </table:table-row>
        <table:table-row table:style-name="ro1">
          <table:table-cell office:value-type="float" office:value="0.871623666272881">
            <text:p>0.87</text:p>
          </table:table-cell>
          <table:table-cell table:formula="of:=[.A2523]*10+1" office:value-type="float" office:value="9.71623666272882">
            <text:p>9.72</text:p>
          </table:table-cell>
          <table:table-cell table:formula="of:=MEDIAN([.B2523:.B5838])" office:value-type="float" office:value="0.681021672005909">
            <text:p>0.68</text:p>
          </table:table-cell>
          <table:table-cell table:number-columns-repeated="4"/>
        </table:table-row>
        <table:table-row table:style-name="ro1">
          <table:table-cell office:value-type="float" office:value="0.764743658150505">
            <text:p>0.76</text:p>
          </table:table-cell>
          <table:table-cell table:formula="of:=[.A2524]*10+1" office:value-type="float" office:value="8.64743658150505">
            <text:p>8.65</text:p>
          </table:table-cell>
          <table:table-cell table:formula="of:=MEDIAN([.B2524:.B5839])" office:value-type="float" office:value="0.664400944991449">
            <text:p>0.66</text:p>
          </table:table-cell>
          <table:table-cell table:number-columns-repeated="4"/>
        </table:table-row>
        <table:table-row table:style-name="ro1">
          <table:table-cell office:value-type="float" office:value="0.854422450406831">
            <text:p>0.85</text:p>
          </table:table-cell>
          <table:table-cell table:formula="of:=[.A2525]*10+1" office:value-type="float" office:value="9.54422450406831">
            <text:p>9.54</text:p>
          </table:table-cell>
          <table:table-cell table:formula="of:=MEDIAN([.B2525:.B5840])" office:value-type="float" office:value="0.659344565870112">
            <text:p>0.66</text:p>
          </table:table-cell>
          <table:table-cell table:number-columns-repeated="4"/>
        </table:table-row>
        <table:table-row table:style-name="ro1">
          <table:table-cell office:value-type="float" office:value="-0.244690184171939">
            <text:p>-0.24</text:p>
          </table:table-cell>
          <table:table-cell table:formula="of:=[.A2526]*10+1" office:value-type="float" office:value="-1.44690184171939">
            <text:p>-1.45</text:p>
          </table:table-cell>
          <table:table-cell table:formula="of:=MEDIAN([.B2526:.B5841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-0.12742734235466">
            <text:p>-0.13</text:p>
          </table:table-cell>
          <table:table-cell table:formula="of:=[.A2527]*10+1" office:value-type="float" office:value="-0.274273423546601">
            <text:p>-0.27</text:p>
          </table:table-cell>
          <table:table-cell table:formula="of:=MEDIAN([.B2527:.B5842])" office:value-type="float" office:value="0.659344565870112">
            <text:p>0.66</text:p>
          </table:table-cell>
          <table:table-cell table:number-columns-repeated="4"/>
        </table:table-row>
        <table:table-row table:style-name="ro1">
          <table:table-cell office:value-type="float" office:value="0.922236372890158">
            <text:p>0.92</text:p>
          </table:table-cell>
          <table:table-cell table:formula="of:=[.A2528]*10+1" office:value-type="float" office:value="10.2223637289016">
            <text:p>10.22</text:p>
          </table:table-cell>
          <table:table-cell table:formula="of:=MEDIAN([.B2528:.B5843])" office:value-type="float" office:value="0.664400944991449">
            <text:p>0.66</text:p>
          </table:table-cell>
          <table:table-cell table:number-columns-repeated="4"/>
        </table:table-row>
        <table:table-row table:style-name="ro1">
          <table:table-cell office:value-type="float" office:value="0.865261051499442">
            <text:p>0.87</text:p>
          </table:table-cell>
          <table:table-cell table:formula="of:=[.A2529]*10+1" office:value-type="float" office:value="9.65261051499443">
            <text:p>9.65</text:p>
          </table:table-cell>
          <table:table-cell table:formula="of:=MEDIAN([.B2529:.B5844])" office:value-type="float" office:value="0.659344565870112">
            <text:p>0.66</text:p>
          </table:table-cell>
          <table:table-cell table:number-columns-repeated="4"/>
        </table:table-row>
        <table:table-row table:style-name="ro1">
          <table:table-cell office:value-type="float" office:value="-0.263212076991123">
            <text:p>-0.26</text:p>
          </table:table-cell>
          <table:table-cell table:formula="of:=[.A2530]*10+1" office:value-type="float" office:value="-1.63212076991123">
            <text:p>-1.63</text:p>
          </table:table-cell>
          <table:table-cell table:formula="of:=MEDIAN([.B2530:.B5845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-0.428039911446562">
            <text:p>-0.43</text:p>
          </table:table-cell>
          <table:table-cell table:formula="of:=[.A2531]*10+1" office:value-type="float" office:value="-3.28039911446562">
            <text:p>-3.28</text:p>
          </table:table-cell>
          <table:table-cell table:formula="of:=MEDIAN([.B2531:.B5846])" office:value-type="float" office:value="0.659344565870112">
            <text:p>0.66</text:p>
          </table:table-cell>
          <table:table-cell table:number-columns-repeated="4"/>
        </table:table-row>
        <table:table-row table:style-name="ro1">
          <table:table-cell office:value-type="float" office:value="0.0217351353594557">
            <text:p>0.02</text:p>
          </table:table-cell>
          <table:table-cell table:formula="of:=[.A2532]*10+1" office:value-type="float" office:value="1.21735135359456">
            <text:p>1.22</text:p>
          </table:table-cell>
          <table:table-cell table:formula="of:=MEDIAN([.B2532:.B5847])" office:value-type="float" office:value="0.664400944991449">
            <text:p>0.66</text:p>
          </table:table-cell>
          <table:table-cell table:number-columns-repeated="4"/>
        </table:table-row>
        <table:table-row table:style-name="ro1">
          <table:table-cell office:value-type="float" office:value="0.104201039290788">
            <text:p>0.1</text:p>
          </table:table-cell>
          <table:table-cell table:formula="of:=[.A2533]*10+1" office:value-type="float" office:value="2.04201039290788">
            <text:p>2.04</text:p>
          </table:table-cell>
          <table:table-cell table:formula="of:=MEDIAN([.B2533:.B5848])" office:value-type="float" office:value="0.659344565870112">
            <text:p>0.66</text:p>
          </table:table-cell>
          <table:table-cell table:number-columns-repeated="4"/>
        </table:table-row>
        <table:table-row table:style-name="ro1">
          <table:table-cell office:value-type="float" office:value="-0.227730858393438">
            <text:p>-0.23</text:p>
          </table:table-cell>
          <table:table-cell table:formula="of:=[.A2534]*10+1" office:value-type="float" office:value="-1.27730858393438">
            <text:p>-1.28</text:p>
          </table:table-cell>
          <table:table-cell table:formula="of:=MEDIAN([.B2534:.B5849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-0.0501495897707205">
            <text:p>-0.05</text:p>
          </table:table-cell>
          <table:table-cell table:formula="of:=[.A2535]*10+1" office:value-type="float" office:value="0.498504102292795">
            <text:p>0.5</text:p>
          </table:table-cell>
          <table:table-cell table:formula="of:=MEDIAN([.B2535:.B5850])" office:value-type="float" office:value="0.659344565870112">
            <text:p>0.66</text:p>
          </table:table-cell>
          <table:table-cell table:number-columns-repeated="4"/>
        </table:table-row>
        <table:table-row table:style-name="ro1">
          <table:table-cell office:value-type="float" office:value="0.939096917359505">
            <text:p>0.94</text:p>
          </table:table-cell>
          <table:table-cell table:formula="of:=[.A2536]*10+1" office:value-type="float" office:value="10.390969173595">
            <text:p>10.39</text:p>
          </table:table-cell>
          <table:table-cell table:formula="of:=MEDIAN([.B2536:.B5851])" office:value-type="float" office:value="0.664400944991449">
            <text:p>0.66</text:p>
          </table:table-cell>
          <table:table-cell table:number-columns-repeated="4"/>
        </table:table-row>
        <table:table-row table:style-name="ro1">
          <table:table-cell office:value-type="float" office:value="-0.159300847864472">
            <text:p>-0.16</text:p>
          </table:table-cell>
          <table:table-cell table:formula="of:=[.A2537]*10+1" office:value-type="float" office:value="-0.593008478644717">
            <text:p>-0.59</text:p>
          </table:table-cell>
          <table:table-cell table:formula="of:=MEDIAN([.B2537:.B5852])" office:value-type="float" office:value="0.659344565870112">
            <text:p>0.66</text:p>
          </table:table-cell>
          <table:table-cell table:number-columns-repeated="4"/>
        </table:table-row>
        <table:table-row table:style-name="ro1">
          <table:table-cell office:value-type="float" office:value="0.42321738224302">
            <text:p>0.42</text:p>
          </table:table-cell>
          <table:table-cell table:formula="of:=[.A2538]*10+1" office:value-type="float" office:value="5.2321738224302">
            <text:p>5.23</text:p>
          </table:table-cell>
          <table:table-cell table:formula="of:=MEDIAN([.B2538:.B5853])" office:value-type="float" office:value="0.664400944991449">
            <text:p>0.66</text:p>
          </table:table-cell>
          <table:table-cell table:number-columns-repeated="4"/>
        </table:table-row>
        <table:table-row table:style-name="ro1">
          <table:table-cell office:value-type="float" office:value="-0.74641186141036">
            <text:p>-0.75</text:p>
          </table:table-cell>
          <table:table-cell table:formula="of:=[.A2539]*10+1" office:value-type="float" office:value="-6.4641186141036">
            <text:p>-6.46</text:p>
          </table:table-cell>
          <table:table-cell table:formula="of:=MEDIAN([.B2539:.B5854])" office:value-type="float" office:value="0.659344565870112">
            <text:p>0.66</text:p>
          </table:table-cell>
          <table:table-cell table:number-columns-repeated="4"/>
        </table:table-row>
        <table:table-row table:style-name="ro1">
          <table:table-cell office:value-type="float" office:value="-0.788974180543836">
            <text:p>-0.79</text:p>
          </table:table-cell>
          <table:table-cell table:formula="of:=[.A2540]*10+1" office:value-type="float" office:value="-6.88974180543836">
            <text:p>-6.89</text:p>
          </table:table-cell>
          <table:table-cell table:formula="of:=MEDIAN([.B2540:.B5855])" office:value-type="float" office:value="0.664400944991449">
            <text:p>0.66</text:p>
          </table:table-cell>
          <table:table-cell table:number-columns-repeated="4"/>
        </table:table-row>
        <table:table-row table:style-name="ro1">
          <table:table-cell office:value-type="float" office:value="0.742667519701091">
            <text:p>0.74</text:p>
          </table:table-cell>
          <table:table-cell table:formula="of:=[.A2541]*10+1" office:value-type="float" office:value="8.42667519701091">
            <text:p>8.43</text:p>
          </table:table-cell>
          <table:table-cell table:formula="of:=MEDIAN([.B2541:.B5856])" office:value-type="float" office:value="0.681021672005909">
            <text:p>0.68</text:p>
          </table:table-cell>
          <table:table-cell table:number-columns-repeated="4"/>
        </table:table-row>
        <table:table-row table:style-name="ro1">
          <table:table-cell office:value-type="float" office:value="0.603100372346744">
            <text:p>0.6</text:p>
          </table:table-cell>
          <table:table-cell table:formula="of:=[.A2542]*10+1" office:value-type="float" office:value="7.03100372346744">
            <text:p>7.03</text:p>
          </table:table-cell>
          <table:table-cell table:formula="of:=MEDIAN([.B2542:.B5857])" office:value-type="float" office:value="0.664400944991449">
            <text:p>0.66</text:p>
          </table:table-cell>
          <table:table-cell table:number-columns-repeated="4"/>
        </table:table-row>
        <table:table-row table:style-name="ro1">
          <table:table-cell office:value-type="float" office:value="-0.562806732722669">
            <text:p>-0.56</text:p>
          </table:table-cell>
          <table:table-cell table:formula="of:=[.A2543]*10+1" office:value-type="float" office:value="-4.62806732722669">
            <text:p>-4.63</text:p>
          </table:table-cell>
          <table:table-cell table:formula="of:=MEDIAN([.B2543:.B5858])" office:value-type="float" office:value="0.659344565870112">
            <text:p>0.66</text:p>
          </table:table-cell>
          <table:table-cell table:number-columns-repeated="4"/>
        </table:table-row>
        <table:table-row table:style-name="ro1">
          <table:table-cell office:value-type="float" office:value="0.693664195722271">
            <text:p>0.69</text:p>
          </table:table-cell>
          <table:table-cell table:formula="of:=[.A2544]*10+1" office:value-type="float" office:value="7.93664195722271">
            <text:p>7.94</text:p>
          </table:table-cell>
          <table:table-cell table:formula="of:=MEDIAN([.B2544:.B5859])" office:value-type="float" office:value="0.664400944991449">
            <text:p>0.66</text:p>
          </table:table-cell>
          <table:table-cell table:number-columns-repeated="4"/>
        </table:table-row>
        <table:table-row table:style-name="ro1">
          <table:table-cell office:value-type="float" office:value="-0.927644213377472">
            <text:p>-0.93</text:p>
          </table:table-cell>
          <table:table-cell table:formula="of:=[.A2545]*10+1" office:value-type="float" office:value="-8.27644213377472">
            <text:p>-8.28</text:p>
          </table:table-cell>
          <table:table-cell table:formula="of:=MEDIAN([.B2545:.B5860])" office:value-type="float" office:value="0.659344565870112">
            <text:p>0.66</text:p>
          </table:table-cell>
          <table:table-cell table:number-columns-repeated="4"/>
        </table:table-row>
        <table:table-row table:style-name="ro1">
          <table:table-cell office:value-type="float" office:value="-0.16866879641342">
            <text:p>-0.17</text:p>
          </table:table-cell>
          <table:table-cell table:formula="of:=[.A2546]*10+1" office:value-type="float" office:value="-0.686687964134203">
            <text:p>-0.69</text:p>
          </table:table-cell>
          <table:table-cell table:formula="of:=MEDIAN([.B2546:.B5861])" office:value-type="float" office:value="0.664400944991449">
            <text:p>0.66</text:p>
          </table:table-cell>
          <table:table-cell table:number-columns-repeated="4"/>
        </table:table-row>
        <table:table-row table:style-name="ro1">
          <table:table-cell office:value-type="float" office:value="0.703664099783822">
            <text:p>0.7</text:p>
          </table:table-cell>
          <table:table-cell table:formula="of:=[.A2547]*10+1" office:value-type="float" office:value="8.03664099783822">
            <text:p>8.04</text:p>
          </table:table-cell>
          <table:table-cell table:formula="of:=MEDIAN([.B2547:.B5862])" office:value-type="float" office:value="0.681021672005909">
            <text:p>0.68</text:p>
          </table:table-cell>
          <table:table-cell table:number-columns-repeated="4"/>
        </table:table-row>
        <table:table-row table:style-name="ro1">
          <table:table-cell office:value-type="float" office:value="-0.659197279333407">
            <text:p>-0.66</text:p>
          </table:table-cell>
          <table:table-cell table:formula="of:=[.A2548]*10+1" office:value-type="float" office:value="-5.59197279333407">
            <text:p>-5.59</text:p>
          </table:table-cell>
          <table:table-cell table:formula="of:=MEDIAN([.B2548:.B5863])" office:value-type="float" office:value="0.664400944991449">
            <text:p>0.66</text:p>
          </table:table-cell>
          <table:table-cell table:number-columns-repeated="4"/>
        </table:table-row>
        <table:table-row table:style-name="ro1">
          <table:table-cell office:value-type="float" office:value="0.25593154804736">
            <text:p>0.26</text:p>
          </table:table-cell>
          <table:table-cell table:formula="of:=[.A2549]*10+1" office:value-type="float" office:value="3.5593154804736">
            <text:p>3.56</text:p>
          </table:table-cell>
          <table:table-cell table:formula="of:=MEDIAN([.B2549:.B5864])" office:value-type="float" office:value="0.681021672005909">
            <text:p>0.68</text:p>
          </table:table-cell>
          <table:table-cell table:number-columns-repeated="4"/>
        </table:table-row>
        <table:table-row table:style-name="ro1">
          <table:table-cell office:value-type="float" office:value="0.934228620626262">
            <text:p>0.93</text:p>
          </table:table-cell>
          <table:table-cell table:formula="of:=[.A2550]*10+1" office:value-type="float" office:value="10.3422862062626">
            <text:p>10.34</text:p>
          </table:table-cell>
          <table:table-cell table:formula="of:=MEDIAN([.B2550:.B5865])" office:value-type="float" office:value="0.664400944991449">
            <text:p>0.66</text:p>
          </table:table-cell>
          <table:table-cell table:number-columns-repeated="4"/>
        </table:table-row>
        <table:table-row table:style-name="ro1">
          <table:table-cell office:value-type="float" office:value="0.901389057275699">
            <text:p>0.9</text:p>
          </table:table-cell>
          <table:table-cell table:formula="of:=[.A2551]*10+1" office:value-type="float" office:value="10.013890572757">
            <text:p>10.01</text:p>
          </table:table-cell>
          <table:table-cell table:formula="of:=MEDIAN([.B2551:.B5866])" office:value-type="float" office:value="0.659344565870112">
            <text:p>0.66</text:p>
          </table:table-cell>
          <table:table-cell table:number-columns-repeated="4"/>
        </table:table-row>
        <table:table-row table:style-name="ro1">
          <table:table-cell office:value-type="float" office:value="0.328194837653409">
            <text:p>0.33</text:p>
          </table:table-cell>
          <table:table-cell table:formula="of:=[.A2552]*10+1" office:value-type="float" office:value="4.28194837653409">
            <text:p>4.28</text:p>
          </table:table-cell>
          <table:table-cell table:formula="of:=MEDIAN([.B2552:.B5867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0.796674495766439">
            <text:p>0.8</text:p>
          </table:table-cell>
          <table:table-cell table:formula="of:=[.A2553]*10+1" office:value-type="float" office:value="8.96674495766439">
            <text:p>8.97</text:p>
          </table:table-cell>
          <table:table-cell table:formula="of:=MEDIAN([.B2553:.B5868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0.872545194886799">
            <text:p>0.87</text:p>
          </table:table-cell>
          <table:table-cell table:formula="of:=[.A2554]*10+1" office:value-type="float" office:value="9.72545194886799">
            <text:p>9.73</text:p>
          </table:table-cell>
          <table:table-cell table:formula="of:=MEDIAN([.B2554:.B5869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-0.997918042175948">
            <text:p>-1</text:p>
          </table:table-cell>
          <table:table-cell table:formula="of:=[.A2555]*10+1" office:value-type="float" office:value="-8.97918042175948">
            <text:p>-8.98</text:p>
          </table:table-cell>
          <table:table-cell table:formula="of:=MEDIAN([.B2555:.B5870])" office:value-type="float" office:value="0.640882856267891">
            <text:p>0.64</text:p>
          </table:table-cell>
          <table:table-cell table:number-columns-repeated="4"/>
        </table:table-row>
        <table:table-row table:style-name="ro1">
          <table:table-cell office:value-type="float" office:value="-0.629028902795639">
            <text:p>-0.63</text:p>
          </table:table-cell>
          <table:table-cell table:formula="of:=[.A2556]*10+1" office:value-type="float" office:value="-5.29028902795639">
            <text:p>-5.29</text:p>
          </table:table-cell>
          <table:table-cell table:formula="of:=MEDIAN([.B2556:.B5871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0.489545731787174">
            <text:p>0.49</text:p>
          </table:table-cell>
          <table:table-cell table:formula="of:=[.A2557]*10+1" office:value-type="float" office:value="5.89545731787174">
            <text:p>5.9</text:p>
          </table:table-cell>
          <table:table-cell table:formula="of:=MEDIAN([.B2557:.B5872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-0.485102522513758">
            <text:p>-0.49</text:p>
          </table:table-cell>
          <table:table-cell table:formula="of:=[.A2558]*10+1" office:value-type="float" office:value="-3.85102522513758">
            <text:p>-3.85</text:p>
          </table:table-cell>
          <table:table-cell table:formula="of:=MEDIAN([.B2558:.B5873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0.694937260681304">
            <text:p>0.69</text:p>
          </table:table-cell>
          <table:table-cell table:formula="of:=[.A2559]*10+1" office:value-type="float" office:value="7.94937260681304">
            <text:p>7.95</text:p>
          </table:table-cell>
          <table:table-cell table:formula="of:=MEDIAN([.B2559:.B5874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0.590814028717077">
            <text:p>0.59</text:p>
          </table:table-cell>
          <table:table-cell table:formula="of:=[.A2560]*10+1" office:value-type="float" office:value="6.90814028717077">
            <text:p>6.91</text:p>
          </table:table-cell>
          <table:table-cell table:formula="of:=MEDIAN([.B2560:.B5875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-0.353856788807876">
            <text:p>-0.35</text:p>
          </table:table-cell>
          <table:table-cell table:formula="of:=[.A2561]*10+1" office:value-type="float" office:value="-2.53856788807876">
            <text:p>-2.54</text:p>
          </table:table-cell>
          <table:table-cell table:formula="of:=MEDIAN([.B2561:.B5876])" office:value-type="float" office:value="0.640882856267891">
            <text:p>0.64</text:p>
          </table:table-cell>
          <table:table-cell table:number-columns-repeated="4"/>
        </table:table-row>
        <table:table-row table:style-name="ro1">
          <table:table-cell office:value-type="float" office:value="0.691710701708006">
            <text:p>0.69</text:p>
          </table:table-cell>
          <table:table-cell table:formula="of:=[.A2562]*10+1" office:value-type="float" office:value="7.91710701708006">
            <text:p>7.92</text:p>
          </table:table-cell>
          <table:table-cell table:formula="of:=MEDIAN([.B2562:.B5877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-0.679894507792685">
            <text:p>-0.68</text:p>
          </table:table-cell>
          <table:table-cell table:formula="of:=[.A2563]*10+1" office:value-type="float" office:value="-5.79894507792685">
            <text:p>-5.8</text:p>
          </table:table-cell>
          <table:table-cell table:formula="of:=MEDIAN([.B2563:.B5878])" office:value-type="float" office:value="0.640882856267891">
            <text:p>0.64</text:p>
          </table:table-cell>
          <table:table-cell table:number-columns-repeated="4"/>
        </table:table-row>
        <table:table-row table:style-name="ro1">
          <table:table-cell office:value-type="float" office:value="0.843763030120376">
            <text:p>0.84</text:p>
          </table:table-cell>
          <table:table-cell table:formula="of:=[.A2564]*10+1" office:value-type="float" office:value="9.43763030120376">
            <text:p>9.44</text:p>
          </table:table-cell>
          <table:table-cell table:formula="of:=MEDIAN([.B2564:.B5879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0.395728498996192">
            <text:p>0.4</text:p>
          </table:table-cell>
          <table:table-cell table:formula="of:=[.A2565]*10+1" office:value-type="float" office:value="4.95728498996192">
            <text:p>4.96</text:p>
          </table:table-cell>
          <table:table-cell table:formula="of:=MEDIAN([.B2565:.B5880])" office:value-type="float" office:value="0.640882856267891">
            <text:p>0.64</text:p>
          </table:table-cell>
          <table:table-cell table:number-columns-repeated="4"/>
        </table:table-row>
        <table:table-row table:style-name="ro1">
          <table:table-cell office:value-type="float" office:value="-0.383992755314162">
            <text:p>-0.38</text:p>
          </table:table-cell>
          <table:table-cell table:formula="of:=[.A2566]*10+1" office:value-type="float" office:value="-2.83992755314162">
            <text:p>-2.84</text:p>
          </table:table-cell>
          <table:table-cell table:formula="of:=MEDIAN([.B2566:.B5881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0.584835701332082">
            <text:p>0.58</text:p>
          </table:table-cell>
          <table:table-cell table:formula="of:=[.A2567]*10+1" office:value-type="float" office:value="6.84835701332082">
            <text:p>6.85</text:p>
          </table:table-cell>
          <table:table-cell table:formula="of:=MEDIAN([.B2567:.B5882])" office:value-type="float" office:value="0.640882856267891">
            <text:p>0.64</text:p>
          </table:table-cell>
          <table:table-cell table:number-columns-repeated="4"/>
        </table:table-row>
        <table:table-row table:style-name="ro1">
          <table:table-cell office:value-type="float" office:value="-0.574437678336673">
            <text:p>-0.57</text:p>
          </table:table-cell>
          <table:table-cell table:formula="of:=[.A2568]*10+1" office:value-type="float" office:value="-4.74437678336673">
            <text:p>-4.74</text:p>
          </table:table-cell>
          <table:table-cell table:formula="of:=MEDIAN([.B2568:.B5883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0.295351451373243">
            <text:p>0.3</text:p>
          </table:table-cell>
          <table:table-cell table:formula="of:=[.A2569]*10+1" office:value-type="float" office:value="3.95351451373243">
            <text:p>3.95</text:p>
          </table:table-cell>
          <table:table-cell table:formula="of:=MEDIAN([.B2569:.B5884])" office:value-type="float" office:value="0.640882856267891">
            <text:p>0.64</text:p>
          </table:table-cell>
          <table:table-cell table:number-columns-repeated="4"/>
        </table:table-row>
        <table:table-row table:style-name="ro1">
          <table:table-cell office:value-type="float" office:value="-0.0372820840359189">
            <text:p>-0.04</text:p>
          </table:table-cell>
          <table:table-cell table:formula="of:=[.A2570]*10+1" office:value-type="float" office:value="0.627179159640811">
            <text:p>0.63</text:p>
          </table:table-cell>
          <table:table-cell table:formula="of:=MEDIAN([.B2570:.B5885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-0.485097470787764">
            <text:p>-0.49</text:p>
          </table:table-cell>
          <table:table-cell table:formula="of:=[.A2571]*10+1" office:value-type="float" office:value="-3.85097470787764">
            <text:p>-3.85</text:p>
          </table:table-cell>
          <table:table-cell table:formula="of:=MEDIAN([.B2571:.B5886])" office:value-type="float" office:value="0.640882856267891">
            <text:p>0.64</text:p>
          </table:table-cell>
          <table:table-cell table:number-columns-repeated="4"/>
        </table:table-row>
        <table:table-row table:style-name="ro1">
          <table:table-cell office:value-type="float" office:value="0.955425829627424">
            <text:p>0.96</text:p>
          </table:table-cell>
          <table:table-cell table:formula="of:=[.A2572]*10+1" office:value-type="float" office:value="10.5542582962742">
            <text:p>10.55</text:p>
          </table:table-cell>
          <table:table-cell table:formula="of:=MEDIAN([.B2572:.B5887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0.206368328358208">
            <text:p>0.21</text:p>
          </table:table-cell>
          <table:table-cell table:formula="of:=[.A2573]*10+1" office:value-type="float" office:value="3.06368328358208">
            <text:p>3.06</text:p>
          </table:table-cell>
          <table:table-cell table:formula="of:=MEDIAN([.B2573:.B5888])" office:value-type="float" office:value="0.640882856267891">
            <text:p>0.64</text:p>
          </table:table-cell>
          <table:table-cell table:number-columns-repeated="4"/>
        </table:table-row>
        <table:table-row table:style-name="ro1">
          <table:table-cell office:value-type="float" office:value="-0.025461856493214">
            <text:p>-0.03</text:p>
          </table:table-cell>
          <table:table-cell table:formula="of:=[.A2574]*10+1" office:value-type="float" office:value="0.74538143506786">
            <text:p>0.75</text:p>
          </table:table-cell>
          <table:table-cell table:formula="of:=MEDIAN([.B2574:.B5889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0.894886817284027">
            <text:p>0.89</text:p>
          </table:table-cell>
          <table:table-cell table:formula="of:=[.A2575]*10+1" office:value-type="float" office:value="9.94886817284027">
            <text:p>9.95</text:p>
          </table:table-cell>
          <table:table-cell table:formula="of:=MEDIAN([.B2575:.B5890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-0.318975779615405">
            <text:p>-0.32</text:p>
          </table:table-cell>
          <table:table-cell table:formula="of:=[.A2576]*10+1" office:value-type="float" office:value="-2.18975779615405">
            <text:p>-2.19</text:p>
          </table:table-cell>
          <table:table-cell table:formula="of:=MEDIAN([.B2576:.B5891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-0.249408871411331">
            <text:p>-0.25</text:p>
          </table:table-cell>
          <table:table-cell table:formula="of:=[.A2577]*10+1" office:value-type="float" office:value="-1.49408871411331">
            <text:p>-1.49</text:p>
          </table:table-cell>
          <table:table-cell table:formula="of:=MEDIAN([.B2577:.B5892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-0.533277504223078">
            <text:p>-0.53</text:p>
          </table:table-cell>
          <table:table-cell table:formula="of:=[.A2578]*10+1" office:value-type="float" office:value="-4.33277504223078">
            <text:p>-4.33</text:p>
          </table:table-cell>
          <table:table-cell table:formula="of:=MEDIAN([.B2578:.B5893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0.466779267028374">
            <text:p>0.47</text:p>
          </table:table-cell>
          <table:table-cell table:formula="of:=[.A2579]*10+1" office:value-type="float" office:value="5.66779267028374">
            <text:p>5.67</text:p>
          </table:table-cell>
          <table:table-cell table:formula="of:=MEDIAN([.B2579:.B5894])" office:value-type="float" office:value="0.640882856267891">
            <text:p>0.64</text:p>
          </table:table-cell>
          <table:table-cell table:number-columns-repeated="4"/>
        </table:table-row>
        <table:table-row table:style-name="ro1">
          <table:table-cell office:value-type="float" office:value="0.594119714163925">
            <text:p>0.59</text:p>
          </table:table-cell>
          <table:table-cell table:formula="of:=[.A2580]*10+1" office:value-type="float" office:value="6.94119714163925">
            <text:p>6.94</text:p>
          </table:table-cell>
          <table:table-cell table:formula="of:=MEDIAN([.B2580:.B5895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0.531809063903657">
            <text:p>0.53</text:p>
          </table:table-cell>
          <table:table-cell table:formula="of:=[.A2581]*10+1" office:value-type="float" office:value="6.31809063903657">
            <text:p>6.32</text:p>
          </table:table-cell>
          <table:table-cell table:formula="of:=MEDIAN([.B2581:.B5896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-0.210653567957072">
            <text:p>-0.21</text:p>
          </table:table-cell>
          <table:table-cell table:formula="of:=[.A2582]*10+1" office:value-type="float" office:value="-1.10653567957072">
            <text:p>-1.11</text:p>
          </table:table-cell>
          <table:table-cell table:formula="of:=MEDIAN([.B2582:.B5897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0.852166869808495">
            <text:p>0.85</text:p>
          </table:table-cell>
          <table:table-cell table:formula="of:=[.A2583]*10+1" office:value-type="float" office:value="9.52166869808495">
            <text:p>9.52</text:p>
          </table:table-cell>
          <table:table-cell table:formula="of:=MEDIAN([.B2583:.B5898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0.776816953556846">
            <text:p>0.78</text:p>
          </table:table-cell>
          <table:table-cell table:formula="of:=[.A2584]*10+1" office:value-type="float" office:value="8.76816953556846">
            <text:p>8.77</text:p>
          </table:table-cell>
          <table:table-cell table:formula="of:=MEDIAN([.B2584:.B5899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0.775545541921803">
            <text:p>0.78</text:p>
          </table:table-cell>
          <table:table-cell table:formula="of:=[.A2585]*10+1" office:value-type="float" office:value="8.75545541921803">
            <text:p>8.76</text:p>
          </table:table-cell>
          <table:table-cell table:formula="of:=MEDIAN([.B2585:.B5900])" office:value-type="float" office:value="0.616271877237427">
            <text:p>0.62</text:p>
          </table:table-cell>
          <table:table-cell table:number-columns-repeated="4"/>
        </table:table-row>
        <table:table-row table:style-name="ro1">
          <table:table-cell office:value-type="float" office:value="-0.963546368750947">
            <text:p>-0.96</text:p>
          </table:table-cell>
          <table:table-cell table:formula="of:=[.A2586]*10+1" office:value-type="float" office:value="-8.63546368750947">
            <text:p>-8.64</text:p>
          </table:table-cell>
          <table:table-cell table:formula="of:=MEDIAN([.B2586:.B5901])" office:value-type="float" office:value="0.602567779684558">
            <text:p>0.6</text:p>
          </table:table-cell>
          <table:table-cell table:number-columns-repeated="4"/>
        </table:table-row>
        <table:table-row table:style-name="ro1">
          <table:table-cell office:value-type="float" office:value="-0.429686861394903">
            <text:p>-0.43</text:p>
          </table:table-cell>
          <table:table-cell table:formula="of:=[.A2587]*10+1" office:value-type="float" office:value="-3.29686861394902">
            <text:p>-3.3</text:p>
          </table:table-cell>
          <table:table-cell table:formula="of:=MEDIAN([.B2587:.B5902])" office:value-type="float" office:value="0.616271877237427">
            <text:p>0.62</text:p>
          </table:table-cell>
          <table:table-cell table:number-columns-repeated="4"/>
        </table:table-row>
        <table:table-row table:style-name="ro1">
          <table:table-cell office:value-type="float" office:value="0.452648554824655">
            <text:p>0.45</text:p>
          </table:table-cell>
          <table:table-cell table:formula="of:=[.A2588]*10+1" office:value-type="float" office:value="5.52648554824655">
            <text:p>5.53</text:p>
          </table:table-cell>
          <table:table-cell table:formula="of:=MEDIAN([.B2588:.B5903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0.885416619970382">
            <text:p>0.89</text:p>
          </table:table-cell>
          <table:table-cell table:formula="of:=[.A2589]*10+1" office:value-type="float" office:value="9.85416619970382">
            <text:p>9.85</text:p>
          </table:table-cell>
          <table:table-cell table:formula="of:=MEDIAN([.B2589:.B5904])" office:value-type="float" office:value="0.616271877237427">
            <text:p>0.62</text:p>
          </table:table-cell>
          <table:table-cell table:number-columns-repeated="4"/>
        </table:table-row>
        <table:table-row table:style-name="ro1">
          <table:table-cell office:value-type="float" office:value="-0.525863325616337">
            <text:p>-0.53</text:p>
          </table:table-cell>
          <table:table-cell table:formula="of:=[.A2590]*10+1" office:value-type="float" office:value="-4.25863325616337">
            <text:p>-4.26</text:p>
          </table:table-cell>
          <table:table-cell table:formula="of:=MEDIAN([.B2590:.B5905])" office:value-type="float" office:value="0.602567779684558">
            <text:p>0.6</text:p>
          </table:table-cell>
          <table:table-cell table:number-columns-repeated="4"/>
        </table:table-row>
        <table:table-row table:style-name="ro1">
          <table:table-cell office:value-type="float" office:value="-0.858662915116295">
            <text:p>-0.86</text:p>
          </table:table-cell>
          <table:table-cell table:formula="of:=[.A2591]*10+1" office:value-type="float" office:value="-7.58662915116295">
            <text:p>-7.59</text:p>
          </table:table-cell>
          <table:table-cell table:formula="of:=MEDIAN([.B2591:.B5906])" office:value-type="float" office:value="0.616271877237427">
            <text:p>0.62</text:p>
          </table:table-cell>
          <table:table-cell table:number-columns-repeated="4"/>
        </table:table-row>
        <table:table-row table:style-name="ro1">
          <table:table-cell office:value-type="float" office:value="0.641594423554594">
            <text:p>0.64</text:p>
          </table:table-cell>
          <table:table-cell table:formula="of:=[.A2592]*10+1" office:value-type="float" office:value="7.41594423554594">
            <text:p>7.42</text:p>
          </table:table-cell>
          <table:table-cell table:formula="of:=MEDIAN([.B2592:.B5907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0.0395012477542107">
            <text:p>0.04</text:p>
          </table:table-cell>
          <table:table-cell table:formula="of:=[.A2593]*10+1" office:value-type="float" office:value="1.39501247754211">
            <text:p>1.4</text:p>
          </table:table-cell>
          <table:table-cell table:formula="of:=MEDIAN([.B2593:.B5908])" office:value-type="float" office:value="0.616271877237427">
            <text:p>0.62</text:p>
          </table:table-cell>
          <table:table-cell table:number-columns-repeated="4"/>
        </table:table-row>
        <table:table-row table:style-name="ro1">
          <table:table-cell office:value-type="float" office:value="0.706980594395799">
            <text:p>0.71</text:p>
          </table:table-cell>
          <table:table-cell table:formula="of:=[.A2594]*10+1" office:value-type="float" office:value="8.06980594395799">
            <text:p>8.07</text:p>
          </table:table-cell>
          <table:table-cell table:formula="of:=MEDIAN([.B2594:.B5909])" office:value-type="float" office:value="0.602567779684558">
            <text:p>0.6</text:p>
          </table:table-cell>
          <table:table-cell table:number-columns-repeated="4"/>
        </table:table-row>
        <table:table-row table:style-name="ro1">
          <table:table-cell office:value-type="float" office:value="-0.664589451286219">
            <text:p>-0.66</text:p>
          </table:table-cell>
          <table:table-cell table:formula="of:=[.A2595]*10+1" office:value-type="float" office:value="-5.64589451286219">
            <text:p>-5.65</text:p>
          </table:table-cell>
          <table:table-cell table:formula="of:=MEDIAN([.B2595:.B5910])" office:value-type="float" office:value="0.602314346871166">
            <text:p>0.6</text:p>
          </table:table-cell>
          <table:table-cell table:number-columns-repeated="4"/>
        </table:table-row>
        <table:table-row table:style-name="ro1">
          <table:table-cell office:value-type="float" office:value="0.484424179655128">
            <text:p>0.48</text:p>
          </table:table-cell>
          <table:table-cell table:formula="of:=[.A2596]*10+1" office:value-type="float" office:value="5.84424179655128">
            <text:p>5.84</text:p>
          </table:table-cell>
          <table:table-cell table:formula="of:=MEDIAN([.B2596:.B5911])" office:value-type="float" office:value="0.602567779684558">
            <text:p>0.6</text:p>
          </table:table-cell>
          <table:table-cell table:number-columns-repeated="4"/>
        </table:table-row>
        <table:table-row table:style-name="ro1">
          <table:table-cell office:value-type="float" office:value="-0.133926830517484">
            <text:p>-0.13</text:p>
          </table:table-cell>
          <table:table-cell table:formula="of:=[.A2597]*10+1" office:value-type="float" office:value="-0.339268305174842">
            <text:p>-0.34</text:p>
          </table:table-cell>
          <table:table-cell table:formula="of:=MEDIAN([.B2597:.B5912])" office:value-type="float" office:value="0.602314346871166">
            <text:p>0.6</text:p>
          </table:table-cell>
          <table:table-cell table:number-columns-repeated="4"/>
        </table:table-row>
        <table:table-row table:style-name="ro1">
          <table:table-cell office:value-type="float" office:value="0.459390065597854">
            <text:p>0.46</text:p>
          </table:table-cell>
          <table:table-cell table:formula="of:=[.A2598]*10+1" office:value-type="float" office:value="5.59390065597854">
            <text:p>5.59</text:p>
          </table:table-cell>
          <table:table-cell table:formula="of:=MEDIAN([.B2598:.B5913])" office:value-type="float" office:value="0.602567779684558">
            <text:p>0.6</text:p>
          </table:table-cell>
          <table:table-cell table:number-columns-repeated="4"/>
        </table:table-row>
        <table:table-row table:style-name="ro1">
          <table:table-cell office:value-type="float" office:value="0.31369102660565">
            <text:p>0.31</text:p>
          </table:table-cell>
          <table:table-cell table:formula="of:=[.A2599]*10+1" office:value-type="float" office:value="4.1369102660565">
            <text:p>4.14</text:p>
          </table:table-cell>
          <table:table-cell table:formula="of:=MEDIAN([.B2599:.B5914])" office:value-type="float" office:value="0.602314346871166">
            <text:p>0.6</text:p>
          </table:table-cell>
          <table:table-cell table:number-columns-repeated="4"/>
        </table:table-row>
        <table:table-row table:style-name="ro1">
          <table:table-cell office:value-type="float" office:value="0.540233055072626">
            <text:p>0.54</text:p>
          </table:table-cell>
          <table:table-cell table:formula="of:=[.A2600]*10+1" office:value-type="float" office:value="6.40233055072626">
            <text:p>6.4</text:p>
          </table:table-cell>
          <table:table-cell table:formula="of:=MEDIAN([.B2600:.B5915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0.663977668706304">
            <text:p>0.66</text:p>
          </table:table-cell>
          <table:table-cell table:formula="of:=[.A2601]*10+1" office:value-type="float" office:value="7.63977668706304">
            <text:p>7.64</text:p>
          </table:table-cell>
          <table:table-cell table:formula="of:=MEDIAN([.B2601:.B5916])" office:value-type="float" office:value="0.58671121488197">
            <text:p>0.59</text:p>
          </table:table-cell>
          <table:table-cell table:number-columns-repeated="4"/>
        </table:table-row>
        <table:table-row table:style-name="ro1">
          <table:table-cell office:value-type="float" office:value="-0.161006971250237">
            <text:p>-0.16</text:p>
          </table:table-cell>
          <table:table-cell table:formula="of:=[.A2602]*10+1" office:value-type="float" office:value="-0.610069712502366">
            <text:p>-0.61</text:p>
          </table:table-cell>
          <table:table-cell table:formula="of:=MEDIAN([.B2602:.B5917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0.483587324374121">
            <text:p>0.48</text:p>
          </table:table-cell>
          <table:table-cell table:formula="of:=[.A2603]*10+1" office:value-type="float" office:value="5.83587324374121">
            <text:p>5.84</text:p>
          </table:table-cell>
          <table:table-cell table:formula="of:=MEDIAN([.B2603:.B5918])" office:value-type="float" office:value="0.58671121488197">
            <text:p>0.59</text:p>
          </table:table-cell>
          <table:table-cell table:number-columns-repeated="4"/>
        </table:table-row>
        <table:table-row table:style-name="ro1">
          <table:table-cell office:value-type="float" office:value="-0.714654105183444">
            <text:p>-0.71</text:p>
          </table:table-cell>
          <table:table-cell table:formula="of:=[.A2604]*10+1" office:value-type="float" office:value="-6.14654105183444">
            <text:p>-6.15</text:p>
          </table:table-cell>
          <table:table-cell table:formula="of:=MEDIAN([.B2604:.B5919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0.37357468866144">
            <text:p>0.37</text:p>
          </table:table-cell>
          <table:table-cell table:formula="of:=[.A2605]*10+1" office:value-type="float" office:value="4.73574688661441">
            <text:p>4.74</text:p>
          </table:table-cell>
          <table:table-cell table:formula="of:=MEDIAN([.B2605:.B5920])" office:value-type="float" office:value="0.58671121488197">
            <text:p>0.59</text:p>
          </table:table-cell>
          <table:table-cell table:number-columns-repeated="4"/>
        </table:table-row>
        <table:table-row table:style-name="ro1">
          <table:table-cell office:value-type="float" office:value="-0.756669354554859">
            <text:p>-0.76</text:p>
          </table:table-cell>
          <table:table-cell table:formula="of:=[.A2606]*10+1" office:value-type="float" office:value="-6.56669354554859">
            <text:p>-6.57</text:p>
          </table:table-cell>
          <table:table-cell table:formula="of:=MEDIAN([.B2606:.B5921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-0.487095685677643">
            <text:p>-0.49</text:p>
          </table:table-cell>
          <table:table-cell table:formula="of:=[.A2607]*10+1" office:value-type="float" office:value="-3.87095685677643">
            <text:p>-3.87</text:p>
          </table:table-cell>
          <table:table-cell table:formula="of:=MEDIAN([.B2607:.B5922])" office:value-type="float" office:value="0.58671121488197">
            <text:p>0.59</text:p>
          </table:table-cell>
          <table:table-cell table:number-columns-repeated="4"/>
        </table:table-row>
        <table:table-row table:style-name="ro1">
          <table:table-cell office:value-type="float" office:value="0.0882777957924437">
            <text:p>0.09</text:p>
          </table:table-cell>
          <table:table-cell table:formula="of:=[.A2608]*10+1" office:value-type="float" office:value="1.88277795792444">
            <text:p>1.88</text:p>
          </table:table-cell>
          <table:table-cell table:formula="of:=MEDIAN([.B2608:.B5923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-0.255158167953626">
            <text:p>-0.26</text:p>
          </table:table-cell>
          <table:table-cell table:formula="of:=[.A2609]*10+1" office:value-type="float" office:value="-1.55158167953626">
            <text:p>-1.55</text:p>
          </table:table-cell>
          <table:table-cell table:formula="of:=MEDIAN([.B2609:.B5924])" office:value-type="float" office:value="0.58671121488197">
            <text:p>0.59</text:p>
          </table:table-cell>
          <table:table-cell table:number-columns-repeated="4"/>
        </table:table-row>
        <table:table-row table:style-name="ro1">
          <table:table-cell office:value-type="float" office:value="0.653360853568358">
            <text:p>0.65</text:p>
          </table:table-cell>
          <table:table-cell table:formula="of:=[.A2610]*10+1" office:value-type="float" office:value="7.53360853568358">
            <text:p>7.53</text:p>
          </table:table-cell>
          <table:table-cell table:formula="of:=MEDIAN([.B2610:.B5925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-0.0562018886505498">
            <text:p>-0.06</text:p>
          </table:table-cell>
          <table:table-cell table:formula="of:=[.A2611]*10+1" office:value-type="float" office:value="0.437981113494502">
            <text:p>0.44</text:p>
          </table:table-cell>
          <table:table-cell table:formula="of:=MEDIAN([.B2611:.B5926])" office:value-type="float" office:value="0.58671121488197">
            <text:p>0.59</text:p>
          </table:table-cell>
          <table:table-cell table:number-columns-repeated="4"/>
        </table:table-row>
        <table:table-row table:style-name="ro1">
          <table:table-cell office:value-type="float" office:value="-0.164810567836097">
            <text:p>-0.16</text:p>
          </table:table-cell>
          <table:table-cell table:formula="of:=[.A2612]*10+1" office:value-type="float" office:value="-0.648105678360975">
            <text:p>-0.65</text:p>
          </table:table-cell>
          <table:table-cell table:formula="of:=MEDIAN([.B2612:.B5927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0.73200461135602">
            <text:p>0.73</text:p>
          </table:table-cell>
          <table:table-cell table:formula="of:=[.A2613]*10+1" office:value-type="float" office:value="8.3200461135602">
            <text:p>8.32</text:p>
          </table:table-cell>
          <table:table-cell table:formula="of:=MEDIAN([.B2613:.B5928])" office:value-type="float" office:value="0.602314346871166">
            <text:p>0.6</text:p>
          </table:table-cell>
          <table:table-cell table:number-columns-repeated="4"/>
        </table:table-row>
        <table:table-row table:style-name="ro1">
          <table:table-cell office:value-type="float" office:value="-0.513687613107486">
            <text:p>-0.51</text:p>
          </table:table-cell>
          <table:table-cell table:formula="of:=[.A2614]*10+1" office:value-type="float" office:value="-4.13687613107486">
            <text:p>-4.14</text:p>
          </table:table-cell>
          <table:table-cell table:formula="of:=MEDIAN([.B2614:.B5929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0.94323060188946">
            <text:p>0.94</text:p>
          </table:table-cell>
          <table:table-cell table:formula="of:=[.A2615]*10+1" office:value-type="float" office:value="10.4323060188946">
            <text:p>10.43</text:p>
          </table:table-cell>
          <table:table-cell table:formula="of:=MEDIAN([.B2615:.B5930])" office:value-type="float" office:value="0.602314346871166">
            <text:p>0.6</text:p>
          </table:table-cell>
          <table:table-cell table:number-columns-repeated="4"/>
        </table:table-row>
        <table:table-row table:style-name="ro1">
          <table:table-cell office:value-type="float" office:value="0.308503210753224">
            <text:p>0.31</text:p>
          </table:table-cell>
          <table:table-cell table:formula="of:=[.A2616]*10+1" office:value-type="float" office:value="4.08503210753224">
            <text:p>4.09</text:p>
          </table:table-cell>
          <table:table-cell table:formula="of:=MEDIAN([.B2616:.B5931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0.105008713656331">
            <text:p>0.11</text:p>
          </table:table-cell>
          <table:table-cell table:formula="of:=[.A2617]*10+1" office:value-type="float" office:value="2.05008713656331">
            <text:p>2.05</text:p>
          </table:table-cell>
          <table:table-cell table:formula="of:=MEDIAN([.B2617:.B5932])" office:value-type="float" office:value="0.58671121488197">
            <text:p>0.59</text:p>
          </table:table-cell>
          <table:table-cell table:number-columns-repeated="4"/>
        </table:table-row>
        <table:table-row table:style-name="ro1">
          <table:table-cell office:value-type="float" office:value="0.342141126280502">
            <text:p>0.34</text:p>
          </table:table-cell>
          <table:table-cell table:formula="of:=[.A2618]*10+1" office:value-type="float" office:value="4.42141126280502">
            <text:p>4.42</text:p>
          </table:table-cell>
          <table:table-cell table:formula="of:=MEDIAN([.B2618:.B5933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-0.0462470610320932">
            <text:p>-0.05</text:p>
          </table:table-cell>
          <table:table-cell table:formula="of:=[.A2619]*10+1" office:value-type="float" office:value="0.537529389679068">
            <text:p>0.54</text:p>
          </table:table-cell>
          <table:table-cell table:formula="of:=MEDIAN([.B2619:.B5934])" office:value-type="float" office:value="0.554445452692616">
            <text:p>0.55</text:p>
          </table:table-cell>
          <table:table-cell table:number-columns-repeated="4"/>
        </table:table-row>
        <table:table-row table:style-name="ro1">
          <table:table-cell office:value-type="float" office:value="-0.390380728577884">
            <text:p>-0.39</text:p>
          </table:table-cell>
          <table:table-cell table:formula="of:=[.A2620]*10+1" office:value-type="float" office:value="-2.90380728577884">
            <text:p>-2.9</text:p>
          </table:table-cell>
          <table:table-cell table:formula="of:=MEDIAN([.B2620:.B5935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-0.595962213503747">
            <text:p>-0.6</text:p>
          </table:table-cell>
          <table:table-cell table:formula="of:=[.A2621]*10+1" office:value-type="float" office:value="-4.95962213503747">
            <text:p>-4.96</text:p>
          </table:table-cell>
          <table:table-cell table:formula="of:=MEDIAN([.B2621:.B5936])" office:value-type="float" office:value="0.58671121488197">
            <text:p>0.59</text:p>
          </table:table-cell>
          <table:table-cell table:number-columns-repeated="4"/>
        </table:table-row>
        <table:table-row table:style-name="ro1">
          <table:table-cell office:value-type="float" office:value="0.50867773788743">
            <text:p>0.51</text:p>
          </table:table-cell>
          <table:table-cell table:formula="of:=[.A2622]*10+1" office:value-type="float" office:value="6.0867773788743">
            <text:p>6.09</text:p>
          </table:table-cell>
          <table:table-cell table:formula="of:=MEDIAN([.B2622:.B5937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0.0157205824658354">
            <text:p>0.02</text:p>
          </table:table-cell>
          <table:table-cell table:formula="of:=[.A2623]*10+1" office:value-type="float" office:value="1.15720582465835">
            <text:p>1.16</text:p>
          </table:table-cell>
          <table:table-cell table:formula="of:=MEDIAN([.B2623:.B5938])" office:value-type="float" office:value="0.58671121488197">
            <text:p>0.59</text:p>
          </table:table-cell>
          <table:table-cell table:number-columns-repeated="4"/>
        </table:table-row>
        <table:table-row table:style-name="ro1">
          <table:table-cell office:value-type="float" office:value="0.912804447761095">
            <text:p>0.91</text:p>
          </table:table-cell>
          <table:table-cell table:formula="of:=[.A2624]*10+1" office:value-type="float" office:value="10.128044477611">
            <text:p>10.13</text:p>
          </table:table-cell>
          <table:table-cell table:formula="of:=MEDIAN([.B2624:.B5939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-0.569360283920521">
            <text:p>-0.57</text:p>
          </table:table-cell>
          <table:table-cell table:formula="of:=[.A2625]*10+1" office:value-type="float" office:value="-4.69360283920521">
            <text:p>-4.69</text:p>
          </table:table-cell>
          <table:table-cell table:formula="of:=MEDIAN([.B2625:.B5940])" office:value-type="float" office:value="0.547753818384742">
            <text:p>0.55</text:p>
          </table:table-cell>
          <table:table-cell table:number-columns-repeated="4"/>
        </table:table-row>
        <table:table-row table:style-name="ro1">
          <table:table-cell office:value-type="float" office:value="-0.604146409924671">
            <text:p>-0.6</text:p>
          </table:table-cell>
          <table:table-cell table:formula="of:=[.A2626]*10+1" office:value-type="float" office:value="-5.04146409924671">
            <text:p>-5.04</text:p>
          </table:table-cell>
          <table:table-cell table:formula="of:=MEDIAN([.B2626:.B5941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-0.549481872960749">
            <text:p>-0.55</text:p>
          </table:table-cell>
          <table:table-cell table:formula="of:=[.A2627]*10+1" office:value-type="float" office:value="-4.49481872960749">
            <text:p>-4.49</text:p>
          </table:table-cell>
          <table:table-cell table:formula="of:=MEDIAN([.B2627:.B5942])" office:value-type="float" office:value="0.58671121488197">
            <text:p>0.59</text:p>
          </table:table-cell>
          <table:table-cell table:number-columns-repeated="4"/>
        </table:table-row>
        <table:table-row table:style-name="ro1">
          <table:table-cell office:value-type="float" office:value="-0.131898192336932">
            <text:p>-0.13</text:p>
          </table:table-cell>
          <table:table-cell table:formula="of:=[.A2628]*10+1" office:value-type="float" office:value="-0.318981923369325">
            <text:p>-0.32</text:p>
          </table:table-cell>
          <table:table-cell table:formula="of:=MEDIAN([.B2628:.B5943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0.764767181716975">
            <text:p>0.76</text:p>
          </table:table-cell>
          <table:table-cell table:formula="of:=[.A2629]*10+1" office:value-type="float" office:value="8.64767181716975">
            <text:p>8.65</text:p>
          </table:table-cell>
          <table:table-cell table:formula="of:=MEDIAN([.B2629:.B5944])" office:value-type="float" office:value="0.602314346871166">
            <text:p>0.6</text:p>
          </table:table-cell>
          <table:table-cell table:number-columns-repeated="4"/>
        </table:table-row>
        <table:table-row table:style-name="ro1">
          <table:table-cell office:value-type="float" office:value="-0.272095861416445">
            <text:p>-0.27</text:p>
          </table:table-cell>
          <table:table-cell table:formula="of:=[.A2630]*10+1" office:value-type="float" office:value="-1.72095861416445">
            <text:p>-1.72</text:p>
          </table:table-cell>
          <table:table-cell table:formula="of:=MEDIAN([.B2630:.B5945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-0.833004816247127">
            <text:p>-0.83</text:p>
          </table:table-cell>
          <table:table-cell table:formula="of:=[.A2631]*10+1" office:value-type="float" office:value="-7.33004816247127">
            <text:p>-7.33</text:p>
          </table:table-cell>
          <table:table-cell table:formula="of:=MEDIAN([.B2631:.B5946])" office:value-type="float" office:value="0.602314346871166">
            <text:p>0.6</text:p>
          </table:table-cell>
          <table:table-cell table:number-columns-repeated="4"/>
        </table:table-row>
        <table:table-row table:style-name="ro1">
          <table:table-cell office:value-type="float" office:value="0.947369238186763">
            <text:p>0.95</text:p>
          </table:table-cell>
          <table:table-cell table:formula="of:=[.A2632]*10+1" office:value-type="float" office:value="10.4736923818676">
            <text:p>10.47</text:p>
          </table:table-cell>
          <table:table-cell table:formula="of:=MEDIAN([.B2632:.B5947])" office:value-type="float" office:value="0.602567779684558">
            <text:p>0.6</text:p>
          </table:table-cell>
          <table:table-cell table:number-columns-repeated="4"/>
        </table:table-row>
        <table:table-row table:style-name="ro1">
          <table:table-cell office:value-type="float" office:value="-0.621772255925189">
            <text:p>-0.62</text:p>
          </table:table-cell>
          <table:table-cell table:formula="of:=[.A2633]*10+1" office:value-type="float" office:value="-5.21772255925189">
            <text:p>-5.22</text:p>
          </table:table-cell>
          <table:table-cell table:formula="of:=MEDIAN([.B2633:.B5948])" office:value-type="float" office:value="0.602314346871166">
            <text:p>0.6</text:p>
          </table:table-cell>
          <table:table-cell table:number-columns-repeated="4"/>
        </table:table-row>
        <table:table-row table:style-name="ro1">
          <table:table-cell office:value-type="float" office:value="0.41149237733475">
            <text:p>0.41</text:p>
          </table:table-cell>
          <table:table-cell table:formula="of:=[.A2634]*10+1" office:value-type="float" office:value="5.1149237733475">
            <text:p>5.11</text:p>
          </table:table-cell>
          <table:table-cell table:formula="of:=MEDIAN([.B2634:.B5949])" office:value-type="float" office:value="0.602567779684558">
            <text:p>0.6</text:p>
          </table:table-cell>
          <table:table-cell table:number-columns-repeated="4"/>
        </table:table-row>
        <table:table-row table:style-name="ro1">
          <table:table-cell office:value-type="float" office:value="0.832044270649197">
            <text:p>0.83</text:p>
          </table:table-cell>
          <table:table-cell table:formula="of:=[.A2635]*10+1" office:value-type="float" office:value="9.32044270649197">
            <text:p>9.32</text:p>
          </table:table-cell>
          <table:table-cell table:formula="of:=MEDIAN([.B2635:.B5950])" office:value-type="float" office:value="0.602314346871166">
            <text:p>0.6</text:p>
          </table:table-cell>
          <table:table-cell table:number-columns-repeated="4"/>
        </table:table-row>
        <table:table-row table:style-name="ro1">
          <table:table-cell office:value-type="float" office:value="0.579255715554995">
            <text:p>0.58</text:p>
          </table:table-cell>
          <table:table-cell table:formula="of:=[.A2636]*10+1" office:value-type="float" office:value="6.79255715554995">
            <text:p>6.79</text:p>
          </table:table-cell>
          <table:table-cell table:formula="of:=MEDIAN([.B2636:.B5951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-0.0295673892896095">
            <text:p>-0.03</text:p>
          </table:table-cell>
          <table:table-cell table:formula="of:=[.A2637]*10+1" office:value-type="float" office:value="0.704326107103906">
            <text:p>0.7</text:p>
          </table:table-cell>
          <table:table-cell table:formula="of:=MEDIAN([.B2637:.B5952])" office:value-type="float" office:value="0.58671121488197">
            <text:p>0.59</text:p>
          </table:table-cell>
          <table:table-cell table:number-columns-repeated="4"/>
        </table:table-row>
        <table:table-row table:style-name="ro1">
          <table:table-cell office:value-type="float" office:value="0.394879421182038">
            <text:p>0.39</text:p>
          </table:table-cell>
          <table:table-cell table:formula="of:=[.A2638]*10+1" office:value-type="float" office:value="4.94879421182038">
            <text:p>4.95</text:p>
          </table:table-cell>
          <table:table-cell table:formula="of:=MEDIAN([.B2638:.B5953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-0.394661236797918">
            <text:p>-0.39</text:p>
          </table:table-cell>
          <table:table-cell table:formula="of:=[.A2639]*10+1" office:value-type="float" office:value="-2.94661236797918">
            <text:p>-2.95</text:p>
          </table:table-cell>
          <table:table-cell table:formula="of:=MEDIAN([.B2639:.B5954])" office:value-type="float" office:value="0.547753818384742">
            <text:p>0.55</text:p>
          </table:table-cell>
          <table:table-cell table:number-columns-repeated="4"/>
        </table:table-row>
        <table:table-row table:style-name="ro1">
          <table:table-cell office:value-type="float" office:value="0.301131402538077">
            <text:p>0.3</text:p>
          </table:table-cell>
          <table:table-cell table:formula="of:=[.A2640]*10+1" office:value-type="float" office:value="4.01131402538077">
            <text:p>4.01</text:p>
          </table:table-cell>
          <table:table-cell table:formula="of:=MEDIAN([.B2640:.B5955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0.0831773380083227">
            <text:p>0.08</text:p>
          </table:table-cell>
          <table:table-cell table:formula="of:=[.A2641]*10+1" office:value-type="float" office:value="1.83177338008323">
            <text:p>1.83</text:p>
          </table:table-cell>
          <table:table-cell table:formula="of:=MEDIAN([.B2641:.B5956])" office:value-type="float" office:value="0.547753818384742">
            <text:p>0.55</text:p>
          </table:table-cell>
          <table:table-cell table:number-columns-repeated="4"/>
        </table:table-row>
        <table:table-row table:style-name="ro1">
          <table:table-cell office:value-type="float" office:value="0.196510532262832">
            <text:p>0.2</text:p>
          </table:table-cell>
          <table:table-cell table:formula="of:=[.A2642]*10+1" office:value-type="float" office:value="2.96510532262832">
            <text:p>2.97</text:p>
          </table:table-cell>
          <table:table-cell table:formula="of:=MEDIAN([.B2642:.B5957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0.369666191926979">
            <text:p>0.37</text:p>
          </table:table-cell>
          <table:table-cell table:formula="of:=[.A2643]*10+1" office:value-type="float" office:value="4.69666191926979">
            <text:p>4.7</text:p>
          </table:table-cell>
          <table:table-cell table:formula="of:=MEDIAN([.B2643:.B5958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0.749299288127504">
            <text:p>0.75</text:p>
          </table:table-cell>
          <table:table-cell table:formula="of:=[.A2644]*10+1" office:value-type="float" office:value="8.49299288127504">
            <text:p>8.49</text:p>
          </table:table-cell>
          <table:table-cell table:formula="of:=MEDIAN([.B2644:.B5959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-0.678374274731203">
            <text:p>-0.68</text:p>
          </table:table-cell>
          <table:table-cell table:formula="of:=[.A2645]*10+1" office:value-type="float" office:value="-5.78374274731203">
            <text:p>-5.78</text:p>
          </table:table-cell>
          <table:table-cell table:formula="of:=MEDIAN([.B2645:.B5960])" office:value-type="float" office:value="0.510712514700686">
            <text:p>0.51</text:p>
          </table:table-cell>
          <table:table-cell table:number-columns-repeated="4"/>
        </table:table-row>
        <table:table-row table:style-name="ro1">
          <table:table-cell office:value-type="float" office:value="-0.574986485756284">
            <text:p>-0.57</text:p>
          </table:table-cell>
          <table:table-cell table:formula="of:=[.A2646]*10+1" office:value-type="float" office:value="-4.74986485756284">
            <text:p>-4.75</text:p>
          </table:table-cell>
          <table:table-cell table:formula="of:=MEDIAN([.B2646:.B5961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0.198512389359221">
            <text:p>0.2</text:p>
          </table:table-cell>
          <table:table-cell table:formula="of:=[.A2647]*10+1" office:value-type="float" office:value="2.98512389359221">
            <text:p>2.99</text:p>
          </table:table-cell>
          <table:table-cell table:formula="of:=MEDIAN([.B2647:.B5962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0.577505346717454">
            <text:p>0.58</text:p>
          </table:table-cell>
          <table:table-cell table:formula="of:=[.A2648]*10+1" office:value-type="float" office:value="6.77505346717454">
            <text:p>6.78</text:p>
          </table:table-cell>
          <table:table-cell table:formula="of:=MEDIAN([.B2648:.B5963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-0.027307441215137">
            <text:p>-0.03</text:p>
          </table:table-cell>
          <table:table-cell table:formula="of:=[.A2649]*10+1" office:value-type="float" office:value="0.72692558784863">
            <text:p>0.73</text:p>
          </table:table-cell>
          <table:table-cell table:formula="of:=MEDIAN([.B2649:.B5964])" office:value-type="float" office:value="0.510712514700686">
            <text:p>0.51</text:p>
          </table:table-cell>
          <table:table-cell table:number-columns-repeated="4"/>
        </table:table-row>
        <table:table-row table:style-name="ro1">
          <table:table-cell office:value-type="float" office:value="0.704928159362983">
            <text:p>0.7</text:p>
          </table:table-cell>
          <table:table-cell table:formula="of:=[.A2650]*10+1" office:value-type="float" office:value="8.04928159362983">
            <text:p>8.05</text:p>
          </table:table-cell>
          <table:table-cell table:formula="of:=MEDIAN([.B2650:.B5965])" office:value-type="float" office:value="0.504008692441595">
            <text:p>0.5</text:p>
          </table:table-cell>
          <table:table-cell table:number-columns-repeated="4"/>
        </table:table-row>
        <table:table-row table:style-name="ro1">
          <table:table-cell office:value-type="float" office:value="0.687669927138152">
            <text:p>0.69</text:p>
          </table:table-cell>
          <table:table-cell table:formula="of:=[.A2651]*10+1" office:value-type="float" office:value="7.87669927138152">
            <text:p>7.88</text:p>
          </table:table-cell>
          <table:table-cell table:formula="of:=MEDIAN([.B2651:.B5966])" office:value-type="float" office:value="0.487325495205158">
            <text:p>0.49</text:p>
          </table:table-cell>
          <table:table-cell table:number-columns-repeated="4"/>
        </table:table-row>
        <table:table-row table:style-name="ro1">
          <table:table-cell office:value-type="float" office:value="0.476703269358444">
            <text:p>0.48</text:p>
          </table:table-cell>
          <table:table-cell table:formula="of:=[.A2652]*10+1" office:value-type="float" office:value="5.76703269358444">
            <text:p>5.77</text:p>
          </table:table-cell>
          <table:table-cell table:formula="of:=MEDIAN([.B2652:.B5967])" office:value-type="float" office:value="0.470642297968722">
            <text:p>0.47</text:p>
          </table:table-cell>
          <table:table-cell table:number-columns-repeated="4"/>
        </table:table-row>
        <table:table-row table:style-name="ro1">
          <table:table-cell office:value-type="float" office:value="0.426879580720998">
            <text:p>0.43</text:p>
          </table:table-cell>
          <table:table-cell table:formula="of:=[.A2653]*10+1" office:value-type="float" office:value="5.26879580720998">
            <text:p>5.27</text:p>
          </table:table-cell>
          <table:table-cell table:formula="of:=MEDIAN([.B2653:.B5968])" office:value-type="float" office:value="0.468358362970353">
            <text:p>0.47</text:p>
          </table:table-cell>
          <table:table-cell table:number-columns-repeated="4"/>
        </table:table-row>
        <table:table-row table:style-name="ro1">
          <table:table-cell office:value-type="float" office:value="-0.902216270902549">
            <text:p>-0.9</text:p>
          </table:table-cell>
          <table:table-cell table:formula="of:=[.A2654]*10+1" office:value-type="float" office:value="-8.02216270902549">
            <text:p>-8.02</text:p>
          </table:table-cell>
          <table:table-cell table:formula="of:=MEDIAN([.B2654:.B5969])" office:value-type="float" office:value="0.466074427971984">
            <text:p>0.47</text:p>
          </table:table-cell>
          <table:table-cell table:number-columns-repeated="4"/>
        </table:table-row>
        <table:table-row table:style-name="ro1">
          <table:table-cell office:value-type="float" office:value="0.918512227949589">
            <text:p>0.92</text:p>
          </table:table-cell>
          <table:table-cell table:formula="of:=[.A2655]*10+1" office:value-type="float" office:value="10.1851222794959">
            <text:p>10.19</text:p>
          </table:table-cell>
          <table:table-cell table:formula="of:=MEDIAN([.B2655:.B5970])" office:value-type="float" office:value="0.468358362970353">
            <text:p>0.47</text:p>
          </table:table-cell>
          <table:table-cell table:number-columns-repeated="4"/>
        </table:table-row>
        <table:table-row table:style-name="ro1">
          <table:table-cell office:value-type="float" office:value="-0.829401988548443">
            <text:p>-0.83</text:p>
          </table:table-cell>
          <table:table-cell table:formula="of:=[.A2656]*10+1" office:value-type="float" office:value="-7.29401988548443">
            <text:p>-7.29</text:p>
          </table:table-cell>
          <table:table-cell table:formula="of:=MEDIAN([.B2656:.B5971])" office:value-type="float" office:value="0.466074427971984">
            <text:p>0.47</text:p>
          </table:table-cell>
          <table:table-cell table:number-columns-repeated="4"/>
        </table:table-row>
        <table:table-row table:style-name="ro1">
          <table:table-cell office:value-type="float" office:value="0.86190106400314">
            <text:p>0.86</text:p>
          </table:table-cell>
          <table:table-cell table:formula="of:=[.A2657]*10+1" office:value-type="float" office:value="9.6190106400314">
            <text:p>9.62</text:p>
          </table:table-cell>
          <table:table-cell table:formula="of:=MEDIAN([.B2657:.B5972])" office:value-type="float" office:value="0.468358362970353">
            <text:p>0.47</text:p>
          </table:table-cell>
          <table:table-cell table:number-columns-repeated="4"/>
        </table:table-row>
        <table:table-row table:style-name="ro1">
          <table:table-cell office:value-type="float" office:value="-0.337329378481237">
            <text:p>-0.34</text:p>
          </table:table-cell>
          <table:table-cell table:formula="of:=[.A2658]*10+1" office:value-type="float" office:value="-2.37329378481237">
            <text:p>-2.37</text:p>
          </table:table-cell>
          <table:table-cell table:formula="of:=MEDIAN([.B2658:.B5973])" office:value-type="float" office:value="0.466074427971984">
            <text:p>0.47</text:p>
          </table:table-cell>
          <table:table-cell table:number-columns-repeated="4"/>
        </table:table-row>
        <table:table-row table:style-name="ro1">
          <table:table-cell office:value-type="float" office:value="-0.501745726837527">
            <text:p>-0.5</text:p>
          </table:table-cell>
          <table:table-cell table:formula="of:=[.A2659]*10+1" office:value-type="float" office:value="-4.01745726837527">
            <text:p>-4.02</text:p>
          </table:table-cell>
          <table:table-cell table:formula="of:=MEDIAN([.B2659:.B5974])" office:value-type="float" office:value="0.468358362970353">
            <text:p>0.47</text:p>
          </table:table-cell>
          <table:table-cell table:number-columns-repeated="4"/>
        </table:table-row>
        <table:table-row table:style-name="ro1">
          <table:table-cell office:value-type="float" office:value="-0.518126898304983">
            <text:p>-0.52</text:p>
          </table:table-cell>
          <table:table-cell table:formula="of:=[.A2660]*10+1" office:value-type="float" office:value="-4.18126898304983">
            <text:p>-4.18</text:p>
          </table:table-cell>
          <table:table-cell table:formula="of:=MEDIAN([.B2660:.B5975])" office:value-type="float" office:value="0.470642297968722">
            <text:p>0.47</text:p>
          </table:table-cell>
          <table:table-cell table:number-columns-repeated="4"/>
        </table:table-row>
        <table:table-row table:style-name="ro1">
          <table:table-cell office:value-type="float" office:value="0.27505317781041">
            <text:p>0.28</text:p>
          </table:table-cell>
          <table:table-cell table:formula="of:=[.A2661]*10+1" office:value-type="float" office:value="3.7505317781041">
            <text:p>3.75</text:p>
          </table:table-cell>
          <table:table-cell table:formula="of:=MEDIAN([.B2661:.B5976])" office:value-type="float" office:value="0.487325495205158">
            <text:p>0.49</text:p>
          </table:table-cell>
          <table:table-cell table:number-columns-repeated="4"/>
        </table:table-row>
        <table:table-row table:style-name="ro1">
          <table:table-cell office:value-type="float" office:value="0.881311017033463">
            <text:p>0.88</text:p>
          </table:table-cell>
          <table:table-cell table:formula="of:=[.A2662]*10+1" office:value-type="float" office:value="9.81311017033463">
            <text:p>9.81</text:p>
          </table:table-cell>
          <table:table-cell table:formula="of:=MEDIAN([.B2662:.B5977])" office:value-type="float" office:value="0.470642297968722">
            <text:p>0.47</text:p>
          </table:table-cell>
          <table:table-cell table:number-columns-repeated="4"/>
        </table:table-row>
        <table:table-row table:style-name="ro1">
          <table:table-cell office:value-type="float" office:value="-0.633414475914478">
            <text:p>-0.63</text:p>
          </table:table-cell>
          <table:table-cell table:formula="of:=[.A2663]*10+1" office:value-type="float" office:value="-5.33414475914478">
            <text:p>-5.33</text:p>
          </table:table-cell>
          <table:table-cell table:formula="of:=MEDIAN([.B2663:.B5978])" office:value-type="float" office:value="0.468358362970353">
            <text:p>0.47</text:p>
          </table:table-cell>
          <table:table-cell table:number-columns-repeated="4"/>
        </table:table-row>
        <table:table-row table:style-name="ro1">
          <table:table-cell office:value-type="float" office:value="-0.657525913405729">
            <text:p>-0.66</text:p>
          </table:table-cell>
          <table:table-cell table:formula="of:=[.A2664]*10+1" office:value-type="float" office:value="-5.57525913405729">
            <text:p>-5.58</text:p>
          </table:table-cell>
          <table:table-cell table:formula="of:=MEDIAN([.B2664:.B5979])" office:value-type="float" office:value="0.470642297968722">
            <text:p>0.47</text:p>
          </table:table-cell>
          <table:table-cell table:number-columns-repeated="4"/>
        </table:table-row>
        <table:table-row table:style-name="ro1">
          <table:table-cell office:value-type="float" office:value="-0.585691750519779">
            <text:p>-0.59</text:p>
          </table:table-cell>
          <table:table-cell table:formula="of:=[.A2665]*10+1" office:value-type="float" office:value="-4.85691750519779">
            <text:p>-4.86</text:p>
          </table:table-cell>
          <table:table-cell table:formula="of:=MEDIAN([.B2665:.B5980])" office:value-type="float" office:value="0.487325495205158">
            <text:p>0.49</text:p>
          </table:table-cell>
          <table:table-cell table:number-columns-repeated="4"/>
        </table:table-row>
        <table:table-row table:style-name="ro1">
          <table:table-cell office:value-type="float" office:value="0.478897757737231">
            <text:p>0.48</text:p>
          </table:table-cell>
          <table:table-cell table:formula="of:=[.A2666]*10+1" office:value-type="float" office:value="5.78897757737231">
            <text:p>5.79</text:p>
          </table:table-cell>
          <table:table-cell table:formula="of:=MEDIAN([.B2666:.B5981])" office:value-type="float" office:value="0.504008692441595">
            <text:p>0.5</text:p>
          </table:table-cell>
          <table:table-cell table:number-columns-repeated="4"/>
        </table:table-row>
        <table:table-row table:style-name="ro1">
          <table:table-cell office:value-type="float" office:value="0.65951058923026">
            <text:p>0.66</text:p>
          </table:table-cell>
          <table:table-cell table:formula="of:=[.A2667]*10+1" office:value-type="float" office:value="7.5951058923026">
            <text:p>7.6</text:p>
          </table:table-cell>
          <table:table-cell table:formula="of:=MEDIAN([.B2667:.B5982])" office:value-type="float" office:value="0.487325495205158">
            <text:p>0.49</text:p>
          </table:table-cell>
          <table:table-cell table:number-columns-repeated="4"/>
        </table:table-row>
        <table:table-row table:style-name="ro1">
          <table:table-cell office:value-type="float" office:value="0.269652141258982">
            <text:p>0.27</text:p>
          </table:table-cell>
          <table:table-cell table:formula="of:=[.A2668]*10+1" office:value-type="float" office:value="3.69652141258982">
            <text:p>3.7</text:p>
          </table:table-cell>
          <table:table-cell table:formula="of:=MEDIAN([.B2668:.B5983])" office:value-type="float" office:value="0.470642297968722">
            <text:p>0.47</text:p>
          </table:table-cell>
          <table:table-cell table:number-columns-repeated="4"/>
        </table:table-row>
        <table:table-row table:style-name="ro1">
          <table:table-cell office:value-type="float" office:value="-0.78952227834777">
            <text:p>-0.79</text:p>
          </table:table-cell>
          <table:table-cell table:formula="of:=[.A2669]*10+1" office:value-type="float" office:value="-6.8952227834777">
            <text:p>-6.9</text:p>
          </table:table-cell>
          <table:table-cell table:formula="of:=MEDIAN([.B2669:.B5984])" office:value-type="float" office:value="0.468358362970353">
            <text:p>0.47</text:p>
          </table:table-cell>
          <table:table-cell table:number-columns-repeated="4"/>
        </table:table-row>
        <table:table-row table:style-name="ro1">
          <table:table-cell office:value-type="float" office:value="0.693338967249831">
            <text:p>0.69</text:p>
          </table:table-cell>
          <table:table-cell table:formula="of:=[.A2670]*10+1" office:value-type="float" office:value="7.93338967249831">
            <text:p>7.93</text:p>
          </table:table-cell>
          <table:table-cell table:formula="of:=MEDIAN([.B2670:.B5985])" office:value-type="float" office:value="0.470642297968722">
            <text:p>0.47</text:p>
          </table:table-cell>
          <table:table-cell table:number-columns-repeated="4"/>
        </table:table-row>
        <table:table-row table:style-name="ro1">
          <table:table-cell office:value-type="float" office:value="0.106221961327998">
            <text:p>0.11</text:p>
          </table:table-cell>
          <table:table-cell table:formula="of:=[.A2671]*10+1" office:value-type="float" office:value="2.06221961327998">
            <text:p>2.06</text:p>
          </table:table-cell>
          <table:table-cell table:formula="of:=MEDIAN([.B2671:.B5986])" office:value-type="float" office:value="0.468358362970353">
            <text:p>0.47</text:p>
          </table:table-cell>
          <table:table-cell table:number-columns-repeated="4"/>
        </table:table-row>
        <table:table-row table:style-name="ro1">
          <table:table-cell office:value-type="float" office:value="-0.171953691893366">
            <text:p>-0.17</text:p>
          </table:table-cell>
          <table:table-cell table:formula="of:=[.A2672]*10+1" office:value-type="float" office:value="-0.719536918933665">
            <text:p>-0.72</text:p>
          </table:table-cell>
          <table:table-cell table:formula="of:=MEDIAN([.B2672:.B5987])" office:value-type="float" office:value="0.466074427971984">
            <text:p>0.47</text:p>
          </table:table-cell>
          <table:table-cell table:number-columns-repeated="4"/>
        </table:table-row>
        <table:table-row table:style-name="ro1">
          <table:table-cell office:value-type="float" office:value="0.721177942827634">
            <text:p>0.72</text:p>
          </table:table-cell>
          <table:table-cell table:formula="of:=[.A2673]*10+1" office:value-type="float" office:value="8.21177942827634">
            <text:p>8.21</text:p>
          </table:table-cell>
          <table:table-cell table:formula="of:=MEDIAN([.B2673:.B5988])" office:value-type="float" office:value="0.468358362970353">
            <text:p>0.47</text:p>
          </table:table-cell>
          <table:table-cell table:number-columns-repeated="4"/>
        </table:table-row>
        <table:table-row table:style-name="ro1">
          <table:table-cell office:value-type="float" office:value="-0.317439837196966">
            <text:p>-0.32</text:p>
          </table:table-cell>
          <table:table-cell table:formula="of:=[.A2674]*10+1" office:value-type="float" office:value="-2.17439837196966">
            <text:p>-2.17</text:p>
          </table:table-cell>
          <table:table-cell table:formula="of:=MEDIAN([.B2674:.B5989])" office:value-type="float" office:value="0.466074427971984">
            <text:p>0.47</text:p>
          </table:table-cell>
          <table:table-cell table:number-columns-repeated="4"/>
        </table:table-row>
        <table:table-row table:style-name="ro1">
          <table:table-cell office:value-type="float" office:value="0.382848383816985">
            <text:p>0.38</text:p>
          </table:table-cell>
          <table:table-cell table:formula="of:=[.A2675]*10+1" office:value-type="float" office:value="4.82848383816985">
            <text:p>4.83</text:p>
          </table:table-cell>
          <table:table-cell table:formula="of:=MEDIAN([.B2675:.B5990])" office:value-type="float" office:value="0.468358362970353">
            <text:p>0.47</text:p>
          </table:table-cell>
          <table:table-cell table:number-columns-repeated="4"/>
        </table:table-row>
        <table:table-row table:style-name="ro1">
          <table:table-cell office:value-type="float" office:value="-0.597502585792723">
            <text:p>-0.6</text:p>
          </table:table-cell>
          <table:table-cell table:formula="of:=[.A2676]*10+1" office:value-type="float" office:value="-4.97502585792723">
            <text:p>-4.98</text:p>
          </table:table-cell>
          <table:table-cell table:formula="of:=MEDIAN([.B2676:.B5991])" office:value-type="float" office:value="0.466074427971984">
            <text:p>0.47</text:p>
          </table:table-cell>
          <table:table-cell table:number-columns-repeated="4"/>
        </table:table-row>
        <table:table-row table:style-name="ro1">
          <table:table-cell office:value-type="float" office:value="0.311731750052678">
            <text:p>0.31</text:p>
          </table:table-cell>
          <table:table-cell table:formula="of:=[.A2677]*10+1" office:value-type="float" office:value="4.11731750052678">
            <text:p>4.12</text:p>
          </table:table-cell>
          <table:table-cell table:formula="of:=MEDIAN([.B2677:.B5992])" office:value-type="float" office:value="0.468358362970353">
            <text:p>0.47</text:p>
          </table:table-cell>
          <table:table-cell table:number-columns-repeated="4"/>
        </table:table-row>
        <table:table-row table:style-name="ro1">
          <table:table-cell office:value-type="float" office:value="0.195358706730799">
            <text:p>0.2</text:p>
          </table:table-cell>
          <table:table-cell table:formula="of:=[.A2678]*10+1" office:value-type="float" office:value="2.95358706730799">
            <text:p>2.95</text:p>
          </table:table-cell>
          <table:table-cell table:formula="of:=MEDIAN([.B2678:.B5993])" office:value-type="float" office:value="0.466074427971984">
            <text:p>0.47</text:p>
          </table:table-cell>
          <table:table-cell table:number-columns-repeated="4"/>
        </table:table-row>
        <table:table-row table:style-name="ro1">
          <table:table-cell office:value-type="float" office:value="0.614417426435948">
            <text:p>0.61</text:p>
          </table:table-cell>
          <table:table-cell table:formula="of:=[.A2679]*10+1" office:value-type="float" office:value="7.14417426435948">
            <text:p>7.14</text:p>
          </table:table-cell>
          <table:table-cell table:formula="of:=MEDIAN([.B2679:.B5994])" office:value-type="float" office:value="0.436407822518134">
            <text:p>0.44</text:p>
          </table:table-cell>
          <table:table-cell table:number-columns-repeated="4"/>
        </table:table-row>
        <table:table-row table:style-name="ro1">
          <table:table-cell office:value-type="float" office:value="-0.316993456428779">
            <text:p>-0.32</text:p>
          </table:table-cell>
          <table:table-cell table:formula="of:=[.A2680]*10+1" office:value-type="float" office:value="-2.16993456428779">
            <text:p>-2.17</text:p>
          </table:table-cell>
          <table:table-cell table:formula="of:=MEDIAN([.B2680:.B5995])" office:value-type="float" office:value="0.406741217064284">
            <text:p>0.41</text:p>
          </table:table-cell>
          <table:table-cell table:number-columns-repeated="4"/>
        </table:table-row>
        <table:table-row table:style-name="ro1">
          <table:table-cell office:value-type="float" office:value="-0.423173891801031">
            <text:p>-0.42</text:p>
          </table:table-cell>
          <table:table-cell table:formula="of:=[.A2681]*10+1" office:value-type="float" office:value="-3.23173891801031">
            <text:p>-3.23</text:p>
          </table:table-cell>
          <table:table-cell table:formula="of:=MEDIAN([.B2681:.B5996])" office:value-type="float" office:value="0.436407822518134">
            <text:p>0.44</text:p>
          </table:table-cell>
          <table:table-cell table:number-columns-repeated="4"/>
        </table:table-row>
        <table:table-row table:style-name="ro1">
          <table:table-cell office:value-type="float" office:value="-0.64969012193025">
            <text:p>-0.65</text:p>
          </table:table-cell>
          <table:table-cell table:formula="of:=[.A2682]*10+1" office:value-type="float" office:value="-5.4969012193025">
            <text:p>-5.5</text:p>
          </table:table-cell>
          <table:table-cell table:formula="of:=MEDIAN([.B2682:.B5997])" office:value-type="float" office:value="0.466074427971984">
            <text:p>0.47</text:p>
          </table:table-cell>
          <table:table-cell table:number-columns-repeated="4"/>
        </table:table-row>
        <table:table-row table:style-name="ro1">
          <table:table-cell office:value-type="float" office:value="-0.311031199485785">
            <text:p>-0.31</text:p>
          </table:table-cell>
          <table:table-cell table:formula="of:=[.A2683]*10+1" office:value-type="float" office:value="-2.11031199485785">
            <text:p>-2.11</text:p>
          </table:table-cell>
          <table:table-cell table:formula="of:=MEDIAN([.B2683:.B5998])" office:value-type="float" office:value="0.468358362970353">
            <text:p>0.47</text:p>
          </table:table-cell>
          <table:table-cell table:number-columns-repeated="4"/>
        </table:table-row>
        <table:table-row table:style-name="ro1">
          <table:table-cell office:value-type="float" office:value="-0.282043686842672">
            <text:p>-0.28</text:p>
          </table:table-cell>
          <table:table-cell table:formula="of:=[.A2684]*10+1" office:value-type="float" office:value="-1.82043686842672">
            <text:p>-1.82</text:p>
          </table:table-cell>
          <table:table-cell table:formula="of:=MEDIAN([.B2684:.B5999])" office:value-type="float" office:value="0.470642297968722">
            <text:p>0.47</text:p>
          </table:table-cell>
          <table:table-cell table:number-columns-repeated="4"/>
        </table:table-row>
        <table:table-row table:style-name="ro1">
          <table:table-cell office:value-type="float" office:value="0.591885834713771">
            <text:p>0.59</text:p>
          </table:table-cell>
          <table:table-cell table:formula="of:=[.A2685]*10+1" office:value-type="float" office:value="6.91885834713771">
            <text:p>6.92</text:p>
          </table:table-cell>
          <table:table-cell table:formula="of:=MEDIAN([.B2685:.B6000])" office:value-type="float" office:value="0.487325495205158">
            <text:p>0.49</text:p>
          </table:table-cell>
          <table:table-cell table:number-columns-repeated="4"/>
        </table:table-row>
        <table:table-row table:style-name="ro1">
          <table:table-cell office:value-type="float" office:value="-0.1583647368154">
            <text:p>-0.16</text:p>
          </table:table-cell>
          <table:table-cell table:formula="of:=[.A2686]*10+1" office:value-type="float" office:value="-0.583647368154">
            <text:p>-0.58</text:p>
          </table:table-cell>
          <table:table-cell table:formula="of:=MEDIAN([.B2686:.B6001])" office:value-type="float" office:value="0.470642297968722">
            <text:p>0.47</text:p>
          </table:table-cell>
          <table:table-cell table:number-columns-repeated="4"/>
        </table:table-row>
        <table:table-row table:style-name="ro1">
          <table:table-cell office:value-type="float" office:value="-0.830975431160534">
            <text:p>-0.83</text:p>
          </table:table-cell>
          <table:table-cell table:formula="of:=[.A2687]*10+1" office:value-type="float" office:value="-7.30975431160534">
            <text:p>-7.31</text:p>
          </table:table-cell>
          <table:table-cell table:formula="of:=MEDIAN([.B2687:.B6002])" office:value-type="float" office:value="0.487325495205158">
            <text:p>0.49</text:p>
          </table:table-cell>
          <table:table-cell table:number-columns-repeated="4"/>
        </table:table-row>
        <table:table-row table:style-name="ro1">
          <table:table-cell office:value-type="float" office:value="-0.0593258782935716">
            <text:p>-0.06</text:p>
          </table:table-cell>
          <table:table-cell table:formula="of:=[.A2688]*10+1" office:value-type="float" office:value="0.406741217064284">
            <text:p>0.41</text:p>
          </table:table-cell>
          <table:table-cell table:formula="of:=MEDIAN([.B2688:.B6003])" office:value-type="float" office:value="0.504008692441595">
            <text:p>0.5</text:p>
          </table:table-cell>
          <table:table-cell table:number-columns-repeated="4"/>
        </table:table-row>
        <table:table-row table:style-name="ro1">
          <table:table-cell office:value-type="float" office:value="-0.263142036475996">
            <text:p>-0.26</text:p>
          </table:table-cell>
          <table:table-cell table:formula="of:=[.A2689]*10+1" office:value-type="float" office:value="-1.63142036475996">
            <text:p>-1.63</text:p>
          </table:table-cell>
          <table:table-cell table:formula="of:=MEDIAN([.B2689:.B6004])" office:value-type="float" office:value="0.510712514700686">
            <text:p>0.51</text:p>
          </table:table-cell>
          <table:table-cell table:number-columns-repeated="4"/>
        </table:table-row>
        <table:table-row table:style-name="ro1">
          <table:table-cell office:value-type="float" office:value="0.17589732838597">
            <text:p>0.18</text:p>
          </table:table-cell>
          <table:table-cell table:formula="of:=[.A2690]*10+1" office:value-type="float" office:value="2.7589732838597">
            <text:p>2.76</text:p>
          </table:table-cell>
          <table:table-cell table:formula="of:=MEDIAN([.B2690:.B6005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0.844621894699266">
            <text:p>0.84</text:p>
          </table:table-cell>
          <table:table-cell table:formula="of:=[.A2691]*10+1" office:value-type="float" office:value="9.44621894699266">
            <text:p>9.45</text:p>
          </table:table-cell>
          <table:table-cell table:formula="of:=MEDIAN([.B2691:.B6006])" office:value-type="float" office:value="0.510712514700686">
            <text:p>0.51</text:p>
          </table:table-cell>
          <table:table-cell table:number-columns-repeated="4"/>
        </table:table-row>
        <table:table-row table:style-name="ro1">
          <table:table-cell office:value-type="float" office:value="0.575064327578367">
            <text:p>0.58</text:p>
          </table:table-cell>
          <table:table-cell table:formula="of:=[.A2692]*10+1" office:value-type="float" office:value="6.75064327578367">
            <text:p>6.75</text:p>
          </table:table-cell>
          <table:table-cell table:formula="of:=MEDIAN([.B2692:.B6007])" office:value-type="float" office:value="0.504008692441595">
            <text:p>0.5</text:p>
          </table:table-cell>
          <table:table-cell table:number-columns-repeated="4"/>
        </table:table-row>
        <table:table-row table:style-name="ro1">
          <table:table-cell office:value-type="float" office:value="0.348671026140755">
            <text:p>0.35</text:p>
          </table:table-cell>
          <table:table-cell table:formula="of:=[.A2693]*10+1" office:value-type="float" office:value="4.48671026140755">
            <text:p>4.49</text:p>
          </table:table-cell>
          <table:table-cell table:formula="of:=MEDIAN([.B2693:.B6008])" office:value-type="float" office:value="0.487325495205158">
            <text:p>0.49</text:p>
          </table:table-cell>
          <table:table-cell table:number-columns-repeated="4"/>
        </table:table-row>
        <table:table-row table:style-name="ro1">
          <table:table-cell office:value-type="float" office:value="0.243514261423752">
            <text:p>0.24</text:p>
          </table:table-cell>
          <table:table-cell table:formula="of:=[.A2694]*10+1" office:value-type="float" office:value="3.43514261423752">
            <text:p>3.44</text:p>
          </table:table-cell>
          <table:table-cell table:formula="of:=MEDIAN([.B2694:.B6009])" office:value-type="float" office:value="0.470642297968722">
            <text:p>0.47</text:p>
          </table:table-cell>
          <table:table-cell table:number-columns-repeated="4"/>
        </table:table-row>
        <table:table-row table:style-name="ro1">
          <table:table-cell office:value-type="float" office:value="0.256155596535916">
            <text:p>0.26</text:p>
          </table:table-cell>
          <table:table-cell table:formula="of:=[.A2695]*10+1" office:value-type="float" office:value="3.56155596535916">
            <text:p>3.56</text:p>
          </table:table-cell>
          <table:table-cell table:formula="of:=MEDIAN([.B2695:.B6010])" office:value-type="float" office:value="0.468358362970353">
            <text:p>0.47</text:p>
          </table:table-cell>
          <table:table-cell table:number-columns-repeated="4"/>
        </table:table-row>
        <table:table-row table:style-name="ro1">
          <table:table-cell office:value-type="float" office:value="-0.939426224776171">
            <text:p>-0.94</text:p>
          </table:table-cell>
          <table:table-cell table:formula="of:=[.A2696]*10+1" office:value-type="float" office:value="-8.39426224776171">
            <text:p>-8.39</text:p>
          </table:table-cell>
          <table:table-cell table:formula="of:=MEDIAN([.B2696:.B6011])" office:value-type="float" office:value="0.466074427971984">
            <text:p>0.47</text:p>
          </table:table-cell>
          <table:table-cell table:number-columns-repeated="4"/>
        </table:table-row>
        <table:table-row table:style-name="ro1">
          <table:table-cell office:value-type="float" office:value="0.189306486775129">
            <text:p>0.19</text:p>
          </table:table-cell>
          <table:table-cell table:formula="of:=[.A2697]*10+1" office:value-type="float" office:value="2.89306486775129">
            <text:p>2.89</text:p>
          </table:table-cell>
          <table:table-cell table:formula="of:=MEDIAN([.B2697:.B6012])" office:value-type="float" office:value="0.468358362970353">
            <text:p>0.47</text:p>
          </table:table-cell>
          <table:table-cell table:number-columns-repeated="4"/>
        </table:table-row>
        <table:table-row table:style-name="ro1">
          <table:table-cell office:value-type="float" office:value="-0.782691638216042">
            <text:p>-0.78</text:p>
          </table:table-cell>
          <table:table-cell table:formula="of:=[.A2698]*10+1" office:value-type="float" office:value="-6.82691638216042">
            <text:p>-6.83</text:p>
          </table:table-cell>
          <table:table-cell table:formula="of:=MEDIAN([.B2698:.B6013])" office:value-type="float" office:value="0.466074427971984">
            <text:p>0.47</text:p>
          </table:table-cell>
          <table:table-cell table:number-columns-repeated="4"/>
        </table:table-row>
        <table:table-row table:style-name="ro1">
          <table:table-cell office:value-type="float" office:value="-0.290157931733097">
            <text:p>-0.29</text:p>
          </table:table-cell>
          <table:table-cell table:formula="of:=[.A2699]*10+1" office:value-type="float" office:value="-1.90157931733097">
            <text:p>-1.9</text:p>
          </table:table-cell>
          <table:table-cell table:formula="of:=MEDIAN([.B2699:.B6014])" office:value-type="float" office:value="0.468358362970353">
            <text:p>0.47</text:p>
          </table:table-cell>
          <table:table-cell table:number-columns-repeated="4"/>
        </table:table-row>
        <table:table-row table:style-name="ro1">
          <table:table-cell office:value-type="float" office:value="-0.370339478989588">
            <text:p>-0.37</text:p>
          </table:table-cell>
          <table:table-cell table:formula="of:=[.A2700]*10+1" office:value-type="float" office:value="-2.70339478989588">
            <text:p>-2.7</text:p>
          </table:table-cell>
          <table:table-cell table:formula="of:=MEDIAN([.B2700:.B6015])" office:value-type="float" office:value="0.470642297968722">
            <text:p>0.47</text:p>
          </table:table-cell>
          <table:table-cell table:number-columns-repeated="4"/>
        </table:table-row>
        <table:table-row table:style-name="ro1">
          <table:table-cell office:value-type="float" office:value="0.254760248931713">
            <text:p>0.25</text:p>
          </table:table-cell>
          <table:table-cell table:formula="of:=[.A2701]*10+1" office:value-type="float" office:value="3.54760248931713">
            <text:p>3.55</text:p>
          </table:table-cell>
          <table:table-cell table:formula="of:=MEDIAN([.B2701:.B6016])" office:value-type="float" office:value="0.487325495205158">
            <text:p>0.49</text:p>
          </table:table-cell>
          <table:table-cell table:number-columns-repeated="4"/>
        </table:table-row>
        <table:table-row table:style-name="ro1">
          <table:table-cell office:value-type="float" office:value="-0.216635223070795">
            <text:p>-0.22</text:p>
          </table:table-cell>
          <table:table-cell table:formula="of:=[.A2702]*10+1" office:value-type="float" office:value="-1.16635223070795">
            <text:p>-1.17</text:p>
          </table:table-cell>
          <table:table-cell table:formula="of:=MEDIAN([.B2702:.B6017])" office:value-type="float" office:value="0.470642297968722">
            <text:p>0.47</text:p>
          </table:table-cell>
          <table:table-cell table:number-columns-repeated="4"/>
        </table:table-row>
        <table:table-row table:style-name="ro1">
          <table:table-cell office:value-type="float" office:value="0.700077046513561">
            <text:p>0.7</text:p>
          </table:table-cell>
          <table:table-cell table:formula="of:=[.A2703]*10+1" office:value-type="float" office:value="8.00077046513561">
            <text:p>8</text:p>
          </table:table-cell>
          <table:table-cell table:formula="of:=MEDIAN([.B2703:.B6018])" office:value-type="float" office:value="0.487325495205158">
            <text:p>0.49</text:p>
          </table:table-cell>
          <table:table-cell table:number-columns-repeated="4"/>
        </table:table-row>
        <table:table-row table:style-name="ro1">
          <table:table-cell office:value-type="float" office:value="0.48626772737431">
            <text:p>0.49</text:p>
          </table:table-cell>
          <table:table-cell table:formula="of:=[.A2704]*10+1" office:value-type="float" office:value="5.8626772737431">
            <text:p>5.86</text:p>
          </table:table-cell>
          <table:table-cell table:formula="of:=MEDIAN([.B2704:.B6019])" office:value-type="float" office:value="0.470642297968722">
            <text:p>0.47</text:p>
          </table:table-cell>
          <table:table-cell table:number-columns-repeated="4"/>
        </table:table-row>
        <table:table-row table:style-name="ro1">
          <table:table-cell office:value-type="float" office:value="-0.16254781077304">
            <text:p>-0.16</text:p>
          </table:table-cell>
          <table:table-cell table:formula="of:=[.A2705]*10+1" office:value-type="float" office:value="-0.625478107730405">
            <text:p>-0.63</text:p>
          </table:table-cell>
          <table:table-cell table:formula="of:=MEDIAN([.B2705:.B6020])" office:value-type="float" office:value="0.468358362970353">
            <text:p>0.47</text:p>
          </table:table-cell>
          <table:table-cell table:number-columns-repeated="4"/>
        </table:table-row>
        <table:table-row table:style-name="ro1">
          <table:table-cell office:value-type="float" office:value="0.314233607748554">
            <text:p>0.31</text:p>
          </table:table-cell>
          <table:table-cell table:formula="of:=[.A2706]*10+1" office:value-type="float" office:value="4.14233607748554">
            <text:p>4.14</text:p>
          </table:table-cell>
          <table:table-cell table:formula="of:=MEDIAN([.B2706:.B6021])" office:value-type="float" office:value="0.470642297968722">
            <text:p>0.47</text:p>
          </table:table-cell>
          <table:table-cell table:number-columns-repeated="4"/>
        </table:table-row>
        <table:table-row table:style-name="ro1">
          <table:table-cell office:value-type="float" office:value="0.305616547120114">
            <text:p>0.31</text:p>
          </table:table-cell>
          <table:table-cell table:formula="of:=[.A2707]*10+1" office:value-type="float" office:value="4.05616547120114">
            <text:p>4.06</text:p>
          </table:table-cell>
          <table:table-cell table:formula="of:=MEDIAN([.B2707:.B6022])" office:value-type="float" office:value="0.468358362970353">
            <text:p>0.47</text:p>
          </table:table-cell>
          <table:table-cell table:number-columns-repeated="4"/>
        </table:table-row>
        <table:table-row table:style-name="ro1">
          <table:table-cell office:value-type="float" office:value="-0.487474278566797">
            <text:p>-0.49</text:p>
          </table:table-cell>
          <table:table-cell table:formula="of:=[.A2708]*10+1" office:value-type="float" office:value="-3.87474278566797">
            <text:p>-3.87</text:p>
          </table:table-cell>
          <table:table-cell table:formula="of:=MEDIAN([.B2708:.B6023])" office:value-type="float" office:value="0.466074427971984">
            <text:p>0.47</text:p>
          </table:table-cell>
          <table:table-cell table:number-columns-repeated="4"/>
        </table:table-row>
        <table:table-row table:style-name="ro1">
          <table:table-cell office:value-type="float" office:value="0.848098211395839">
            <text:p>0.85</text:p>
          </table:table-cell>
          <table:table-cell table:formula="of:=[.A2709]*10+1" office:value-type="float" office:value="9.48098211395839">
            <text:p>9.48</text:p>
          </table:table-cell>
          <table:table-cell table:formula="of:=MEDIAN([.B2709:.B6024])" office:value-type="float" office:value="0.468358362970353">
            <text:p>0.47</text:p>
          </table:table-cell>
          <table:table-cell table:number-columns-repeated="4"/>
        </table:table-row>
        <table:table-row table:style-name="ro1">
          <table:table-cell office:value-type="float" office:value="-0.901015670428966">
            <text:p>-0.9</text:p>
          </table:table-cell>
          <table:table-cell table:formula="of:=[.A2710]*10+1" office:value-type="float" office:value="-8.01015670428966">
            <text:p>-8.01</text:p>
          </table:table-cell>
          <table:table-cell table:formula="of:=MEDIAN([.B2710:.B6025])" office:value-type="float" office:value="0.466074427971984">
            <text:p>0.47</text:p>
          </table:table-cell>
          <table:table-cell table:number-columns-repeated="4"/>
        </table:table-row>
        <table:table-row table:style-name="ro1">
          <table:table-cell office:value-type="float" office:value="-0.316074144994955">
            <text:p>-0.32</text:p>
          </table:table-cell>
          <table:table-cell table:formula="of:=[.A2711]*10+1" office:value-type="float" office:value="-2.16074144994955">
            <text:p>-2.16</text:p>
          </table:table-cell>
          <table:table-cell table:formula="of:=MEDIAN([.B2711:.B6026])" office:value-type="float" office:value="0.468358362970353">
            <text:p>0.47</text:p>
          </table:table-cell>
          <table:table-cell table:number-columns-repeated="4"/>
        </table:table-row>
        <table:table-row table:style-name="ro1">
          <table:table-cell office:value-type="float" office:value="-0.995306179100958">
            <text:p>-1</text:p>
          </table:table-cell>
          <table:table-cell table:formula="of:=[.A2712]*10+1" office:value-type="float" office:value="-8.95306179100958">
            <text:p>-8.95</text:p>
          </table:table-cell>
          <table:table-cell table:formula="of:=MEDIAN([.B2712:.B6027])" office:value-type="float" office:value="0.470642297968722">
            <text:p>0.47</text:p>
          </table:table-cell>
          <table:table-cell table:number-columns-repeated="4"/>
        </table:table-row>
        <table:table-row table:style-name="ro1">
          <table:table-cell office:value-type="float" office:value="-0.968079029644825">
            <text:p>-0.97</text:p>
          </table:table-cell>
          <table:table-cell table:formula="of:=[.A2713]*10+1" office:value-type="float" office:value="-8.68079029644825">
            <text:p>-8.68</text:p>
          </table:table-cell>
          <table:table-cell table:formula="of:=MEDIAN([.B2713:.B6028])" office:value-type="float" office:value="0.487325495205158">
            <text:p>0.49</text:p>
          </table:table-cell>
          <table:table-cell table:number-columns-repeated="4"/>
        </table:table-row>
        <table:table-row table:style-name="ro1">
          <table:table-cell office:value-type="float" office:value="-0.331643906095649">
            <text:p>-0.33</text:p>
          </table:table-cell>
          <table:table-cell table:formula="of:=[.A2714]*10+1" office:value-type="float" office:value="-2.31643906095649">
            <text:p>-2.32</text:p>
          </table:table-cell>
          <table:table-cell table:formula="of:=MEDIAN([.B2714:.B6029])" office:value-type="float" office:value="0.504008692441595">
            <text:p>0.5</text:p>
          </table:table-cell>
          <table:table-cell table:number-columns-repeated="4"/>
        </table:table-row>
        <table:table-row table:style-name="ro1">
          <table:table-cell office:value-type="float" office:value="0.14666099752963">
            <text:p>0.15</text:p>
          </table:table-cell>
          <table:table-cell table:formula="of:=[.A2715]*10+1" office:value-type="float" office:value="2.4666099752963">
            <text:p>2.47</text:p>
          </table:table-cell>
          <table:table-cell table:formula="of:=MEDIAN([.B2715:.B6030])" office:value-type="float" office:value="0.510712514700686">
            <text:p>0.51</text:p>
          </table:table-cell>
          <table:table-cell table:number-columns-repeated="4"/>
        </table:table-row>
        <table:table-row table:style-name="ro1">
          <table:table-cell office:value-type="float" office:value="-0.569029237502174">
            <text:p>-0.57</text:p>
          </table:table-cell>
          <table:table-cell table:formula="of:=[.A2716]*10+1" office:value-type="float" office:value="-4.69029237502174">
            <text:p>-4.69</text:p>
          </table:table-cell>
          <table:table-cell table:formula="of:=MEDIAN([.B2716:.B6031])" office:value-type="float" office:value="0.504008692441595">
            <text:p>0.5</text:p>
          </table:table-cell>
          <table:table-cell table:number-columns-repeated="4"/>
        </table:table-row>
        <table:table-row table:style-name="ro1">
          <table:table-cell office:value-type="float" office:value="0.868968074192622">
            <text:p>0.87</text:p>
          </table:table-cell>
          <table:table-cell table:formula="of:=[.A2717]*10+1" office:value-type="float" office:value="9.68968074192622">
            <text:p>9.69</text:p>
          </table:table-cell>
          <table:table-cell table:formula="of:=MEDIAN([.B2717:.B6032])" office:value-type="float" office:value="0.510712514700686">
            <text:p>0.51</text:p>
          </table:table-cell>
          <table:table-cell table:number-columns-repeated="4"/>
        </table:table-row>
        <table:table-row table:style-name="ro1">
          <table:table-cell office:value-type="float" office:value="-0.36847428607645">
            <text:p>-0.37</text:p>
          </table:table-cell>
          <table:table-cell table:formula="of:=[.A2718]*10+1" office:value-type="float" office:value="-2.6847428607645">
            <text:p>-2.68</text:p>
          </table:table-cell>
          <table:table-cell table:formula="of:=MEDIAN([.B2718:.B6033])" office:value-type="float" office:value="0.504008692441595">
            <text:p>0.5</text:p>
          </table:table-cell>
          <table:table-cell table:number-columns-repeated="4"/>
        </table:table-row>
        <table:table-row table:style-name="ro1">
          <table:table-cell office:value-type="float" office:value="-0.68483344613527">
            <text:p>-0.68</text:p>
          </table:table-cell>
          <table:table-cell table:formula="of:=[.A2719]*10+1" office:value-type="float" office:value="-5.8483344613527">
            <text:p>-5.85</text:p>
          </table:table-cell>
          <table:table-cell table:formula="of:=MEDIAN([.B2719:.B6034])" office:value-type="float" office:value="0.510712514700686">
            <text:p>0.51</text:p>
          </table:table-cell>
          <table:table-cell table:number-columns-repeated="4"/>
        </table:table-row>
        <table:table-row table:style-name="ro1">
          <table:table-cell office:value-type="float" office:value="0.169745902454731">
            <text:p>0.17</text:p>
          </table:table-cell>
          <table:table-cell table:formula="of:=[.A2720]*10+1" office:value-type="float" office:value="2.69745902454731">
            <text:p>2.7</text:p>
          </table:table-cell>
          <table:table-cell table:formula="of:=MEDIAN([.B2720:.B6035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-0.702902902253955">
            <text:p>-0.7</text:p>
          </table:table-cell>
          <table:table-cell table:formula="of:=[.A2721]*10+1" office:value-type="float" office:value="-6.02902902253955">
            <text:p>-6.03</text:p>
          </table:table-cell>
          <table:table-cell table:formula="of:=MEDIAN([.B2721:.B6036])" office:value-type="float" office:value="0.510712514700686">
            <text:p>0.51</text:p>
          </table:table-cell>
          <table:table-cell table:number-columns-repeated="4"/>
        </table:table-row>
        <table:table-row table:style-name="ro1">
          <table:table-cell office:value-type="float" office:value="0.360714619503628">
            <text:p>0.36</text:p>
          </table:table-cell>
          <table:table-cell table:formula="of:=[.A2722]*10+1" office:value-type="float" office:value="4.60714619503628">
            <text:p>4.61</text:p>
          </table:table-cell>
          <table:table-cell table:formula="of:=MEDIAN([.B2722:.B6037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0.213668141852311">
            <text:p>0.21</text:p>
          </table:table-cell>
          <table:table-cell table:formula="of:=[.A2723]*10+1" office:value-type="float" office:value="3.13668141852311">
            <text:p>3.14</text:p>
          </table:table-cell>
          <table:table-cell table:formula="of:=MEDIAN([.B2723:.B6038])" office:value-type="float" office:value="0.510712514700686">
            <text:p>0.51</text:p>
          </table:table-cell>
          <table:table-cell table:number-columns-repeated="4"/>
        </table:table-row>
        <table:table-row table:style-name="ro1">
          <table:table-cell office:value-type="float" office:value="-0.090926688169983">
            <text:p>-0.09</text:p>
          </table:table-cell>
          <table:table-cell table:formula="of:=[.A2724]*10+1" office:value-type="float" office:value="0.0907331183001704">
            <text:p>0.09</text:p>
          </table:table-cell>
          <table:table-cell table:formula="of:=MEDIAN([.B2724:.B6039])" office:value-type="float" office:value="0.504008692441595">
            <text:p>0.5</text:p>
          </table:table-cell>
          <table:table-cell table:number-columns-repeated="4"/>
        </table:table-row>
        <table:table-row table:style-name="ro1">
          <table:table-cell office:value-type="float" office:value="0.52283936763225">
            <text:p>0.52</text:p>
          </table:table-cell>
          <table:table-cell table:formula="of:=[.A2725]*10+1" office:value-type="float" office:value="6.2283936763225">
            <text:p>6.23</text:p>
          </table:table-cell>
          <table:table-cell table:formula="of:=MEDIAN([.B2725:.B6040])" office:value-type="float" office:value="0.510712514700686">
            <text:p>0.51</text:p>
          </table:table-cell>
          <table:table-cell table:number-columns-repeated="4"/>
        </table:table-row>
        <table:table-row table:style-name="ro1">
          <table:table-cell office:value-type="float" office:value="-0.868712126585074">
            <text:p>-0.87</text:p>
          </table:table-cell>
          <table:table-cell table:formula="of:=[.A2726]*10+1" office:value-type="float" office:value="-7.68712126585074">
            <text:p>-7.69</text:p>
          </table:table-cell>
          <table:table-cell table:formula="of:=MEDIAN([.B2726:.B6041])" office:value-type="float" office:value="0.504008692441595">
            <text:p>0.5</text:p>
          </table:table-cell>
          <table:table-cell table:number-columns-repeated="4"/>
        </table:table-row>
        <table:table-row table:style-name="ro1">
          <table:table-cell office:value-type="float" office:value="-0.449311895170913">
            <text:p>-0.45</text:p>
          </table:table-cell>
          <table:table-cell table:formula="of:=[.A2727]*10+1" office:value-type="float" office:value="-3.49311895170913">
            <text:p>-3.49</text:p>
          </table:table-cell>
          <table:table-cell table:formula="of:=MEDIAN([.B2727:.B6042])" office:value-type="float" office:value="0.510712514700686">
            <text:p>0.51</text:p>
          </table:table-cell>
          <table:table-cell table:number-columns-repeated="4"/>
        </table:table-row>
        <table:table-row table:style-name="ro1">
          <table:table-cell office:value-type="float" office:value="-0.125086737877499">
            <text:p>-0.13</text:p>
          </table:table-cell>
          <table:table-cell table:formula="of:=[.A2728]*10+1" office:value-type="float" office:value="-0.25086737877499">
            <text:p>-0.25</text:p>
          </table:table-cell>
          <table:table-cell table:formula="of:=MEDIAN([.B2728:.B6043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0.439050551533647">
            <text:p>0.44</text:p>
          </table:table-cell>
          <table:table-cell table:formula="of:=[.A2729]*10+1" office:value-type="float" office:value="5.39050551533647">
            <text:p>5.39</text:p>
          </table:table-cell>
          <table:table-cell table:formula="of:=MEDIAN([.B2729:.B6044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0.12790162275638">
            <text:p>0.13</text:p>
          </table:table-cell>
          <table:table-cell table:formula="of:=[.A2730]*10+1" office:value-type="float" office:value="2.2790162275638">
            <text:p>2.28</text:p>
          </table:table-cell>
          <table:table-cell table:formula="of:=MEDIAN([.B2730:.B6045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-0.39953738184232">
            <text:p>-0.4</text:p>
          </table:table-cell>
          <table:table-cell table:formula="of:=[.A2731]*10+1" office:value-type="float" office:value="-2.9953738184232">
            <text:p>-3</text:p>
          </table:table-cell>
          <table:table-cell table:formula="of:=MEDIAN([.B2731:.B6046])" office:value-type="float" office:value="0.510712514700686">
            <text:p>0.51</text:p>
          </table:table-cell>
          <table:table-cell table:number-columns-repeated="4"/>
        </table:table-row>
        <table:table-row table:style-name="ro1">
          <table:table-cell office:value-type="float" office:value="0.986138583644967">
            <text:p>0.99</text:p>
          </table:table-cell>
          <table:table-cell table:formula="of:=[.A2732]*10+1" office:value-type="float" office:value="10.8613858364497">
            <text:p>10.86</text:p>
          </table:table-cell>
          <table:table-cell table:formula="of:=MEDIAN([.B2732:.B6047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-0.168997165087818">
            <text:p>-0.17</text:p>
          </table:table-cell>
          <table:table-cell table:formula="of:=[.A2733]*10+1" office:value-type="float" office:value="-0.689971650878183">
            <text:p>-0.69</text:p>
          </table:table-cell>
          <table:table-cell table:formula="of:=MEDIAN([.B2733:.B6048])" office:value-type="float" office:value="0.510712514700686">
            <text:p>0.51</text:p>
          </table:table-cell>
          <table:table-cell table:number-columns-repeated="4"/>
        </table:table-row>
        <table:table-row table:style-name="ro1">
          <table:table-cell office:value-type="float" office:value="-0.996945761212365">
            <text:p>-1</text:p>
          </table:table-cell>
          <table:table-cell table:formula="of:=[.A2734]*10+1" office:value-type="float" office:value="-8.96945761212365">
            <text:p>-8.97</text:p>
          </table:table-cell>
          <table:table-cell table:formula="of:=MEDIAN([.B2734:.B6049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table:style-name="ce1" office:value-type="float" office:value="0.000436302122672871">
            <text:p>4.36E-004</text:p>
          </table:table-cell>
          <table:table-cell table:formula="of:=[.A2735]*10+1" office:value-type="float" office:value="1.00436302122673">
            <text:p>1</text:p>
          </table:table-cell>
          <table:table-cell table:formula="of:=MEDIAN([.B2735:.B6050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-0.256952507184599">
            <text:p>-0.26</text:p>
          </table:table-cell>
          <table:table-cell table:formula="of:=[.A2736]*10+1" office:value-type="float" office:value="-1.56952507184599">
            <text:p>-1.57</text:p>
          </table:table-cell>
          <table:table-cell table:formula="of:=MEDIAN([.B2736:.B6051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-0.562601022879786">
            <text:p>-0.56</text:p>
          </table:table-cell>
          <table:table-cell table:formula="of:=[.A2737]*10+1" office:value-type="float" office:value="-4.62601022879786">
            <text:p>-4.63</text:p>
          </table:table-cell>
          <table:table-cell table:formula="of:=MEDIAN([.B2737:.B6052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0.284598263501286">
            <text:p>0.28</text:p>
          </table:table-cell>
          <table:table-cell table:formula="of:=[.A2738]*10+1" office:value-type="float" office:value="3.84598263501286">
            <text:p>3.85</text:p>
          </table:table-cell>
          <table:table-cell table:formula="of:=MEDIAN([.B2738:.B6053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0.738280640941798">
            <text:p>0.74</text:p>
          </table:table-cell>
          <table:table-cell table:formula="of:=[.A2739]*10+1" office:value-type="float" office:value="8.38280640941798">
            <text:p>8.38</text:p>
          </table:table-cell>
          <table:table-cell table:formula="of:=MEDIAN([.B2739:.B6054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0.381655522598898">
            <text:p>0.38</text:p>
          </table:table-cell>
          <table:table-cell table:formula="of:=[.A2740]*10+1" office:value-type="float" office:value="4.81655522598898">
            <text:p>4.82</text:p>
          </table:table-cell>
          <table:table-cell table:formula="of:=MEDIAN([.B2740:.B6055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0.934952356057152">
            <text:p>0.93</text:p>
          </table:table-cell>
          <table:table-cell table:formula="of:=[.A2741]*10+1" office:value-type="float" office:value="10.3495235605715">
            <text:p>10.35</text:p>
          </table:table-cell>
          <table:table-cell table:formula="of:=MEDIAN([.B2741:.B6056])" office:value-type="float" office:value="0.510712514700686">
            <text:p>0.51</text:p>
          </table:table-cell>
          <table:table-cell table:number-columns-repeated="4"/>
        </table:table-row>
        <table:table-row table:style-name="ro1">
          <table:table-cell office:value-type="float" office:value="0.599821622933241">
            <text:p>0.6</text:p>
          </table:table-cell>
          <table:table-cell table:formula="of:=[.A2742]*10+1" office:value-type="float" office:value="6.99821622933241">
            <text:p>7</text:p>
          </table:table-cell>
          <table:table-cell table:formula="of:=MEDIAN([.B2742:.B6057])" office:value-type="float" office:value="0.504008692441595">
            <text:p>0.5</text:p>
          </table:table-cell>
          <table:table-cell table:number-columns-repeated="4"/>
        </table:table-row>
        <table:table-row table:style-name="ro1">
          <table:table-cell office:value-type="float" office:value="-0.713584051121582">
            <text:p>-0.71</text:p>
          </table:table-cell>
          <table:table-cell table:formula="of:=[.A2743]*10+1" office:value-type="float" office:value="-6.13584051121582">
            <text:p>-6.14</text:p>
          </table:table-cell>
          <table:table-cell table:formula="of:=MEDIAN([.B2743:.B6058])" office:value-type="float" office:value="0.487325495205158">
            <text:p>0.49</text:p>
          </table:table-cell>
          <table:table-cell table:number-columns-repeated="4"/>
        </table:table-row>
        <table:table-row table:style-name="ro1">
          <table:table-cell office:value-type="float" office:value="-0.47220058688921">
            <text:p>-0.47</text:p>
          </table:table-cell>
          <table:table-cell table:formula="of:=[.A2744]*10+1" office:value-type="float" office:value="-3.7220058688921">
            <text:p>-3.72</text:p>
          </table:table-cell>
          <table:table-cell table:formula="of:=MEDIAN([.B2744:.B6059])" office:value-type="float" office:value="0.504008692441595">
            <text:p>0.5</text:p>
          </table:table-cell>
          <table:table-cell table:number-columns-repeated="4"/>
        </table:table-row>
        <table:table-row table:style-name="ro1">
          <table:table-cell office:value-type="float" office:value="0.288482541965192">
            <text:p>0.29</text:p>
          </table:table-cell>
          <table:table-cell table:formula="of:=[.A2745]*10+1" office:value-type="float" office:value="3.88482541965192">
            <text:p>3.88</text:p>
          </table:table-cell>
          <table:table-cell table:formula="of:=MEDIAN([.B2745:.B6060])" office:value-type="float" office:value="0.510712514700686">
            <text:p>0.51</text:p>
          </table:table-cell>
          <table:table-cell table:number-columns-repeated="4"/>
        </table:table-row>
        <table:table-row table:style-name="ro1">
          <table:table-cell office:value-type="float" office:value="-0.119690366948191">
            <text:p>-0.12</text:p>
          </table:table-cell>
          <table:table-cell table:formula="of:=[.A2746]*10+1" office:value-type="float" office:value="-0.196903669481909">
            <text:p>-0.2</text:p>
          </table:table-cell>
          <table:table-cell table:formula="of:=MEDIAN([.B2746:.B6061])" office:value-type="float" office:value="0.504008692441595">
            <text:p>0.5</text:p>
          </table:table-cell>
          <table:table-cell table:number-columns-repeated="4"/>
        </table:table-row>
        <table:table-row table:style-name="ro1">
          <table:table-cell office:value-type="float" office:value="0.854393805970753">
            <text:p>0.85</text:p>
          </table:table-cell>
          <table:table-cell table:formula="of:=[.A2747]*10+1" office:value-type="float" office:value="9.54393805970753">
            <text:p>9.54</text:p>
          </table:table-cell>
          <table:table-cell table:formula="of:=MEDIAN([.B2747:.B6062])" office:value-type="float" office:value="0.510712514700686">
            <text:p>0.51</text:p>
          </table:table-cell>
          <table:table-cell table:number-columns-repeated="4"/>
        </table:table-row>
        <table:table-row table:style-name="ro1">
          <table:table-cell office:value-type="float" office:value="-0.948736887816579">
            <text:p>-0.95</text:p>
          </table:table-cell>
          <table:table-cell table:formula="of:=[.A2748]*10+1" office:value-type="float" office:value="-8.48736887816579">
            <text:p>-8.49</text:p>
          </table:table-cell>
          <table:table-cell table:formula="of:=MEDIAN([.B2748:.B6063])" office:value-type="float" office:value="0.504008692441595">
            <text:p>0.5</text:p>
          </table:table-cell>
          <table:table-cell table:number-columns-repeated="4"/>
        </table:table-row>
        <table:table-row table:style-name="ro1">
          <table:table-cell office:value-type="float" office:value="0.756633473359655">
            <text:p>0.76</text:p>
          </table:table-cell>
          <table:table-cell table:formula="of:=[.A2749]*10+1" office:value-type="float" office:value="8.56633473359655">
            <text:p>8.57</text:p>
          </table:table-cell>
          <table:table-cell table:formula="of:=MEDIAN([.B2749:.B6064])" office:value-type="float" office:value="0.510712514700686">
            <text:p>0.51</text:p>
          </table:table-cell>
          <table:table-cell table:number-columns-repeated="4"/>
        </table:table-row>
        <table:table-row table:style-name="ro1">
          <table:table-cell office:value-type="float" office:value="-0.919611385546842">
            <text:p>-0.92</text:p>
          </table:table-cell>
          <table:table-cell table:formula="of:=[.A2750]*10+1" office:value-type="float" office:value="-8.19611385546842">
            <text:p>-8.2</text:p>
          </table:table-cell>
          <table:table-cell table:formula="of:=MEDIAN([.B2750:.B6065])" office:value-type="float" office:value="0.504008692441595">
            <text:p>0.5</text:p>
          </table:table-cell>
          <table:table-cell table:number-columns-repeated="4"/>
        </table:table-row>
        <table:table-row table:style-name="ro1">
          <table:table-cell office:value-type="float" office:value="-0.235845127313874">
            <text:p>-0.24</text:p>
          </table:table-cell>
          <table:table-cell table:formula="of:=[.A2751]*10+1" office:value-type="float" office:value="-1.35845127313874">
            <text:p>-1.36</text:p>
          </table:table-cell>
          <table:table-cell table:formula="of:=MEDIAN([.B2751:.B6066])" office:value-type="float" office:value="0.510712514700686">
            <text:p>0.51</text:p>
          </table:table-cell>
          <table:table-cell table:number-columns-repeated="4"/>
        </table:table-row>
        <table:table-row table:style-name="ro1">
          <table:table-cell office:value-type="float" office:value="-0.283312792586566">
            <text:p>-0.28</text:p>
          </table:table-cell>
          <table:table-cell table:formula="of:=[.A2752]*10+1" office:value-type="float" office:value="-1.83312792586566">
            <text:p>-1.83</text:p>
          </table:table-cell>
          <table:table-cell table:formula="of:=MEDIAN([.B2752:.B6067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0.851054644960798">
            <text:p>0.85</text:p>
          </table:table-cell>
          <table:table-cell table:formula="of:=[.A2753]*10+1" office:value-type="float" office:value="9.51054644960798">
            <text:p>9.51</text:p>
          </table:table-cell>
          <table:table-cell table:formula="of:=MEDIAN([.B2753:.B6068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-0.760392255467634">
            <text:p>-0.76</text:p>
          </table:table-cell>
          <table:table-cell table:formula="of:=[.A2754]*10+1" office:value-type="float" office:value="-6.60392255467634">
            <text:p>-6.6</text:p>
          </table:table-cell>
          <table:table-cell table:formula="of:=MEDIAN([.B2754:.B6069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-0.713009147394629">
            <text:p>-0.71</text:p>
          </table:table-cell>
          <table:table-cell table:formula="of:=[.A2755]*10+1" office:value-type="float" office:value="-6.13009147394629">
            <text:p>-6.13</text:p>
          </table:table-cell>
          <table:table-cell table:formula="of:=MEDIAN([.B2755:.B6070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-0.366442448508592">
            <text:p>-0.37</text:p>
          </table:table-cell>
          <table:table-cell table:formula="of:=[.A2756]*10+1" office:value-type="float" office:value="-2.66442448508592">
            <text:p>-2.66</text:p>
          </table:table-cell>
          <table:table-cell table:formula="of:=MEDIAN([.B2756:.B6071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-0.344359470971163">
            <text:p>-0.34</text:p>
          </table:table-cell>
          <table:table-cell table:formula="of:=[.A2757]*10+1" office:value-type="float" office:value="-2.44359470971163">
            <text:p>-2.44</text:p>
          </table:table-cell>
          <table:table-cell table:formula="of:=MEDIAN([.B2757:.B6072])" office:value-type="float" office:value="0.547753818384742">
            <text:p>0.55</text:p>
          </table:table-cell>
          <table:table-cell table:number-columns-repeated="4"/>
        </table:table-row>
        <table:table-row table:style-name="ro1">
          <table:table-cell office:value-type="float" office:value="0.476688970355512">
            <text:p>0.48</text:p>
          </table:table-cell>
          <table:table-cell table:formula="of:=[.A2758]*10+1" office:value-type="float" office:value="5.76688970355512">
            <text:p>5.77</text:p>
          </table:table-cell>
          <table:table-cell table:formula="of:=MEDIAN([.B2758:.B6073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-0.324065185673548">
            <text:p>-0.32</text:p>
          </table:table-cell>
          <table:table-cell table:formula="of:=[.A2759]*10+1" office:value-type="float" office:value="-2.24065185673548">
            <text:p>-2.24</text:p>
          </table:table-cell>
          <table:table-cell table:formula="of:=MEDIAN([.B2759:.B6074])" office:value-type="float" office:value="0.547753818384742">
            <text:p>0.55</text:p>
          </table:table-cell>
          <table:table-cell table:number-columns-repeated="4"/>
        </table:table-row>
        <table:table-row table:style-name="ro1">
          <table:table-cell office:value-type="float" office:value="0.266067492441611">
            <text:p>0.27</text:p>
          </table:table-cell>
          <table:table-cell table:formula="of:=[.A2760]*10+1" office:value-type="float" office:value="3.66067492441611">
            <text:p>3.66</text:p>
          </table:table-cell>
          <table:table-cell table:formula="of:=MEDIAN([.B2760:.B6075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0.870471754858426">
            <text:p>0.87</text:p>
          </table:table-cell>
          <table:table-cell table:formula="of:=[.A2761]*10+1" office:value-type="float" office:value="9.70471754858426">
            <text:p>9.7</text:p>
          </table:table-cell>
          <table:table-cell table:formula="of:=MEDIAN([.B2761:.B6076])" office:value-type="float" office:value="0.547753818384742">
            <text:p>0.55</text:p>
          </table:table-cell>
          <table:table-cell table:number-columns-repeated="4"/>
        </table:table-row>
        <table:table-row table:style-name="ro1">
          <table:table-cell office:value-type="float" office:value="-0.361364386585357">
            <text:p>-0.36</text:p>
          </table:table-cell>
          <table:table-cell table:formula="of:=[.A2762]*10+1" office:value-type="float" office:value="-2.61364386585357">
            <text:p>-2.61</text:p>
          </table:table-cell>
          <table:table-cell table:formula="of:=MEDIAN([.B2762:.B6077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-0.170829366370059">
            <text:p>-0.17</text:p>
          </table:table-cell>
          <table:table-cell table:formula="of:=[.A2763]*10+1" office:value-type="float" office:value="-0.708293663700592">
            <text:p>-0.71</text:p>
          </table:table-cell>
          <table:table-cell table:formula="of:=MEDIAN([.B2763:.B6078])" office:value-type="float" office:value="0.547753818384742">
            <text:p>0.55</text:p>
          </table:table-cell>
          <table:table-cell table:number-columns-repeated="4"/>
        </table:table-row>
        <table:table-row table:style-name="ro1">
          <table:table-cell office:value-type="float" office:value="-0.398445031539998">
            <text:p>-0.4</text:p>
          </table:table-cell>
          <table:table-cell table:formula="of:=[.A2764]*10+1" office:value-type="float" office:value="-2.98445031539998">
            <text:p>-2.98</text:p>
          </table:table-cell>
          <table:table-cell table:formula="of:=MEDIAN([.B2764:.B6079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-0.574593921883365">
            <text:p>-0.57</text:p>
          </table:table-cell>
          <table:table-cell table:formula="of:=[.A2765]*10+1" office:value-type="float" office:value="-4.74593921883365">
            <text:p>-4.75</text:p>
          </table:table-cell>
          <table:table-cell table:formula="of:=MEDIAN([.B2765:.B6080])" office:value-type="float" office:value="0.58671121488197">
            <text:p>0.59</text:p>
          </table:table-cell>
          <table:table-cell table:number-columns-repeated="4"/>
        </table:table-row>
        <table:table-row table:style-name="ro1">
          <table:table-cell office:value-type="float" office:value="0.190288489511937">
            <text:p>0.19</text:p>
          </table:table-cell>
          <table:table-cell table:formula="of:=[.A2766]*10+1" office:value-type="float" office:value="2.90288489511937">
            <text:p>2.9</text:p>
          </table:table-cell>
          <table:table-cell table:formula="of:=MEDIAN([.B2766:.B6081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0.733670146010287">
            <text:p>0.73</text:p>
          </table:table-cell>
          <table:table-cell table:formula="of:=[.A2767]*10+1" office:value-type="float" office:value="8.33670146010287">
            <text:p>8.34</text:p>
          </table:table-cell>
          <table:table-cell table:formula="of:=MEDIAN([.B2767:.B6082])" office:value-type="float" office:value="0.58671121488197">
            <text:p>0.59</text:p>
          </table:table-cell>
          <table:table-cell table:number-columns-repeated="4"/>
        </table:table-row>
        <table:table-row table:style-name="ro1">
          <table:table-cell office:value-type="float" office:value="-0.380493001934182">
            <text:p>-0.38</text:p>
          </table:table-cell>
          <table:table-cell table:formula="of:=[.A2768]*10+1" office:value-type="float" office:value="-2.80493001934182">
            <text:p>-2.8</text:p>
          </table:table-cell>
          <table:table-cell table:formula="of:=MEDIAN([.B2768:.B6083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0.394827943124864">
            <text:p>0.39</text:p>
          </table:table-cell>
          <table:table-cell table:formula="of:=[.A2769]*10+1" office:value-type="float" office:value="4.94827943124864">
            <text:p>4.95</text:p>
          </table:table-cell>
          <table:table-cell table:formula="of:=MEDIAN([.B2769:.B6084])" office:value-type="float" office:value="0.58671121488197">
            <text:p>0.59</text:p>
          </table:table-cell>
          <table:table-cell table:number-columns-repeated="4"/>
        </table:table-row>
        <table:table-row table:style-name="ro1">
          <table:table-cell office:value-type="float" office:value="-0.782111871765631">
            <text:p>-0.78</text:p>
          </table:table-cell>
          <table:table-cell table:formula="of:=[.A2770]*10+1" office:value-type="float" office:value="-6.82111871765631">
            <text:p>-6.82</text:p>
          </table:table-cell>
          <table:table-cell table:formula="of:=MEDIAN([.B2770:.B6085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-0.827842545862502">
            <text:p>-0.83</text:p>
          </table:table-cell>
          <table:table-cell table:formula="of:=[.A2771]*10+1" office:value-type="float" office:value="-7.27842545862502">
            <text:p>-7.28</text:p>
          </table:table-cell>
          <table:table-cell table:formula="of:=MEDIAN([.B2771:.B6086])" office:value-type="float" office:value="0.58671121488197">
            <text:p>0.59</text:p>
          </table:table-cell>
          <table:table-cell table:number-columns-repeated="4"/>
        </table:table-row>
        <table:table-row table:style-name="ro1">
          <table:table-cell office:value-type="float" office:value="-0.0831245521476605">
            <text:p>-0.08</text:p>
          </table:table-cell>
          <table:table-cell table:formula="of:=[.A2772]*10+1" office:value-type="float" office:value="0.168754478523395">
            <text:p>0.17</text:p>
          </table:table-cell>
          <table:table-cell table:formula="of:=MEDIAN([.B2772:.B6087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-0.807480405019814">
            <text:p>-0.81</text:p>
          </table:table-cell>
          <table:table-cell table:formula="of:=[.A2773]*10+1" office:value-type="float" office:value="-7.07480405019814">
            <text:p>-7.07</text:p>
          </table:table-cell>
          <table:table-cell table:formula="of:=MEDIAN([.B2773:.B6088])" office:value-type="float" office:value="0.602314346871166">
            <text:p>0.6</text:p>
          </table:table-cell>
          <table:table-cell table:number-columns-repeated="4"/>
        </table:table-row>
        <table:table-row table:style-name="ro1">
          <table:table-cell office:value-type="float" office:value="0.237543565618713">
            <text:p>0.24</text:p>
          </table:table-cell>
          <table:table-cell table:formula="of:=[.A2774]*10+1" office:value-type="float" office:value="3.37543565618714">
            <text:p>3.38</text:p>
          </table:table-cell>
          <table:table-cell table:formula="of:=MEDIAN([.B2774:.B6089])" office:value-type="float" office:value="0.602567779684558">
            <text:p>0.6</text:p>
          </table:table-cell>
          <table:table-cell table:number-columns-repeated="4"/>
        </table:table-row>
        <table:table-row table:style-name="ro1">
          <table:table-cell office:value-type="float" office:value="0.658271859687313">
            <text:p>0.66</text:p>
          </table:table-cell>
          <table:table-cell table:formula="of:=[.A2775]*10+1" office:value-type="float" office:value="7.58271859687313">
            <text:p>7.58</text:p>
          </table:table-cell>
          <table:table-cell table:formula="of:=MEDIAN([.B2775:.B6090])" office:value-type="float" office:value="0.602314346871166">
            <text:p>0.6</text:p>
          </table:table-cell>
          <table:table-cell table:number-columns-repeated="4"/>
        </table:table-row>
        <table:table-row table:style-name="ro1">
          <table:table-cell office:value-type="float" office:value="0.655102177905302">
            <text:p>0.66</text:p>
          </table:table-cell>
          <table:table-cell table:formula="of:=[.A2776]*10+1" office:value-type="float" office:value="7.55102177905302">
            <text:p>7.55</text:p>
          </table:table-cell>
          <table:table-cell table:formula="of:=MEDIAN([.B2776:.B6091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-0.118082943742453">
            <text:p>-0.12</text:p>
          </table:table-cell>
          <table:table-cell table:formula="of:=[.A2777]*10+1" office:value-type="float" office:value="-0.180829437424526">
            <text:p>-0.18</text:p>
          </table:table-cell>
          <table:table-cell table:formula="of:=MEDIAN([.B2777:.B6092])" office:value-type="float" office:value="0.58671121488197">
            <text:p>0.59</text:p>
          </table:table-cell>
          <table:table-cell table:number-columns-repeated="4"/>
        </table:table-row>
        <table:table-row table:style-name="ro1">
          <table:table-cell office:value-type="float" office:value="0.252664479480406">
            <text:p>0.25</text:p>
          </table:table-cell>
          <table:table-cell table:formula="of:=[.A2778]*10+1" office:value-type="float" office:value="3.52664479480406">
            <text:p>3.53</text:p>
          </table:table-cell>
          <table:table-cell table:formula="of:=MEDIAN([.B2778:.B6093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0.679818519925797">
            <text:p>0.68</text:p>
          </table:table-cell>
          <table:table-cell table:formula="of:=[.A2779]*10+1" office:value-type="float" office:value="7.79818519925797">
            <text:p>7.8</text:p>
          </table:table-cell>
          <table:table-cell table:formula="of:=MEDIAN([.B2779:.B6094])" office:value-type="float" office:value="0.58671121488197">
            <text:p>0.59</text:p>
          </table:table-cell>
          <table:table-cell table:number-columns-repeated="4"/>
        </table:table-row>
        <table:table-row table:style-name="ro1">
          <table:table-cell office:value-type="float" office:value="0.536943277486305">
            <text:p>0.54</text:p>
          </table:table-cell>
          <table:table-cell table:formula="of:=[.A2780]*10+1" office:value-type="float" office:value="6.36943277486305">
            <text:p>6.37</text:p>
          </table:table-cell>
          <table:table-cell table:formula="of:=MEDIAN([.B2780:.B6095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-0.630159163164898">
            <text:p>-0.63</text:p>
          </table:table-cell>
          <table:table-cell table:formula="of:=[.A2781]*10+1" office:value-type="float" office:value="-5.30159163164898">
            <text:p>-5.3</text:p>
          </table:table-cell>
          <table:table-cell table:formula="of:=MEDIAN([.B2781:.B6096])" office:value-type="float" office:value="0.547753818384742">
            <text:p>0.55</text:p>
          </table:table-cell>
          <table:table-cell table:number-columns-repeated="4"/>
        </table:table-row>
        <table:table-row table:style-name="ro1">
          <table:table-cell office:value-type="float" office:value="0.150807886019287">
            <text:p>0.15</text:p>
          </table:table-cell>
          <table:table-cell table:formula="of:=[.A2782]*10+1" office:value-type="float" office:value="2.50807886019287">
            <text:p>2.51</text:p>
          </table:table-cell>
          <table:table-cell table:formula="of:=MEDIAN([.B2782:.B6097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-0.220055034313687">
            <text:p>-0.22</text:p>
          </table:table-cell>
          <table:table-cell table:formula="of:=[.A2783]*10+1" office:value-type="float" office:value="-1.20055034313687">
            <text:p>-1.2</text:p>
          </table:table-cell>
          <table:table-cell table:formula="of:=MEDIAN([.B2783:.B6098])" office:value-type="float" office:value="0.547753818384742">
            <text:p>0.55</text:p>
          </table:table-cell>
          <table:table-cell table:number-columns-repeated="4"/>
        </table:table-row>
        <table:table-row table:style-name="ro1">
          <table:table-cell office:value-type="float" office:value="-0.734408249157519">
            <text:p>-0.73</text:p>
          </table:table-cell>
          <table:table-cell table:formula="of:=[.A2784]*10+1" office:value-type="float" office:value="-6.34408249157519">
            <text:p>-6.34</text:p>
          </table:table-cell>
          <table:table-cell table:formula="of:=MEDIAN([.B2784:.B6099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0.273769486691405">
            <text:p>0.27</text:p>
          </table:table-cell>
          <table:table-cell table:formula="of:=[.A2785]*10+1" office:value-type="float" office:value="3.73769486691405">
            <text:p>3.74</text:p>
          </table:table-cell>
          <table:table-cell table:formula="of:=MEDIAN([.B2785:.B6100])" office:value-type="float" office:value="0.58671121488197">
            <text:p>0.59</text:p>
          </table:table-cell>
          <table:table-cell table:number-columns-repeated="4"/>
        </table:table-row>
        <table:table-row table:style-name="ro1">
          <table:table-cell office:value-type="float" office:value="-0.52753780218934">
            <text:p>-0.53</text:p>
          </table:table-cell>
          <table:table-cell table:formula="of:=[.A2786]*10+1" office:value-type="float" office:value="-4.2753780218934">
            <text:p>-4.28</text:p>
          </table:table-cell>
          <table:table-cell table:formula="of:=MEDIAN([.B2786:.B6101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0.0715864450768204">
            <text:p>0.07</text:p>
          </table:table-cell>
          <table:table-cell table:formula="of:=[.A2787]*10+1" office:value-type="float" office:value="1.7158644507682">
            <text:p>1.72</text:p>
          </table:table-cell>
          <table:table-cell table:formula="of:=MEDIAN([.B2787:.B6102])" office:value-type="float" office:value="0.58671121488197">
            <text:p>0.59</text:p>
          </table:table-cell>
          <table:table-cell table:number-columns-repeated="4"/>
        </table:table-row>
        <table:table-row table:style-name="ro1">
          <table:table-cell office:value-type="float" office:value="-0.871102241046928">
            <text:p>-0.87</text:p>
          </table:table-cell>
          <table:table-cell table:formula="of:=[.A2788]*10+1" office:value-type="float" office:value="-7.71102241046928">
            <text:p>-7.71</text:p>
          </table:table-cell>
          <table:table-cell table:formula="of:=MEDIAN([.B2788:.B6103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-0.525865009554034">
            <text:p>-0.53</text:p>
          </table:table-cell>
          <table:table-cell table:formula="of:=[.A2789]*10+1" office:value-type="float" office:value="-4.25865009554034">
            <text:p>-4.26</text:p>
          </table:table-cell>
          <table:table-cell table:formula="of:=MEDIAN([.B2789:.B6104])" office:value-type="float" office:value="0.58671121488197">
            <text:p>0.59</text:p>
          </table:table-cell>
          <table:table-cell table:number-columns-repeated="4"/>
        </table:table-row>
        <table:table-row table:style-name="ro1">
          <table:table-cell office:value-type="float" office:value="0.653257043934352">
            <text:p>0.65</text:p>
          </table:table-cell>
          <table:table-cell table:formula="of:=[.A2790]*10+1" office:value-type="float" office:value="7.53257043934352">
            <text:p>7.53</text:p>
          </table:table-cell>
          <table:table-cell table:formula="of:=MEDIAN([.B2790:.B6105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-0.510945528169769">
            <text:p>-0.51</text:p>
          </table:table-cell>
          <table:table-cell table:formula="of:=[.A2791]*10+1" office:value-type="float" office:value="-4.10945528169769">
            <text:p>-4.11</text:p>
          </table:table-cell>
          <table:table-cell table:formula="of:=MEDIAN([.B2791:.B6106])" office:value-type="float" office:value="0.58671121488197">
            <text:p>0.59</text:p>
          </table:table-cell>
          <table:table-cell table:number-columns-repeated="4"/>
        </table:table-row>
        <table:table-row table:style-name="ro1">
          <table:table-cell office:value-type="float" office:value="-0.789722025170297">
            <text:p>-0.79</text:p>
          </table:table-cell>
          <table:table-cell table:formula="of:=[.A2792]*10+1" office:value-type="float" office:value="-6.89722025170297">
            <text:p>-6.9</text:p>
          </table:table-cell>
          <table:table-cell table:formula="of:=MEDIAN([.B2792:.B6107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-0.704481764609363">
            <text:p>-0.7</text:p>
          </table:table-cell>
          <table:table-cell table:formula="of:=[.A2793]*10+1" office:value-type="float" office:value="-6.04481764609363">
            <text:p>-6.04</text:p>
          </table:table-cell>
          <table:table-cell table:formula="of:=MEDIAN([.B2793:.B6108])" office:value-type="float" office:value="0.602314346871166">
            <text:p>0.6</text:p>
          </table:table-cell>
          <table:table-cell table:number-columns-repeated="4"/>
        </table:table-row>
        <table:table-row table:style-name="ro1">
          <table:table-cell office:value-type="float" office:value="0.0279757138905629">
            <text:p>0.03</text:p>
          </table:table-cell>
          <table:table-cell table:formula="of:=[.A2794]*10+1" office:value-type="float" office:value="1.27975713890563">
            <text:p>1.28</text:p>
          </table:table-cell>
          <table:table-cell table:formula="of:=MEDIAN([.B2794:.B6109])" office:value-type="float" office:value="0.602567779684558">
            <text:p>0.6</text:p>
          </table:table-cell>
          <table:table-cell table:number-columns-repeated="4"/>
        </table:table-row>
        <table:table-row table:style-name="ro1">
          <table:table-cell office:value-type="float" office:value="0.451093745128593">
            <text:p>0.45</text:p>
          </table:table-cell>
          <table:table-cell table:formula="of:=[.A2795]*10+1" office:value-type="float" office:value="5.51093745128593">
            <text:p>5.51</text:p>
          </table:table-cell>
          <table:table-cell table:formula="of:=MEDIAN([.B2795:.B6110])" office:value-type="float" office:value="0.602314346871166">
            <text:p>0.6</text:p>
          </table:table-cell>
          <table:table-cell table:number-columns-repeated="4"/>
        </table:table-row>
        <table:table-row table:style-name="ro1">
          <table:table-cell office:value-type="float" office:value="0.721479068717885">
            <text:p>0.72</text:p>
          </table:table-cell>
          <table:table-cell table:formula="of:=[.A2796]*10+1" office:value-type="float" office:value="8.21479068717885">
            <text:p>8.21</text:p>
          </table:table-cell>
          <table:table-cell table:formula="of:=MEDIAN([.B2796:.B6111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0.968806445872187">
            <text:p>0.97</text:p>
          </table:table-cell>
          <table:table-cell table:formula="of:=[.A2797]*10+1" office:value-type="float" office:value="10.6880644587219">
            <text:p>10.69</text:p>
          </table:table-cell>
          <table:table-cell table:formula="of:=MEDIAN([.B2797:.B6112])" office:value-type="float" office:value="0.58671121488197">
            <text:p>0.59</text:p>
          </table:table-cell>
          <table:table-cell table:number-columns-repeated="4"/>
        </table:table-row>
        <table:table-row table:style-name="ro1">
          <table:table-cell office:value-type="float" office:value="-0.732771629190789">
            <text:p>-0.73</text:p>
          </table:table-cell>
          <table:table-cell table:formula="of:=[.A2798]*10+1" office:value-type="float" office:value="-6.32771629190789">
            <text:p>-6.33</text:p>
          </table:table-cell>
          <table:table-cell table:formula="of:=MEDIAN([.B2798:.B6113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0.684559723793196">
            <text:p>0.68</text:p>
          </table:table-cell>
          <table:table-cell table:formula="of:=[.A2799]*10+1" office:value-type="float" office:value="7.84559723793196">
            <text:p>7.85</text:p>
          </table:table-cell>
          <table:table-cell table:formula="of:=MEDIAN([.B2799:.B6114])" office:value-type="float" office:value="0.58671121488197">
            <text:p>0.59</text:p>
          </table:table-cell>
          <table:table-cell table:number-columns-repeated="4"/>
        </table:table-row>
        <table:table-row table:style-name="ro1">
          <table:table-cell office:value-type="float" office:value="0.293230177456668">
            <text:p>0.29</text:p>
          </table:table-cell>
          <table:table-cell table:formula="of:=[.A2800]*10+1" office:value-type="float" office:value="3.93230177456668">
            <text:p>3.93</text:p>
          </table:table-cell>
          <table:table-cell table:formula="of:=MEDIAN([.B2800:.B6115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-0.607145189090359">
            <text:p>-0.61</text:p>
          </table:table-cell>
          <table:table-cell table:formula="of:=[.A2801]*10+1" office:value-type="float" office:value="-5.07145189090359">
            <text:p>-5.07</text:p>
          </table:table-cell>
          <table:table-cell table:formula="of:=MEDIAN([.B2801:.B6116])" office:value-type="float" office:value="0.547753818384742">
            <text:p>0.55</text:p>
          </table:table-cell>
          <table:table-cell table:number-columns-repeated="4"/>
        </table:table-row>
        <table:table-row table:style-name="ro1">
          <table:table-cell office:value-type="float" office:value="0.47247399158231">
            <text:p>0.47</text:p>
          </table:table-cell>
          <table:table-cell table:formula="of:=[.A2802]*10+1" office:value-type="float" office:value="5.7247399158231">
            <text:p>5.72</text:p>
          </table:table-cell>
          <table:table-cell table:formula="of:=MEDIAN([.B2802:.B6117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0.424245989897574">
            <text:p>0.42</text:p>
          </table:table-cell>
          <table:table-cell table:formula="of:=[.A2803]*10+1" office:value-type="float" office:value="5.24245989897574">
            <text:p>5.24</text:p>
          </table:table-cell>
          <table:table-cell table:formula="of:=MEDIAN([.B2803:.B6118])" office:value-type="float" office:value="0.547753818384742">
            <text:p>0.55</text:p>
          </table:table-cell>
          <table:table-cell table:number-columns-repeated="4"/>
        </table:table-row>
        <table:table-row table:style-name="ro1">
          <table:table-cell office:value-type="float" office:value="0.891846911014849">
            <text:p>0.89</text:p>
          </table:table-cell>
          <table:table-cell table:formula="of:=[.A2804]*10+1" office:value-type="float" office:value="9.91846911014849">
            <text:p>9.92</text:p>
          </table:table-cell>
          <table:table-cell table:formula="of:=MEDIAN([.B2804:.B6119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-0.444826103419414">
            <text:p>-0.44</text:p>
          </table:table-cell>
          <table:table-cell table:formula="of:=[.A2805]*10+1" office:value-type="float" office:value="-3.44826103419414">
            <text:p>-3.45</text:p>
          </table:table-cell>
          <table:table-cell table:formula="of:=MEDIAN([.B2805:.B6120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-0.45410138227864">
            <text:p>-0.45</text:p>
          </table:table-cell>
          <table:table-cell table:formula="of:=[.A2806]*10+1" office:value-type="float" office:value="-3.5410138227864">
            <text:p>-3.54</text:p>
          </table:table-cell>
          <table:table-cell table:formula="of:=MEDIAN([.B2806:.B6121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-0.598935345803822">
            <text:p>-0.6</text:p>
          </table:table-cell>
          <table:table-cell table:formula="of:=[.A2807]*10+1" office:value-type="float" office:value="-4.98935345803822">
            <text:p>-4.99</text:p>
          </table:table-cell>
          <table:table-cell table:formula="of:=MEDIAN([.B2807:.B6122])" office:value-type="float" office:value="0.547753818384742">
            <text:p>0.55</text:p>
          </table:table-cell>
          <table:table-cell table:number-columns-repeated="4"/>
        </table:table-row>
        <table:table-row table:style-name="ro1">
          <table:table-cell office:value-type="float" office:value="-0.155354958639589">
            <text:p>-0.16</text:p>
          </table:table-cell>
          <table:table-cell table:formula="of:=[.A2808]*10+1" office:value-type="float" office:value="-0.553549586395888">
            <text:p>-0.55</text:p>
          </table:table-cell>
          <table:table-cell table:formula="of:=MEDIAN([.B2808:.B6123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0.454067488777268">
            <text:p>0.45</text:p>
          </table:table-cell>
          <table:table-cell table:formula="of:=[.A2809]*10+1" office:value-type="float" office:value="5.54067488777268">
            <text:p>5.54</text:p>
          </table:table-cell>
          <table:table-cell table:formula="of:=MEDIAN([.B2809:.B6124])" office:value-type="float" office:value="0.58671121488197">
            <text:p>0.59</text:p>
          </table:table-cell>
          <table:table-cell table:number-columns-repeated="4"/>
        </table:table-row>
        <table:table-row table:style-name="ro1">
          <table:table-cell office:value-type="float" office:value="-0.495585316702263">
            <text:p>-0.5</text:p>
          </table:table-cell>
          <table:table-cell table:formula="of:=[.A2810]*10+1" office:value-type="float" office:value="-3.95585316702263">
            <text:p>-3.96</text:p>
          </table:table-cell>
          <table:table-cell table:formula="of:=MEDIAN([.B2810:.B6125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-0.610528430491478">
            <text:p>-0.61</text:p>
          </table:table-cell>
          <table:table-cell table:formula="of:=[.A2811]*10+1" office:value-type="float" office:value="-5.10528430491478">
            <text:p>-5.11</text:p>
          </table:table-cell>
          <table:table-cell table:formula="of:=MEDIAN([.B2811:.B6126])" office:value-type="float" office:value="0.58671121488197">
            <text:p>0.59</text:p>
          </table:table-cell>
          <table:table-cell table:number-columns-repeated="4"/>
        </table:table-row>
        <table:table-row table:style-name="ro1">
          <table:table-cell office:value-type="float" office:value="-0.610374786953437">
            <text:p>-0.61</text:p>
          </table:table-cell>
          <table:table-cell table:formula="of:=[.A2812]*10+1" office:value-type="float" office:value="-5.10374786953437">
            <text:p>-5.1</text:p>
          </table:table-cell>
          <table:table-cell table:formula="of:=MEDIAN([.B2812:.B6127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0.897842350981247">
            <text:p>0.9</text:p>
          </table:table-cell>
          <table:table-cell table:formula="of:=[.A2813]*10+1" office:value-type="float" office:value="9.97842350981247">
            <text:p>9.98</text:p>
          </table:table-cell>
          <table:table-cell table:formula="of:=MEDIAN([.B2813:.B6128])" office:value-type="float" office:value="0.602314346871166">
            <text:p>0.6</text:p>
          </table:table-cell>
          <table:table-cell table:number-columns-repeated="4"/>
        </table:table-row>
        <table:table-row table:style-name="ro1">
          <table:table-cell office:value-type="float" office:value="0.00931089602385038">
            <text:p>0.01</text:p>
          </table:table-cell>
          <table:table-cell table:formula="of:=[.A2814]*10+1" office:value-type="float" office:value="1.0931089602385">
            <text:p>1.09</text:p>
          </table:table-cell>
          <table:table-cell table:formula="of:=MEDIAN([.B2814:.B6129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0.51004331318569">
            <text:p>0.51</text:p>
          </table:table-cell>
          <table:table-cell table:formula="of:=[.A2815]*10+1" office:value-type="float" office:value="6.1004331318569">
            <text:p>6.1</text:p>
          </table:table-cell>
          <table:table-cell table:formula="of:=MEDIAN([.B2815:.B6130])" office:value-type="float" office:value="0.58671121488197">
            <text:p>0.59</text:p>
          </table:table-cell>
          <table:table-cell table:number-columns-repeated="4"/>
        </table:table-row>
        <table:table-row table:style-name="ro1">
          <table:table-cell office:value-type="float" office:value="0.72539491966375">
            <text:p>0.73</text:p>
          </table:table-cell>
          <table:table-cell table:formula="of:=[.A2816]*10+1" office:value-type="float" office:value="8.2539491966375">
            <text:p>8.25</text:p>
          </table:table-cell>
          <table:table-cell table:formula="of:=MEDIAN([.B2816:.B6131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-0.589770948082058">
            <text:p>-0.59</text:p>
          </table:table-cell>
          <table:table-cell table:formula="of:=[.A2817]*10+1" office:value-type="float" office:value="-4.89770948082058">
            <text:p>-4.9</text:p>
          </table:table-cell>
          <table:table-cell table:formula="of:=MEDIAN([.B2817:.B6132])" office:value-type="float" office:value="0.547753818384742">
            <text:p>0.55</text:p>
          </table:table-cell>
          <table:table-cell table:number-columns-repeated="4"/>
        </table:table-row>
        <table:table-row table:style-name="ro1">
          <table:table-cell office:value-type="float" office:value="0.755005395774279">
            <text:p>0.76</text:p>
          </table:table-cell>
          <table:table-cell table:formula="of:=[.A2818]*10+1" office:value-type="float" office:value="8.55005395774279">
            <text:p>8.55</text:p>
          </table:table-cell>
          <table:table-cell table:formula="of:=MEDIAN([.B2818:.B6133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-0.799408528075914">
            <text:p>-0.8</text:p>
          </table:table-cell>
          <table:table-cell table:formula="of:=[.A2819]*10+1" office:value-type="float" office:value="-6.99408528075914">
            <text:p>-6.99</text:p>
          </table:table-cell>
          <table:table-cell table:formula="of:=MEDIAN([.B2819:.B6134])" office:value-type="float" office:value="0.547753818384742">
            <text:p>0.55</text:p>
          </table:table-cell>
          <table:table-cell table:number-columns-repeated="4"/>
        </table:table-row>
        <table:table-row table:style-name="ro1">
          <table:table-cell office:value-type="float" office:value="-0.899408929782585">
            <text:p>-0.9</text:p>
          </table:table-cell>
          <table:table-cell table:formula="of:=[.A2820]*10+1" office:value-type="float" office:value="-7.99408929782585">
            <text:p>-7.99</text:p>
          </table:table-cell>
          <table:table-cell table:formula="of:=MEDIAN([.B2820:.B6135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-0.102072255668433">
            <text:p>-0.1</text:p>
          </table:table-cell>
          <table:table-cell table:formula="of:=[.A2821]*10+1" office:value-type="float" office:value="-0.0207225566843325">
            <text:p>-0.02</text:p>
          </table:table-cell>
          <table:table-cell table:formula="of:=MEDIAN([.B2821:.B6136])" office:value-type="float" office:value="0.58671121488197">
            <text:p>0.59</text:p>
          </table:table-cell>
          <table:table-cell table:number-columns-repeated="4"/>
        </table:table-row>
        <table:table-row table:style-name="ro1">
          <table:table-cell office:value-type="float" office:value="0.506506395490203">
            <text:p>0.51</text:p>
          </table:table-cell>
          <table:table-cell table:formula="of:=[.A2822]*10+1" office:value-type="float" office:value="6.06506395490203">
            <text:p>6.07</text:p>
          </table:table-cell>
          <table:table-cell table:formula="of:=MEDIAN([.B2822:.B6137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-0.316081006005645">
            <text:p>-0.32</text:p>
          </table:table-cell>
          <table:table-cell table:formula="of:=[.A2823]*10+1" office:value-type="float" office:value="-2.16081006005645">
            <text:p>-2.16</text:p>
          </table:table-cell>
          <table:table-cell table:formula="of:=MEDIAN([.B2823:.B6138])" office:value-type="float" office:value="0.58671121488197">
            <text:p>0.59</text:p>
          </table:table-cell>
          <table:table-cell table:number-columns-repeated="4"/>
        </table:table-row>
        <table:table-row table:style-name="ro1">
          <table:table-cell office:value-type="float" office:value="-0.155447258442188">
            <text:p>-0.16</text:p>
          </table:table-cell>
          <table:table-cell table:formula="of:=[.A2824]*10+1" office:value-type="float" office:value="-0.554472584421878">
            <text:p>-0.55</text:p>
          </table:table-cell>
          <table:table-cell table:formula="of:=MEDIAN([.B2824:.B6139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-0.0036059280948828">
            <text:p>0</text:p>
          </table:table-cell>
          <table:table-cell table:formula="of:=[.A2825]*10+1" office:value-type="float" office:value="0.963940719051172">
            <text:p>0.96</text:p>
          </table:table-cell>
          <table:table-cell table:formula="of:=MEDIAN([.B2825:.B6140])" office:value-type="float" office:value="0.602314346871166">
            <text:p>0.6</text:p>
          </table:table-cell>
          <table:table-cell table:number-columns-repeated="4"/>
        </table:table-row>
        <table:table-row table:style-name="ro1">
          <table:table-cell office:value-type="float" office:value="0.0269404461316626">
            <text:p>0.03</text:p>
          </table:table-cell>
          <table:table-cell table:formula="of:=[.A2826]*10+1" office:value-type="float" office:value="1.26940446131663">
            <text:p>1.27</text:p>
          </table:table-cell>
          <table:table-cell table:formula="of:=MEDIAN([.B2826:.B6141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0.907519736890201">
            <text:p>0.91</text:p>
          </table:table-cell>
          <table:table-cell table:formula="of:=[.A2827]*10+1" office:value-type="float" office:value="10.075197368902">
            <text:p>10.08</text:p>
          </table:table-cell>
          <table:table-cell table:formula="of:=MEDIAN([.B2827:.B6142])" office:value-type="float" office:value="0.58671121488197">
            <text:p>0.59</text:p>
          </table:table-cell>
          <table:table-cell table:number-columns-repeated="4"/>
        </table:table-row>
        <table:table-row table:style-name="ro1">
          <table:table-cell office:value-type="float" office:value="0.558535648668724">
            <text:p>0.56</text:p>
          </table:table-cell>
          <table:table-cell table:formula="of:=[.A2828]*10+1" office:value-type="float" office:value="6.58535648668724">
            <text:p>6.59</text:p>
          </table:table-cell>
          <table:table-cell table:formula="of:=MEDIAN([.B2828:.B6143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0.46003569556034">
            <text:p>0.46</text:p>
          </table:table-cell>
          <table:table-cell table:formula="of:=[.A2829]*10+1" office:value-type="float" office:value="5.6003569556034">
            <text:p>5.6</text:p>
          </table:table-cell>
          <table:table-cell table:formula="of:=MEDIAN([.B2829:.B6144])" office:value-type="float" office:value="0.547753818384742">
            <text:p>0.55</text:p>
          </table:table-cell>
          <table:table-cell table:number-columns-repeated="4"/>
        </table:table-row>
        <table:table-row table:style-name="ro1">
          <table:table-cell office:value-type="float" office:value="-0.996843737671481">
            <text:p>-1</text:p>
          </table:table-cell>
          <table:table-cell table:formula="of:=[.A2830]*10+1" office:value-type="float" office:value="-8.96843737671481">
            <text:p>-8.97</text:p>
          </table:table-cell>
          <table:table-cell table:formula="of:=MEDIAN([.B2830:.B6145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0.852546760304079">
            <text:p>0.85</text:p>
          </table:table-cell>
          <table:table-cell table:formula="of:=[.A2831]*10+1" office:value-type="float" office:value="9.52546760304079">
            <text:p>9.53</text:p>
          </table:table-cell>
          <table:table-cell table:formula="of:=MEDIAN([.B2831:.B6146])" office:value-type="float" office:value="0.547753818384742">
            <text:p>0.55</text:p>
          </table:table-cell>
          <table:table-cell table:number-columns-repeated="4"/>
        </table:table-row>
        <table:table-row table:style-name="ro1">
          <table:table-cell office:value-type="float" office:value="-0.627610883516281">
            <text:p>-0.63</text:p>
          </table:table-cell>
          <table:table-cell table:formula="of:=[.A2832]*10+1" office:value-type="float" office:value="-5.27610883516281">
            <text:p>-5.28</text:p>
          </table:table-cell>
          <table:table-cell table:formula="of:=MEDIAN([.B2832:.B6147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-0.778145647330263">
            <text:p>-0.78</text:p>
          </table:table-cell>
          <table:table-cell table:formula="of:=[.A2833]*10+1" office:value-type="float" office:value="-6.78145647330263">
            <text:p>-6.78</text:p>
          </table:table-cell>
          <table:table-cell table:formula="of:=MEDIAN([.B2833:.B6148])" office:value-type="float" office:value="0.547753818384742">
            <text:p>0.55</text:p>
          </table:table-cell>
          <table:table-cell table:number-columns-repeated="4"/>
        </table:table-row>
        <table:table-row table:style-name="ro1">
          <table:table-cell office:value-type="float" office:value="0.789755830650144">
            <text:p>0.79</text:p>
          </table:table-cell>
          <table:table-cell table:formula="of:=[.A2834]*10+1" office:value-type="float" office:value="8.89755830650144">
            <text:p>8.9</text:p>
          </table:table-cell>
          <table:table-cell table:formula="of:=MEDIAN([.B2834:.B6149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0.236626638369878">
            <text:p>0.24</text:p>
          </table:table-cell>
          <table:table-cell table:formula="of:=[.A2835]*10+1" office:value-type="float" office:value="3.36626638369878">
            <text:p>3.37</text:p>
          </table:table-cell>
          <table:table-cell table:formula="of:=MEDIAN([.B2835:.B6150])" office:value-type="float" office:value="0.547753818384742">
            <text:p>0.55</text:p>
          </table:table-cell>
          <table:table-cell table:number-columns-repeated="4"/>
        </table:table-row>
        <table:table-row table:style-name="ro1">
          <table:table-cell office:value-type="float" office:value="0.26092528164766">
            <text:p>0.26</text:p>
          </table:table-cell>
          <table:table-cell table:formula="of:=[.A2836]*10+1" office:value-type="float" office:value="3.6092528164766">
            <text:p>3.61</text:p>
          </table:table-cell>
          <table:table-cell table:formula="of:=MEDIAN([.B2836:.B6151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-0.726340691207273">
            <text:p>-0.73</text:p>
          </table:table-cell>
          <table:table-cell table:formula="of:=[.A2837]*10+1" office:value-type="float" office:value="-6.26340691207273">
            <text:p>-6.26</text:p>
          </table:table-cell>
          <table:table-cell table:formula="of:=MEDIAN([.B2837:.B6152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-0.239817787436041">
            <text:p>-0.24</text:p>
          </table:table-cell>
          <table:table-cell table:formula="of:=[.A2838]*10+1" office:value-type="float" office:value="-1.39817787436041">
            <text:p>-1.4</text:p>
          </table:table-cell>
          <table:table-cell table:formula="of:=MEDIAN([.B2838:.B6153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0.738095494300245">
            <text:p>0.74</text:p>
          </table:table-cell>
          <table:table-cell table:formula="of:=[.A2839]*10+1" office:value-type="float" office:value="8.38095494300245">
            <text:p>8.38</text:p>
          </table:table-cell>
          <table:table-cell table:formula="of:=MEDIAN([.B2839:.B6154])" office:value-type="float" office:value="0.547753818384742">
            <text:p>0.55</text:p>
          </table:table-cell>
          <table:table-cell table:number-columns-repeated="4"/>
        </table:table-row>
        <table:table-row table:style-name="ro1">
          <table:table-cell office:value-type="float" office:value="0.944471332667974">
            <text:p>0.94</text:p>
          </table:table-cell>
          <table:table-cell table:formula="of:=[.A2840]*10+1" office:value-type="float" office:value="10.4447133266797">
            <text:p>10.44</text:p>
          </table:table-cell>
          <table:table-cell table:formula="of:=MEDIAN([.B2840:.B6155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0.713362185057466">
            <text:p>0.71</text:p>
          </table:table-cell>
          <table:table-cell table:formula="of:=[.A2841]*10+1" office:value-type="float" office:value="8.13362185057466">
            <text:p>8.13</text:p>
          </table:table-cell>
          <table:table-cell table:formula="of:=MEDIAN([.B2841:.B6156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-0.795906012853926">
            <text:p>-0.8</text:p>
          </table:table-cell>
          <table:table-cell table:formula="of:=[.A2842]*10+1" office:value-type="float" office:value="-6.95906012853926">
            <text:p>-6.96</text:p>
          </table:table-cell>
          <table:table-cell table:formula="of:=MEDIAN([.B2842:.B6157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-0.532371255012571">
            <text:p>-0.53</text:p>
          </table:table-cell>
          <table:table-cell table:formula="of:=[.A2843]*10+1" office:value-type="float" office:value="-4.32371255012571">
            <text:p>-4.32</text:p>
          </table:table-cell>
          <table:table-cell table:formula="of:=MEDIAN([.B2843:.B6158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0.262957455911008">
            <text:p>0.26</text:p>
          </table:table-cell>
          <table:table-cell table:formula="of:=[.A2844]*10+1" office:value-type="float" office:value="3.62957455911009">
            <text:p>3.63</text:p>
          </table:table-cell>
          <table:table-cell table:formula="of:=MEDIAN([.B2844:.B6159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0.15725023166317">
            <text:p>0.16</text:p>
          </table:table-cell>
          <table:table-cell table:formula="of:=[.A2845]*10+1" office:value-type="float" office:value="2.5725023166317">
            <text:p>2.57</text:p>
          </table:table-cell>
          <table:table-cell table:formula="of:=MEDIAN([.B2845:.B6160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-0.706832923854646">
            <text:p>-0.71</text:p>
          </table:table-cell>
          <table:table-cell table:formula="of:=[.A2846]*10+1" office:value-type="float" office:value="-6.06832923854646">
            <text:p>-6.07</text:p>
          </table:table-cell>
          <table:table-cell table:formula="of:=MEDIAN([.B2846:.B6161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0.271175786287129">
            <text:p>0.27</text:p>
          </table:table-cell>
          <table:table-cell table:formula="of:=[.A2847]*10+1" office:value-type="float" office:value="3.71175786287129">
            <text:p>3.71</text:p>
          </table:table-cell>
          <table:table-cell table:formula="of:=MEDIAN([.B2847:.B6162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-0.982866451248864">
            <text:p>-0.98</text:p>
          </table:table-cell>
          <table:table-cell table:formula="of:=[.A2848]*10+1" office:value-type="float" office:value="-8.82866451248864">
            <text:p>-8.83</text:p>
          </table:table-cell>
          <table:table-cell table:formula="of:=MEDIAN([.B2848:.B6163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0.626583804072619">
            <text:p>0.63</text:p>
          </table:table-cell>
          <table:table-cell table:formula="of:=[.A2849]*10+1" office:value-type="float" office:value="7.26583804072619">
            <text:p>7.27</text:p>
          </table:table-cell>
          <table:table-cell table:formula="of:=MEDIAN([.B2849:.B6164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0.132145750438401">
            <text:p>0.13</text:p>
          </table:table-cell>
          <table:table-cell table:formula="of:=[.A2850]*10+1" office:value-type="float" office:value="2.32145750438401">
            <text:p>2.32</text:p>
          </table:table-cell>
          <table:table-cell table:formula="of:=MEDIAN([.B2850:.B6165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-0.343800730251733">
            <text:p>-0.34</text:p>
          </table:table-cell>
          <table:table-cell table:formula="of:=[.A2851]*10+1" office:value-type="float" office:value="-2.43800730251733">
            <text:p>-2.44</text:p>
          </table:table-cell>
          <table:table-cell table:formula="of:=MEDIAN([.B2851:.B6166])" office:value-type="float" office:value="0.510712514700686">
            <text:p>0.51</text:p>
          </table:table-cell>
          <table:table-cell table:number-columns-repeated="4"/>
        </table:table-row>
        <table:table-row table:style-name="ro1">
          <table:table-cell office:value-type="float" office:value="0.227127558569617">
            <text:p>0.23</text:p>
          </table:table-cell>
          <table:table-cell table:formula="of:=[.A2852]*10+1" office:value-type="float" office:value="3.27127558569617">
            <text:p>3.27</text:p>
          </table:table-cell>
          <table:table-cell table:formula="of:=MEDIAN([.B2852:.B6167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0.586029976650493">
            <text:p>0.59</text:p>
          </table:table-cell>
          <table:table-cell table:formula="of:=[.A2853]*10+1" office:value-type="float" office:value="6.86029976650493">
            <text:p>6.86</text:p>
          </table:table-cell>
          <table:table-cell table:formula="of:=MEDIAN([.B2853:.B6168])" office:value-type="float" office:value="0.510712514700686">
            <text:p>0.51</text:p>
          </table:table-cell>
          <table:table-cell table:number-columns-repeated="4"/>
        </table:table-row>
        <table:table-row table:style-name="ro1">
          <table:table-cell office:value-type="float" office:value="0.323054863176073">
            <text:p>0.32</text:p>
          </table:table-cell>
          <table:table-cell table:formula="of:=[.A2854]*10+1" office:value-type="float" office:value="4.23054863176073">
            <text:p>4.23</text:p>
          </table:table-cell>
          <table:table-cell table:formula="of:=MEDIAN([.B2854:.B6169])" office:value-type="float" office:value="0.504008692441595">
            <text:p>0.5</text:p>
          </table:table-cell>
          <table:table-cell table:number-columns-repeated="4"/>
        </table:table-row>
        <table:table-row table:style-name="ro1">
          <table:table-cell office:value-type="float" office:value="0.877447949730444">
            <text:p>0.88</text:p>
          </table:table-cell>
          <table:table-cell table:formula="of:=[.A2855]*10+1" office:value-type="float" office:value="9.77447949730444">
            <text:p>9.77</text:p>
          </table:table-cell>
          <table:table-cell table:formula="of:=MEDIAN([.B2855:.B6170])" office:value-type="float" office:value="0.487325495205158">
            <text:p>0.49</text:p>
          </table:table-cell>
          <table:table-cell table:number-columns-repeated="4"/>
        </table:table-row>
        <table:table-row table:style-name="ro1">
          <table:table-cell office:value-type="float" office:value="-0.510933597635968">
            <text:p>-0.51</text:p>
          </table:table-cell>
          <table:table-cell table:formula="of:=[.A2856]*10+1" office:value-type="float" office:value="-4.10933597635968">
            <text:p>-4.11</text:p>
          </table:table-cell>
          <table:table-cell table:formula="of:=MEDIAN([.B2856:.B6171])" office:value-type="float" office:value="0.470642297968722">
            <text:p>0.47</text:p>
          </table:table-cell>
          <table:table-cell table:number-columns-repeated="4"/>
        </table:table-row>
        <table:table-row table:style-name="ro1">
          <table:table-cell office:value-type="float" office:value="0.828233451351534">
            <text:p>0.83</text:p>
          </table:table-cell>
          <table:table-cell table:formula="of:=[.A2857]*10+1" office:value-type="float" office:value="9.28233451351534">
            <text:p>9.28</text:p>
          </table:table-cell>
          <table:table-cell table:formula="of:=MEDIAN([.B2857:.B6172])" office:value-type="float" office:value="0.487325495205158">
            <text:p>0.49</text:p>
          </table:table-cell>
          <table:table-cell table:number-columns-repeated="4"/>
        </table:table-row>
        <table:table-row table:style-name="ro1">
          <table:table-cell office:value-type="float" office:value="-0.268022519758962">
            <text:p>-0.27</text:p>
          </table:table-cell>
          <table:table-cell table:formula="of:=[.A2858]*10+1" office:value-type="float" office:value="-1.68022519758962">
            <text:p>-1.68</text:p>
          </table:table-cell>
          <table:table-cell table:formula="of:=MEDIAN([.B2858:.B6173])" office:value-type="float" office:value="0.470642297968722">
            <text:p>0.47</text:p>
          </table:table-cell>
          <table:table-cell table:number-columns-repeated="4"/>
        </table:table-row>
        <table:table-row table:style-name="ro1">
          <table:table-cell office:value-type="float" office:value="-0.183675994358635">
            <text:p>-0.18</text:p>
          </table:table-cell>
          <table:table-cell table:formula="of:=[.A2859]*10+1" office:value-type="float" office:value="-0.836759943586353">
            <text:p>-0.84</text:p>
          </table:table-cell>
          <table:table-cell table:formula="of:=MEDIAN([.B2859:.B6174])" office:value-type="float" office:value="0.487325495205158">
            <text:p>0.49</text:p>
          </table:table-cell>
          <table:table-cell table:number-columns-repeated="4"/>
        </table:table-row>
        <table:table-row table:style-name="ro1">
          <table:table-cell office:value-type="float" office:value="-0.658234470048061">
            <text:p>-0.66</text:p>
          </table:table-cell>
          <table:table-cell table:formula="of:=[.A2860]*10+1" office:value-type="float" office:value="-5.58234470048061">
            <text:p>-5.58</text:p>
          </table:table-cell>
          <table:table-cell table:formula="of:=MEDIAN([.B2860:.B6175])" office:value-type="float" office:value="0.504008692441595">
            <text:p>0.5</text:p>
          </table:table-cell>
          <table:table-cell table:number-columns-repeated="4"/>
        </table:table-row>
        <table:table-row table:style-name="ro1">
          <table:table-cell office:value-type="float" office:value="-0.924077587365953">
            <text:p>-0.92</text:p>
          </table:table-cell>
          <table:table-cell table:formula="of:=[.A2861]*10+1" office:value-type="float" office:value="-8.24077587365953">
            <text:p>-8.24</text:p>
          </table:table-cell>
          <table:table-cell table:formula="of:=MEDIAN([.B2861:.B6176])" office:value-type="float" office:value="0.510712514700686">
            <text:p>0.51</text:p>
          </table:table-cell>
          <table:table-cell table:number-columns-repeated="4"/>
        </table:table-row>
        <table:table-row table:style-name="ro1">
          <table:table-cell office:value-type="float" office:value="-0.447543716494098">
            <text:p>-0.45</text:p>
          </table:table-cell>
          <table:table-cell table:formula="of:=[.A2862]*10+1" office:value-type="float" office:value="-3.47543716494098">
            <text:p>-3.48</text:p>
          </table:table-cell>
          <table:table-cell table:formula="of:=MEDIAN([.B2862:.B6177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-0.607983634562972">
            <text:p>-0.61</text:p>
          </table:table-cell>
          <table:table-cell table:formula="of:=[.A2863]*10+1" office:value-type="float" office:value="-5.07983634562972">
            <text:p>-5.08</text:p>
          </table:table-cell>
          <table:table-cell table:formula="of:=MEDIAN([.B2863:.B6178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0.868437966032229">
            <text:p>0.87</text:p>
          </table:table-cell>
          <table:table-cell table:formula="of:=[.A2864]*10+1" office:value-type="float" office:value="9.68437966032229">
            <text:p>9.68</text:p>
          </table:table-cell>
          <table:table-cell table:formula="of:=MEDIAN([.B2864:.B6179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0.273348503638464">
            <text:p>0.27</text:p>
          </table:table-cell>
          <table:table-cell table:formula="of:=[.A2865]*10+1" office:value-type="float" office:value="3.73348503638464">
            <text:p>3.73</text:p>
          </table:table-cell>
          <table:table-cell table:formula="of:=MEDIAN([.B2865:.B6180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-0.592650119131852">
            <text:p>-0.59</text:p>
          </table:table-cell>
          <table:table-cell table:formula="of:=[.A2866]*10+1" office:value-type="float" office:value="-4.92650119131852">
            <text:p>-4.93</text:p>
          </table:table-cell>
          <table:table-cell table:formula="of:=MEDIAN([.B2866:.B6181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0.989562019869645">
            <text:p>0.99</text:p>
          </table:table-cell>
          <table:table-cell table:formula="of:=[.A2867]*10+1" office:value-type="float" office:value="10.8956201986965">
            <text:p>10.9</text:p>
          </table:table-cell>
          <table:table-cell table:formula="of:=MEDIAN([.B2867:.B6182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-0.452849597363095">
            <text:p>-0.45</text:p>
          </table:table-cell>
          <table:table-cell table:formula="of:=[.A2868]*10+1" office:value-type="float" office:value="-3.52849597363095">
            <text:p>-3.53</text:p>
          </table:table-cell>
          <table:table-cell table:formula="of:=MEDIAN([.B2868:.B6183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0.587832963220749">
            <text:p>0.59</text:p>
          </table:table-cell>
          <table:table-cell table:formula="of:=[.A2869]*10+1" office:value-type="float" office:value="6.87832963220749">
            <text:p>6.88</text:p>
          </table:table-cell>
          <table:table-cell table:formula="of:=MEDIAN([.B2869:.B6184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-0.591668334259939">
            <text:p>-0.59</text:p>
          </table:table-cell>
          <table:table-cell table:formula="of:=[.A2870]*10+1" office:value-type="float" office:value="-4.91668334259939">
            <text:p>-4.92</text:p>
          </table:table-cell>
          <table:table-cell table:formula="of:=MEDIAN([.B2870:.B6185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-0.188246440584199">
            <text:p>-0.19</text:p>
          </table:table-cell>
          <table:table-cell table:formula="of:=[.A2871]*10+1" office:value-type="float" office:value="-0.882464405841994">
            <text:p>-0.88</text:p>
          </table:table-cell>
          <table:table-cell table:formula="of:=MEDIAN([.B2871:.B6186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-0.0103822277774367">
            <text:p>-0.01</text:p>
          </table:table-cell>
          <table:table-cell table:formula="of:=[.A2872]*10+1" office:value-type="float" office:value="0.896177722225633">
            <text:p>0.9</text:p>
          </table:table-cell>
          <table:table-cell table:formula="of:=MEDIAN([.B2872:.B6187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-0.888881854828346">
            <text:p>-0.89</text:p>
          </table:table-cell>
          <table:table-cell table:formula="of:=[.A2873]*10+1" office:value-type="float" office:value="-7.88881854828346">
            <text:p>-7.89</text:p>
          </table:table-cell>
          <table:table-cell table:formula="of:=MEDIAN([.B2873:.B6188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0.939763786223161">
            <text:p>0.94</text:p>
          </table:table-cell>
          <table:table-cell table:formula="of:=[.A2874]*10+1" office:value-type="float" office:value="10.3976378622316">
            <text:p>10.4</text:p>
          </table:table-cell>
          <table:table-cell table:formula="of:=MEDIAN([.B2874:.B6189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0.385699063041767">
            <text:p>0.39</text:p>
          </table:table-cell>
          <table:table-cell table:formula="of:=[.A2875]*10+1" office:value-type="float" office:value="4.85699063041767">
            <text:p>4.86</text:p>
          </table:table-cell>
          <table:table-cell table:formula="of:=MEDIAN([.B2875:.B6190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-0.062067110428529">
            <text:p>-0.06</text:p>
          </table:table-cell>
          <table:table-cell table:formula="of:=[.A2876]*10+1" office:value-type="float" office:value="0.37932889571471">
            <text:p>0.38</text:p>
          </table:table-cell>
          <table:table-cell table:formula="of:=MEDIAN([.B2876:.B6191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0.351470017814679">
            <text:p>0.35</text:p>
          </table:table-cell>
          <table:table-cell table:formula="of:=[.A2877]*10+1" office:value-type="float" office:value="4.51470017814679">
            <text:p>4.51</text:p>
          </table:table-cell>
          <table:table-cell table:formula="of:=MEDIAN([.B2877:.B6192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-0.375801766276791">
            <text:p>-0.38</text:p>
          </table:table-cell>
          <table:table-cell table:formula="of:=[.A2878]*10+1" office:value-type="float" office:value="-2.75801766276791">
            <text:p>-2.76</text:p>
          </table:table-cell>
          <table:table-cell table:formula="of:=MEDIAN([.B2878:.B6193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0.117853922944858">
            <text:p>0.12</text:p>
          </table:table-cell>
          <table:table-cell table:formula="of:=[.A2879]*10+1" office:value-type="float" office:value="2.17853922944858">
            <text:p>2.18</text:p>
          </table:table-cell>
          <table:table-cell table:formula="of:=MEDIAN([.B2879:.B6194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-0.413897409213183">
            <text:p>-0.41</text:p>
          </table:table-cell>
          <table:table-cell table:formula="of:=[.A2880]*10+1" office:value-type="float" office:value="-3.13897409213183">
            <text:p>-3.14</text:p>
          </table:table-cell>
          <table:table-cell table:formula="of:=MEDIAN([.B2880:.B6195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0.576784129075675">
            <text:p>0.58</text:p>
          </table:table-cell>
          <table:table-cell table:formula="of:=[.A2881]*10+1" office:value-type="float" office:value="6.76784129075675">
            <text:p>6.77</text:p>
          </table:table-cell>
          <table:table-cell table:formula="of:=MEDIAN([.B2881:.B6196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-0.601056181325475">
            <text:p>-0.6</text:p>
          </table:table-cell>
          <table:table-cell table:formula="of:=[.A2882]*10+1" office:value-type="float" office:value="-5.01056181325475">
            <text:p>-5.01</text:p>
          </table:table-cell>
          <table:table-cell table:formula="of:=MEDIAN([.B2882:.B6197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-0.245655271316045">
            <text:p>-0.25</text:p>
          </table:table-cell>
          <table:table-cell table:formula="of:=[.A2883]*10+1" office:value-type="float" office:value="-1.45655271316045">
            <text:p>-1.46</text:p>
          </table:table-cell>
          <table:table-cell table:formula="of:=MEDIAN([.B2883:.B6198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-0.76753540373826">
            <text:p>-0.77</text:p>
          </table:table-cell>
          <table:table-cell table:formula="of:=[.A2884]*10+1" office:value-type="float" office:value="-6.6753540373826">
            <text:p>-6.68</text:p>
          </table:table-cell>
          <table:table-cell table:formula="of:=MEDIAN([.B2884:.B6199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0.125369480054051">
            <text:p>0.13</text:p>
          </table:table-cell>
          <table:table-cell table:formula="of:=[.A2885]*10+1" office:value-type="float" office:value="2.25369480054051">
            <text:p>2.25</text:p>
          </table:table-cell>
          <table:table-cell table:formula="of:=MEDIAN([.B2885:.B6200])" office:value-type="float" office:value="0.547753818384742">
            <text:p>0.55</text:p>
          </table:table-cell>
          <table:table-cell table:number-columns-repeated="4"/>
        </table:table-row>
        <table:table-row table:style-name="ro1">
          <table:table-cell office:value-type="float" office:value="-0.224298157551417">
            <text:p>-0.22</text:p>
          </table:table-cell>
          <table:table-cell table:formula="of:=[.A2886]*10+1" office:value-type="float" office:value="-1.24298157551417">
            <text:p>-1.24</text:p>
          </table:table-cell>
          <table:table-cell table:formula="of:=MEDIAN([.B2886:.B6201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0.321120773649517">
            <text:p>0.32</text:p>
          </table:table-cell>
          <table:table-cell table:formula="of:=[.A2887]*10+1" office:value-type="float" office:value="4.21120773649517">
            <text:p>4.21</text:p>
          </table:table-cell>
          <table:table-cell table:formula="of:=MEDIAN([.B2887:.B6202])" office:value-type="float" office:value="0.547753818384742">
            <text:p>0.55</text:p>
          </table:table-cell>
          <table:table-cell table:number-columns-repeated="4"/>
        </table:table-row>
        <table:table-row table:style-name="ro1">
          <table:table-cell office:value-type="float" office:value="0.348414968848939">
            <text:p>0.35</text:p>
          </table:table-cell>
          <table:table-cell table:formula="of:=[.A2888]*10+1" office:value-type="float" office:value="4.48414968848939">
            <text:p>4.48</text:p>
          </table:table-cell>
          <table:table-cell table:formula="of:=MEDIAN([.B2888:.B6203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-0.392867250598038">
            <text:p>-0.39</text:p>
          </table:table-cell>
          <table:table-cell table:formula="of:=[.A2889]*10+1" office:value-type="float" office:value="-2.92867250598038">
            <text:p>-2.93</text:p>
          </table:table-cell>
          <table:table-cell table:formula="of:=MEDIAN([.B2889:.B6204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-0.327794929426165">
            <text:p>-0.33</text:p>
          </table:table-cell>
          <table:table-cell table:formula="of:=[.A2890]*10+1" office:value-type="float" office:value="-2.27794929426165">
            <text:p>-2.28</text:p>
          </table:table-cell>
          <table:table-cell table:formula="of:=MEDIAN([.B2890:.B6205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0.0557605450301328">
            <text:p>0.06</text:p>
          </table:table-cell>
          <table:table-cell table:formula="of:=[.A2891]*10+1" office:value-type="float" office:value="1.55760545030133">
            <text:p>1.56</text:p>
          </table:table-cell>
          <table:table-cell table:formula="of:=MEDIAN([.B2891:.B6206])" office:value-type="float" office:value="0.547753818384742">
            <text:p>0.55</text:p>
          </table:table-cell>
          <table:table-cell table:number-columns-repeated="4"/>
        </table:table-row>
        <table:table-row table:style-name="ro1">
          <table:table-cell office:value-type="float" office:value="-0.570769895186172">
            <text:p>-0.57</text:p>
          </table:table-cell>
          <table:table-cell table:formula="of:=[.A2892]*10+1" office:value-type="float" office:value="-4.70769895186172">
            <text:p>-4.71</text:p>
          </table:table-cell>
          <table:table-cell table:formula="of:=MEDIAN([.B2892:.B6207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0.160373159997663">
            <text:p>0.16</text:p>
          </table:table-cell>
          <table:table-cell table:formula="of:=[.A2893]*10+1" office:value-type="float" office:value="2.60373159997663">
            <text:p>2.6</text:p>
          </table:table-cell>
          <table:table-cell table:formula="of:=MEDIAN([.B2893:.B6208])" office:value-type="float" office:value="0.547753818384742">
            <text:p>0.55</text:p>
          </table:table-cell>
          <table:table-cell table:number-columns-repeated="4"/>
        </table:table-row>
        <table:table-row table:style-name="ro1">
          <table:table-cell office:value-type="float" office:value="0.298750789430169">
            <text:p>0.3</text:p>
          </table:table-cell>
          <table:table-cell table:formula="of:=[.A2894]*10+1" office:value-type="float" office:value="3.98750789430169">
            <text:p>3.99</text:p>
          </table:table-cell>
          <table:table-cell table:formula="of:=MEDIAN([.B2894:.B6209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-0.848383395144088">
            <text:p>-0.85</text:p>
          </table:table-cell>
          <table:table-cell table:formula="of:=[.A2895]*10+1" office:value-type="float" office:value="-7.48383395144088">
            <text:p>-7.48</text:p>
          </table:table-cell>
          <table:table-cell table:formula="of:=MEDIAN([.B2895:.B6210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0.00912023029145903">
            <text:p>0.01</text:p>
          </table:table-cell>
          <table:table-cell table:formula="of:=[.A2896]*10+1" office:value-type="float" office:value="1.09120230291459">
            <text:p>1.09</text:p>
          </table:table-cell>
          <table:table-cell table:formula="of:=MEDIAN([.B2896:.B6211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0.401449198810923">
            <text:p>0.4</text:p>
          </table:table-cell>
          <table:table-cell table:formula="of:=[.A2897]*10+1" office:value-type="float" office:value="5.01449198810923">
            <text:p>5.01</text:p>
          </table:table-cell>
          <table:table-cell table:formula="of:=MEDIAN([.B2897:.B6212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0.8207212665819">
            <text:p>0.82</text:p>
          </table:table-cell>
          <table:table-cell table:formula="of:=[.A2898]*10+1" office:value-type="float" office:value="9.207212665819">
            <text:p>9.21</text:p>
          </table:table-cell>
          <table:table-cell table:formula="of:=MEDIAN([.B2898:.B6213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-0.579321601225947">
            <text:p>-0.58</text:p>
          </table:table-cell>
          <table:table-cell table:formula="of:=[.A2899]*10+1" office:value-type="float" office:value="-4.79321601225947">
            <text:p>-4.79</text:p>
          </table:table-cell>
          <table:table-cell table:formula="of:=MEDIAN([.B2899:.B6214])" office:value-type="float" office:value="0.510712514700686">
            <text:p>0.51</text:p>
          </table:table-cell>
          <table:table-cell table:number-columns-repeated="4"/>
        </table:table-row>
        <table:table-row table:style-name="ro1">
          <table:table-cell office:value-type="float" office:value="-0.195746960857233">
            <text:p>-0.2</text:p>
          </table:table-cell>
          <table:table-cell table:formula="of:=[.A2900]*10+1" office:value-type="float" office:value="-0.957469608572333">
            <text:p>-0.96</text:p>
          </table:table-cell>
          <table:table-cell table:formula="of:=MEDIAN([.B2900:.B6215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0.177819210044255">
            <text:p>0.18</text:p>
          </table:table-cell>
          <table:table-cell table:formula="of:=[.A2901]*10+1" office:value-type="float" office:value="2.77819210044255">
            <text:p>2.78</text:p>
          </table:table-cell>
          <table:table-cell table:formula="of:=MEDIAN([.B2901:.B6216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0.169531362876962">
            <text:p>0.17</text:p>
          </table:table-cell>
          <table:table-cell table:formula="of:=[.A2902]*10+1" office:value-type="float" office:value="2.69531362876962">
            <text:p>2.7</text:p>
          </table:table-cell>
          <table:table-cell table:formula="of:=MEDIAN([.B2902:.B6217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0.128105396601639">
            <text:p>0.13</text:p>
          </table:table-cell>
          <table:table-cell table:formula="of:=[.A2903]*10+1" office:value-type="float" office:value="2.28105396601639">
            <text:p>2.28</text:p>
          </table:table-cell>
          <table:table-cell table:formula="of:=MEDIAN([.B2903:.B6218])" office:value-type="float" office:value="0.510712514700686">
            <text:p>0.51</text:p>
          </table:table-cell>
          <table:table-cell table:number-columns-repeated="4"/>
        </table:table-row>
        <table:table-row table:style-name="ro1">
          <table:table-cell office:value-type="float" office:value="0.0136869846729825">
            <text:p>0.01</text:p>
          </table:table-cell>
          <table:table-cell table:formula="of:=[.A2904]*10+1" office:value-type="float" office:value="1.13686984672982">
            <text:p>1.14</text:p>
          </table:table-cell>
          <table:table-cell table:formula="of:=MEDIAN([.B2904:.B6219])" office:value-type="float" office:value="0.504008692441595">
            <text:p>0.5</text:p>
          </table:table-cell>
          <table:table-cell table:number-columns-repeated="4"/>
        </table:table-row>
        <table:table-row table:style-name="ro1">
          <table:table-cell office:value-type="float" office:value="-0.705780030750208">
            <text:p>-0.71</text:p>
          </table:table-cell>
          <table:table-cell table:formula="of:=[.A2905]*10+1" office:value-type="float" office:value="-6.05780030750208">
            <text:p>-6.06</text:p>
          </table:table-cell>
          <table:table-cell table:formula="of:=MEDIAN([.B2905:.B6220])" office:value-type="float" office:value="0.487325495205158">
            <text:p>0.49</text:p>
          </table:table-cell>
          <table:table-cell table:number-columns-repeated="4"/>
        </table:table-row>
        <table:table-row table:style-name="ro1">
          <table:table-cell office:value-type="float" office:value="-0.208229961962735">
            <text:p>-0.21</text:p>
          </table:table-cell>
          <table:table-cell table:formula="of:=[.A2906]*10+1" office:value-type="float" office:value="-1.08229961962735">
            <text:p>-1.08</text:p>
          </table:table-cell>
          <table:table-cell table:formula="of:=MEDIAN([.B2906:.B6221])" office:value-type="float" office:value="0.504008692441595">
            <text:p>0.5</text:p>
          </table:table-cell>
          <table:table-cell table:number-columns-repeated="4"/>
        </table:table-row>
        <table:table-row table:style-name="ro1">
          <table:table-cell office:value-type="float" office:value="-0.321618306607652">
            <text:p>-0.32</text:p>
          </table:table-cell>
          <table:table-cell table:formula="of:=[.A2907]*10+1" office:value-type="float" office:value="-2.21618306607652">
            <text:p>-2.22</text:p>
          </table:table-cell>
          <table:table-cell table:formula="of:=MEDIAN([.B2907:.B6222])" office:value-type="float" office:value="0.510712514700686">
            <text:p>0.51</text:p>
          </table:table-cell>
          <table:table-cell table:number-columns-repeated="4"/>
        </table:table-row>
        <table:table-row table:style-name="ro1">
          <table:table-cell office:value-type="float" office:value="-0.704779206955455">
            <text:p>-0.7</text:p>
          </table:table-cell>
          <table:table-cell table:formula="of:=[.A2908]*10+1" office:value-type="float" office:value="-6.04779206955455">
            <text:p>-6.05</text:p>
          </table:table-cell>
          <table:table-cell table:formula="of:=MEDIAN([.B2908:.B6223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0.925358940255001">
            <text:p>0.93</text:p>
          </table:table-cell>
          <table:table-cell table:formula="of:=[.A2909]*10+1" office:value-type="float" office:value="10.25358940255">
            <text:p>10.25</text:p>
          </table:table-cell>
          <table:table-cell table:formula="of:=MEDIAN([.B2909:.B6224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-0.725610561146126">
            <text:p>-0.73</text:p>
          </table:table-cell>
          <table:table-cell table:formula="of:=[.A2910]*10+1" office:value-type="float" office:value="-6.25610561146126">
            <text:p>-6.26</text:p>
          </table:table-cell>
          <table:table-cell table:formula="of:=MEDIAN([.B2910:.B6225])" office:value-type="float" office:value="0.517416336959778">
            <text:p>0.52</text:p>
          </table:table-cell>
          <table:table-cell table:number-columns-repeated="4"/>
        </table:table-row>
        <table:table-row table:style-name="ro1">
          <table:table-cell office:value-type="float" office:value="-0.269764810118671">
            <text:p>-0.27</text:p>
          </table:table-cell>
          <table:table-cell table:formula="of:=[.A2911]*10+1" office:value-type="float" office:value="-1.69764810118671">
            <text:p>-1.7</text:p>
          </table:table-cell>
          <table:table-cell table:formula="of:=MEDIAN([.B2911:.B6226])" office:value-type="float" office:value="0.520781229011548">
            <text:p>0.52</text:p>
          </table:table-cell>
          <table:table-cell table:number-columns-repeated="4"/>
        </table:table-row>
        <table:table-row table:style-name="ro1">
          <table:table-cell office:value-type="float" office:value="-0.762293270028826">
            <text:p>-0.76</text:p>
          </table:table-cell>
          <table:table-cell table:formula="of:=[.A2912]*10+1" office:value-type="float" office:value="-6.62293270028826">
            <text:p>-6.62</text:p>
          </table:table-cell>
          <table:table-cell table:formula="of:=MEDIAN([.B2912:.B6227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-0.15424919313407">
            <text:p>-0.15</text:p>
          </table:table-cell>
          <table:table-cell table:formula="of:=[.A2913]*10+1" office:value-type="float" office:value="-0.542491931340702">
            <text:p>-0.54</text:p>
          </table:table-cell>
          <table:table-cell table:formula="of:=MEDIAN([.B2913:.B6228])" office:value-type="float" office:value="0.547753818384742">
            <text:p>0.55</text:p>
          </table:table-cell>
          <table:table-cell table:number-columns-repeated="4"/>
        </table:table-row>
        <table:table-row table:style-name="ro1">
          <table:table-cell office:value-type="float" office:value="-0.0128305826210152">
            <text:p>-0.01</text:p>
          </table:table-cell>
          <table:table-cell table:formula="of:=[.A2914]*10+1" office:value-type="float" office:value="0.871694173789848">
            <text:p>0.87</text:p>
          </table:table-cell>
          <table:table-cell table:formula="of:=MEDIAN([.B2914:.B6229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-0.295681316902864">
            <text:p>-0.3</text:p>
          </table:table-cell>
          <table:table-cell table:formula="of:=[.A2915]*10+1" office:value-type="float" office:value="-1.95681316902864">
            <text:p>-1.96</text:p>
          </table:table-cell>
          <table:table-cell table:formula="of:=MEDIAN([.B2915:.B6230])" office:value-type="float" office:value="0.547753818384742">
            <text:p>0.55</text:p>
          </table:table-cell>
          <table:table-cell table:number-columns-repeated="4"/>
        </table:table-row>
        <table:table-row table:style-name="ro1">
          <table:table-cell office:value-type="float" office:value="-0.227671967110012">
            <text:p>-0.23</text:p>
          </table:table-cell>
          <table:table-cell table:formula="of:=[.A2916]*10+1" office:value-type="float" office:value="-1.27671967110012">
            <text:p>-1.28</text:p>
          </table:table-cell>
          <table:table-cell table:formula="of:=MEDIAN([.B2916:.B6231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-0.65855453961051">
            <text:p>-0.66</text:p>
          </table:table-cell>
          <table:table-cell table:formula="of:=[.A2917]*10+1" office:value-type="float" office:value="-5.5855453961051">
            <text:p>-5.59</text:p>
          </table:table-cell>
          <table:table-cell table:formula="of:=MEDIAN([.B2917:.B6232])" office:value-type="float" office:value="0.58671121488197">
            <text:p>0.59</text:p>
          </table:table-cell>
          <table:table-cell table:number-columns-repeated="4"/>
        </table:table-row>
        <table:table-row table:style-name="ro1">
          <table:table-cell office:value-type="float" office:value="0.82265983969606">
            <text:p>0.82</text:p>
          </table:table-cell>
          <table:table-cell table:formula="of:=[.A2918]*10+1" office:value-type="float" office:value="9.2265983969606">
            <text:p>9.23</text:p>
          </table:table-cell>
          <table:table-cell table:formula="of:=MEDIAN([.B2918:.B6233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0.917522080598091">
            <text:p>0.92</text:p>
          </table:table-cell>
          <table:table-cell table:formula="of:=[.A2919]*10+1" office:value-type="float" office:value="10.1752208059809">
            <text:p>10.18</text:p>
          </table:table-cell>
          <table:table-cell table:formula="of:=MEDIAN([.B2919:.B6234])" office:value-type="float" office:value="0.58671121488197">
            <text:p>0.59</text:p>
          </table:table-cell>
          <table:table-cell table:number-columns-repeated="4"/>
        </table:table-row>
        <table:table-row table:style-name="ro1">
          <table:table-cell office:value-type="float" office:value="-0.160918662900486">
            <text:p>-0.16</text:p>
          </table:table-cell>
          <table:table-cell table:formula="of:=[.A2920]*10+1" office:value-type="float" office:value="-0.609186629004862">
            <text:p>-0.61</text:p>
          </table:table-cell>
          <table:table-cell table:formula="of:=MEDIAN([.B2920:.B6235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0.222373997404435">
            <text:p>0.22</text:p>
          </table:table-cell>
          <table:table-cell table:formula="of:=[.A2921]*10+1" office:value-type="float" office:value="3.22373997404435">
            <text:p>3.22</text:p>
          </table:table-cell>
          <table:table-cell table:formula="of:=MEDIAN([.B2921:.B6236])" office:value-type="float" office:value="0.58671121488197">
            <text:p>0.59</text:p>
          </table:table-cell>
          <table:table-cell table:number-columns-repeated="4"/>
        </table:table-row>
        <table:table-row table:style-name="ro1">
          <table:table-cell office:value-type="float" office:value="-0.105889795511261">
            <text:p>-0.11</text:p>
          </table:table-cell>
          <table:table-cell table:formula="of:=[.A2922]*10+1" office:value-type="float" office:value="-0.058897955112611">
            <text:p>-0.06</text:p>
          </table:table-cell>
          <table:table-cell table:formula="of:=MEDIAN([.B2922:.B6237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0.588850821461401">
            <text:p>0.59</text:p>
          </table:table-cell>
          <table:table-cell table:formula="of:=[.A2923]*10+1" office:value-type="float" office:value="6.88850821461401">
            <text:p>6.89</text:p>
          </table:table-cell>
          <table:table-cell table:formula="of:=MEDIAN([.B2923:.B6238])" office:value-type="float" office:value="0.58671121488197">
            <text:p>0.59</text:p>
          </table:table-cell>
          <table:table-cell table:number-columns-repeated="4"/>
        </table:table-row>
        <table:table-row table:style-name="ro1">
          <table:table-cell office:value-type="float" office:value="-0.304161047411269">
            <text:p>-0.3</text:p>
          </table:table-cell>
          <table:table-cell table:formula="of:=[.A2924]*10+1" office:value-type="float" office:value="-2.04161047411269">
            <text:p>-2.04</text:p>
          </table:table-cell>
          <table:table-cell table:formula="of:=MEDIAN([.B2924:.B6239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-0.0482583663040223">
            <text:p>-0.05</text:p>
          </table:table-cell>
          <table:table-cell table:formula="of:=[.A2925]*10+1" office:value-type="float" office:value="0.517416336959778">
            <text:p>0.52</text:p>
          </table:table-cell>
          <table:table-cell table:formula="of:=MEDIAN([.B2925:.B6240])" office:value-type="float" office:value="0.58671121488197">
            <text:p>0.59</text:p>
          </table:table-cell>
          <table:table-cell table:number-columns-repeated="4"/>
        </table:table-row>
        <table:table-row table:style-name="ro1">
          <table:table-cell office:value-type="float" office:value="-0.169434540201233">
            <text:p>-0.17</text:p>
          </table:table-cell>
          <table:table-cell table:formula="of:=[.A2926]*10+1" office:value-type="float" office:value="-0.694345402012325">
            <text:p>-0.69</text:p>
          </table:table-cell>
          <table:table-cell table:formula="of:=MEDIAN([.B2926:.B6241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0.154669701036834">
            <text:p>0.15</text:p>
          </table:table-cell>
          <table:table-cell table:formula="of:=[.A2927]*10+1" office:value-type="float" office:value="2.54669701036834">
            <text:p>2.55</text:p>
          </table:table-cell>
          <table:table-cell table:formula="of:=MEDIAN([.B2927:.B6242])" office:value-type="float" office:value="0.602314346871166">
            <text:p>0.6</text:p>
          </table:table-cell>
          <table:table-cell table:number-columns-repeated="4"/>
        </table:table-row>
        <table:table-row table:style-name="ro1">
          <table:table-cell office:value-type="float" office:value="-0.207922433963743">
            <text:p>-0.21</text:p>
          </table:table-cell>
          <table:table-cell table:formula="of:=[.A2928]*10+1" office:value-type="float" office:value="-1.07922433963743">
            <text:p>-1.08</text:p>
          </table:table-cell>
          <table:table-cell table:formula="of:=MEDIAN([.B2928:.B6243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0.570569399309009">
            <text:p>0.57</text:p>
          </table:table-cell>
          <table:table-cell table:formula="of:=[.A2929]*10+1" office:value-type="float" office:value="6.70569399309009">
            <text:p>6.71</text:p>
          </table:table-cell>
          <table:table-cell table:formula="of:=MEDIAN([.B2929:.B6244])" office:value-type="float" office:value="0.602314346871166">
            <text:p>0.6</text:p>
          </table:table-cell>
          <table:table-cell table:number-columns-repeated="4"/>
        </table:table-row>
        <table:table-row table:style-name="ro1">
          <table:table-cell office:value-type="float" office:value="-0.150655131444163">
            <text:p>-0.15</text:p>
          </table:table-cell>
          <table:table-cell table:formula="of:=[.A2930]*10+1" office:value-type="float" office:value="-0.506551314441628">
            <text:p>-0.51</text:p>
          </table:table-cell>
          <table:table-cell table:formula="of:=MEDIAN([.B2930:.B6245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-0.230116698565384">
            <text:p>-0.23</text:p>
          </table:table-cell>
          <table:table-cell table:formula="of:=[.A2931]*10+1" office:value-type="float" office:value="-1.30116698565384">
            <text:p>-1.3</text:p>
          </table:table-cell>
          <table:table-cell table:formula="of:=MEDIAN([.B2931:.B6246])" office:value-type="float" office:value="0.602314346871166">
            <text:p>0.6</text:p>
          </table:table-cell>
          <table:table-cell table:number-columns-repeated="4"/>
        </table:table-row>
        <table:table-row table:style-name="ro1">
          <table:table-cell office:value-type="float" office:value="-0.33963171172612">
            <text:p>-0.34</text:p>
          </table:table-cell>
          <table:table-cell table:formula="of:=[.A2932]*10+1" office:value-type="float" office:value="-2.3963171172612">
            <text:p>-2.4</text:p>
          </table:table-cell>
          <table:table-cell table:formula="of:=MEDIAN([.B2932:.B6247])" office:value-type="float" office:value="0.602567779684558">
            <text:p>0.6</text:p>
          </table:table-cell>
          <table:table-cell table:number-columns-repeated="4"/>
        </table:table-row>
        <table:table-row table:style-name="ro1">
          <table:table-cell office:value-type="float" office:value="-0.0137732631784016">
            <text:p>-0.01</text:p>
          </table:table-cell>
          <table:table-cell table:formula="of:=[.A2933]*10+1" office:value-type="float" office:value="0.862267368215984">
            <text:p>0.86</text:p>
          </table:table-cell>
          <table:table-cell table:formula="of:=MEDIAN([.B2933:.B6248])" office:value-type="float" office:value="0.616271877237427">
            <text:p>0.62</text:p>
          </table:table-cell>
          <table:table-cell table:number-columns-repeated="4"/>
        </table:table-row>
        <table:table-row table:style-name="ro1">
          <table:table-cell office:value-type="float" office:value="-0.952438127496868">
            <text:p>-0.95</text:p>
          </table:table-cell>
          <table:table-cell table:formula="of:=[.A2934]*10+1" office:value-type="float" office:value="-8.52438127496868">
            <text:p>-8.52</text:p>
          </table:table-cell>
          <table:table-cell table:formula="of:=MEDIAN([.B2934:.B6249])" office:value-type="float" office:value="0.602567779684558">
            <text:p>0.6</text:p>
          </table:table-cell>
          <table:table-cell table:number-columns-repeated="4"/>
        </table:table-row>
        <table:table-row table:style-name="ro1">
          <table:table-cell office:value-type="float" office:value="0.958862800314125">
            <text:p>0.96</text:p>
          </table:table-cell>
          <table:table-cell table:formula="of:=[.A2935]*10+1" office:value-type="float" office:value="10.5886280031413">
            <text:p>10.59</text:p>
          </table:table-cell>
          <table:table-cell table:formula="of:=MEDIAN([.B2935:.B6250])" office:value-type="float" office:value="0.616271877237427">
            <text:p>0.62</text:p>
          </table:table-cell>
          <table:table-cell table:number-columns-repeated="4"/>
        </table:table-row>
        <table:table-row table:style-name="ro1">
          <table:table-cell office:value-type="float" office:value="0.943903394696211">
            <text:p>0.94</text:p>
          </table:table-cell>
          <table:table-cell table:formula="of:=[.A2936]*10+1" office:value-type="float" office:value="10.4390339469621">
            <text:p>10.44</text:p>
          </table:table-cell>
          <table:table-cell table:formula="of:=MEDIAN([.B2936:.B6251])" office:value-type="float" office:value="0.602567779684558">
            <text:p>0.6</text:p>
          </table:table-cell>
          <table:table-cell table:number-columns-repeated="4"/>
        </table:table-row>
        <table:table-row table:style-name="ro1">
          <table:table-cell office:value-type="float" office:value="-0.777699090474472">
            <text:p>-0.78</text:p>
          </table:table-cell>
          <table:table-cell table:formula="of:=[.A2937]*10+1" office:value-type="float" office:value="-6.77699090474472">
            <text:p>-6.78</text:p>
          </table:table-cell>
          <table:table-cell table:formula="of:=MEDIAN([.B2937:.B6252])" office:value-type="float" office:value="0.602314346871166">
            <text:p>0.6</text:p>
          </table:table-cell>
          <table:table-cell table:number-columns-repeated="4"/>
        </table:table-row>
        <table:table-row table:style-name="ro1">
          <table:table-cell office:value-type="float" office:value="-0.0335599055008551">
            <text:p>-0.03</text:p>
          </table:table-cell>
          <table:table-cell table:formula="of:=[.A2938]*10+1" office:value-type="float" office:value="0.664400944991449">
            <text:p>0.66</text:p>
          </table:table-cell>
          <table:table-cell table:formula="of:=MEDIAN([.B2938:.B6253])" office:value-type="float" office:value="0.602567779684558">
            <text:p>0.6</text:p>
          </table:table-cell>
          <table:table-cell table:number-columns-repeated="4"/>
        </table:table-row>
        <table:table-row table:style-name="ro1">
          <table:table-cell office:value-type="float" office:value="-0.85823989518618">
            <text:p>-0.86</text:p>
          </table:table-cell>
          <table:table-cell table:formula="of:=[.A2939]*10+1" office:value-type="float" office:value="-7.5823989518618">
            <text:p>-7.58</text:p>
          </table:table-cell>
          <table:table-cell table:formula="of:=MEDIAN([.B2939:.B6254])" office:value-type="float" office:value="0.602314346871166">
            <text:p>0.6</text:p>
          </table:table-cell>
          <table:table-cell table:number-columns-repeated="4"/>
        </table:table-row>
        <table:table-row table:style-name="ro1">
          <table:table-cell office:value-type="float" office:value="-0.674118944545557">
            <text:p>-0.67</text:p>
          </table:table-cell>
          <table:table-cell table:formula="of:=[.A2940]*10+1" office:value-type="float" office:value="-5.74118944545557">
            <text:p>-5.74</text:p>
          </table:table-cell>
          <table:table-cell table:formula="of:=MEDIAN([.B2940:.B6255])" office:value-type="float" office:value="0.602567779684558">
            <text:p>0.6</text:p>
          </table:table-cell>
          <table:table-cell table:number-columns-repeated="4"/>
        </table:table-row>
        <table:table-row table:style-name="ro1">
          <table:table-cell office:value-type="float" office:value="-0.981794278286556">
            <text:p>-0.98</text:p>
          </table:table-cell>
          <table:table-cell table:formula="of:=[.A2941]*10+1" office:value-type="float" office:value="-8.81794278286556">
            <text:p>-8.82</text:p>
          </table:table-cell>
          <table:table-cell table:formula="of:=MEDIAN([.B2941:.B6256])" office:value-type="float" office:value="0.616271877237427">
            <text:p>0.62</text:p>
          </table:table-cell>
          <table:table-cell table:number-columns-repeated="4"/>
        </table:table-row>
        <table:table-row table:style-name="ro1">
          <table:table-cell office:value-type="float" office:value="-0.698867810226626">
            <text:p>-0.7</text:p>
          </table:table-cell>
          <table:table-cell table:formula="of:=[.A2942]*10+1" office:value-type="float" office:value="-5.98867810226626">
            <text:p>-5.99</text:p>
          </table:table-cell>
          <table:table-cell table:formula="of:=MEDIAN([.B2942:.B6257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-0.708131197570455">
            <text:p>-0.71</text:p>
          </table:table-cell>
          <table:table-cell table:formula="of:=[.A2943]*10+1" office:value-type="float" office:value="-6.08131197570455">
            <text:p>-6.08</text:p>
          </table:table-cell>
          <table:table-cell table:formula="of:=MEDIAN([.B2943:.B6258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0.264840578267567">
            <text:p>0.26</text:p>
          </table:table-cell>
          <table:table-cell table:formula="of:=[.A2944]*10+1" office:value-type="float" office:value="3.64840578267567">
            <text:p>3.65</text:p>
          </table:table-cell>
          <table:table-cell table:formula="of:=MEDIAN([.B2944:.B6259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-0.750407641200504">
            <text:p>-0.75</text:p>
          </table:table-cell>
          <table:table-cell table:formula="of:=[.A2945]*10+1" office:value-type="float" office:value="-6.50407641200504">
            <text:p>-6.5</text:p>
          </table:table-cell>
          <table:table-cell table:formula="of:=MEDIAN([.B2945:.B6260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0.783809420567354">
            <text:p>0.78</text:p>
          </table:table-cell>
          <table:table-cell table:formula="of:=[.A2946]*10+1" office:value-type="float" office:value="8.83809420567354">
            <text:p>8.84</text:p>
          </table:table-cell>
          <table:table-cell table:formula="of:=MEDIAN([.B2946:.B6261])" office:value-type="float" office:value="0.630709379441221">
            <text:p>0.63</text:p>
          </table:table-cell>
          <table:table-cell table:number-columns-repeated="4"/>
        </table:table-row>
        <table:table-row table:style-name="ro1">
          <table:table-cell office:value-type="float" office:value="0.690654874725986">
            <text:p>0.69</text:p>
          </table:table-cell>
          <table:table-cell table:formula="of:=[.A2947]*10+1" office:value-type="float" office:value="7.90654874725986">
            <text:p>7.91</text:p>
          </table:table-cell>
          <table:table-cell table:formula="of:=MEDIAN([.B2947:.B6262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0.764588894506913">
            <text:p>0.76</text:p>
          </table:table-cell>
          <table:table-cell table:formula="of:=[.A2948]*10+1" office:value-type="float" office:value="8.64588894506913">
            <text:p>8.65</text:p>
          </table:table-cell>
          <table:table-cell table:formula="of:=MEDIAN([.B2948:.B6263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-0.0711315000026228">
            <text:p>-0.07</text:p>
          </table:table-cell>
          <table:table-cell table:formula="of:=[.A2949]*10+1" office:value-type="float" office:value="0.288684999973772">
            <text:p>0.29</text:p>
          </table:table-cell>
          <table:table-cell table:formula="of:=MEDIAN([.B2949:.B6264])" office:value-type="float" office:value="0.616271877237427">
            <text:p>0.62</text:p>
          </table:table-cell>
          <table:table-cell table:number-columns-repeated="4"/>
        </table:table-row>
        <table:table-row table:style-name="ro1">
          <table:table-cell office:value-type="float" office:value="0.877841269521791">
            <text:p>0.88</text:p>
          </table:table-cell>
          <table:table-cell table:formula="of:=[.A2950]*10+1" office:value-type="float" office:value="9.77841269521791">
            <text:p>9.78</text:p>
          </table:table-cell>
          <table:table-cell table:formula="of:=MEDIAN([.B2950:.B6265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-0.237672558098801">
            <text:p>-0.24</text:p>
          </table:table-cell>
          <table:table-cell table:formula="of:=[.A2951]*10+1" office:value-type="float" office:value="-1.37672558098801">
            <text:p>-1.38</text:p>
          </table:table-cell>
          <table:table-cell table:formula="of:=MEDIAN([.B2951:.B6266])" office:value-type="float" office:value="0.616271877237427">
            <text:p>0.62</text:p>
          </table:table-cell>
          <table:table-cell table:number-columns-repeated="4"/>
        </table:table-row>
        <table:table-row table:style-name="ro1">
          <table:table-cell office:value-type="float" office:value="-0.0985154624576123">
            <text:p>-0.1</text:p>
          </table:table-cell>
          <table:table-cell table:formula="of:=[.A2952]*10+1" office:value-type="float" office:value="0.0148453754238765">
            <text:p>0.01</text:p>
          </table:table-cell>
          <table:table-cell table:formula="of:=MEDIAN([.B2952:.B6267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0.30823420856471">
            <text:p>0.31</text:p>
          </table:table-cell>
          <table:table-cell table:formula="of:=[.A2953]*10+1" office:value-type="float" office:value="4.08234208564711">
            <text:p>4.08</text:p>
          </table:table-cell>
          <table:table-cell table:formula="of:=MEDIAN([.B2953:.B6268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0.481248282625798">
            <text:p>0.48</text:p>
          </table:table-cell>
          <table:table-cell table:formula="of:=[.A2954]*10+1" office:value-type="float" office:value="5.81248282625798">
            <text:p>5.81</text:p>
          </table:table-cell>
          <table:table-cell table:formula="of:=MEDIAN([.B2954:.B6269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-0.293153617031794">
            <text:p>-0.29</text:p>
          </table:table-cell>
          <table:table-cell table:formula="of:=[.A2955]*10+1" office:value-type="float" office:value="-1.93153617031794">
            <text:p>-1.93</text:p>
          </table:table-cell>
          <table:table-cell table:formula="of:=MEDIAN([.B2955:.B6270])" office:value-type="float" office:value="0.616271877237427">
            <text:p>0.62</text:p>
          </table:table-cell>
          <table:table-cell table:number-columns-repeated="4"/>
        </table:table-row>
        <table:table-row table:style-name="ro1">
          <table:table-cell office:value-type="float" office:value="0.980501684855293">
            <text:p>0.98</text:p>
          </table:table-cell>
          <table:table-cell table:formula="of:=[.A2956]*10+1" office:value-type="float" office:value="10.8050168485529">
            <text:p>10.81</text:p>
          </table:table-cell>
          <table:table-cell table:formula="of:=MEDIAN([.B2956:.B6271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-0.70321423765193">
            <text:p>-0.7</text:p>
          </table:table-cell>
          <table:table-cell table:formula="of:=[.A2957]*10+1" office:value-type="float" office:value="-6.0321423765193">
            <text:p>-6.03</text:p>
          </table:table-cell>
          <table:table-cell table:formula="of:=MEDIAN([.B2957:.B6272])" office:value-type="float" office:value="0.616271877237427">
            <text:p>0.62</text:p>
          </table:table-cell>
          <table:table-cell table:number-columns-repeated="4"/>
        </table:table-row>
        <table:table-row table:style-name="ro1">
          <table:table-cell office:value-type="float" office:value="-0.739904830988111">
            <text:p>-0.74</text:p>
          </table:table-cell>
          <table:table-cell table:formula="of:=[.A2958]*10+1" office:value-type="float" office:value="-6.39904830988111">
            <text:p>-6.4</text:p>
          </table:table-cell>
          <table:table-cell table:formula="of:=MEDIAN([.B2958:.B6273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0.947426866814957">
            <text:p>0.95</text:p>
          </table:table-cell>
          <table:table-cell table:formula="of:=[.A2959]*10+1" office:value-type="float" office:value="10.4742686681496">
            <text:p>10.47</text:p>
          </table:table-cell>
          <table:table-cell table:formula="of:=MEDIAN([.B2959:.B6274])" office:value-type="float" office:value="0.630342677115759">
            <text:p>0.63</text:p>
          </table:table-cell>
          <table:table-cell table:number-columns-repeated="4"/>
        </table:table-row>
        <table:table-row table:style-name="ro1">
          <table:table-cell office:value-type="float" office:value="0.444215295017917">
            <text:p>0.44</text:p>
          </table:table-cell>
          <table:table-cell table:formula="of:=[.A2960]*10+1" office:value-type="float" office:value="5.44215295017917">
            <text:p>5.44</text:p>
          </table:table-cell>
          <table:table-cell table:formula="of:=MEDIAN([.B2960:.B6275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0.444507131835617">
            <text:p>0.44</text:p>
          </table:table-cell>
          <table:table-cell table:formula="of:=[.A2961]*10+1" office:value-type="float" office:value="5.44507131835617">
            <text:p>5.45</text:p>
          </table:table-cell>
          <table:table-cell table:formula="of:=MEDIAN([.B2961:.B6276])" office:value-type="float" office:value="0.616271877237427">
            <text:p>0.62</text:p>
          </table:table-cell>
          <table:table-cell table:number-columns-repeated="4"/>
        </table:table-row>
        <table:table-row table:style-name="ro1">
          <table:table-cell office:value-type="float" office:value="0.652509267386751">
            <text:p>0.65</text:p>
          </table:table-cell>
          <table:table-cell table:formula="of:=[.A2962]*10+1" office:value-type="float" office:value="7.52509267386751">
            <text:p>7.53</text:p>
          </table:table-cell>
          <table:table-cell table:formula="of:=MEDIAN([.B2962:.B6277])" office:value-type="float" office:value="0.602567779684558">
            <text:p>0.6</text:p>
          </table:table-cell>
          <table:table-cell table:number-columns-repeated="4"/>
        </table:table-row>
        <table:table-row table:style-name="ro1">
          <table:table-cell office:value-type="float" office:value="0.650350567184715">
            <text:p>0.65</text:p>
          </table:table-cell>
          <table:table-cell table:formula="of:=[.A2963]*10+1" office:value-type="float" office:value="7.50350567184716">
            <text:p>7.5</text:p>
          </table:table-cell>
          <table:table-cell table:formula="of:=MEDIAN([.B2963:.B6278])" office:value-type="float" office:value="0.602314346871166">
            <text:p>0.6</text:p>
          </table:table-cell>
          <table:table-cell table:number-columns-repeated="4"/>
        </table:table-row>
        <table:table-row table:style-name="ro1">
          <table:table-cell office:value-type="float" office:value="0.512655389678525">
            <text:p>0.51</text:p>
          </table:table-cell>
          <table:table-cell table:formula="of:=[.A2964]*10+1" office:value-type="float" office:value="6.12655389678525">
            <text:p>6.13</text:p>
          </table:table-cell>
          <table:table-cell table:formula="of:=MEDIAN([.B2964:.B6279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-0.138376435901016">
            <text:p>-0.14</text:p>
          </table:table-cell>
          <table:table-cell table:formula="of:=[.A2965]*10+1" office:value-type="float" office:value="-0.383764359010162">
            <text:p>-0.38</text:p>
          </table:table-cell>
          <table:table-cell table:formula="of:=MEDIAN([.B2965:.B6280])" office:value-type="float" office:value="0.58671121488197">
            <text:p>0.59</text:p>
          </table:table-cell>
          <table:table-cell table:number-columns-repeated="4"/>
        </table:table-row>
        <table:table-row table:style-name="ro1">
          <table:table-cell office:value-type="float" office:value="0.894822640416021">
            <text:p>0.89</text:p>
          </table:table-cell>
          <table:table-cell table:formula="of:=[.A2966]*10+1" office:value-type="float" office:value="9.94822640416022">
            <text:p>9.95</text:p>
          </table:table-cell>
          <table:table-cell table:formula="of:=MEDIAN([.B2966:.B6281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-0.460432167152878">
            <text:p>-0.46</text:p>
          </table:table-cell>
          <table:table-cell table:formula="of:=[.A2967]*10+1" office:value-type="float" office:value="-3.60432167152878">
            <text:p>-3.6</text:p>
          </table:table-cell>
          <table:table-cell table:formula="of:=MEDIAN([.B2967:.B6282])" office:value-type="float" office:value="0.58671121488197">
            <text:p>0.59</text:p>
          </table:table-cell>
          <table:table-cell table:number-columns-repeated="4"/>
        </table:table-row>
        <table:table-row table:style-name="ro1">
          <table:table-cell office:value-type="float" office:value="0.77571773754388">
            <text:p>0.78</text:p>
          </table:table-cell>
          <table:table-cell table:formula="of:=[.A2968]*10+1" office:value-type="float" office:value="8.7571773754388">
            <text:p>8.76</text:p>
          </table:table-cell>
          <table:table-cell table:formula="of:=MEDIAN([.B2968:.B6283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-0.76302009319656">
            <text:p>-0.76</text:p>
          </table:table-cell>
          <table:table-cell table:formula="of:=[.A2969]*10+1" office:value-type="float" office:value="-6.6302009319656">
            <text:p>-6.63</text:p>
          </table:table-cell>
          <table:table-cell table:formula="of:=MEDIAN([.B2969:.B6284])" office:value-type="float" office:value="0.58671121488197">
            <text:p>0.59</text:p>
          </table:table-cell>
          <table:table-cell table:number-columns-repeated="4"/>
        </table:table-row>
        <table:table-row table:style-name="ro1">
          <table:table-cell office:value-type="float" office:value="0.655443104963213">
            <text:p>0.66</text:p>
          </table:table-cell>
          <table:table-cell table:formula="of:=[.A2970]*10+1" office:value-type="float" office:value="7.55443104963213">
            <text:p>7.55</text:p>
          </table:table-cell>
          <table:table-cell table:formula="of:=MEDIAN([.B2970:.B6285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-0.0369290620558779">
            <text:p>-0.04</text:p>
          </table:table-cell>
          <table:table-cell table:formula="of:=[.A2971]*10+1" office:value-type="float" office:value="0.630709379441221">
            <text:p>0.63</text:p>
          </table:table-cell>
          <table:table-cell table:formula="of:=MEDIAN([.B2971:.B6286])" office:value-type="float" office:value="0.58671121488197">
            <text:p>0.59</text:p>
          </table:table-cell>
          <table:table-cell table:number-columns-repeated="4"/>
        </table:table-row>
        <table:table-row table:style-name="ro1">
          <table:table-cell office:value-type="float" office:value="0.895311213168523">
            <text:p>0.9</text:p>
          </table:table-cell>
          <table:table-cell table:formula="of:=[.A2972]*10+1" office:value-type="float" office:value="9.95311213168523">
            <text:p>9.95</text:p>
          </table:table-cell>
          <table:table-cell table:formula="of:=MEDIAN([.B2972:.B6287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-0.437923300555976">
            <text:p>-0.44</text:p>
          </table:table-cell>
          <table:table-cell table:formula="of:=[.A2973]*10+1" office:value-type="float" office:value="-3.37923300555977">
            <text:p>-3.38</text:p>
          </table:table-cell>
          <table:table-cell table:formula="of:=MEDIAN([.B2973:.B6288])" office:value-type="float" office:value="0.547753818384742">
            <text:p>0.55</text:p>
          </table:table-cell>
          <table:table-cell table:number-columns-repeated="4"/>
        </table:table-row>
        <table:table-row table:style-name="ro1">
          <table:table-cell office:value-type="float" office:value="-0.127647282798506">
            <text:p>-0.13</text:p>
          </table:table-cell>
          <table:table-cell table:formula="of:=[.A2974]*10+1" office:value-type="float" office:value="-0.276472827985057">
            <text:p>-0.28</text:p>
          </table:table-cell>
          <table:table-cell table:formula="of:=MEDIAN([.B2974:.B6289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-0.331961483428683">
            <text:p>-0.33</text:p>
          </table:table-cell>
          <table:table-cell table:formula="of:=[.A2975]*10+1" office:value-type="float" office:value="-2.31961483428683">
            <text:p>-2.32</text:p>
          </table:table-cell>
          <table:table-cell table:formula="of:=MEDIAN([.B2975:.B6290])" office:value-type="float" office:value="0.58671121488197">
            <text:p>0.59</text:p>
          </table:table-cell>
          <table:table-cell table:number-columns-repeated="4"/>
        </table:table-row>
        <table:table-row table:style-name="ro1">
          <table:table-cell office:value-type="float" office:value="-0.307556745900817">
            <text:p>-0.31</text:p>
          </table:table-cell>
          <table:table-cell table:formula="of:=[.A2976]*10+1" office:value-type="float" office:value="-2.07556745900817">
            <text:p>-2.08</text:p>
          </table:table-cell>
          <table:table-cell table:formula="of:=MEDIAN([.B2976:.B6291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-0.590489299888095">
            <text:p>-0.59</text:p>
          </table:table-cell>
          <table:table-cell table:formula="of:=[.A2977]*10+1" office:value-type="float" office:value="-4.90489299888095">
            <text:p>-4.9</text:p>
          </table:table-cell>
          <table:table-cell table:formula="of:=MEDIAN([.B2977:.B6292])" office:value-type="float" office:value="0.602314346871166">
            <text:p>0.6</text:p>
          </table:table-cell>
          <table:table-cell table:number-columns-repeated="4"/>
        </table:table-row>
        <table:table-row table:style-name="ro1">
          <table:table-cell office:value-type="float" office:value="-0.551829711577566">
            <text:p>-0.55</text:p>
          </table:table-cell>
          <table:table-cell table:formula="of:=[.A2978]*10+1" office:value-type="float" office:value="-4.51829711577566">
            <text:p>-4.52</text:p>
          </table:table-cell>
          <table:table-cell table:formula="of:=MEDIAN([.B2978:.B6293])" office:value-type="float" office:value="0.602567779684558">
            <text:p>0.6</text:p>
          </table:table-cell>
          <table:table-cell table:number-columns-repeated="4"/>
        </table:table-row>
        <table:table-row table:style-name="ro1">
          <table:table-cell office:value-type="float" office:value="0.189668899352777">
            <text:p>0.19</text:p>
          </table:table-cell>
          <table:table-cell table:formula="of:=[.A2979]*10+1" office:value-type="float" office:value="2.89668899352777">
            <text:p>2.9</text:p>
          </table:table-cell>
          <table:table-cell table:formula="of:=MEDIAN([.B2979:.B6294])" office:value-type="float" office:value="0.616271877237427">
            <text:p>0.62</text:p>
          </table:table-cell>
          <table:table-cell table:number-columns-repeated="4"/>
        </table:table-row>
        <table:table-row table:style-name="ro1">
          <table:table-cell office:value-type="float" office:value="-0.64160008797591">
            <text:p>-0.64</text:p>
          </table:table-cell>
          <table:table-cell table:formula="of:=[.A2980]*10+1" office:value-type="float" office:value="-5.4160008797591">
            <text:p>-5.42</text:p>
          </table:table-cell>
          <table:table-cell table:formula="of:=MEDIAN([.B2980:.B6295])" office:value-type="float" office:value="0.602567779684558">
            <text:p>0.6</text:p>
          </table:table-cell>
          <table:table-cell table:number-columns-repeated="4"/>
        </table:table-row>
        <table:table-row table:style-name="ro1">
          <table:table-cell office:value-type="float" office:value="-0.351979202824349">
            <text:p>-0.35</text:p>
          </table:table-cell>
          <table:table-cell table:formula="of:=[.A2981]*10+1" office:value-type="float" office:value="-2.51979202824349">
            <text:p>-2.52</text:p>
          </table:table-cell>
          <table:table-cell table:formula="of:=MEDIAN([.B2981:.B6296])" office:value-type="float" office:value="0.616271877237427">
            <text:p>0.62</text:p>
          </table:table-cell>
          <table:table-cell table:number-columns-repeated="4"/>
        </table:table-row>
        <table:table-row table:style-name="ro1">
          <table:table-cell office:value-type="float" office:value="-0.953071658392089">
            <text:p>-0.95</text:p>
          </table:table-cell>
          <table:table-cell table:formula="of:=[.A2982]*10+1" office:value-type="float" office:value="-8.53071658392089">
            <text:p>-8.53</text:p>
          </table:table-cell>
          <table:table-cell table:formula="of:=MEDIAN([.B2982:.B6297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-0.30944108313548">
            <text:p>-0.31</text:p>
          </table:table-cell>
          <table:table-cell table:formula="of:=[.A2983]*10+1" office:value-type="float" office:value="-2.0944108313548">
            <text:p>-2.09</text:p>
          </table:table-cell>
          <table:table-cell table:formula="of:=MEDIAN([.B2983:.B6298])" office:value-type="float" office:value="0.640516153942428">
            <text:p>0.64</text:p>
          </table:table-cell>
          <table:table-cell table:number-columns-repeated="4"/>
        </table:table-row>
        <table:table-row table:style-name="ro1">
          <table:table-cell office:value-type="float" office:value="-0.624569635050017">
            <text:p>-0.62</text:p>
          </table:table-cell>
          <table:table-cell table:formula="of:=[.A2984]*10+1" office:value-type="float" office:value="-5.24569635050018">
            <text:p>-5.25</text:p>
          </table:table-cell>
          <table:table-cell table:formula="of:=MEDIAN([.B2984:.B6299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-0.264792097550848">
            <text:p>-0.26</text:p>
          </table:table-cell>
          <table:table-cell table:formula="of:=[.A2985]*10+1" office:value-type="float" office:value="-1.64792097550848">
            <text:p>-1.65</text:p>
          </table:table-cell>
          <table:table-cell table:formula="of:=MEDIAN([.B2985:.B6300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-0.96837065223461">
            <text:p>-0.97</text:p>
          </table:table-cell>
          <table:table-cell table:formula="of:=[.A2986]*10+1" office:value-type="float" office:value="-8.6837065223461">
            <text:p>-8.68</text:p>
          </table:table-cell>
          <table:table-cell table:formula="of:=MEDIAN([.B2986:.B6301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0.280255160914784">
            <text:p>0.28</text:p>
          </table:table-cell>
          <table:table-cell table:formula="of:=[.A2987]*10+1" office:value-type="float" office:value="3.80255160914784">
            <text:p>3.8</text:p>
          </table:table-cell>
          <table:table-cell table:formula="of:=MEDIAN([.B2987:.B6302])" office:value-type="float" office:value="0.675965292884572">
            <text:p>0.68</text:p>
          </table:table-cell>
          <table:table-cell table:number-columns-repeated="4"/>
        </table:table-row>
        <table:table-row table:style-name="ro1">
          <table:table-cell office:value-type="float" office:value="-0.492210357381767">
            <text:p>-0.49</text:p>
          </table:table-cell>
          <table:table-cell table:formula="of:=[.A2988]*10+1" office:value-type="float" office:value="-3.92210357381767">
            <text:p>-3.92</text:p>
          </table:table-cell>
          <table:table-cell table:formula="of:=MEDIAN([.B2988:.B6303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0.63311683968881">
            <text:p>0.63</text:p>
          </table:table-cell>
          <table:table-cell table:formula="of:=[.A2989]*10+1" office:value-type="float" office:value="7.3311683968881">
            <text:p>7.33</text:p>
          </table:table-cell>
          <table:table-cell table:formula="of:=MEDIAN([.B2989:.B6304])" office:value-type="float" office:value="0.675965292884572">
            <text:p>0.68</text:p>
          </table:table-cell>
          <table:table-cell table:number-columns-repeated="4"/>
        </table:table-row>
        <table:table-row table:style-name="ro1">
          <table:table-cell office:value-type="float" office:value="0.40806189975412">
            <text:p>0.41</text:p>
          </table:table-cell>
          <table:table-cell table:formula="of:=[.A2990]*10+1" office:value-type="float" office:value="5.0806189975412">
            <text:p>5.08</text:p>
          </table:table-cell>
          <table:table-cell table:formula="of:=MEDIAN([.B2990:.B6305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-0.643149892904526">
            <text:p>-0.64</text:p>
          </table:table-cell>
          <table:table-cell table:formula="of:=[.A2991]*10+1" office:value-type="float" office:value="-5.43149892904526">
            <text:p>-5.43</text:p>
          </table:table-cell>
          <table:table-cell table:formula="of:=MEDIAN([.B2991:.B6306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-0.174725469835801">
            <text:p>-0.17</text:p>
          </table:table-cell>
          <table:table-cell table:formula="of:=[.A2992]*10+1" office:value-type="float" office:value="-0.747254698358007">
            <text:p>-0.75</text:p>
          </table:table-cell>
          <table:table-cell table:formula="of:=MEDIAN([.B2992:.B6307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0.0989866198880524">
            <text:p>0.1</text:p>
          </table:table-cell>
          <table:table-cell table:formula="of:=[.A2993]*10+1" office:value-type="float" office:value="1.98986619888052">
            <text:p>1.99</text:p>
          </table:table-cell>
          <table:table-cell table:formula="of:=MEDIAN([.B2993:.B6308])" office:value-type="float" office:value="0.675965292884572">
            <text:p>0.68</text:p>
          </table:table-cell>
          <table:table-cell table:number-columns-repeated="4"/>
        </table:table-row>
        <table:table-row table:style-name="ro1">
          <table:table-cell office:value-type="float" office:value="0.445962767305474">
            <text:p>0.45</text:p>
          </table:table-cell>
          <table:table-cell table:formula="of:=[.A2994]*10+1" office:value-type="float" office:value="5.45962767305474">
            <text:p>5.46</text:p>
          </table:table-cell>
          <table:table-cell table:formula="of:=MEDIAN([.B2994:.B6309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0.188868312609557">
            <text:p>0.19</text:p>
          </table:table-cell>
          <table:table-cell table:formula="of:=[.A2995]*10+1" office:value-type="float" office:value="2.88868312609557">
            <text:p>2.89</text:p>
          </table:table-cell>
          <table:table-cell table:formula="of:=MEDIAN([.B2995:.B6310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-0.777356742452182">
            <text:p>-0.78</text:p>
          </table:table-cell>
          <table:table-cell table:formula="of:=[.A2996]*10+1" office:value-type="float" office:value="-6.77356742452182">
            <text:p>-6.77</text:p>
          </table:table-cell>
          <table:table-cell table:formula="of:=MEDIAN([.B2996:.B6311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-0.275767598238608">
            <text:p>-0.28</text:p>
          </table:table-cell>
          <table:table-cell table:formula="of:=[.A2997]*10+1" office:value-type="float" office:value="-1.75767598238608">
            <text:p>-1.76</text:p>
          </table:table-cell>
          <table:table-cell table:formula="of:=MEDIAN([.B2997:.B6312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-0.582771754439433">
            <text:p>-0.58</text:p>
          </table:table-cell>
          <table:table-cell table:formula="of:=[.A2998]*10+1" office:value-type="float" office:value="-4.82771754439433">
            <text:p>-4.83</text:p>
          </table:table-cell>
          <table:table-cell table:formula="of:=MEDIAN([.B2998:.B6313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0.947700209693727">
            <text:p>0.95</text:p>
          </table:table-cell>
          <table:table-cell table:formula="of:=[.A2999]*10+1" office:value-type="float" office:value="10.4770020969373">
            <text:p>10.48</text:p>
          </table:table-cell>
          <table:table-cell table:formula="of:=MEDIAN([.B2999:.B6314])" office:value-type="float" office:value="0.675965292884572">
            <text:p>0.68</text:p>
          </table:table-cell>
          <table:table-cell table:number-columns-repeated="4"/>
        </table:table-row>
        <table:table-row table:style-name="ro1">
          <table:table-cell office:value-type="float" office:value="0.12523474448066">
            <text:p>0.13</text:p>
          </table:table-cell>
          <table:table-cell table:formula="of:=[.A3000]*10+1" office:value-type="float" office:value="2.2523474448066">
            <text:p>2.25</text:p>
          </table:table-cell>
          <table:table-cell table:formula="of:=MEDIAN([.B3000:.B6315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0.521112944034333">
            <text:p>0.52</text:p>
          </table:table-cell>
          <table:table-cell table:formula="of:=[.A3001]*10+1" office:value-type="float" office:value="6.21112944034333">
            <text:p>6.21</text:p>
          </table:table-cell>
          <table:table-cell table:formula="of:=MEDIAN([.B3001:.B6316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0.777253104583426">
            <text:p>0.78</text:p>
          </table:table-cell>
          <table:table-cell table:formula="of:=[.A3002]*10+1" office:value-type="float" office:value="8.77253104583426">
            <text:p>8.77</text:p>
          </table:table-cell>
          <table:table-cell table:formula="of:=MEDIAN([.B3002:.B6317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0.5785554839728">
            <text:p>0.58</text:p>
          </table:table-cell>
          <table:table-cell table:formula="of:=[.A3003]*10+1" office:value-type="float" office:value="6.785554839728">
            <text:p>6.79</text:p>
          </table:table-cell>
          <table:table-cell table:formula="of:=MEDIAN([.B3003:.B6318])" office:value-type="float" office:value="0.640516153942428">
            <text:p>0.64</text:p>
          </table:table-cell>
          <table:table-cell table:number-columns-repeated="4"/>
        </table:table-row>
        <table:table-row table:style-name="ro1">
          <table:table-cell office:value-type="float" office:value="-0.392030646329675">
            <text:p>-0.39</text:p>
          </table:table-cell>
          <table:table-cell table:formula="of:=[.A3004]*10+1" office:value-type="float" office:value="-2.92030646329675">
            <text:p>-2.92</text:p>
          </table:table-cell>
          <table:table-cell table:formula="of:=MEDIAN([.B3004:.B6319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-0.181413310223251">
            <text:p>-0.18</text:p>
          </table:table-cell>
          <table:table-cell table:formula="of:=[.A3005]*10+1" office:value-type="float" office:value="-0.814133102232507">
            <text:p>-0.81</text:p>
          </table:table-cell>
          <table:table-cell table:formula="of:=MEDIAN([.B3005:.B6320])" office:value-type="float" office:value="0.640516153942428">
            <text:p>0.64</text:p>
          </table:table-cell>
          <table:table-cell table:number-columns-repeated="4"/>
        </table:table-row>
        <table:table-row table:style-name="ro1">
          <table:table-cell office:value-type="float" office:value="-0.389738157684917">
            <text:p>-0.39</text:p>
          </table:table-cell>
          <table:table-cell table:formula="of:=[.A3006]*10+1" office:value-type="float" office:value="-2.89738157684917">
            <text:p>-2.9</text:p>
          </table:table-cell>
          <table:table-cell table:formula="of:=MEDIAN([.B3006:.B6321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0.114299714654081">
            <text:p>0.11</text:p>
          </table:table-cell>
          <table:table-cell table:formula="of:=[.A3007]*10+1" office:value-type="float" office:value="2.14299714654081">
            <text:p>2.14</text:p>
          </table:table-cell>
          <table:table-cell table:formula="of:=MEDIAN([.B3007:.B6322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-0.0819401794251542">
            <text:p>-0.08</text:p>
          </table:table-cell>
          <table:table-cell table:formula="of:=[.A3008]*10+1" office:value-type="float" office:value="0.180598205748458">
            <text:p>0.18</text:p>
          </table:table-cell>
          <table:table-cell table:formula="of:=MEDIAN([.B3008:.B6323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0.889775312046492">
            <text:p>0.89</text:p>
          </table:table-cell>
          <table:table-cell table:formula="of:=[.A3009]*10+1" office:value-type="float" office:value="9.89775312046492">
            <text:p>9.9</text:p>
          </table:table-cell>
          <table:table-cell table:formula="of:=MEDIAN([.B3009:.B6324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0.83247516426216">
            <text:p>0.83</text:p>
          </table:table-cell>
          <table:table-cell table:formula="of:=[.A3010]*10+1" office:value-type="float" office:value="9.3247516426216">
            <text:p>9.32</text:p>
          </table:table-cell>
          <table:table-cell table:formula="of:=MEDIAN([.B3010:.B6325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-0.270383203262868">
            <text:p>-0.27</text:p>
          </table:table-cell>
          <table:table-cell table:formula="of:=[.A3011]*10+1" office:value-type="float" office:value="-1.70383203262868">
            <text:p>-1.7</text:p>
          </table:table-cell>
          <table:table-cell table:formula="of:=MEDIAN([.B3011:.B6326])" office:value-type="float" office:value="0.640516153942428">
            <text:p>0.64</text:p>
          </table:table-cell>
          <table:table-cell table:number-columns-repeated="4"/>
        </table:table-row>
        <table:table-row table:style-name="ro1">
          <table:table-cell office:value-type="float" office:value="-0.884531654100458">
            <text:p>-0.88</text:p>
          </table:table-cell>
          <table:table-cell table:formula="of:=[.A3012]*10+1" office:value-type="float" office:value="-7.84531654100458">
            <text:p>-7.85</text:p>
          </table:table-cell>
          <table:table-cell table:formula="of:=MEDIAN([.B3012:.B6327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-0.749559001947679">
            <text:p>-0.75</text:p>
          </table:table-cell>
          <table:table-cell table:formula="of:=[.A3013]*10+1" office:value-type="float" office:value="-6.49559001947679">
            <text:p>-6.5</text:p>
          </table:table-cell>
          <table:table-cell table:formula="of:=MEDIAN([.B3013:.B6328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0.0713580323348828">
            <text:p>0.07</text:p>
          </table:table-cell>
          <table:table-cell table:formula="of:=[.A3014]*10+1" office:value-type="float" office:value="1.71358032334883">
            <text:p>1.71</text:p>
          </table:table-cell>
          <table:table-cell table:formula="of:=MEDIAN([.B3014:.B6329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-0.773794692816498">
            <text:p>-0.77</text:p>
          </table:table-cell>
          <table:table-cell table:formula="of:=[.A3015]*10+1" office:value-type="float" office:value="-6.73794692816498">
            <text:p>-6.74</text:p>
          </table:table-cell>
          <table:table-cell table:formula="of:=MEDIAN([.B3015:.B6330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-0.171988851579374">
            <text:p>-0.17</text:p>
          </table:table-cell>
          <table:table-cell table:formula="of:=[.A3016]*10+1" office:value-type="float" office:value="-0.71988851579374">
            <text:p>-0.72</text:p>
          </table:table-cell>
          <table:table-cell table:formula="of:=MEDIAN([.B3016:.B6331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0.485505664385454">
            <text:p>0.49</text:p>
          </table:table-cell>
          <table:table-cell table:formula="of:=[.A3017]*10+1" office:value-type="float" office:value="5.85505664385454">
            <text:p>5.86</text:p>
          </table:table-cell>
          <table:table-cell table:formula="of:=MEDIAN([.B3017:.B6332])" office:value-type="float" office:value="0.675965292884572">
            <text:p>0.68</text:p>
          </table:table-cell>
          <table:table-cell table:number-columns-repeated="4"/>
        </table:table-row>
        <table:table-row table:style-name="ro1">
          <table:table-cell office:value-type="float" office:value="-0.373566255670896">
            <text:p>-0.37</text:p>
          </table:table-cell>
          <table:table-cell table:formula="of:=[.A3018]*10+1" office:value-type="float" office:value="-2.73566255670896">
            <text:p>-2.74</text:p>
          </table:table-cell>
          <table:table-cell table:formula="of:=MEDIAN([.B3018:.B6333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-0.419371073840133">
            <text:p>-0.42</text:p>
          </table:table-cell>
          <table:table-cell table:formula="of:=[.A3019]*10+1" office:value-type="float" office:value="-3.19371073840133">
            <text:p>-3.19</text:p>
          </table:table-cell>
          <table:table-cell table:formula="of:=MEDIAN([.B3019:.B6334])" office:value-type="float" office:value="0.675965292884572">
            <text:p>0.68</text:p>
          </table:table-cell>
          <table:table-cell table:number-columns-repeated="4"/>
        </table:table-row>
        <table:table-row table:style-name="ro1">
          <table:table-cell office:value-type="float" office:value="0.158280220786942">
            <text:p>0.16</text:p>
          </table:table-cell>
          <table:table-cell table:formula="of:=[.A3020]*10+1" office:value-type="float" office:value="2.58280220786942">
            <text:p>2.58</text:p>
          </table:table-cell>
          <table:table-cell table:formula="of:=MEDIAN([.B3020:.B6335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-0.894487183401309">
            <text:p>-0.89</text:p>
          </table:table-cell>
          <table:table-cell table:formula="of:=[.A3021]*10+1" office:value-type="float" office:value="-7.94487183401309">
            <text:p>-7.94</text:p>
          </table:table-cell>
          <table:table-cell table:formula="of:=MEDIAN([.B3021:.B6336])" office:value-type="float" office:value="0.675965292884572">
            <text:p>0.68</text:p>
          </table:table-cell>
          <table:table-cell table:number-columns-repeated="4"/>
        </table:table-row>
        <table:table-row table:style-name="ro1">
          <table:table-cell office:value-type="float" office:value="0.945646293655502">
            <text:p>0.95</text:p>
          </table:table-cell>
          <table:table-cell table:formula="of:=[.A3022]*10+1" office:value-type="float" office:value="10.456462936555">
            <text:p>10.46</text:p>
          </table:table-cell>
          <table:table-cell table:formula="of:=MEDIAN([.B3022:.B6337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0.810494361741466">
            <text:p>0.81</text:p>
          </table:table-cell>
          <table:table-cell table:formula="of:=[.A3023]*10+1" office:value-type="float" office:value="9.10494361741466">
            <text:p>9.1</text:p>
          </table:table-cell>
          <table:table-cell table:formula="of:=MEDIAN([.B3023:.B6338])" office:value-type="float" office:value="0.675965292884572">
            <text:p>0.68</text:p>
          </table:table-cell>
          <table:table-cell table:number-columns-repeated="4"/>
        </table:table-row>
        <table:table-row table:style-name="ro1">
          <table:table-cell office:value-type="float" office:value="0.989785590930762">
            <text:p>0.99</text:p>
          </table:table-cell>
          <table:table-cell table:formula="of:=[.A3024]*10+1" office:value-type="float" office:value="10.8978559093076">
            <text:p>10.9</text:p>
          </table:table-cell>
          <table:table-cell table:formula="of:=MEDIAN([.B3024:.B6339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-0.177908358729499">
            <text:p>-0.18</text:p>
          </table:table-cell>
          <table:table-cell table:formula="of:=[.A3025]*10+1" office:value-type="float" office:value="-0.779083587294987">
            <text:p>-0.78</text:p>
          </table:table-cell>
          <table:table-cell table:formula="of:=MEDIAN([.B3025:.B6340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-0.356566286141246">
            <text:p>-0.36</text:p>
          </table:table-cell>
          <table:table-cell table:formula="of:=[.A3026]*10+1" office:value-type="float" office:value="-2.56566286141246">
            <text:p>-2.57</text:p>
          </table:table-cell>
          <table:table-cell table:formula="of:=MEDIAN([.B3026:.B6341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0.991206935763519">
            <text:p>0.99</text:p>
          </table:table-cell>
          <table:table-cell table:formula="of:=[.A3027]*10+1" office:value-type="float" office:value="10.9120693576352">
            <text:p>10.91</text:p>
          </table:table-cell>
          <table:table-cell table:formula="of:=MEDIAN([.B3027:.B6342])" office:value-type="float" office:value="0.675965292884572">
            <text:p>0.68</text:p>
          </table:table-cell>
          <table:table-cell table:number-columns-repeated="4"/>
        </table:table-row>
        <table:table-row table:style-name="ro1">
          <table:table-cell office:value-type="float" office:value="-0.28691168902655">
            <text:p>-0.29</text:p>
          </table:table-cell>
          <table:table-cell table:formula="of:=[.A3028]*10+1" office:value-type="float" office:value="-1.86911689026551">
            <text:p>-1.87</text:p>
          </table:table-cell>
          <table:table-cell table:formula="of:=MEDIAN([.B3028:.B6343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-0.987793117827386">
            <text:p>-0.99</text:p>
          </table:table-cell>
          <table:table-cell table:formula="of:=[.A3029]*10+1" office:value-type="float" office:value="-8.87793117827386">
            <text:p>-8.88</text:p>
          </table:table-cell>
          <table:table-cell table:formula="of:=MEDIAN([.B3029:.B6344])" office:value-type="float" office:value="0.675965292884572">
            <text:p>0.68</text:p>
          </table:table-cell>
          <table:table-cell table:number-columns-repeated="4"/>
        </table:table-row>
        <table:table-row table:style-name="ro1">
          <table:table-cell office:value-type="float" office:value="-0.890275185698169">
            <text:p>-0.89</text:p>
          </table:table-cell>
          <table:table-cell table:formula="of:=[.A3030]*10+1" office:value-type="float" office:value="-7.90275185698169">
            <text:p>-7.9</text:p>
          </table:table-cell>
          <table:table-cell table:formula="of:=MEDIAN([.B3030:.B6345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0.426776748715804">
            <text:p>0.43</text:p>
          </table:table-cell>
          <table:table-cell table:formula="of:=[.A3031]*10+1" office:value-type="float" office:value="5.26776748715804">
            <text:p>5.27</text:p>
          </table:table-cell>
          <table:table-cell table:formula="of:=MEDIAN([.B3031:.B6346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-0.906227576453058">
            <text:p>-0.91</text:p>
          </table:table-cell>
          <table:table-cell table:formula="of:=[.A3032]*10+1" office:value-type="float" office:value="-8.06227576453058">
            <text:p>-8.06</text:p>
          </table:table-cell>
          <table:table-cell table:formula="of:=MEDIAN([.B3032:.B6347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-0.268586275284461">
            <text:p>-0.27</text:p>
          </table:table-cell>
          <table:table-cell table:formula="of:=[.A3033]*10+1" office:value-type="float" office:value="-1.68586275284461">
            <text:p>-1.69</text:p>
          </table:table-cell>
          <table:table-cell table:formula="of:=MEDIAN([.B3033:.B6348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0.222297512619272">
            <text:p>0.22</text:p>
          </table:table-cell>
          <table:table-cell table:formula="of:=[.A3034]*10+1" office:value-type="float" office:value="3.22297512619272">
            <text:p>3.22</text:p>
          </table:table-cell>
          <table:table-cell table:formula="of:=MEDIAN([.B3034:.B6349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-0.0397432220315442">
            <text:p>-0.04</text:p>
          </table:table-cell>
          <table:table-cell table:formula="of:=[.A3035]*10+1" office:value-type="float" office:value="0.602567779684558">
            <text:p>0.6</text:p>
          </table:table-cell>
          <table:table-cell table:formula="of:=MEDIAN([.B3035:.B6350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0.942651539579253">
            <text:p>0.94</text:p>
          </table:table-cell>
          <table:table-cell table:formula="of:=[.A3036]*10+1" office:value-type="float" office:value="10.4265153957925">
            <text:p>10.43</text:p>
          </table:table-cell>
          <table:table-cell table:formula="of:=MEDIAN([.B3036:.B6351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-0.226701630526223">
            <text:p>-0.23</text:p>
          </table:table-cell>
          <table:table-cell table:formula="of:=[.A3037]*10+1" office:value-type="float" office:value="-1.26701630526223">
            <text:p>-1.27</text:p>
          </table:table-cell>
          <table:table-cell table:formula="of:=MEDIAN([.B3037:.B6352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-0.0648949119588991">
            <text:p>-0.06</text:p>
          </table:table-cell>
          <table:table-cell table:formula="of:=[.A3038]*10+1" office:value-type="float" office:value="0.351050880411009">
            <text:p>0.35</text:p>
          </table:table-cell>
          <table:table-cell table:formula="of:=MEDIAN([.B3038:.B6353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0.258475572604123">
            <text:p>0.26</text:p>
          </table:table-cell>
          <table:table-cell table:formula="of:=[.A3039]*10+1" office:value-type="float" office:value="3.58475572604123">
            <text:p>3.58</text:p>
          </table:table-cell>
          <table:table-cell table:formula="of:=MEDIAN([.B3039:.B6354])" office:value-type="float" office:value="0.810925267393054">
            <text:p>0.81</text:p>
          </table:table-cell>
          <table:table-cell table:number-columns-repeated="4"/>
        </table:table-row>
        <table:table-row table:style-name="ro1">
          <table:table-cell office:value-type="float" office:value="0.241220228173926">
            <text:p>0.24</text:p>
          </table:table-cell>
          <table:table-cell table:formula="of:=[.A3040]*10+1" office:value-type="float" office:value="3.41220228173926">
            <text:p>3.41</text:p>
          </table:table-cell>
          <table:table-cell table:formula="of:=MEDIAN([.B3040:.B6355])" office:value-type="float" office:value="0.699065004136049">
            <text:p>0.7</text:p>
          </table:table-cell>
          <table:table-cell table:number-columns-repeated="4"/>
        </table:table-row>
        <table:table-row table:style-name="ro1">
          <table:table-cell office:value-type="float" office:value="0.0098480776228923">
            <text:p>0.01</text:p>
          </table:table-cell>
          <table:table-cell table:formula="of:=[.A3041]*10+1" office:value-type="float" office:value="1.09848077622892">
            <text:p>1.1</text:p>
          </table:table-cell>
          <table:table-cell table:formula="of:=MEDIAN([.B3041:.B6356])" office:value-type="float" office:value="0.69835370157821">
            <text:p>0.7</text:p>
          </table:table-cell>
          <table:table-cell table:number-columns-repeated="4"/>
        </table:table-row>
        <table:table-row table:style-name="ro1">
          <table:table-cell office:value-type="float" office:value="0.675325919124418">
            <text:p>0.68</text:p>
          </table:table-cell>
          <table:table-cell table:formula="of:=[.A3042]*10+1" office:value-type="float" office:value="7.75325919124418">
            <text:p>7.75</text:p>
          </table:table-cell>
          <table:table-cell table:formula="of:=MEDIAN([.B3042:.B6357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-0.2852745020173">
            <text:p>-0.29</text:p>
          </table:table-cell>
          <table:table-cell table:formula="of:=[.A3043]*10+1" office:value-type="float" office:value="-1.852745020173">
            <text:p>-1.85</text:p>
          </table:table-cell>
          <table:table-cell table:formula="of:=MEDIAN([.B3043:.B6358])" office:value-type="float" office:value="0.675965292884572">
            <text:p>0.68</text:p>
          </table:table-cell>
          <table:table-cell table:number-columns-repeated="4"/>
        </table:table-row>
        <table:table-row table:style-name="ro1">
          <table:table-cell office:value-type="float" office:value="0.937971882114433">
            <text:p>0.94</text:p>
          </table:table-cell>
          <table:table-cell table:formula="of:=[.A3044]*10+1" office:value-type="float" office:value="10.3797188211443">
            <text:p>10.38</text:p>
          </table:table-cell>
          <table:table-cell table:formula="of:=MEDIAN([.B3044:.B6359])" office:value-type="float" office:value="0.69764239902037">
            <text:p>0.7</text:p>
          </table:table-cell>
          <table:table-cell table:number-columns-repeated="4"/>
        </table:table-row>
        <table:table-row table:style-name="ro1">
          <table:table-cell office:value-type="float" office:value="0.92816482359294">
            <text:p>0.93</text:p>
          </table:table-cell>
          <table:table-cell table:formula="of:=[.A3045]*10+1" office:value-type="float" office:value="10.2816482359294">
            <text:p>10.28</text:p>
          </table:table-cell>
          <table:table-cell table:formula="of:=MEDIAN([.B3045:.B6360])" office:value-type="float" office:value="0.675965292884572">
            <text:p>0.68</text:p>
          </table:table-cell>
          <table:table-cell table:number-columns-repeated="4"/>
        </table:table-row>
        <table:table-row table:style-name="ro1">
          <table:table-cell office:value-type="float" office:value="0.371735269761113">
            <text:p>0.37</text:p>
          </table:table-cell>
          <table:table-cell table:formula="of:=[.A3046]*10+1" office:value-type="float" office:value="4.71735269761113">
            <text:p>4.72</text:p>
          </table:table-cell>
          <table:table-cell table:formula="of:=MEDIAN([.B3046:.B6361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0.0410485103346152">
            <text:p>0.04</text:p>
          </table:table-cell>
          <table:table-cell table:formula="of:=[.A3047]*10+1" office:value-type="float" office:value="1.41048510334615">
            <text:p>1.41</text:p>
          </table:table-cell>
          <table:table-cell table:formula="of:=MEDIAN([.B3047:.B6362])" office:value-type="float" office:value="0.652672259921667">
            <text:p>0.65</text:p>
          </table:table-cell>
          <table:table-cell table:number-columns-repeated="4"/>
        </table:table-row>
        <table:table-row table:style-name="ro1">
          <table:table-cell office:value-type="float" office:value="0.799474298543696">
            <text:p>0.8</text:p>
          </table:table-cell>
          <table:table-cell table:formula="of:=[.A3048]*10+1" office:value-type="float" office:value="8.99474298543696">
            <text:p>8.99</text:p>
          </table:table-cell>
          <table:table-cell table:formula="of:=MEDIAN([.B3048:.B6363])" office:value-type="float" office:value="0.65105633309456">
            <text:p>0.65</text:p>
          </table:table-cell>
          <table:table-cell table:number-columns-repeated="4"/>
        </table:table-row>
        <table:table-row table:style-name="ro1">
          <table:table-cell office:value-type="float" office:value="0.29919669610742">
            <text:p>0.3</text:p>
          </table:table-cell>
          <table:table-cell table:formula="of:=[.A3049]*10+1" office:value-type="float" office:value="3.9919669610742">
            <text:p>3.99</text:p>
          </table:table-cell>
          <table:table-cell table:formula="of:=MEDIAN([.B3049:.B6364])" office:value-type="float" office:value="0.640516153942428">
            <text:p>0.64</text:p>
          </table:table-cell>
          <table:table-cell table:number-columns-repeated="4"/>
        </table:table-row>
        <table:table-row table:style-name="ro1">
          <table:table-cell office:value-type="float" office:value="0.451203527151303">
            <text:p>0.45</text:p>
          </table:table-cell>
          <table:table-cell table:formula="of:=[.A3050]*10+1" office:value-type="float" office:value="5.51203527151303">
            <text:p>5.51</text:p>
          </table:table-cell>
          <table:table-cell table:formula="of:=MEDIAN([.B3050:.B6365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0.493596338757237">
            <text:p>0.49</text:p>
          </table:table-cell>
          <table:table-cell table:formula="of:=[.A3051]*10+1" office:value-type="float" office:value="5.93596338757237">
            <text:p>5.94</text:p>
          </table:table-cell>
          <table:table-cell table:formula="of:=MEDIAN([.B3051:.B6366])" office:value-type="float" office:value="0.616018444424036">
            <text:p>0.62</text:p>
          </table:table-cell>
          <table:table-cell table:number-columns-repeated="4"/>
        </table:table-row>
        <table:table-row table:style-name="ro1">
          <table:table-cell office:value-type="float" office:value="0.380529238431136">
            <text:p>0.38</text:p>
          </table:table-cell>
          <table:table-cell table:formula="of:=[.A3052]*10+1" office:value-type="float" office:value="4.80529238431136">
            <text:p>4.81</text:p>
          </table:table-cell>
          <table:table-cell table:formula="of:=MEDIAN([.B3052:.B6367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-0.248741374592562">
            <text:p>-0.25</text:p>
          </table:table-cell>
          <table:table-cell table:formula="of:=[.A3053]*10+1" office:value-type="float" office:value="-1.48741374592562">
            <text:p>-1.49</text:p>
          </table:table-cell>
          <table:table-cell table:formula="of:=MEDIAN([.B3053:.B6368])" office:value-type="float" office:value="0.58671121488197">
            <text:p>0.59</text:p>
          </table:table-cell>
          <table:table-cell table:number-columns-repeated="4"/>
        </table:table-row>
        <table:table-row table:style-name="ro1">
          <table:table-cell office:value-type="float" office:value="-0.154488891858832">
            <text:p>-0.15</text:p>
          </table:table-cell>
          <table:table-cell table:formula="of:=[.A3054]*10+1" office:value-type="float" office:value="-0.544888918588319">
            <text:p>-0.54</text:p>
          </table:table-cell>
          <table:table-cell table:formula="of:=MEDIAN([.B3054:.B6369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0.326526527644186">
            <text:p>0.33</text:p>
          </table:table-cell>
          <table:table-cell table:formula="of:=[.A3055]*10+1" office:value-type="float" office:value="4.26526527644186">
            <text:p>4.27</text:p>
          </table:table-cell>
          <table:table-cell table:formula="of:=MEDIAN([.B3055:.B6370])" office:value-type="float" office:value="0.616018444424036">
            <text:p>0.62</text:p>
          </table:table-cell>
          <table:table-cell table:number-columns-repeated="4"/>
        </table:table-row>
        <table:table-row table:style-name="ro1">
          <table:table-cell office:value-type="float" office:value="-0.269584245061636">
            <text:p>-0.27</text:p>
          </table:table-cell>
          <table:table-cell table:formula="of:=[.A3056]*10+1" office:value-type="float" office:value="-1.69584245061636">
            <text:p>-1.7</text:p>
          </table:table-cell>
          <table:table-cell table:formula="of:=MEDIAN([.B3056:.B6371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-0.0495991307558406">
            <text:p>-0.05</text:p>
          </table:table-cell>
          <table:table-cell table:formula="of:=[.A3057]*10+1" office:value-type="float" office:value="0.504008692441595">
            <text:p>0.5</text:p>
          </table:table-cell>
          <table:table-cell table:formula="of:=MEDIAN([.B3057:.B6372])" office:value-type="float" office:value="0.616018444424036">
            <text:p>0.62</text:p>
          </table:table-cell>
          <table:table-cell table:number-columns-repeated="4"/>
        </table:table-row>
        <table:table-row table:style-name="ro1">
          <table:table-cell office:value-type="float" office:value="0.571992093499809">
            <text:p>0.57</text:p>
          </table:table-cell>
          <table:table-cell table:formula="of:=[.A3058]*10+1" office:value-type="float" office:value="6.71992093499809">
            <text:p>6.72</text:p>
          </table:table-cell>
          <table:table-cell table:formula="of:=MEDIAN([.B3058:.B6373])" office:value-type="float" office:value="0.629975974790297">
            <text:p>0.63</text:p>
          </table:table-cell>
          <table:table-cell table:number-columns-repeated="4"/>
        </table:table-row>
        <table:table-row table:style-name="ro1">
          <table:table-cell office:value-type="float" office:value="0.155845378137359">
            <text:p>0.16</text:p>
          </table:table-cell>
          <table:table-cell table:formula="of:=[.A3059]*10+1" office:value-type="float" office:value="2.55845378137359">
            <text:p>2.56</text:p>
          </table:table-cell>
          <table:table-cell table:formula="of:=MEDIAN([.B3059:.B6374])" office:value-type="float" office:value="0.616018444424036">
            <text:p>0.62</text:p>
          </table:table-cell>
          <table:table-cell table:number-columns-repeated="4"/>
        </table:table-row>
        <table:table-row table:style-name="ro1">
          <table:table-cell office:value-type="float" office:value="0.941383416946023">
            <text:p>0.94</text:p>
          </table:table-cell>
          <table:table-cell table:formula="of:=[.A3060]*10+1" office:value-type="float" office:value="10.4138341694602">
            <text:p>10.41</text:p>
          </table:table-cell>
          <table:table-cell table:formula="of:=MEDIAN([.B3060:.B6375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0.830256905082402">
            <text:p>0.83</text:p>
          </table:table-cell>
          <table:table-cell table:formula="of:=[.A3061]*10+1" office:value-type="float" office:value="9.30256905082402">
            <text:p>9.3</text:p>
          </table:table-cell>
          <table:table-cell table:formula="of:=MEDIAN([.B3061:.B6376])" office:value-type="float" office:value="0.58671121488197">
            <text:p>0.59</text:p>
          </table:table-cell>
          <table:table-cell table:number-columns-repeated="4"/>
        </table:table-row>
        <table:table-row table:style-name="ro1">
          <table:table-cell office:value-type="float" office:value="0.635475476862105">
            <text:p>0.64</text:p>
          </table:table-cell>
          <table:table-cell table:formula="of:=[.A3062]*10+1" office:value-type="float" office:value="7.35475476862105">
            <text:p>7.35</text:p>
          </table:table-cell>
          <table:table-cell table:formula="of:=MEDIAN([.B3062:.B6377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0.751244758370688">
            <text:p>0.75</text:p>
          </table:table-cell>
          <table:table-cell table:formula="of:=[.A3063]*10+1" office:value-type="float" office:value="8.51244758370688">
            <text:p>8.51</text:p>
          </table:table-cell>
          <table:table-cell table:formula="of:=MEDIAN([.B3063:.B6378])" office:value-type="float" office:value="0.547753818384742">
            <text:p>0.55</text:p>
          </table:table-cell>
          <table:table-cell table:number-columns-repeated="4"/>
        </table:table-row>
        <table:table-row table:style-name="ro1">
          <table:table-cell office:value-type="float" office:value="-0.986387891610303">
            <text:p>-0.99</text:p>
          </table:table-cell>
          <table:table-cell table:formula="of:=[.A3064]*10+1" office:value-type="float" office:value="-8.86387891610303">
            <text:p>-8.86</text:p>
          </table:table-cell>
          <table:table-cell table:formula="of:=MEDIAN([.B3064:.B6379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0.735537506492731">
            <text:p>0.74</text:p>
          </table:table-cell>
          <table:table-cell table:formula="of:=[.A3065]*10+1" office:value-type="float" office:value="8.35537506492731">
            <text:p>8.36</text:p>
          </table:table-cell>
          <table:table-cell table:formula="of:=MEDIAN([.B3065:.B6380])" office:value-type="float" office:value="0.547753818384742">
            <text:p>0.55</text:p>
          </table:table-cell>
          <table:table-cell table:number-columns-repeated="4"/>
        </table:table-row>
        <table:table-row table:style-name="ro1">
          <table:table-cell office:value-type="float" office:value="0.590068083774745">
            <text:p>0.59</text:p>
          </table:table-cell>
          <table:table-cell table:formula="of:=[.A3066]*10+1" office:value-type="float" office:value="6.90068083774745">
            <text:p>6.9</text:p>
          </table:table-cell>
          <table:table-cell table:formula="of:=MEDIAN([.B3066:.B6381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-0.96912070722975">
            <text:p>-0.97</text:p>
          </table:table-cell>
          <table:table-cell table:formula="of:=[.A3067]*10+1" office:value-type="float" office:value="-8.6912070722975">
            <text:p>-8.69</text:p>
          </table:table-cell>
          <table:table-cell table:formula="of:=MEDIAN([.B3067:.B6382])" office:value-type="float" office:value="0.497394209516021">
            <text:p>0.5</text:p>
          </table:table-cell>
          <table:table-cell table:number-columns-repeated="4"/>
        </table:table-row>
        <table:table-row table:style-name="ro1">
          <table:table-cell office:value-type="float" office:value="0.736497903132133">
            <text:p>0.74</text:p>
          </table:table-cell>
          <table:table-cell table:formula="of:=[.A3068]*10+1" office:value-type="float" office:value="8.36497903132133">
            <text:p>8.36</text:p>
          </table:table-cell>
          <table:table-cell table:formula="of:=MEDIAN([.B3068:.B6383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-0.871245575443933">
            <text:p>-0.87</text:p>
          </table:table-cell>
          <table:table-cell table:formula="of:=[.A3069]*10+1" office:value-type="float" office:value="-7.71245575443933">
            <text:p>-7.71</text:p>
          </table:table-cell>
          <table:table-cell table:formula="of:=MEDIAN([.B3069:.B6384])" office:value-type="float" office:value="0.497394209516021">
            <text:p>0.5</text:p>
          </table:table-cell>
          <table:table-cell table:number-columns-repeated="4"/>
        </table:table-row>
        <table:table-row table:style-name="ro1">
          <table:table-cell office:value-type="float" office:value="-0.59108728415614">
            <text:p>-0.59</text:p>
          </table:table-cell>
          <table:table-cell table:formula="of:=[.A3070]*10+1" office:value-type="float" office:value="-4.9108728415614">
            <text:p>-4.91</text:p>
          </table:table-cell>
          <table:table-cell table:formula="of:=MEDIAN([.B3070:.B6385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0.354354388399859">
            <text:p>0.35</text:p>
          </table:table-cell>
          <table:table-cell table:formula="of:=[.A3071]*10+1" office:value-type="float" office:value="4.54354388399859">
            <text:p>4.54</text:p>
          </table:table-cell>
          <table:table-cell table:formula="of:=MEDIAN([.B3071:.B6386])" office:value-type="float" office:value="0.547753818384742">
            <text:p>0.55</text:p>
          </table:table-cell>
          <table:table-cell table:number-columns-repeated="4"/>
        </table:table-row>
        <table:table-row table:style-name="ro1">
          <table:table-cell office:value-type="float" office:value="-0.556607222035808">
            <text:p>-0.56</text:p>
          </table:table-cell>
          <table:table-cell table:formula="of:=[.A3072]*10+1" office:value-type="float" office:value="-4.56607222035808">
            <text:p>-4.57</text:p>
          </table:table-cell>
          <table:table-cell table:formula="of:=MEDIAN([.B3072:.B6387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-0.614841254127703">
            <text:p>-0.61</text:p>
          </table:table-cell>
          <table:table-cell table:formula="of:=[.A3073]*10+1" office:value-type="float" office:value="-5.14841254127703">
            <text:p>-5.15</text:p>
          </table:table-cell>
          <table:table-cell table:formula="of:=MEDIAN([.B3073:.B6388])" office:value-type="float" office:value="0.547753818384742">
            <text:p>0.55</text:p>
          </table:table-cell>
          <table:table-cell table:number-columns-repeated="4"/>
        </table:table-row>
        <table:table-row table:style-name="ro1">
          <table:table-cell office:value-type="float" office:value="0.320208824697541">
            <text:p>0.32</text:p>
          </table:table-cell>
          <table:table-cell table:formula="of:=[.A3074]*10+1" office:value-type="float" office:value="4.20208824697541">
            <text:p>4.2</text:p>
          </table:table-cell>
          <table:table-cell table:formula="of:=MEDIAN([.B3074:.B6389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-0.617886384921863">
            <text:p>-0.62</text:p>
          </table:table-cell>
          <table:table-cell table:formula="of:=[.A3075]*10+1" office:value-type="float" office:value="-5.17886384921864">
            <text:p>-5.18</text:p>
          </table:table-cell>
          <table:table-cell table:formula="of:=MEDIAN([.B3075:.B6390])" office:value-type="float" office:value="0.547753818384742">
            <text:p>0.55</text:p>
          </table:table-cell>
          <table:table-cell table:number-columns-repeated="4"/>
        </table:table-row>
        <table:table-row table:style-name="ro1">
          <table:table-cell office:value-type="float" office:value="0.321521296521868">
            <text:p>0.32</text:p>
          </table:table-cell>
          <table:table-cell table:formula="of:=[.A3076]*10+1" office:value-type="float" office:value="4.21521296521868">
            <text:p>4.22</text:p>
          </table:table-cell>
          <table:table-cell table:formula="of:=MEDIAN([.B3076:.B6391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-0.124173017782842">
            <text:p>-0.12</text:p>
          </table:table-cell>
          <table:table-cell table:formula="of:=[.A3077]*10+1" office:value-type="float" office:value="-0.24173017782842">
            <text:p>-0.24</text:p>
          </table:table-cell>
          <table:table-cell table:formula="of:=MEDIAN([.B3077:.B6392])" office:value-type="float" office:value="0.547753818384742">
            <text:p>0.55</text:p>
          </table:table-cell>
          <table:table-cell table:number-columns-repeated="4"/>
        </table:table-row>
        <table:table-row table:style-name="ro1">
          <table:table-cell office:value-type="float" office:value="-0.76551604977633">
            <text:p>-0.77</text:p>
          </table:table-cell>
          <table:table-cell table:formula="of:=[.A3078]*10+1" office:value-type="float" office:value="-6.6551604977633">
            <text:p>-6.66</text:p>
          </table:table-cell>
          <table:table-cell table:formula="of:=MEDIAN([.B3078:.B6393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0.447115849740776">
            <text:p>0.45</text:p>
          </table:table-cell>
          <table:table-cell table:formula="of:=[.A3079]*10+1" office:value-type="float" office:value="5.47115849740776">
            <text:p>5.47</text:p>
          </table:table-cell>
          <table:table-cell table:formula="of:=MEDIAN([.B3079:.B6394])" office:value-type="float" office:value="0.58671121488197">
            <text:p>0.59</text:p>
          </table:table-cell>
          <table:table-cell table:number-columns-repeated="4"/>
        </table:table-row>
        <table:table-row table:style-name="ro1">
          <table:table-cell office:value-type="float" office:value="0.847770581645455">
            <text:p>0.85</text:p>
          </table:table-cell>
          <table:table-cell table:formula="of:=[.A3080]*10+1" office:value-type="float" office:value="9.47770581645455">
            <text:p>9.48</text:p>
          </table:table-cell>
          <table:table-cell table:formula="of:=MEDIAN([.B3080:.B6395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0.126300752336425">
            <text:p>0.13</text:p>
          </table:table-cell>
          <table:table-cell table:formula="of:=[.A3081]*10+1" office:value-type="float" office:value="2.26300752336425">
            <text:p>2.26</text:p>
          </table:table-cell>
          <table:table-cell table:formula="of:=MEDIAN([.B3081:.B6396])" office:value-type="float" office:value="0.547753818384742">
            <text:p>0.55</text:p>
          </table:table-cell>
          <table:table-cell table:number-columns-repeated="4"/>
        </table:table-row>
        <table:table-row table:style-name="ro1">
          <table:table-cell office:value-type="float" office:value="-0.559959946988682">
            <text:p>-0.56</text:p>
          </table:table-cell>
          <table:table-cell table:formula="of:=[.A3082]*10+1" office:value-type="float" office:value="-4.59959946988682">
            <text:p>-4.6</text:p>
          </table:table-cell>
          <table:table-cell table:formula="of:=MEDIAN([.B3082:.B6397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0.356155360905427">
            <text:p>0.36</text:p>
          </table:table-cell>
          <table:table-cell table:formula="of:=[.A3083]*10+1" office:value-type="float" office:value="4.56155360905427">
            <text:p>4.56</text:p>
          </table:table-cell>
          <table:table-cell table:formula="of:=MEDIAN([.B3083:.B6398])" office:value-type="float" office:value="0.547753818384742">
            <text:p>0.55</text:p>
          </table:table-cell>
          <table:table-cell table:number-columns-repeated="4"/>
        </table:table-row>
        <table:table-row table:style-name="ro1">
          <table:table-cell office:value-type="float" office:value="-0.299849995439877">
            <text:p>-0.3</text:p>
          </table:table-cell>
          <table:table-cell table:formula="of:=[.A3084]*10+1" office:value-type="float" office:value="-1.99849995439877">
            <text:p>-2</text:p>
          </table:table-cell>
          <table:table-cell table:formula="of:=MEDIAN([.B3084:.B6399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-0.318440524940894">
            <text:p>-0.32</text:p>
          </table:table-cell>
          <table:table-cell table:formula="of:=[.A3085]*10+1" office:value-type="float" office:value="-2.18440524940894">
            <text:p>-2.18</text:p>
          </table:table-cell>
          <table:table-cell table:formula="of:=MEDIAN([.B3085:.B6400])" office:value-type="float" office:value="0.547753818384742">
            <text:p>0.55</text:p>
          </table:table-cell>
          <table:table-cell table:number-columns-repeated="4"/>
        </table:table-row>
        <table:table-row table:style-name="ro1">
          <table:table-cell office:value-type="float" office:value="0.522760943259581">
            <text:p>0.52</text:p>
          </table:table-cell>
          <table:table-cell table:formula="of:=[.A3086]*10+1" office:value-type="float" office:value="6.22760943259581">
            <text:p>6.23</text:p>
          </table:table-cell>
          <table:table-cell table:formula="of:=MEDIAN([.B3086:.B6401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0.53297330237808">
            <text:p>0.53</text:p>
          </table:table-cell>
          <table:table-cell table:formula="of:=[.A3087]*10+1" office:value-type="float" office:value="6.3297330237808">
            <text:p>6.33</text:p>
          </table:table-cell>
          <table:table-cell table:formula="of:=MEDIAN([.B3087:.B6402])" office:value-type="float" office:value="0.547753818384742">
            <text:p>0.55</text:p>
          </table:table-cell>
          <table:table-cell table:number-columns-repeated="4"/>
        </table:table-row>
        <table:table-row table:style-name="ro1">
          <table:table-cell office:value-type="float" office:value="-0.840415981148969">
            <text:p>-0.84</text:p>
          </table:table-cell>
          <table:table-cell table:formula="of:=[.A3088]*10+1" office:value-type="float" office:value="-7.40415981148969">
            <text:p>-7.4</text:p>
          </table:table-cell>
          <table:table-cell table:formula="of:=MEDIAN([.B3088:.B6403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0.963062020862486">
            <text:p>0.96</text:p>
          </table:table-cell>
          <table:table-cell table:formula="of:=[.A3089]*10+1" office:value-type="float" office:value="10.6306202086249">
            <text:p>10.63</text:p>
          </table:table-cell>
          <table:table-cell table:formula="of:=MEDIAN([.B3089:.B6404])" office:value-type="float" office:value="0.547753818384742">
            <text:p>0.55</text:p>
          </table:table-cell>
          <table:table-cell table:number-columns-repeated="4"/>
        </table:table-row>
        <table:table-row table:style-name="ro1">
          <table:table-cell office:value-type="float" office:value="-0.298284036864495">
            <text:p>-0.3</text:p>
          </table:table-cell>
          <table:table-cell table:formula="of:=[.A3090]*10+1" office:value-type="float" office:value="-1.98284036864495">
            <text:p>-1.98</text:p>
          </table:table-cell>
          <table:table-cell table:formula="of:=MEDIAN([.B3090:.B6405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0.89045444774883">
            <text:p>0.89</text:p>
          </table:table-cell>
          <table:table-cell table:formula="of:=[.A3091]*10+1" office:value-type="float" office:value="9.9045444774883">
            <text:p>9.9</text:p>
          </table:table-cell>
          <table:table-cell table:formula="of:=MEDIAN([.B3091:.B6406])" office:value-type="float" office:value="0.547753818384742">
            <text:p>0.55</text:p>
          </table:table-cell>
          <table:table-cell table:number-columns-repeated="4"/>
        </table:table-row>
        <table:table-row table:style-name="ro1">
          <table:table-cell office:value-type="float" office:value="0.0439722710268751">
            <text:p>0.04</text:p>
          </table:table-cell>
          <table:table-cell table:formula="of:=[.A3092]*10+1" office:value-type="float" office:value="1.43972271026875">
            <text:p>1.44</text:p>
          </table:table-cell>
          <table:table-cell table:formula="of:=MEDIAN([.B3092:.B6407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-0.50917035405857">
            <text:p>-0.51</text:p>
          </table:table-cell>
          <table:table-cell table:formula="of:=[.A3093]*10+1" office:value-type="float" office:value="-4.0917035405857">
            <text:p>-4.09</text:p>
          </table:table-cell>
          <table:table-cell table:formula="of:=MEDIAN([.B3093:.B6408])" office:value-type="float" office:value="0.497394209516021">
            <text:p>0.5</text:p>
          </table:table-cell>
          <table:table-cell table:number-columns-repeated="4"/>
        </table:table-row>
        <table:table-row table:style-name="ro1">
          <table:table-cell office:value-type="float" office:value="-0.236917990155012">
            <text:p>-0.24</text:p>
          </table:table-cell>
          <table:table-cell table:formula="of:=[.A3094]*10+1" office:value-type="float" office:value="-1.36917990155012">
            <text:p>-1.37</text:p>
          </table:table-cell>
          <table:table-cell table:formula="of:=MEDIAN([.B3094:.B6409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-0.778410381549231">
            <text:p>-0.78</text:p>
          </table:table-cell>
          <table:table-cell table:formula="of:=[.A3095]*10+1" office:value-type="float" office:value="-6.78410381549231">
            <text:p>-6.78</text:p>
          </table:table-cell>
          <table:table-cell table:formula="of:=MEDIAN([.B3095:.B6410])" office:value-type="float" office:value="0.547753818384742">
            <text:p>0.55</text:p>
          </table:table-cell>
          <table:table-cell table:number-columns-repeated="4"/>
        </table:table-row>
        <table:table-row table:style-name="ro1">
          <table:table-cell office:value-type="float" office:value="0.843575748912458">
            <text:p>0.84</text:p>
          </table:table-cell>
          <table:table-cell table:formula="of:=[.A3096]*10+1" office:value-type="float" office:value="9.43575748912458">
            <text:p>9.44</text:p>
          </table:table-cell>
          <table:table-cell table:formula="of:=MEDIAN([.B3096:.B6411])" office:value-type="float" office:value="0.571361515706165">
            <text:p>0.57</text:p>
          </table:table-cell>
          <table:table-cell table:number-columns-repeated="4"/>
        </table:table-row>
        <table:table-row table:style-name="ro1">
          <table:table-cell office:value-type="float" office:value="0.321802800216226">
            <text:p>0.32</text:p>
          </table:table-cell>
          <table:table-cell table:formula="of:=[.A3097]*10+1" office:value-type="float" office:value="4.21802800216226">
            <text:p>4.22</text:p>
          </table:table-cell>
          <table:table-cell table:formula="of:=MEDIAN([.B3097:.B6412])" office:value-type="float" office:value="0.547753818384742">
            <text:p>0.55</text:p>
          </table:table-cell>
          <table:table-cell table:number-columns-repeated="4"/>
        </table:table-row>
        <table:table-row table:style-name="ro1">
          <table:table-cell office:value-type="float" office:value="-0.91249059300584">
            <text:p>-0.91</text:p>
          </table:table-cell>
          <table:table-cell table:formula="of:=[.A3098]*10+1" office:value-type="float" office:value="-8.1249059300584">
            <text:p>-8.12</text:p>
          </table:table-cell>
          <table:table-cell table:formula="of:=MEDIAN([.B3098:.B6413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0.0635708005384065">
            <text:p>0.06</text:p>
          </table:table-cell>
          <table:table-cell table:formula="of:=[.A3099]*10+1" office:value-type="float" office:value="1.63570800538406">
            <text:p>1.64</text:p>
          </table:table-cell>
          <table:table-cell table:formula="of:=MEDIAN([.B3099:.B6414])" office:value-type="float" office:value="0.547753818384742">
            <text:p>0.55</text:p>
          </table:table-cell>
          <table:table-cell table:number-columns-repeated="4"/>
        </table:table-row>
        <table:table-row table:style-name="ro1">
          <table:table-cell office:value-type="float" office:value="-0.0300934995863951">
            <text:p>-0.03</text:p>
          </table:table-cell>
          <table:table-cell table:formula="of:=[.A3100]*10+1" office:value-type="float" office:value="0.699065004136049">
            <text:p>0.7</text:p>
          </table:table-cell>
          <table:table-cell table:formula="of:=MEDIAN([.B3100:.B6415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0.851772509766922">
            <text:p>0.85</text:p>
          </table:table-cell>
          <table:table-cell table:formula="of:=[.A3101]*10+1" office:value-type="float" office:value="9.51772509766922">
            <text:p>9.52</text:p>
          </table:table-cell>
          <table:table-cell table:formula="of:=MEDIAN([.B3101:.B6416])" office:value-type="float" office:value="0.497394209516021">
            <text:p>0.5</text:p>
          </table:table-cell>
          <table:table-cell table:number-columns-repeated="4"/>
        </table:table-row>
        <table:table-row table:style-name="ro1">
          <table:table-cell office:value-type="float" office:value="0.92075049080747">
            <text:p>0.92</text:p>
          </table:table-cell>
          <table:table-cell table:formula="of:=[.A3102]*10+1" office:value-type="float" office:value="10.2075049080747">
            <text:p>10.21</text:p>
          </table:table-cell>
          <table:table-cell table:formula="of:=MEDIAN([.B3102:.B6417])" office:value-type="float" office:value="0.470642297968722">
            <text:p>0.47</text:p>
          </table:table-cell>
          <table:table-cell table:number-columns-repeated="4"/>
        </table:table-row>
        <table:table-row table:style-name="ro1">
          <table:table-cell office:value-type="float" office:value="-0.534587113589249">
            <text:p>-0.53</text:p>
          </table:table-cell>
          <table:table-cell table:formula="of:=[.A3103]*10+1" office:value-type="float" office:value="-4.34587113589249">
            <text:p>-4.35</text:p>
          </table:table-cell>
          <table:table-cell table:formula="of:=MEDIAN([.B3103:.B6418])" office:value-type="float" office:value="0.468358362970353">
            <text:p>0.47</text:p>
          </table:table-cell>
          <table:table-cell table:number-columns-repeated="4"/>
        </table:table-row>
        <table:table-row table:style-name="ro1">
          <table:table-cell office:value-type="float" office:value="0.573542404865242">
            <text:p>0.57</text:p>
          </table:table-cell>
          <table:table-cell table:formula="of:=[.A3104]*10+1" office:value-type="float" office:value="6.73542404865242">
            <text:p>6.74</text:p>
          </table:table-cell>
          <table:table-cell table:formula="of:=MEDIAN([.B3104:.B6419])" office:value-type="float" office:value="0.470642297968722">
            <text:p>0.47</text:p>
          </table:table-cell>
          <table:table-cell table:number-columns-repeated="4"/>
        </table:table-row>
        <table:table-row table:style-name="ro1">
          <table:table-cell office:value-type="float" office:value="0.827689772001362">
            <text:p>0.83</text:p>
          </table:table-cell>
          <table:table-cell table:formula="of:=[.A3105]*10+1" office:value-type="float" office:value="9.27689772001362">
            <text:p>9.28</text:p>
          </table:table-cell>
          <table:table-cell table:formula="of:=MEDIAN([.B3105:.B6420])" office:value-type="float" office:value="0.468358362970353">
            <text:p>0.47</text:p>
          </table:table-cell>
          <table:table-cell table:number-columns-repeated="4"/>
        </table:table-row>
        <table:table-row table:style-name="ro1">
          <table:table-cell office:value-type="float" office:value="-0.853447251745792">
            <text:p>-0.85</text:p>
          </table:table-cell>
          <table:table-cell table:formula="of:=[.A3106]*10+1" office:value-type="float" office:value="-7.53447251745792">
            <text:p>-7.53</text:p>
          </table:table-cell>
          <table:table-cell table:formula="of:=MEDIAN([.B3106:.B6421])" office:value-type="float" office:value="0.466074427971984">
            <text:p>0.47</text:p>
          </table:table-cell>
          <table:table-cell table:number-columns-repeated="4"/>
        </table:table-row>
        <table:table-row table:style-name="ro1">
          <table:table-cell office:value-type="float" office:value="0.839079404899723">
            <text:p>0.84</text:p>
          </table:table-cell>
          <table:table-cell table:formula="of:=[.A3107]*10+1" office:value-type="float" office:value="9.39079404899723">
            <text:p>9.39</text:p>
          </table:table-cell>
          <table:table-cell table:formula="of:=MEDIAN([.B3107:.B6422])" office:value-type="float" office:value="0.468358362970353">
            <text:p>0.47</text:p>
          </table:table-cell>
          <table:table-cell table:number-columns-repeated="4"/>
        </table:table-row>
        <table:table-row table:style-name="ro1">
          <table:table-cell office:value-type="float" office:value="0.286042590507379">
            <text:p>0.29</text:p>
          </table:table-cell>
          <table:table-cell table:formula="of:=[.A3108]*10+1" office:value-type="float" office:value="3.86042590507379">
            <text:p>3.86</text:p>
          </table:table-cell>
          <table:table-cell table:formula="of:=MEDIAN([.B3108:.B6423])" office:value-type="float" office:value="0.466074427971984">
            <text:p>0.47</text:p>
          </table:table-cell>
          <table:table-cell table:number-columns-repeated="4"/>
        </table:table-row>
        <table:table-row table:style-name="ro1">
          <table:table-cell office:value-type="float" office:value="-0.302292537622077">
            <text:p>-0.3</text:p>
          </table:table-cell>
          <table:table-cell table:formula="of:=[.A3109]*10+1" office:value-type="float" office:value="-2.02292537622077">
            <text:p>-2.02</text:p>
          </table:table-cell>
          <table:table-cell table:formula="of:=MEDIAN([.B3109:.B6424])" office:value-type="float" office:value="0.435637664251205">
            <text:p>0.44</text:p>
          </table:table-cell>
          <table:table-cell table:number-columns-repeated="4"/>
        </table:table-row>
        <table:table-row table:style-name="ro1">
          <table:table-cell office:value-type="float" office:value="0.592540934602743">
            <text:p>0.59</text:p>
          </table:table-cell>
          <table:table-cell table:formula="of:=[.A3110]*10+1" office:value-type="float" office:value="6.92540934602743">
            <text:p>6.93</text:p>
          </table:table-cell>
          <table:table-cell table:formula="of:=MEDIAN([.B3110:.B6425])" office:value-type="float" office:value="0.466074427971984">
            <text:p>0.47</text:p>
          </table:table-cell>
          <table:table-cell table:number-columns-repeated="4"/>
        </table:table-row>
        <table:table-row table:style-name="ro1">
          <table:table-cell office:value-type="float" office:value="0.40975814190396">
            <text:p>0.41</text:p>
          </table:table-cell>
          <table:table-cell table:formula="of:=[.A3111]*10+1" office:value-type="float" office:value="5.0975814190396">
            <text:p>5.1</text:p>
          </table:table-cell>
          <table:table-cell table:formula="of:=MEDIAN([.B3111:.B6426])" office:value-type="float" office:value="0.435637664251205">
            <text:p>0.44</text:p>
          </table:table-cell>
          <table:table-cell table:number-columns-repeated="4"/>
        </table:table-row>
        <table:table-row table:style-name="ro1">
          <table:table-cell office:value-type="float" office:value="0.595915763510139">
            <text:p>0.6</text:p>
          </table:table-cell>
          <table:table-cell table:formula="of:=[.A3112]*10+1" office:value-type="float" office:value="6.95915763510139">
            <text:p>6.96</text:p>
          </table:table-cell>
          <table:table-cell table:formula="of:=MEDIAN([.B3112:.B6427])" office:value-type="float" office:value="0.405200900530426">
            <text:p>0.41</text:p>
          </table:table-cell>
          <table:table-cell table:number-columns-repeated="4"/>
        </table:table-row>
        <table:table-row table:style-name="ro1">
          <table:table-cell office:value-type="float" office:value="-0.635117135936271">
            <text:p>-0.64</text:p>
          </table:table-cell>
          <table:table-cell table:formula="of:=[.A3113]*10+1" office:value-type="float" office:value="-5.35117135936271">
            <text:p>-5.35</text:p>
          </table:table-cell>
          <table:table-cell table:formula="of:=MEDIAN([.B3113:.B6428])" office:value-type="float" office:value="0.307097694182274">
            <text:p>0.31</text:p>
          </table:table-cell>
          <table:table-cell table:number-columns-repeated="4"/>
        </table:table-row>
        <table:table-row table:style-name="ro1">
          <table:table-cell office:value-type="float" office:value="0.319072109112974">
            <text:p>0.32</text:p>
          </table:table-cell>
          <table:table-cell table:formula="of:=[.A3114]*10+1" office:value-type="float" office:value="4.19072109112975">
            <text:p>4.19</text:p>
          </table:table-cell>
          <table:table-cell table:formula="of:=MEDIAN([.B3114:.B6429])" office:value-type="float" office:value="0.405200900530426">
            <text:p>0.41</text:p>
          </table:table-cell>
          <table:table-cell table:number-columns-repeated="4"/>
        </table:table-row>
        <table:table-row table:style-name="ro1">
          <table:table-cell office:value-type="float" office:value="0.086651908674992">
            <text:p>0.09</text:p>
          </table:table-cell>
          <table:table-cell table:formula="of:=[.A3115]*10+1" office:value-type="float" office:value="1.86651908674992">
            <text:p>1.87</text:p>
          </table:table-cell>
          <table:table-cell table:formula="of:=MEDIAN([.B3115:.B6430])" office:value-type="float" office:value="0.307097694182274">
            <text:p>0.31</text:p>
          </table:table-cell>
          <table:table-cell table:number-columns-repeated="4"/>
        </table:table-row>
        <table:table-row table:style-name="ro1">
          <table:table-cell office:value-type="float" office:value="0.452459855631762">
            <text:p>0.45</text:p>
          </table:table-cell>
          <table:table-cell table:formula="of:=[.A3116]*10+1" office:value-type="float" office:value="5.52459855631762">
            <text:p>5.52</text:p>
          </table:table-cell>
          <table:table-cell table:formula="of:=MEDIAN([.B3116:.B6431])" office:value-type="float" office:value="0.208994487834122">
            <text:p>0.21</text:p>
          </table:table-cell>
          <table:table-cell table:number-columns-repeated="4"/>
        </table:table-row>
        <table:table-row table:style-name="ro1">
          <table:table-cell office:value-type="float" office:value="0.743540707761996">
            <text:p>0.74</text:p>
          </table:table-cell>
          <table:table-cell table:formula="of:=[.A3117]*10+1" office:value-type="float" office:value="8.43540707761996">
            <text:p>8.44</text:p>
          </table:table-cell>
          <table:table-cell table:formula="of:=MEDIAN([.B3117:.B6432])" office:value-type="float" office:value="0.0808211534340592">
            <text:p>0.08</text:p>
          </table:table-cell>
          <table:table-cell table:number-columns-repeated="4"/>
        </table:table-row>
        <table:table-row table:style-name="ro1">
          <table:table-cell office:value-type="float" office:value="-0.881223999892551">
            <text:p>-0.88</text:p>
          </table:table-cell>
          <table:table-cell table:formula="of:=[.A3118]*10+1" office:value-type="float" office:value="-7.81223999892551">
            <text:p>-7.81</text:p>
          </table:table-cell>
          <table:table-cell table:formula="of:=MEDIAN([.B3118:.B6433])" office:value-type="float" office:value="-0.0473521809660038">
            <text:p>-0.05</text:p>
          </table:table-cell>
          <table:table-cell table:number-columns-repeated="4"/>
        </table:table-row>
        <table:table-row table:style-name="ro1">
          <table:table-cell office:value-type="float" office:value="-0.392472210917702">
            <text:p>-0.39</text:p>
          </table:table-cell>
          <table:table-cell table:formula="of:=[.A3119]*10+1" office:value-type="float" office:value="-2.92472210917702">
            <text:p>-2.92</text:p>
          </table:table-cell>
          <table:table-cell table:formula="of:=MEDIAN([.B3119:.B6434])" office:value-type="float" office:value="0.0808211534340592">
            <text:p>0.08</text:p>
          </table:table-cell>
          <table:table-cell table:number-columns-repeated="4"/>
        </table:table-row>
        <table:table-row table:style-name="ro1">
          <table:table-cell office:value-type="float" office:value="-0.630931273487774">
            <text:p>-0.63</text:p>
          </table:table-cell>
          <table:table-cell table:formula="of:=[.A3120]*10+1" office:value-type="float" office:value="-5.30931273487774">
            <text:p>-5.31</text:p>
          </table:table-cell>
          <table:table-cell table:formula="of:=MEDIAN([.B3120:.B6435])" office:value-type="float" office:value="0.208994487834122">
            <text:p>0.21</text:p>
          </table:table-cell>
          <table:table-cell table:number-columns-repeated="4"/>
        </table:table-row>
        <table:table-row table:style-name="ro1">
          <table:table-cell office:value-type="float" office:value="0.204226342404222">
            <text:p>0.2</text:p>
          </table:table-cell>
          <table:table-cell table:formula="of:=[.A3121]*10+1" office:value-type="float" office:value="3.04226342404222">
            <text:p>3.04</text:p>
          </table:table-cell>
          <table:table-cell table:formula="of:=MEDIAN([.B3121:.B6436])" office:value-type="float" office:value="0.307097694182274">
            <text:p>0.31</text:p>
          </table:table-cell>
          <table:table-cell table:number-columns-repeated="4"/>
        </table:table-row>
        <table:table-row table:style-name="ro1">
          <table:table-cell office:value-type="float" office:value="0.416107519710142">
            <text:p>0.42</text:p>
          </table:table-cell>
          <table:table-cell table:formula="of:=[.A3122]*10+1" office:value-type="float" office:value="5.16107519710142">
            <text:p>5.16</text:p>
          </table:table-cell>
          <table:table-cell table:formula="of:=MEDIAN([.B3122:.B6437])" office:value-type="float" office:value="0.208994487834122">
            <text:p>0.21</text:p>
          </table:table-cell>
          <table:table-cell table:number-columns-repeated="4"/>
        </table:table-row>
        <table:table-row table:style-name="ro1">
          <table:table-cell office:value-type="float" office:value="0.668146819608347">
            <text:p>0.67</text:p>
          </table:table-cell>
          <table:table-cell table:formula="of:=[.A3123]*10+1" office:value-type="float" office:value="7.68146819608347">
            <text:p>7.68</text:p>
          </table:table-cell>
          <table:table-cell table:formula="of:=MEDIAN([.B3123:.B6438])" office:value-type="float" office:value="0.0808211534340592">
            <text:p>0.08</text:p>
          </table:table-cell>
          <table:table-cell table:number-columns-repeated="4"/>
        </table:table-row>
        <table:table-row table:style-name="ro1">
          <table:table-cell office:value-type="float" office:value="-0.95726585068048">
            <text:p>-0.96</text:p>
          </table:table-cell>
          <table:table-cell table:formula="of:=[.A3124]*10+1" office:value-type="float" office:value="-8.5726585068048">
            <text:p>-8.57</text:p>
          </table:table-cell>
          <table:table-cell table:formula="of:=MEDIAN([.B3124:.B6439])" office:value-type="float" office:value="-0.0473521809660038">
            <text:p>-0.05</text:p>
          </table:table-cell>
          <table:table-cell table:number-columns-repeated="4"/>
        </table:table-row>
        <table:table-row table:style-name="ro1">
          <table:table-cell office:value-type="float" office:value="-0.0370024025209703">
            <text:p>-0.04</text:p>
          </table:table-cell>
          <table:table-cell table:formula="of:=[.A3125]*10+1" office:value-type="float" office:value="0.629975974790297">
            <text:p>0.63</text:p>
          </table:table-cell>
          <table:table-cell table:formula="of:=MEDIAN([.B3125:.B6440])" office:value-type="float" office:value="0.0808211534340592">
            <text:p>0.08</text:p>
          </table:table-cell>
          <table:table-cell table:number-columns-repeated="4"/>
        </table:table-row>
        <table:table-row table:style-name="ro1">
          <table:table-cell office:value-type="float" office:value="0.369800915270792">
            <text:p>0.37</text:p>
          </table:table-cell>
          <table:table-cell table:formula="of:=[.A3126]*10+1" office:value-type="float" office:value="4.69800915270792">
            <text:p>4.7</text:p>
          </table:table-cell>
          <table:table-cell table:formula="of:=MEDIAN([.B3126:.B6441])" office:value-type="float" office:value="-0.0473521809660038">
            <text:p>-0.05</text:p>
          </table:table-cell>
          <table:table-cell table:number-columns-repeated="4"/>
        </table:table-row>
        <table:table-row table:style-name="ro1">
          <table:table-cell office:value-type="float" office:value="0.525552855841409">
            <text:p>0.53</text:p>
          </table:table-cell>
          <table:table-cell table:formula="of:=[.A3127]*10+1" office:value-type="float" office:value="6.25552855841409">
            <text:p>6.26</text:p>
          </table:table-cell>
          <table:table-cell table:formula="of:=MEDIAN([.B3127:.B6442])" office:value-type="float" office:value="-0.0765109499489751">
            <text:p>-0.08</text:p>
          </table:table-cell>
          <table:table-cell table:number-columns-repeated="4"/>
        </table:table-row>
        <table:table-row table:style-name="ro1">
          <table:table-cell office:value-type="float" office:value="-0.222069735255952">
            <text:p>-0.22</text:p>
          </table:table-cell>
          <table:table-cell table:formula="of:=[.A3128]*10+1" office:value-type="float" office:value="-1.22069735255952">
            <text:p>-1.22</text:p>
          </table:table-cell>
          <table:table-cell table:formula="of:=MEDIAN([.B3128:.B6443])" office:value-type="float" office:value="-0.105669718931946">
            <text:p>-0.11</text:p>
          </table:table-cell>
          <table:table-cell table:number-columns-repeated="4"/>
        </table:table-row>
        <table:table-row table:style-name="ro1">
          <table:table-cell office:value-type="float" office:value="-0.253207136994786">
            <text:p>-0.25</text:p>
          </table:table-cell>
          <table:table-cell table:formula="of:=[.A3129]*10+1" office:value-type="float" office:value="-1.53207136994786">
            <text:p>-1.53</text:p>
          </table:table-cell>
          <table:table-cell table:formula="of:=MEDIAN([.B3129:.B6444])" office:value-type="float" office:value="-0.0765109499489751">
            <text:p>-0.08</text:p>
          </table:table-cell>
          <table:table-cell table:number-columns-repeated="4"/>
        </table:table-row>
        <table:table-row table:style-name="ro1">
          <table:table-cell office:value-type="float" office:value="-0.310174932843765">
            <text:p>-0.31</text:p>
          </table:table-cell>
          <table:table-cell table:formula="of:=[.A3130]*10+1" office:value-type="float" office:value="-2.10174932843765">
            <text:p>-2.1</text:p>
          </table:table-cell>
          <table:table-cell table:formula="of:=MEDIAN([.B3130:.B6445])" office:value-type="float" office:value="-0.0473521809660038">
            <text:p>-0.05</text:p>
          </table:table-cell>
          <table:table-cell table:number-columns-repeated="4"/>
        </table:table-row>
        <table:table-row table:style-name="ro1">
          <table:table-cell office:value-type="float" office:value="-0.324480733762869">
            <text:p>-0.32</text:p>
          </table:table-cell>
          <table:table-cell table:formula="of:=[.A3131]*10+1" office:value-type="float" office:value="-2.24480733762869">
            <text:p>-2.24</text:p>
          </table:table-cell>
          <table:table-cell table:formula="of:=MEDIAN([.B3131:.B6446])" office:value-type="float" office:value="0.0808211534340592">
            <text:p>0.08</text:p>
          </table:table-cell>
          <table:table-cell table:number-columns-repeated="4"/>
        </table:table-row>
        <table:table-row table:style-name="ro1">
          <table:table-cell office:value-type="float" office:value="-0.803411732630275">
            <text:p>-0.8</text:p>
          </table:table-cell>
          <table:table-cell table:formula="of:=[.A3132]*10+1" office:value-type="float" office:value="-7.03411732630275">
            <text:p>-7.03</text:p>
          </table:table-cell>
          <table:table-cell table:formula="of:=MEDIAN([.B3132:.B6447])" office:value-type="float" office:value="0.208994487834122">
            <text:p>0.21</text:p>
          </table:table-cell>
          <table:table-cell table:number-columns-repeated="4"/>
        </table:table-row>
        <table:table-row table:style-name="ro1">
          <table:table-cell office:value-type="float" office:value="-0.500529834661732">
            <text:p>-0.5</text:p>
          </table:table-cell>
          <table:table-cell table:formula="of:=[.A3133]*10+1" office:value-type="float" office:value="-4.00529834661732">
            <text:p>-4.01</text:p>
          </table:table-cell>
          <table:table-cell table:formula="of:=MEDIAN([.B3133:.B6448])" office:value-type="float" office:value="0.307097694182274">
            <text:p>0.31</text:p>
          </table:table-cell>
          <table:table-cell table:number-columns-repeated="4"/>
        </table:table-row>
        <table:table-row table:style-name="ro1">
          <table:table-cell office:value-type="float" office:value="-0.177034936331886">
            <text:p>-0.18</text:p>
          </table:table-cell>
          <table:table-cell table:formula="of:=[.A3134]*10+1" office:value-type="float" office:value="-0.770349363318862">
            <text:p>-0.77</text:p>
          </table:table-cell>
          <table:table-cell table:formula="of:=MEDIAN([.B3134:.B6449])" office:value-type="float" office:value="0.405200900530426">
            <text:p>0.41</text:p>
          </table:table-cell>
          <table:table-cell table:number-columns-repeated="4"/>
        </table:table-row>
        <table:table-row table:style-name="ro1">
          <table:table-cell office:value-type="float" office:value="0.63086036531631">
            <text:p>0.63</text:p>
          </table:table-cell>
          <table:table-cell table:formula="of:=[.A3135]*10+1" office:value-type="float" office:value="7.3086036531631">
            <text:p>7.31</text:p>
          </table:table-cell>
          <table:table-cell table:formula="of:=MEDIAN([.B3135:.B6450])" office:value-type="float" office:value="0.435637664251205">
            <text:p>0.44</text:p>
          </table:table-cell>
          <table:table-cell table:number-columns-repeated="4"/>
        </table:table-row>
        <table:table-row table:style-name="ro1">
          <table:table-cell office:value-type="float" office:value="-0.267948016904487">
            <text:p>-0.27</text:p>
          </table:table-cell>
          <table:table-cell table:formula="of:=[.A3136]*10+1" office:value-type="float" office:value="-1.67948016904487">
            <text:p>-1.68</text:p>
          </table:table-cell>
          <table:table-cell table:formula="of:=MEDIAN([.B3136:.B6451])" office:value-type="float" office:value="0.405200900530426">
            <text:p>0.41</text:p>
          </table:table-cell>
          <table:table-cell table:number-columns-repeated="4"/>
        </table:table-row>
        <table:table-row table:style-name="ro1">
          <table:table-cell office:value-type="float" office:value="-0.386379879783485">
            <text:p>-0.39</text:p>
          </table:table-cell>
          <table:table-cell table:formula="of:=[.A3137]*10+1" office:value-type="float" office:value="-2.86379879783485">
            <text:p>-2.86</text:p>
          </table:table-cell>
          <table:table-cell table:formula="of:=MEDIAN([.B3137:.B6452])" office:value-type="float" office:value="0.435637664251205">
            <text:p>0.44</text:p>
          </table:table-cell>
          <table:table-cell table:number-columns-repeated="4"/>
        </table:table-row>
        <table:table-row table:style-name="ro1">
          <table:table-cell office:value-type="float" office:value="0.864111145884225">
            <text:p>0.86</text:p>
          </table:table-cell>
          <table:table-cell table:formula="of:=[.A3138]*10+1" office:value-type="float" office:value="9.64111145884225">
            <text:p>9.64</text:p>
          </table:table-cell>
          <table:table-cell table:formula="of:=MEDIAN([.B3138:.B6453])" office:value-type="float" office:value="0.466074427971984">
            <text:p>0.47</text:p>
          </table:table-cell>
          <table:table-cell table:number-columns-repeated="4"/>
        </table:table-row>
        <table:table-row table:style-name="ro1">
          <table:table-cell office:value-type="float" office:value="-0.863280900143151">
            <text:p>-0.86</text:p>
          </table:table-cell>
          <table:table-cell table:formula="of:=[.A3139]*10+1" office:value-type="float" office:value="-7.63280900143151">
            <text:p>-7.63</text:p>
          </table:table-cell>
          <table:table-cell table:formula="of:=MEDIAN([.B3139:.B6454])" office:value-type="float" office:value="0.435637664251205">
            <text:p>0.44</text:p>
          </table:table-cell>
          <table:table-cell table:number-columns-repeated="4"/>
        </table:table-row>
        <table:table-row table:style-name="ro1">
          <table:table-cell office:value-type="float" office:value="0.469910723259378">
            <text:p>0.47</text:p>
          </table:table-cell>
          <table:table-cell table:formula="of:=[.A3140]*10+1" office:value-type="float" office:value="5.69910723259378">
            <text:p>5.7</text:p>
          </table:table-cell>
          <table:table-cell table:formula="of:=MEDIAN([.B3140:.B6455])" office:value-type="float" office:value="0.466074427971984">
            <text:p>0.47</text:p>
          </table:table-cell>
          <table:table-cell table:number-columns-repeated="4"/>
        </table:table-row>
        <table:table-row table:style-name="ro1">
          <table:table-cell office:value-type="float" office:value="0.311814835454851">
            <text:p>0.31</text:p>
          </table:table-cell>
          <table:table-cell table:formula="of:=[.A3141]*10+1" office:value-type="float" office:value="4.11814835454851">
            <text:p>4.12</text:p>
          </table:table-cell>
          <table:table-cell table:formula="of:=MEDIAN([.B3141:.B6456])" office:value-type="float" office:value="0.435637664251205">
            <text:p>0.44</text:p>
          </table:table-cell>
          <table:table-cell table:number-columns-repeated="4"/>
        </table:table-row>
        <table:table-row table:style-name="ro1">
          <table:table-cell office:value-type="float" office:value="-0.27742824338501">
            <text:p>-0.28</text:p>
          </table:table-cell>
          <table:table-cell table:formula="of:=[.A3142]*10+1" office:value-type="float" office:value="-1.7742824338501">
            <text:p>-1.77</text:p>
          </table:table-cell>
          <table:table-cell table:formula="of:=MEDIAN([.B3142:.B6457])" office:value-type="float" office:value="0.405200900530426">
            <text:p>0.41</text:p>
          </table:table-cell>
          <table:table-cell table:number-columns-repeated="4"/>
        </table:table-row>
        <table:table-row table:style-name="ro1">
          <table:table-cell office:value-type="float" office:value="-0.584834994581491">
            <text:p>-0.58</text:p>
          </table:table-cell>
          <table:table-cell table:formula="of:=[.A3143]*10+1" office:value-type="float" office:value="-4.84834994581491">
            <text:p>-4.85</text:p>
          </table:table-cell>
          <table:table-cell table:formula="of:=MEDIAN([.B3143:.B6458])" office:value-type="float" office:value="0.435637664251205">
            <text:p>0.44</text:p>
          </table:table-cell>
          <table:table-cell table:number-columns-repeated="4"/>
        </table:table-row>
        <table:table-row table:style-name="ro1">
          <table:table-cell office:value-type="float" office:value="-0.917491371602503">
            <text:p>-0.92</text:p>
          </table:table-cell>
          <table:table-cell table:formula="of:=[.A3144]*10+1" office:value-type="float" office:value="-8.17491371602503">
            <text:p>-8.17</text:p>
          </table:table-cell>
          <table:table-cell table:formula="of:=MEDIAN([.B3144:.B6459])" office:value-type="float" office:value="0.466074427971984">
            <text:p>0.47</text:p>
          </table:table-cell>
          <table:table-cell table:number-columns-repeated="4"/>
        </table:table-row>
        <table:table-row table:style-name="ro1">
          <table:table-cell office:value-type="float" office:value="0.89805893818403">
            <text:p>0.9</text:p>
          </table:table-cell>
          <table:table-cell table:formula="of:=[.A3145]*10+1" office:value-type="float" office:value="9.9805893818403">
            <text:p>9.98</text:p>
          </table:table-cell>
          <table:table-cell table:formula="of:=MEDIAN([.B3145:.B6460])" office:value-type="float" office:value="0.468358362970353">
            <text:p>0.47</text:p>
          </table:table-cell>
          <table:table-cell table:number-columns-repeated="4"/>
        </table:table-row>
        <table:table-row table:style-name="ro1">
          <table:table-cell office:value-type="float" office:value="-0.264585699185134">
            <text:p>-0.26</text:p>
          </table:table-cell>
          <table:table-cell table:formula="of:=[.A3146]*10+1" office:value-type="float" office:value="-1.64585699185134">
            <text:p>-1.65</text:p>
          </table:table-cell>
          <table:table-cell table:formula="of:=MEDIAN([.B3146:.B6461])" office:value-type="float" office:value="0.466074427971984">
            <text:p>0.47</text:p>
          </table:table-cell>
          <table:table-cell table:number-columns-repeated="4"/>
        </table:table-row>
        <table:table-row table:style-name="ro1">
          <table:table-cell office:value-type="float" office:value="0.1473192034798">
            <text:p>0.15</text:p>
          </table:table-cell>
          <table:table-cell table:formula="of:=[.A3147]*10+1" office:value-type="float" office:value="2.473192034798">
            <text:p>2.47</text:p>
          </table:table-cell>
          <table:table-cell table:formula="of:=MEDIAN([.B3147:.B6462])" office:value-type="float" office:value="0.468358362970353">
            <text:p>0.47</text:p>
          </table:table-cell>
          <table:table-cell table:number-columns-repeated="4"/>
        </table:table-row>
        <table:table-row table:style-name="ro1">
          <table:table-cell office:value-type="float" office:value="0.426150835324242">
            <text:p>0.43</text:p>
          </table:table-cell>
          <table:table-cell table:formula="of:=[.A3148]*10+1" office:value-type="float" office:value="5.26150835324242">
            <text:p>5.26</text:p>
          </table:table-cell>
          <table:table-cell table:formula="of:=MEDIAN([.B3148:.B6463])" office:value-type="float" office:value="0.466074427971984">
            <text:p>0.47</text:p>
          </table:table-cell>
          <table:table-cell table:number-columns-repeated="4"/>
        </table:table-row>
        <table:table-row table:style-name="ro1">
          <table:table-cell office:value-type="float" office:value="0.337643092585032">
            <text:p>0.34</text:p>
          </table:table-cell>
          <table:table-cell table:formula="of:=[.A3149]*10+1" office:value-type="float" office:value="4.37643092585032">
            <text:p>4.38</text:p>
          </table:table-cell>
          <table:table-cell table:formula="of:=MEDIAN([.B3149:.B6464])" office:value-type="float" office:value="0.435637664251205">
            <text:p>0.44</text:p>
          </table:table-cell>
          <table:table-cell table:number-columns-repeated="4"/>
        </table:table-row>
        <table:table-row table:style-name="ro1">
          <table:table-cell office:value-type="float" office:value="-0.0594799099469574">
            <text:p>-0.06</text:p>
          </table:table-cell>
          <table:table-cell table:formula="of:=[.A3150]*10+1" office:value-type="float" office:value="0.405200900530426">
            <text:p>0.41</text:p>
          </table:table-cell>
          <table:table-cell table:formula="of:=MEDIAN([.B3150:.B6465])" office:value-type="float" office:value="0.405200900530426">
            <text:p>0.41</text:p>
          </table:table-cell>
          <table:table-cell table:number-columns-repeated="4"/>
        </table:table-row>
        <table:table-row table:style-name="ro1">
          <table:table-cell office:value-type="float" office:value="0.644821466418238">
            <text:p>0.64</text:p>
          </table:table-cell>
          <table:table-cell table:formula="of:=[.A3151]*10+1" office:value-type="float" office:value="7.44821466418238">
            <text:p>7.45</text:p>
          </table:table-cell>
          <table:table-cell table:formula="of:=MEDIAN([.B3151:.B6466])" office:value-type="float" office:value="0.337534457903053">
            <text:p>0.34</text:p>
          </table:table-cell>
          <table:table-cell table:number-columns-repeated="4"/>
        </table:table-row>
        <table:table-row table:style-name="ro1">
          <table:table-cell office:value-type="float" office:value="-0.328386619070741">
            <text:p>-0.33</text:p>
          </table:table-cell>
          <table:table-cell table:formula="of:=[.A3152]*10+1" office:value-type="float" office:value="-2.28386619070741">
            <text:p>-2.28</text:p>
          </table:table-cell>
          <table:table-cell table:formula="of:=MEDIAN([.B3152:.B6467])" office:value-type="float" office:value="0.208994487834122">
            <text:p>0.21</text:p>
          </table:table-cell>
          <table:table-cell table:number-columns-repeated="4"/>
        </table:table-row>
        <table:table-row table:style-name="ro1">
          <table:table-cell office:value-type="float" office:value="0.252197667463198">
            <text:p>0.25</text:p>
          </table:table-cell>
          <table:table-cell table:formula="of:=[.A3153]*10+1" office:value-type="float" office:value="3.52197667463198">
            <text:p>3.52</text:p>
          </table:table-cell>
          <table:table-cell table:formula="of:=MEDIAN([.B3153:.B6468])" office:value-type="float" office:value="0.337534457903053">
            <text:p>0.34</text:p>
          </table:table-cell>
          <table:table-cell table:number-columns-repeated="4"/>
        </table:table-row>
        <table:table-row table:style-name="ro1">
          <table:table-cell office:value-type="float" office:value="0.136999554122819">
            <text:p>0.14</text:p>
          </table:table-cell>
          <table:table-cell table:formula="of:=[.A3154]*10+1" office:value-type="float" office:value="2.36999554122819">
            <text:p>2.37</text:p>
          </table:table-cell>
          <table:table-cell table:formula="of:=MEDIAN([.B3154:.B6469])" office:value-type="float" office:value="0.208994487834122">
            <text:p>0.21</text:p>
          </table:table-cell>
          <table:table-cell table:number-columns-repeated="4"/>
        </table:table-row>
        <table:table-row table:style-name="ro1">
          <table:table-cell office:value-type="float" office:value="-0.383727140492773">
            <text:p>-0.38</text:p>
          </table:table-cell>
          <table:table-cell table:formula="of:=[.A3155]*10+1" office:value-type="float" office:value="-2.83727140492773">
            <text:p>-2.84</text:p>
          </table:table-cell>
          <table:table-cell table:formula="of:=MEDIAN([.B3155:.B6470])" office:value-type="float" office:value="0.0808211534340592">
            <text:p>0.08</text:p>
          </table:table-cell>
          <table:table-cell table:number-columns-repeated="4"/>
        </table:table-row>
        <table:table-row table:style-name="ro1">
          <table:table-cell office:value-type="float" office:value="-0.759488898620255">
            <text:p>-0.76</text:p>
          </table:table-cell>
          <table:table-cell table:formula="of:=[.A3156]*10+1" office:value-type="float" office:value="-6.59488898620255">
            <text:p>-6.59</text:p>
          </table:table-cell>
          <table:table-cell table:formula="of:=MEDIAN([.B3156:.B6471])" office:value-type="float" office:value="0.208994487834122">
            <text:p>0.21</text:p>
          </table:table-cell>
          <table:table-cell table:number-columns-repeated="4"/>
        </table:table-row>
        <table:table-row table:style-name="ro1">
          <table:table-cell office:value-type="float" office:value="-0.888929517509349">
            <text:p>-0.89</text:p>
          </table:table-cell>
          <table:table-cell table:formula="of:=[.A3157]*10+1" office:value-type="float" office:value="-7.88929517509349">
            <text:p>-7.89</text:p>
          </table:table-cell>
          <table:table-cell table:formula="of:=MEDIAN([.B3157:.B6472])" office:value-type="float" office:value="0.337534457903053">
            <text:p>0.34</text:p>
          </table:table-cell>
          <table:table-cell table:number-columns-repeated="4"/>
        </table:table-row>
        <table:table-row table:style-name="ro1">
          <table:table-cell office:value-type="float" office:value="0.622225277289725">
            <text:p>0.62</text:p>
          </table:table-cell>
          <table:table-cell table:formula="of:=[.A3158]*10+1" office:value-type="float" office:value="7.22225277289725">
            <text:p>7.22</text:p>
          </table:table-cell>
          <table:table-cell table:formula="of:=MEDIAN([.B3158:.B6473])" office:value-type="float" office:value="0.466074427971984">
            <text:p>0.47</text:p>
          </table:table-cell>
          <table:table-cell table:number-columns-repeated="4"/>
        </table:table-row>
        <table:table-row table:style-name="ro1">
          <table:table-cell office:value-type="float" office:value="0.326174618310114">
            <text:p>0.33</text:p>
          </table:table-cell>
          <table:table-cell table:formula="of:=[.A3159]*10+1" office:value-type="float" office:value="4.26174618310114">
            <text:p>4.26</text:p>
          </table:table-cell>
          <table:table-cell table:formula="of:=MEDIAN([.B3159:.B6474])" office:value-type="float" office:value="0.337534457903053">
            <text:p>0.34</text:p>
          </table:table-cell>
          <table:table-cell table:number-columns-repeated="4"/>
        </table:table-row>
        <table:table-row table:style-name="ro1">
          <table:table-cell office:value-type="float" office:value="-0.788816824378211">
            <text:p>-0.79</text:p>
          </table:table-cell>
          <table:table-cell table:formula="of:=[.A3160]*10+1" office:value-type="float" office:value="-6.88816824378212">
            <text:p>-6.89</text:p>
          </table:table-cell>
          <table:table-cell table:formula="of:=MEDIAN([.B3160:.B6475])" office:value-type="float" office:value="0.208994487834122">
            <text:p>0.21</text:p>
          </table:table-cell>
          <table:table-cell table:number-columns-repeated="4"/>
        </table:table-row>
        <table:table-row table:style-name="ro1">
          <table:table-cell office:value-type="float" office:value="0.737814226409711">
            <text:p>0.74</text:p>
          </table:table-cell>
          <table:table-cell table:formula="of:=[.A3161]*10+1" office:value-type="float" office:value="8.37814226409711">
            <text:p>8.38</text:p>
          </table:table-cell>
          <table:table-cell table:formula="of:=MEDIAN([.B3161:.B6476])" office:value-type="float" office:value="0.337534457903053">
            <text:p>0.34</text:p>
          </table:table-cell>
          <table:table-cell table:number-columns-repeated="4"/>
        </table:table-row>
        <table:table-row table:style-name="ro1">
          <table:table-cell office:value-type="float" office:value="-0.648665046805376">
            <text:p>-0.65</text:p>
          </table:table-cell>
          <table:table-cell table:formula="of:=[.A3162]*10+1" office:value-type="float" office:value="-5.48665046805376">
            <text:p>-5.49</text:p>
          </table:table-cell>
          <table:table-cell table:formula="of:=MEDIAN([.B3162:.B6477])" office:value-type="float" office:value="0.208994487834122">
            <text:p>0.21</text:p>
          </table:table-cell>
          <table:table-cell table:number-columns-repeated="4"/>
        </table:table-row>
        <table:table-row table:style-name="ro1">
          <table:table-cell office:value-type="float" office:value="-0.213992124909679">
            <text:p>-0.21</text:p>
          </table:table-cell>
          <table:table-cell table:formula="of:=[.A3163]*10+1" office:value-type="float" office:value="-1.13992124909679">
            <text:p>-1.14</text:p>
          </table:table-cell>
          <table:table-cell table:formula="of:=MEDIAN([.B3163:.B6478])" office:value-type="float" office:value="0.337534457903053">
            <text:p>0.34</text:p>
          </table:table-cell>
          <table:table-cell table:number-columns-repeated="4"/>
        </table:table-row>
        <table:table-row table:style-name="ro1">
          <table:table-cell office:value-type="float" office:value="-0.416125759266536">
            <text:p>-0.42</text:p>
          </table:table-cell>
          <table:table-cell table:formula="of:=[.A3164]*10+1" office:value-type="float" office:value="-3.16125759266536">
            <text:p>-3.16</text:p>
          </table:table-cell>
          <table:table-cell table:formula="of:=MEDIAN([.B3164:.B6479])" office:value-type="float" office:value="0.466074427971984">
            <text:p>0.47</text:p>
          </table:table-cell>
          <table:table-cell table:number-columns-repeated="4"/>
        </table:table-row>
        <table:table-row table:style-name="ro1">
          <table:table-cell office:value-type="float" office:value="0.901534928531924">
            <text:p>0.9</text:p>
          </table:table-cell>
          <table:table-cell table:formula="of:=[.A3165]*10+1" office:value-type="float" office:value="10.0153492853192">
            <text:p>10.02</text:p>
          </table:table-cell>
          <table:table-cell table:formula="of:=MEDIAN([.B3165:.B6480])" office:value-type="float" office:value="0.468358362970353">
            <text:p>0.47</text:p>
          </table:table-cell>
          <table:table-cell table:number-columns-repeated="4"/>
        </table:table-row>
        <table:table-row table:style-name="ro1">
          <table:table-cell office:value-type="float" office:value="-0.310056459371366">
            <text:p>-0.31</text:p>
          </table:table-cell>
          <table:table-cell table:formula="of:=[.A3166]*10+1" office:value-type="float" office:value="-2.10056459371366">
            <text:p>-2.1</text:p>
          </table:table-cell>
          <table:table-cell table:formula="of:=MEDIAN([.B3166:.B6481])" office:value-type="float" office:value="0.466074427971984">
            <text:p>0.47</text:p>
          </table:table-cell>
          <table:table-cell table:number-columns-repeated="4"/>
        </table:table-row>
        <table:table-row table:style-name="ro1">
          <table:table-cell office:value-type="float" office:value="0.330146426786776">
            <text:p>0.33</text:p>
          </table:table-cell>
          <table:table-cell table:formula="of:=[.A3167]*10+1" office:value-type="float" office:value="4.30146426786776">
            <text:p>4.3</text:p>
          </table:table-cell>
          <table:table-cell table:formula="of:=MEDIAN([.B3167:.B6482])" office:value-type="float" office:value="0.468358362970353">
            <text:p>0.47</text:p>
          </table:table-cell>
          <table:table-cell table:number-columns-repeated="4"/>
        </table:table-row>
        <table:table-row table:style-name="ro1">
          <table:table-cell office:value-type="float" office:value="0.702477272897532">
            <text:p>0.7</text:p>
          </table:table-cell>
          <table:table-cell table:formula="of:=[.A3168]*10+1" office:value-type="float" office:value="8.02477272897532">
            <text:p>8.02</text:p>
          </table:table-cell>
          <table:table-cell table:formula="of:=MEDIAN([.B3168:.B6483])" office:value-type="float" office:value="0.466074427971984">
            <text:p>0.47</text:p>
          </table:table-cell>
          <table:table-cell table:number-columns-repeated="4"/>
        </table:table-row>
        <table:table-row table:style-name="ro1">
          <table:table-cell office:value-type="float" office:value="-0.800198995566912">
            <text:p>-0.8</text:p>
          </table:table-cell>
          <table:table-cell table:formula="of:=[.A3169]*10+1" office:value-type="float" office:value="-7.00198995566912">
            <text:p>-7</text:p>
          </table:table-cell>
          <table:table-cell table:formula="of:=MEDIAN([.B3169:.B6484])" office:value-type="float" office:value="0.337534457903053">
            <text:p>0.34</text:p>
          </table:table-cell>
          <table:table-cell table:number-columns-repeated="4"/>
        </table:table-row>
        <table:table-row table:style-name="ro1">
          <table:table-cell office:value-type="float" office:value="0.100267065297246">
            <text:p>0.1</text:p>
          </table:table-cell>
          <table:table-cell table:formula="of:=[.A3170]*10+1" office:value-type="float" office:value="2.00267065297246">
            <text:p>2</text:p>
          </table:table-cell>
          <table:table-cell table:formula="of:=MEDIAN([.B3170:.B6485])" office:value-type="float" office:value="0.466074427971984">
            <text:p>0.47</text:p>
          </table:table-cell>
          <table:table-cell table:number-columns-repeated="4"/>
        </table:table-row>
        <table:table-row table:style-name="ro1">
          <table:table-cell office:value-type="float" office:value="-0.1047352180966">
            <text:p>-0.1</text:p>
          </table:table-cell>
          <table:table-cell table:formula="of:=[.A3171]*10+1" office:value-type="float" office:value="-0.0473521809660038">
            <text:p>-0.05</text:p>
          </table:table-cell>
          <table:table-cell table:formula="of:=MEDIAN([.B3171:.B6486])" office:value-type="float" office:value="0.337534457903053">
            <text:p>0.34</text:p>
          </table:table-cell>
          <table:table-cell table:number-columns-repeated="4"/>
        </table:table-row>
        <table:table-row table:style-name="ro1">
          <table:table-cell office:value-type="float" office:value="-0.555262793775866">
            <text:p>-0.56</text:p>
          </table:table-cell>
          <table:table-cell table:formula="of:=[.A3172]*10+1" office:value-type="float" office:value="-4.55262793775866">
            <text:p>-4.55</text:p>
          </table:table-cell>
          <table:table-cell table:formula="of:=MEDIAN([.B3172:.B6487])" office:value-type="float" office:value="0.466074427971984">
            <text:p>0.47</text:p>
          </table:table-cell>
          <table:table-cell table:number-columns-repeated="4"/>
        </table:table-row>
        <table:table-row table:style-name="ro1">
          <table:table-cell office:value-type="float" office:value="-0.0428638484293835">
            <text:p>-0.04</text:p>
          </table:table-cell>
          <table:table-cell table:formula="of:=[.A3173]*10+1" office:value-type="float" office:value="0.571361515706165">
            <text:p>0.57</text:p>
          </table:table-cell>
          <table:table-cell table:formula="of:=MEDIAN([.B3173:.B6488])" office:value-type="float" office:value="0.468358362970353">
            <text:p>0.47</text:p>
          </table:table-cell>
          <table:table-cell table:number-columns-repeated="4"/>
        </table:table-row>
        <table:table-row table:style-name="ro1">
          <table:table-cell office:value-type="float" office:value="0.985824209118093">
            <text:p>0.99</text:p>
          </table:table-cell>
          <table:table-cell table:formula="of:=[.A3174]*10+1" office:value-type="float" office:value="10.8582420911809">
            <text:p>10.86</text:p>
          </table:table-cell>
          <table:table-cell table:formula="of:=MEDIAN([.B3174:.B6489])" office:value-type="float" office:value="0.466074427971984">
            <text:p>0.47</text:p>
          </table:table-cell>
          <table:table-cell table:number-columns-repeated="4"/>
        </table:table-row>
        <table:table-row table:style-name="ro1">
          <table:table-cell office:value-type="float" office:value="0.0225541481812114">
            <text:p>0.02</text:p>
          </table:table-cell>
          <table:table-cell table:formula="of:=[.A3175]*10+1" office:value-type="float" office:value="1.22554148181211">
            <text:p>1.23</text:p>
          </table:table-cell>
          <table:table-cell table:formula="of:=MEDIAN([.B3175:.B6490])" office:value-type="float" office:value="0.337534457903053">
            <text:p>0.34</text:p>
          </table:table-cell>
          <table:table-cell table:number-columns-repeated="4"/>
        </table:table-row>
        <table:table-row table:style-name="ro1">
          <table:table-cell office:value-type="float" office:value="0.936872421043964">
            <text:p>0.94</text:p>
          </table:table-cell>
          <table:table-cell table:formula="of:=[.A3176]*10+1" office:value-type="float" office:value="10.3687242104396">
            <text:p>10.37</text:p>
          </table:table-cell>
          <table:table-cell table:formula="of:=MEDIAN([.B3176:.B6491])" office:value-type="float" office:value="0.208994487834122">
            <text:p>0.21</text:p>
          </table:table-cell>
          <table:table-cell table:number-columns-repeated="4"/>
        </table:table-row>
        <table:table-row table:style-name="ro1">
          <table:table-cell office:value-type="float" office:value="0.547903024334545">
            <text:p>0.55</text:p>
          </table:table-cell>
          <table:table-cell table:formula="of:=[.A3177]*10+1" office:value-type="float" office:value="6.47903024334545">
            <text:p>6.48</text:p>
          </table:table-cell>
          <table:table-cell table:formula="of:=MEDIAN([.B3177:.B6492])" office:value-type="float" office:value="0.0516623844510879">
            <text:p>0.05</text:p>
          </table:table-cell>
          <table:table-cell table:number-columns-repeated="4"/>
        </table:table-row>
        <table:table-row table:style-name="ro1">
          <table:table-cell office:value-type="float" office:value="-0.505605457809885">
            <text:p>-0.51</text:p>
          </table:table-cell>
          <table:table-cell table:formula="of:=[.A3178]*10+1" office:value-type="float" office:value="-4.05605457809885">
            <text:p>-4.06</text:p>
          </table:table-cell>
          <table:table-cell table:formula="of:=MEDIAN([.B3178:.B6493])" office:value-type="float" office:value="-0.105669718931946">
            <text:p>-0.11</text:p>
          </table:table-cell>
          <table:table-cell table:number-columns-repeated="4"/>
        </table:table-row>
        <table:table-row table:style-name="ro1">
          <table:table-cell office:value-type="float" office:value="0.539269815914838">
            <text:p>0.54</text:p>
          </table:table-cell>
          <table:table-cell table:formula="of:=[.A3179]*10+1" office:value-type="float" office:value="6.39269815914838">
            <text:p>6.39</text:p>
          </table:table-cell>
          <table:table-cell table:formula="of:=MEDIAN([.B3179:.B6494])" office:value-type="float" office:value="0.0516623844510879">
            <text:p>0.05</text:p>
          </table:table-cell>
          <table:table-cell table:number-columns-repeated="4"/>
        </table:table-row>
        <table:table-row table:style-name="ro1">
          <table:table-cell office:value-type="float" office:value="0.516539700656837">
            <text:p>0.52</text:p>
          </table:table-cell>
          <table:table-cell table:formula="of:=[.A3180]*10+1" office:value-type="float" office:value="6.16539700656837">
            <text:p>6.17</text:p>
          </table:table-cell>
          <table:table-cell table:formula="of:=MEDIAN([.B3180:.B6495])" office:value-type="float" office:value="-0.105669718931946">
            <text:p>-0.11</text:p>
          </table:table-cell>
          <table:table-cell table:number-columns-repeated="4"/>
        </table:table-row>
        <table:table-row table:style-name="ro1">
          <table:table-cell office:value-type="float" office:value="-0.244243826409018">
            <text:p>-0.24</text:p>
          </table:table-cell>
          <table:table-cell table:formula="of:=[.A3181]*10+1" office:value-type="float" office:value="-1.44243826409018">
            <text:p>-1.44</text:p>
          </table:table-cell>
          <table:table-cell table:formula="of:=MEDIAN([.B3181:.B6496])" office:value-type="float" office:value="-0.119724356779953">
            <text:p>-0.12</text:p>
          </table:table-cell>
          <table:table-cell table:number-columns-repeated="4"/>
        </table:table-row>
        <table:table-row table:style-name="ro1">
          <table:table-cell office:value-type="float" office:value="0.542220915089637">
            <text:p>0.54</text:p>
          </table:table-cell>
          <table:table-cell table:formula="of:=[.A3182]*10+1" office:value-type="float" office:value="6.42220915089637">
            <text:p>6.42</text:p>
          </table:table-cell>
          <table:table-cell table:formula="of:=MEDIAN([.B3182:.B6497])" office:value-type="float" office:value="-0.105669718931946">
            <text:p>-0.11</text:p>
          </table:table-cell>
          <table:table-cell table:number-columns-repeated="4"/>
        </table:table-row>
        <table:table-row table:style-name="ro1">
          <table:table-cell office:value-type="float" office:value="0.963229896175356">
            <text:p>0.96</text:p>
          </table:table-cell>
          <table:table-cell table:formula="of:=[.A3183]*10+1" office:value-type="float" office:value="10.6322989617536">
            <text:p>10.63</text:p>
          </table:table-cell>
          <table:table-cell table:formula="of:=MEDIAN([.B3183:.B6498])" office:value-type="float" office:value="-0.119724356779953">
            <text:p>-0.12</text:p>
          </table:table-cell>
          <table:table-cell table:number-columns-repeated="4"/>
        </table:table-row>
        <table:table-row table:style-name="ro1">
          <table:table-cell office:value-type="float" office:value="-0.034894366690544">
            <text:p>-0.03</text:p>
          </table:table-cell>
          <table:table-cell table:formula="of:=[.A3184]*10+1" office:value-type="float" office:value="0.65105633309456">
            <text:p>0.65</text:p>
          </table:table-cell>
          <table:table-cell table:formula="of:=MEDIAN([.B3184:.B6499])" office:value-type="float" office:value="-0.133778994627959">
            <text:p>-0.13</text:p>
          </table:table-cell>
          <table:table-cell table:number-columns-repeated="4"/>
        </table:table-row>
        <table:table-row table:style-name="ro1">
          <table:table-cell office:value-type="float" office:value="-0.935507872018071">
            <text:p>-0.94</text:p>
          </table:table-cell>
          <table:table-cell table:formula="of:=[.A3185]*10+1" office:value-type="float" office:value="-8.35507872018071">
            <text:p>-8.36</text:p>
          </table:table-cell>
          <table:table-cell table:formula="of:=MEDIAN([.B3185:.B6500])" office:value-type="float" office:value="-0.147261446850006">
            <text:p>-0.15</text:p>
          </table:table-cell>
          <table:table-cell table:number-columns-repeated="4"/>
        </table:table-row>
        <table:table-row table:style-name="ro1">
          <table:table-cell office:value-type="float" office:value="0.65961872401259">
            <text:p>0.66</text:p>
          </table:table-cell>
          <table:table-cell table:formula="of:=[.A3186]*10+1" office:value-type="float" office:value="7.5961872401259">
            <text:p>7.6</text:p>
          </table:table-cell>
          <table:table-cell table:formula="of:=MEDIAN([.B3186:.B6501])" office:value-type="float" office:value="-0.133778994627959">
            <text:p>-0.13</text:p>
          </table:table-cell>
          <table:table-cell table:number-columns-repeated="4"/>
        </table:table-row>
        <table:table-row table:style-name="ro1">
          <table:table-cell office:value-type="float" office:value="0.509941835695988">
            <text:p>0.51</text:p>
          </table:table-cell>
          <table:table-cell table:formula="of:=[.A3187]*10+1" office:value-type="float" office:value="6.09941835695988">
            <text:p>6.1</text:p>
          </table:table-cell>
          <table:table-cell table:formula="of:=MEDIAN([.B3187:.B6502])" office:value-type="float" office:value="-0.147261446850006">
            <text:p>-0.15</text:p>
          </table:table-cell>
          <table:table-cell table:number-columns-repeated="4"/>
        </table:table-row>
        <table:table-row table:style-name="ro1">
          <table:table-cell office:value-type="float" office:value="0.900753427987197">
            <text:p>0.9</text:p>
          </table:table-cell>
          <table:table-cell table:formula="of:=[.A3188]*10+1" office:value-type="float" office:value="10.007534279872">
            <text:p>10.01</text:p>
          </table:table-cell>
          <table:table-cell table:formula="of:=MEDIAN([.B3188:.B6503])" office:value-type="float" office:value="-0.160743899072054">
            <text:p>-0.16</text:p>
          </table:table-cell>
          <table:table-cell table:number-columns-repeated="4"/>
        </table:table-row>
        <table:table-row table:style-name="ro1">
          <table:table-cell office:value-type="float" office:value="-0.159085666001458">
            <text:p>-0.16</text:p>
          </table:table-cell>
          <table:table-cell table:formula="of:=[.A3189]*10+1" office:value-type="float" office:value="-0.590856660014585">
            <text:p>-0.59</text:p>
          </table:table-cell>
          <table:table-cell table:formula="of:=MEDIAN([.B3189:.B6504])" office:value-type="float" office:value="-0.206512594787089">
            <text:p>-0.21</text:p>
          </table:table-cell>
          <table:table-cell table:number-columns-repeated="4"/>
        </table:table-row>
        <table:table-row table:style-name="ro1">
          <table:table-cell office:value-type="float" office:value="-0.151444944594707">
            <text:p>-0.15</text:p>
          </table:table-cell>
          <table:table-cell table:formula="of:=[.A3190]*10+1" office:value-type="float" office:value="-0.514449445947073">
            <text:p>-0.51</text:p>
          </table:table-cell>
          <table:table-cell table:formula="of:=MEDIAN([.B3190:.B6505])" office:value-type="float" office:value="-0.160743899072054">
            <text:p>-0.16</text:p>
          </table:table-cell>
          <table:table-cell table:number-columns-repeated="4"/>
        </table:table-row>
        <table:table-row table:style-name="ro1">
          <table:table-cell office:value-type="float" office:value="-0.986251231451009">
            <text:p>-0.99</text:p>
          </table:table-cell>
          <table:table-cell table:formula="of:=[.A3191]*10+1" office:value-type="float" office:value="-8.86251231451009">
            <text:p>-8.86</text:p>
          </table:table-cell>
          <table:table-cell table:formula="of:=MEDIAN([.B3191:.B6506])" office:value-type="float" office:value="-0.147261446850006">
            <text:p>-0.15</text:p>
          </table:table-cell>
          <table:table-cell table:number-columns-repeated="4"/>
        </table:table-row>
        <table:table-row table:style-name="ro1">
          <table:table-cell office:value-type="float" office:value="-0.78968250398319">
            <text:p>-0.79</text:p>
          </table:table-cell>
          <table:table-cell table:formula="of:=[.A3192]*10+1" office:value-type="float" office:value="-6.8968250398319">
            <text:p>-6.9</text:p>
          </table:table-cell>
          <table:table-cell table:formula="of:=MEDIAN([.B3192:.B6507])" office:value-type="float" office:value="-0.133778994627959">
            <text:p>-0.13</text:p>
          </table:table-cell>
          <table:table-cell table:number-columns-repeated="4"/>
        </table:table-row>
        <table:table-row table:style-name="ro1">
          <table:table-cell office:value-type="float" office:value="0.122176552252898">
            <text:p>0.12</text:p>
          </table:table-cell>
          <table:table-cell table:formula="of:=[.A3193]*10+1" office:value-type="float" office:value="2.22176552252898">
            <text:p>2.22</text:p>
          </table:table-cell>
          <table:table-cell table:formula="of:=MEDIAN([.B3193:.B6508])" office:value-type="float" office:value="-0.119724356779953">
            <text:p>-0.12</text:p>
          </table:table-cell>
          <table:table-cell table:number-columns-repeated="4"/>
        </table:table-row>
        <table:table-row table:style-name="ro1">
          <table:table-cell office:value-type="float" office:value="-0.194688996914064">
            <text:p>-0.19</text:p>
          </table:table-cell>
          <table:table-cell table:formula="of:=[.A3194]*10+1" office:value-type="float" office:value="-0.94688996914064">
            <text:p>-0.95</text:p>
          </table:table-cell>
          <table:table-cell table:formula="of:=MEDIAN([.B3194:.B6509])" office:value-type="float" office:value="-0.133778994627959">
            <text:p>-0.13</text:p>
          </table:table-cell>
          <table:table-cell table:number-columns-repeated="4"/>
        </table:table-row>
        <table:table-row table:style-name="ro1">
          <table:table-cell office:value-type="float" office:value="-0.811251023355714">
            <text:p>-0.81</text:p>
          </table:table-cell>
          <table:table-cell table:formula="of:=[.A3195]*10+1" office:value-type="float" office:value="-7.11251023355714">
            <text:p>-7.11</text:p>
          </table:table-cell>
          <table:table-cell table:formula="of:=MEDIAN([.B3195:.B6510])" office:value-type="float" office:value="-0.119724356779953">
            <text:p>-0.12</text:p>
          </table:table-cell>
          <table:table-cell table:number-columns-repeated="4"/>
        </table:table-row>
        <table:table-row table:style-name="ro1">
          <table:table-cell office:value-type="float" office:value="0.263858408321739">
            <text:p>0.26</text:p>
          </table:table-cell>
          <table:table-cell table:formula="of:=[.A3196]*10+1" office:value-type="float" office:value="3.63858408321739">
            <text:p>3.64</text:p>
          </table:table-cell>
          <table:table-cell table:formula="of:=MEDIAN([.B3196:.B6511])" office:value-type="float" office:value="-0.105669718931946">
            <text:p>-0.11</text:p>
          </table:table-cell>
          <table:table-cell table:number-columns-repeated="4"/>
        </table:table-row>
        <table:table-row table:style-name="ro1">
          <table:table-cell office:value-type="float" office:value="0.0468251921872203">
            <text:p>0.05</text:p>
          </table:table-cell>
          <table:table-cell table:formula="of:=[.A3197]*10+1" office:value-type="float" office:value="1.4682519218722">
            <text:p>1.47</text:p>
          </table:table-cell>
          <table:table-cell table:formula="of:=MEDIAN([.B3197:.B6512])" office:value-type="float" office:value="-0.119724356779953">
            <text:p>-0.12</text:p>
          </table:table-cell>
          <table:table-cell table:number-columns-repeated="4"/>
        </table:table-row>
        <table:table-row table:style-name="ro1">
          <table:table-cell office:value-type="float" office:value="0.753146176794343">
            <text:p>0.75</text:p>
          </table:table-cell>
          <table:table-cell table:formula="of:=[.A3198]*10+1" office:value-type="float" office:value="8.53146176794343">
            <text:p>8.53</text:p>
          </table:table-cell>
          <table:table-cell table:formula="of:=MEDIAN([.B3198:.B6513])" office:value-type="float" office:value="-0.133778994627959">
            <text:p>-0.13</text:p>
          </table:table-cell>
          <table:table-cell table:number-columns-repeated="4"/>
        </table:table-row>
        <table:table-row table:style-name="ro1">
          <table:table-cell office:value-type="float" office:value="0.330953173227958">
            <text:p>0.33</text:p>
          </table:table-cell>
          <table:table-cell table:formula="of:=[.A3199]*10+1" office:value-type="float" office:value="4.30953173227958">
            <text:p>4.31</text:p>
          </table:table-cell>
          <table:table-cell table:formula="of:=MEDIAN([.B3199:.B6514])" office:value-type="float" office:value="-0.147261446850006">
            <text:p>-0.15</text:p>
          </table:table-cell>
          <table:table-cell table:number-columns-repeated="4"/>
        </table:table-row>
        <table:table-row table:style-name="ro1">
          <table:table-cell office:value-type="float" office:value="-0.682764250797055">
            <text:p>-0.68</text:p>
          </table:table-cell>
          <table:table-cell table:formula="of:=[.A3200]*10+1" office:value-type="float" office:value="-5.82764250797055">
            <text:p>-5.83</text:p>
          </table:table-cell>
          <table:table-cell table:formula="of:=MEDIAN([.B3200:.B6515])" office:value-type="float" office:value="-0.160743899072054">
            <text:p>-0.16</text:p>
          </table:table-cell>
          <table:table-cell table:number-columns-repeated="4"/>
        </table:table-row>
        <table:table-row table:style-name="ro1">
          <table:table-cell office:value-type="float" office:value="-0.505985886277306">
            <text:p>-0.51</text:p>
          </table:table-cell>
          <table:table-cell table:formula="of:=[.A3201]*10+1" office:value-type="float" office:value="-4.05985886277306">
            <text:p>-4.06</text:p>
          </table:table-cell>
          <table:table-cell table:formula="of:=MEDIAN([.B3201:.B6516])" office:value-type="float" office:value="-0.147261446850006">
            <text:p>-0.15</text:p>
          </table:table-cell>
          <table:table-cell table:number-columns-repeated="4"/>
        </table:table-row>
        <table:table-row table:style-name="ro1">
          <table:table-cell office:value-type="float" office:value="-0.125228129050212">
            <text:p>-0.13</text:p>
          </table:table-cell>
          <table:table-cell table:formula="of:=[.A3202]*10+1" office:value-type="float" office:value="-0.252281290502124">
            <text:p>-0.25</text:p>
          </table:table-cell>
          <table:table-cell table:formula="of:=MEDIAN([.B3202:.B6517])" office:value-type="float" office:value="-0.133778994627959">
            <text:p>-0.13</text:p>
          </table:table-cell>
          <table:table-cell table:number-columns-repeated="4"/>
        </table:table-row>
        <table:table-row table:style-name="ro1">
          <table:table-cell office:value-type="float" office:value="-0.633753522207273">
            <text:p>-0.63</text:p>
          </table:table-cell>
          <table:table-cell table:formula="of:=[.A3203]*10+1" office:value-type="float" office:value="-5.33753522207273">
            <text:p>-5.34</text:p>
          </table:table-cell>
          <table:table-cell table:formula="of:=MEDIAN([.B3203:.B6518])" office:value-type="float" office:value="-0.119724356779953">
            <text:p>-0.12</text:p>
          </table:table-cell>
          <table:table-cell table:number-columns-repeated="4"/>
        </table:table-row>
        <table:table-row table:style-name="ro1">
          <table:table-cell office:value-type="float" office:value="-0.924248167989962">
            <text:p>-0.92</text:p>
          </table:table-cell>
          <table:table-cell table:formula="of:=[.A3204]*10+1" office:value-type="float" office:value="-8.24248167989962">
            <text:p>-8.24</text:p>
          </table:table-cell>
          <table:table-cell table:formula="of:=MEDIAN([.B3204:.B6519])" office:value-type="float" office:value="-0.105669718931946">
            <text:p>-0.11</text:p>
          </table:table-cell>
          <table:table-cell table:number-columns-repeated="4"/>
        </table:table-row>
        <table:table-row table:style-name="ro1">
          <table:table-cell office:value-type="float" office:value="-0.582646088370536">
            <text:p>-0.58</text:p>
          </table:table-cell>
          <table:table-cell table:formula="of:=[.A3205]*10+1" office:value-type="float" office:value="-4.82646088370536">
            <text:p>-4.83</text:p>
          </table:table-cell>
          <table:table-cell table:formula="of:=MEDIAN([.B3205:.B6520])" office:value-type="float" office:value="0.0516623844510879">
            <text:p>0.05</text:p>
          </table:table-cell>
          <table:table-cell table:number-columns-repeated="4"/>
        </table:table-row>
        <table:table-row table:style-name="ro1">
          <table:table-cell office:value-type="float" office:value="-0.280652837551884">
            <text:p>-0.28</text:p>
          </table:table-cell>
          <table:table-cell table:formula="of:=[.A3206]*10+1" office:value-type="float" office:value="-1.80652837551884">
            <text:p>-1.81</text:p>
          </table:table-cell>
          <table:table-cell table:formula="of:=MEDIAN([.B3206:.B6521])" office:value-type="float" office:value="0.208994487834122">
            <text:p>0.21</text:p>
          </table:table-cell>
          <table:table-cell table:number-columns-repeated="4"/>
        </table:table-row>
        <table:table-row table:style-name="ro1">
          <table:table-cell office:value-type="float" office:value="-0.323721476227148">
            <text:p>-0.32</text:p>
          </table:table-cell>
          <table:table-cell table:formula="of:=[.A3207]*10+1" office:value-type="float" office:value="-2.23721476227148">
            <text:p>-2.24</text:p>
          </table:table-cell>
          <table:table-cell table:formula="of:=MEDIAN([.B3207:.B6522])" office:value-type="float" office:value="0.337534457903053">
            <text:p>0.34</text:p>
          </table:table-cell>
          <table:table-cell table:number-columns-repeated="4"/>
        </table:table-row>
        <table:table-row table:style-name="ro1">
          <table:table-cell office:value-type="float" office:value="-0.685477303319556">
            <text:p>-0.69</text:p>
          </table:table-cell>
          <table:table-cell table:formula="of:=[.A3208]*10+1" office:value-type="float" office:value="-5.85477303319556">
            <text:p>-5.85</text:p>
          </table:table-cell>
          <table:table-cell table:formula="of:=MEDIAN([.B3208:.B6523])" office:value-type="float" office:value="0.466074427971984">
            <text:p>0.47</text:p>
          </table:table-cell>
          <table:table-cell table:number-columns-repeated="4"/>
        </table:table-row>
        <table:table-row table:style-name="ro1">
          <table:table-cell office:value-type="float" office:value="-0.934040004283764">
            <text:p>-0.93</text:p>
          </table:table-cell>
          <table:table-cell table:formula="of:=[.A3209]*10+1" office:value-type="float" office:value="-8.34040004283764">
            <text:p>-8.34</text:p>
          </table:table-cell>
          <table:table-cell table:formula="of:=MEDIAN([.B3209:.B6524])" office:value-type="float" office:value="0.468358362970353">
            <text:p>0.47</text:p>
          </table:table-cell>
          <table:table-cell table:number-columns-repeated="4"/>
        </table:table-row>
        <table:table-row table:style-name="ro1">
          <table:table-cell office:value-type="float" office:value="-0.380545218254282">
            <text:p>-0.38</text:p>
          </table:table-cell>
          <table:table-cell table:formula="of:=[.A3210]*10+1" office:value-type="float" office:value="-2.80545218254282">
            <text:p>-2.81</text:p>
          </table:table-cell>
          <table:table-cell table:formula="of:=MEDIAN([.B3210:.B6525])" office:value-type="float" office:value="0.470642297968722">
            <text:p>0.47</text:p>
          </table:table-cell>
          <table:table-cell table:number-columns-repeated="4"/>
        </table:table-row>
        <table:table-row table:style-name="ro1">
          <table:table-cell office:value-type="float" office:value="0.958745710925351">
            <text:p>0.96</text:p>
          </table:table-cell>
          <table:table-cell table:formula="of:=[.A3211]*10+1" office:value-type="float" office:value="10.5874571092535">
            <text:p>10.59</text:p>
          </table:table-cell>
          <table:table-cell table:formula="of:=MEDIAN([.B3211:.B6526])" office:value-type="float" office:value="0.497394209516021">
            <text:p>0.5</text:p>
          </table:table-cell>
          <table:table-cell table:number-columns-repeated="4"/>
        </table:table-row>
        <table:table-row table:style-name="ro1">
          <table:table-cell office:value-type="float" office:value="-0.383317915902729">
            <text:p>-0.38</text:p>
          </table:table-cell>
          <table:table-cell table:formula="of:=[.A3212]*10+1" office:value-type="float" office:value="-2.83317915902729">
            <text:p>-2.83</text:p>
          </table:table-cell>
          <table:table-cell table:formula="of:=MEDIAN([.B3212:.B6527])" office:value-type="float" office:value="0.470642297968722">
            <text:p>0.47</text:p>
          </table:table-cell>
          <table:table-cell table:number-columns-repeated="4"/>
        </table:table-row>
        <table:table-row table:style-name="ro1">
          <table:table-cell office:value-type="float" office:value="0.0929840937731225">
            <text:p>0.09</text:p>
          </table:table-cell>
          <table:table-cell table:formula="of:=[.A3213]*10+1" office:value-type="float" office:value="1.92984093773122">
            <text:p>1.93</text:p>
          </table:table-cell>
          <table:table-cell table:formula="of:=MEDIAN([.B3213:.B6528])" office:value-type="float" office:value="0.497394209516021">
            <text:p>0.5</text:p>
          </table:table-cell>
          <table:table-cell table:number-columns-repeated="4"/>
        </table:table-row>
        <table:table-row table:style-name="ro1">
          <table:table-cell office:value-type="float" office:value="-0.125479554073162">
            <text:p>-0.13</text:p>
          </table:table-cell>
          <table:table-cell table:formula="of:=[.A3214]*10+1" office:value-type="float" office:value="-0.254795540731622">
            <text:p>-0.25</text:p>
          </table:table-cell>
          <table:table-cell table:formula="of:=MEDIAN([.B3214:.B6529])" office:value-type="float" office:value="0.470642297968722">
            <text:p>0.47</text:p>
          </table:table-cell>
          <table:table-cell table:number-columns-repeated="4"/>
        </table:table-row>
        <table:table-row table:style-name="ro1">
          <table:table-cell office:value-type="float" office:value="-0.110566971893195">
            <text:p>-0.11</text:p>
          </table:table-cell>
          <table:table-cell table:formula="of:=[.A3215]*10+1" office:value-type="float" office:value="-0.105669718931946">
            <text:p>-0.11</text:p>
          </table:table-cell>
          <table:table-cell table:formula="of:=MEDIAN([.B3215:.B6530])" office:value-type="float" office:value="0.497394209516021">
            <text:p>0.5</text:p>
          </table:table-cell>
          <table:table-cell table:number-columns-repeated="4"/>
        </table:table-row>
        <table:table-row table:style-name="ro1">
          <table:table-cell office:value-type="float" office:value="0.923672948373503">
            <text:p>0.92</text:p>
          </table:table-cell>
          <table:table-cell table:formula="of:=[.A3216]*10+1" office:value-type="float" office:value="10.236729483735">
            <text:p>10.24</text:p>
          </table:table-cell>
          <table:table-cell table:formula="of:=MEDIAN([.B3216:.B6531])" office:value-type="float" office:value="0.524146121063319">
            <text:p>0.52</text:p>
          </table:table-cell>
          <table:table-cell table:number-columns-repeated="4"/>
        </table:table-row>
        <table:table-row table:style-name="ro1">
          <table:table-cell office:value-type="float" office:value="0.588365076805021">
            <text:p>0.59</text:p>
          </table:table-cell>
          <table:table-cell table:formula="of:=[.A3217]*10+1" office:value-type="float" office:value="6.88365076805021">
            <text:p>6.88</text:p>
          </table:table-cell>
          <table:table-cell table:formula="of:=MEDIAN([.B3217:.B6532])" office:value-type="float" office:value="0.497394209516021">
            <text:p>0.5</text:p>
          </table:table-cell>
          <table:table-cell table:number-columns-repeated="4"/>
        </table:table-row>
        <table:table-row table:style-name="ro1">
          <table:table-cell office:value-type="float" office:value="0.825995207930908">
            <text:p>0.83</text:p>
          </table:table-cell>
          <table:table-cell table:formula="of:=[.A3218]*10+1" office:value-type="float" office:value="9.25995207930909">
            <text:p>9.26</text:p>
          </table:table-cell>
          <table:table-cell table:formula="of:=MEDIAN([.B3218:.B6533])" office:value-type="float" office:value="0.470642297968722">
            <text:p>0.47</text:p>
          </table:table-cell>
          <table:table-cell table:number-columns-repeated="4"/>
        </table:table-row>
        <table:table-row table:style-name="ro1">
          <table:table-cell office:value-type="float" office:value="0.253729347913126">
            <text:p>0.25</text:p>
          </table:table-cell>
          <table:table-cell table:formula="of:=[.A3219]*10+1" office:value-type="float" office:value="3.53729347913126">
            <text:p>3.54</text:p>
          </table:table-cell>
          <table:table-cell table:formula="of:=MEDIAN([.B3219:.B6534])" office:value-type="float" office:value="0.468358362970353">
            <text:p>0.47</text:p>
          </table:table-cell>
          <table:table-cell table:number-columns-repeated="4"/>
        </table:table-row>
        <table:table-row table:style-name="ro1">
          <table:table-cell office:value-type="float" office:value="-0.859308611056834">
            <text:p>-0.86</text:p>
          </table:table-cell>
          <table:table-cell table:formula="of:=[.A3220]*10+1" office:value-type="float" office:value="-7.59308611056834">
            <text:p>-7.59</text:p>
          </table:table-cell>
          <table:table-cell table:formula="of:=MEDIAN([.B3220:.B6535])" office:value-type="float" office:value="0.466074427971984">
            <text:p>0.47</text:p>
          </table:table-cell>
          <table:table-cell table:number-columns-repeated="4"/>
        </table:table-row>
        <table:table-row table:style-name="ro1">
          <table:table-cell office:value-type="float" office:value="0.716812330279879">
            <text:p>0.72</text:p>
          </table:table-cell>
          <table:table-cell table:formula="of:=[.A3221]*10+1" office:value-type="float" office:value="8.16812330279879">
            <text:p>8.17</text:p>
          </table:table-cell>
          <table:table-cell table:formula="of:=MEDIAN([.B3221:.B6536])" office:value-type="float" office:value="0.468358362970353">
            <text:p>0.47</text:p>
          </table:table-cell>
          <table:table-cell table:number-columns-repeated="4"/>
        </table:table-row>
        <table:table-row table:style-name="ro1">
          <table:table-cell office:value-type="float" office:value="-0.340116606985173">
            <text:p>-0.34</text:p>
          </table:table-cell>
          <table:table-cell table:formula="of:=[.A3222]*10+1" office:value-type="float" office:value="-2.40116606985173">
            <text:p>-2.4</text:p>
          </table:table-cell>
          <table:table-cell table:formula="of:=MEDIAN([.B3222:.B6537])" office:value-type="float" office:value="0.466074427971984">
            <text:p>0.47</text:p>
          </table:table-cell>
          <table:table-cell table:number-columns-repeated="4"/>
        </table:table-row>
        <table:table-row table:style-name="ro1">
          <table:table-cell office:value-type="float" office:value="-0.940481353855865">
            <text:p>-0.94</text:p>
          </table:table-cell>
          <table:table-cell table:formula="of:=[.A3223]*10+1" office:value-type="float" office:value="-8.40481353855865">
            <text:p>-8.4</text:p>
          </table:table-cell>
          <table:table-cell table:formula="of:=MEDIAN([.B3223:.B6538])" office:value-type="float" office:value="0.468358362970353">
            <text:p>0.47</text:p>
          </table:table-cell>
          <table:table-cell table:number-columns-repeated="4"/>
        </table:table-row>
        <table:table-row table:style-name="ro1">
          <table:table-cell office:value-type="float" office:value="-0.705700694250645">
            <text:p>-0.71</text:p>
          </table:table-cell>
          <table:table-cell table:formula="of:=[.A3224]*10+1" office:value-type="float" office:value="-6.05700694250645">
            <text:p>-6.06</text:p>
          </table:table-cell>
          <table:table-cell table:formula="of:=MEDIAN([.B3224:.B6539])" office:value-type="float" office:value="0.470642297968722">
            <text:p>0.47</text:p>
          </table:table-cell>
          <table:table-cell table:number-columns-repeated="4"/>
        </table:table-row>
        <table:table-row table:style-name="ro1">
          <table:table-cell office:value-type="float" office:value="-0.0475853878936681">
            <text:p>-0.05</text:p>
          </table:table-cell>
          <table:table-cell table:formula="of:=[.A3225]*10+1" office:value-type="float" office:value="0.524146121063319">
            <text:p>0.52</text:p>
          </table:table-cell>
          <table:table-cell table:formula="of:=MEDIAN([.B3225:.B6540])" office:value-type="float" office:value="0.497394209516021">
            <text:p>0.5</text:p>
          </table:table-cell>
          <table:table-cell table:number-columns-repeated="4"/>
        </table:table-row>
        <table:table-row table:style-name="ro1">
          <table:table-cell office:value-type="float" office:value="-0.272408897110192">
            <text:p>-0.27</text:p>
          </table:table-cell>
          <table:table-cell table:formula="of:=[.A3226]*10+1" office:value-type="float" office:value="-1.72408897110192">
            <text:p>-1.72</text:p>
          </table:table-cell>
          <table:table-cell table:formula="of:=MEDIAN([.B3226:.B6541])" office:value-type="float" office:value="0.470642297968722">
            <text:p>0.47</text:p>
          </table:table-cell>
          <table:table-cell table:number-columns-repeated="4"/>
        </table:table-row>
        <table:table-row table:style-name="ro1">
          <table:table-cell office:value-type="float" office:value="-0.968657850709198">
            <text:p>-0.97</text:p>
          </table:table-cell>
          <table:table-cell table:formula="of:=[.A3227]*10+1" office:value-type="float" office:value="-8.68657850709198">
            <text:p>-8.69</text:p>
          </table:table-cell>
          <table:table-cell table:formula="of:=MEDIAN([.B3227:.B6542])" office:value-type="float" office:value="0.536351606013249">
            <text:p>0.54</text:p>
          </table:table-cell>
          <table:table-cell table:number-columns-repeated="4"/>
        </table:table-row>
        <table:table-row table:style-name="ro1">
          <table:table-cell office:value-type="float" office:value="0.434432277769457">
            <text:p>0.43</text:p>
          </table:table-cell>
          <table:table-cell table:formula="of:=[.A3228]*10+1" office:value-type="float" office:value="5.34432277769457">
            <text:p>5.34</text:p>
          </table:table-cell>
          <table:table-cell table:formula="of:=MEDIAN([.B3228:.B6543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-0.99270807911149">
            <text:p>-0.99</text:p>
          </table:table-cell>
          <table:table-cell table:formula="of:=[.A3229]*10+1" office:value-type="float" office:value="-8.9270807911149">
            <text:p>-8.93</text:p>
          </table:table-cell>
          <table:table-cell table:formula="of:=MEDIAN([.B3229:.B6544])" office:value-type="float" office:value="0.536351606013249">
            <text:p>0.54</text:p>
          </table:table-cell>
          <table:table-cell table:number-columns-repeated="4"/>
        </table:table-row>
        <table:table-row table:style-name="ro1">
          <table:table-cell office:value-type="float" office:value="-0.0791005512165878">
            <text:p>-0.08</text:p>
          </table:table-cell>
          <table:table-cell table:formula="of:=[.A3230]*10+1" office:value-type="float" office:value="0.208994487834122">
            <text:p>0.21</text:p>
          </table:table-cell>
          <table:table-cell table:formula="of:=MEDIAN([.B3230:.B6545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-0.499574176662526">
            <text:p>-0.5</text:p>
          </table:table-cell>
          <table:table-cell table:formula="of:=[.A3231]*10+1" office:value-type="float" office:value="-3.99574176662526">
            <text:p>-4</text:p>
          </table:table-cell>
          <table:table-cell table:formula="of:=MEDIAN([.B3231:.B6546])" office:value-type="float" office:value="0.628174550403275">
            <text:p>0.63</text:p>
          </table:table-cell>
          <table:table-cell table:number-columns-repeated="4"/>
        </table:table-row>
        <table:table-row table:style-name="ro1">
          <table:table-cell office:value-type="float" office:value="-0.413674093395755">
            <text:p>-0.41</text:p>
          </table:table-cell>
          <table:table-cell table:formula="of:=[.A3232]*10+1" office:value-type="float" office:value="-3.13674093395755">
            <text:p>-3.14</text:p>
          </table:table-cell>
          <table:table-cell table:formula="of:=MEDIAN([.B3232:.B6547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0.0243806085341671">
            <text:p>0.02</text:p>
          </table:table-cell>
          <table:table-cell table:formula="of:=[.A3233]*10+1" office:value-type="float" office:value="1.24380608534167">
            <text:p>1.24</text:p>
          </table:table-cell>
          <table:table-cell table:formula="of:=MEDIAN([.B3233:.B6548])" office:value-type="float" office:value="0.675965292884572">
            <text:p>0.68</text:p>
          </table:table-cell>
          <table:table-cell table:number-columns-repeated="4"/>
        </table:table-row>
        <table:table-row table:style-name="ro1">
          <table:table-cell office:value-type="float" office:value="0.973804069709159">
            <text:p>0.97</text:p>
          </table:table-cell>
          <table:table-cell table:formula="of:=[.A3234]*10+1" office:value-type="float" office:value="10.7380406970916">
            <text:p>10.74</text:p>
          </table:table-cell>
          <table:table-cell table:formula="of:=MEDIAN([.B3234:.B6549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-0.332963896698912">
            <text:p>-0.33</text:p>
          </table:table-cell>
          <table:table-cell table:formula="of:=[.A3235]*10+1" office:value-type="float" office:value="-2.32963896698912">
            <text:p>-2.33</text:p>
          </table:table-cell>
          <table:table-cell table:formula="of:=MEDIAN([.B3235:.B6550])" office:value-type="float" office:value="0.628174550403275">
            <text:p>0.63</text:p>
          </table:table-cell>
          <table:table-cell table:number-columns-repeated="4"/>
        </table:table-row>
        <table:table-row table:style-name="ro1">
          <table:table-cell office:value-type="float" office:value="0.315278367476853">
            <text:p>0.32</text:p>
          </table:table-cell>
          <table:table-cell table:formula="of:=[.A3236]*10+1" office:value-type="float" office:value="4.15278367476854">
            <text:p>4.15</text:p>
          </table:table-cell>
          <table:table-cell table:formula="of:=MEDIAN([.B3236:.B6551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-0.371700537937346">
            <text:p>-0.37</text:p>
          </table:table-cell>
          <table:table-cell table:formula="of:=[.A3237]*10+1" office:value-type="float" office:value="-2.71700537937346">
            <text:p>-2.72</text:p>
          </table:table-cell>
          <table:table-cell table:formula="of:=MEDIAN([.B3237:.B6552])" office:value-type="float" office:value="0.628174550403275">
            <text:p>0.63</text:p>
          </table:table-cell>
          <table:table-cell table:number-columns-repeated="4"/>
        </table:table-row>
        <table:table-row table:style-name="ro1">
          <table:table-cell office:value-type="float" office:value="0.778366019415581">
            <text:p>0.78</text:p>
          </table:table-cell>
          <table:table-cell table:formula="of:=[.A3238]*10+1" office:value-type="float" office:value="8.78366019415581">
            <text:p>8.78</text:p>
          </table:table-cell>
          <table:table-cell table:formula="of:=MEDIAN([.B3238:.B6553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-0.79599098582517">
            <text:p>-0.8</text:p>
          </table:table-cell>
          <table:table-cell table:formula="of:=[.A3239]*10+1" office:value-type="float" office:value="-6.9599098582517">
            <text:p>-6.96</text:p>
          </table:table-cell>
          <table:table-cell table:formula="of:=MEDIAN([.B3239:.B6554])" office:value-type="float" office:value="0.628174550403275">
            <text:p>0.63</text:p>
          </table:table-cell>
          <table:table-cell table:number-columns-repeated="4"/>
        </table:table-row>
        <table:table-row table:style-name="ro1">
          <table:table-cell office:value-type="float" office:value="-0.758017958106947">
            <text:p>-0.76</text:p>
          </table:table-cell>
          <table:table-cell table:formula="of:=[.A3240]*10+1" office:value-type="float" office:value="-6.58017958106947">
            <text:p>-6.58</text:p>
          </table:table-cell>
          <table:table-cell table:formula="of:=MEDIAN([.B3240:.B6555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0.278724292639055">
            <text:p>0.28</text:p>
          </table:table-cell>
          <table:table-cell table:formula="of:=[.A3241]*10+1" office:value-type="float" office:value="3.78724292639055">
            <text:p>3.79</text:p>
          </table:table-cell>
          <table:table-cell table:formula="of:=MEDIAN([.B3241:.B6556])" office:value-type="float" office:value="0.675965292884572">
            <text:p>0.68</text:p>
          </table:table-cell>
          <table:table-cell table:number-columns-repeated="4"/>
        </table:table-row>
        <table:table-row table:style-name="ro1">
          <table:table-cell office:value-type="float" office:value="-0.113377899462796">
            <text:p>-0.11</text:p>
          </table:table-cell>
          <table:table-cell table:formula="of:=[.A3242]*10+1" office:value-type="float" office:value="-0.133778994627959">
            <text:p>-0.13</text:p>
          </table:table-cell>
          <table:table-cell table:formula="of:=MEDIAN([.B3242:.B6557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0.953368248272508">
            <text:p>0.95</text:p>
          </table:table-cell>
          <table:table-cell table:formula="of:=[.A3243]*10+1" office:value-type="float" office:value="10.5336824827251">
            <text:p>10.53</text:p>
          </table:table-cell>
          <table:table-cell table:formula="of:=MEDIAN([.B3243:.B6558])" office:value-type="float" office:value="0.675965292884572">
            <text:p>0.68</text:p>
          </table:table-cell>
          <table:table-cell table:number-columns-repeated="4"/>
        </table:table-row>
        <table:table-row table:style-name="ro1">
          <table:table-cell office:value-type="float" office:value="0.70650159178036">
            <text:p>0.71</text:p>
          </table:table-cell>
          <table:table-cell table:formula="of:=[.A3244]*10+1" office:value-type="float" office:value="8.0650159178036">
            <text:p>8.07</text:p>
          </table:table-cell>
          <table:table-cell table:formula="of:=MEDIAN([.B3244:.B6559])" office:value-type="float" office:value="0.654288186748775">
            <text:p>0.65</text:p>
          </table:table-cell>
          <table:table-cell table:number-columns-repeated="4"/>
        </table:table-row>
        <table:table-row table:style-name="ro1">
          <table:table-cell office:value-type="float" office:value="0.155900072518847">
            <text:p>0.16</text:p>
          </table:table-cell>
          <table:table-cell table:formula="of:=[.A3245]*10+1" office:value-type="float" office:value="2.55900072518847">
            <text:p>2.56</text:p>
          </table:table-cell>
          <table:table-cell table:formula="of:=MEDIAN([.B3245:.B6560])" office:value-type="float" office:value="0.628174550403275">
            <text:p>0.63</text:p>
          </table:table-cell>
          <table:table-cell table:number-columns-repeated="4"/>
        </table:table-row>
        <table:table-row table:style-name="ro1">
          <table:table-cell office:value-type="float" office:value="-0.572878715355564">
            <text:p>-0.57</text:p>
          </table:table-cell>
          <table:table-cell table:formula="of:=[.A3246]*10+1" office:value-type="float" office:value="-4.72878715355564">
            <text:p>-4.73</text:p>
          </table:table-cell>
          <table:table-cell table:formula="of:=MEDIAN([.B3246:.B6561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0.0956127952488582">
            <text:p>0.1</text:p>
          </table:table-cell>
          <table:table-cell table:formula="of:=[.A3247]*10+1" office:value-type="float" office:value="1.95612795248858">
            <text:p>1.96</text:p>
          </table:table-cell>
          <table:table-cell table:formula="of:=MEDIAN([.B3247:.B6562])" office:value-type="float" office:value="0.628174550403275">
            <text:p>0.63</text:p>
          </table:table-cell>
          <table:table-cell table:number-columns-repeated="4"/>
        </table:table-row>
        <table:table-row table:style-name="ro1">
          <table:table-cell office:value-type="float" office:value="0.895296663778406">
            <text:p>0.9</text:p>
          </table:table-cell>
          <table:table-cell table:formula="of:=[.A3248]*10+1" office:value-type="float" office:value="9.95296663778406">
            <text:p>9.95</text:p>
          </table:table-cell>
          <table:table-cell table:formula="of:=MEDIAN([.B3248:.B6563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0.206903692486896">
            <text:p>0.21</text:p>
          </table:table-cell>
          <table:table-cell table:formula="of:=[.A3249]*10+1" office:value-type="float" office:value="3.06903692486896">
            <text:p>3.07</text:p>
          </table:table-cell>
          <table:table-cell table:formula="of:=MEDIAN([.B3249:.B6564])" office:value-type="float" office:value="0.536351606013249">
            <text:p>0.54</text:p>
          </table:table-cell>
          <table:table-cell table:number-columns-repeated="4"/>
        </table:table-row>
        <table:table-row table:style-name="ro1">
          <table:table-cell office:value-type="float" office:value="0.777780742283384">
            <text:p>0.78</text:p>
          </table:table-cell>
          <table:table-cell table:formula="of:=[.A3250]*10+1" office:value-type="float" office:value="8.77780742283384">
            <text:p>8.78</text:p>
          </table:table-cell>
          <table:table-cell table:formula="of:=MEDIAN([.B3250:.B6565])" office:value-type="float" office:value="0.470642297968722">
            <text:p>0.47</text:p>
          </table:table-cell>
          <table:table-cell table:number-columns-repeated="4"/>
        </table:table-row>
        <table:table-row table:style-name="ro1">
          <table:table-cell office:value-type="float" office:value="0.712469929089982">
            <text:p>0.71</text:p>
          </table:table-cell>
          <table:table-cell table:formula="of:=[.A3251]*10+1" office:value-type="float" office:value="8.12469929089982">
            <text:p>8.12</text:p>
          </table:table-cell>
          <table:table-cell table:formula="of:=MEDIAN([.B3251:.B6566])" office:value-type="float" office:value="0.468358362970353">
            <text:p>0.47</text:p>
          </table:table-cell>
          <table:table-cell table:number-columns-repeated="4"/>
        </table:table-row>
        <table:table-row table:style-name="ro1">
          <table:table-cell office:value-type="float" office:value="0.79779086166127">
            <text:p>0.8</text:p>
          </table:table-cell>
          <table:table-cell table:formula="of:=[.A3252]*10+1" office:value-type="float" office:value="8.9779086166127">
            <text:p>8.98</text:p>
          </table:table-cell>
          <table:table-cell table:formula="of:=MEDIAN([.B3252:.B6567])" office:value-type="float" office:value="0.466074427971984">
            <text:p>0.47</text:p>
          </table:table-cell>
          <table:table-cell table:number-columns-repeated="4"/>
        </table:table-row>
        <table:table-row table:style-name="ro1">
          <table:table-cell office:value-type="float" office:value="-0.362908538200004">
            <text:p>-0.36</text:p>
          </table:table-cell>
          <table:table-cell table:formula="of:=[.A3253]*10+1" office:value-type="float" office:value="-2.62908538200004">
            <text:p>-2.63</text:p>
          </table:table-cell>
          <table:table-cell table:formula="of:=MEDIAN([.B3253:.B6568])" office:value-type="float" office:value="0.152665264449965">
            <text:p>0.15</text:p>
          </table:table-cell>
          <table:table-cell table:number-columns-repeated="4"/>
        </table:table-row>
        <table:table-row table:style-name="ro1">
          <table:table-cell office:value-type="float" office:value="-0.452549798494498">
            <text:p>-0.45</text:p>
          </table:table-cell>
          <table:table-cell table:formula="of:=[.A3254]*10+1" office:value-type="float" office:value="-3.52549798494498">
            <text:p>-3.53</text:p>
          </table:table-cell>
          <table:table-cell table:formula="of:=MEDIAN([.B3254:.B6569])" office:value-type="float" office:value="0.466074427971984">
            <text:p>0.47</text:p>
          </table:table-cell>
          <table:table-cell table:number-columns-repeated="4"/>
        </table:table-row>
        <table:table-row table:style-name="ro1">
          <table:table-cell office:value-type="float" office:value="-0.408536874788677">
            <text:p>-0.41</text:p>
          </table:table-cell>
          <table:table-cell table:formula="of:=[.A3255]*10+1" office:value-type="float" office:value="-3.08536874788677">
            <text:p>-3.09</text:p>
          </table:table-cell>
          <table:table-cell table:formula="of:=MEDIAN([.B3255:.B6570])" office:value-type="float" office:value="0.468358362970353">
            <text:p>0.47</text:p>
          </table:table-cell>
          <table:table-cell table:number-columns-repeated="4"/>
        </table:table-row>
        <table:table-row table:style-name="ro1">
          <table:table-cell office:value-type="float" office:value="0.909323740851215">
            <text:p>0.91</text:p>
          </table:table-cell>
          <table:table-cell table:formula="of:=[.A3256]*10+1" office:value-type="float" office:value="10.0932374085122">
            <text:p>10.09</text:p>
          </table:table-cell>
          <table:table-cell table:formula="of:=MEDIAN([.B3256:.B6571])" office:value-type="float" office:value="0.470642297968722">
            <text:p>0.47</text:p>
          </table:table-cell>
          <table:table-cell table:number-columns-repeated="4"/>
        </table:table-row>
        <table:table-row table:style-name="ro1">
          <table:table-cell office:value-type="float" office:value="0.606320752040942">
            <text:p>0.61</text:p>
          </table:table-cell>
          <table:table-cell table:formula="of:=[.A3257]*10+1" office:value-type="float" office:value="7.06320752040942">
            <text:p>7.06</text:p>
          </table:table-cell>
          <table:table-cell table:formula="of:=MEDIAN([.B3257:.B6572])" office:value-type="float" office:value="0.468358362970353">
            <text:p>0.47</text:p>
          </table:table-cell>
          <table:table-cell table:number-columns-repeated="4"/>
        </table:table-row>
        <table:table-row table:style-name="ro1">
          <table:table-cell office:value-type="float" office:value="-0.919670965870819">
            <text:p>-0.92</text:p>
          </table:table-cell>
          <table:table-cell table:formula="of:=[.A3258]*10+1" office:value-type="float" office:value="-8.1967096587082">
            <text:p>-8.2</text:p>
          </table:table-cell>
          <table:table-cell table:formula="of:=MEDIAN([.B3258:.B6573])" office:value-type="float" office:value="0.466074427971984">
            <text:p>0.47</text:p>
          </table:table-cell>
          <table:table-cell table:number-columns-repeated="4"/>
        </table:table-row>
        <table:table-row table:style-name="ro1">
          <table:table-cell office:value-type="float" office:value="0.468117401275366">
            <text:p>0.47</text:p>
          </table:table-cell>
          <table:table-cell table:formula="of:=[.A3259]*10+1" office:value-type="float" office:value="5.68117401275366">
            <text:p>5.68</text:p>
          </table:table-cell>
          <table:table-cell table:formula="of:=MEDIAN([.B3259:.B6574])" office:value-type="float" office:value="0.468358362970353">
            <text:p>0.47</text:p>
          </table:table-cell>
          <table:table-cell table:number-columns-repeated="4"/>
        </table:table-row>
        <table:table-row table:style-name="ro1">
          <table:table-cell office:value-type="float" office:value="0.364119593634901">
            <text:p>0.36</text:p>
          </table:table-cell>
          <table:table-cell table:formula="of:=[.A3260]*10+1" office:value-type="float" office:value="4.64119593634901">
            <text:p>4.64</text:p>
          </table:table-cell>
          <table:table-cell table:formula="of:=MEDIAN([.B3260:.B6575])" office:value-type="float" office:value="0.466074427971984">
            <text:p>0.47</text:p>
          </table:table-cell>
          <table:table-cell table:number-columns-repeated="4"/>
        </table:table-row>
        <table:table-row table:style-name="ro1">
          <table:table-cell office:value-type="float" office:value="0.0160110363237671">
            <text:p>0.02</text:p>
          </table:table-cell>
          <table:table-cell table:formula="of:=[.A3261]*10+1" office:value-type="float" office:value="1.16011036323767">
            <text:p>1.16</text:p>
          </table:table-cell>
          <table:table-cell table:formula="of:=MEDIAN([.B3261:.B6576])" office:value-type="float" office:value="0.152665264449965">
            <text:p>0.15</text:p>
          </table:table-cell>
          <table:table-cell table:number-columns-repeated="4"/>
        </table:table-row>
        <table:table-row table:style-name="ro1">
          <table:table-cell office:value-type="float" office:value="0.656431398917454">
            <text:p>0.66</text:p>
          </table:table-cell>
          <table:table-cell table:formula="of:=[.A3262]*10+1" office:value-type="float" office:value="7.56431398917454">
            <text:p>7.56</text:p>
          </table:table-cell>
          <table:table-cell table:formula="of:=MEDIAN([.B3262:.B6577])" office:value-type="float" office:value="-0.160743899072054">
            <text:p>-0.16</text:p>
          </table:table-cell>
          <table:table-cell table:number-columns-repeated="4"/>
        </table:table-row>
        <table:table-row table:style-name="ro1">
          <table:table-cell office:value-type="float" office:value="0.0263386318683704">
            <text:p>0.03</text:p>
          </table:table-cell>
          <table:table-cell table:formula="of:=[.A3263]*10+1" office:value-type="float" office:value="1.2633863186837">
            <text:p>1.26</text:p>
          </table:table-cell>
          <table:table-cell table:formula="of:=MEDIAN([.B3263:.B6578])" office:value-type="float" office:value="-0.389767216751268">
            <text:p>-0.39</text:p>
          </table:table-cell>
          <table:table-cell table:number-columns-repeated="4"/>
        </table:table-row>
        <table:table-row table:style-name="ro1">
          <table:table-cell office:value-type="float" office:value="0.155552837428664">
            <text:p>0.16</text:p>
          </table:table-cell>
          <table:table-cell table:formula="of:=[.A3264]*10+1" office:value-type="float" office:value="2.55552837428664">
            <text:p>2.56</text:p>
          </table:table-cell>
          <table:table-cell table:formula="of:=MEDIAN([.B3264:.B6579])" office:value-type="float" office:value="-0.618790534430481">
            <text:p>-0.62</text:p>
          </table:table-cell>
          <table:table-cell table:number-columns-repeated="4"/>
        </table:table-row>
        <table:table-row table:style-name="ro1">
          <table:table-cell office:value-type="float" office:value="-0.116074389907205">
            <text:p>-0.12</text:p>
          </table:table-cell>
          <table:table-cell table:formula="of:=[.A3265]*10+1" office:value-type="float" office:value="-0.160743899072054">
            <text:p>-0.16</text:p>
          </table:table-cell>
          <table:table-cell table:formula="of:=MEDIAN([.B3265:.B6580])" office:value-type="float" office:value="-0.695839852354906">
            <text:p>-0.7</text:p>
          </table:table-cell>
          <table:table-cell table:number-columns-repeated="4"/>
        </table:table-row>
        <table:table-row table:style-name="ro1">
          <table:table-cell office:value-type="float" office:value="-0.808551136948908">
            <text:p>-0.81</text:p>
          </table:table-cell>
          <table:table-cell table:formula="of:=[.A3266]*10+1" office:value-type="float" office:value="-7.08551136948908">
            <text:p>-7.09</text:p>
          </table:table-cell>
          <table:table-cell table:formula="of:=MEDIAN([.B3266:.B6581])" office:value-type="float" office:value="-0.772889170279331">
            <text:p>-0.77</text:p>
          </table:table-cell>
          <table:table-cell table:number-columns-repeated="4"/>
        </table:table-row>
        <table:table-row table:style-name="ro1">
          <table:table-cell office:value-type="float" office:value="0.0535613172351346">
            <text:p>0.05</text:p>
          </table:table-cell>
          <table:table-cell table:formula="of:=[.A3267]*10+1" office:value-type="float" office:value="1.53561317235135">
            <text:p>1.54</text:p>
          </table:table-cell>
          <table:table-cell table:formula="of:=MEDIAN([.B3267:.B6582])" office:value-type="float" office:value="-0.695839852354906">
            <text:p>-0.7</text:p>
          </table:table-cell>
          <table:table-cell table:number-columns-repeated="4"/>
        </table:table-row>
        <table:table-row table:style-name="ro1">
          <table:table-cell office:value-type="float" office:value="-0.479277166777012">
            <text:p>-0.48</text:p>
          </table:table-cell>
          <table:table-cell table:formula="of:=[.A3268]*10+1" office:value-type="float" office:value="-3.79277166777011">
            <text:p>-3.79</text:p>
          </table:table-cell>
          <table:table-cell table:formula="of:=MEDIAN([.B3268:.B6583])" office:value-type="float" office:value="-0.772889170279331">
            <text:p>-0.77</text:p>
          </table:table-cell>
          <table:table-cell table:number-columns-repeated="4"/>
        </table:table-row>
        <table:table-row table:style-name="ro1">
          <table:table-cell office:value-type="float" office:value="0.360148725594492">
            <text:p>0.36</text:p>
          </table:table-cell>
          <table:table-cell table:formula="of:=[.A3269]*10+1" office:value-type="float" office:value="4.60148725594492">
            <text:p>4.6</text:p>
          </table:table-cell>
          <table:table-cell table:formula="of:=MEDIAN([.B3269:.B6584])" office:value-type="float" office:value="-0.695839852354906">
            <text:p>-0.7</text:p>
          </table:table-cell>
          <table:table-cell table:number-columns-repeated="4"/>
        </table:table-row>
        <table:table-row table:style-name="ro1">
          <table:table-cell office:value-type="float" office:value="-0.805193419124635">
            <text:p>-0.81</text:p>
          </table:table-cell>
          <table:table-cell table:formula="of:=[.A3270]*10+1" office:value-type="float" office:value="-7.05193419124635">
            <text:p>-7.05</text:p>
          </table:table-cell>
          <table:table-cell table:formula="of:=MEDIAN([.B3270:.B6585])" office:value-type="float" office:value="-0.772889170279331">
            <text:p>-0.77</text:p>
          </table:table-cell>
          <table:table-cell table:number-columns-repeated="4"/>
        </table:table-row>
        <table:table-row table:style-name="ro1">
          <table:table-cell office:value-type="float" office:value="0.610114847930973">
            <text:p>0.61</text:p>
          </table:table-cell>
          <table:table-cell table:formula="of:=[.A3271]*10+1" office:value-type="float" office:value="7.10114847930973">
            <text:p>7.1</text:p>
          </table:table-cell>
          <table:table-cell table:formula="of:=MEDIAN([.B3271:.B6586])" office:value-type="float" office:value="-0.695839852354906">
            <text:p>-0.7</text:p>
          </table:table-cell>
          <table:table-cell table:number-columns-repeated="4"/>
        </table:table-row>
        <table:table-row table:style-name="ro1">
          <table:table-cell office:value-type="float" office:value="-0.968749732181066">
            <text:p>-0.97</text:p>
          </table:table-cell>
          <table:table-cell table:formula="of:=[.A3272]*10+1" office:value-type="float" office:value="-8.68749732181066">
            <text:p>-8.69</text:p>
          </table:table-cell>
          <table:table-cell table:formula="of:=MEDIAN([.B3272:.B6587])" office:value-type="float" office:value="-0.772889170279331">
            <text:p>-0.77</text:p>
          </table:table-cell>
          <table:table-cell table:number-columns-repeated="4"/>
        </table:table-row>
        <table:table-row table:style-name="ro1">
          <table:table-cell office:value-type="float" office:value="-0.83332403467905">
            <text:p>-0.83</text:p>
          </table:table-cell>
          <table:table-cell table:formula="of:=[.A3273]*10+1" office:value-type="float" office:value="-7.3332403467905">
            <text:p>-7.33</text:p>
          </table:table-cell>
          <table:table-cell table:formula="of:=MEDIAN([.B3273:.B6588])" office:value-type="float" office:value="-0.695839852354906">
            <text:p>-0.7</text:p>
          </table:table-cell>
          <table:table-cell table:number-columns-repeated="4"/>
        </table:table-row>
        <table:table-row table:style-name="ro1">
          <table:table-cell office:value-type="float" office:value="-0.469885499072392">
            <text:p>-0.47</text:p>
          </table:table-cell>
          <table:table-cell table:formula="of:=[.A3274]*10+1" office:value-type="float" office:value="-3.69885499072392">
            <text:p>-3.7</text:p>
          </table:table-cell>
          <table:table-cell table:formula="of:=MEDIAN([.B3274:.B6589])" office:value-type="float" office:value="-0.618790534430481">
            <text:p>-0.62</text:p>
          </table:table-cell>
          <table:table-cell table:number-columns-repeated="4"/>
        </table:table-row>
        <table:table-row table:style-name="ro1">
          <table:table-cell office:value-type="float" office:value="0.0783882277025424">
            <text:p>0.08</text:p>
          </table:table-cell>
          <table:table-cell table:formula="of:=[.A3275]*10+1" office:value-type="float" office:value="1.78388227702542">
            <text:p>1.78</text:p>
          </table:table-cell>
          <table:table-cell table:formula="of:=MEDIAN([.B3275:.B6590])" office:value-type="float" office:value="-0.0763580532292483">
            <text:p>-0.08</text:p>
          </table:table-cell>
          <table:table-cell table:number-columns-repeated="4"/>
        </table:table-row>
        <table:table-row table:style-name="ro1">
          <table:table-cell office:value-type="float" office:value="0.842681642381287">
            <text:p>0.84</text:p>
          </table:table-cell>
          <table:table-cell table:formula="of:=[.A3276]*10+1" office:value-type="float" office:value="9.42681642381287">
            <text:p>9.43</text:p>
          </table:table-cell>
          <table:table-cell table:formula="of:=MEDIAN([.B3276:.B6591])" office:value-type="float" office:value="-0.618790534430481">
            <text:p>-0.62</text:p>
          </table:table-cell>
          <table:table-cell table:number-columns-repeated="4"/>
        </table:table-row>
        <table:table-row table:style-name="ro1">
          <table:table-cell office:value-type="float" office:value="-0.50367297895917">
            <text:p>-0.5</text:p>
          </table:table-cell>
          <table:table-cell table:formula="of:=[.A3277]*10+1" office:value-type="float" office:value="-4.0367297895917">
            <text:p>-4.04</text:p>
          </table:table-cell>
          <table:table-cell table:formula="of:=MEDIAN([.B3277:.B6592])" office:value-type="float" office:value="-0.695839852354906">
            <text:p>-0.7</text:p>
          </table:table-cell>
          <table:table-cell table:number-columns-repeated="4"/>
        </table:table-row>
        <table:table-row table:style-name="ro1">
          <table:table-cell office:value-type="float" office:value="0.271881600313095">
            <text:p>0.27</text:p>
          </table:table-cell>
          <table:table-cell table:formula="of:=[.A3278]*10+1" office:value-type="float" office:value="3.71881600313095">
            <text:p>3.72</text:p>
          </table:table-cell>
          <table:table-cell table:formula="of:=MEDIAN([.B3278:.B6593])" office:value-type="float" office:value="-0.618790534430481">
            <text:p>-0.62</text:p>
          </table:table-cell>
          <table:table-cell table:number-columns-repeated="4"/>
        </table:table-row>
        <table:table-row table:style-name="ro1">
          <table:table-cell office:value-type="float" office:value="-0.329308172863889">
            <text:p>-0.33</text:p>
          </table:table-cell>
          <table:table-cell table:formula="of:=[.A3279]*10+1" office:value-type="float" office:value="-2.29308172863889">
            <text:p>-2.29</text:p>
          </table:table-cell>
          <table:table-cell table:formula="of:=MEDIAN([.B3279:.B6594])" office:value-type="float" office:value="-0.695839852354906">
            <text:p>-0.7</text:p>
          </table:table-cell>
          <table:table-cell table:number-columns-repeated="4"/>
        </table:table-row>
        <table:table-row table:style-name="ro1">
          <table:table-cell office:value-type="float" office:value="0.233945792420877">
            <text:p>0.23</text:p>
          </table:table-cell>
          <table:table-cell table:formula="of:=[.A3280]*10+1" office:value-type="float" office:value="3.33945792420877">
            <text:p>3.34</text:p>
          </table:table-cell>
          <table:table-cell table:formula="of:=MEDIAN([.B3280:.B6595])" office:value-type="float" office:value="-0.618790534430481">
            <text:p>-0.62</text:p>
          </table:table-cell>
          <table:table-cell table:number-columns-repeated="4"/>
        </table:table-row>
        <table:table-row table:style-name="ro1">
          <table:table-cell office:value-type="float" office:value="0.605434375415394">
            <text:p>0.61</text:p>
          </table:table-cell>
          <table:table-cell table:formula="of:=[.A3281]*10+1" office:value-type="float" office:value="7.05434375415394">
            <text:p>7.05</text:p>
          </table:table-cell>
          <table:table-cell table:formula="of:=MEDIAN([.B3281:.B6596])" office:value-type="float" office:value="-0.695839852354906">
            <text:p>-0.7</text:p>
          </table:table-cell>
          <table:table-cell table:number-columns-repeated="4"/>
        </table:table-row>
        <table:table-row table:style-name="ro1">
          <table:table-cell office:value-type="float" office:value="-0.612498673949502">
            <text:p>-0.61</text:p>
          </table:table-cell>
          <table:table-cell table:formula="of:=[.A3282]*10+1" office:value-type="float" office:value="-5.12498673949502">
            <text:p>-5.12</text:p>
          </table:table-cell>
          <table:table-cell table:formula="of:=MEDIAN([.B3282:.B6597])" office:value-type="float" office:value="-0.772889170279331">
            <text:p>-0.77</text:p>
          </table:table-cell>
          <table:table-cell table:number-columns-repeated="4"/>
        </table:table-row>
        <table:table-row table:style-name="ro1">
          <table:table-cell office:value-type="float" office:value="-0.030235760097963">
            <text:p>-0.03</text:p>
          </table:table-cell>
          <table:table-cell table:formula="of:=[.A3283]*10+1" office:value-type="float" office:value="0.69764239902037">
            <text:p>0.7</text:p>
          </table:table-cell>
          <table:table-cell table:formula="of:=MEDIAN([.B3283:.B6598])" office:value-type="float" office:value="-0.695839852354906">
            <text:p>-0.7</text:p>
          </table:table-cell>
          <table:table-cell table:number-columns-repeated="4"/>
        </table:table-row>
        <table:table-row table:style-name="ro1">
          <table:table-cell office:value-type="float" office:value="-0.219473783500787">
            <text:p>-0.22</text:p>
          </table:table-cell>
          <table:table-cell table:formula="of:=[.A3284]*10+1" office:value-type="float" office:value="-1.19473783500788">
            <text:p>-1.19</text:p>
          </table:table-cell>
          <table:table-cell table:formula="of:=MEDIAN([.B3284:.B6599])" office:value-type="float" office:value="-0.772889170279331">
            <text:p>-0.77</text:p>
          </table:table-cell>
          <table:table-cell table:number-columns-repeated="4"/>
        </table:table-row>
        <table:table-row table:style-name="ro1">
          <table:table-cell office:value-type="float" office:value="-0.985880818952213">
            <text:p>-0.99</text:p>
          </table:table-cell>
          <table:table-cell table:formula="of:=[.A3285]*10+1" office:value-type="float" office:value="-8.85880818952214">
            <text:p>-8.86</text:p>
          </table:table-cell>
          <table:table-cell table:formula="of:=MEDIAN([.B3285:.B6600])" office:value-type="float" office:value="-0.695839852354906">
            <text:p>-0.7</text:p>
          </table:table-cell>
          <table:table-cell table:number-columns-repeated="4"/>
        </table:table-row>
        <table:table-row table:style-name="ro1">
          <table:table-cell office:value-type="float" office:value="0.290956860602755">
            <text:p>0.29</text:p>
          </table:table-cell>
          <table:table-cell table:formula="of:=[.A3286]*10+1" office:value-type="float" office:value="3.90956860602755">
            <text:p>3.91</text:p>
          </table:table-cell>
          <table:table-cell table:formula="of:=MEDIAN([.B3286:.B6601])" office:value-type="float" office:value="-0.618790534430481">
            <text:p>-0.62</text:p>
          </table:table-cell>
          <table:table-cell table:number-columns-repeated="4"/>
        </table:table-row>
        <table:table-row table:style-name="ro1">
          <table:table-cell office:value-type="float" office:value="-0.551312765639709">
            <text:p>-0.55</text:p>
          </table:table-cell>
          <table:table-cell table:formula="of:=[.A3287]*10+1" office:value-type="float" office:value="-4.51312765639709">
            <text:p>-4.51</text:p>
          </table:table-cell>
          <table:table-cell table:formula="of:=MEDIAN([.B3287:.B6602])" office:value-type="float" office:value="-0.695839852354906">
            <text:p>-0.7</text:p>
          </table:table-cell>
          <table:table-cell table:number-columns-repeated="4"/>
        </table:table-row>
        <table:table-row table:style-name="ro1">
          <table:table-cell office:value-type="float" office:value="0.320672527170794">
            <text:p>0.32</text:p>
          </table:table-cell>
          <table:table-cell table:formula="of:=[.A3288]*10+1" office:value-type="float" office:value="4.20672527170794">
            <text:p>4.21</text:p>
          </table:table-cell>
          <table:table-cell table:formula="of:=MEDIAN([.B3288:.B6603])" office:value-type="float" office:value="-0.618790534430481">
            <text:p>-0.62</text:p>
          </table:table-cell>
          <table:table-cell table:number-columns-repeated="4"/>
        </table:table-row>
        <table:table-row table:style-name="ro1">
          <table:table-cell office:value-type="float" office:value="-0.497901453912387">
            <text:p>-0.5</text:p>
          </table:table-cell>
          <table:table-cell table:formula="of:=[.A3289]*10+1" office:value-type="float" office:value="-3.97901453912387">
            <text:p>-3.98</text:p>
          </table:table-cell>
          <table:table-cell table:formula="of:=MEDIAN([.B3289:.B6604])" office:value-type="float" office:value="-0.695839852354906">
            <text:p>-0.7</text:p>
          </table:table-cell>
          <table:table-cell table:number-columns-repeated="4"/>
        </table:table-row>
        <table:table-row table:style-name="ro1">
          <table:table-cell office:value-type="float" office:value="-0.544255474521298">
            <text:p>-0.54</text:p>
          </table:table-cell>
          <table:table-cell table:formula="of:=[.A3290]*10+1" office:value-type="float" office:value="-4.44255474521298">
            <text:p>-4.44</text:p>
          </table:table-cell>
          <table:table-cell table:formula="of:=MEDIAN([.B3290:.B6605])" office:value-type="float" office:value="-0.618790534430481">
            <text:p>-0.62</text:p>
          </table:table-cell>
          <table:table-cell table:number-columns-repeated="4"/>
        </table:table-row>
        <table:table-row table:style-name="ro1">
          <table:table-cell office:value-type="float" office:value="-0.177288917027933">
            <text:p>-0.18</text:p>
          </table:table-cell>
          <table:table-cell table:formula="of:=[.A3291]*10+1" office:value-type="float" office:value="-0.772889170279331">
            <text:p>-0.77</text:p>
          </table:table-cell>
          <table:table-cell table:formula="of:=MEDIAN([.B3291:.B6606])" office:value-type="float" office:value="-0.0763580532292483">
            <text:p>-0.08</text:p>
          </table:table-cell>
          <table:table-cell table:number-columns-repeated="4"/>
        </table:table-row>
        <table:table-row table:style-name="ro1">
          <table:table-cell office:value-type="float" office:value="-0.493892352021615">
            <text:p>-0.49</text:p>
          </table:table-cell>
          <table:table-cell table:formula="of:=[.A3292]*10+1" office:value-type="float" office:value="-3.93892352021615">
            <text:p>-3.94</text:p>
          </table:table-cell>
          <table:table-cell table:formula="of:=MEDIAN([.B3292:.B6607])" office:value-type="float" office:value="0.466074427971984">
            <text:p>0.47</text:p>
          </table:table-cell>
          <table:table-cell table:number-columns-repeated="4"/>
        </table:table-row>
        <table:table-row table:style-name="ro1">
          <table:table-cell office:value-type="float" office:value="0.77033154954739">
            <text:p>0.77</text:p>
          </table:table-cell>
          <table:table-cell table:formula="of:=[.A3293]*10+1" office:value-type="float" office:value="8.7033154954739">
            <text:p>8.7</text:p>
          </table:table-cell>
          <table:table-cell table:formula="of:=MEDIAN([.B3293:.B6608])" office:value-type="float" office:value="0.468358362970353">
            <text:p>0.47</text:p>
          </table:table-cell>
          <table:table-cell table:number-columns-repeated="4"/>
        </table:table-row>
        <table:table-row table:style-name="ro1">
          <table:table-cell office:value-type="float" office:value="-0.305615808349152">
            <text:p>-0.31</text:p>
          </table:table-cell>
          <table:table-cell table:formula="of:=[.A3294]*10+1" office:value-type="float" office:value="-2.05615808349152">
            <text:p>-2.06</text:p>
          </table:table-cell>
          <table:table-cell table:formula="of:=MEDIAN([.B3294:.B6609])" office:value-type="float" office:value="0.466074427971984">
            <text:p>0.47</text:p>
          </table:table-cell>
          <table:table-cell table:number-columns-repeated="4"/>
        </table:table-row>
        <table:table-row table:style-name="ro1">
          <table:table-cell office:value-type="float" office:value="0.581861371745422">
            <text:p>0.58</text:p>
          </table:table-cell>
          <table:table-cell table:formula="of:=[.A3295]*10+1" office:value-type="float" office:value="6.81861371745422">
            <text:p>6.82</text:p>
          </table:table-cell>
          <table:table-cell table:formula="of:=MEDIAN([.B3295:.B6610])" office:value-type="float" office:value="0.468358362970353">
            <text:p>0.47</text:p>
          </table:table-cell>
          <table:table-cell table:number-columns-repeated="4"/>
        </table:table-row>
        <table:table-row table:style-name="ro1">
          <table:table-cell office:value-type="float" office:value="-0.880477510896352">
            <text:p>-0.88</text:p>
          </table:table-cell>
          <table:table-cell table:formula="of:=[.A3296]*10+1" office:value-type="float" office:value="-7.80477510896352">
            <text:p>-7.8</text:p>
          </table:table-cell>
          <table:table-cell table:formula="of:=MEDIAN([.B3296:.B6611])" office:value-type="float" office:value="0.466074427971984">
            <text:p>0.47</text:p>
          </table:table-cell>
          <table:table-cell table:number-columns-repeated="4"/>
        </table:table-row>
        <table:table-row table:style-name="ro1">
          <table:table-cell office:value-type="float" office:value="-0.938059808195936">
            <text:p>-0.94</text:p>
          </table:table-cell>
          <table:table-cell table:formula="of:=[.A3297]*10+1" office:value-type="float" office:value="-8.38059808195937">
            <text:p>-8.38</text:p>
          </table:table-cell>
          <table:table-cell table:formula="of:=MEDIAN([.B3297:.B6612])" office:value-type="float" office:value="0.468358362970353">
            <text:p>0.47</text:p>
          </table:table-cell>
          <table:table-cell table:number-columns-repeated="4"/>
        </table:table-row>
        <table:table-row table:style-name="ro1">
          <table:table-cell office:value-type="float" office:value="0.576022224678604">
            <text:p>0.58</text:p>
          </table:table-cell>
          <table:table-cell table:formula="of:=[.A3298]*10+1" office:value-type="float" office:value="6.76022224678605">
            <text:p>6.76</text:p>
          </table:table-cell>
          <table:table-cell table:formula="of:=MEDIAN([.B3298:.B6613])" office:value-type="float" office:value="0.470642297968722">
            <text:p>0.47</text:p>
          </table:table-cell>
          <table:table-cell table:number-columns-repeated="4"/>
        </table:table-row>
        <table:table-row table:style-name="ro1">
          <table:table-cell office:value-type="float" office:value="0.77155766628626">
            <text:p>0.77</text:p>
          </table:table-cell>
          <table:table-cell table:formula="of:=[.A3299]*10+1" office:value-type="float" office:value="8.7155766628626">
            <text:p>8.72</text:p>
          </table:table-cell>
          <table:table-cell table:formula="of:=MEDIAN([.B3299:.B6614])" office:value-type="float" office:value="0.468358362970353">
            <text:p>0.47</text:p>
          </table:table-cell>
          <table:table-cell table:number-columns-repeated="4"/>
        </table:table-row>
        <table:table-row table:style-name="ro1">
          <table:table-cell office:value-type="float" office:value="-0.835930497004298">
            <text:p>-0.84</text:p>
          </table:table-cell>
          <table:table-cell table:formula="of:=[.A3300]*10+1" office:value-type="float" office:value="-7.35930497004298">
            <text:p>-7.36</text:p>
          </table:table-cell>
          <table:table-cell table:formula="of:=MEDIAN([.B3300:.B6615])" office:value-type="float" office:value="0.466074427971984">
            <text:p>0.47</text:p>
          </table:table-cell>
          <table:table-cell table:number-columns-repeated="4"/>
        </table:table-row>
        <table:table-row table:style-name="ro1">
          <table:table-cell office:value-type="float" office:value="0.163944696275635">
            <text:p>0.16</text:p>
          </table:table-cell>
          <table:table-cell table:formula="of:=[.A3301]*10+1" office:value-type="float" office:value="2.63944696275635">
            <text:p>2.64</text:p>
          </table:table-cell>
          <table:table-cell table:formula="of:=MEDIAN([.B3301:.B6616])" office:value-type="float" office:value="0.468358362970353">
            <text:p>0.47</text:p>
          </table:table-cell>
          <table:table-cell table:number-columns-repeated="4"/>
        </table:table-row>
        <table:table-row table:style-name="ro1">
          <table:table-cell office:value-type="float" office:value="-0.0533925572028016">
            <text:p>-0.05</text:p>
          </table:table-cell>
          <table:table-cell table:formula="of:=[.A3302]*10+1" office:value-type="float" office:value="0.466074427971984">
            <text:p>0.47</text:p>
          </table:table-cell>
          <table:table-cell table:formula="of:=MEDIAN([.B3302:.B6617])" office:value-type="float" office:value="0.466074427971984">
            <text:p>0.47</text:p>
          </table:table-cell>
          <table:table-cell table:number-columns-repeated="4"/>
        </table:table-row>
        <table:table-row table:style-name="ro1">
          <table:table-cell office:value-type="float" office:value="-0.956193397815742">
            <text:p>-0.96</text:p>
          </table:table-cell>
          <table:table-cell table:formula="of:=[.A3303]*10+1" office:value-type="float" office:value="-8.56193397815742">
            <text:p>-8.56</text:p>
          </table:table-cell>
          <table:table-cell table:formula="of:=MEDIAN([.B3303:.B6618])" office:value-type="float" office:value="-0.0740741182308794">
            <text:p>-0.07</text:p>
          </table:table-cell>
          <table:table-cell table:number-columns-repeated="4"/>
        </table:table-row>
        <table:table-row table:style-name="ro1">
          <table:table-cell office:value-type="float" office:value="-0.00772144693499422">
            <text:p>-0.01</text:p>
          </table:table-cell>
          <table:table-cell table:formula="of:=[.A3304]*10+1" office:value-type="float" office:value="0.922785530650058">
            <text:p>0.92</text:p>
          </table:table-cell>
          <table:table-cell table:formula="of:=MEDIAN([.B3304:.B6619])" office:value-type="float" office:value="0.470642297968722">
            <text:p>0.47</text:p>
          </table:table-cell>
          <table:table-cell table:number-columns-repeated="4"/>
        </table:table-row>
        <table:table-row table:style-name="ro1">
          <table:table-cell office:value-type="float" office:value="-0.0345711813251225">
            <text:p>-0.03</text:p>
          </table:table-cell>
          <table:table-cell table:formula="of:=[.A3305]*10+1" office:value-type="float" office:value="0.654288186748775">
            <text:p>0.65</text:p>
          </table:table-cell>
          <table:table-cell table:formula="of:=MEDIAN([.B3305:.B6620])" office:value-type="float" office:value="-0.0740741182308794">
            <text:p>-0.07</text:p>
          </table:table-cell>
          <table:table-cell table:number-columns-repeated="4"/>
        </table:table-row>
        <table:table-row table:style-name="ro1">
          <table:table-cell office:value-type="float" office:value="-0.413909116229935">
            <text:p>-0.41</text:p>
          </table:table-cell>
          <table:table-cell table:formula="of:=[.A3306]*10+1" office:value-type="float" office:value="-3.13909116229935">
            <text:p>-3.14</text:p>
          </table:table-cell>
          <table:table-cell table:formula="of:=MEDIAN([.B3306:.B6621])" office:value-type="float" office:value="-0.618790534430481">
            <text:p>-0.62</text:p>
          </table:table-cell>
          <table:table-cell table:number-columns-repeated="4"/>
        </table:table-row>
        <table:table-row table:style-name="ro1">
          <table:table-cell office:value-type="float" office:value="-0.0529357702031278">
            <text:p>-0.05</text:p>
          </table:table-cell>
          <table:table-cell table:formula="of:=[.A3307]*10+1" office:value-type="float" office:value="0.470642297968722">
            <text:p>0.47</text:p>
          </table:table-cell>
          <table:table-cell table:formula="of:=MEDIAN([.B3307:.B6622])" office:value-type="float" office:value="-0.0740741182308794">
            <text:p>-0.07</text:p>
          </table:table-cell>
          <table:table-cell table:number-columns-repeated="4"/>
        </table:table-row>
        <table:table-row table:style-name="ro1">
          <table:table-cell office:value-type="float" office:value="-0.48127361427249">
            <text:p>-0.48</text:p>
          </table:table-cell>
          <table:table-cell table:formula="of:=[.A3308]*10+1" office:value-type="float" office:value="-3.8127361427249">
            <text:p>-3.81</text:p>
          </table:table-cell>
          <table:table-cell table:formula="of:=MEDIAN([.B3308:.B6623])" office:value-type="float" office:value="-0.618790534430481">
            <text:p>-0.62</text:p>
          </table:table-cell>
          <table:table-cell table:number-columns-repeated="4"/>
        </table:table-row>
        <table:table-row table:style-name="ro1">
          <table:table-cell office:value-type="float" office:value="-0.161879053443048">
            <text:p>-0.16</text:p>
          </table:table-cell>
          <table:table-cell table:formula="of:=[.A3309]*10+1" office:value-type="float" office:value="-0.618790534430481">
            <text:p>-0.62</text:p>
          </table:table-cell>
          <table:table-cell table:formula="of:=MEDIAN([.B3309:.B6624])" office:value-type="float" office:value="-0.00836481018635293">
            <text:p>-0.01</text:p>
          </table:table-cell>
          <table:table-cell table:number-columns-repeated="4"/>
        </table:table-row>
        <table:table-row table:style-name="ro1">
          <table:table-cell office:value-type="float" office:value="-0.890041760958788">
            <text:p>-0.89</text:p>
          </table:table-cell>
          <table:table-cell table:formula="of:=[.A3310]*10+1" office:value-type="float" office:value="-7.90041760958788">
            <text:p>-7.9</text:p>
          </table:table-cell>
          <table:table-cell table:formula="of:=MEDIAN([.B3310:.B6625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0.781004482659473">
            <text:p>0.78</text:p>
          </table:table-cell>
          <table:table-cell table:formula="of:=[.A3311]*10+1" office:value-type="float" office:value="8.81004482659473">
            <text:p>8.81</text:p>
          </table:table-cell>
          <table:table-cell table:formula="of:=MEDIAN([.B3311:.B6626])" office:value-type="float" office:value="3.57123506401601">
            <text:p>3.57</text:p>
          </table:table-cell>
          <table:table-cell table:number-columns-repeated="4"/>
        </table:table-row>
        <table:table-row table:style-name="ro1">
          <table:table-cell office:value-type="float" office:value="-0.263656586688462">
            <text:p>-0.26</text:p>
          </table:table-cell>
          <table:table-cell table:formula="of:=[.A3312]*10+1" office:value-type="float" office:value="-1.63656586688462">
            <text:p>-1.64</text:p>
          </table:table-cell>
          <table:table-cell table:formula="of:=MEDIAN([.B3312:.B6627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0.572694087701361">
            <text:p>0.57</text:p>
          </table:table-cell>
          <table:table-cell table:formula="of:=[.A3313]*10+1" office:value-type="float" office:value="6.72694087701361">
            <text:p>6.73</text:p>
          </table:table-cell>
          <table:table-cell table:formula="of:=MEDIAN([.B3313:.B6628])" office:value-type="float" office:value="3.57123506401601">
            <text:p>3.57</text:p>
          </table:table-cell>
          <table:table-cell table:number-columns-repeated="4"/>
        </table:table-row>
        <table:table-row table:style-name="ro1">
          <table:table-cell office:value-type="float" office:value="-0.0397939085942225">
            <text:p>-0.04</text:p>
          </table:table-cell>
          <table:table-cell table:formula="of:=[.A3314]*10+1" office:value-type="float" office:value="0.602060914057775">
            <text:p>0.6</text:p>
          </table:table-cell>
          <table:table-cell table:formula="of:=MEDIAN([.B3314:.B6629])" office:value-type="float" office:value="0.602060914057775">
            <text:p>0.6</text:p>
          </table:table-cell>
          <table:table-cell table:number-columns-repeated="4"/>
        </table:table-row>
        <table:table-row table:style-name="ro1">
          <table:table-cell office:value-type="float" office:value="0.554040921397425">
            <text:p>0.55</text:p>
          </table:table-cell>
          <table:table-cell table:formula="of:=[.A3315]*10+1" office:value-type="float" office:value="6.54040921397425">
            <text:p>6.54</text:p>
          </table:table-cell>
          <table:table-cell table:formula="of:=MEDIAN([.B3315:.B6630])" office:value-type="float" office:value="0.647613642180903">
            <text:p>0.65</text:p>
          </table:table-cell>
          <table:table-cell table:number-columns-repeated="4"/>
        </table:table-row>
        <table:table-row table:style-name="ro1">
          <table:table-cell office:value-type="float" office:value="-0.624518192961245">
            <text:p>-0.62</text:p>
          </table:table-cell>
          <table:table-cell table:formula="of:=[.A3316]*10+1" office:value-type="float" office:value="-5.24518192961245">
            <text:p>-5.25</text:p>
          </table:table-cell>
          <table:table-cell table:formula="of:=MEDIAN([.B3316:.B6631])" office:value-type="float" office:value="-5.24518192961245">
            <text:p>-5.25</text:p>
          </table:table-cell>
          <table:table-cell table:number-columns-repeated="4"/>
        </table:table-row>
      </table:table>
      <table:table table:name="Sheet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8">04/08/2010</text:date>, <text:time>23:0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ss Visher</meta:initial-creator>
    <meta:creation-date>2010-04-08T22:09:42.06</meta:creation-date>
    <dc:date>2010-04-08T23:02:15.17</dc:date>
    <dc:creator>Jess Visher</dc:creator>
    <meta:editing-duration>PT00H22M09S</meta:editing-duration>
    <meta:editing-cycles>1</meta:editing-cycles>
    <meta:document-statistic meta:table-count="4" meta:cell-count="10250" meta:object-count="0"/>
    <meta:generator>OpenOffice.org/3.2$Win32 OpenOffice.org_project/320m12$Build-9483</meta:generator>
  </office:meta>
</office:document-meta>
</file>